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00ccf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frederik </dc:creator>
            <dc:date>2014-09-22T08:06:02.322488352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2" table:table="0"/>
          <office:change-info>
            <dc:creator>frederik </dc:creator>
            <dc:date>2014-09-22T08:06:11.755881220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0"/>
          <office:change-info>
            <dc:creator>frederik </dc:creator>
            <dc:date>2014-09-22T08:06:15.238168051</dc:date>
          </office:change-info>
          <table:previous table:id="ct2">
            <table:change-track-table-cell office:value-type="string">
              <text:p>U\_1</text:p>
            </table:change-track-table-cell>
          </table:previous>
        </table:cell-content-change>
        <table:cell-content-change table:id="ct4">
          <table:cell-address table:column="0" table:row="5" table:table="0"/>
          <office:change-info>
            <dc:creator>frederik </dc:creator>
            <dc:date>2014-09-22T08:06:20.715276762</dc:date>
          </office:change-info>
          <table:previous>
            <table:change-track-table-cell/>
          </table:previous>
        </table:cell-content-change>
        <table:movement table:id="ct5">
          <table:source-range-address table:column="1" table:row="2" table:table="0"/>
          <table:target-range-address table:column="2" table:row="2" table:table="0"/>
          <office:change-info>
            <dc:creator>frederik </dc:creator>
            <dc:date>2014-09-22T08:06:22.452019716</dc:date>
          </office:change-info>
          <table:dependencies>
            <table:dependency table:id="ct1584"/>
            <table:dependency table:id="ct8"/>
            <table:dependency table:id="ct6"/>
          </table:dependencies>
        </table:movement>
        <table:cell-content-change table:id="ct6">
          <table:cell-address table:column="1" table:row="2" table:table="0"/>
          <office:change-info>
            <dc:creator>frederik </dc:creator>
            <dc:date>2014-09-22T08:06:27.080923941</dc:date>
          </office:change-info>
          <table:previous>
            <table:change-track-table-cell/>
          </table:previous>
        </table:cell-content-change>
        <table:cell-content-change table:id="ct7">
          <table:cell-address table:column="1" table:row="5" table:table="0"/>
          <office:change-info>
            <dc:creator>frederik </dc:creator>
            <dc:date>2014-09-22T08:06:32.978508414</dc:date>
          </office:change-info>
          <table:previous>
            <table:change-track-table-cell/>
          </table:previous>
        </table:cell-content-change>
        <table:movement table:id="ct8">
          <table:source-range-address table:start-column="2" table:start-row="2" table:start-table="0" table:end-column="3" table:end-row="2" table:end-table="0"/>
          <table:target-range-address table:start-column="0" table:start-row="5" table:start-table="0" table:end-column="1" table:end-row="5" table:end-table="0"/>
          <office:change-info>
            <dc:creator>frederik </dc:creator>
            <dc:date>2014-09-22T08:06:38.235681725</dc:date>
          </office:change-info>
          <table:dependencies>
            <table:dependency table:id="ct1716"/>
            <table:dependency table:id="ct1645"/>
            <table:dependency table:id="ct11"/>
            <table:dependency table:id="ct10"/>
            <table:dependency table:id="ct9"/>
          </table:dependencies>
        </table:movement>
        <table:cell-content-change table:id="ct9">
          <table:cell-address table:column="2" table:row="2" table:table="0"/>
          <office:change-info>
            <dc:creator>frederik </dc:creator>
            <dc:date>2014-09-22T08:06:50.997862105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2" table:table="0"/>
          <office:change-info>
            <dc:creator>frederik </dc:creator>
            <dc:date>2014-09-22T08:06:56.964689932</dc:date>
          </office:change-info>
          <table:previous table:id="ct9">
            <table:change-track-table-cell office:value-type="string">
              <text:p>U\3/V</text:p>
            </table:change-track-table-cell>
          </table:previous>
        </table:cell-content-change>
        <table:cell-content-change table:id="ct11">
          <table:cell-address table:column="3" table:row="2" table:table="0"/>
          <office:change-info>
            <dc:creator>frederik </dc:creator>
            <dc:date>2014-09-22T08:07:01.275195852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5" table:table="0"/>
          <office:change-info>
            <dc:creator>frederik </dc:creator>
            <dc:date>2014-09-22T08:07:19.562181215</dc:date>
          </office:change-info>
          <table:previous>
            <table:change-track-table-cell/>
          </table:previous>
        </table:cell-content-change>
        <table:cell-content-change table:id="ct13">
          <table:cell-address table:column="3" table:row="5" table:table="0"/>
          <office:change-info>
            <dc:creator>frederik </dc:creator>
            <dc:date>2014-09-22T08:07:24.574283277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6" table:table="0"/>
          <office:change-info>
            <dc:creator>frederik </dc:creator>
            <dc:date>2014-09-22T08:08:11.704088077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7" table:table="0"/>
          <office:change-info>
            <dc:creator>frederik </dc:creator>
            <dc:date>2014-09-22T08:08:13.032627117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8" table:table="0"/>
          <office:change-info>
            <dc:creator>frederik </dc:creator>
            <dc:date>2014-09-22T08:08:21.366396868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9" table:table="0"/>
          <office:change-info>
            <dc:creator>frederik </dc:creator>
            <dc:date>2014-09-22T08:08:21.366419229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0" table:table="0"/>
          <office:change-info>
            <dc:creator>frederik </dc:creator>
            <dc:date>2014-09-22T08:08:21.366430399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1" table:table="0"/>
          <office:change-info>
            <dc:creator>frederik </dc:creator>
            <dc:date>2014-09-22T08:08:21.366440956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frederik </dc:creator>
            <dc:date>2014-09-22T08:08:21.366451316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13" table:table="0"/>
          <office:change-info>
            <dc:creator>frederik </dc:creator>
            <dc:date>2014-09-22T08:08:21.366461584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4" table:table="0"/>
          <office:change-info>
            <dc:creator>frederik </dc:creator>
            <dc:date>2014-09-22T08:08:21.366471852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15" table:table="0"/>
          <office:change-info>
            <dc:creator>frederik </dc:creator>
            <dc:date>2014-09-22T08:08:21.366482279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16" table:table="0"/>
          <office:change-info>
            <dc:creator>frederik </dc:creator>
            <dc:date>2014-09-22T08:08:21.366492748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17" table:table="0"/>
          <office:change-info>
            <dc:creator>frederik </dc:creator>
            <dc:date>2014-09-22T08:08:21.366503064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18" table:table="0"/>
          <office:change-info>
            <dc:creator>frederik </dc:creator>
            <dc:date>2014-09-22T08:08:21.366513710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19" table:table="0"/>
          <office:change-info>
            <dc:creator>frederik </dc:creator>
            <dc:date>2014-09-22T08:08:21.366524126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20" table:table="0"/>
          <office:change-info>
            <dc:creator>frederik </dc:creator>
            <dc:date>2014-09-22T08:08:21.366535178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1" table:table="0"/>
          <office:change-info>
            <dc:creator>frederik </dc:creator>
            <dc:date>2014-09-22T08:08:21.366562156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22" table:table="0"/>
          <office:change-info>
            <dc:creator>frederik </dc:creator>
            <dc:date>2014-09-22T08:08:21.366574989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3" table:table="0"/>
          <office:change-info>
            <dc:creator>frederik </dc:creator>
            <dc:date>2014-09-22T08:08:21.366586126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24" table:table="0"/>
          <office:change-info>
            <dc:creator>frederik </dc:creator>
            <dc:date>2014-09-22T08:08:21.366597298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25" table:table="0"/>
          <office:change-info>
            <dc:creator>frederik </dc:creator>
            <dc:date>2014-09-22T08:08:21.366607942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6" table:table="0"/>
          <office:change-info>
            <dc:creator>frederik </dc:creator>
            <dc:date>2014-09-22T08:10:12.548733882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7" table:table="0"/>
          <office:change-info>
            <dc:creator>frederik </dc:creator>
            <dc:date>2014-09-22T08:10:18.129378180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8" table:table="0"/>
          <office:change-info>
            <dc:creator>frederik </dc:creator>
            <dc:date>2014-09-22T08:10:18.129391509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9" table:table="0"/>
          <office:change-info>
            <dc:creator>frederik </dc:creator>
            <dc:date>2014-09-22T08:10:18.129396706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10" table:table="0"/>
          <office:change-info>
            <dc:creator>frederik </dc:creator>
            <dc:date>2014-09-22T08:10:18.129401500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1" table:table="0"/>
          <office:change-info>
            <dc:creator>frederik </dc:creator>
            <dc:date>2014-09-22T08:10:18.129406455</dc:date>
          </office:change-info>
          <table:previous>
            <table:change-track-table-cell/>
          </table:previous>
        </table:cell-content-change>
        <table:cell-content-change table:id="ct40">
          <table:cell-address table:column="1" table:row="12" table:table="0"/>
          <office:change-info>
            <dc:creator>frederik </dc:creator>
            <dc:date>2014-09-22T08:10:18.129411372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13" table:table="0"/>
          <office:change-info>
            <dc:creator>frederik </dc:creator>
            <dc:date>2014-09-22T08:10:18.12941625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14" table:table="0"/>
          <office:change-info>
            <dc:creator>frederik </dc:creator>
            <dc:date>2014-09-22T08:10:18.129421139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5" table:table="0"/>
          <office:change-info>
            <dc:creator>frederik </dc:creator>
            <dc:date>2014-09-22T08:10:18.129426320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frederik </dc:creator>
            <dc:date>2014-09-22T08:10:18.129431332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7" table:table="0"/>
          <office:change-info>
            <dc:creator>frederik </dc:creator>
            <dc:date>2014-09-22T08:10:18.129436309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8" table:table="0"/>
          <office:change-info>
            <dc:creator>frederik </dc:creator>
            <dc:date>2014-09-22T08:10:18.129441067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19" table:table="0"/>
          <office:change-info>
            <dc:creator>frederik </dc:creator>
            <dc:date>2014-09-22T08:10:18.129445803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0" table:table="0"/>
          <office:change-info>
            <dc:creator>frederik </dc:creator>
            <dc:date>2014-09-22T08:10:18.129450709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21" table:table="0"/>
          <office:change-info>
            <dc:creator>frederik </dc:creator>
            <dc:date>2014-09-22T08:10:18.12945550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22" table:table="0"/>
          <office:change-info>
            <dc:creator>frederik </dc:creator>
            <dc:date>2014-09-22T08:10:18.129460246</dc:date>
          </office:change-info>
          <table:previous>
            <table:change-track-table-cell/>
          </table:previous>
        </table:cell-content-change>
        <table:cell-content-change table:id="ct51">
          <table:cell-address table:column="1" table:row="23" table:table="0"/>
          <office:change-info>
            <dc:creator>frederik </dc:creator>
            <dc:date>2014-09-22T08:10:18.129465034</dc:date>
          </office:change-info>
          <table:previous>
            <table:change-track-table-cell/>
          </table:previous>
        </table:cell-content-change>
        <table:cell-content-change table:id="ct52">
          <table:cell-address table:column="1" table:row="24" table:table="0"/>
          <office:change-info>
            <dc:creator>frederik </dc:creator>
            <dc:date>2014-09-22T08:10:18.129469765</dc:date>
          </office:change-info>
          <table:previous>
            <table:change-track-table-cell/>
          </table:previous>
        </table:cell-content-change>
        <table:cell-content-change table:id="ct53">
          <table:cell-address table:column="1" table:row="25" table:table="0"/>
          <office:change-info>
            <dc:creator>frederik </dc:creator>
            <dc:date>2014-09-22T08:10:18.129474511</dc:date>
          </office:change-info>
          <table:previous>
            <table:change-track-table-cell/>
          </table:previous>
        </table:cell-content-change>
        <table:cell-content-change table:id="ct54">
          <table:cell-address table:column="4" table:row="2" table:table="0"/>
          <office:change-info>
            <dc:creator>frederik </dc:creator>
            <dc:date>2014-09-22T08:11:05.968295403</dc:date>
          </office:change-info>
          <table:previous>
            <table:change-track-table-cell/>
          </table:previous>
        </table:cell-content-change>
        <table:cell-content-change table:id="ct55">
          <table:cell-address table:column="5" table:row="2" table:table="0"/>
          <office:change-info>
            <dc:creator>frederik </dc:creator>
            <dc:date>2014-09-22T08:11:16.592202194</dc:date>
          </office:change-info>
          <table:previous>
            <table:change-track-table-cell/>
          </table:previous>
        </table:cell-content-change>
        <table:cell-content-change table:id="ct56">
          <table:cell-address table:column="4" table:row="3" table:table="0"/>
          <office:change-info>
            <dc:creator>frederik </dc:creator>
            <dc:date>2014-09-22T08:11:20.883198312</dc:date>
          </office:change-info>
          <table:previous>
            <table:change-track-table-cell/>
          </table:previous>
        </table:cell-content-change>
        <table:cell-content-change table:id="ct57">
          <table:cell-address table:column="5" table:row="3" table:table="0"/>
          <office:change-info>
            <dc:creator>frederik </dc:creator>
            <dc:date>2014-09-22T08:11:21.434457176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" table:table="0"/>
          <office:change-info>
            <dc:creator>frederik </dc:creator>
            <dc:date>2014-09-22T08:12:16.339516018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" table:table="0"/>
          <office:change-info>
            <dc:creator>frederik </dc:creator>
            <dc:date>2014-09-22T08:12:19.267242103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3" table:table="0"/>
          <office:change-info>
            <dc:creator>frederik </dc:creator>
            <dc:date>2014-09-22T08:12:26.121788641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3" table:table="0"/>
          <office:change-info>
            <dc:creator>frederik </dc:creator>
            <dc:date>2014-09-22T08:12:27.903884229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6" table:table="0"/>
          <office:change-info>
            <dc:creator>frederik </dc:creator>
            <dc:date>2014-09-22T08:12:40.157866582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6" table:table="0"/>
          <office:change-info>
            <dc:creator>frederik </dc:creator>
            <dc:date>2014-09-22T08:12:44.153539460</dc:date>
          </office:change-info>
          <table:previous>
            <table:change-track-table-cell/>
          </table:previous>
        </table:cell-content-change>
        <table:cell-content-change table:id="ct64">
          <table:cell-address table:column="2" table:row="7" table:table="0"/>
          <office:change-info>
            <dc:creator>frederik </dc:creator>
            <dc:date>2014-09-22T08:16:06.861512819</dc:date>
          </office:change-info>
          <table:previous>
            <table:change-track-table-cell/>
          </table:previous>
        </table:cell-content-change>
        <table:cell-content-change table:id="ct65">
          <table:cell-address table:column="3" table:row="7" table:table="0"/>
          <office:change-info>
            <dc:creator>frederik </dc:creator>
            <dc:date>2014-09-22T08:16:10.900455866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8" table:table="0"/>
          <office:change-info>
            <dc:creator>frederik </dc:creator>
            <dc:date>2014-09-22T08:16:10.900479352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9" table:table="0"/>
          <office:change-info>
            <dc:creator>frederik </dc:creator>
            <dc:date>2014-09-22T08:16:10.900491641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0" table:table="0"/>
          <office:change-info>
            <dc:creator>frederik </dc:creator>
            <dc:date>2014-09-22T08:16:10.900503042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1" table:table="0"/>
          <office:change-info>
            <dc:creator>frederik </dc:creator>
            <dc:date>2014-09-22T08:16:10.900514804</dc:date>
          </office:change-info>
          <table:previous>
            <table:change-track-table-cell/>
          </table:previous>
        </table:cell-content-change>
        <table:cell-content-change table:id="ct70">
          <table:cell-address table:column="3" table:row="12" table:table="0"/>
          <office:change-info>
            <dc:creator>frederik </dc:creator>
            <dc:date>2014-09-22T08:16:10.900526720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13" table:table="0"/>
          <office:change-info>
            <dc:creator>frederik </dc:creator>
            <dc:date>2014-09-22T08:16:10.900538299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14" table:table="0"/>
          <office:change-info>
            <dc:creator>frederik </dc:creator>
            <dc:date>2014-09-22T08:16:10.900549583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15" table:table="0"/>
          <office:change-info>
            <dc:creator>frederik </dc:creator>
            <dc:date>2014-09-22T08:16:10.900560723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6" table:table="0"/>
          <office:change-info>
            <dc:creator>frederik </dc:creator>
            <dc:date>2014-09-22T08:16:10.900571767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17" table:table="0"/>
          <office:change-info>
            <dc:creator>frederik </dc:creator>
            <dc:date>2014-09-22T08:16:10.900583012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18" table:table="0"/>
          <office:change-info>
            <dc:creator>frederik </dc:creator>
            <dc:date>2014-09-22T08:16:10.900594164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19" table:table="0"/>
          <office:change-info>
            <dc:creator>frederik </dc:creator>
            <dc:date>2014-09-22T08:16:10.900605367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20" table:table="0"/>
          <office:change-info>
            <dc:creator>frederik </dc:creator>
            <dc:date>2014-09-22T08:16:10.900616693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21" table:table="0"/>
          <office:change-info>
            <dc:creator>frederik </dc:creator>
            <dc:date>2014-09-22T08:16:10.900627971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22" table:table="0"/>
          <office:change-info>
            <dc:creator>frederik </dc:creator>
            <dc:date>2014-09-22T08:16:10.900639132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23" table:table="0"/>
          <office:change-info>
            <dc:creator>frederik </dc:creator>
            <dc:date>2014-09-22T08:16:10.900650432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24" table:table="0"/>
          <office:change-info>
            <dc:creator>frederik </dc:creator>
            <dc:date>2014-09-22T08:16:10.900661565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25" table:table="0"/>
          <office:change-info>
            <dc:creator>frederik </dc:creator>
            <dc:date>2014-09-22T08:16:10.900672862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8" table:table="0"/>
          <office:change-info>
            <dc:creator>frederik </dc:creator>
            <dc:date>2014-09-22T08:16:24.951981269</dc:date>
          </office:change-info>
          <table:previous>
            <table:change-track-table-cell/>
          </table:previous>
        </table:cell-content-change>
        <table:cell-content-change table:id="ct85">
          <table:cell-address table:column="2" table:row="9" table:table="0"/>
          <office:change-info>
            <dc:creator>frederik </dc:creator>
            <dc:date>2014-09-22T08:16:40.417607271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0" table:table="0"/>
          <office:change-info>
            <dc:creator>frederik </dc:creator>
            <dc:date>2014-09-22T08:17:03.138215329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10" table:table="0"/>
          <office:change-info>
            <dc:creator>frederik </dc:creator>
            <dc:date>2014-09-22T08:17:41.396591928</dc:date>
          </office:change-info>
          <table:previous>
            <table:change-track-table-cell/>
          </table:previous>
        </table:cell-content-change>
        <table:movement table:id="ct88">
          <table:source-range-address table:column="2" table:row="11" table:table="0"/>
          <table:target-range-address table:column="2" table:row="10" table:table="0"/>
          <office:change-info>
            <dc:creator>frederik </dc:creator>
            <dc:date>2014-09-22T08:18:42.244694162</dc:date>
          </office:change-info>
          <table:dependencies>
            <table:dependency table:id="ct199"/>
          </table:dependencies>
          <table:deletions>
            <table:cell-content-deletion table:id="ct86">
              <table:change-track-table-cell office:value-type="float" office:value="0.27"/>
            </table:cell-content-deletion>
          </table:deletions>
        </table:movement>
        <table:insertion table:id="ct89" table:type="table" table:position="1">
          <office:change-info>
            <dc:creator>frederik </dc:creator>
            <dc:date>2014-09-22T08:23:37.003957029</dc:date>
          </office:change-info>
          <table:dependencies>
            <table:dependency table:id="ct2140"/>
            <table:dependency table:id="ct1519"/>
            <table:dependency table:id="ct1518"/>
            <table:dependency table:id="ct1517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  <table:dependency table:id="ct1506"/>
            <table:dependency table:id="ct1505"/>
            <table:dependency table:id="ct1504"/>
            <table:dependency table:id="ct1503"/>
            <table:dependency table:id="ct1502"/>
            <table:dependency table:id="ct1501"/>
            <table:dependency table:id="ct1500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68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6"/>
            <table:dependency table:id="ct1395"/>
            <table:dependency table:id="ct1394"/>
            <table:dependency table:id="ct1393"/>
            <table:dependency table:id="ct1392"/>
            <table:dependency table:id="ct1391"/>
            <table:dependency table:id="ct1390"/>
            <table:dependency table:id="ct1389"/>
            <table:dependency table:id="ct1388"/>
            <table:dependency table:id="ct1387"/>
            <table:dependency table:id="ct1386"/>
            <table:dependency table:id="ct1385"/>
            <table:dependency table:id="ct1384"/>
            <table:dependency table:id="ct1383"/>
            <table:dependency table:id="ct1382"/>
            <table:dependency table:id="ct1381"/>
            <table:dependency table:id="ct1380"/>
            <table:dependency table:id="ct1379"/>
            <table:dependency table:id="ct1378"/>
            <table:dependency table:id="ct1377"/>
            <table:dependency table:id="ct1376"/>
            <table:dependency table:id="ct1375"/>
            <table:dependency table:id="ct1374"/>
            <table:dependency table:id="ct1373"/>
            <table:dependency table:id="ct1372"/>
            <table:dependency table:id="ct1371"/>
            <table:dependency table:id="ct1370"/>
            <table:dependency table:id="ct1369"/>
            <table:dependency table:id="ct1368"/>
            <table:dependency table:id="ct1367"/>
            <table:dependency table:id="ct1366"/>
            <table:dependency table:id="ct1365"/>
            <table:dependency table:id="ct1364"/>
            <table:dependency table:id="ct1363"/>
            <table:dependency table:id="ct1362"/>
            <table:dependency table:id="ct1361"/>
            <table:dependency table:id="ct1360"/>
            <table:dependency table:id="ct1359"/>
            <table:dependency table:id="ct1358"/>
            <table:dependency table:id="ct1357"/>
            <table:dependency table:id="ct1356"/>
            <table:dependency table:id="ct1355"/>
            <table:dependency table:id="ct1354"/>
            <table:dependency table:id="ct1353"/>
            <table:dependency table:id="ct1352"/>
            <table:dependency table:id="ct1351"/>
            <table:dependency table:id="ct1350"/>
            <table:dependency table:id="ct1349"/>
            <table:dependency table:id="ct1348"/>
            <table:dependency table:id="ct1347"/>
            <table:dependency table:id="ct1346"/>
            <table:dependency table:id="ct1345"/>
            <table:dependency table:id="ct1344"/>
            <table:dependency table:id="ct1343"/>
            <table:dependency table:id="ct1342"/>
            <table:dependency table:id="ct1341"/>
            <table:dependency table:id="ct1340"/>
            <table:dependency table:id="ct1339"/>
            <table:dependency table:id="ct1338"/>
            <table:dependency table:id="ct1337"/>
            <table:dependency table:id="ct1336"/>
            <table:dependency table:id="ct1335"/>
            <table:dependency table:id="ct1334"/>
            <table:dependency table:id="ct1333"/>
            <table:dependency table:id="ct1332"/>
            <table:dependency table:id="ct1331"/>
            <table:dependency table:id="ct1330"/>
            <table:dependency table:id="ct1329"/>
            <table:dependency table:id="ct1328"/>
            <table:dependency table:id="ct1327"/>
            <table:dependency table:id="ct1326"/>
            <table:dependency table:id="ct1325"/>
            <table:dependency table:id="ct1324"/>
            <table:dependency table:id="ct1323"/>
            <table:dependency table:id="ct1322"/>
            <table:dependency table:id="ct1321"/>
            <table:dependency table:id="ct1320"/>
            <table:dependency table:id="ct1319"/>
            <table:dependency table:id="ct1318"/>
            <table:dependency table:id="ct1317"/>
            <table:dependency table:id="ct1316"/>
            <table:dependency table:id="ct1315"/>
            <table:dependency table:id="ct1314"/>
            <table:dependency table:id="ct1313"/>
            <table:dependency table:id="ct1312"/>
            <table:dependency table:id="ct1311"/>
            <table:dependency table:id="ct1310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8"/>
            <table:dependency table:id="ct1277"/>
            <table:dependency table:id="ct1276"/>
            <table:dependency table:id="ct1275"/>
            <table:dependency table:id="ct1274"/>
            <table:dependency table:id="ct1273"/>
            <table:dependency table:id="ct1272"/>
            <table:dependency table:id="ct1271"/>
            <table:dependency table:id="ct1270"/>
            <table:dependency table:id="ct1269"/>
            <table:dependency table:id="ct1268"/>
            <table:dependency table:id="ct1267"/>
            <table:dependency table:id="ct1266"/>
            <table:dependency table:id="ct1265"/>
            <table:dependency table:id="ct1264"/>
            <table:dependency table:id="ct1263"/>
            <table:dependency table:id="ct1262"/>
            <table:dependency table:id="ct1261"/>
            <table:dependency table:id="ct1260"/>
            <table:dependency table:id="ct1259"/>
            <table:dependency table:id="ct1258"/>
            <table:dependency table:id="ct1257"/>
            <table:dependency table:id="ct1256"/>
            <table:dependency table:id="ct1255"/>
            <table:dependency table:id="ct1254"/>
            <table:dependency table:id="ct1253"/>
            <table:dependency table:id="ct1252"/>
            <table:dependency table:id="ct1251"/>
            <table:dependency table:id="ct1250"/>
            <table:dependency table:id="ct1249"/>
            <table:dependency table:id="ct1248"/>
            <table:dependency table:id="ct1247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  <table:dependency table:id="ct1237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1"/>
            <table:dependency table:id="ct1230"/>
            <table:dependency table:id="ct1229"/>
            <table:dependency table:id="ct1228"/>
            <table:dependency table:id="ct1227"/>
            <table:dependency table:id="ct1226"/>
            <table:dependency table:id="ct1225"/>
            <table:dependency table:id="ct1224"/>
            <table:dependency table:id="ct1223"/>
            <table:dependency table:id="ct1222"/>
            <table:dependency table:id="ct1221"/>
            <table:dependency table:id="ct1220"/>
            <table:dependency table:id="ct1219"/>
            <table:dependency table:id="ct1218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1"/>
            <table:dependency table:id="ct1210"/>
            <table:dependency table:id="ct120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1203"/>
            <table:dependency table:id="ct1202"/>
            <table:dependency table:id="ct1201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194"/>
            <table:dependency table:id="ct1193"/>
            <table:dependency table:id="ct1192"/>
            <table:dependency table:id="ct1191"/>
            <table:dependency table:id="ct1190"/>
            <table:dependency table:id="ct1189"/>
            <table:dependency table:id="ct1188"/>
            <table:dependency table:id="ct1187"/>
            <table:dependency table:id="ct1186"/>
            <table:dependency table:id="ct1185"/>
            <table:dependency table:id="ct1184"/>
            <table:dependency table:id="ct1183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6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70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4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  <table:dependency table:id="ct1053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  <table:dependency table:id="ct1037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6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1002"/>
            <table:dependency table:id="ct1001"/>
            <table:dependency table:id="ct1000"/>
            <table:dependency table:id="ct999"/>
            <table:dependency table:id="ct998"/>
            <table:dependency table:id="ct997"/>
            <table:dependency table:id="ct996"/>
            <table:dependency table:id="ct995"/>
            <table:dependency table:id="ct994"/>
            <table:dependency table:id="ct993"/>
            <table:dependency table:id="ct992"/>
            <table:dependency table:id="ct991"/>
            <table:dependency table:id="ct990"/>
            <table:dependency table:id="ct989"/>
            <table:dependency table:id="ct988"/>
            <table:dependency table:id="ct987"/>
            <table:dependency table:id="ct986"/>
            <table:dependency table:id="ct985"/>
            <table:dependency table:id="ct984"/>
            <table:dependency table:id="ct983"/>
            <table:dependency table:id="ct982"/>
            <table:dependency table:id="ct981"/>
            <table:dependency table:id="ct980"/>
            <table:dependency table:id="ct979"/>
            <table:dependency table:id="ct978"/>
            <table:dependency table:id="ct977"/>
            <table:dependency table:id="ct976"/>
            <table:dependency table:id="ct975"/>
            <table:dependency table:id="ct974"/>
            <table:dependency table:id="ct973"/>
            <table:dependency table:id="ct972"/>
            <table:dependency table:id="ct971"/>
            <table:dependency table:id="ct970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  <table:dependency table:id="ct956"/>
            <table:dependency table:id="ct955"/>
            <table:dependency table:id="ct954"/>
            <table:dependency table:id="ct953"/>
            <table:dependency table:id="ct952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  <table:dependency table:id="ct938"/>
            <table:dependency table:id="ct937"/>
            <table:dependency table:id="ct936"/>
            <table:dependency table:id="ct935"/>
            <table:dependency table:id="ct934"/>
            <table:dependency table:id="ct933"/>
            <table:dependency table:id="ct932"/>
            <table:dependency table:id="ct931"/>
            <table:dependency table:id="ct930"/>
            <table:dependency table:id="ct929"/>
            <table:dependency table:id="ct928"/>
            <table:dependency table:id="ct927"/>
            <table:dependency table:id="ct926"/>
            <table:dependency table:id="ct925"/>
            <table:dependency table:id="ct924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  <table:dependency table:id="ct901"/>
            <table:dependency table:id="ct900"/>
            <table:dependency table:id="ct899"/>
            <table:dependency table:id="ct898"/>
            <table:dependency table:id="ct897"/>
            <table:dependency table:id="ct896"/>
            <table:dependency table:id="ct895"/>
            <table:dependency table:id="ct894"/>
            <table:dependency table:id="ct893"/>
            <table:dependency table:id="ct892"/>
            <table:dependency table:id="ct891"/>
            <table:dependency table:id="ct890"/>
            <table:dependency table:id="ct889"/>
            <table:dependency table:id="ct888"/>
            <table:dependency table:id="ct887"/>
            <table:dependency table:id="ct886"/>
            <table:dependency table:id="ct885"/>
            <table:dependency table:id="ct884"/>
            <table:dependency table:id="ct883"/>
            <table:dependency table:id="ct882"/>
            <table:dependency table:id="ct881"/>
            <table:dependency table:id="ct880"/>
            <table:dependency table:id="ct879"/>
            <table:dependency table:id="ct878"/>
            <table:dependency table:id="ct877"/>
            <table:dependency table:id="ct876"/>
            <table:dependency table:id="ct875"/>
            <table:dependency table:id="ct874"/>
            <table:dependency table:id="ct873"/>
            <table:dependency table:id="ct872"/>
            <table:dependency table:id="ct871"/>
            <table:dependency table:id="ct870"/>
            <table:dependency table:id="ct869"/>
            <table:dependency table:id="ct868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  <table:dependency table:id="ct828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  <table:dependency table:id="ct812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  <table:dependency table:id="ct800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  <table:dependency table:id="ct792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  <table:dependency table:id="ct773"/>
            <table:dependency table:id="ct772"/>
            <table:dependency table:id="ct771"/>
            <table:dependency table:id="ct770"/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  <table:dependency table:id="ct760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  <table:dependency table:id="ct744"/>
            <table:dependency table:id="ct743"/>
            <table:dependency table:id="ct742"/>
            <table:dependency table:id="ct741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  <table:dependency table:id="ct725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  <table:dependency table:id="ct707"/>
            <table:dependency table:id="ct706"/>
            <table:dependency table:id="ct705"/>
            <table:dependency table:id="ct704"/>
            <table:dependency table:id="ct703"/>
            <table:dependency table:id="ct702"/>
            <table:dependency table:id="ct701"/>
            <table:dependency table:id="ct700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  <table:dependency table:id="ct684"/>
            <table:dependency table:id="ct683"/>
            <table:dependency table:id="ct682"/>
            <table:dependency table:id="ct681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  <table:dependency table:id="ct620"/>
            <table:dependency table:id="ct619"/>
            <table:dependency table:id="ct6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  <table:dependency table:id="ct602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  <table:dependency table:id="ct583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  <table:dependency table:id="ct567"/>
            <table:dependency table:id="ct566"/>
            <table:dependency table:id="ct565"/>
            <table:dependency table:id="ct564"/>
            <table:dependency table:id="ct563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insertion>
        <table:cell-content-change table:id="ct90">
          <table:cell-address table:column="0" table:row="0" table:table="1"/>
          <office:change-info>
            <dc:creator>frederik </dc:creator>
            <dc:date>2014-09-22T08:23:39.535412878</dc:date>
          </office:change-info>
          <table:previous>
            <table:change-track-table-cell/>
          </table:previous>
        </table:cell-content-change>
        <table:cell-content-change table:id="ct91">
          <table:cell-address table:column="5" table:row="5" table:table="1"/>
          <office:change-info>
            <dc:creator>frederik </dc:creator>
            <dc:date>2014-09-22T08:23:39.535435805</dc:date>
          </office:change-info>
          <table:previous>
            <table:change-track-table-cell/>
          </table:previous>
        </table:cell-content-change>
        <table:cell-content-change table:id="ct92">
          <table:cell-address table:column="5" table:row="6" table:table="1"/>
          <office:change-info>
            <dc:creator>frederik </dc:creator>
            <dc:date>2014-09-22T08:23:39.535464172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5" table:table="1"/>
          <office:change-info>
            <dc:creator>frederik </dc:creator>
            <dc:date>2014-09-22T08:23:39.535478102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6" table:table="1"/>
          <office:change-info>
            <dc:creator>frederik </dc:creator>
            <dc:date>2014-09-22T08:23:39.535489170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7" table:table="1"/>
          <office:change-info>
            <dc:creator>frederik </dc:creator>
            <dc:date>2014-09-22T08:23:39.535502878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8" table:table="1"/>
          <office:change-info>
            <dc:creator>frederik </dc:creator>
            <dc:date>2014-09-22T08:23:39.535515378</dc:date>
          </office:change-info>
          <table:previous>
            <table:change-track-table-cell/>
          </table:previous>
        </table:cell-content-change>
        <table:cell-content-change table:id="ct97">
          <table:cell-address table:column="0" table:row="9" table:table="1"/>
          <office:change-info>
            <dc:creator>frederik </dc:creator>
            <dc:date>2014-09-22T08:23:39.535528099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10" table:table="1"/>
          <office:change-info>
            <dc:creator>frederik </dc:creator>
            <dc:date>2014-09-22T08:23:39.535541020</dc:date>
          </office:change-info>
          <table:previous>
            <table:change-track-table-cell/>
          </table:previous>
        </table:cell-content-change>
        <table:cell-content-change table:id="ct99">
          <table:cell-address table:column="0" table:row="11" table:table="1"/>
          <office:change-info>
            <dc:creator>frederik </dc:creator>
            <dc:date>2014-09-22T08:23:39.535553396</dc:date>
          </office:change-info>
          <table:previous>
            <table:change-track-table-cell/>
          </table:previous>
        </table:cell-content-change>
        <table:cell-content-change table:id="ct100">
          <table:cell-address table:column="0" table:row="12" table:table="1"/>
          <office:change-info>
            <dc:creator>frederik </dc:creator>
            <dc:date>2014-09-22T08:23:39.535565910</dc:date>
          </office:change-info>
          <table:previous>
            <table:change-track-table-cell/>
          </table:previous>
        </table:cell-content-change>
        <table:cell-content-change table:id="ct101">
          <table:cell-address table:column="0" table:row="13" table:table="1"/>
          <office:change-info>
            <dc:creator>frederik </dc:creator>
            <dc:date>2014-09-22T08:23:39.535578839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14" table:table="1"/>
          <office:change-info>
            <dc:creator>frederik </dc:creator>
            <dc:date>2014-09-22T08:23:39.535591757</dc:date>
          </office:change-info>
          <table:previous>
            <table:change-track-table-cell/>
          </table:previous>
        </table:cell-content-change>
        <table:cell-content-change table:id="ct103">
          <table:cell-address table:column="0" table:row="15" table:table="1"/>
          <office:change-info>
            <dc:creator>frederik </dc:creator>
            <dc:date>2014-09-22T08:23:39.535604548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16" table:table="1"/>
          <office:change-info>
            <dc:creator>frederik </dc:creator>
            <dc:date>2014-09-22T08:23:39.535617137</dc:date>
          </office:change-info>
          <table:previous>
            <table:change-track-table-cell/>
          </table:previous>
        </table:cell-content-change>
        <table:cell-content-change table:id="ct105">
          <table:cell-address table:column="0" table:row="17" table:table="1"/>
          <office:change-info>
            <dc:creator>frederik </dc:creator>
            <dc:date>2014-09-22T08:23:39.535629907</dc:date>
          </office:change-info>
          <table:previous>
            <table:change-track-table-cell/>
          </table:previous>
        </table:cell-content-change>
        <table:cell-content-change table:id="ct106">
          <table:cell-address table:column="0" table:row="18" table:table="1"/>
          <office:change-info>
            <dc:creator>frederik </dc:creator>
            <dc:date>2014-09-22T08:23:39.535642400</dc:date>
          </office:change-info>
          <table:previous>
            <table:change-track-table-cell/>
          </table:previous>
        </table:cell-content-change>
        <table:cell-content-change table:id="ct107">
          <table:cell-address table:column="0" table:row="19" table:table="1"/>
          <office:change-info>
            <dc:creator>frederik </dc:creator>
            <dc:date>2014-09-22T08:23:39.535655140</dc:date>
          </office:change-info>
          <table:previous>
            <table:change-track-table-cell/>
          </table:previous>
        </table:cell-content-change>
        <table:cell-content-change table:id="ct108">
          <table:cell-address table:column="0" table:row="20" table:table="1"/>
          <office:change-info>
            <dc:creator>frederik </dc:creator>
            <dc:date>2014-09-22T08:23:39.535667537</dc:date>
          </office:change-info>
          <table:previous>
            <table:change-track-table-cell/>
          </table:previous>
        </table:cell-content-change>
        <table:cell-content-change table:id="ct109">
          <table:cell-address table:column="0" table:row="21" table:table="1"/>
          <office:change-info>
            <dc:creator>frederik </dc:creator>
            <dc:date>2014-09-22T08:23:39.535680006</dc:date>
          </office:change-info>
          <table:previous>
            <table:change-track-table-cell/>
          </table:previous>
        </table:cell-content-change>
        <table:cell-content-change table:id="ct110">
          <table:cell-address table:column="0" table:row="22" table:table="1"/>
          <office:change-info>
            <dc:creator>frederik </dc:creator>
            <dc:date>2014-09-22T08:23:39.535692698</dc:date>
          </office:change-info>
          <table:previous>
            <table:change-track-table-cell/>
          </table:previous>
        </table:cell-content-change>
        <table:cell-content-change table:id="ct111">
          <table:cell-address table:column="0" table:row="23" table:table="1"/>
          <office:change-info>
            <dc:creator>frederik </dc:creator>
            <dc:date>2014-09-22T08:23:39.535705459</dc:date>
          </office:change-info>
          <table:previous>
            <table:change-track-table-cell/>
          </table:previous>
        </table:cell-content-change>
        <table:cell-content-change table:id="ct112">
          <table:cell-address table:column="0" table:row="24" table:table="1"/>
          <office:change-info>
            <dc:creator>frederik </dc:creator>
            <dc:date>2014-09-22T08:23:39.535717886</dc:date>
          </office:change-info>
          <table:previous>
            <table:change-track-table-cell/>
          </table:previous>
        </table:cell-content-change>
        <table:cell-content-change table:id="ct113">
          <table:cell-address table:column="0" table:row="25" table:table="1"/>
          <office:change-info>
            <dc:creator>frederik </dc:creator>
            <dc:date>2014-09-22T08:23:39.535730575</dc:date>
          </office:change-info>
          <table:previous>
            <table:change-track-table-cell/>
          </table:previous>
        </table:cell-content-change>
        <table:cell-content-change table:id="ct114">
          <table:cell-address table:column="6" table:row="5" table:table="1"/>
          <office:change-info>
            <dc:creator>frederik </dc:creator>
            <dc:date>2014-09-22T08:23:39.535742896</dc:date>
          </office:change-info>
          <table:previous>
            <table:change-track-table-cell/>
          </table:previous>
        </table:cell-content-change>
        <table:cell-content-change table:id="ct115">
          <table:cell-address table:column="6" table:row="6" table:table="1"/>
          <office:change-info>
            <dc:creator>frederik </dc:creator>
            <dc:date>2014-09-22T08:23:39.535753814</dc:date>
          </office:change-info>
          <table:previous>
            <table:change-track-table-cell/>
          </table:previous>
        </table:cell-content-change>
        <table:cell-content-change table:id="ct116">
          <table:cell-address table:column="1" table:row="5" table:table="1"/>
          <office:change-info>
            <dc:creator>frederik </dc:creator>
            <dc:date>2014-09-22T08:23:39.535765853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6" table:table="1"/>
          <office:change-info>
            <dc:creator>frederik </dc:creator>
            <dc:date>2014-09-22T08:23:39.535776569</dc:date>
          </office:change-info>
          <table:previous>
            <table:change-track-table-cell/>
          </table:previous>
        </table:cell-content-change>
        <table:cell-content-change table:id="ct118">
          <table:cell-address table:column="1" table:row="7" table:table="1"/>
          <office:change-info>
            <dc:creator>frederik </dc:creator>
            <dc:date>2014-09-22T08:23:39.535789736</dc:date>
          </office:change-info>
          <table:previous>
            <table:change-track-table-cell/>
          </table:previous>
        </table:cell-content-change>
        <table:cell-content-change table:id="ct119">
          <table:cell-address table:column="1" table:row="8" table:table="1"/>
          <office:change-info>
            <dc:creator>frederik </dc:creator>
            <dc:date>2014-09-22T08:23:39.535802806</dc:date>
          </office:change-info>
          <table:previous>
            <table:change-track-table-cell/>
          </table:previous>
        </table:cell-content-change>
        <table:cell-content-change table:id="ct120">
          <table:cell-address table:column="1" table:row="9" table:table="1"/>
          <office:change-info>
            <dc:creator>frederik </dc:creator>
            <dc:date>2014-09-22T08:23:39.535815351</dc:date>
          </office:change-info>
          <table:previous>
            <table:change-track-table-cell/>
          </table:previous>
        </table:cell-content-change>
        <table:cell-content-change table:id="ct121">
          <table:cell-address table:column="1" table:row="10" table:table="1"/>
          <office:change-info>
            <dc:creator>frederik </dc:creator>
            <dc:date>2014-09-22T08:23:39.535832551</dc:date>
          </office:change-info>
          <table:previous>
            <table:change-track-table-cell/>
          </table:previous>
        </table:cell-content-change>
        <table:cell-content-change table:id="ct122">
          <table:cell-address table:column="1" table:row="11" table:table="1"/>
          <office:change-info>
            <dc:creator>frederik </dc:creator>
            <dc:date>2014-09-22T08:23:39.535846319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12" table:table="1"/>
          <office:change-info>
            <dc:creator>frederik </dc:creator>
            <dc:date>2014-09-22T08:23:39.535859540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13" table:table="1"/>
          <office:change-info>
            <dc:creator>frederik </dc:creator>
            <dc:date>2014-09-22T08:23:39.535872566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14" table:table="1"/>
          <office:change-info>
            <dc:creator>frederik </dc:creator>
            <dc:date>2014-09-22T08:23:39.535885405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15" table:table="1"/>
          <office:change-info>
            <dc:creator>frederik </dc:creator>
            <dc:date>2014-09-22T08:23:39.535898295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6" table:table="1"/>
          <office:change-info>
            <dc:creator>frederik </dc:creator>
            <dc:date>2014-09-22T08:23:39.53591116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7" table:table="1"/>
          <office:change-info>
            <dc:creator>frederik </dc:creator>
            <dc:date>2014-09-22T08:23:39.535923853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18" table:table="1"/>
          <office:change-info>
            <dc:creator>frederik </dc:creator>
            <dc:date>2014-09-22T08:23:39.535936824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19" table:table="1"/>
          <office:change-info>
            <dc:creator>frederik </dc:creator>
            <dc:date>2014-09-22T08:23:39.535949901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0" table:table="1"/>
          <office:change-info>
            <dc:creator>frederik </dc:creator>
            <dc:date>2014-09-22T08:23:39.5359632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1" table:table="1"/>
          <office:change-info>
            <dc:creator>frederik </dc:creator>
            <dc:date>2014-09-22T08:23:39.535976557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2" table:table="1"/>
          <office:change-info>
            <dc:creator>frederik </dc:creator>
            <dc:date>2014-09-22T08:23:39.535989477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3" table:table="1"/>
          <office:change-info>
            <dc:creator>frederik </dc:creator>
            <dc:date>2014-09-22T08:23:39.536002115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24" table:table="1"/>
          <office:change-info>
            <dc:creator>frederik </dc:creator>
            <dc:date>2014-09-22T08:23:39.536014879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25" table:table="1"/>
          <office:change-info>
            <dc:creator>frederik </dc:creator>
            <dc:date>2014-09-22T08:23:39.536027844</dc:date>
          </office:change-info>
          <table:previous>
            <table:change-track-table-cell/>
          </table:previous>
        </table:cell-content-change>
        <table:cell-content-change table:id="ct137">
          <table:cell-address table:column="5" table:row="3" table:table="1"/>
          <office:change-info>
            <dc:creator>frederik </dc:creator>
            <dc:date>2014-09-22T08:23:39.536040869</dc:date>
          </office:change-info>
          <table:previous>
            <table:change-track-table-cell/>
          </table:previous>
        </table:cell-content-change>
        <table:cell-content-change table:id="ct138">
          <table:cell-address table:column="5" table:row="4" table:table="1"/>
          <office:change-info>
            <dc:creator>frederik </dc:creator>
            <dc:date>2014-09-22T08:23:39.536052051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5" table:table="1"/>
          <office:change-info>
            <dc:creator>frederik </dc:creator>
            <dc:date>2014-09-22T08:23:39.536064106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6" table:table="1"/>
          <office:change-info>
            <dc:creator>frederik </dc:creator>
            <dc:date>2014-09-22T08:23:39.536074972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7" table:table="1"/>
          <office:change-info>
            <dc:creator>frederik </dc:creator>
            <dc:date>2014-09-22T08:23:39.536087967</dc:date>
          </office:change-info>
          <table:previous>
            <table:change-track-table-cell/>
          </table:previous>
        </table:cell-content-change>
        <table:cell-content-change table:id="ct142">
          <table:cell-address table:column="2" table:row="8" table:table="1"/>
          <office:change-info>
            <dc:creator>frederik </dc:creator>
            <dc:date>2014-09-22T08:23:39.536100677</dc:date>
          </office:change-info>
          <table:previous>
            <table:change-track-table-cell/>
          </table:previous>
        </table:cell-content-change>
        <table:cell-content-change table:id="ct143">
          <table:cell-address table:column="2" table:row="9" table:table="1"/>
          <office:change-info>
            <dc:creator>frederik </dc:creator>
            <dc:date>2014-09-22T08:23:39.536113333</dc:date>
          </office:change-info>
          <table:previous>
            <table:change-track-table-cell/>
          </table:previous>
        </table:cell-content-change>
        <table:cell-content-change table:id="ct144">
          <table:cell-address table:column="2" table:row="10" table:table="1"/>
          <office:change-info>
            <dc:creator>frederik </dc:creator>
            <dc:date>2014-09-22T08:23:39.536126208</dc:date>
          </office:change-info>
          <table:previous>
            <table:change-track-table-cell/>
          </table:previous>
        </table:cell-content-change>
        <table:cell-content-change table:id="ct145">
          <table:cell-address table:column="6" table:row="3" table:table="1"/>
          <office:change-info>
            <dc:creator>frederik </dc:creator>
            <dc:date>2014-09-22T08:23:39.536147943</dc:date>
          </office:change-info>
          <table:previous>
            <table:change-track-table-cell/>
          </table:previous>
        </table:cell-content-change>
        <table:cell-content-change table:id="ct146">
          <table:cell-address table:column="6" table:row="4" table:table="1"/>
          <office:change-info>
            <dc:creator>frederik </dc:creator>
            <dc:date>2014-09-22T08:23:39.536159116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5" table:table="1"/>
          <office:change-info>
            <dc:creator>frederik </dc:creator>
            <dc:date>2014-09-22T08:23:39.536171411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6" table:table="1"/>
          <office:change-info>
            <dc:creator>frederik </dc:creator>
            <dc:date>2014-09-22T08:23:39.536182337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7" table:table="1"/>
          <office:change-info>
            <dc:creator>frederik </dc:creator>
            <dc:date>2014-09-22T08:23:39.536195435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8" table:table="1"/>
          <office:change-info>
            <dc:creator>frederik </dc:creator>
            <dc:date>2014-09-22T08:23:39.536212984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9" table:table="1"/>
          <office:change-info>
            <dc:creator>frederik </dc:creator>
            <dc:date>2014-09-22T08:23:39.536227507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10" table:table="1"/>
          <office:change-info>
            <dc:creator>frederik </dc:creator>
            <dc:date>2014-09-22T08:23:39.536241119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1" table:table="1"/>
          <office:change-info>
            <dc:creator>frederik </dc:creator>
            <dc:date>2014-09-22T08:23:39.536254725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2" table:table="1"/>
          <office:change-info>
            <dc:creator>frederik </dc:creator>
            <dc:date>2014-09-22T08:23:39.536268103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3" table:table="1"/>
          <office:change-info>
            <dc:creator>frederik </dc:creator>
            <dc:date>2014-09-22T08:23:39.536281408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14" table:table="1"/>
          <office:change-info>
            <dc:creator>frederik </dc:creator>
            <dc:date>2014-09-22T08:23:39.536294370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15" table:table="1"/>
          <office:change-info>
            <dc:creator>frederik </dc:creator>
            <dc:date>2014-09-22T08:23:39.536307300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6" table:table="1"/>
          <office:change-info>
            <dc:creator>frederik </dc:creator>
            <dc:date>2014-09-22T08:23:39.53632053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17" table:table="1"/>
          <office:change-info>
            <dc:creator>frederik </dc:creator>
            <dc:date>2014-09-22T08:23:39.536333850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18" table:table="1"/>
          <office:change-info>
            <dc:creator>frederik </dc:creator>
            <dc:date>2014-09-22T08:23:39.536346906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19" table:table="1"/>
          <office:change-info>
            <dc:creator>frederik </dc:creator>
            <dc:date>2014-09-22T08:23:39.536360082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20" table:table="1"/>
          <office:change-info>
            <dc:creator>frederik </dc:creator>
            <dc:date>2014-09-22T08:23:39.536373077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21" table:table="1"/>
          <office:change-info>
            <dc:creator>frederik </dc:creator>
            <dc:date>2014-09-22T08:23:39.536386247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22" table:table="1"/>
          <office:change-info>
            <dc:creator>frederik </dc:creator>
            <dc:date>2014-09-22T08:23:39.53639936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3" table:table="1"/>
          <office:change-info>
            <dc:creator>frederik </dc:creator>
            <dc:date>2014-09-22T08:23:39.536412455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24" table:table="1"/>
          <office:change-info>
            <dc:creator>frederik </dc:creator>
            <dc:date>2014-09-22T08:23:39.536425615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25" table:table="1"/>
          <office:change-info>
            <dc:creator>frederik </dc:creator>
            <dc:date>2014-09-22T08:23:39.536439378</dc:date>
          </office:change-info>
          <table:previous>
            <table:change-track-table-cell/>
          </table:previous>
        </table:cell-content-change>
        <table:cell-content-change table:id="ct168">
          <table:cell-address table:column="5" table:row="5" table:table="1"/>
          <office:change-info>
            <dc:creator>frederik </dc:creator>
            <dc:date>2014-09-22T08:23:39.536452443</dc:date>
          </office:change-info>
          <table:previous>
            <table:change-track-table-cell/>
          </table:previous>
        </table:cell-content-change>
        <table:cell-content-change table:id="ct169">
          <table:cell-address table:column="5" table:row="6" table:table="1"/>
          <office:change-info>
            <dc:creator>frederik </dc:creator>
            <dc:date>2014-09-22T08:23:39.536463573</dc:date>
          </office:change-info>
          <table:previous>
            <table:change-track-table-cell/>
          </table:previous>
        </table:cell-content-change>
        <table:cell-content-change table:id="ct170">
          <table:cell-address table:column="6" table:row="5" table:table="1"/>
          <office:change-info>
            <dc:creator>frederik </dc:creator>
            <dc:date>2014-09-22T08:23:39.536489703</dc:date>
          </office:change-info>
          <table:previous>
            <table:change-track-table-cell/>
          </table:previous>
        </table:cell-content-change>
        <table:cell-content-change table:id="ct171">
          <table:cell-address table:column="6" table:row="6" table:table="1"/>
          <office:change-info>
            <dc:creator>frederik </dc:creator>
            <dc:date>2014-09-22T08:23:39.536500891</dc:date>
          </office:change-info>
          <table:previous>
            <table:change-track-table-cell/>
          </table:previous>
        </table:cell-content-change>
        <table:cell-content-change table:id="ct172">
          <table:cell-address table:column="9" table:row="5" table:table="1"/>
          <office:change-info>
            <dc:creator>frederik </dc:creator>
            <dc:date>2014-09-22T08:23:49.423337956</dc:date>
          </office:change-info>
          <table:previous>
            <table:change-track-table-cell/>
          </table:previous>
        </table:cell-content-change>
        <table:cell-content-change table:id="ct173">
          <table:cell-address table:column="9" table:row="6" table:table="1"/>
          <office:change-info>
            <dc:creator>frederik </dc:creator>
            <dc:date>2014-09-22T08:23:49.423371871</dc:date>
          </office:change-info>
          <table:previous>
            <table:change-track-table-cell/>
          </table:previous>
        </table:cell-content-change>
        <table:cell-content-change table:id="ct174">
          <table:cell-address table:column="9" table:row="7" table:table="1"/>
          <office:change-info>
            <dc:creator>frederik </dc:creator>
            <dc:date>2014-09-22T08:23:49.423387348</dc:date>
          </office:change-info>
          <table:previous>
            <table:change-track-table-cell/>
          </table:previous>
        </table:cell-content-change>
        <table:cell-content-change table:id="ct175">
          <table:cell-address table:column="9" table:row="8" table:table="1"/>
          <office:change-info>
            <dc:creator>frederik </dc:creator>
            <dc:date>2014-09-22T08:23:49.423401282</dc:date>
          </office:change-info>
          <table:previous>
            <table:change-track-table-cell/>
          </table:previous>
        </table:cell-content-change>
        <table:cell-content-change table:id="ct176">
          <table:cell-address table:column="9" table:row="9" table:table="1"/>
          <office:change-info>
            <dc:creator>frederik </dc:creator>
            <dc:date>2014-09-22T08:23:49.423414617</dc:date>
          </office:change-info>
          <table:previous>
            <table:change-track-table-cell/>
          </table:previous>
        </table:cell-content-change>
        <table:cell-content-change table:id="ct177">
          <table:cell-address table:column="9" table:row="10" table:table="1"/>
          <office:change-info>
            <dc:creator>frederik </dc:creator>
            <dc:date>2014-09-22T08:23:49.423428362</dc:date>
          </office:change-info>
          <table:previous>
            <table:change-track-table-cell/>
          </table:previous>
        </table:cell-content-change>
        <table:cell-content-change table:id="ct178">
          <table:cell-address table:column="12" table:row="5" table:table="1"/>
          <office:change-info>
            <dc:creator>frederik </dc:creator>
            <dc:date>2014-09-22T08:23:49.423440813</dc:date>
          </office:change-info>
          <table:previous>
            <table:change-track-table-cell/>
          </table:previous>
        </table:cell-content-change>
        <table:cell-content-change table:id="ct179">
          <table:cell-address table:column="12" table:row="6" table:table="1"/>
          <office:change-info>
            <dc:creator>frederik </dc:creator>
            <dc:date>2014-09-22T08:23:49.423466277</dc:date>
          </office:change-info>
          <table:previous>
            <table:change-track-table-cell/>
          </table:previous>
        </table:cell-content-change>
        <table:cell-content-change table:id="ct180">
          <table:cell-address table:column="12" table:row="7" table:table="1"/>
          <office:change-info>
            <dc:creator>frederik </dc:creator>
            <dc:date>2014-09-22T08:23:49.423481592</dc:date>
          </office:change-info>
          <table:previous>
            <table:change-track-table-cell/>
          </table:previous>
        </table:cell-content-change>
        <table:cell-content-change table:id="ct181">
          <table:cell-address table:column="12" table:row="8" table:table="1"/>
          <office:change-info>
            <dc:creator>frederik </dc:creator>
            <dc:date>2014-09-22T08:23:49.423495453</dc:date>
          </office:change-info>
          <table:previous>
            <table:change-track-table-cell/>
          </table:previous>
        </table:cell-content-change>
        <table:cell-content-change table:id="ct182">
          <table:cell-address table:column="12" table:row="9" table:table="1"/>
          <office:change-info>
            <dc:creator>frederik </dc:creator>
            <dc:date>2014-09-22T08:23:49.423513980</dc:date>
          </office:change-info>
          <table:previous>
            <table:change-track-table-cell/>
          </table:previous>
        </table:cell-content-change>
        <table:cell-content-change table:id="ct183">
          <table:cell-address table:column="12" table:row="10" table:table="1"/>
          <office:change-info>
            <dc:creator>frederik </dc:creator>
            <dc:date>2014-09-22T08:23:49.423528046</dc:date>
          </office:change-info>
          <table:previous>
            <table:change-track-table-cell/>
          </table:previous>
        </table:cell-content-change>
        <table:cell-content-change table:id="ct184">
          <table:cell-address table:column="10" table:row="5" table:table="1"/>
          <office:change-info>
            <dc:creator>frederik </dc:creator>
            <dc:date>2014-09-22T08:23:49.423540085</dc:date>
          </office:change-info>
          <table:previous>
            <table:change-track-table-cell/>
          </table:previous>
        </table:cell-content-change>
        <table:cell-content-change table:id="ct185">
          <table:cell-address table:column="10" table:row="6" table:table="1"/>
          <office:change-info>
            <dc:creator>frederik </dc:creator>
            <dc:date>2014-09-22T08:23:49.423551607</dc:date>
          </office:change-info>
          <table:previous>
            <table:change-track-table-cell/>
          </table:previous>
        </table:cell-content-change>
        <table:cell-content-change table:id="ct186">
          <table:cell-address table:column="10" table:row="7" table:table="1"/>
          <office:change-info>
            <dc:creator>frederik </dc:creator>
            <dc:date>2014-09-22T08:23:49.423565261</dc:date>
          </office:change-info>
          <table:previous>
            <table:change-track-table-cell/>
          </table:previous>
        </table:cell-content-change>
        <table:cell-content-change table:id="ct187">
          <table:cell-address table:column="10" table:row="8" table:table="1"/>
          <office:change-info>
            <dc:creator>frederik </dc:creator>
            <dc:date>2014-09-22T08:23:49.423578789</dc:date>
          </office:change-info>
          <table:previous>
            <table:change-track-table-cell/>
          </table:previous>
        </table:cell-content-change>
        <table:cell-content-change table:id="ct188">
          <table:cell-address table:column="10" table:row="9" table:table="1"/>
          <office:change-info>
            <dc:creator>frederik </dc:creator>
            <dc:date>2014-09-22T08:23:49.423592226</dc:date>
          </office:change-info>
          <table:previous>
            <table:change-track-table-cell/>
          </table:previous>
        </table:cell-content-change>
        <table:cell-content-change table:id="ct189">
          <table:cell-address table:column="10" table:row="10" table:table="1"/>
          <office:change-info>
            <dc:creator>frederik </dc:creator>
            <dc:date>2014-09-22T08:23:49.423605694</dc:date>
          </office:change-info>
          <table:previous>
            <table:change-track-table-cell/>
          </table:previous>
        </table:cell-content-change>
        <table:cell-content-change table:id="ct190">
          <table:cell-address table:column="12" table:row="5" table:table="1"/>
          <office:change-info>
            <dc:creator>frederik </dc:creator>
            <dc:date>2014-09-22T08:23:49.423617709</dc:date>
          </office:change-info>
          <table:previous>
            <table:change-track-table-cell/>
          </table:previous>
        </table:cell-content-change>
        <table:cell-content-change table:id="ct191">
          <table:cell-address table:column="12" table:row="6" table:table="1"/>
          <office:change-info>
            <dc:creator>frederik </dc:creator>
            <dc:date>2014-09-22T08:23:49.423629192</dc:date>
          </office:change-info>
          <table:previous>
            <table:change-track-table-cell/>
          </table:previous>
        </table:cell-content-change>
        <table:cell-content-change table:id="ct192">
          <table:cell-address table:column="12" table:row="7" table:table="1"/>
          <office:change-info>
            <dc:creator>frederik </dc:creator>
            <dc:date>2014-09-22T08:23:49.423643396</dc:date>
          </office:change-info>
          <table:previous>
            <table:change-track-table-cell/>
          </table:previous>
        </table:cell-content-change>
        <table:cell-content-change table:id="ct193">
          <table:cell-address table:column="12" table:row="8" table:table="1"/>
          <office:change-info>
            <dc:creator>frederik </dc:creator>
            <dc:date>2014-09-22T08:23:49.423657514</dc:date>
          </office:change-info>
          <table:previous>
            <table:change-track-table-cell/>
          </table:previous>
        </table:cell-content-change>
        <table:cell-content-change table:id="ct194">
          <table:cell-address table:column="12" table:row="9" table:table="1"/>
          <office:change-info>
            <dc:creator>frederik </dc:creator>
            <dc:date>2014-09-22T08:23:49.423671498</dc:date>
          </office:change-info>
          <table:previous>
            <table:change-track-table-cell/>
          </table:previous>
        </table:cell-content-change>
        <table:cell-content-change table:id="ct195">
          <table:cell-address table:column="12" table:row="10" table:table="1"/>
          <office:change-info>
            <dc:creator>frederik </dc:creator>
            <dc:date>2014-09-22T08:23:49.423685520</dc:date>
          </office:change-info>
          <table:previous>
            <table:change-track-table-cell/>
          </table:previous>
        </table:cell-content-change>
        <table:movement table:id="ct196">
          <table:source-range-address table:start-column="10" table:start-row="5" table:start-table="1" table:end-column="10" table:end-row="10" table:end-table="1"/>
          <table:target-range-address table:start-column="13" table:start-row="5" table:start-table="1" table:end-column="13" table:end-row="10" table:end-table="1"/>
          <office:change-info>
            <dc:creator>frederik </dc:creator>
            <dc:date>2014-09-22T08:23:53.567024504</dc:date>
          </office:change-info>
          <table:dependencies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10"/>
            <table:dependency table:id="ct198"/>
          </table:dependencies>
        </table:movement>
        <table:movement table:id="ct197">
          <table:source-range-address table:start-column="11" table:start-row="5" table:start-table="1" table:end-column="11" table:end-row="10" table:end-table="1"/>
          <table:target-range-address table:start-column="10" table:start-row="5" table:start-table="1" table:end-column="10" table:end-row="10" table:end-table="1"/>
          <office:change-info>
            <dc:creator>frederik </dc:creator>
            <dc:date>2014-09-22T08:23:58.740478976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11"/>
          </table:dependencies>
        </table:movement>
        <table:movement table:id="ct198">
          <table:source-range-address table:start-column="12" table:start-row="5" table:start-table="1" table:end-column="13" table:end-row="10" table:end-table="1"/>
          <table:target-range-address table:start-column="11" table:start-row="5" table:start-table="1" table:end-column="12" table:end-row="10" table:end-table="1"/>
          <office:change-info>
            <dc:creator>frederik </dc:creator>
            <dc:date>2014-09-22T08:24:02.519843636</dc:date>
          </office:change-info>
          <table:dependencies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12"/>
          </table:dependencies>
          <table:deletions>
            <table:cell-content-deletion table:id="ct195">
              <table:change-track-table-cell office:value-type="float" office:value="0.01"/>
            </table:cell-content-deletion>
            <table:cell-content-deletion table:id="ct194">
              <table:change-track-table-cell office:value-type="float" office:value="0.01"/>
            </table:cell-content-deletion>
            <table:cell-content-deletion table:id="ct193">
              <table:change-track-table-cell office:value-type="float" office:value="0.01"/>
            </table:cell-content-deletion>
            <table:cell-content-deletion table:id="ct192">
              <table:change-track-table-cell office:value-type="float" office:value="0.01"/>
            </table:cell-content-deletion>
            <table:cell-content-deletion table:id="ct191">
              <table:change-track-table-cell office:value-type="float" office:value="0.01"/>
            </table:cell-content-deletion>
            <table:cell-content-deletion table:id="ct190">
              <table:change-track-table-cell office:value-type="string">
                <text:p>Fehler/nA</text:p>
              </table:change-track-table-cell>
            </table:cell-content-deletion>
          </table:deletions>
        </table:movement>
        <table:cell-content-change table:id="ct199">
          <table:cell-address table:column="2" table:row="11" table:table="0"/>
          <office:change-info>
            <dc:creator>frederik </dc:creator>
            <dc:date>2014-09-22T08:25:31.763037626</dc:date>
          </office:change-info>
          <table:previous>
            <table:change-track-table-cell/>
          </table:previous>
        </table:cell-content-change>
        <table:cell-content-change table:id="ct200">
          <table:cell-address table:column="2" table:row="12" table:table="0"/>
          <office:change-info>
            <dc:creator>frederik </dc:creator>
            <dc:date>2014-09-22T08:25:50.022756228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3" table:table="0"/>
          <office:change-info>
            <dc:creator>frederik </dc:creator>
            <dc:date>2014-09-22T08:26:37.552458703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4" table:table="0"/>
          <office:change-info>
            <dc:creator>frederik </dc:creator>
            <dc:date>2014-09-22T08:26:51.658198924</dc:date>
          </office:change-info>
          <table:previous>
            <table:change-track-table-cell/>
          </table:previous>
        </table:cell-content-change>
        <table:cell-content-change table:id="ct203">
          <table:cell-address table:column="2" table:row="15" table:table="0"/>
          <office:change-info>
            <dc:creator>frederik </dc:creator>
            <dc:date>2014-09-22T08:27:11.709317746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11" table:table="1"/>
          <office:change-info>
            <dc:creator>frederik </dc:creator>
            <dc:date>2014-09-22T08:27:26.226322463</dc:date>
          </office:change-info>
          <table:previous>
            <table:change-track-table-cell/>
          </table:previous>
        </table:cell-content-change>
        <table:cell-content-change table:id="ct205">
          <table:cell-address table:column="2" table:row="12" table:table="1"/>
          <office:change-info>
            <dc:creator>frederik </dc:creator>
            <dc:date>2014-09-22T08:27:26.226368673</dc:date>
          </office:change-info>
          <table:previous>
            <table:change-track-table-cell/>
          </table:previous>
        </table:cell-content-change>
        <table:cell-content-change table:id="ct206">
          <table:cell-address table:column="2" table:row="13" table:table="1"/>
          <office:change-info>
            <dc:creator>frederik </dc:creator>
            <dc:date>2014-09-22T08:27:26.226394336</dc:date>
          </office:change-info>
          <table:previous>
            <table:change-track-table-cell/>
          </table:previous>
        </table:cell-content-change>
        <table:cell-content-change table:id="ct207">
          <table:cell-address table:column="2" table:row="14" table:table="1"/>
          <office:change-info>
            <dc:creator>frederik </dc:creator>
            <dc:date>2014-09-22T08:27:26.226419942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15" table:table="1"/>
          <office:change-info>
            <dc:creator>frederik </dc:creator>
            <dc:date>2014-09-22T08:27:26.226446198</dc:date>
          </office:change-info>
          <table:previous>
            <table:change-track-table-cell/>
          </table:previous>
        </table:cell-content-change>
        <table:cell-content-change table:id="ct209">
          <table:cell-address table:column="9" table:row="5" table:table="1"/>
          <office:change-info>
            <dc:creator>frederik </dc:creator>
            <dc:date>2014-09-22T08:27:32.418864065</dc:date>
          </office:change-info>
          <table:previous table:id="ct172">
            <table:change-track-table-cell office:value-type="string">
              <text:p>U\_2/V</text:p>
            </table:change-track-table-cell>
          </table:previous>
        </table:cell-content-change>
        <table:cell-content-change table:id="ct210">
          <table:cell-address table:column="10" table:row="5" table:table="1"/>
          <office:change-info>
            <dc:creator>frederik </dc:creator>
            <dc:date>2014-09-22T08:27:35.718232698</dc:date>
          </office:change-info>
          <table:previous table:id="ct184">
            <table:change-track-table-cell office:value-type="string">
              <text:p>I\_A/nA</text:p>
            </table:change-track-table-cell>
          </table:previous>
        </table:cell-content-change>
        <table:cell-content-change table:id="ct211">
          <table:cell-address table:column="11" table:row="5" table:table="1"/>
          <office:change-info>
            <dc:creator>frederik </dc:creator>
            <dc:date>2014-09-22T08:27:38.880122175</dc:date>
          </office:change-info>
          <table:previous>
            <table:change-track-table-cell office:value-type="string">
              <text:p>Fehler/nA</text:p>
            </table:change-track-table-cell>
          </table:previous>
        </table:cell-content-change>
        <table:cell-content-change table:id="ct212">
          <table:cell-address table:column="12" table:row="5" table:table="1"/>
          <office:change-info>
            <dc:creator>frederik </dc:creator>
            <dc:date>2014-09-22T08:27:41.554516228</dc:date>
          </office:change-info>
          <table:previous table:id="ct178">
            <table:change-track-table-cell office:value-type="string">
              <text:p>Fehler/V</text:p>
            </table:change-track-table-cell>
          </table:previous>
        </table:cell-content-change>
        <table:cell-content-change table:id="ct213">
          <table:cell-address table:column="9" table:row="6" table:table="1"/>
          <office:change-info>
            <dc:creator>frederik </dc:creator>
            <dc:date>2014-09-22T08:27:50.278397233</dc:date>
          </office:change-info>
          <table:previous table:id="ct173">
            <table:change-track-table-cell office:value-type="float" office:value="1"/>
          </table:previous>
        </table:cell-content-change>
        <table:cell-content-change table:id="ct214">
          <table:cell-address table:column="9" table:row="7" table:table="1"/>
          <office:change-info>
            <dc:creator>frederik </dc:creator>
            <dc:date>2014-09-22T08:27:50.278443627</dc:date>
          </office:change-info>
          <table:previous table:id="ct174">
            <table:change-track-table-cell office:value-type="float" office:value="2"/>
          </table:previous>
        </table:cell-content-change>
        <table:cell-content-change table:id="ct215">
          <table:cell-address table:column="9" table:row="8" table:table="1"/>
          <office:change-info>
            <dc:creator>frederik </dc:creator>
            <dc:date>2014-09-22T08:27:50.278507597</dc:date>
          </office:change-info>
          <table:previous table:id="ct175">
            <table:change-track-table-cell office:value-type="float" office:value="3"/>
          </table:previous>
        </table:cell-content-change>
        <table:cell-content-change table:id="ct216">
          <table:cell-address table:column="9" table:row="9" table:table="1"/>
          <office:change-info>
            <dc:creator>frederik </dc:creator>
            <dc:date>2014-09-22T08:27:50.278564553</dc:date>
          </office:change-info>
          <table:previous table:id="ct176">
            <table:change-track-table-cell office:value-type="float" office:value="4"/>
          </table:previous>
        </table:cell-content-change>
        <table:cell-content-change table:id="ct217">
          <table:cell-address table:column="9" table:row="10" table:table="1"/>
          <office:change-info>
            <dc:creator>frederik </dc:creator>
            <dc:date>2014-09-22T08:27:50.278628959</dc:date>
          </office:change-info>
          <table:previous table:id="ct177">
            <table:change-track-table-cell office:value-type="float" office:value="5"/>
          </table:previous>
        </table:cell-content-change>
        <table:cell-content-change table:id="ct218">
          <table:cell-address table:column="9" table:row="11" table:table="1"/>
          <office:change-info>
            <dc:creator>frederik </dc:creator>
            <dc:date>2014-09-22T08:27:50.278676692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12" table:table="1"/>
          <office:change-info>
            <dc:creator>frederik </dc:creator>
            <dc:date>2014-09-22T08:27:50.278722228</dc:date>
          </office:change-info>
          <table:previous>
            <table:change-track-table-cell/>
          </table:previous>
        </table:cell-content-change>
        <table:cell-content-change table:id="ct220">
          <table:cell-address table:column="9" table:row="13" table:table="1"/>
          <office:change-info>
            <dc:creator>frederik </dc:creator>
            <dc:date>2014-09-22T08:27:50.278760532</dc:date>
          </office:change-info>
          <table:previous>
            <table:change-track-table-cell/>
          </table:previous>
        </table:cell-content-change>
        <table:cell-content-change table:id="ct221">
          <table:cell-address table:column="9" table:row="14" table:table="1"/>
          <office:change-info>
            <dc:creator>frederik </dc:creator>
            <dc:date>2014-09-22T08:27:50.278800604</dc:date>
          </office:change-info>
          <table:previous>
            <table:change-track-table-cell/>
          </table:previous>
        </table:cell-content-change>
        <table:cell-content-change table:id="ct222">
          <table:cell-address table:column="9" table:row="15" table:table="1"/>
          <office:change-info>
            <dc:creator>frederik </dc:creator>
            <dc:date>2014-09-22T08:27:50.278848644</dc:date>
          </office:change-info>
          <table:previous>
            <table:change-track-table-cell/>
          </table:previous>
        </table:cell-content-change>
        <table:cell-content-change table:id="ct223">
          <table:cell-address table:column="10" table:row="6" table:table="1"/>
          <office:change-info>
            <dc:creator>frederik </dc:creator>
            <dc:date>2014-09-22T08:27:50.278947056</dc:date>
          </office:change-info>
          <table:previous table:id="ct185">
            <table:change-track-table-cell office:value-type="float" office:value="-0.04"/>
          </table:previous>
        </table:cell-content-change>
        <table:cell-content-change table:id="ct224">
          <table:cell-address table:column="10" table:row="7" table:table="1"/>
          <office:change-info>
            <dc:creator>frederik </dc:creator>
            <dc:date>2014-09-22T08:27:50.279001408</dc:date>
          </office:change-info>
          <table:previous table:id="ct186">
            <table:change-track-table-cell office:value-type="float" office:value="0.02"/>
          </table:previous>
        </table:cell-content-change>
        <table:cell-content-change table:id="ct225">
          <table:cell-address table:column="10" table:row="8" table:table="1"/>
          <office:change-info>
            <dc:creator>frederik </dc:creator>
            <dc:date>2014-09-22T08:27:50.279053173</dc:date>
          </office:change-info>
          <table:previous table:id="ct187">
            <table:change-track-table-cell office:value-type="float" office:value="0.28"/>
          </table:previous>
        </table:cell-content-change>
        <table:cell-content-change table:id="ct226">
          <table:cell-address table:column="10" table:row="9" table:table="1"/>
          <office:change-info>
            <dc:creator>frederik </dc:creator>
            <dc:date>2014-09-22T08:27:50.279107471</dc:date>
          </office:change-info>
          <table:previous table:id="ct188">
            <table:change-track-table-cell office:value-type="float" office:value="0.38"/>
          </table:previous>
        </table:cell-content-change>
        <table:cell-content-change table:id="ct227">
          <table:cell-address table:column="10" table:row="10" table:table="1"/>
          <office:change-info>
            <dc:creator>frederik </dc:creator>
            <dc:date>2014-09-22T08:27:50.279164292</dc:date>
          </office:change-info>
          <table:previous table:id="ct189">
            <table:change-track-table-cell office:value-type="float" office:value="0.3"/>
          </table:previous>
        </table:cell-content-change>
        <table:cell-content-change table:id="ct228">
          <table:cell-address table:column="10" table:row="11" table:table="1"/>
          <office:change-info>
            <dc:creator>frederik </dc:creator>
            <dc:date>2014-09-22T08:27:50.279220132</dc:date>
          </office:change-info>
          <table:previous>
            <table:change-track-table-cell/>
          </table:previous>
        </table:cell-content-change>
        <table:cell-content-change table:id="ct229">
          <table:cell-address table:column="10" table:row="12" table:table="1"/>
          <office:change-info>
            <dc:creator>frederik </dc:creator>
            <dc:date>2014-09-22T08:27:50.279261408</dc:date>
          </office:change-info>
          <table:previous>
            <table:change-track-table-cell/>
          </table:previous>
        </table:cell-content-change>
        <table:cell-content-change table:id="ct230">
          <table:cell-address table:column="10" table:row="13" table:table="1"/>
          <office:change-info>
            <dc:creator>frederik </dc:creator>
            <dc:date>2014-09-22T08:27:50.279302517</dc:date>
          </office:change-info>
          <table:previous>
            <table:change-track-table-cell/>
          </table:previous>
        </table:cell-content-change>
        <table:cell-content-change table:id="ct231">
          <table:cell-address table:column="10" table:row="14" table:table="1"/>
          <office:change-info>
            <dc:creator>frederik </dc:creator>
            <dc:date>2014-09-22T08:27:50.279338993</dc:date>
          </office:change-info>
          <table:previous>
            <table:change-track-table-cell/>
          </table:previous>
        </table:cell-content-change>
        <table:cell-content-change table:id="ct232">
          <table:cell-address table:column="10" table:row="15" table:table="1"/>
          <office:change-info>
            <dc:creator>frederik </dc:creator>
            <dc:date>2014-09-22T08:27:50.279376178</dc:date>
          </office:change-info>
          <table:previous>
            <table:change-track-table-cell/>
          </table:previous>
        </table:cell-content-change>
        <table:cell-content-change table:id="ct233">
          <table:cell-address table:column="11" table:row="6" table:table="1"/>
          <office:change-info>
            <dc:creator>frederik </dc:creator>
            <dc:date>2014-09-22T08:27:50.279464039</dc:date>
          </office:change-info>
          <table:previous>
            <table:change-track-table-cell office:value-type="float" office:value="0.01"/>
          </table:previous>
        </table:cell-content-change>
        <table:cell-content-change table:id="ct234">
          <table:cell-address table:column="11" table:row="7" table:table="1"/>
          <office:change-info>
            <dc:creator>frederik </dc:creator>
            <dc:date>2014-09-22T08:27:50.279520250</dc:date>
          </office:change-info>
          <table:previous>
            <table:change-track-table-cell office:value-type="float" office:value="0.01"/>
          </table:previous>
        </table:cell-content-change>
        <table:cell-content-change table:id="ct235">
          <table:cell-address table:column="11" table:row="8" table:table="1"/>
          <office:change-info>
            <dc:creator>frederik </dc:creator>
            <dc:date>2014-09-22T08:27:50.279586075</dc:date>
          </office:change-info>
          <table:previous>
            <table:change-track-table-cell office:value-type="float" office:value="0.01"/>
          </table:previous>
        </table:cell-content-change>
        <table:cell-content-change table:id="ct236">
          <table:cell-address table:column="11" table:row="9" table:table="1"/>
          <office:change-info>
            <dc:creator>frederik </dc:creator>
            <dc:date>2014-09-22T08:27:50.279655561</dc:date>
          </office:change-info>
          <table:previous>
            <table:change-track-table-cell office:value-type="float" office:value="0.01"/>
          </table:previous>
        </table:cell-content-change>
        <table:cell-content-change table:id="ct237">
          <table:cell-address table:column="11" table:row="10" table:table="1"/>
          <office:change-info>
            <dc:creator>frederik </dc:creator>
            <dc:date>2014-09-22T08:27:50.279717850</dc:date>
          </office:change-info>
          <table:previous>
            <table:change-track-table-cell office:value-type="float" office:value="0.01"/>
          </table:previous>
        </table:cell-content-change>
        <table:cell-content-change table:id="ct238">
          <table:cell-address table:column="11" table:row="11" table:table="1"/>
          <office:change-info>
            <dc:creator>frederik </dc:creator>
            <dc:date>2014-09-22T08:27:50.279753769</dc:date>
          </office:change-info>
          <table:previous>
            <table:change-track-table-cell/>
          </table:previous>
        </table:cell-content-change>
        <table:cell-content-change table:id="ct239">
          <table:cell-address table:column="11" table:row="12" table:table="1"/>
          <office:change-info>
            <dc:creator>frederik </dc:creator>
            <dc:date>2014-09-22T08:27:50.279777693</dc:date>
          </office:change-info>
          <table:previous>
            <table:change-track-table-cell/>
          </table:previous>
        </table:cell-content-change>
        <table:cell-content-change table:id="ct240">
          <table:cell-address table:column="11" table:row="13" table:table="1"/>
          <office:change-info>
            <dc:creator>frederik </dc:creator>
            <dc:date>2014-09-22T08:27:50.279810184</dc:date>
          </office:change-info>
          <table:previous>
            <table:change-track-table-cell/>
          </table:previous>
        </table:cell-content-change>
        <table:cell-content-change table:id="ct241">
          <table:cell-address table:column="11" table:row="14" table:table="1"/>
          <office:change-info>
            <dc:creator>frederik </dc:creator>
            <dc:date>2014-09-22T08:27:50.279834987</dc:date>
          </office:change-info>
          <table:previous>
            <table:change-track-table-cell/>
          </table:previous>
        </table:cell-content-change>
        <table:cell-content-change table:id="ct242">
          <table:cell-address table:column="11" table:row="15" table:table="1"/>
          <office:change-info>
            <dc:creator>frederik </dc:creator>
            <dc:date>2014-09-22T08:27:50.279858027</dc:date>
          </office:change-info>
          <table:previous>
            <table:change-track-table-cell/>
          </table:previous>
        </table:cell-content-change>
        <table:cell-content-change table:id="ct243">
          <table:cell-address table:column="12" table:row="6" table:table="1"/>
          <office:change-info>
            <dc:creator>frederik </dc:creator>
            <dc:date>2014-09-22T08:27:50.279910000</dc:date>
          </office:change-info>
          <table:previous table:id="ct179">
            <table:change-track-table-cell office:value-type="float" office:value="0.1"/>
          </table:previous>
        </table:cell-content-change>
        <table:cell-content-change table:id="ct244">
          <table:cell-address table:column="12" table:row="7" table:table="1"/>
          <office:change-info>
            <dc:creator>frederik </dc:creator>
            <dc:date>2014-09-22T08:27:50.279947742</dc:date>
          </office:change-info>
          <table:previous table:id="ct180">
            <table:change-track-table-cell office:value-type="float" office:value="0.1"/>
          </table:previous>
        </table:cell-content-change>
        <table:cell-content-change table:id="ct245">
          <table:cell-address table:column="12" table:row="8" table:table="1"/>
          <office:change-info>
            <dc:creator>frederik </dc:creator>
            <dc:date>2014-09-22T08:27:50.280000145</dc:date>
          </office:change-info>
          <table:previous table:id="ct181">
            <table:change-track-table-cell office:value-type="float" office:value="0.1"/>
          </table:previous>
        </table:cell-content-change>
        <table:cell-content-change table:id="ct246">
          <table:cell-address table:column="12" table:row="9" table:table="1"/>
          <office:change-info>
            <dc:creator>frederik </dc:creator>
            <dc:date>2014-09-22T08:27:50.280066178</dc:date>
          </office:change-info>
          <table:previous table:id="ct182">
            <table:change-track-table-cell office:value-type="float" office:value="0.1"/>
          </table:previous>
        </table:cell-content-change>
        <table:cell-content-change table:id="ct247">
          <table:cell-address table:column="12" table:row="10" table:table="1"/>
          <office:change-info>
            <dc:creator>frederik </dc:creator>
            <dc:date>2014-09-22T08:27:50.280126346</dc:date>
          </office:change-info>
          <table:previous table:id="ct183">
            <table:change-track-table-cell office:value-type="float" office:value="0.1"/>
          </table:previous>
        </table:cell-content-change>
        <table:cell-content-change table:id="ct248">
          <table:cell-address table:column="12" table:row="11" table:table="1"/>
          <office:change-info>
            <dc:creator>frederik </dc:creator>
            <dc:date>2014-09-22T08:27:50.280176079</dc:date>
          </office:change-info>
          <table:previous>
            <table:change-track-table-cell/>
          </table:previous>
        </table:cell-content-change>
        <table:cell-content-change table:id="ct249">
          <table:cell-address table:column="12" table:row="12" table:table="1"/>
          <office:change-info>
            <dc:creator>frederik </dc:creator>
            <dc:date>2014-09-22T08:27:50.280215838</dc:date>
          </office:change-info>
          <table:previous>
            <table:change-track-table-cell/>
          </table:previous>
        </table:cell-content-change>
        <table:cell-content-change table:id="ct250">
          <table:cell-address table:column="12" table:row="13" table:table="1"/>
          <office:change-info>
            <dc:creator>frederik </dc:creator>
            <dc:date>2014-09-22T08:27:50.280257017</dc:date>
          </office:change-info>
          <table:previous>
            <table:change-track-table-cell/>
          </table:previous>
        </table:cell-content-change>
        <table:cell-content-change table:id="ct251">
          <table:cell-address table:column="12" table:row="14" table:table="1"/>
          <office:change-info>
            <dc:creator>frederik </dc:creator>
            <dc:date>2014-09-22T08:27:50.280307264</dc:date>
          </office:change-info>
          <table:previous>
            <table:change-track-table-cell/>
          </table:previous>
        </table:cell-content-change>
        <table:cell-content-change table:id="ct252">
          <table:cell-address table:column="12" table:row="15" table:table="1"/>
          <office:change-info>
            <dc:creator>frederik </dc:creator>
            <dc:date>2014-09-22T08:27:50.280354403</dc:date>
          </office:change-info>
          <table:previous>
            <table:change-track-table-cell/>
          </table:previous>
        </table:cell-content-change>
        <table:cell-content-change table:id="ct253">
          <table:cell-address table:column="2" table:row="16" table:table="1"/>
          <office:change-info>
            <dc:creator>frederik </dc:creator>
            <dc:date>2014-09-22T08:30:07.407773938</dc:date>
          </office:change-info>
          <table:previous>
            <table:change-track-table-cell/>
          </table:previous>
        </table:cell-content-change>
        <table:cell-content-change table:id="ct254">
          <table:cell-address table:column="2" table:row="17" table:table="1"/>
          <office:change-info>
            <dc:creator>frederik </dc:creator>
            <dc:date>2014-09-22T08:30:26.999403542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18" table:table="1"/>
          <office:change-info>
            <dc:creator>frederik </dc:creator>
            <dc:date>2014-09-22T08:30:49.102596552</dc:date>
          </office:change-info>
          <table:previous>
            <table:change-track-table-cell/>
          </table:previous>
        </table:cell-content-change>
        <table:cell-content-change table:id="ct256">
          <table:cell-address table:column="2" table:row="19" table:table="1"/>
          <office:change-info>
            <dc:creator>frederik </dc:creator>
            <dc:date>2014-09-22T08:31:13.998555139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20" table:table="1"/>
          <office:change-info>
            <dc:creator>frederik </dc:creator>
            <dc:date>2014-09-22T08:31:33.670138781</dc:date>
          </office:change-info>
          <table:previous>
            <table:change-track-table-cell/>
          </table:previous>
        </table:cell-content-change>
        <table:cell-content-change table:id="ct258">
          <table:cell-address table:column="2" table:row="21" table:table="1"/>
          <office:change-info>
            <dc:creator>frederik </dc:creator>
            <dc:date>2014-09-22T08:32:07.820915396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22" table:table="1"/>
          <office:change-info>
            <dc:creator>frederik </dc:creator>
            <dc:date>2014-09-22T08:32:43.783513867</dc:date>
          </office:change-info>
          <table:previous>
            <table:change-track-table-cell/>
          </table:previous>
        </table:cell-content-change>
        <table:cell-content-change table:id="ct260">
          <table:cell-address table:column="9" table:row="16" table:table="1"/>
          <office:change-info>
            <dc:creator>frederik </dc:creator>
            <dc:date>2014-09-22T08:32:53.764795733</dc:date>
          </office:change-info>
          <table:previous>
            <table:change-track-table-cell/>
          </table:previous>
        </table:cell-content-change>
        <table:cell-content-change table:id="ct261">
          <table:cell-address table:column="9" table:row="17" table:table="1"/>
          <office:change-info>
            <dc:creator>frederik </dc:creator>
            <dc:date>2014-09-22T08:32:53.764831834</dc:date>
          </office:change-info>
          <table:previous>
            <table:change-track-table-cell/>
          </table:previous>
        </table:cell-content-change>
        <table:cell-content-change table:id="ct262">
          <table:cell-address table:column="9" table:row="18" table:table="1"/>
          <office:change-info>
            <dc:creator>frederik </dc:creator>
            <dc:date>2014-09-22T08:32:53.764841892</dc:date>
          </office:change-info>
          <table:previous>
            <table:change-track-table-cell/>
          </table:previous>
        </table:cell-content-change>
        <table:cell-content-change table:id="ct263">
          <table:cell-address table:column="9" table:row="19" table:table="1"/>
          <office:change-info>
            <dc:creator>frederik </dc:creator>
            <dc:date>2014-09-22T08:32:53.764851600</dc:date>
          </office:change-info>
          <table:previous>
            <table:change-track-table-cell/>
          </table:previous>
        </table:cell-content-change>
        <table:cell-content-change table:id="ct264">
          <table:cell-address table:column="9" table:row="20" table:table="1"/>
          <office:change-info>
            <dc:creator>frederik </dc:creator>
            <dc:date>2014-09-22T08:32:53.764861349</dc:date>
          </office:change-info>
          <table:previous>
            <table:change-track-table-cell/>
          </table:previous>
        </table:cell-content-change>
        <table:cell-content-change table:id="ct265">
          <table:cell-address table:column="9" table:row="21" table:table="1"/>
          <office:change-info>
            <dc:creator>frederik </dc:creator>
            <dc:date>2014-09-22T08:32:53.764871643</dc:date>
          </office:change-info>
          <table:previous>
            <table:change-track-table-cell/>
          </table:previous>
        </table:cell-content-change>
        <table:cell-content-change table:id="ct266">
          <table:cell-address table:column="9" table:row="22" table:table="1"/>
          <office:change-info>
            <dc:creator>frederik </dc:creator>
            <dc:date>2014-09-22T08:32:53.764881292</dc:date>
          </office:change-info>
          <table:previous>
            <table:change-track-table-cell/>
          </table:previous>
        </table:cell-content-change>
        <table:cell-content-change table:id="ct267">
          <table:cell-address table:column="10" table:row="16" table:table="1"/>
          <office:change-info>
            <dc:creator>frederik </dc:creator>
            <dc:date>2014-09-22T08:32:53.764900342</dc:date>
          </office:change-info>
          <table:previous>
            <table:change-track-table-cell/>
          </table:previous>
        </table:cell-content-change>
        <table:cell-content-change table:id="ct268">
          <table:cell-address table:column="10" table:row="17" table:table="1"/>
          <office:change-info>
            <dc:creator>frederik </dc:creator>
            <dc:date>2014-09-22T08:32:53.764910672</dc:date>
          </office:change-info>
          <table:previous>
            <table:change-track-table-cell/>
          </table:previous>
        </table:cell-content-change>
        <table:cell-content-change table:id="ct269">
          <table:cell-address table:column="10" table:row="18" table:table="1"/>
          <office:change-info>
            <dc:creator>frederik </dc:creator>
            <dc:date>2014-09-22T08:32:53.764930612</dc:date>
          </office:change-info>
          <table:previous>
            <table:change-track-table-cell/>
          </table:previous>
        </table:cell-content-change>
        <table:cell-content-change table:id="ct270">
          <table:cell-address table:column="10" table:row="19" table:table="1"/>
          <office:change-info>
            <dc:creator>frederik </dc:creator>
            <dc:date>2014-09-22T08:32:53.764941358</dc:date>
          </office:change-info>
          <table:previous>
            <table:change-track-table-cell/>
          </table:previous>
        </table:cell-content-change>
        <table:cell-content-change table:id="ct271">
          <table:cell-address table:column="10" table:row="20" table:table="1"/>
          <office:change-info>
            <dc:creator>frederik </dc:creator>
            <dc:date>2014-09-22T08:32:53.764951131</dc:date>
          </office:change-info>
          <table:previous>
            <table:change-track-table-cell/>
          </table:previous>
        </table:cell-content-change>
        <table:cell-content-change table:id="ct272">
          <table:cell-address table:column="10" table:row="21" table:table="1"/>
          <office:change-info>
            <dc:creator>frederik </dc:creator>
            <dc:date>2014-09-22T08:32:53.764975263</dc:date>
          </office:change-info>
          <table:previous>
            <table:change-track-table-cell/>
          </table:previous>
        </table:cell-content-change>
        <table:cell-content-change table:id="ct273">
          <table:cell-address table:column="10" table:row="22" table:table="1"/>
          <office:change-info>
            <dc:creator>frederik </dc:creator>
            <dc:date>2014-09-22T08:32:53.764986218</dc:date>
          </office:change-info>
          <table:previous>
            <table:change-track-table-cell/>
          </table:previous>
        </table:cell-content-change>
        <table:cell-content-change table:id="ct274">
          <table:cell-address table:column="11" table:row="16" table:table="1"/>
          <office:change-info>
            <dc:creator>frederik </dc:creator>
            <dc:date>2014-09-22T08:32:53.765006538</dc:date>
          </office:change-info>
          <table:previous>
            <table:change-track-table-cell/>
          </table:previous>
        </table:cell-content-change>
        <table:cell-content-change table:id="ct275">
          <table:cell-address table:column="11" table:row="17" table:table="1"/>
          <office:change-info>
            <dc:creator>frederik </dc:creator>
            <dc:date>2014-09-22T08:32:53.765016266</dc:date>
          </office:change-info>
          <table:previous>
            <table:change-track-table-cell/>
          </table:previous>
        </table:cell-content-change>
        <table:cell-content-change table:id="ct276">
          <table:cell-address table:column="11" table:row="18" table:table="1"/>
          <office:change-info>
            <dc:creator>frederik </dc:creator>
            <dc:date>2014-09-22T08:32:53.765025991</dc:date>
          </office:change-info>
          <table:previous>
            <table:change-track-table-cell/>
          </table:previous>
        </table:cell-content-change>
        <table:cell-content-change table:id="ct277">
          <table:cell-address table:column="11" table:row="19" table:table="1"/>
          <office:change-info>
            <dc:creator>frederik </dc:creator>
            <dc:date>2014-09-22T08:32:53.765035746</dc:date>
          </office:change-info>
          <table:previous>
            <table:change-track-table-cell/>
          </table:previous>
        </table:cell-content-change>
        <table:cell-content-change table:id="ct278">
          <table:cell-address table:column="11" table:row="20" table:table="1"/>
          <office:change-info>
            <dc:creator>frederik </dc:creator>
            <dc:date>2014-09-22T08:32:53.765045313</dc:date>
          </office:change-info>
          <table:previous>
            <table:change-track-table-cell/>
          </table:previous>
        </table:cell-content-change>
        <table:cell-content-change table:id="ct279">
          <table:cell-address table:column="11" table:row="21" table:table="1"/>
          <office:change-info>
            <dc:creator>frederik </dc:creator>
            <dc:date>2014-09-22T08:32:53.765054913</dc:date>
          </office:change-info>
          <table:previous>
            <table:change-track-table-cell/>
          </table:previous>
        </table:cell-content-change>
        <table:cell-content-change table:id="ct280">
          <table:cell-address table:column="11" table:row="22" table:table="1"/>
          <office:change-info>
            <dc:creator>frederik </dc:creator>
            <dc:date>2014-09-22T08:32:53.765064604</dc:date>
          </office:change-info>
          <table:previous>
            <table:change-track-table-cell/>
          </table:previous>
        </table:cell-content-change>
        <table:cell-content-change table:id="ct281">
          <table:cell-address table:column="12" table:row="16" table:table="1"/>
          <office:change-info>
            <dc:creator>frederik </dc:creator>
            <dc:date>2014-09-22T08:32:53.765082977</dc:date>
          </office:change-info>
          <table:previous>
            <table:change-track-table-cell/>
          </table:previous>
        </table:cell-content-change>
        <table:cell-content-change table:id="ct282">
          <table:cell-address table:column="12" table:row="17" table:table="1"/>
          <office:change-info>
            <dc:creator>frederik </dc:creator>
            <dc:date>2014-09-22T08:32:53.765092602</dc:date>
          </office:change-info>
          <table:previous>
            <table:change-track-table-cell/>
          </table:previous>
        </table:cell-content-change>
        <table:cell-content-change table:id="ct283">
          <table:cell-address table:column="12" table:row="18" table:table="1"/>
          <office:change-info>
            <dc:creator>frederik </dc:creator>
            <dc:date>2014-09-22T08:32:53.765102253</dc:date>
          </office:change-info>
          <table:previous>
            <table:change-track-table-cell/>
          </table:previous>
        </table:cell-content-change>
        <table:cell-content-change table:id="ct284">
          <table:cell-address table:column="12" table:row="19" table:table="1"/>
          <office:change-info>
            <dc:creator>frederik </dc:creator>
            <dc:date>2014-09-22T08:32:53.765111931</dc:date>
          </office:change-info>
          <table:previous>
            <table:change-track-table-cell/>
          </table:previous>
        </table:cell-content-change>
        <table:cell-content-change table:id="ct285">
          <table:cell-address table:column="12" table:row="20" table:table="1"/>
          <office:change-info>
            <dc:creator>frederik </dc:creator>
            <dc:date>2014-09-22T08:32:53.765121642</dc:date>
          </office:change-info>
          <table:previous>
            <table:change-track-table-cell/>
          </table:previous>
        </table:cell-content-change>
        <table:cell-content-change table:id="ct286">
          <table:cell-address table:column="12" table:row="21" table:table="1"/>
          <office:change-info>
            <dc:creator>frederik </dc:creator>
            <dc:date>2014-09-22T08:32:53.765131209</dc:date>
          </office:change-info>
          <table:previous>
            <table:change-track-table-cell/>
          </table:previous>
        </table:cell-content-change>
        <table:cell-content-change table:id="ct287">
          <table:cell-address table:column="12" table:row="22" table:table="1"/>
          <office:change-info>
            <dc:creator>frederik </dc:creator>
            <dc:date>2014-09-22T08:32:53.765140804</dc:date>
          </office:change-info>
          <table:previous>
            <table:change-track-table-cell/>
          </table:previous>
        </table:cell-content-change>
        <table:cell-content-change table:id="ct288">
          <table:cell-address table:column="2" table:row="23" table:table="1"/>
          <office:change-info>
            <dc:creator>frederik </dc:creator>
            <dc:date>2014-09-22T08:33:41.347224868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23" table:table="1"/>
          <office:change-info>
            <dc:creator>frederik </dc:creator>
            <dc:date>2014-09-22T08:33:51.971625570</dc:date>
          </office:change-info>
          <table:previous table:id="ct165">
            <table:change-track-table-cell office:value-type="float" office:value="0.01"/>
          </table:previous>
        </table:cell-content-change>
        <table:cell-content-change table:id="ct290">
          <table:cell-address table:column="2" table:row="24" table:table="1"/>
          <office:change-info>
            <dc:creator>frederik </dc:creator>
            <dc:date>2014-09-22T08:34:15.917557690</dc:date>
          </office:change-info>
          <table:previous>
            <table:change-track-table-cell/>
          </table:previous>
        </table:cell-content-change>
        <table:cell-content-change table:id="ct291">
          <table:cell-address table:column="2" table:row="25" table:table="1"/>
          <office:change-info>
            <dc:creator>frederik </dc:creator>
            <dc:date>2014-09-22T08:34:41.415498831</dc:date>
          </office:change-info>
          <table:previous>
            <table:change-track-table-cell/>
          </table:previous>
        </table:cell-content-change>
        <table:cell-content-change table:id="ct292">
          <table:cell-address table:column="9" table:row="23" table:table="1"/>
          <office:change-info>
            <dc:creator>frederik </dc:creator>
            <dc:date>2014-09-22T08:34:52.739389439</dc:date>
          </office:change-info>
          <table:previous>
            <table:change-track-table-cell/>
          </table:previous>
        </table:cell-content-change>
        <table:cell-content-change table:id="ct293">
          <table:cell-address table:column="9" table:row="24" table:table="1"/>
          <office:change-info>
            <dc:creator>frederik </dc:creator>
            <dc:date>2014-09-22T08:34:52.739419759</dc:date>
          </office:change-info>
          <table:previous>
            <table:change-track-table-cell/>
          </table:previous>
        </table:cell-content-change>
        <table:cell-content-change table:id="ct294">
          <table:cell-address table:column="9" table:row="25" table:table="1"/>
          <office:change-info>
            <dc:creator>frederik </dc:creator>
            <dc:date>2014-09-22T08:34:52.739430072</dc:date>
          </office:change-info>
          <table:previous>
            <table:change-track-table-cell/>
          </table:previous>
        </table:cell-content-change>
        <table:cell-content-change table:id="ct295">
          <table:cell-address table:column="10" table:row="23" table:table="1"/>
          <office:change-info>
            <dc:creator>frederik </dc:creator>
            <dc:date>2014-09-22T08:34:52.739449487</dc:date>
          </office:change-info>
          <table:previous>
            <table:change-track-table-cell/>
          </table:previous>
        </table:cell-content-change>
        <table:cell-content-change table:id="ct296">
          <table:cell-address table:column="10" table:row="24" table:table="1"/>
          <office:change-info>
            <dc:creator>frederik </dc:creator>
            <dc:date>2014-09-22T08:34:52.739459369</dc:date>
          </office:change-info>
          <table:previous>
            <table:change-track-table-cell/>
          </table:previous>
        </table:cell-content-change>
        <table:cell-content-change table:id="ct297">
          <table:cell-address table:column="10" table:row="25" table:table="1"/>
          <office:change-info>
            <dc:creator>frederik </dc:creator>
            <dc:date>2014-09-22T08:34:52.739469262</dc:date>
          </office:change-info>
          <table:previous>
            <table:change-track-table-cell/>
          </table:previous>
        </table:cell-content-change>
        <table:cell-content-change table:id="ct298">
          <table:cell-address table:column="11" table:row="23" table:table="1"/>
          <office:change-info>
            <dc:creator>frederik </dc:creator>
            <dc:date>2014-09-22T08:34:52.739498226</dc:date>
          </office:change-info>
          <table:previous>
            <table:change-track-table-cell/>
          </table:previous>
        </table:cell-content-change>
        <table:cell-content-change table:id="ct299">
          <table:cell-address table:column="11" table:row="24" table:table="1"/>
          <office:change-info>
            <dc:creator>frederik </dc:creator>
            <dc:date>2014-09-22T08:34:52.739508964</dc:date>
          </office:change-info>
          <table:previous>
            <table:change-track-table-cell/>
          </table:previous>
        </table:cell-content-change>
        <table:cell-content-change table:id="ct300">
          <table:cell-address table:column="11" table:row="25" table:table="1"/>
          <office:change-info>
            <dc:creator>frederik </dc:creator>
            <dc:date>2014-09-22T08:34:52.739518605</dc:date>
          </office:change-info>
          <table:previous>
            <table:change-track-table-cell/>
          </table:previous>
        </table:cell-content-change>
        <table:cell-content-change table:id="ct301">
          <table:cell-address table:column="12" table:row="23" table:table="1"/>
          <office:change-info>
            <dc:creator>frederik </dc:creator>
            <dc:date>2014-09-22T08:34:52.739540709</dc:date>
          </office:change-info>
          <table:previous>
            <table:change-track-table-cell/>
          </table:previous>
        </table:cell-content-change>
        <table:cell-content-change table:id="ct302">
          <table:cell-address table:column="12" table:row="24" table:table="1"/>
          <office:change-info>
            <dc:creator>frederik </dc:creator>
            <dc:date>2014-09-22T08:34:52.739550417</dc:date>
          </office:change-info>
          <table:previous>
            <table:change-track-table-cell/>
          </table:previous>
        </table:cell-content-change>
        <table:cell-content-change table:id="ct303">
          <table:cell-address table:column="12" table:row="25" table:table="1"/>
          <office:change-info>
            <dc:creator>frederik </dc:creator>
            <dc:date>2014-09-22T08:34:52.739579054</dc:date>
          </office:change-info>
          <table:previous>
            <table:change-track-table-cell/>
          </table:previous>
        </table:cell-content-change>
        <table:cell-content-change table:id="ct304">
          <table:cell-address table:column="0" table:row="26" table:table="1"/>
          <office:change-info>
            <dc:creator>frederik </dc:creator>
            <dc:date>2014-09-22T08:36:24.949489351</dc:date>
          </office:change-info>
          <table:previous>
            <table:change-track-table-cell/>
          </table:previous>
        </table:cell-content-change>
        <table:cell-content-change table:id="ct305">
          <table:cell-address table:column="0" table:row="27" table:table="1"/>
          <office:change-info>
            <dc:creator>frederik </dc:creator>
            <dc:date>2014-09-22T08:36:24.949546912</dc:date>
          </office:change-info>
          <table:previous>
            <table:change-track-table-cell/>
          </table:previous>
        </table:cell-content-change>
        <table:cell-content-change table:id="ct306">
          <table:cell-address table:column="0" table:row="28" table:table="1"/>
          <office:change-info>
            <dc:creator>frederik </dc:creator>
            <dc:date>2014-09-22T08:36:24.949563757</dc:date>
          </office:change-info>
          <table:previous>
            <table:change-track-table-cell/>
          </table:previous>
        </table:cell-content-change>
        <table:cell-content-change table:id="ct307">
          <table:cell-address table:column="0" table:row="29" table:table="1"/>
          <office:change-info>
            <dc:creator>frederik </dc:creator>
            <dc:date>2014-09-22T08:36:24.949580295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30" table:table="1"/>
          <office:change-info>
            <dc:creator>frederik </dc:creator>
            <dc:date>2014-09-22T08:36:24.94959609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31" table:table="1"/>
          <office:change-info>
            <dc:creator>frederik </dc:creator>
            <dc:date>2014-09-22T08:36:24.949612027</dc:date>
          </office:change-info>
          <table:previous>
            <table:change-track-table-cell/>
          </table:previous>
        </table:cell-content-change>
        <table:cell-content-change table:id="ct310">
          <table:cell-address table:column="0" table:row="32" table:table="1"/>
          <office:change-info>
            <dc:creator>frederik </dc:creator>
            <dc:date>2014-09-22T08:36:24.949629278</dc:date>
          </office:change-info>
          <table:previous>
            <table:change-track-table-cell/>
          </table:previous>
        </table:cell-content-change>
        <table:cell-content-change table:id="ct311">
          <table:cell-address table:column="0" table:row="33" table:table="1"/>
          <office:change-info>
            <dc:creator>frederik </dc:creator>
            <dc:date>2014-09-22T08:36:24.949645985</dc:date>
          </office:change-info>
          <table:previous>
            <table:change-track-table-cell/>
          </table:previous>
        </table:cell-content-change>
        <table:cell-content-change table:id="ct312">
          <table:cell-address table:column="0" table:row="34" table:table="1"/>
          <office:change-info>
            <dc:creator>frederik </dc:creator>
            <dc:date>2014-09-22T08:36:24.949662112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35" table:table="1"/>
          <office:change-info>
            <dc:creator>frederik </dc:creator>
            <dc:date>2014-09-22T08:36:24.949678184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26" table:table="1"/>
          <office:change-info>
            <dc:creator>frederik </dc:creator>
            <dc:date>2014-09-22T08:36:28.796811587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27" table:table="1"/>
          <office:change-info>
            <dc:creator>frederik </dc:creator>
            <dc:date>2014-09-22T08:36:28.796847247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28" table:table="1"/>
          <office:change-info>
            <dc:creator>frederik </dc:creator>
            <dc:date>2014-09-22T08:36:28.796865162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29" table:table="1"/>
          <office:change-info>
            <dc:creator>frederik </dc:creator>
            <dc:date>2014-09-22T08:36:28.796882035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30" table:table="1"/>
          <office:change-info>
            <dc:creator>frederik </dc:creator>
            <dc:date>2014-09-22T08:36:28.796898756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31" table:table="1"/>
          <office:change-info>
            <dc:creator>frederik </dc:creator>
            <dc:date>2014-09-22T08:36:28.796915235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32" table:table="1"/>
          <office:change-info>
            <dc:creator>frederik </dc:creator>
            <dc:date>2014-09-22T08:36:28.796931671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33" table:table="1"/>
          <office:change-info>
            <dc:creator>frederik </dc:creator>
            <dc:date>2014-09-22T08:36:28.796948408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34" table:table="1"/>
          <office:change-info>
            <dc:creator>frederik </dc:creator>
            <dc:date>2014-09-22T08:36:28.797003803</dc:date>
          </office:change-info>
          <table:previous>
            <table:change-track-table-cell/>
          </table:previous>
        </table:cell-content-change>
        <table:cell-content-change table:id="ct323">
          <table:cell-address table:column="1" table:row="35" table:table="1"/>
          <office:change-info>
            <dc:creator>frederik </dc:creator>
            <dc:date>2014-09-22T08:36:28.797021662</dc:date>
          </office:change-info>
          <table:previous>
            <table:change-track-table-cell/>
          </table:previous>
        </table:cell-content-change>
        <table:cell-content-change table:id="ct324">
          <table:cell-address table:column="3" table:row="26" table:table="1"/>
          <office:change-info>
            <dc:creator>frederik </dc:creator>
            <dc:date>2014-09-22T08:36:33.572836756</dc:date>
          </office:change-info>
          <table:previous>
            <table:change-track-table-cell/>
          </table:previous>
        </table:cell-content-change>
        <table:cell-content-change table:id="ct325">
          <table:cell-address table:column="3" table:row="27" table:table="1"/>
          <office:change-info>
            <dc:creator>frederik </dc:creator>
            <dc:date>2014-09-22T08:36:33.572871640</dc:date>
          </office:change-info>
          <table:previous>
            <table:change-track-table-cell/>
          </table:previous>
        </table:cell-content-change>
        <table:cell-content-change table:id="ct326">
          <table:cell-address table:column="3" table:row="28" table:table="1"/>
          <office:change-info>
            <dc:creator>frederik </dc:creator>
            <dc:date>2014-09-22T08:36:33.572890001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29" table:table="1"/>
          <office:change-info>
            <dc:creator>frederik </dc:creator>
            <dc:date>2014-09-22T08:36:33.572921595</dc:date>
          </office:change-info>
          <table:previous>
            <table:change-track-table-cell/>
          </table:previous>
        </table:cell-content-change>
        <table:cell-content-change table:id="ct328">
          <table:cell-address table:column="3" table:row="30" table:table="1"/>
          <office:change-info>
            <dc:creator>frederik </dc:creator>
            <dc:date>2014-09-22T08:36:33.572939863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31" table:table="1"/>
          <office:change-info>
            <dc:creator>frederik </dc:creator>
            <dc:date>2014-09-22T08:36:33.572956855</dc:date>
          </office:change-info>
          <table:previous>
            <table:change-track-table-cell/>
          </table:previous>
        </table:cell-content-change>
        <table:cell-content-change table:id="ct330">
          <table:cell-address table:column="3" table:row="32" table:table="1"/>
          <office:change-info>
            <dc:creator>frederik </dc:creator>
            <dc:date>2014-09-22T08:36:33.573012540</dc:date>
          </office:change-info>
          <table:previous>
            <table:change-track-table-cell/>
          </table:previous>
        </table:cell-content-change>
        <table:cell-content-change table:id="ct331">
          <table:cell-address table:column="3" table:row="33" table:table="1"/>
          <office:change-info>
            <dc:creator>frederik </dc:creator>
            <dc:date>2014-09-22T08:36:33.573029677</dc:date>
          </office:change-info>
          <table:previous>
            <table:change-track-table-cell/>
          </table:previous>
        </table:cell-content-change>
        <table:cell-content-change table:id="ct332">
          <table:cell-address table:column="3" table:row="34" table:table="1"/>
          <office:change-info>
            <dc:creator>frederik </dc:creator>
            <dc:date>2014-09-22T08:36:33.573046071</dc:date>
          </office:change-info>
          <table:previous>
            <table:change-track-table-cell/>
          </table:previous>
        </table:cell-content-change>
        <table:cell-content-change table:id="ct333">
          <table:cell-address table:column="3" table:row="35" table:table="1"/>
          <office:change-info>
            <dc:creator>frederik </dc:creator>
            <dc:date>2014-09-22T08:36:33.573063045</dc:date>
          </office:change-info>
          <table:previous>
            <table:change-track-table-cell/>
          </table:previous>
        </table:cell-content-change>
        <table:cell-content-change table:id="ct334">
          <table:cell-address table:column="2" table:row="26" table:table="1"/>
          <office:change-info>
            <dc:creator>frederik </dc:creator>
            <dc:date>2014-09-22T08:36:43.168594422</dc:date>
          </office:change-info>
          <table:previous>
            <table:change-track-table-cell/>
          </table:previous>
        </table:cell-content-change>
        <table:cell-content-change table:id="ct335">
          <table:cell-address table:column="2" table:row="27" table:table="1"/>
          <office:change-info>
            <dc:creator>frederik </dc:creator>
            <dc:date>2014-09-22T08:37:15.814346485</dc:date>
          </office:change-info>
          <table:previous>
            <table:change-track-table-cell/>
          </table:previous>
        </table:cell-content-change>
        <table:cell-content-change table:id="ct336">
          <table:cell-address table:column="3" table:row="27" table:table="1"/>
          <office:change-info>
            <dc:creator>frederik </dc:creator>
            <dc:date>2014-09-22T08:37:18.579058361</dc:date>
          </office:change-info>
          <table:previous table:id="ct325">
            <table:change-track-table-cell office:value-type="float" office:value="0.01"/>
          </table:previous>
        </table:cell-content-change>
        <table:cell-content-change table:id="ct337">
          <table:cell-address table:column="3" table:row="27" table:table="1"/>
          <office:change-info>
            <dc:creator>frederik </dc:creator>
            <dc:date>2014-09-22T08:37:28.860698006</dc:date>
          </office:change-info>
          <table:previous table:id="ct336">
            <table:change-track-table-cell office:value-type="float" office:value="0.1"/>
          </table:previous>
        </table:cell-content-change>
        <table:cell-content-change table:id="ct338">
          <table:cell-address table:column="2" table:row="28" table:table="1"/>
          <office:change-info>
            <dc:creator>frederik </dc:creator>
            <dc:date>2014-09-22T08:42:02.092565358</dc:date>
          </office:change-info>
          <table:previous>
            <table:change-track-table-cell/>
          </table:previous>
        </table:cell-content-change>
        <table:cell-content-change table:id="ct339">
          <table:cell-address table:column="2" table:row="29" table:table="1"/>
          <office:change-info>
            <dc:creator>frederik </dc:creator>
            <dc:date>2014-09-22T08:42:36.999249311</dc:date>
          </office:change-info>
          <table:previous>
            <table:change-track-table-cell/>
          </table:previous>
        </table:cell-content-change>
        <table:cell-content-change table:id="ct340">
          <table:cell-address table:column="2" table:row="30" table:table="1"/>
          <office:change-info>
            <dc:creator>frederik </dc:creator>
            <dc:date>2014-09-22T08:42:55.417905720</dc:date>
          </office:change-info>
          <table:previous>
            <table:change-track-table-cell/>
          </table:previous>
        </table:cell-content-change>
        <table:cell-content-change table:id="ct341">
          <table:cell-address table:column="3" table:row="28" table:table="1"/>
          <office:change-info>
            <dc:creator>frederik </dc:creator>
            <dc:date>2014-09-22T08:43:00.512888037</dc:date>
          </office:change-info>
          <table:previous table:id="ct326">
            <table:change-track-table-cell office:value-type="float" office:value="0.01"/>
          </table:previous>
        </table:cell-content-change>
        <table:cell-content-change table:id="ct342">
          <table:cell-address table:column="3" table:row="29" table:table="1"/>
          <office:change-info>
            <dc:creator>frederik </dc:creator>
            <dc:date>2014-09-22T08:43:00.512934085</dc:date>
          </office:change-info>
          <table:previous table:id="ct327">
            <table:change-track-table-cell office:value-type="float" office:value="0.01"/>
          </table:previous>
        </table:cell-content-change>
        <table:cell-content-change table:id="ct343">
          <table:cell-address table:column="3" table:row="30" table:table="1"/>
          <office:change-info>
            <dc:creator>frederik </dc:creator>
            <dc:date>2014-09-22T08:43:00.513014714</dc:date>
          </office:change-info>
          <table:previous table:id="ct328">
            <table:change-track-table-cell office:value-type="float" office:value="0.01"/>
          </table:previous>
        </table:cell-content-change>
        <table:cell-content-change table:id="ct344">
          <table:cell-address table:column="3" table:row="31" table:table="1"/>
          <office:change-info>
            <dc:creator>frederik </dc:creator>
            <dc:date>2014-09-22T08:43:00.513049219</dc:date>
          </office:change-info>
          <table:previous table:id="ct329">
            <table:change-track-table-cell office:value-type="float" office:value="0.01"/>
          </table:previous>
        </table:cell-content-change>
        <table:cell-content-change table:id="ct345">
          <table:cell-address table:column="3" table:row="32" table:table="1"/>
          <office:change-info>
            <dc:creator>frederik </dc:creator>
            <dc:date>2014-09-22T08:43:00.513079893</dc:date>
          </office:change-info>
          <table:previous table:id="ct330">
            <table:change-track-table-cell office:value-type="float" office:value="0.01"/>
          </table:previous>
        </table:cell-content-change>
        <table:cell-content-change table:id="ct346">
          <table:cell-address table:column="3" table:row="33" table:table="1"/>
          <office:change-info>
            <dc:creator>frederik </dc:creator>
            <dc:date>2014-09-22T08:43:00.513094564</dc:date>
          </office:change-info>
          <table:previous table:id="ct331">
            <table:change-track-table-cell office:value-type="float" office:value="0.01"/>
          </table:previous>
        </table:cell-content-change>
        <table:cell-content-change table:id="ct347">
          <table:cell-address table:column="3" table:row="34" table:table="1"/>
          <office:change-info>
            <dc:creator>frederik </dc:creator>
            <dc:date>2014-09-22T08:43:00.513109640</dc:date>
          </office:change-info>
          <table:previous table:id="ct332">
            <table:change-track-table-cell office:value-type="float" office:value="0.01"/>
          </table:previous>
        </table:cell-content-change>
        <table:cell-content-change table:id="ct348">
          <table:cell-address table:column="3" table:row="35" table:table="1"/>
          <office:change-info>
            <dc:creator>frederik </dc:creator>
            <dc:date>2014-09-22T08:43:00.513119753</dc:date>
          </office:change-info>
          <table:previous table:id="ct333">
            <table:change-track-table-cell office:value-type="float" office:value="0.01"/>
          </table:previous>
        </table:cell-content-change>
        <table:cell-content-change table:id="ct349">
          <table:cell-address table:column="2" table:row="31" table:table="1"/>
          <office:change-info>
            <dc:creator>frederik </dc:creator>
            <dc:date>2014-09-22T08:43:32.166855737</dc:date>
          </office:change-info>
          <table:previous>
            <table:change-track-table-cell/>
          </table:previous>
        </table:cell-content-change>
        <table:cell-content-change table:id="ct350">
          <table:cell-address table:column="2" table:row="32" table:table="1"/>
          <office:change-info>
            <dc:creator>frederik </dc:creator>
            <dc:date>2014-09-22T08:43:48.017289682</dc:date>
          </office:change-info>
          <table:previous>
            <table:change-track-table-cell/>
          </table:previous>
        </table:cell-content-change>
        <table:cell-content-change table:id="ct351">
          <table:cell-address table:column="2" table:row="31" table:table="1"/>
          <office:change-info>
            <dc:creator>frederik </dc:creator>
            <dc:date>2014-09-22T08:44:41.708593731</dc:date>
          </office:change-info>
          <table:previous table:id="ct349">
            <table:change-track-table-cell office:value-type="float" office:value="2.01"/>
          </table:previous>
        </table:cell-content-change>
        <table:cell-content-change table:id="ct352">
          <table:cell-address table:column="2" table:row="32" table:table="1"/>
          <office:change-info>
            <dc:creator>frederik </dc:creator>
            <dc:date>2014-09-22T08:45:09.855391577</dc:date>
          </office:change-info>
          <table:previous table:id="ct350">
            <table:change-track-table-cell office:value-type="float" office:value="7.5"/>
          </table:previous>
        </table:cell-content-change>
        <table:cell-content-change table:id="ct353">
          <table:cell-address table:column="3" table:row="32" table:table="1"/>
          <office:change-info>
            <dc:creator>frederik </dc:creator>
            <dc:date>2014-09-22T08:45:11.930660480</dc:date>
          </office:change-info>
          <table:previous table:id="ct345">
            <table:change-track-table-cell office:value-type="float" office:value="0.08"/>
          </table:previous>
        </table:cell-content-change>
        <table:cell-content-change table:id="ct354">
          <table:cell-address table:column="0" table:row="33" table:table="1"/>
          <office:change-info>
            <dc:creator>frederik </dc:creator>
            <dc:date>2014-09-22T08:45:24.954728439</dc:date>
          </office:change-info>
          <table:previous table:id="ct311">
            <table:change-track-table-cell office:value-type="float" office:value="28"/>
          </table:previous>
        </table:cell-content-change>
        <table:cell-content-change table:id="ct355">
          <table:cell-address table:column="0" table:row="34" table:table="1"/>
          <office:change-info>
            <dc:creator>frederik </dc:creator>
            <dc:date>2014-09-22T08:45:24.954755441</dc:date>
          </office:change-info>
          <table:previous table:id="ct312">
            <table:change-track-table-cell office:value-type="float" office:value="29"/>
          </table:previous>
        </table:cell-content-change>
        <table:cell-content-change table:id="ct356">
          <table:cell-address table:column="0" table:row="35" table:table="1"/>
          <office:change-info>
            <dc:creator>frederik </dc:creator>
            <dc:date>2014-09-22T08:45:24.954778583</dc:date>
          </office:change-info>
          <table:previous table:id="ct313">
            <table:change-track-table-cell office:value-type="float" office:value="30"/>
          </table:previous>
        </table:cell-content-change>
        <table:cell-content-change table:id="ct357">
          <table:cell-address table:column="1" table:row="33" table:table="1"/>
          <office:change-info>
            <dc:creator>frederik </dc:creator>
            <dc:date>2014-09-22T08:45:24.954792725</dc:date>
          </office:change-info>
          <table:previous table:id="ct321">
            <table:change-track-table-cell office:value-type="float" office:value="0.1"/>
          </table:previous>
        </table:cell-content-change>
        <table:cell-content-change table:id="ct358">
          <table:cell-address table:column="1" table:row="34" table:table="1"/>
          <office:change-info>
            <dc:creator>frederik </dc:creator>
            <dc:date>2014-09-22T08:45:24.954805958</dc:date>
          </office:change-info>
          <table:previous table:id="ct322">
            <table:change-track-table-cell office:value-type="float" office:value="0.1"/>
          </table:previous>
        </table:cell-content-change>
        <table:cell-content-change table:id="ct359">
          <table:cell-address table:column="1" table:row="35" table:table="1"/>
          <office:change-info>
            <dc:creator>frederik </dc:creator>
            <dc:date>2014-09-22T08:45:24.954818956</dc:date>
          </office:change-info>
          <table:previous table:id="ct323">
            <table:change-track-table-cell office:value-type="float" office:value="0.1"/>
          </table:previous>
        </table:cell-content-change>
        <table:cell-content-change table:id="ct360">
          <table:cell-address table:column="3" table:row="33" table:table="1"/>
          <office:change-info>
            <dc:creator>frederik </dc:creator>
            <dc:date>2014-09-22T08:45:24.954833982</dc:date>
          </office:change-info>
          <table:previous table:id="ct346">
            <table:change-track-table-cell office:value-type="float" office:value="0.08"/>
          </table:previous>
        </table:cell-content-change>
        <table:cell-content-change table:id="ct361">
          <table:cell-address table:column="3" table:row="34" table:table="1"/>
          <office:change-info>
            <dc:creator>frederik </dc:creator>
            <dc:date>2014-09-22T08:45:24.954851062</dc:date>
          </office:change-info>
          <table:previous table:id="ct347">
            <table:change-track-table-cell office:value-type="float" office:value="0.08"/>
          </table:previous>
        </table:cell-content-change>
        <table:cell-content-change table:id="ct362">
          <table:cell-address table:column="3" table:row="35" table:table="1"/>
          <office:change-info>
            <dc:creator>frederik </dc:creator>
            <dc:date>2014-09-22T08:45:24.954863113</dc:date>
          </office:change-info>
          <table:previous table:id="ct348">
            <table:change-track-table-cell office:value-type="float" office:value="0.08"/>
          </table:previous>
        </table:cell-content-change>
        <table:cell-content-change table:id="ct363">
          <table:cell-address table:column="9" table:row="26" table:table="1"/>
          <office:change-info>
            <dc:creator>frederik </dc:creator>
            <dc:date>2014-09-22T08:45:34.268652867</dc:date>
          </office:change-info>
          <table:previous>
            <table:change-track-table-cell/>
          </table:previous>
        </table:cell-content-change>
        <table:cell-content-change table:id="ct364">
          <table:cell-address table:column="9" table:row="27" table:table="1"/>
          <office:change-info>
            <dc:creator>frederik </dc:creator>
            <dc:date>2014-09-22T08:45:34.268695389</dc:date>
          </office:change-info>
          <table:previous>
            <table:change-track-table-cell/>
          </table:previous>
        </table:cell-content-change>
        <table:cell-content-change table:id="ct365">
          <table:cell-address table:column="9" table:row="28" table:table="1"/>
          <office:change-info>
            <dc:creator>frederik </dc:creator>
            <dc:date>2014-09-22T08:45:34.268706314</dc:date>
          </office:change-info>
          <table:previous>
            <table:change-track-table-cell/>
          </table:previous>
        </table:cell-content-change>
        <table:cell-content-change table:id="ct366">
          <table:cell-address table:column="9" table:row="29" table:table="1"/>
          <office:change-info>
            <dc:creator>frederik </dc:creator>
            <dc:date>2014-09-22T08:45:34.268715926</dc:date>
          </office:change-info>
          <table:previous>
            <table:change-track-table-cell/>
          </table:previous>
        </table:cell-content-change>
        <table:cell-content-change table:id="ct367">
          <table:cell-address table:column="9" table:row="30" table:table="1"/>
          <office:change-info>
            <dc:creator>frederik </dc:creator>
            <dc:date>2014-09-22T08:45:34.268725678</dc:date>
          </office:change-info>
          <table:previous>
            <table:change-track-table-cell/>
          </table:previous>
        </table:cell-content-change>
        <table:cell-content-change table:id="ct368">
          <table:cell-address table:column="9" table:row="31" table:table="1"/>
          <office:change-info>
            <dc:creator>frederik </dc:creator>
            <dc:date>2014-09-22T08:45:34.268735344</dc:date>
          </office:change-info>
          <table:previous>
            <table:change-track-table-cell/>
          </table:previous>
        </table:cell-content-change>
        <table:cell-content-change table:id="ct369">
          <table:cell-address table:column="9" table:row="32" table:table="1"/>
          <office:change-info>
            <dc:creator>frederik </dc:creator>
            <dc:date>2014-09-22T08:45:34.268745011</dc:date>
          </office:change-info>
          <table:previous>
            <table:change-track-table-cell/>
          </table:previous>
        </table:cell-content-change>
        <table:cell-content-change table:id="ct370">
          <table:cell-address table:column="10" table:row="26" table:table="1"/>
          <office:change-info>
            <dc:creator>frederik </dc:creator>
            <dc:date>2014-09-22T08:45:34.268763906</dc:date>
          </office:change-info>
          <table:previous>
            <table:change-track-table-cell/>
          </table:previous>
        </table:cell-content-change>
        <table:cell-content-change table:id="ct371">
          <table:cell-address table:column="10" table:row="27" table:table="1"/>
          <office:change-info>
            <dc:creator>frederik </dc:creator>
            <dc:date>2014-09-22T08:45:34.268773555</dc:date>
          </office:change-info>
          <table:previous>
            <table:change-track-table-cell/>
          </table:previous>
        </table:cell-content-change>
        <table:cell-content-change table:id="ct372">
          <table:cell-address table:column="10" table:row="28" table:table="1"/>
          <office:change-info>
            <dc:creator>frederik </dc:creator>
            <dc:date>2014-09-22T08:45:34.268782951</dc:date>
          </office:change-info>
          <table:previous>
            <table:change-track-table-cell/>
          </table:previous>
        </table:cell-content-change>
        <table:cell-content-change table:id="ct373">
          <table:cell-address table:column="10" table:row="29" table:table="1"/>
          <office:change-info>
            <dc:creator>frederik </dc:creator>
            <dc:date>2014-09-22T08:45:34.268792643</dc:date>
          </office:change-info>
          <table:previous>
            <table:change-track-table-cell/>
          </table:previous>
        </table:cell-content-change>
        <table:cell-content-change table:id="ct374">
          <table:cell-address table:column="10" table:row="30" table:table="1"/>
          <office:change-info>
            <dc:creator>frederik </dc:creator>
            <dc:date>2014-09-22T08:45:34.268802155</dc:date>
          </office:change-info>
          <table:previous>
            <table:change-track-table-cell/>
          </table:previous>
        </table:cell-content-change>
        <table:cell-content-change table:id="ct375">
          <table:cell-address table:column="10" table:row="31" table:table="1"/>
          <office:change-info>
            <dc:creator>frederik </dc:creator>
            <dc:date>2014-09-22T08:45:34.268816439</dc:date>
          </office:change-info>
          <table:previous>
            <table:change-track-table-cell/>
          </table:previous>
        </table:cell-content-change>
        <table:cell-content-change table:id="ct376">
          <table:cell-address table:column="10" table:row="32" table:table="1"/>
          <office:change-info>
            <dc:creator>frederik </dc:creator>
            <dc:date>2014-09-22T08:45:34.268826920</dc:date>
          </office:change-info>
          <table:previous>
            <table:change-track-table-cell/>
          </table:previous>
        </table:cell-content-change>
        <table:cell-content-change table:id="ct377">
          <table:cell-address table:column="11" table:row="26" table:table="1"/>
          <office:change-info>
            <dc:creator>frederik </dc:creator>
            <dc:date>2014-09-22T08:45:34.268846179</dc:date>
          </office:change-info>
          <table:previous>
            <table:change-track-table-cell/>
          </table:previous>
        </table:cell-content-change>
        <table:cell-content-change table:id="ct378">
          <table:cell-address table:column="11" table:row="27" table:table="1"/>
          <office:change-info>
            <dc:creator>frederik </dc:creator>
            <dc:date>2014-09-22T08:45:34.268856466</dc:date>
          </office:change-info>
          <table:previous>
            <table:change-track-table-cell/>
          </table:previous>
        </table:cell-content-change>
        <table:cell-content-change table:id="ct379">
          <table:cell-address table:column="11" table:row="28" table:table="1"/>
          <office:change-info>
            <dc:creator>frederik </dc:creator>
            <dc:date>2014-09-22T08:45:34.268866815</dc:date>
          </office:change-info>
          <table:previous>
            <table:change-track-table-cell/>
          </table:previous>
        </table:cell-content-change>
        <table:cell-content-change table:id="ct380">
          <table:cell-address table:column="11" table:row="29" table:table="1"/>
          <office:change-info>
            <dc:creator>frederik </dc:creator>
            <dc:date>2014-09-22T08:45:34.268876885</dc:date>
          </office:change-info>
          <table:previous>
            <table:change-track-table-cell/>
          </table:previous>
        </table:cell-content-change>
        <table:cell-content-change table:id="ct381">
          <table:cell-address table:column="11" table:row="30" table:table="1"/>
          <office:change-info>
            <dc:creator>frederik </dc:creator>
            <dc:date>2014-09-22T08:45:34.268887158</dc:date>
          </office:change-info>
          <table:previous>
            <table:change-track-table-cell/>
          </table:previous>
        </table:cell-content-change>
        <table:cell-content-change table:id="ct382">
          <table:cell-address table:column="11" table:row="31" table:table="1"/>
          <office:change-info>
            <dc:creator>frederik </dc:creator>
            <dc:date>2014-09-22T08:45:34.268897597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32" table:table="1"/>
          <office:change-info>
            <dc:creator>frederik </dc:creator>
            <dc:date>2014-09-22T08:45:34.268907973</dc:date>
          </office:change-info>
          <table:previous>
            <table:change-track-table-cell/>
          </table:previous>
        </table:cell-content-change>
        <table:cell-content-change table:id="ct384">
          <table:cell-address table:column="12" table:row="26" table:table="1"/>
          <office:change-info>
            <dc:creator>frederik </dc:creator>
            <dc:date>2014-09-22T08:45:34.268927126</dc:date>
          </office:change-info>
          <table:previous>
            <table:change-track-table-cell/>
          </table:previous>
        </table:cell-content-change>
        <table:cell-content-change table:id="ct385">
          <table:cell-address table:column="12" table:row="27" table:table="1"/>
          <office:change-info>
            <dc:creator>frederik </dc:creator>
            <dc:date>2014-09-22T08:45:34.268945509</dc:date>
          </office:change-info>
          <table:previous>
            <table:change-track-table-cell/>
          </table:previous>
        </table:cell-content-change>
        <table:cell-content-change table:id="ct386">
          <table:cell-address table:column="12" table:row="28" table:table="1"/>
          <office:change-info>
            <dc:creator>frederik </dc:creator>
            <dc:date>2014-09-22T08:45:34.268957005</dc:date>
          </office:change-info>
          <table:previous>
            <table:change-track-table-cell/>
          </table:previous>
        </table:cell-content-change>
        <table:cell-content-change table:id="ct387">
          <table:cell-address table:column="12" table:row="29" table:table="1"/>
          <office:change-info>
            <dc:creator>frederik </dc:creator>
            <dc:date>2014-09-22T08:45:34.269005105</dc:date>
          </office:change-info>
          <table:previous>
            <table:change-track-table-cell/>
          </table:previous>
        </table:cell-content-change>
        <table:cell-content-change table:id="ct388">
          <table:cell-address table:column="12" table:row="30" table:table="1"/>
          <office:change-info>
            <dc:creator>frederik </dc:creator>
            <dc:date>2014-09-22T08:45:34.269019205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31" table:table="1"/>
          <office:change-info>
            <dc:creator>frederik </dc:creator>
            <dc:date>2014-09-22T08:45:34.269032462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32" table:table="1"/>
          <office:change-info>
            <dc:creator>frederik </dc:creator>
            <dc:date>2014-09-22T08:45:34.269045753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33" table:table="1"/>
          <office:change-info>
            <dc:creator>frederik </dc:creator>
            <dc:date>2014-09-22T08:46:12.177392230</dc:date>
          </office:change-info>
          <table:previous table:id="ct354">
            <table:change-track-table-cell/>
          </table:previous>
        </table:cell-content-change>
        <table:cell-content-change table:id="ct392">
          <table:cell-address table:column="0" table:row="34" table:table="1"/>
          <office:change-info>
            <dc:creator>frederik </dc:creator>
            <dc:date>2014-09-22T08:46:12.177413898</dc:date>
          </office:change-info>
          <table:previous table:id="ct355">
            <table:change-track-table-cell/>
          </table:previous>
        </table:cell-content-change>
        <table:cell-content-change table:id="ct393">
          <table:cell-address table:column="0" table:row="35" table:table="1"/>
          <office:change-info>
            <dc:creator>frederik </dc:creator>
            <dc:date>2014-09-22T08:46:12.177418996</dc:date>
          </office:change-info>
          <table:previous table:id="ct356">
            <table:change-track-table-cell/>
          </table:previous>
        </table:cell-content-change>
        <table:cell-content-change table:id="ct394">
          <table:cell-address table:column="1" table:row="33" table:table="1"/>
          <office:change-info>
            <dc:creator>frederik </dc:creator>
            <dc:date>2014-09-22T08:46:15.674772261</dc:date>
          </office:change-info>
          <table:previous table:id="ct357">
            <table:change-track-table-cell/>
          </table:previous>
        </table:cell-content-change>
        <table:cell-content-change table:id="ct395">
          <table:cell-address table:column="1" table:row="34" table:table="1"/>
          <office:change-info>
            <dc:creator>frederik </dc:creator>
            <dc:date>2014-09-22T08:46:15.674801320</dc:date>
          </office:change-info>
          <table:previous table:id="ct358">
            <table:change-track-table-cell/>
          </table:previous>
        </table:cell-content-change>
        <table:cell-content-change table:id="ct396">
          <table:cell-address table:column="1" table:row="35" table:table="1"/>
          <office:change-info>
            <dc:creator>frederik </dc:creator>
            <dc:date>2014-09-22T08:46:15.674813590</dc:date>
          </office:change-info>
          <table:previous table:id="ct359">
            <table:change-track-table-cell/>
          </table:previous>
        </table:cell-content-change>
        <table:cell-content-change table:id="ct397">
          <table:cell-address table:column="2" table:row="33" table:table="1"/>
          <office:change-info>
            <dc:creator>frederik </dc:creator>
            <dc:date>2014-09-22T08:46:34.731230420</dc:date>
          </office:change-info>
          <table:previous>
            <table:change-track-table-cell/>
          </table:previous>
        </table:cell-content-change>
        <table:cell-content-change table:id="ct398">
          <table:cell-address table:column="3" table:row="33" table:table="1"/>
          <office:change-info>
            <dc:creator>frederik </dc:creator>
            <dc:date>2014-09-22T08:46:41.583463372</dc:date>
          </office:change-info>
          <table:previous table:id="ct360">
            <table:change-track-table-cell/>
          </table:previous>
        </table:cell-content-change>
        <table:cell-content-change table:id="ct399">
          <table:cell-address table:column="2" table:row="34" table:table="1"/>
          <office:change-info>
            <dc:creator>frederik </dc:creator>
            <dc:date>2014-09-22T08:46:59.334592818</dc:date>
          </office:change-info>
          <table:previous>
            <table:change-track-table-cell/>
          </table:previous>
        </table:cell-content-change>
        <table:cell-content-change table:id="ct400">
          <table:cell-address table:column="2" table:row="35" table:table="1"/>
          <office:change-info>
            <dc:creator>frederik </dc:creator>
            <dc:date>2014-09-22T08:47:15.877983476</dc:date>
          </office:change-info>
          <table:previous>
            <table:change-track-table-cell/>
          </table:previous>
        </table:cell-content-change>
        <table:cell-content-change table:id="ct401">
          <table:cell-address table:column="3" table:row="34" table:table="1"/>
          <office:change-info>
            <dc:creator>frederik </dc:creator>
            <dc:date>2014-09-22T08:47:19.424859393</dc:date>
          </office:change-info>
          <table:previous table:id="ct361">
            <table:change-track-table-cell/>
          </table:previous>
        </table:cell-content-change>
        <table:cell-content-change table:id="ct402">
          <table:cell-address table:column="3" table:row="35" table:table="1"/>
          <office:change-info>
            <dc:creator>frederik </dc:creator>
            <dc:date>2014-09-22T08:47:19.424886397</dc:date>
          </office:change-info>
          <table:previous table:id="ct362">
            <table:change-track-table-cell/>
          </table:previous>
        </table:cell-content-change>
        <table:cell-content-change table:id="ct403">
          <table:cell-address table:column="9" table:row="33" table:table="1"/>
          <office:change-info>
            <dc:creator>frederik </dc:creator>
            <dc:date>2014-09-22T08:47:28.222689435</dc:date>
          </office:change-info>
          <table:previous>
            <table:change-track-table-cell/>
          </table:previous>
        </table:cell-content-change>
        <table:cell-content-change table:id="ct404">
          <table:cell-address table:column="9" table:row="34" table:table="1"/>
          <office:change-info>
            <dc:creator>frederik </dc:creator>
            <dc:date>2014-09-22T08:47:28.222721042</dc:date>
          </office:change-info>
          <table:previous>
            <table:change-track-table-cell/>
          </table:previous>
        </table:cell-content-change>
        <table:cell-content-change table:id="ct405">
          <table:cell-address table:column="9" table:row="35" table:table="1"/>
          <office:change-info>
            <dc:creator>frederik </dc:creator>
            <dc:date>2014-09-22T08:47:28.222731463</dc:date>
          </office:change-info>
          <table:previous>
            <table:change-track-table-cell/>
          </table:previous>
        </table:cell-content-change>
        <table:cell-content-change table:id="ct406">
          <table:cell-address table:column="10" table:row="33" table:table="1"/>
          <office:change-info>
            <dc:creator>frederik </dc:creator>
            <dc:date>2014-09-22T08:47:28.222749831</dc:date>
          </office:change-info>
          <table:previous>
            <table:change-track-table-cell/>
          </table:previous>
        </table:cell-content-change>
        <table:cell-content-change table:id="ct407">
          <table:cell-address table:column="10" table:row="34" table:table="1"/>
          <office:change-info>
            <dc:creator>frederik </dc:creator>
            <dc:date>2014-09-22T08:47:28.222759729</dc:date>
          </office:change-info>
          <table:previous>
            <table:change-track-table-cell/>
          </table:previous>
        </table:cell-content-change>
        <table:cell-content-change table:id="ct408">
          <table:cell-address table:column="10" table:row="35" table:table="1"/>
          <office:change-info>
            <dc:creator>frederik </dc:creator>
            <dc:date>2014-09-22T08:47:28.222769799</dc:date>
          </office:change-info>
          <table:previous>
            <table:change-track-table-cell/>
          </table:previous>
        </table:cell-content-change>
        <table:cell-content-change table:id="ct409">
          <table:cell-address table:column="11" table:row="33" table:table="1"/>
          <office:change-info>
            <dc:creator>frederik </dc:creator>
            <dc:date>2014-09-22T08:47:28.222788053</dc:date>
          </office:change-info>
          <table:previous>
            <table:change-track-table-cell/>
          </table:previous>
        </table:cell-content-change>
        <table:cell-content-change table:id="ct410">
          <table:cell-address table:column="11" table:row="34" table:table="1"/>
          <office:change-info>
            <dc:creator>frederik </dc:creator>
            <dc:date>2014-09-22T08:47:28.222797733</dc:date>
          </office:change-info>
          <table:previous>
            <table:change-track-table-cell/>
          </table:previous>
        </table:cell-content-change>
        <table:cell-content-change table:id="ct411">
          <table:cell-address table:column="11" table:row="35" table:table="1"/>
          <office:change-info>
            <dc:creator>frederik </dc:creator>
            <dc:date>2014-09-22T08:47:28.222807472</dc:date>
          </office:change-info>
          <table:previous>
            <table:change-track-table-cell/>
          </table:previous>
        </table:cell-content-change>
        <table:cell-content-change table:id="ct412">
          <table:cell-address table:column="12" table:row="33" table:table="1"/>
          <office:change-info>
            <dc:creator>frederik </dc:creator>
            <dc:date>2014-09-22T08:47:28.222825149</dc:date>
          </office:change-info>
          <table:previous>
            <table:change-track-table-cell/>
          </table:previous>
        </table:cell-content-change>
        <table:cell-content-change table:id="ct413">
          <table:cell-address table:column="12" table:row="34" table:table="1"/>
          <office:change-info>
            <dc:creator>frederik </dc:creator>
            <dc:date>2014-09-22T08:47:28.222834891</dc:date>
          </office:change-info>
          <table:previous>
            <table:change-track-table-cell/>
          </table:previous>
        </table:cell-content-change>
        <table:cell-content-change table:id="ct414">
          <table:cell-address table:column="12" table:row="35" table:table="1"/>
          <office:change-info>
            <dc:creator>frederik </dc:creator>
            <dc:date>2014-09-22T08:47:28.22285329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48" table:table="1"/>
          <office:change-info>
            <dc:creator>frederik </dc:creator>
            <dc:date>2014-09-22T08:48:25.413743522</dc:date>
          </office:change-info>
          <table:previous>
            <table:change-track-table-cell/>
          </table:previous>
        </table:cell-content-change>
        <table:cell-content-change table:id="ct416">
          <table:cell-address table:column="1" table:row="50" table:table="1"/>
          <office:change-info>
            <dc:creator>frederik </dc:creator>
            <dc:date>2014-09-22T08:48:33.950707445</dc:date>
          </office:change-info>
          <table:previous>
            <table:change-track-table-cell/>
          </table:previous>
        </table:cell-content-change>
        <table:cell-content-change table:id="ct417">
          <table:cell-address table:column="1" table:row="50" table:table="1"/>
          <office:change-info>
            <dc:creator>frederik </dc:creator>
            <dc:date>2014-09-22T08:48:33.950742266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50" table:table="1"/>
          <office:change-info>
            <dc:creator>frederik </dc:creator>
            <dc:date>2014-09-22T08:48:33.950757752</dc:date>
          </office:change-info>
          <table:previous>
            <table:change-track-table-cell/>
          </table:previous>
        </table:cell-content-change>
        <table:cell-content-change table:id="ct419">
          <table:cell-address table:column="3" table:row="50" table:table="1"/>
          <office:change-info>
            <dc:creator>frederik </dc:creator>
            <dc:date>2014-09-22T08:48:33.950772341</dc:date>
          </office:change-info>
          <table:previous>
            <table:change-track-table-cell/>
          </table:previous>
        </table:cell-content-change>
        <table:movement table:id="ct420">
          <table:source-range-address table:start-column="0" table:start-row="39" table:start-table="1" table:end-column="3" table:end-row="39" table:end-table="1"/>
          <table:target-range-address table:start-column="1" table:start-row="39" table:start-table="1" table:end-column="4" table:end-row="39" table:end-table="1"/>
          <office:change-info>
            <dc:creator>frederik </dc:creator>
            <dc:date>2014-09-22T08:49:09.257208060</dc:date>
          </office:change-info>
          <table:dependencies>
            <table:dependency table:id="ct1173"/>
            <table:dependency table:id="ct1167"/>
            <table:dependency table:id="ct1161"/>
            <table:dependency table:id="ct1155"/>
            <table:dependency table:id="ct1151"/>
            <table:dependency table:id="ct421"/>
          </table:dependencies>
          <table:deletions>
            <table:cell-content-deletion table:id="ct419">
              <table:change-track-table-cell office:value-type="string">
                <text:p>Fehler/nA</text:p>
              </table:change-track-table-cell>
            </table:cell-content-deletion>
            <table:cell-content-deletion table:id="ct418">
              <table:change-track-table-cell office:value-type="string">
                <text:p>I\_A/nA</text:p>
              </table:change-track-table-cell>
            </table:cell-content-deletion>
            <table:cell-content-deletion table:id="ct417">
              <table:change-track-table-cell office:value-type="string">
                <text:p>Fehler/V</text:p>
              </table:change-track-table-cell>
            </table:cell-content-deletion>
          </table:deletions>
        </table:movement>
        <table:cell-content-change table:id="ct421">
          <table:cell-address table:column="0" table:row="50" table:table="1"/>
          <office:change-info>
            <dc:creator>frederik </dc:creator>
            <dc:date>2014-09-22T08:49:13.136418754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51" table:table="1"/>
          <office:change-info>
            <dc:creator>frederik </dc:creator>
            <dc:date>2014-09-22T08:49:13.967037797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52" table:table="1"/>
          <office:change-info>
            <dc:creator>frederik </dc:creator>
            <dc:date>2014-09-22T08:49:14.306334278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53" table:table="1"/>
          <office:change-info>
            <dc:creator>frederik </dc:creator>
            <dc:date>2014-09-22T08:49:14.668258816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54" table:table="1"/>
          <office:change-info>
            <dc:creator>frederik </dc:creator>
            <dc:date>2014-09-22T08:49:15.029295703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55" table:table="1"/>
          <office:change-info>
            <dc:creator>frederik </dc:creator>
            <dc:date>2014-09-22T08:49:15.675473709</dc:date>
          </office:change-info>
          <table:previous>
            <table:change-track-table-cell/>
          </table:previous>
        </table:cell-content-change>
        <table:cell-content-change table:id="ct427">
          <table:cell-address table:column="1" table:row="52" table:table="1"/>
          <office:change-info>
            <dc:creator>frederik </dc:creator>
            <dc:date>2014-09-22T08:49:23.045242174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52" table:table="1"/>
          <office:change-info>
            <dc:creator>frederik </dc:creator>
            <dc:date>2014-09-22T08:49:27.141842401</dc:date>
          </office:change-info>
          <table:previous>
            <table:change-track-table-cell/>
          </table:previous>
        </table:cell-content-change>
        <table:cell-content-change table:id="ct429">
          <table:cell-address table:column="3" table:row="52" table:table="1"/>
          <office:change-info>
            <dc:creator>frederik </dc:creator>
            <dc:date>2014-09-22T08:49:33.182805789</dc:date>
          </office:change-info>
          <table:previous>
            <table:change-track-table-cell/>
          </table:previous>
        </table:cell-content-change>
        <table:cell-content-change table:id="ct430">
          <table:cell-address table:column="3" table:row="52" table:table="1"/>
          <office:change-info>
            <dc:creator>frederik </dc:creator>
            <dc:date>2014-09-22T08:49:35.294901265</dc:date>
          </office:change-info>
          <table:previous table:id="ct429">
            <table:change-track-table-cell office:value-type="float" office:value="1"/>
          </table:previous>
        </table:cell-content-change>
        <table:cell-content-change table:id="ct431">
          <table:cell-address table:column="4" table:row="52" table:table="1"/>
          <office:change-info>
            <dc:creator>frederik </dc:creator>
            <dc:date>2014-09-22T08:49:50.667839738</dc:date>
          </office:change-info>
          <table:previous>
            <table:change-track-table-cell/>
          </table:previous>
        </table:cell-content-change>
        <table:cell-content-change table:id="ct432">
          <table:cell-address table:column="3" table:row="52" table:table="1"/>
          <office:change-info>
            <dc:creator>frederik </dc:creator>
            <dc:date>2014-09-22T08:50:01.016307351</dc:date>
          </office:change-info>
          <table:previous table:id="ct430">
            <table:change-track-table-cell office:value-type="float" office:value="1.2"/>
          </table:previous>
        </table:cell-content-change>
        <table:cell-content-change table:id="ct433">
          <table:cell-address table:column="4" table:row="52" table:table="1"/>
          <office:change-info>
            <dc:creator>frederik </dc:creator>
            <dc:date>2014-09-22T08:50:04.503152119</dc:date>
          </office:change-info>
          <table:previous table:id="ct431">
            <table:change-track-table-cell office:value-type="float" office:value="0.1"/>
          </table:previous>
        </table:cell-content-change>
        <table:cell-content-change table:id="ct434">
          <table:cell-address table:column="3" table:row="52" table:table="1"/>
          <office:change-info>
            <dc:creator>frederik </dc:creator>
            <dc:date>2014-09-22T08:51:59.177599883</dc:date>
          </office:change-info>
          <table:previous>
            <table:change-track-table-cell/>
          </table:previous>
        </table:cell-content-change>
        <table:cell-content-change table:id="ct435">
          <table:cell-address table:column="4" table:row="52" table:table="1"/>
          <office:change-info>
            <dc:creator>frederik </dc:creator>
            <dc:date>2014-09-22T08:52:01.215116298</dc:date>
          </office:change-info>
          <table:previous>
            <table:change-track-table-cell/>
          </table:previous>
        </table:cell-content-change>
        <table:cell-content-change table:id="ct436">
          <table:cell-address table:column="1" table:row="52" table:table="1"/>
          <office:change-info>
            <dc:creator>frederik </dc:creator>
            <dc:date>2014-09-22T08:52:07.495281079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52" table:table="1"/>
          <office:change-info>
            <dc:creator>frederik </dc:creator>
            <dc:date>2014-09-22T08:52:11.502604875</dc:date>
          </office:change-info>
          <table:previous>
            <table:change-track-table-cell/>
          </table:previous>
        </table:cell-content-change>
        <table:movement table:id="ct438">
          <table:source-range-address table:start-column="1" table:start-row="40" table:start-table="1" table:end-column="4" table:end-row="41" table:end-table="1"/>
          <table:target-range-address table:start-column="1" table:start-row="41" table:start-table="1" table:end-column="4" table:end-row="42" table:end-table="1"/>
          <office:change-info>
            <dc:creator>frederik </dc:creator>
            <dc:date>2014-09-22T08:53:10.633807216</dc:date>
          </office:change-info>
          <table:dependencies>
            <table:dependency table:id="ct1175"/>
            <table:dependency table:id="ct1174"/>
            <table:dependency table:id="ct1169"/>
            <table:dependency table:id="ct1168"/>
            <table:dependency table:id="ct1163"/>
            <table:dependency table:id="ct1162"/>
            <table:dependency table:id="ct1151"/>
            <table:dependency table:id="ct446"/>
            <table:dependency table:id="ct443"/>
            <table:dependency table:id="ct440"/>
            <table:dependency table:id="ct439"/>
          </table:dependencies>
          <table:deletions>
            <table:cell-content-deletion table:id="ct437">
              <table:change-track-table-cell office:value-type="float" office:value="0.1"/>
            </table:cell-content-deletion>
            <table:cell-content-deletion table:id="ct436">
              <table:change-track-table-cell office:value-type="float" office:value="11.8"/>
            </table:cell-content-deletion>
            <table:cell-content-deletion table:id="ct435">
              <table:change-track-table-cell office:value-type="float" office:value="0.02"/>
            </table:cell-content-deletion>
            <table:cell-content-deletion table:id="ct434">
              <table:change-track-table-cell office:value-type="float" office:value="3.32"/>
            </table:cell-content-deletion>
          </table:deletions>
        </table:movement>
        <table:cell-content-change table:id="ct439">
          <table:cell-address table:column="3" table:row="51" table:table="1"/>
          <office:change-info>
            <dc:creator>frederik </dc:creator>
            <dc:date>2014-09-22T08:53:17.983204309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51" table:table="1"/>
          <office:change-info>
            <dc:creator>frederik </dc:creator>
            <dc:date>2014-09-22T08:53:19.901283557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54" table:table="1"/>
          <office:change-info>
            <dc:creator>frederik </dc:creator>
            <dc:date>2014-09-22T08:53:21.610176422</dc:date>
          </office:change-info>
          <table:previous>
            <table:change-track-table-cell/>
          </table:previous>
        </table:cell-content-change>
        <table:cell-content-change table:id="ct442">
          <table:cell-address table:column="4" table:row="55" table:table="1"/>
          <office:change-info>
            <dc:creator>frederik </dc:creator>
            <dc:date>2014-09-22T08:53:21.610204988</dc:date>
          </office:change-info>
          <table:previous>
            <table:change-track-table-cell/>
          </table:previous>
        </table:cell-content-change>
        <table:cell-content-change table:id="ct443">
          <table:cell-address table:column="2" table:row="51" table:table="1"/>
          <office:change-info>
            <dc:creator>frederik </dc:creator>
            <dc:date>2014-09-22T08:53:26.220934818</dc:date>
          </office:change-info>
          <table:previous>
            <table:change-track-table-cell/>
          </table:previous>
        </table:cell-content-change>
        <table:cell-content-change table:id="ct444">
          <table:cell-address table:column="2" table:row="54" table:table="1"/>
          <office:change-info>
            <dc:creator>frederik </dc:creator>
            <dc:date>2014-09-22T08:53:26.221004157</dc:date>
          </office:change-info>
          <table:previous>
            <table:change-track-table-cell/>
          </table:previous>
        </table:cell-content-change>
        <table:cell-content-change table:id="ct445">
          <table:cell-address table:column="2" table:row="55" table:table="1"/>
          <office:change-info>
            <dc:creator>frederik </dc:creator>
            <dc:date>2014-09-22T08:53:26.221018436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51" table:table="1"/>
          <office:change-info>
            <dc:creator>frederik </dc:creator>
            <dc:date>2014-09-22T08:53:33.333539421</dc:date>
          </office:change-info>
          <table:previous>
            <table:change-track-table-cell/>
          </table:previous>
        </table:cell-content-change>
        <table:cell-content-change table:id="ct447">
          <table:cell-address table:column="6" table:row="50" table:table="1"/>
          <office:change-info>
            <dc:creator>frederik </dc:creator>
            <dc:date>2014-09-22T08:53:43.864248485</dc:date>
          </office:change-info>
          <table:previous>
            <table:change-track-table-cell/>
          </table:previous>
        </table:cell-content-change>
        <table:cell-content-change table:id="ct448">
          <table:cell-address table:column="6" table:row="51" table:table="1"/>
          <office:change-info>
            <dc:creator>frederik </dc:creator>
            <dc:date>2014-09-22T08:53:50.736718420</dc:date>
          </office:change-info>
          <table:previous>
            <table:change-track-table-cell/>
          </table:previous>
        </table:cell-content-change>
        <table:cell-content-change table:id="ct449">
          <table:cell-address table:column="3" table:row="54" table:table="1"/>
          <office:change-info>
            <dc:creator>frederik </dc:creator>
            <dc:date>2014-09-22T08:54:42.554601282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54" table:table="1"/>
          <office:change-info>
            <dc:creator>frederik </dc:creator>
            <dc:date>2014-09-22T08:54:49.374192507</dc:date>
          </office:change-info>
          <table:previous>
            <table:change-track-table-cell/>
          </table:previous>
        </table:cell-content-change>
        <table:cell-content-change table:id="ct451">
          <table:cell-address table:column="3" table:row="55" table:table="1"/>
          <office:change-info>
            <dc:creator>frederik </dc:creator>
            <dc:date>2014-09-22T08:55:34.354438295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55" table:table="1"/>
          <office:change-info>
            <dc:creator>frederik </dc:creator>
            <dc:date>2014-09-22T08:55:41.242169240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56" table:table="1"/>
          <office:change-info>
            <dc:creator>frederik </dc:creator>
            <dc:date>2014-09-22T08:55:43.377833258</dc:date>
          </office:change-info>
          <table:previous>
            <table:change-track-table-cell/>
          </table:previous>
        </table:cell-content-change>
        <table:cell-content-change table:id="ct454">
          <table:cell-address table:column="2" table:row="56" table:table="1"/>
          <office:change-info>
            <dc:creator>frederik </dc:creator>
            <dc:date>2014-09-22T08:55:45.305042608</dc:date>
          </office:change-info>
          <table:previous>
            <table:change-track-table-cell/>
          </table:previous>
        </table:cell-content-change>
        <table:cell-content-change table:id="ct455">
          <table:cell-address table:column="4" table:row="56" table:table="1"/>
          <office:change-info>
            <dc:creator>frederik </dc:creator>
            <dc:date>2014-09-22T08:55:46.824939268</dc:date>
          </office:change-info>
          <table:previous>
            <table:change-track-table-cell/>
          </table:previous>
        </table:cell-content-change>
        <table:cell-content-change table:id="ct456">
          <table:cell-address table:column="3" table:row="56" table:table="1"/>
          <office:change-info>
            <dc:creator>frederik </dc:creator>
            <dc:date>2014-09-22T08:56:20.842493764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56" table:table="1"/>
          <office:change-info>
            <dc:creator>frederik </dc:creator>
            <dc:date>2014-09-22T08:56:31.762452133</dc:date>
          </office:change-info>
          <table:previous>
            <table:change-track-table-cell/>
          </table:previous>
        </table:cell-content-change>
        <table:cell-content-change table:id="ct458">
          <table:cell-address table:column="4" table:row="56" table:table="1"/>
          <office:change-info>
            <dc:creator>frederik </dc:creator>
            <dc:date>2014-09-22T08:56:39.133703026</dc:date>
          </office:change-info>
          <table:previous table:id="ct455">
            <table:change-track-table-cell office:value-type="float" office:value="0.02"/>
          </table:previous>
        </table:cell-content-change>
        <table:cell-content-change table:id="ct459">
          <table:cell-address table:column="6" table:row="52" table:table="1"/>
          <office:change-info>
            <dc:creator>frederik </dc:creator>
            <dc:date>2014-09-22T08:56:46.048423827</dc:date>
          </office:change-info>
          <table:previous>
            <table:change-track-table-cell/>
          </table:previous>
        </table:cell-content-change>
        <table:cell-content-change table:id="ct460">
          <table:cell-address table:column="6" table:row="53" table:table="1"/>
          <office:change-info>
            <dc:creator>frederik </dc:creator>
            <dc:date>2014-09-22T08:56:46.048475021</dc:date>
          </office:change-info>
          <table:previous>
            <table:change-track-table-cell/>
          </table:previous>
        </table:cell-content-change>
        <table:cell-content-change table:id="ct461">
          <table:cell-address table:column="6" table:row="54" table:table="1"/>
          <office:change-info>
            <dc:creator>frederik </dc:creator>
            <dc:date>2014-09-22T08:56:46.048504997</dc:date>
          </office:change-info>
          <table:previous>
            <table:change-track-table-cell/>
          </table:previous>
        </table:cell-content-change>
        <table:cell-content-change table:id="ct462">
          <table:cell-address table:column="6" table:row="55" table:table="1"/>
          <office:change-info>
            <dc:creator>frederik </dc:creator>
            <dc:date>2014-09-22T08:56:46.048548221</dc:date>
          </office:change-info>
          <table:previous>
            <table:change-track-table-cell/>
          </table:previous>
        </table:cell-content-change>
        <table:cell-content-change table:id="ct463">
          <table:cell-address table:column="6" table:row="56" table:table="1"/>
          <office:change-info>
            <dc:creator>frederik </dc:creator>
            <dc:date>2014-09-22T08:56:46.048580465</dc:date>
          </office:change-info>
          <table:previous>
            <table:change-track-table-cell/>
          </table:previous>
        </table:cell-content-change>
        <table:cell-content-change table:id="ct464">
          <table:cell-address table:column="6" table:row="56" table:table="1"/>
          <office:change-info>
            <dc:creator>frederik </dc:creator>
            <dc:date>2014-09-22T08:56:48.784077980</dc:date>
          </office:change-info>
          <table:previous table:id="ct463">
            <table:change-track-table-cell table:cell-address="Tabelle2.G57" table:formula="of:=[.B58]-[.B57]" office:value-type="float" office:value="-26.7"/>
          </table:previous>
        </table:cell-content-change>
        <table:cell-content-change table:id="ct465">
          <table:cell-address table:column="6" table:row="57" table:table="1"/>
          <office:change-info>
            <dc:creator>frederik </dc:creator>
            <dc:date>2014-09-22T08:57:02.311361429</dc:date>
          </office:change-info>
          <table:previous>
            <table:change-track-table-cell/>
          </table:previous>
        </table:cell-content-change>
        <table:cell-content-change table:id="ct466">
          <table:cell-address table:column="7" table:row="51" table:table="1"/>
          <office:change-info>
            <dc:creator>frederik </dc:creator>
            <dc:date>2014-09-22T08:59:55.846393036</dc:date>
          </office:change-info>
          <table:previous>
            <table:change-track-table-cell/>
          </table:previous>
        </table:cell-content-change>
        <table:cell-content-change table:id="ct467">
          <table:cell-address table:column="7" table:row="52" table:table="1"/>
          <office:change-info>
            <dc:creator>frederik </dc:creator>
            <dc:date>2014-09-22T08:59:59.560020812</dc:date>
          </office:change-info>
          <table:previous>
            <table:change-track-table-cell/>
          </table:previous>
        </table:cell-content-change>
        <table:cell-content-change table:id="ct468">
          <table:cell-address table:column="7" table:row="53" table:table="1"/>
          <office:change-info>
            <dc:creator>frederik </dc:creator>
            <dc:date>2014-09-22T08:59:59.560106772</dc:date>
          </office:change-info>
          <table:previous>
            <table:change-track-table-cell/>
          </table:previous>
        </table:cell-content-change>
        <table:cell-content-change table:id="ct469">
          <table:cell-address table:column="7" table:row="54" table:table="1"/>
          <office:change-info>
            <dc:creator>frederik </dc:creator>
            <dc:date>2014-09-22T08:59:59.560173594</dc:date>
          </office:change-info>
          <table:previous>
            <table:change-track-table-cell/>
          </table:previous>
        </table:cell-content-change>
        <table:cell-content-change table:id="ct470">
          <table:cell-address table:column="7" table:row="55" table:table="1"/>
          <office:change-info>
            <dc:creator>frederik </dc:creator>
            <dc:date>2014-09-22T08:59:59.560237536</dc:date>
          </office:change-info>
          <table:previous>
            <table:change-track-table-cell/>
          </table:previous>
        </table:cell-content-change>
        <table:cell-content-change table:id="ct471">
          <table:cell-address table:column="7" table:row="57" table:table="1"/>
          <office:change-info>
            <dc:creator>frederik </dc:creator>
            <dc:date>2014-09-22T09:00:25.846329153</dc:date>
          </office:change-info>
          <table:previous>
            <table:change-track-table-cell/>
          </table:previous>
        </table:cell-content-change>
        <table:cell-content-change table:id="ct472">
          <table:cell-address table:column="8" table:row="51" table:table="1"/>
          <office:change-info>
            <dc:creator>frederik </dc:creator>
            <dc:date>2014-09-22T09:00:47.511825940</dc:date>
          </office:change-info>
          <table:previous>
            <table:change-track-table-cell/>
          </table:previous>
        </table:cell-content-change>
        <table:cell-content-change table:id="ct473">
          <table:cell-address table:column="8" table:row="52" table:table="1"/>
          <office:change-info>
            <dc:creator>frederik </dc:creator>
            <dc:date>2014-09-22T09:00:57.722705086</dc:date>
          </office:change-info>
          <table:previous>
            <table:change-track-table-cell/>
          </table:previous>
        </table:cell-content-change>
        <table:cell-content-change table:id="ct474">
          <table:cell-address table:column="8" table:row="53" table:table="1"/>
          <office:change-info>
            <dc:creator>frederik </dc:creator>
            <dc:date>2014-09-22T09:00:57.722758711</dc:date>
          </office:change-info>
          <table:previous>
            <table:change-track-table-cell/>
          </table:previous>
        </table:cell-content-change>
        <table:cell-content-change table:id="ct475">
          <table:cell-address table:column="8" table:row="54" table:table="1"/>
          <office:change-info>
            <dc:creator>frederik </dc:creator>
            <dc:date>2014-09-22T09:00:57.722792452</dc:date>
          </office:change-info>
          <table:previous>
            <table:change-track-table-cell/>
          </table:previous>
        </table:cell-content-change>
        <table:cell-content-change table:id="ct476">
          <table:cell-address table:column="8" table:row="55" table:table="1"/>
          <office:change-info>
            <dc:creator>frederik </dc:creator>
            <dc:date>2014-09-22T09:00:57.722825050</dc:date>
          </office:change-info>
          <table:previous>
            <table:change-track-table-cell/>
          </table:previous>
        </table:cell-content-change>
        <table:cell-content-change table:id="ct477">
          <table:cell-address table:column="7" table:row="57" table:table="1"/>
          <office:change-info>
            <dc:creator>frederik </dc:creator>
            <dc:date>2014-09-22T09:01:07.399835392</dc:date>
          </office:change-info>
          <table:previous table:id="ct471">
            <table:change-track-table-cell table:cell-address="Tabelle2.H58" table:formula="of:=SUM([.H52:.H56]^2)" office:value-type="float" office:value="0"/>
          </table:previous>
        </table:cell-content-change>
        <table:cell-content-change table:id="ct478">
          <table:cell-address table:column="7" table:row="50" table:table="1"/>
          <office:change-info>
            <dc:creator>frederik </dc:creator>
            <dc:date>2014-09-22T09:01:35.698294239</dc:date>
          </office:change-info>
          <table:previous>
            <table:change-track-table-cell/>
          </table:previous>
        </table:cell-content-change>
        <table:cell-content-change table:id="ct479">
          <table:cell-address table:column="8" table:row="50" table:table="1"/>
          <office:change-info>
            <dc:creator>frederik </dc:creator>
            <dc:date>2014-09-22T09:01:42.365091850</dc:date>
          </office:change-info>
          <table:previous>
            <table:change-track-table-cell/>
          </table:previous>
        </table:cell-content-change>
        <table:cell-content-change table:id="ct480">
          <table:cell-address table:column="5" table:row="57" table:table="1"/>
          <office:change-info>
            <dc:creator>frederik </dc:creator>
            <dc:date>2014-09-22T09:01:52.437396510</dc:date>
          </office:change-info>
          <table:previous>
            <table:change-track-table-cell/>
          </table:previous>
        </table:cell-content-change>
        <table:cell-content-change table:id="ct481">
          <table:cell-address table:column="5" table:row="57" table:table="1"/>
          <office:change-info>
            <dc:creator>frederik </dc:creator>
            <dc:date>2014-09-22T09:01:58.906560928</dc:date>
          </office:change-info>
          <table:previous table:id="ct480">
            <table:change-track-table-cell office:value-type="string">
              <text:p>Ergebniss</text:p>
            </table:change-track-table-cell>
          </table:previous>
        </table:cell-content-change>
        <table:cell-content-change table:id="ct482">
          <table:cell-address table:column="5" table:row="57" table:table="1"/>
          <office:change-info>
            <dc:creator>frederik </dc:creator>
            <dc:date>2014-09-22T09:02:18.800337851</dc:date>
          </office:change-info>
          <table:previous table:id="ct481">
            <table:change-track-table-cell office:value-type="string">
              <text:p>Ergebnis</text:p>
            </table:change-track-table-cell>
          </table:previous>
        </table:cell-content-change>
        <table:cell-content-change table:id="ct483">
          <table:cell-address table:column="0" table:row="62" table:table="1"/>
          <office:change-info>
            <dc:creator>frederik </dc:creator>
            <dc:date>2014-09-22T09:33:11.504225285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64" table:table="1"/>
          <office:change-info>
            <dc:creator>frederik </dc:creator>
            <dc:date>2014-09-22T09:33:39.493908743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65" table:table="1"/>
          <office:change-info>
            <dc:creator>frederik </dc:creator>
            <dc:date>2014-09-22T09:33:39.493955294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67" table:table="1"/>
          <office:change-info>
            <dc:creator>frederik </dc:creator>
            <dc:date>2014-09-22T09:33:39.493976334</dc:date>
          </office:change-info>
          <table:previous>
            <table:change-track-table-cell/>
          </table:previous>
        </table:cell-content-change>
        <table:cell-content-change table:id="ct487">
          <table:cell-address table:column="1" table:row="64" table:table="1"/>
          <office:change-info>
            <dc:creator>frederik </dc:creator>
            <dc:date>2014-09-22T09:33:39.493991913</dc:date>
          </office:change-info>
          <table:previous>
            <table:change-track-table-cell/>
          </table:previous>
        </table:cell-content-change>
        <table:cell-content-change table:id="ct488">
          <table:cell-address table:column="1" table:row="65" table:table="1"/>
          <office:change-info>
            <dc:creator>frederik </dc:creator>
            <dc:date>2014-09-22T09:33:39.494010253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67" table:table="1"/>
          <office:change-info>
            <dc:creator>frederik </dc:creator>
            <dc:date>2014-09-22T09:33:39.494030103</dc:date>
          </office:change-info>
          <table:previous>
            <table:change-track-table-cell/>
          </table:previous>
        </table:cell-content-change>
        <table:cell-content-change table:id="ct490">
          <table:cell-address table:column="2" table:row="64" table:table="1"/>
          <office:change-info>
            <dc:creator>frederik </dc:creator>
            <dc:date>2014-09-22T09:33:39.494045417</dc:date>
          </office:change-info>
          <table:previous>
            <table:change-track-table-cell/>
          </table:previous>
        </table:cell-content-change>
        <table:cell-content-change table:id="ct491">
          <table:cell-address table:column="2" table:row="65" table:table="1"/>
          <office:change-info>
            <dc:creator>frederik </dc:creator>
            <dc:date>2014-09-22T09:33:39.494078782</dc:date>
          </office:change-info>
          <table:previous>
            <table:change-track-table-cell/>
          </table:previous>
        </table:cell-content-change>
        <table:cell-content-change table:id="ct492">
          <table:cell-address table:column="2" table:row="67" table:table="1"/>
          <office:change-info>
            <dc:creator>frederik </dc:creator>
            <dc:date>2014-09-22T09:33:39.494100259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64" table:table="1"/>
          <office:change-info>
            <dc:creator>frederik </dc:creator>
            <dc:date>2014-09-22T09:33:39.494115874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65" table:table="1"/>
          <office:change-info>
            <dc:creator>frederik </dc:creator>
            <dc:date>2014-09-22T09:33:39.494134518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67" table:table="1"/>
          <office:change-info>
            <dc:creator>frederik </dc:creator>
            <dc:date>2014-09-22T09:33:39.494155068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65" table:table="1"/>
          <office:change-info>
            <dc:creator>frederik </dc:creator>
            <dc:date>2014-09-22T09:33:49.125050327</dc:date>
          </office:change-info>
          <table:previous table:id="ct485">
            <table:change-track-table-cell office:value-type="float" office:value="5.04"/>
          </table:previous>
        </table:cell-content-change>
        <table:cell-content-change table:id="ct497">
          <table:cell-address table:column="2" table:row="65" table:table="1"/>
          <office:change-info>
            <dc:creator>frederik </dc:creator>
            <dc:date>2014-09-22T09:33:56.074565890</dc:date>
          </office:change-info>
          <table:previous table:id="ct491">
            <table:change-track-table-cell office:value-type="float" office:value="2.01"/>
          </table:previous>
        </table:cell-content-change>
        <table:cell-content-change table:id="ct498">
          <table:cell-address table:column="0" table:row="69" table:table="1"/>
          <office:change-info>
            <dc:creator>frederik </dc:creator>
            <dc:date>2014-09-22T09:33:58.254775737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69" table:table="1"/>
          <office:change-info>
            <dc:creator>frederik </dc:creator>
            <dc:date>2014-09-22T09:33:58.648160099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70" table:table="1"/>
          <office:change-info>
            <dc:creator>frederik </dc:creator>
            <dc:date>2014-09-22T09:33:59.19520531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71" table:table="1"/>
          <office:change-info>
            <dc:creator>frederik </dc:creator>
            <dc:date>2014-09-22T09:34:07.888170330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72" table:table="1"/>
          <office:change-info>
            <dc:creator>frederik </dc:creator>
            <dc:date>2014-09-22T09:34:07.888223512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61" table:table="1"/>
          <office:change-info>
            <dc:creator>frederik </dc:creator>
            <dc:date>2014-09-22T09:34:07.88824503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62" table:table="1"/>
          <office:change-info>
            <dc:creator>frederik </dc:creator>
            <dc:date>2014-09-22T09:34:07.888265627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63" table:table="1"/>
          <office:change-info>
            <dc:creator>frederik </dc:creator>
            <dc:date>2014-09-22T09:34:07.888286373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64" table:table="1"/>
          <office:change-info>
            <dc:creator>frederik </dc:creator>
            <dc:date>2014-09-22T09:34:07.888306309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65" table:table="1"/>
          <office:change-info>
            <dc:creator>frederik </dc:creator>
            <dc:date>2014-09-22T09:34:07.88832626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66" table:table="1"/>
          <office:change-info>
            <dc:creator>frederik </dc:creator>
            <dc:date>2014-09-22T09:34:07.888337576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67" table:table="1"/>
          <office:change-info>
            <dc:creator>frederik </dc:creator>
            <dc:date>2014-09-22T09:34:07.888348764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68" table:table="1"/>
          <office:change-info>
            <dc:creator>frederik </dc:creator>
            <dc:date>2014-09-22T09:34:07.888359705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69" table:table="1"/>
          <office:change-info>
            <dc:creator>frederik </dc:creator>
            <dc:date>2014-09-22T09:34:07.88837125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70" table:table="1"/>
          <office:change-info>
            <dc:creator>frederik </dc:creator>
            <dc:date>2014-09-22T09:34:07.888382836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71" table:table="1"/>
          <office:change-info>
            <dc:creator>frederik </dc:creator>
            <dc:date>2014-09-22T09:34:07.888394147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72" table:table="1"/>
          <office:change-info>
            <dc:creator>frederik </dc:creator>
            <dc:date>2014-09-22T09:34:07.888405320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73" table:table="1"/>
          <office:change-info>
            <dc:creator>frederik </dc:creator>
            <dc:date>2014-09-22T09:34:07.888416703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74" table:table="1"/>
          <office:change-info>
            <dc:creator>frederik </dc:creator>
            <dc:date>2014-09-22T09:34:07.888427979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75" table:table="1"/>
          <office:change-info>
            <dc:creator>frederik </dc:creator>
            <dc:date>2014-09-22T09:34:07.888439127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76" table:table="1"/>
          <office:change-info>
            <dc:creator>frederik </dc:creator>
            <dc:date>2014-09-22T09:34:07.888450682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77" table:table="1"/>
          <office:change-info>
            <dc:creator>frederik </dc:creator>
            <dc:date>2014-09-22T09:34:07.888462490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78" table:table="1"/>
          <office:change-info>
            <dc:creator>frederik </dc:creator>
            <dc:date>2014-09-22T09:34:07.888486598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79" table:table="1"/>
          <office:change-info>
            <dc:creator>frederik </dc:creator>
            <dc:date>2014-09-22T09:34:07.888499988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80" table:table="1"/>
          <office:change-info>
            <dc:creator>frederik </dc:creator>
            <dc:date>2014-09-22T09:34:07.88851177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81" table:table="1"/>
          <office:change-info>
            <dc:creator>frederik </dc:creator>
            <dc:date>2014-09-22T09:34:07.888523485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82" table:table="1"/>
          <office:change-info>
            <dc:creator>frederik </dc:creator>
            <dc:date>2014-09-22T09:34:07.88853497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83" table:table="1"/>
          <office:change-info>
            <dc:creator>frederik </dc:creator>
            <dc:date>2014-09-22T09:34:07.888546258</dc:date>
          </office:change-info>
          <table:previous>
            <table:change-track-table-cell/>
          </table:previous>
        </table:cell-content-change>
        <table:cell-content-change table:id="ct526">
          <table:cell-address table:column="0" table:row="84" table:table="1"/>
          <office:change-info>
            <dc:creator>frederik </dc:creator>
            <dc:date>2014-09-22T09:34:07.888557753</dc:date>
          </office:change-info>
          <table:previous>
            <table:change-track-table-cell/>
          </table:previous>
        </table:cell-content-change>
        <table:cell-content-change table:id="ct527">
          <table:cell-address table:column="0" table:row="85" table:table="1"/>
          <office:change-info>
            <dc:creator>frederik </dc:creator>
            <dc:date>2014-09-22T09:34:07.888569744</dc:date>
          </office:change-info>
          <table:previous>
            <table:change-track-table-cell/>
          </table:previous>
        </table:cell-content-change>
        <table:cell-content-change table:id="ct528">
          <table:cell-address table:column="0" table:row="86" table:table="1"/>
          <office:change-info>
            <dc:creator>frederik </dc:creator>
            <dc:date>2014-09-22T09:34:07.888580884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87" table:table="1"/>
          <office:change-info>
            <dc:creator>frederik </dc:creator>
            <dc:date>2014-09-22T09:34:07.888592168</dc:date>
          </office:change-info>
          <table:previous>
            <table:change-track-table-cell/>
          </table:previous>
        </table:cell-content-change>
        <table:cell-content-change table:id="ct530">
          <table:cell-address table:column="0" table:row="88" table:table="1"/>
          <office:change-info>
            <dc:creator>frederik </dc:creator>
            <dc:date>2014-09-22T09:34:07.888603362</dc:date>
          </office:change-info>
          <table:previous>
            <table:change-track-table-cell/>
          </table:previous>
        </table:cell-content-change>
        <table:cell-content-change table:id="ct531">
          <table:cell-address table:column="0" table:row="89" table:table="1"/>
          <office:change-info>
            <dc:creator>frederik </dc:creator>
            <dc:date>2014-09-22T09:34:07.888614767</dc:date>
          </office:change-info>
          <table:previous>
            <table:change-track-table-cell/>
          </table:previous>
        </table:cell-content-change>
        <table:cell-content-change table:id="ct532">
          <table:cell-address table:column="0" table:row="90" table:table="1"/>
          <office:change-info>
            <dc:creator>frederik </dc:creator>
            <dc:date>2014-09-22T09:34:07.888626544</dc:date>
          </office:change-info>
          <table:previous>
            <table:change-track-table-cell/>
          </table:previous>
        </table:cell-content-change>
        <table:cell-content-change table:id="ct533">
          <table:cell-address table:column="0" table:row="91" table:table="1"/>
          <office:change-info>
            <dc:creator>frederik </dc:creator>
            <dc:date>2014-09-22T09:34:07.888638171</dc:date>
          </office:change-info>
          <table:previous>
            <table:change-track-table-cell/>
          </table:previous>
        </table:cell-content-change>
        <table:cell-content-change table:id="ct534">
          <table:cell-address table:column="0" table:row="92" table:table="1"/>
          <office:change-info>
            <dc:creator>frederik </dc:creator>
            <dc:date>2014-09-22T09:34:07.888649762</dc:date>
          </office:change-info>
          <table:previous>
            <table:change-track-table-cell/>
          </table:previous>
        </table:cell-content-change>
        <table:cell-content-change table:id="ct535">
          <table:cell-address table:column="0" table:row="93" table:table="1"/>
          <office:change-info>
            <dc:creator>frederik </dc:creator>
            <dc:date>2014-09-22T09:34:07.888661230</dc:date>
          </office:change-info>
          <table:previous>
            <table:change-track-table-cell/>
          </table:previous>
        </table:cell-content-change>
        <table:cell-content-change table:id="ct536">
          <table:cell-address table:column="0" table:row="94" table:table="1"/>
          <office:change-info>
            <dc:creator>frederik </dc:creator>
            <dc:date>2014-09-22T09:34:07.888673407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95" table:table="1"/>
          <office:change-info>
            <dc:creator>frederik </dc:creator>
            <dc:date>2014-09-22T09:34:07.88868526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69" table:table="1"/>
          <office:change-info>
            <dc:creator>frederik </dc:creator>
            <dc:date>2014-09-22T09:34:14.260642356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69" table:table="1"/>
          <office:change-info>
            <dc:creator>frederik </dc:creator>
            <dc:date>2014-09-22T09:34:20.840617017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70" table:table="1"/>
          <office:change-info>
            <dc:creator>frederik </dc:creator>
            <dc:date>2014-09-22T09:34:20.840649445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71" table:table="1"/>
          <office:change-info>
            <dc:creator>frederik </dc:creator>
            <dc:date>2014-09-22T09:34:20.840658406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72" table:table="1"/>
          <office:change-info>
            <dc:creator>frederik </dc:creator>
            <dc:date>2014-09-22T09:34:20.84066698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1" table:table="1"/>
          <office:change-info>
            <dc:creator>frederik </dc:creator>
            <dc:date>2014-09-22T09:34:20.840675775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2" table:table="1"/>
          <office:change-info>
            <dc:creator>frederik </dc:creator>
            <dc:date>2014-09-22T09:34:20.840684228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3" table:table="1"/>
          <office:change-info>
            <dc:creator>frederik </dc:creator>
            <dc:date>2014-09-22T09:34:20.840692710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4" table:table="1"/>
          <office:change-info>
            <dc:creator>frederik </dc:creator>
            <dc:date>2014-09-22T09:34:20.8407013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5" table:table="1"/>
          <office:change-info>
            <dc:creator>frederik </dc:creator>
            <dc:date>2014-09-22T09:34:20.840709778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6" table:table="1"/>
          <office:change-info>
            <dc:creator>frederik </dc:creator>
            <dc:date>2014-09-22T09:34:20.840715431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7" table:table="1"/>
          <office:change-info>
            <dc:creator>frederik </dc:creator>
            <dc:date>2014-09-22T09:34:20.840731676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8" table:table="1"/>
          <office:change-info>
            <dc:creator>frederik </dc:creator>
            <dc:date>2014-09-22T09:34:20.840739641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9" table:table="1"/>
          <office:change-info>
            <dc:creator>frederik </dc:creator>
            <dc:date>2014-09-22T09:34:20.840744511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70" table:table="1"/>
          <office:change-info>
            <dc:creator>frederik </dc:creator>
            <dc:date>2014-09-22T09:34:20.840749108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1" table:table="1"/>
          <office:change-info>
            <dc:creator>frederik </dc:creator>
            <dc:date>2014-09-22T09:34:20.840754155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2" table:table="1"/>
          <office:change-info>
            <dc:creator>frederik </dc:creator>
            <dc:date>2014-09-22T09:34:20.840758801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3" table:table="1"/>
          <office:change-info>
            <dc:creator>frederik </dc:creator>
            <dc:date>2014-09-22T09:34:20.840763957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4" table:table="1"/>
          <office:change-info>
            <dc:creator>frederik </dc:creator>
            <dc:date>2014-09-22T09:34:20.840768772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5" table:table="1"/>
          <office:change-info>
            <dc:creator>frederik </dc:creator>
            <dc:date>2014-09-22T09:34:20.840773687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6" table:table="1"/>
          <office:change-info>
            <dc:creator>frederik </dc:creator>
            <dc:date>2014-09-22T09:34:20.840778565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7" table:table="1"/>
          <office:change-info>
            <dc:creator>frederik </dc:creator>
            <dc:date>2014-09-22T09:34:20.840783513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8" table:table="1"/>
          <office:change-info>
            <dc:creator>frederik </dc:creator>
            <dc:date>2014-09-22T09:34:20.840788251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9" table:table="1"/>
          <office:change-info>
            <dc:creator>frederik </dc:creator>
            <dc:date>2014-09-22T09:34:20.840793123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80" table:table="1"/>
          <office:change-info>
            <dc:creator>frederik </dc:creator>
            <dc:date>2014-09-22T09:34:20.840797867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1" table:table="1"/>
          <office:change-info>
            <dc:creator>frederik </dc:creator>
            <dc:date>2014-09-22T09:34:20.840802621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2" table:table="1"/>
          <office:change-info>
            <dc:creator>frederik </dc:creator>
            <dc:date>2014-09-22T09:34:20.840807308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3" table:table="1"/>
          <office:change-info>
            <dc:creator>frederik </dc:creator>
            <dc:date>2014-09-22T09:34:20.840812051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4" table:table="1"/>
          <office:change-info>
            <dc:creator>frederik </dc:creator>
            <dc:date>2014-09-22T09:34:20.840816921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5" table:table="1"/>
          <office:change-info>
            <dc:creator>frederik </dc:creator>
            <dc:date>2014-09-22T09:34:20.840821706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6" table:table="1"/>
          <office:change-info>
            <dc:creator>frederik </dc:creator>
            <dc:date>2014-09-22T09:34:20.840826437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7" table:table="1"/>
          <office:change-info>
            <dc:creator>frederik </dc:creator>
            <dc:date>2014-09-22T09:34:20.84083134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8" table:table="1"/>
          <office:change-info>
            <dc:creator>frederik </dc:creator>
            <dc:date>2014-09-22T09:34:20.840836128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9" table:table="1"/>
          <office:change-info>
            <dc:creator>frederik </dc:creator>
            <dc:date>2014-09-22T09:34:20.840841064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90" table:table="1"/>
          <office:change-info>
            <dc:creator>frederik </dc:creator>
            <dc:date>2014-09-22T09:34:20.840845912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1" table:table="1"/>
          <office:change-info>
            <dc:creator>frederik </dc:creator>
            <dc:date>2014-09-22T09:34:20.840850786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2" table:table="1"/>
          <office:change-info>
            <dc:creator>frederik </dc:creator>
            <dc:date>2014-09-22T09:34:20.840855763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3" table:table="1"/>
          <office:change-info>
            <dc:creator>frederik </dc:creator>
            <dc:date>2014-09-22T09:34:20.840860748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4" table:table="1"/>
          <office:change-info>
            <dc:creator>frederik </dc:creator>
            <dc:date>2014-09-22T09:34:20.840865634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5" table:table="1"/>
          <office:change-info>
            <dc:creator>frederik </dc:creator>
            <dc:date>2014-09-22T09:34:20.840870595</dc:date>
          </office:change-info>
          <table:previous>
            <table:change-track-table-cell/>
          </table:previous>
        </table:cell-content-change>
        <table:movement table:id="ct578">
          <table:source-range-address table:start-column="0" table:start-row="56" table:start-table="1" table:end-column="1" table:end-row="95" table:end-table="1"/>
          <table:target-range-address table:start-column="0" table:start-row="57" table:start-table="1" table:end-column="1" table:end-row="96" table:end-table="1"/>
          <office:change-info>
            <dc:creator>frederik </dc:creator>
            <dc:date>2014-09-22T09:34:29.664574755</dc:date>
          </office:change-info>
          <table:dependencies>
            <table:dependency table:id="ct1150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580"/>
            <table:dependency table:id="ct579"/>
          </table:dependencies>
          <table:deletions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42">
              <table:change-track-table-cell office:value-type="float" office:value="0.1"/>
            </table:cell-content-deletion>
            <table:cell-content-deletion table:id="ct541">
              <table:change-track-table-cell office:value-type="float" office:value="0.1"/>
            </table:cell-content-deletion>
            <table:cell-content-deletion table:id="ct540">
              <table:change-track-table-cell office:value-type="float" office:value="0.1"/>
            </table:cell-content-deletion>
            <table:cell-content-deletion table:id="ct539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  <table:cell-content-deletion table:id="ct502">
              <table:change-track-table-cell office:value-type="float" office:value="10"/>
            </table:cell-content-deletion>
            <table:cell-content-deletion table:id="ct501">
              <table:change-track-table-cell office:value-type="float" office:value="8"/>
            </table:cell-content-deletion>
            <table:cell-content-deletion table:id="ct500">
              <table:change-track-table-cell office:value-type="float" office:value="6"/>
            </table:cell-content-deletion>
            <table:cell-content-deletion table:id="ct499">
              <table:change-track-table-cell office:value-type="float" office:value="4"/>
            </table:cell-content-deletion>
          </table:deletions>
        </table:movement>
        <table:cell-content-change table:id="ct579">
          <table:cell-address table:column="1" table:row="68" table:table="1"/>
          <office:change-info>
            <dc:creator>frederik </dc:creator>
            <dc:date>2014-09-22T09:34:33.451039418</dc:date>
          </office:change-info>
          <table:previous>
            <table:change-track-table-cell/>
          </table:previous>
        </table:cell-content-change>
        <table:cell-content-change table:id="ct580">
          <table:cell-address table:column="0" table:row="68" table:table="1"/>
          <office:change-info>
            <dc:creator>frederik </dc:creator>
            <dc:date>2014-09-22T09:34:34.856786099</dc:date>
          </office:change-info>
          <table:previous>
            <table:change-track-table-cell/>
          </table:previous>
        </table:cell-content-change>
        <table:cell-content-change table:id="ct581">
          <table:cell-address table:column="2" table:row="68" table:table="1"/>
          <office:change-info>
            <dc:creator>frederik </dc:creator>
            <dc:date>2014-09-22T09:34:43.053802475</dc:date>
          </office:change-info>
          <table:previous>
            <table:change-track-table-cell/>
          </table:previous>
        </table:cell-content-change>
        <table:cell-content-change table:id="ct582">
          <table:cell-address table:column="3" table:row="68" table:table="1"/>
          <office:change-info>
            <dc:creator>frederik </dc:creator>
            <dc:date>2014-09-22T09:34:44.800567791</dc:date>
          </office:change-info>
          <table:previous>
            <table:change-track-table-cell/>
          </table:previous>
        </table:cell-content-change>
        <table:cell-content-change table:id="ct583">
          <table:cell-address table:column="3" table:row="69" table:table="1"/>
          <office:change-info>
            <dc:creator>frederik </dc:creator>
            <dc:date>2014-09-22T09:34:50.561471438</dc:date>
          </office:change-info>
          <table:previous>
            <table:change-track-table-cell/>
          </table:previous>
        </table:cell-content-change>
        <table:cell-content-change table:id="ct584">
          <table:cell-address table:column="3" table:row="70" table:table="1"/>
          <office:change-info>
            <dc:creator>frederik </dc:creator>
            <dc:date>2014-09-22T09:34:50.561516395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71" table:table="1"/>
          <office:change-info>
            <dc:creator>frederik </dc:creator>
            <dc:date>2014-09-22T09:34:50.561539108</dc:date>
          </office:change-info>
          <table:previous>
            <table:change-track-table-cell/>
          </table:previous>
        </table:cell-content-change>
        <table:cell-content-change table:id="ct586">
          <table:cell-address table:column="3" table:row="72" table:table="1"/>
          <office:change-info>
            <dc:creator>frederik </dc:creator>
            <dc:date>2014-09-22T09:34:50.561560771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61" table:table="1"/>
          <office:change-info>
            <dc:creator>frederik </dc:creator>
            <dc:date>2014-09-22T09:34:50.561582214</dc:date>
          </office:change-info>
          <table:previous>
            <table:change-track-table-cell/>
          </table:previous>
        </table:cell-content-change>
        <table:cell-content-change table:id="ct588">
          <table:cell-address table:column="3" table:row="62" table:table="1"/>
          <office:change-info>
            <dc:creator>frederik </dc:creator>
            <dc:date>2014-09-22T09:34:50.561603637</dc:date>
          </office:change-info>
          <table:previous>
            <table:change-track-table-cell/>
          </table:previous>
        </table:cell-content-change>
        <table:cell-content-change table:id="ct589">
          <table:cell-address table:column="3" table:row="63" table:table="1"/>
          <office:change-info>
            <dc:creator>frederik </dc:creator>
            <dc:date>2014-09-22T09:34:50.561625294</dc:date>
          </office:change-info>
          <table:previous>
            <table:change-track-table-cell/>
          </table:previous>
        </table:cell-content-change>
        <table:cell-content-change table:id="ct590">
          <table:cell-address table:column="3" table:row="64" table:table="1"/>
          <office:change-info>
            <dc:creator>frederik </dc:creator>
            <dc:date>2014-09-22T09:34:50.561646497</dc:date>
          </office:change-info>
          <table:previous>
            <table:change-track-table-cell/>
          </table:previous>
        </table:cell-content-change>
        <table:cell-content-change table:id="ct591">
          <table:cell-address table:column="3" table:row="65" table:table="1"/>
          <office:change-info>
            <dc:creator>frederik </dc:creator>
            <dc:date>2014-09-22T09:34:50.561668211</dc:date>
          </office:change-info>
          <table:previous>
            <table:change-track-table-cell/>
          </table:previous>
        </table:cell-content-change>
        <table:cell-content-change table:id="ct592">
          <table:cell-address table:column="3" table:row="66" table:table="1"/>
          <office:change-info>
            <dc:creator>frederik </dc:creator>
            <dc:date>2014-09-22T09:34:50.561681784</dc:date>
          </office:change-info>
          <table:previous>
            <table:change-track-table-cell/>
          </table:previous>
        </table:cell-content-change>
        <table:cell-content-change table:id="ct593">
          <table:cell-address table:column="3" table:row="67" table:table="1"/>
          <office:change-info>
            <dc:creator>frederik </dc:creator>
            <dc:date>2014-09-22T09:34:50.561693944</dc:date>
          </office:change-info>
          <table:previous>
            <table:change-track-table-cell/>
          </table:previous>
        </table:cell-content-change>
        <table:cell-content-change table:id="ct594">
          <table:cell-address table:column="3" table:row="68" table:table="1"/>
          <office:change-info>
            <dc:creator>frederik </dc:creator>
            <dc:date>2014-09-22T09:34:50.561706088</dc:date>
          </office:change-info>
          <table:previous>
            <table:change-track-table-cell/>
          </table:previous>
        </table:cell-content-change>
        <table:cell-content-change table:id="ct595">
          <table:cell-address table:column="3" table:row="69" table:table="1"/>
          <office:change-info>
            <dc:creator>frederik </dc:creator>
            <dc:date>2014-09-22T09:34:50.561717857</dc:date>
          </office:change-info>
          <table:previous>
            <table:change-track-table-cell/>
          </table:previous>
        </table:cell-content-change>
        <table:cell-content-change table:id="ct596">
          <table:cell-address table:column="3" table:row="70" table:table="1"/>
          <office:change-info>
            <dc:creator>frederik </dc:creator>
            <dc:date>2014-09-22T09:34:50.561729535</dc:date>
          </office:change-info>
          <table:previous>
            <table:change-track-table-cell/>
          </table:previous>
        </table:cell-content-change>
        <table:cell-content-change table:id="ct597">
          <table:cell-address table:column="3" table:row="71" table:table="1"/>
          <office:change-info>
            <dc:creator>frederik </dc:creator>
            <dc:date>2014-09-22T09:34:50.561741306</dc:date>
          </office:change-info>
          <table:previous>
            <table:change-track-table-cell/>
          </table:previous>
        </table:cell-content-change>
        <table:cell-content-change table:id="ct598">
          <table:cell-address table:column="3" table:row="72" table:table="1"/>
          <office:change-info>
            <dc:creator>frederik </dc:creator>
            <dc:date>2014-09-22T09:34:50.561753833</dc:date>
          </office:change-info>
          <table:previous>
            <table:change-track-table-cell/>
          </table:previous>
        </table:cell-content-change>
        <table:cell-content-change table:id="ct599">
          <table:cell-address table:column="3" table:row="73" table:table="1"/>
          <office:change-info>
            <dc:creator>frederik </dc:creator>
            <dc:date>2014-09-22T09:34:50.561765652</dc:date>
          </office:change-info>
          <table:previous>
            <table:change-track-table-cell/>
          </table:previous>
        </table:cell-content-change>
        <table:cell-content-change table:id="ct600">
          <table:cell-address table:column="3" table:row="74" table:table="1"/>
          <office:change-info>
            <dc:creator>frederik </dc:creator>
            <dc:date>2014-09-22T09:34:50.561777724</dc:date>
          </office:change-info>
          <table:previous>
            <table:change-track-table-cell/>
          </table:previous>
        </table:cell-content-change>
        <table:cell-content-change table:id="ct601">
          <table:cell-address table:column="3" table:row="75" table:table="1"/>
          <office:change-info>
            <dc:creator>frederik </dc:creator>
            <dc:date>2014-09-22T09:34:50.561789616</dc:date>
          </office:change-info>
          <table:previous>
            <table:change-track-table-cell/>
          </table:previous>
        </table:cell-content-change>
        <table:cell-content-change table:id="ct602">
          <table:cell-address table:column="3" table:row="76" table:table="1"/>
          <office:change-info>
            <dc:creator>frederik </dc:creator>
            <dc:date>2014-09-22T09:34:50.561801324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77" table:table="1"/>
          <office:change-info>
            <dc:creator>frederik </dc:creator>
            <dc:date>2014-09-22T09:34:50.561813463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78" table:table="1"/>
          <office:change-info>
            <dc:creator>frederik </dc:creator>
            <dc:date>2014-09-22T09:34:50.561825201</dc:date>
          </office:change-info>
          <table:previous>
            <table:change-track-table-cell/>
          </table:previous>
        </table:cell-content-change>
        <table:cell-content-change table:id="ct605">
          <table:cell-address table:column="3" table:row="79" table:table="1"/>
          <office:change-info>
            <dc:creator>frederik </dc:creator>
            <dc:date>2014-09-22T09:34:50.561836951</dc:date>
          </office:change-info>
          <table:previous>
            <table:change-track-table-cell/>
          </table:previous>
        </table:cell-content-change>
        <table:cell-content-change table:id="ct606">
          <table:cell-address table:column="3" table:row="80" table:table="1"/>
          <office:change-info>
            <dc:creator>frederik </dc:creator>
            <dc:date>2014-09-22T09:34:50.561848786</dc:date>
          </office:change-info>
          <table:previous>
            <table:change-track-table-cell/>
          </table:previous>
        </table:cell-content-change>
        <table:cell-content-change table:id="ct607">
          <table:cell-address table:column="3" table:row="81" table:table="1"/>
          <office:change-info>
            <dc:creator>frederik </dc:creator>
            <dc:date>2014-09-22T09:34:50.561860921</dc:date>
          </office:change-info>
          <table:previous>
            <table:change-track-table-cell/>
          </table:previous>
        </table:cell-content-change>
        <table:cell-content-change table:id="ct608">
          <table:cell-address table:column="3" table:row="82" table:table="1"/>
          <office:change-info>
            <dc:creator>frederik </dc:creator>
            <dc:date>2014-09-22T09:34:50.561887066</dc:date>
          </office:change-info>
          <table:previous>
            <table:change-track-table-cell/>
          </table:previous>
        </table:cell-content-change>
        <table:cell-content-change table:id="ct609">
          <table:cell-address table:column="3" table:row="83" table:table="1"/>
          <office:change-info>
            <dc:creator>frederik </dc:creator>
            <dc:date>2014-09-22T09:34:50.561900999</dc:date>
          </office:change-info>
          <table:previous>
            <table:change-track-table-cell/>
          </table:previous>
        </table:cell-content-change>
        <table:cell-content-change table:id="ct610">
          <table:cell-address table:column="3" table:row="84" table:table="1"/>
          <office:change-info>
            <dc:creator>frederik </dc:creator>
            <dc:date>2014-09-22T09:34:50.561913427</dc:date>
          </office:change-info>
          <table:previous>
            <table:change-track-table-cell/>
          </table:previous>
        </table:cell-content-change>
        <table:cell-content-change table:id="ct611">
          <table:cell-address table:column="3" table:row="85" table:table="1"/>
          <office:change-info>
            <dc:creator>frederik </dc:creator>
            <dc:date>2014-09-22T09:34:50.561925655</dc:date>
          </office:change-info>
          <table:previous>
            <table:change-track-table-cell/>
          </table:previous>
        </table:cell-content-change>
        <table:cell-content-change table:id="ct612">
          <table:cell-address table:column="3" table:row="86" table:table="1"/>
          <office:change-info>
            <dc:creator>frederik </dc:creator>
            <dc:date>2014-09-22T09:34:50.561937538</dc:date>
          </office:change-info>
          <table:previous>
            <table:change-track-table-cell/>
          </table:previous>
        </table:cell-content-change>
        <table:cell-content-change table:id="ct613">
          <table:cell-address table:column="3" table:row="87" table:table="1"/>
          <office:change-info>
            <dc:creator>frederik </dc:creator>
            <dc:date>2014-09-22T09:34:50.561949381</dc:date>
          </office:change-info>
          <table:previous>
            <table:change-track-table-cell/>
          </table:previous>
        </table:cell-content-change>
        <table:cell-content-change table:id="ct614">
          <table:cell-address table:column="3" table:row="88" table:table="1"/>
          <office:change-info>
            <dc:creator>frederik </dc:creator>
            <dc:date>2014-09-22T09:34:50.561961607</dc:date>
          </office:change-info>
          <table:previous>
            <table:change-track-table-cell/>
          </table:previous>
        </table:cell-content-change>
        <table:cell-content-change table:id="ct615">
          <table:cell-address table:column="3" table:row="89" table:table="1"/>
          <office:change-info>
            <dc:creator>frederik </dc:creator>
            <dc:date>2014-09-22T09:34:50.561973989</dc:date>
          </office:change-info>
          <table:previous>
            <table:change-track-table-cell/>
          </table:previous>
        </table:cell-content-change>
        <table:cell-content-change table:id="ct616">
          <table:cell-address table:column="3" table:row="90" table:table="1"/>
          <office:change-info>
            <dc:creator>frederik </dc:creator>
            <dc:date>2014-09-22T09:34:50.561986187</dc:date>
          </office:change-info>
          <table:previous>
            <table:change-track-table-cell/>
          </table:previous>
        </table:cell-content-change>
        <table:cell-content-change table:id="ct617">
          <table:cell-address table:column="3" table:row="91" table:table="1"/>
          <office:change-info>
            <dc:creator>frederik </dc:creator>
            <dc:date>2014-09-22T09:34:50.561998708</dc:date>
          </office:change-info>
          <table:previous>
            <table:change-track-table-cell/>
          </table:previous>
        </table:cell-content-change>
        <table:cell-content-change table:id="ct618">
          <table:cell-address table:column="3" table:row="92" table:table="1"/>
          <office:change-info>
            <dc:creator>frederik </dc:creator>
            <dc:date>2014-09-22T09:34:50.562010711</dc:date>
          </office:change-info>
          <table:previous>
            <table:change-track-table-cell/>
          </table:previous>
        </table:cell-content-change>
        <table:cell-content-change table:id="ct619">
          <table:cell-address table:column="3" table:row="93" table:table="1"/>
          <office:change-info>
            <dc:creator>frederik </dc:creator>
            <dc:date>2014-09-22T09:34:50.562023135</dc:date>
          </office:change-info>
          <table:previous>
            <table:change-track-table-cell/>
          </table:previous>
        </table:cell-content-change>
        <table:cell-content-change table:id="ct620">
          <table:cell-address table:column="3" table:row="94" table:table="1"/>
          <office:change-info>
            <dc:creator>frederik </dc:creator>
            <dc:date>2014-09-22T09:34:50.562035330</dc:date>
          </office:change-info>
          <table:previous>
            <table:change-track-table-cell/>
          </table:previous>
        </table:cell-content-change>
        <table:cell-content-change table:id="ct621">
          <table:cell-address table:column="3" table:row="95" table:table="1"/>
          <office:change-info>
            <dc:creator>frederik </dc:creator>
            <dc:date>2014-09-22T09:34:50.562047637</dc:date>
          </office:change-info>
          <table:previous>
            <table:change-track-table-cell/>
          </table:previous>
        </table:cell-content-change>
        <table:cell-content-change table:id="ct622">
          <table:cell-address table:column="3" table:row="96" table:table="1"/>
          <office:change-info>
            <dc:creator>frederik </dc:creator>
            <dc:date>2014-09-22T09:34:50.562059757</dc:date>
          </office:change-info>
          <table:previous>
            <table:change-track-table-cell/>
          </table:previous>
        </table:cell-content-change>
        <table:cell-content-change table:id="ct623">
          <table:cell-address table:column="2" table:row="69" table:table="1"/>
          <office:change-info>
            <dc:creator>frederik </dc:creator>
            <dc:date>2014-09-22T09:35:30.336740329</dc:date>
          </office:change-info>
          <table:previous>
            <table:change-track-table-cell/>
          </table:previous>
        </table:cell-content-change>
        <table:cell-content-change table:id="ct624">
          <table:cell-address table:column="2" table:row="70" table:table="1"/>
          <office:change-info>
            <dc:creator>frederik </dc:creator>
            <dc:date>2014-09-22T09:35:43.352753210</dc:date>
          </office:change-info>
          <table:previous>
            <table:change-track-table-cell/>
          </table:previous>
        </table:cell-content-change>
        <table:cell-content-change table:id="ct625">
          <table:cell-address table:column="2" table:row="71" table:table="1"/>
          <office:change-info>
            <dc:creator>frederik </dc:creator>
            <dc:date>2014-09-22T09:36:14.905482716</dc:date>
          </office:change-info>
          <table:previous>
            <table:change-track-table-cell/>
          </table:previous>
        </table:cell-content-change>
        <table:cell-content-change table:id="ct626">
          <table:cell-address table:column="2" table:row="72" table:table="1"/>
          <office:change-info>
            <dc:creator>frederik </dc:creator>
            <dc:date>2014-09-22T09:36:34.983480403</dc:date>
          </office:change-info>
          <table:previous>
            <table:change-track-table-cell/>
          </table:previous>
        </table:cell-content-change>
        <table:cell-content-change table:id="ct627">
          <table:cell-address table:column="2" table:row="61" table:table="1"/>
          <office:change-info>
            <dc:creator>frederik </dc:creator>
            <dc:date>2014-09-22T09:36:51.433434169</dc:date>
          </office:change-info>
          <table:previous>
            <table:change-track-table-cell/>
          </table:previous>
        </table:cell-content-change>
        <table:cell-content-change table:id="ct628">
          <table:cell-address table:column="2" table:row="62" table:table="1"/>
          <office:change-info>
            <dc:creator>frederik </dc:creator>
            <dc:date>2014-09-22T09:37:36.74008710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68" table:table="1"/>
          <office:change-info>
            <dc:creator>frederik </dc:creator>
            <dc:date>2014-09-22T09:37:43.803279140</dc:date>
          </office:change-info>
          <table:previous table:id="ct579">
            <table:change-track-table-cell office:value-type="float" office:value="0.1"/>
          </table:previous>
        </table:cell-content-change>
        <table:cell-content-change table:id="ct630">
          <table:cell-address table:column="1" table:row="69" table:table="1"/>
          <office:change-info>
            <dc:creator>frederik </dc:creator>
            <dc:date>2014-09-22T09:37:51.123652678</dc:date>
          </office:change-info>
          <table:previous table:id="ct538">
            <table:change-track-table-cell office:value-type="float" office:value="0.1"/>
          </table:previous>
        </table:cell-content-change>
        <table:cell-content-change table:id="ct631">
          <table:cell-address table:column="1" table:row="70" table:table="1"/>
          <office:change-info>
            <dc:creator>frederik </dc:creator>
            <dc:date>2014-09-22T09:37:51.123674956</dc:date>
          </office:change-info>
          <table:previous>
            <table:change-track-table-cell office:value-type="float" office:value="0.1"/>
          </table:previous>
        </table:cell-content-change>
        <table:cell-content-change table:id="ct632">
          <table:cell-address table:column="1" table:row="71" table:table="1"/>
          <office:change-info>
            <dc:creator>frederik </dc:creator>
            <dc:date>2014-09-22T09:37:51.123697969</dc:date>
          </office:change-info>
          <table:previous>
            <table:change-track-table-cell office:value-type="float" office:value="0.1"/>
          </table:previous>
        </table:cell-content-change>
        <table:cell-content-change table:id="ct633">
          <table:cell-address table:column="1" table:row="72" table:table="1"/>
          <office:change-info>
            <dc:creator>frederik </dc:creator>
            <dc:date>2014-09-22T09:37:51.123709318</dc:date>
          </office:change-info>
          <table:previous>
            <table:change-track-table-cell office:value-type="float" office:value="0.1"/>
          </table:previous>
        </table:cell-content-change>
        <table:cell-content-change table:id="ct634">
          <table:cell-address table:column="1" table:row="61" table:table="1"/>
          <office:change-info>
            <dc:creator>frederik </dc:creator>
            <dc:date>2014-09-22T09:37:51.123720114</dc:date>
          </office:change-info>
          <table:previous>
            <table:change-track-table-cell office:value-type="float" office:value="0.1"/>
          </table:previous>
        </table:cell-content-change>
        <table:cell-content-change table:id="ct635">
          <table:cell-address table:column="1" table:row="62" table:table="1"/>
          <office:change-info>
            <dc:creator>frederik </dc:creator>
            <dc:date>2014-09-22T09:37:51.123730749</dc:date>
          </office:change-info>
          <table:previous>
            <table:change-track-table-cell office:value-type="float" office:value="0.1"/>
          </table:previous>
        </table:cell-content-change>
        <table:cell-content-change table:id="ct636">
          <table:cell-address table:column="1" table:row="63" table:table="1"/>
          <office:change-info>
            <dc:creator>frederik </dc:creator>
            <dc:date>2014-09-22T09:37:51.123741554</dc:date>
          </office:change-info>
          <table:previous>
            <table:change-track-table-cell office:value-type="float" office:value="0.1"/>
          </table:previous>
        </table:cell-content-change>
        <table:cell-content-change table:id="ct637">
          <table:cell-address table:column="1" table:row="64" table:table="1"/>
          <office:change-info>
            <dc:creator>frederik </dc:creator>
            <dc:date>2014-09-22T09:37:51.123762692</dc:date>
          </office:change-info>
          <table:previous>
            <table:change-track-table-cell office:value-type="float" office:value="0.1"/>
          </table:previous>
        </table:cell-content-change>
        <table:cell-content-change table:id="ct638">
          <table:cell-address table:column="1" table:row="65" table:table="1"/>
          <office:change-info>
            <dc:creator>frederik </dc:creator>
            <dc:date>2014-09-22T09:37:51.123774235</dc:date>
          </office:change-info>
          <table:previous>
            <table:change-track-table-cell office:value-type="float" office:value="0.1"/>
          </table:previous>
        </table:cell-content-change>
        <table:cell-content-change table:id="ct639">
          <table:cell-address table:column="1" table:row="66" table:table="1"/>
          <office:change-info>
            <dc:creator>frederik </dc:creator>
            <dc:date>2014-09-22T09:37:51.123783888</dc:date>
          </office:change-info>
          <table:previous>
            <table:change-track-table-cell office:value-type="float" office:value="0.1"/>
          </table:previous>
        </table:cell-content-change>
        <table:cell-content-change table:id="ct640">
          <table:cell-address table:column="1" table:row="67" table:table="1"/>
          <office:change-info>
            <dc:creator>frederik </dc:creator>
            <dc:date>2014-09-22T09:37:51.123791470</dc:date>
          </office:change-info>
          <table:previous>
            <table:change-track-table-cell office:value-type="float" office:value="0.1"/>
          </table:previous>
        </table:cell-content-change>
        <table:cell-content-change table:id="ct641">
          <table:cell-address table:column="1" table:row="68" table:table="1"/>
          <office:change-info>
            <dc:creator>frederik </dc:creator>
            <dc:date>2014-09-22T09:37:51.123798626</dc:date>
          </office:change-info>
          <table:previous>
            <table:change-track-table-cell office:value-type="float" office:value="0.1"/>
          </table:previous>
        </table:cell-content-change>
        <table:cell-content-change table:id="ct642">
          <table:cell-address table:column="1" table:row="69" table:table="1"/>
          <office:change-info>
            <dc:creator>frederik </dc:creator>
            <dc:date>2014-09-22T09:37:51.123805771</dc:date>
          </office:change-info>
          <table:previous>
            <table:change-track-table-cell office:value-type="float" office:value="0.1"/>
          </table:previous>
        </table:cell-content-change>
        <table:cell-content-change table:id="ct643">
          <table:cell-address table:column="1" table:row="70" table:table="1"/>
          <office:change-info>
            <dc:creator>frederik </dc:creator>
            <dc:date>2014-09-22T09:37:51.123812853</dc:date>
          </office:change-info>
          <table:previous>
            <table:change-track-table-cell office:value-type="float" office:value="0.1"/>
          </table:previous>
        </table:cell-content-change>
        <table:cell-content-change table:id="ct644">
          <table:cell-address table:column="1" table:row="71" table:table="1"/>
          <office:change-info>
            <dc:creator>frederik </dc:creator>
            <dc:date>2014-09-22T09:37:51.123820257</dc:date>
          </office:change-info>
          <table:previous>
            <table:change-track-table-cell office:value-type="float" office:value="0.1"/>
          </table:previous>
        </table:cell-content-change>
        <table:cell-content-change table:id="ct645">
          <table:cell-address table:column="1" table:row="72" table:table="1"/>
          <office:change-info>
            <dc:creator>frederik </dc:creator>
            <dc:date>2014-09-22T09:37:51.123827636</dc:date>
          </office:change-info>
          <table:previous>
            <table:change-track-table-cell office:value-type="float" office:value="0.1"/>
          </table:previous>
        </table:cell-content-change>
        <table:cell-content-change table:id="ct646">
          <table:cell-address table:column="1" table:row="73" table:table="1"/>
          <office:change-info>
            <dc:creator>frederik </dc:creator>
            <dc:date>2014-09-22T09:37:51.123834874</dc:date>
          </office:change-info>
          <table:previous>
            <table:change-track-table-cell office:value-type="float" office:value="0.1"/>
          </table:previous>
        </table:cell-content-change>
        <table:cell-content-change table:id="ct647">
          <table:cell-address table:column="1" table:row="74" table:table="1"/>
          <office:change-info>
            <dc:creator>frederik </dc:creator>
            <dc:date>2014-09-22T09:37:51.123842336</dc:date>
          </office:change-info>
          <table:previous>
            <table:change-track-table-cell office:value-type="float" office:value="0.1"/>
          </table:previous>
        </table:cell-content-change>
        <table:cell-content-change table:id="ct648">
          <table:cell-address table:column="1" table:row="75" table:table="1"/>
          <office:change-info>
            <dc:creator>frederik </dc:creator>
            <dc:date>2014-09-22T09:37:51.123849856</dc:date>
          </office:change-info>
          <table:previous>
            <table:change-track-table-cell office:value-type="float" office:value="0.1"/>
          </table:previous>
        </table:cell-content-change>
        <table:cell-content-change table:id="ct649">
          <table:cell-address table:column="1" table:row="76" table:table="1"/>
          <office:change-info>
            <dc:creator>frederik </dc:creator>
            <dc:date>2014-09-22T09:37:51.123856971</dc:date>
          </office:change-info>
          <table:previous>
            <table:change-track-table-cell office:value-type="float" office:value="0.1"/>
          </table:previous>
        </table:cell-content-change>
        <table:cell-content-change table:id="ct650">
          <table:cell-address table:column="1" table:row="77" table:table="1"/>
          <office:change-info>
            <dc:creator>frederik </dc:creator>
            <dc:date>2014-09-22T09:37:51.123864502</dc:date>
          </office:change-info>
          <table:previous>
            <table:change-track-table-cell office:value-type="float" office:value="0.1"/>
          </table:previous>
        </table:cell-content-change>
        <table:cell-content-change table:id="ct651">
          <table:cell-address table:column="1" table:row="78" table:table="1"/>
          <office:change-info>
            <dc:creator>frederik </dc:creator>
            <dc:date>2014-09-22T09:37:51.123874596</dc:date>
          </office:change-info>
          <table:previous>
            <table:change-track-table-cell office:value-type="float" office:value="0.1"/>
          </table:previous>
        </table:cell-content-change>
        <table:cell-content-change table:id="ct652">
          <table:cell-address table:column="1" table:row="79" table:table="1"/>
          <office:change-info>
            <dc:creator>frederik </dc:creator>
            <dc:date>2014-09-22T09:37:51.123882026</dc:date>
          </office:change-info>
          <table:previous>
            <table:change-track-table-cell office:value-type="float" office:value="0.1"/>
          </table:previous>
        </table:cell-content-change>
        <table:cell-content-change table:id="ct653">
          <table:cell-address table:column="1" table:row="80" table:table="1"/>
          <office:change-info>
            <dc:creator>frederik </dc:creator>
            <dc:date>2014-09-22T09:37:51.123889169</dc:date>
          </office:change-info>
          <table:previous>
            <table:change-track-table-cell office:value-type="float" office:value="0.1"/>
          </table:previous>
        </table:cell-content-change>
        <table:cell-content-change table:id="ct654">
          <table:cell-address table:column="1" table:row="81" table:table="1"/>
          <office:change-info>
            <dc:creator>frederik </dc:creator>
            <dc:date>2014-09-22T09:37:51.123896225</dc:date>
          </office:change-info>
          <table:previous>
            <table:change-track-table-cell office:value-type="float" office:value="0.1"/>
          </table:previous>
        </table:cell-content-change>
        <table:cell-content-change table:id="ct655">
          <table:cell-address table:column="1" table:row="82" table:table="1"/>
          <office:change-info>
            <dc:creator>frederik </dc:creator>
            <dc:date>2014-09-22T09:37:51.123903407</dc:date>
          </office:change-info>
          <table:previous>
            <table:change-track-table-cell office:value-type="float" office:value="0.1"/>
          </table:previous>
        </table:cell-content-change>
        <table:cell-content-change table:id="ct656">
          <table:cell-address table:column="1" table:row="83" table:table="1"/>
          <office:change-info>
            <dc:creator>frederik </dc:creator>
            <dc:date>2014-09-22T09:37:51.123910505</dc:date>
          </office:change-info>
          <table:previous>
            <table:change-track-table-cell office:value-type="float" office:value="0.1"/>
          </table:previous>
        </table:cell-content-change>
        <table:cell-content-change table:id="ct657">
          <table:cell-address table:column="1" table:row="84" table:table="1"/>
          <office:change-info>
            <dc:creator>frederik </dc:creator>
            <dc:date>2014-09-22T09:37:51.123917640</dc:date>
          </office:change-info>
          <table:previous>
            <table:change-track-table-cell office:value-type="float" office:value="0.1"/>
          </table:previous>
        </table:cell-content-change>
        <table:cell-content-change table:id="ct658">
          <table:cell-address table:column="1" table:row="85" table:table="1"/>
          <office:change-info>
            <dc:creator>frederik </dc:creator>
            <dc:date>2014-09-22T09:37:51.123924987</dc:date>
          </office:change-info>
          <table:previous>
            <table:change-track-table-cell office:value-type="float" office:value="0.1"/>
          </table:previous>
        </table:cell-content-change>
        <table:cell-content-change table:id="ct659">
          <table:cell-address table:column="1" table:row="86" table:table="1"/>
          <office:change-info>
            <dc:creator>frederik </dc:creator>
            <dc:date>2014-09-22T09:37:51.123932294</dc:date>
          </office:change-info>
          <table:previous>
            <table:change-track-table-cell office:value-type="float" office:value="0.1"/>
          </table:previous>
        </table:cell-content-change>
        <table:cell-content-change table:id="ct660">
          <table:cell-address table:column="1" table:row="87" table:table="1"/>
          <office:change-info>
            <dc:creator>frederik </dc:creator>
            <dc:date>2014-09-22T09:37:51.123939415</dc:date>
          </office:change-info>
          <table:previous>
            <table:change-track-table-cell office:value-type="float" office:value="0.1"/>
          </table:previous>
        </table:cell-content-change>
        <table:cell-content-change table:id="ct661">
          <table:cell-address table:column="1" table:row="88" table:table="1"/>
          <office:change-info>
            <dc:creator>frederik </dc:creator>
            <dc:date>2014-09-22T09:37:51.123946653</dc:date>
          </office:change-info>
          <table:previous>
            <table:change-track-table-cell office:value-type="float" office:value="0.1"/>
          </table:previous>
        </table:cell-content-change>
        <table:cell-content-change table:id="ct662">
          <table:cell-address table:column="1" table:row="89" table:table="1"/>
          <office:change-info>
            <dc:creator>frederik </dc:creator>
            <dc:date>2014-09-22T09:37:51.123953911</dc:date>
          </office:change-info>
          <table:previous>
            <table:change-track-table-cell office:value-type="float" office:value="0.1"/>
          </table:previous>
        </table:cell-content-change>
        <table:cell-content-change table:id="ct663">
          <table:cell-address table:column="1" table:row="90" table:table="1"/>
          <office:change-info>
            <dc:creator>frederik </dc:creator>
            <dc:date>2014-09-22T09:37:51.123961164</dc:date>
          </office:change-info>
          <table:previous>
            <table:change-track-table-cell office:value-type="float" office:value="0.1"/>
          </table:previous>
        </table:cell-content-change>
        <table:cell-content-change table:id="ct664">
          <table:cell-address table:column="1" table:row="91" table:table="1"/>
          <office:change-info>
            <dc:creator>frederik </dc:creator>
            <dc:date>2014-09-22T09:37:51.123968309</dc:date>
          </office:change-info>
          <table:previous>
            <table:change-track-table-cell office:value-type="float" office:value="0.1"/>
          </table:previous>
        </table:cell-content-change>
        <table:cell-content-change table:id="ct665">
          <table:cell-address table:column="1" table:row="92" table:table="1"/>
          <office:change-info>
            <dc:creator>frederik </dc:creator>
            <dc:date>2014-09-22T09:37:51.123975885</dc:date>
          </office:change-info>
          <table:previous>
            <table:change-track-table-cell office:value-type="float" office:value="0.1"/>
          </table:previous>
        </table:cell-content-change>
        <table:cell-content-change table:id="ct666">
          <table:cell-address table:column="1" table:row="93" table:table="1"/>
          <office:change-info>
            <dc:creator>frederik </dc:creator>
            <dc:date>2014-09-22T09:37:51.123985220</dc:date>
          </office:change-info>
          <table:previous>
            <table:change-track-table-cell office:value-type="float" office:value="0.1"/>
          </table:previous>
        </table:cell-content-change>
        <table:cell-content-change table:id="ct667">
          <table:cell-address table:column="1" table:row="94" table:table="1"/>
          <office:change-info>
            <dc:creator>frederik </dc:creator>
            <dc:date>2014-09-22T09:37:51.123993165</dc:date>
          </office:change-info>
          <table:previous>
            <table:change-track-table-cell office:value-type="float" office:value="0.1"/>
          </table:previous>
        </table:cell-content-change>
        <table:cell-content-change table:id="ct668">
          <table:cell-address table:column="1" table:row="95" table:table="1"/>
          <office:change-info>
            <dc:creator>frederik </dc:creator>
            <dc:date>2014-09-22T09:37:51.124000509</dc:date>
          </office:change-info>
          <table:previous>
            <table:change-track-table-cell office:value-type="float" office:value="0.1"/>
          </table:previous>
        </table:cell-content-change>
        <table:cell-content-change table:id="ct669">
          <table:cell-address table:column="1" table:row="96" table:table="1"/>
          <office:change-info>
            <dc:creator>frederik </dc:creator>
            <dc:date>2014-09-22T09:37:51.124008000</dc:date>
          </office:change-info>
          <table:previous>
            <table:change-track-table-cell office:value-type="float" office:value="0.1"/>
          </table:previous>
        </table:cell-content-change>
        <table:cell-content-change table:id="ct670">
          <table:cell-address table:column="2" table:row="63" table:table="1"/>
          <office:change-info>
            <dc:creator>frederik </dc:creator>
            <dc:date>2014-09-22T09:38:08.142053576</dc:date>
          </office:change-info>
          <table:previous>
            <table:change-track-table-cell/>
          </table:previous>
        </table:cell-content-change>
        <table:cell-content-change table:id="ct671">
          <table:cell-address table:column="2" table:row="64" table:table="1"/>
          <office:change-info>
            <dc:creator>frederik </dc:creator>
            <dc:date>2014-09-22T09:38:37.821517312</dc:date>
          </office:change-info>
          <table:previous>
            <table:change-track-table-cell/>
          </table:previous>
        </table:cell-content-change>
        <table:cell-content-change table:id="ct672">
          <table:cell-address table:column="2" table:row="65" table:table="1"/>
          <office:change-info>
            <dc:creator>frederik </dc:creator>
            <dc:date>2014-09-22T09:38:56.976916387</dc:date>
          </office:change-info>
          <table:previous>
            <table:change-track-table-cell/>
          </table:previous>
        </table:cell-content-change>
        <table:cell-content-change table:id="ct673">
          <table:cell-address table:column="2" table:row="66" table:table="1"/>
          <office:change-info>
            <dc:creator>frederik </dc:creator>
            <dc:date>2014-09-22T09:39:18.422175604</dc:date>
          </office:change-info>
          <table:previous>
            <table:change-track-table-cell/>
          </table:previous>
        </table:cell-content-change>
        <table:cell-content-change table:id="ct674">
          <table:cell-address table:column="2" table:row="67" table:table="1"/>
          <office:change-info>
            <dc:creator>frederik </dc:creator>
            <dc:date>2014-09-22T09:40:03.676346105</dc:date>
          </office:change-info>
          <table:previous>
            <table:change-track-table-cell/>
          </table:previous>
        </table:cell-content-change>
        <table:cell-content-change table:id="ct675">
          <table:cell-address table:column="2" table:row="68" table:table="1"/>
          <office:change-info>
            <dc:creator>frederik </dc:creator>
            <dc:date>2014-09-22T09:40:21.209998548</dc:date>
          </office:change-info>
          <table:previous>
            <table:change-track-table-cell/>
          </table:previous>
        </table:cell-content-change>
        <table:cell-content-change table:id="ct676">
          <table:cell-address table:column="2" table:row="69" table:table="1"/>
          <office:change-info>
            <dc:creator>frederik </dc:creator>
            <dc:date>2014-09-22T09:40:38.114545926</dc:date>
          </office:change-info>
          <table:previous>
            <table:change-track-table-cell/>
          </table:previous>
        </table:cell-content-change>
        <table:cell-content-change table:id="ct677">
          <table:cell-address table:column="2" table:row="70" table:table="1"/>
          <office:change-info>
            <dc:creator>frederik </dc:creator>
            <dc:date>2014-09-22T09:40:57.715766302</dc:date>
          </office:change-info>
          <table:previous>
            <table:change-track-table-cell/>
          </table:previous>
        </table:cell-content-change>
        <table:cell-content-change table:id="ct678">
          <table:cell-address table:column="2" table:row="71" table:table="1"/>
          <office:change-info>
            <dc:creator>frederik </dc:creator>
            <dc:date>2014-09-22T09:41:14.084213613</dc:date>
          </office:change-info>
          <table:previous>
            <table:change-track-table-cell/>
          </table:previous>
        </table:cell-content-change>
        <table:cell-content-change table:id="ct679">
          <table:cell-address table:column="2" table:row="72" table:table="1"/>
          <office:change-info>
            <dc:creator>frederik </dc:creator>
            <dc:date>2014-09-22T09:41:30.201231012</dc:date>
          </office:change-info>
          <table:previous>
            <table:change-track-table-cell/>
          </table:previous>
        </table:cell-content-change>
        <table:cell-content-change table:id="ct680">
          <table:cell-address table:column="2" table:row="73" table:table="1"/>
          <office:change-info>
            <dc:creator>frederik </dc:creator>
            <dc:date>2014-09-22T09:42:14.134207470</dc:date>
          </office:change-info>
          <table:previous>
            <table:change-track-table-cell/>
          </table:previous>
        </table:cell-content-change>
        <table:cell-content-change table:id="ct681">
          <table:cell-address table:column="2" table:row="74" table:table="1"/>
          <office:change-info>
            <dc:creator>frederik </dc:creator>
            <dc:date>2014-09-22T09:42:33.453310631</dc:date>
          </office:change-info>
          <table:previous>
            <table:change-track-table-cell/>
          </table:previous>
        </table:cell-content-change>
        <table:cell-content-change table:id="ct682">
          <table:cell-address table:column="2" table:row="75" table:table="1"/>
          <office:change-info>
            <dc:creator>frederik </dc:creator>
            <dc:date>2014-09-22T09:42:44.062852793</dc:date>
          </office:change-info>
          <table:previous>
            <table:change-track-table-cell/>
          </table:previous>
        </table:cell-content-change>
        <table:cell-content-change table:id="ct683">
          <table:cell-address table:column="2" table:row="76" table:table="1"/>
          <office:change-info>
            <dc:creator>frederik </dc:creator>
            <dc:date>2014-09-22T09:42:53.445778825</dc:date>
          </office:change-info>
          <table:previous>
            <table:change-track-table-cell/>
          </table:previous>
        </table:cell-content-change>
        <table:cell-content-change table:id="ct684">
          <table:cell-address table:column="2" table:row="77" table:table="1"/>
          <office:change-info>
            <dc:creator>frederik </dc:creator>
            <dc:date>2014-09-22T09:43:08.870636922</dc:date>
          </office:change-info>
          <table:previous>
            <table:change-track-table-cell/>
          </table:previous>
        </table:cell-content-change>
        <table:cell-content-change table:id="ct685">
          <table:cell-address table:column="2" table:row="78" table:table="1"/>
          <office:change-info>
            <dc:creator>frederik </dc:creator>
            <dc:date>2014-09-22T09:43:35.360466228</dc:date>
          </office:change-info>
          <table:previous>
            <table:change-track-table-cell/>
          </table:previous>
        </table:cell-content-change>
        <table:cell-content-change table:id="ct686">
          <table:cell-address table:column="2" table:row="79" table:table="1"/>
          <office:change-info>
            <dc:creator>frederik </dc:creator>
            <dc:date>2014-09-22T09:44:17.955709448</dc:date>
          </office:change-info>
          <table:previous>
            <table:change-track-table-cell/>
          </table:previous>
        </table:cell-content-change>
        <table:cell-content-change table:id="ct687">
          <table:cell-address table:column="2" table:row="80" table:table="1"/>
          <office:change-info>
            <dc:creator>frederik </dc:creator>
            <dc:date>2014-09-22T09:44:42.604715724</dc:date>
          </office:change-info>
          <table:previous>
            <table:change-track-table-cell/>
          </table:previous>
        </table:cell-content-change>
        <table:cell-content-change table:id="ct688">
          <table:cell-address table:column="2" table:row="81" table:table="1"/>
          <office:change-info>
            <dc:creator>frederik </dc:creator>
            <dc:date>2014-09-22T09:45:47.396773067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67" table:table="1"/>
          <office:change-info>
            <dc:creator>frederik </dc:creator>
            <dc:date>2014-09-22T09:46:25.652660464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67" table:table="1"/>
          <office:change-info>
            <dc:creator>frederik </dc:creator>
            <dc:date>2014-09-22T09:46:25.652719760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67" table:table="1"/>
          <office:change-info>
            <dc:creator>frederik </dc:creator>
            <dc:date>2014-09-22T09:46:25.652749971</dc:date>
          </office:change-info>
          <table:previous>
            <table:change-track-table-cell/>
          </table:previous>
        </table:cell-content-change>
        <table:cell-content-change table:id="ct692">
          <table:cell-address table:column="9" table:row="67" table:table="1"/>
          <office:change-info>
            <dc:creator>frederik </dc:creator>
            <dc:date>2014-09-22T09:46:25.652780377</dc:date>
          </office:change-info>
          <table:previous>
            <table:change-track-table-cell/>
          </table:previous>
        </table:cell-content-change>
        <table:cell-content-change table:id="ct693">
          <table:cell-address table:column="6" table:row="67" table:table="1"/>
          <office:change-info>
            <dc:creator>frederik </dc:creator>
            <dc:date>2014-09-22T09:46:32.503040559</dc:date>
          </office:change-info>
          <table:previous table:id="ct689">
            <table:change-track-table-cell table:cell-address="Tabelle2.G68" table:formula="of:=#REF!" office:value-type="float" office:value="0"/>
          </table:previous>
        </table:cell-content-change>
        <table:cell-content-change table:id="ct694">
          <table:cell-address table:column="7" table:row="67" table:table="1"/>
          <office:change-info>
            <dc:creator>frederik </dc:creator>
            <dc:date>2014-09-22T09:46:35.895792547</dc:date>
          </office:change-info>
          <table:previous table:id="ct690">
            <table:change-track-table-cell table:cell-address="Tabelle2.H68" table:formula="of:=#REF!" office:value-type="float" office:value="0"/>
          </table:previous>
        </table:cell-content-change>
        <table:cell-content-change table:id="ct695">
          <table:cell-address table:column="8" table:row="67" table:table="1"/>
          <office:change-info>
            <dc:creator>frederik </dc:creator>
            <dc:date>2014-09-22T09:46:38.190029496</dc:date>
          </office:change-info>
          <table:previous table:id="ct691">
            <table:change-track-table-cell table:cell-address="Tabelle2.I68" table:formula="of:=#REF!" office:value-type="float" office:value="0"/>
          </table:previous>
        </table:cell-content-change>
        <table:cell-content-change table:id="ct696">
          <table:cell-address table:column="9" table:row="67" table:table="1"/>
          <office:change-info>
            <dc:creator>frederik </dc:creator>
            <dc:date>2014-09-22T09:46:40.732030341</dc:date>
          </office:change-info>
          <table:previous table:id="ct692">
            <table:change-track-table-cell table:cell-address="Tabelle2.J68" table:formula="of:=[.A68]" office:value-type="string">
              <text:p>U\_2/V</text:p>
            </table:change-track-table-cell>
          </table:previous>
        </table:cell-content-change>
        <table:cell-content-change table:id="ct697">
          <table:cell-address table:column="6" table:row="68" table:table="1"/>
          <office:change-info>
            <dc:creator>frederik </dc:creator>
            <dc:date>2014-09-22T09:46:47.999604852</dc:date>
          </office:change-info>
          <table:previous>
            <table:change-track-table-cell/>
          </table:previous>
        </table:cell-content-change>
        <table:cell-content-change table:id="ct698">
          <table:cell-address table:column="6" table:row="69" table:table="1"/>
          <office:change-info>
            <dc:creator>frederik </dc:creator>
            <dc:date>2014-09-22T09:46:47.999656452</dc:date>
          </office:change-info>
          <table:previous>
            <table:change-track-table-cell/>
          </table:previous>
        </table:cell-content-change>
        <table:cell-content-change table:id="ct699">
          <table:cell-address table:column="6" table:row="70" table:table="1"/>
          <office:change-info>
            <dc:creator>frederik </dc:creator>
            <dc:date>2014-09-22T09:46:47.999679029</dc:date>
          </office:change-info>
          <table:previous>
            <table:change-track-table-cell/>
          </table:previous>
        </table:cell-content-change>
        <table:cell-content-change table:id="ct700">
          <table:cell-address table:column="6" table:row="71" table:table="1"/>
          <office:change-info>
            <dc:creator>frederik </dc:creator>
            <dc:date>2014-09-22T09:46:47.999699739</dc:date>
          </office:change-info>
          <table:previous>
            <table:change-track-table-cell/>
          </table:previous>
        </table:cell-content-change>
        <table:cell-content-change table:id="ct701">
          <table:cell-address table:column="6" table:row="72" table:table="1"/>
          <office:change-info>
            <dc:creator>frederik </dc:creator>
            <dc:date>2014-09-22T09:46:47.999721146</dc:date>
          </office:change-info>
          <table:previous>
            <table:change-track-table-cell/>
          </table:previous>
        </table:cell-content-change>
        <table:cell-content-change table:id="ct702">
          <table:cell-address table:column="6" table:row="61" table:table="1"/>
          <office:change-info>
            <dc:creator>frederik </dc:creator>
            <dc:date>2014-09-22T09:46:47.999741553</dc:date>
          </office:change-info>
          <table:previous>
            <table:change-track-table-cell/>
          </table:previous>
        </table:cell-content-change>
        <table:cell-content-change table:id="ct703">
          <table:cell-address table:column="6" table:row="62" table:table="1"/>
          <office:change-info>
            <dc:creator>frederik </dc:creator>
            <dc:date>2014-09-22T09:46:47.999762957</dc:date>
          </office:change-info>
          <table:previous>
            <table:change-track-table-cell/>
          </table:previous>
        </table:cell-content-change>
        <table:cell-content-change table:id="ct704">
          <table:cell-address table:column="6" table:row="63" table:table="1"/>
          <office:change-info>
            <dc:creator>frederik </dc:creator>
            <dc:date>2014-09-22T09:46:47.999784008</dc:date>
          </office:change-info>
          <table:previous>
            <table:change-track-table-cell/>
          </table:previous>
        </table:cell-content-change>
        <table:cell-content-change table:id="ct705">
          <table:cell-address table:column="6" table:row="64" table:table="1"/>
          <office:change-info>
            <dc:creator>frederik </dc:creator>
            <dc:date>2014-09-22T09:46:47.999804951</dc:date>
          </office:change-info>
          <table:previous>
            <table:change-track-table-cell/>
          </table:previous>
        </table:cell-content-change>
        <table:cell-content-change table:id="ct706">
          <table:cell-address table:column="6" table:row="65" table:table="1"/>
          <office:change-info>
            <dc:creator>frederik </dc:creator>
            <dc:date>2014-09-22T09:46:47.999827489</dc:date>
          </office:change-info>
          <table:previous>
            <table:change-track-table-cell/>
          </table:previous>
        </table:cell-content-change>
        <table:cell-content-change table:id="ct707">
          <table:cell-address table:column="6" table:row="66" table:table="1"/>
          <office:change-info>
            <dc:creator>frederik </dc:creator>
            <dc:date>2014-09-22T09:46:47.999849581</dc:date>
          </office:change-info>
          <table:previous>
            <table:change-track-table-cell/>
          </table:previous>
        </table:cell-content-change>
        <table:cell-content-change table:id="ct708">
          <table:cell-address table:column="6" table:row="67" table:table="1"/>
          <office:change-info>
            <dc:creator>frederik </dc:creator>
            <dc:date>2014-09-22T09:46:47.999866392</dc:date>
          </office:change-info>
          <table:previous>
            <table:change-track-table-cell/>
          </table:previous>
        </table:cell-content-change>
        <table:cell-content-change table:id="ct709">
          <table:cell-address table:column="6" table:row="68" table:table="1"/>
          <office:change-info>
            <dc:creator>frederik </dc:creator>
            <dc:date>2014-09-22T09:46:47.999881032</dc:date>
          </office:change-info>
          <table:previous>
            <table:change-track-table-cell/>
          </table:previous>
        </table:cell-content-change>
        <table:cell-content-change table:id="ct710">
          <table:cell-address table:column="6" table:row="69" table:table="1"/>
          <office:change-info>
            <dc:creator>frederik </dc:creator>
            <dc:date>2014-09-22T09:46:47.999896574</dc:date>
          </office:change-info>
          <table:previous>
            <table:change-track-table-cell/>
          </table:previous>
        </table:cell-content-change>
        <table:cell-content-change table:id="ct711">
          <table:cell-address table:column="6" table:row="70" table:table="1"/>
          <office:change-info>
            <dc:creator>frederik </dc:creator>
            <dc:date>2014-09-22T09:46:47.999912212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71" table:table="1"/>
          <office:change-info>
            <dc:creator>frederik </dc:creator>
            <dc:date>2014-09-22T09:46:47.999933123</dc:date>
          </office:change-info>
          <table:previous>
            <table:change-track-table-cell/>
          </table:previous>
        </table:cell-content-change>
        <table:cell-content-change table:id="ct713">
          <table:cell-address table:column="6" table:row="72" table:table="1"/>
          <office:change-info>
            <dc:creator>frederik </dc:creator>
            <dc:date>2014-09-22T09:46:47.999950474</dc:date>
          </office:change-info>
          <table:previous>
            <table:change-track-table-cell/>
          </table:previous>
        </table:cell-content-change>
        <table:cell-content-change table:id="ct714">
          <table:cell-address table:column="6" table:row="73" table:table="1"/>
          <office:change-info>
            <dc:creator>frederik </dc:creator>
            <dc:date>2014-09-22T09:46:47.999968758</dc:date>
          </office:change-info>
          <table:previous>
            <table:change-track-table-cell/>
          </table:previous>
        </table:cell-content-change>
        <table:cell-content-change table:id="ct715">
          <table:cell-address table:column="6" table:row="74" table:table="1"/>
          <office:change-info>
            <dc:creator>frederik </dc:creator>
            <dc:date>2014-09-22T09:46:47.999983122</dc:date>
          </office:change-info>
          <table:previous>
            <table:change-track-table-cell/>
          </table:previous>
        </table:cell-content-change>
        <table:cell-content-change table:id="ct716">
          <table:cell-address table:column="6" table:row="75" table:table="1"/>
          <office:change-info>
            <dc:creator>frederik </dc:creator>
            <dc:date>2014-09-22T09:46:47.999997518</dc:date>
          </office:change-info>
          <table:previous>
            <table:change-track-table-cell/>
          </table:previous>
        </table:cell-content-change>
        <table:cell-content-change table:id="ct717">
          <table:cell-address table:column="6" table:row="76" table:table="1"/>
          <office:change-info>
            <dc:creator>frederik </dc:creator>
            <dc:date>2014-09-22T09:46:48.000010964</dc:date>
          </office:change-info>
          <table:previous>
            <table:change-track-table-cell/>
          </table:previous>
        </table:cell-content-change>
        <table:cell-content-change table:id="ct718">
          <table:cell-address table:column="6" table:row="77" table:table="1"/>
          <office:change-info>
            <dc:creator>frederik </dc:creator>
            <dc:date>2014-09-22T09:46:48.000024949</dc:date>
          </office:change-info>
          <table:previous>
            <table:change-track-table-cell/>
          </table:previous>
        </table:cell-content-change>
        <table:cell-content-change table:id="ct719">
          <table:cell-address table:column="6" table:row="78" table:table="1"/>
          <office:change-info>
            <dc:creator>frederik </dc:creator>
            <dc:date>2014-09-22T09:46:48.000038718</dc:date>
          </office:change-info>
          <table:previous>
            <table:change-track-table-cell/>
          </table:previous>
        </table:cell-content-change>
        <table:cell-content-change table:id="ct720">
          <table:cell-address table:column="6" table:row="79" table:table="1"/>
          <office:change-info>
            <dc:creator>frederik </dc:creator>
            <dc:date>2014-09-22T09:46:48.000053762</dc:date>
          </office:change-info>
          <table:previous>
            <table:change-track-table-cell/>
          </table:previous>
        </table:cell-content-change>
        <table:cell-content-change table:id="ct721">
          <table:cell-address table:column="6" table:row="80" table:table="1"/>
          <office:change-info>
            <dc:creator>frederik </dc:creator>
            <dc:date>2014-09-22T09:46:48.000067552</dc:date>
          </office:change-info>
          <table:previous>
            <table:change-track-table-cell/>
          </table:previous>
        </table:cell-content-change>
        <table:cell-content-change table:id="ct722">
          <table:cell-address table:column="6" table:row="81" table:table="1"/>
          <office:change-info>
            <dc:creator>frederik </dc:creator>
            <dc:date>2014-09-22T09:46:48.000081512</dc:date>
          </office:change-info>
          <table:previous>
            <table:change-track-table-cell/>
          </table:previous>
        </table:cell-content-change>
        <table:cell-content-change table:id="ct723">
          <table:cell-address table:column="6" table:row="82" table:table="1"/>
          <office:change-info>
            <dc:creator>frederik </dc:creator>
            <dc:date>2014-09-22T09:46:48.000092489</dc:date>
          </office:change-info>
          <table:previous>
            <table:change-track-table-cell/>
          </table:previous>
        </table:cell-content-change>
        <table:cell-content-change table:id="ct724">
          <table:cell-address table:column="6" table:row="83" table:table="1"/>
          <office:change-info>
            <dc:creator>frederik </dc:creator>
            <dc:date>2014-09-22T09:46:48.000120199</dc:date>
          </office:change-info>
          <table:previous>
            <table:change-track-table-cell/>
          </table:previous>
        </table:cell-content-change>
        <table:cell-content-change table:id="ct725">
          <table:cell-address table:column="6" table:row="84" table:table="1"/>
          <office:change-info>
            <dc:creator>frederik </dc:creator>
            <dc:date>2014-09-22T09:46:48.000133431</dc:date>
          </office:change-info>
          <table:previous>
            <table:change-track-table-cell/>
          </table:previous>
        </table:cell-content-change>
        <table:cell-content-change table:id="ct726">
          <table:cell-address table:column="6" table:row="85" table:table="1"/>
          <office:change-info>
            <dc:creator>frederik </dc:creator>
            <dc:date>2014-09-22T09:46:48.000144092</dc:date>
          </office:change-info>
          <table:previous>
            <table:change-track-table-cell/>
          </table:previous>
        </table:cell-content-change>
        <table:cell-content-change table:id="ct727">
          <table:cell-address table:column="6" table:row="86" table:table="1"/>
          <office:change-info>
            <dc:creator>frederik </dc:creator>
            <dc:date>2014-09-22T09:46:48.000155282</dc:date>
          </office:change-info>
          <table:previous>
            <table:change-track-table-cell/>
          </table:previous>
        </table:cell-content-change>
        <table:cell-content-change table:id="ct728">
          <table:cell-address table:column="6" table:row="87" table:table="1"/>
          <office:change-info>
            <dc:creator>frederik </dc:creator>
            <dc:date>2014-09-22T09:46:48.000166025</dc:date>
          </office:change-info>
          <table:previous>
            <table:change-track-table-cell/>
          </table:previous>
        </table:cell-content-change>
        <table:cell-content-change table:id="ct729">
          <table:cell-address table:column="6" table:row="88" table:table="1"/>
          <office:change-info>
            <dc:creator>frederik </dc:creator>
            <dc:date>2014-09-22T09:46:48.000176895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89" table:table="1"/>
          <office:change-info>
            <dc:creator>frederik </dc:creator>
            <dc:date>2014-09-22T09:46:48.000206384</dc:date>
          </office:change-info>
          <table:previous>
            <table:change-track-table-cell/>
          </table:previous>
        </table:cell-content-change>
        <table:cell-content-change table:id="ct731">
          <table:cell-address table:column="6" table:row="90" table:table="1"/>
          <office:change-info>
            <dc:creator>frederik </dc:creator>
            <dc:date>2014-09-22T09:46:48.000228480</dc:date>
          </office:change-info>
          <table:previous>
            <table:change-track-table-cell/>
          </table:previous>
        </table:cell-content-change>
        <table:cell-content-change table:id="ct732">
          <table:cell-address table:column="6" table:row="91" table:table="1"/>
          <office:change-info>
            <dc:creator>frederik </dc:creator>
            <dc:date>2014-09-22T09:46:48.000253880</dc:date>
          </office:change-info>
          <table:previous>
            <table:change-track-table-cell/>
          </table:previous>
        </table:cell-content-change>
        <table:cell-content-change table:id="ct733">
          <table:cell-address table:column="6" table:row="92" table:table="1"/>
          <office:change-info>
            <dc:creator>frederik </dc:creator>
            <dc:date>2014-09-22T09:46:48.000278635</dc:date>
          </office:change-info>
          <table:previous>
            <table:change-track-table-cell/>
          </table:previous>
        </table:cell-content-change>
        <table:cell-content-change table:id="ct734">
          <table:cell-address table:column="6" table:row="93" table:table="1"/>
          <office:change-info>
            <dc:creator>frederik </dc:creator>
            <dc:date>2014-09-22T09:46:48.000305864</dc:date>
          </office:change-info>
          <table:previous>
            <table:change-track-table-cell/>
          </table:previous>
        </table:cell-content-change>
        <table:cell-content-change table:id="ct735">
          <table:cell-address table:column="6" table:row="94" table:table="1"/>
          <office:change-info>
            <dc:creator>frederik </dc:creator>
            <dc:date>2014-09-22T09:46:48.000327611</dc:date>
          </office:change-info>
          <table:previous>
            <table:change-track-table-cell/>
          </table:previous>
        </table:cell-content-change>
        <table:cell-content-change table:id="ct736">
          <table:cell-address table:column="6" table:row="95" table:table="1"/>
          <office:change-info>
            <dc:creator>frederik </dc:creator>
            <dc:date>2014-09-22T09:46:48.000349230</dc:date>
          </office:change-info>
          <table:previous>
            <table:change-track-table-cell/>
          </table:previous>
        </table:cell-content-change>
        <table:cell-content-change table:id="ct737">
          <table:cell-address table:column="6" table:row="96" table:table="1"/>
          <office:change-info>
            <dc:creator>frederik </dc:creator>
            <dc:date>2014-09-22T09:46:48.000364063</dc:date>
          </office:change-info>
          <table:previous>
            <table:change-track-table-cell/>
          </table:previous>
        </table:cell-content-change>
        <table:cell-content-change table:id="ct738">
          <table:cell-address table:column="7" table:row="68" table:table="1"/>
          <office:change-info>
            <dc:creator>frederik </dc:creator>
            <dc:date>2014-09-22T09:46:48.000395166</dc:date>
          </office:change-info>
          <table:previous>
            <table:change-track-table-cell/>
          </table:previous>
        </table:cell-content-change>
        <table:cell-content-change table:id="ct739">
          <table:cell-address table:column="7" table:row="69" table:table="1"/>
          <office:change-info>
            <dc:creator>frederik </dc:creator>
            <dc:date>2014-09-22T09:46:48.000417981</dc:date>
          </office:change-info>
          <table:previous>
            <table:change-track-table-cell/>
          </table:previous>
        </table:cell-content-change>
        <table:cell-content-change table:id="ct740">
          <table:cell-address table:column="7" table:row="70" table:table="1"/>
          <office:change-info>
            <dc:creator>frederik </dc:creator>
            <dc:date>2014-09-22T09:46:48.000438380</dc:date>
          </office:change-info>
          <table:previous>
            <table:change-track-table-cell/>
          </table:previous>
        </table:cell-content-change>
        <table:cell-content-change table:id="ct741">
          <table:cell-address table:column="7" table:row="71" table:table="1"/>
          <office:change-info>
            <dc:creator>frederik </dc:creator>
            <dc:date>2014-09-22T09:46:48.000458744</dc:date>
          </office:change-info>
          <table:previous>
            <table:change-track-table-cell/>
          </table:previous>
        </table:cell-content-change>
        <table:cell-content-change table:id="ct742">
          <table:cell-address table:column="7" table:row="72" table:table="1"/>
          <office:change-info>
            <dc:creator>frederik </dc:creator>
            <dc:date>2014-09-22T09:46:48.000478252</dc:date>
          </office:change-info>
          <table:previous>
            <table:change-track-table-cell/>
          </table:previous>
        </table:cell-content-change>
        <table:cell-content-change table:id="ct743">
          <table:cell-address table:column="7" table:row="61" table:table="1"/>
          <office:change-info>
            <dc:creator>frederik </dc:creator>
            <dc:date>2014-09-22T09:46:48.000497499</dc:date>
          </office:change-info>
          <table:previous>
            <table:change-track-table-cell/>
          </table:previous>
        </table:cell-content-change>
        <table:cell-content-change table:id="ct744">
          <table:cell-address table:column="7" table:row="62" table:table="1"/>
          <office:change-info>
            <dc:creator>frederik </dc:creator>
            <dc:date>2014-09-22T09:46:48.000516318</dc:date>
          </office:change-info>
          <table:previous>
            <table:change-track-table-cell/>
          </table:previous>
        </table:cell-content-change>
        <table:cell-content-change table:id="ct745">
          <table:cell-address table:column="7" table:row="63" table:table="1"/>
          <office:change-info>
            <dc:creator>frederik </dc:creator>
            <dc:date>2014-09-22T09:46:48.000534455</dc:date>
          </office:change-info>
          <table:previous>
            <table:change-track-table-cell/>
          </table:previous>
        </table:cell-content-change>
        <table:cell-content-change table:id="ct746">
          <table:cell-address table:column="7" table:row="64" table:table="1"/>
          <office:change-info>
            <dc:creator>frederik </dc:creator>
            <dc:date>2014-09-22T09:46:48.000554267</dc:date>
          </office:change-info>
          <table:previous>
            <table:change-track-table-cell/>
          </table:previous>
        </table:cell-content-change>
        <table:cell-content-change table:id="ct747">
          <table:cell-address table:column="7" table:row="65" table:table="1"/>
          <office:change-info>
            <dc:creator>frederik </dc:creator>
            <dc:date>2014-09-22T09:46:48.000576745</dc:date>
          </office:change-info>
          <table:previous>
            <table:change-track-table-cell/>
          </table:previous>
        </table:cell-content-change>
        <table:cell-content-change table:id="ct748">
          <table:cell-address table:column="7" table:row="66" table:table="1"/>
          <office:change-info>
            <dc:creator>frederik </dc:creator>
            <dc:date>2014-09-22T09:46:48.000594620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67" table:table="1"/>
          <office:change-info>
            <dc:creator>frederik </dc:creator>
            <dc:date>2014-09-22T09:46:48.000609654</dc:date>
          </office:change-info>
          <table:previous>
            <table:change-track-table-cell/>
          </table:previous>
        </table:cell-content-change>
        <table:cell-content-change table:id="ct750">
          <table:cell-address table:column="7" table:row="68" table:table="1"/>
          <office:change-info>
            <dc:creator>frederik </dc:creator>
            <dc:date>2014-09-22T09:46:48.000624708</dc:date>
          </office:change-info>
          <table:previous>
            <table:change-track-table-cell/>
          </table:previous>
        </table:cell-content-change>
        <table:cell-content-change table:id="ct751">
          <table:cell-address table:column="7" table:row="69" table:table="1"/>
          <office:change-info>
            <dc:creator>frederik </dc:creator>
            <dc:date>2014-09-22T09:46:48.000640832</dc:date>
          </office:change-info>
          <table:previous>
            <table:change-track-table-cell/>
          </table:previous>
        </table:cell-content-change>
        <table:cell-content-change table:id="ct752">
          <table:cell-address table:column="7" table:row="70" table:table="1"/>
          <office:change-info>
            <dc:creator>frederik </dc:creator>
            <dc:date>2014-09-22T09:46:48.000659776</dc:date>
          </office:change-info>
          <table:previous>
            <table:change-track-table-cell/>
          </table:previous>
        </table:cell-content-change>
        <table:cell-content-change table:id="ct753">
          <table:cell-address table:column="7" table:row="71" table:table="1"/>
          <office:change-info>
            <dc:creator>frederik </dc:creator>
            <dc:date>2014-09-22T09:46:48.000691831</dc:date>
          </office:change-info>
          <table:previous>
            <table:change-track-table-cell/>
          </table:previous>
        </table:cell-content-change>
        <table:cell-content-change table:id="ct754">
          <table:cell-address table:column="7" table:row="72" table:table="1"/>
          <office:change-info>
            <dc:creator>frederik </dc:creator>
            <dc:date>2014-09-22T09:46:48.000711962</dc:date>
          </office:change-info>
          <table:previous>
            <table:change-track-table-cell/>
          </table:previous>
        </table:cell-content-change>
        <table:cell-content-change table:id="ct755">
          <table:cell-address table:column="7" table:row="73" table:table="1"/>
          <office:change-info>
            <dc:creator>frederik </dc:creator>
            <dc:date>2014-09-22T09:46:48.000728692</dc:date>
          </office:change-info>
          <table:previous>
            <table:change-track-table-cell/>
          </table:previous>
        </table:cell-content-change>
        <table:cell-content-change table:id="ct756">
          <table:cell-address table:column="7" table:row="74" table:table="1"/>
          <office:change-info>
            <dc:creator>frederik </dc:creator>
            <dc:date>2014-09-22T09:46:48.000744867</dc:date>
          </office:change-info>
          <table:previous>
            <table:change-track-table-cell/>
          </table:previous>
        </table:cell-content-change>
        <table:cell-content-change table:id="ct757">
          <table:cell-address table:column="7" table:row="75" table:table="1"/>
          <office:change-info>
            <dc:creator>frederik </dc:creator>
            <dc:date>2014-09-22T09:46:48.000758381</dc:date>
          </office:change-info>
          <table:previous>
            <table:change-track-table-cell/>
          </table:previous>
        </table:cell-content-change>
        <table:cell-content-change table:id="ct758">
          <table:cell-address table:column="7" table:row="76" table:table="1"/>
          <office:change-info>
            <dc:creator>frederik </dc:creator>
            <dc:date>2014-09-22T09:46:48.000776357</dc:date>
          </office:change-info>
          <table:previous>
            <table:change-track-table-cell/>
          </table:previous>
        </table:cell-content-change>
        <table:cell-content-change table:id="ct759">
          <table:cell-address table:column="7" table:row="77" table:table="1"/>
          <office:change-info>
            <dc:creator>frederik </dc:creator>
            <dc:date>2014-09-22T09:46:48.000791900</dc:date>
          </office:change-info>
          <table:previous>
            <table:change-track-table-cell/>
          </table:previous>
        </table:cell-content-change>
        <table:cell-content-change table:id="ct760">
          <table:cell-address table:column="7" table:row="78" table:table="1"/>
          <office:change-info>
            <dc:creator>frederik </dc:creator>
            <dc:date>2014-09-22T09:46:48.000807812</dc:date>
          </office:change-info>
          <table:previous>
            <table:change-track-table-cell/>
          </table:previous>
        </table:cell-content-change>
        <table:cell-content-change table:id="ct761">
          <table:cell-address table:column="7" table:row="79" table:table="1"/>
          <office:change-info>
            <dc:creator>frederik </dc:creator>
            <dc:date>2014-09-22T09:46:48.000828597</dc:date>
          </office:change-info>
          <table:previous>
            <table:change-track-table-cell/>
          </table:previous>
        </table:cell-content-change>
        <table:cell-content-change table:id="ct762">
          <table:cell-address table:column="7" table:row="80" table:table="1"/>
          <office:change-info>
            <dc:creator>frederik </dc:creator>
            <dc:date>2014-09-22T09:46:48.000844642</dc:date>
          </office:change-info>
          <table:previous>
            <table:change-track-table-cell/>
          </table:previous>
        </table:cell-content-change>
        <table:cell-content-change table:id="ct763">
          <table:cell-address table:column="7" table:row="81" table:table="1"/>
          <office:change-info>
            <dc:creator>frederik </dc:creator>
            <dc:date>2014-09-22T09:46:48.000860785</dc:date>
          </office:change-info>
          <table:previous>
            <table:change-track-table-cell/>
          </table:previous>
        </table:cell-content-change>
        <table:cell-content-change table:id="ct764">
          <table:cell-address table:column="7" table:row="82" table:table="1"/>
          <office:change-info>
            <dc:creator>frederik </dc:creator>
            <dc:date>2014-09-22T09:46:48.000876574</dc:date>
          </office:change-info>
          <table:previous>
            <table:change-track-table-cell/>
          </table:previous>
        </table:cell-content-change>
        <table:cell-content-change table:id="ct765">
          <table:cell-address table:column="7" table:row="83" table:table="1"/>
          <office:change-info>
            <dc:creator>frederik </dc:creator>
            <dc:date>2014-09-22T09:46:48.000895419</dc:date>
          </office:change-info>
          <table:previous>
            <table:change-track-table-cell/>
          </table:previous>
        </table:cell-content-change>
        <table:cell-content-change table:id="ct766">
          <table:cell-address table:column="7" table:row="84" table:table="1"/>
          <office:change-info>
            <dc:creator>frederik </dc:creator>
            <dc:date>2014-09-22T09:46:48.000907159</dc:date>
          </office:change-info>
          <table:previous>
            <table:change-track-table-cell/>
          </table:previous>
        </table:cell-content-change>
        <table:cell-content-change table:id="ct767">
          <table:cell-address table:column="7" table:row="85" table:table="1"/>
          <office:change-info>
            <dc:creator>frederik </dc:creator>
            <dc:date>2014-09-22T09:46:48.000922017</dc:date>
          </office:change-info>
          <table:previous>
            <table:change-track-table-cell/>
          </table:previous>
        </table:cell-content-change>
        <table:cell-content-change table:id="ct768">
          <table:cell-address table:column="7" table:row="86" table:table="1"/>
          <office:change-info>
            <dc:creator>frederik </dc:creator>
            <dc:date>2014-09-22T09:46:48.000942395</dc:date>
          </office:change-info>
          <table:previous>
            <table:change-track-table-cell/>
          </table:previous>
        </table:cell-content-change>
        <table:cell-content-change table:id="ct769">
          <table:cell-address table:column="7" table:row="87" table:table="1"/>
          <office:change-info>
            <dc:creator>frederik </dc:creator>
            <dc:date>2014-09-22T09:46:48.000978112</dc:date>
          </office:change-info>
          <table:previous>
            <table:change-track-table-cell/>
          </table:previous>
        </table:cell-content-change>
        <table:cell-content-change table:id="ct770">
          <table:cell-address table:column="7" table:row="88" table:table="1"/>
          <office:change-info>
            <dc:creator>frederik </dc:creator>
            <dc:date>2014-09-22T09:46:48.000997978</dc:date>
          </office:change-info>
          <table:previous>
            <table:change-track-table-cell/>
          </table:previous>
        </table:cell-content-change>
        <table:cell-content-change table:id="ct771">
          <table:cell-address table:column="7" table:row="89" table:table="1"/>
          <office:change-info>
            <dc:creator>frederik </dc:creator>
            <dc:date>2014-09-22T09:46:48.001017073</dc:date>
          </office:change-info>
          <table:previous>
            <table:change-track-table-cell/>
          </table:previous>
        </table:cell-content-change>
        <table:cell-content-change table:id="ct772">
          <table:cell-address table:column="7" table:row="90" table:table="1"/>
          <office:change-info>
            <dc:creator>frederik </dc:creator>
            <dc:date>2014-09-22T09:46:48.001035444</dc:date>
          </office:change-info>
          <table:previous>
            <table:change-track-table-cell/>
          </table:previous>
        </table:cell-content-change>
        <table:cell-content-change table:id="ct773">
          <table:cell-address table:column="7" table:row="91" table:table="1"/>
          <office:change-info>
            <dc:creator>frederik </dc:creator>
            <dc:date>2014-09-22T09:46:48.001053574</dc:date>
          </office:change-info>
          <table:previous>
            <table:change-track-table-cell/>
          </table:previous>
        </table:cell-content-change>
        <table:cell-content-change table:id="ct774">
          <table:cell-address table:column="7" table:row="92" table:table="1"/>
          <office:change-info>
            <dc:creator>frederik </dc:creator>
            <dc:date>2014-09-22T09:46:48.001072515</dc:date>
          </office:change-info>
          <table:previous>
            <table:change-track-table-cell/>
          </table:previous>
        </table:cell-content-change>
        <table:cell-content-change table:id="ct775">
          <table:cell-address table:column="7" table:row="93" table:table="1"/>
          <office:change-info>
            <dc:creator>frederik </dc:creator>
            <dc:date>2014-09-22T09:46:48.001093512</dc:date>
          </office:change-info>
          <table:previous>
            <table:change-track-table-cell/>
          </table:previous>
        </table:cell-content-change>
        <table:cell-content-change table:id="ct776">
          <table:cell-address table:column="7" table:row="94" table:table="1"/>
          <office:change-info>
            <dc:creator>frederik </dc:creator>
            <dc:date>2014-09-22T09:46:48.001109108</dc:date>
          </office:change-info>
          <table:previous>
            <table:change-track-table-cell/>
          </table:previous>
        </table:cell-content-change>
        <table:cell-content-change table:id="ct777">
          <table:cell-address table:column="7" table:row="95" table:table="1"/>
          <office:change-info>
            <dc:creator>frederik </dc:creator>
            <dc:date>2014-09-22T09:46:48.001120320</dc:date>
          </office:change-info>
          <table:previous>
            <table:change-track-table-cell/>
          </table:previous>
        </table:cell-content-change>
        <table:cell-content-change table:id="ct778">
          <table:cell-address table:column="7" table:row="96" table:table="1"/>
          <office:change-info>
            <dc:creator>frederik </dc:creator>
            <dc:date>2014-09-22T09:46:48.001131241</dc:date>
          </office:change-info>
          <table:previous>
            <table:change-track-table-cell/>
          </table:previous>
        </table:cell-content-change>
        <table:cell-content-change table:id="ct779">
          <table:cell-address table:column="8" table:row="68" table:table="1"/>
          <office:change-info>
            <dc:creator>frederik </dc:creator>
            <dc:date>2014-09-22T09:46:48.001154792</dc:date>
          </office:change-info>
          <table:previous>
            <table:change-track-table-cell/>
          </table:previous>
        </table:cell-content-change>
        <table:cell-content-change table:id="ct780">
          <table:cell-address table:column="8" table:row="69" table:table="1"/>
          <office:change-info>
            <dc:creator>frederik </dc:creator>
            <dc:date>2014-09-22T09:46:48.001172766</dc:date>
          </office:change-info>
          <table:previous>
            <table:change-track-table-cell/>
          </table:previous>
        </table:cell-content-change>
        <table:cell-content-change table:id="ct781">
          <table:cell-address table:column="8" table:row="70" table:table="1"/>
          <office:change-info>
            <dc:creator>frederik </dc:creator>
            <dc:date>2014-09-22T09:46:48.001187828</dc:date>
          </office:change-info>
          <table:previous>
            <table:change-track-table-cell/>
          </table:previous>
        </table:cell-content-change>
        <table:cell-content-change table:id="ct782">
          <table:cell-address table:column="8" table:row="71" table:table="1"/>
          <office:change-info>
            <dc:creator>frederik </dc:creator>
            <dc:date>2014-09-22T09:46:48.001206978</dc:date>
          </office:change-info>
          <table:previous>
            <table:change-track-table-cell/>
          </table:previous>
        </table:cell-content-change>
        <table:cell-content-change table:id="ct783">
          <table:cell-address table:column="8" table:row="72" table:table="1"/>
          <office:change-info>
            <dc:creator>frederik </dc:creator>
            <dc:date>2014-09-22T09:46:48.001223795</dc:date>
          </office:change-info>
          <table:previous>
            <table:change-track-table-cell/>
          </table:previous>
        </table:cell-content-change>
        <table:cell-content-change table:id="ct784">
          <table:cell-address table:column="8" table:row="61" table:table="1"/>
          <office:change-info>
            <dc:creator>frederik </dc:creator>
            <dc:date>2014-09-22T09:46:48.001239435</dc:date>
          </office:change-info>
          <table:previous>
            <table:change-track-table-cell/>
          </table:previous>
        </table:cell-content-change>
        <table:cell-content-change table:id="ct785">
          <table:cell-address table:column="8" table:row="62" table:table="1"/>
          <office:change-info>
            <dc:creator>frederik </dc:creator>
            <dc:date>2014-09-22T09:46:48.001254228</dc:date>
          </office:change-info>
          <table:previous>
            <table:change-track-table-cell/>
          </table:previous>
        </table:cell-content-change>
        <table:cell-content-change table:id="ct786">
          <table:cell-address table:column="8" table:row="63" table:table="1"/>
          <office:change-info>
            <dc:creator>frederik </dc:creator>
            <dc:date>2014-09-22T09:46:48.001269242</dc:date>
          </office:change-info>
          <table:previous>
            <table:change-track-table-cell/>
          </table:previous>
        </table:cell-content-change>
        <table:cell-content-change table:id="ct787">
          <table:cell-address table:column="8" table:row="64" table:table="1"/>
          <office:change-info>
            <dc:creator>frederik </dc:creator>
            <dc:date>2014-09-22T09:46:48.001284327</dc:date>
          </office:change-info>
          <table:previous>
            <table:change-track-table-cell/>
          </table:previous>
        </table:cell-content-change>
        <table:cell-content-change table:id="ct788">
          <table:cell-address table:column="8" table:row="65" table:table="1"/>
          <office:change-info>
            <dc:creator>frederik </dc:creator>
            <dc:date>2014-09-22T09:46:48.001299499</dc:date>
          </office:change-info>
          <table:previous>
            <table:change-track-table-cell/>
          </table:previous>
        </table:cell-content-change>
        <table:cell-content-change table:id="ct789">
          <table:cell-address table:column="8" table:row="66" table:table="1"/>
          <office:change-info>
            <dc:creator>frederik </dc:creator>
            <dc:date>2014-09-22T09:46:48.001310816</dc:date>
          </office:change-info>
          <table:previous>
            <table:change-track-table-cell/>
          </table:previous>
        </table:cell-content-change>
        <table:cell-content-change table:id="ct790">
          <table:cell-address table:column="8" table:row="67" table:table="1"/>
          <office:change-info>
            <dc:creator>frederik </dc:creator>
            <dc:date>2014-09-22T09:46:48.001321766</dc:date>
          </office:change-info>
          <table:previous>
            <table:change-track-table-cell/>
          </table:previous>
        </table:cell-content-change>
        <table:cell-content-change table:id="ct791">
          <table:cell-address table:column="8" table:row="68" table:table="1"/>
          <office:change-info>
            <dc:creator>frederik </dc:creator>
            <dc:date>2014-09-22T09:46:48.001332956</dc:date>
          </office:change-info>
          <table:previous>
            <table:change-track-table-cell/>
          </table:previous>
        </table:cell-content-change>
        <table:cell-content-change table:id="ct792">
          <table:cell-address table:column="8" table:row="69" table:table="1"/>
          <office:change-info>
            <dc:creator>frederik </dc:creator>
            <dc:date>2014-09-22T09:46:48.001343730</dc:date>
          </office:change-info>
          <table:previous>
            <table:change-track-table-cell/>
          </table:previous>
        </table:cell-content-change>
        <table:cell-content-change table:id="ct793">
          <table:cell-address table:column="8" table:row="70" table:table="1"/>
          <office:change-info>
            <dc:creator>frederik </dc:creator>
            <dc:date>2014-09-22T09:46:48.001354637</dc:date>
          </office:change-info>
          <table:previous>
            <table:change-track-table-cell/>
          </table:previous>
        </table:cell-content-change>
        <table:cell-content-change table:id="ct794">
          <table:cell-address table:column="8" table:row="71" table:table="1"/>
          <office:change-info>
            <dc:creator>frederik </dc:creator>
            <dc:date>2014-09-22T09:46:48.001365654</dc:date>
          </office:change-info>
          <table:previous>
            <table:change-track-table-cell/>
          </table:previous>
        </table:cell-content-change>
        <table:cell-content-change table:id="ct795">
          <table:cell-address table:column="8" table:row="72" table:table="1"/>
          <office:change-info>
            <dc:creator>frederik </dc:creator>
            <dc:date>2014-09-22T09:46:48.001376700</dc:date>
          </office:change-info>
          <table:previous>
            <table:change-track-table-cell/>
          </table:previous>
        </table:cell-content-change>
        <table:cell-content-change table:id="ct796">
          <table:cell-address table:column="8" table:row="73" table:table="1"/>
          <office:change-info>
            <dc:creator>frederik </dc:creator>
            <dc:date>2014-09-22T09:46:48.001387774</dc:date>
          </office:change-info>
          <table:previous>
            <table:change-track-table-cell/>
          </table:previous>
        </table:cell-content-change>
        <table:cell-content-change table:id="ct797">
          <table:cell-address table:column="8" table:row="74" table:table="1"/>
          <office:change-info>
            <dc:creator>frederik </dc:creator>
            <dc:date>2014-09-22T09:46:48.001398592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75" table:table="1"/>
          <office:change-info>
            <dc:creator>frederik </dc:creator>
            <dc:date>2014-09-22T09:46:48.001409688</dc:date>
          </office:change-info>
          <table:previous>
            <table:change-track-table-cell/>
          </table:previous>
        </table:cell-content-change>
        <table:cell-content-change table:id="ct799">
          <table:cell-address table:column="8" table:row="76" table:table="1"/>
          <office:change-info>
            <dc:creator>frederik </dc:creator>
            <dc:date>2014-09-22T09:46:48.001420581</dc:date>
          </office:change-info>
          <table:previous>
            <table:change-track-table-cell/>
          </table:previous>
        </table:cell-content-change>
        <table:cell-content-change table:id="ct800">
          <table:cell-address table:column="8" table:row="77" table:table="1"/>
          <office:change-info>
            <dc:creator>frederik </dc:creator>
            <dc:date>2014-09-22T09:46:48.001431440</dc:date>
          </office:change-info>
          <table:previous>
            <table:change-track-table-cell/>
          </table:previous>
        </table:cell-content-change>
        <table:cell-content-change table:id="ct801">
          <table:cell-address table:column="8" table:row="78" table:table="1"/>
          <office:change-info>
            <dc:creator>frederik </dc:creator>
            <dc:date>2014-09-22T09:46:48.001442351</dc:date>
          </office:change-info>
          <table:previous>
            <table:change-track-table-cell/>
          </table:previous>
        </table:cell-content-change>
        <table:cell-content-change table:id="ct802">
          <table:cell-address table:column="8" table:row="79" table:table="1"/>
          <office:change-info>
            <dc:creator>frederik </dc:creator>
            <dc:date>2014-09-22T09:46:48.001453225</dc:date>
          </office:change-info>
          <table:previous>
            <table:change-track-table-cell/>
          </table:previous>
        </table:cell-content-change>
        <table:cell-content-change table:id="ct803">
          <table:cell-address table:column="8" table:row="80" table:table="1"/>
          <office:change-info>
            <dc:creator>frederik </dc:creator>
            <dc:date>2014-09-22T09:46:48.001464802</dc:date>
          </office:change-info>
          <table:previous>
            <table:change-track-table-cell/>
          </table:previous>
        </table:cell-content-change>
        <table:cell-content-change table:id="ct804">
          <table:cell-address table:column="8" table:row="81" table:table="1"/>
          <office:change-info>
            <dc:creator>frederik </dc:creator>
            <dc:date>2014-09-22T09:46:48.001476075</dc:date>
          </office:change-info>
          <table:previous>
            <table:change-track-table-cell/>
          </table:previous>
        </table:cell-content-change>
        <table:cell-content-change table:id="ct805">
          <table:cell-address table:column="8" table:row="82" table:table="1"/>
          <office:change-info>
            <dc:creator>frederik </dc:creator>
            <dc:date>2014-09-22T09:46:48.001486917</dc:date>
          </office:change-info>
          <table:previous>
            <table:change-track-table-cell/>
          </table:previous>
        </table:cell-content-change>
        <table:cell-content-change table:id="ct806">
          <table:cell-address table:column="8" table:row="83" table:table="1"/>
          <office:change-info>
            <dc:creator>frederik </dc:creator>
            <dc:date>2014-09-22T09:46:48.001497927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84" table:table="1"/>
          <office:change-info>
            <dc:creator>frederik </dc:creator>
            <dc:date>2014-09-22T09:46:48.001508993</dc:date>
          </office:change-info>
          <table:previous>
            <table:change-track-table-cell/>
          </table:previous>
        </table:cell-content-change>
        <table:cell-content-change table:id="ct808">
          <table:cell-address table:column="8" table:row="85" table:table="1"/>
          <office:change-info>
            <dc:creator>frederik </dc:creator>
            <dc:date>2014-09-22T09:46:48.001519971</dc:date>
          </office:change-info>
          <table:previous>
            <table:change-track-table-cell/>
          </table:previous>
        </table:cell-content-change>
        <table:cell-content-change table:id="ct809">
          <table:cell-address table:column="8" table:row="86" table:table="1"/>
          <office:change-info>
            <dc:creator>frederik </dc:creator>
            <dc:date>2014-09-22T09:46:48.001531209</dc:date>
          </office:change-info>
          <table:previous>
            <table:change-track-table-cell/>
          </table:previous>
        </table:cell-content-change>
        <table:cell-content-change table:id="ct810">
          <table:cell-address table:column="8" table:row="87" table:table="1"/>
          <office:change-info>
            <dc:creator>frederik </dc:creator>
            <dc:date>2014-09-22T09:46:48.001542324</dc:date>
          </office:change-info>
          <table:previous>
            <table:change-track-table-cell/>
          </table:previous>
        </table:cell-content-change>
        <table:cell-content-change table:id="ct811">
          <table:cell-address table:column="8" table:row="88" table:table="1"/>
          <office:change-info>
            <dc:creator>frederik </dc:creator>
            <dc:date>2014-09-22T09:46:48.001556575</dc:date>
          </office:change-info>
          <table:previous>
            <table:change-track-table-cell/>
          </table:previous>
        </table:cell-content-change>
        <table:cell-content-change table:id="ct812">
          <table:cell-address table:column="8" table:row="89" table:table="1"/>
          <office:change-info>
            <dc:creator>frederik </dc:creator>
            <dc:date>2014-09-22T09:46:48.001569115</dc:date>
          </office:change-info>
          <table:previous>
            <table:change-track-table-cell/>
          </table:previous>
        </table:cell-content-change>
        <table:cell-content-change table:id="ct813">
          <table:cell-address table:column="8" table:row="90" table:table="1"/>
          <office:change-info>
            <dc:creator>frederik </dc:creator>
            <dc:date>2014-09-22T09:46:48.001580609</dc:date>
          </office:change-info>
          <table:previous>
            <table:change-track-table-cell/>
          </table:previous>
        </table:cell-content-change>
        <table:cell-content-change table:id="ct814">
          <table:cell-address table:column="8" table:row="91" table:table="1"/>
          <office:change-info>
            <dc:creator>frederik </dc:creator>
            <dc:date>2014-09-22T09:46:48.001591942</dc:date>
          </office:change-info>
          <table:previous>
            <table:change-track-table-cell/>
          </table:previous>
        </table:cell-content-change>
        <table:cell-content-change table:id="ct815">
          <table:cell-address table:column="8" table:row="92" table:table="1"/>
          <office:change-info>
            <dc:creator>frederik </dc:creator>
            <dc:date>2014-09-22T09:46:48.001603314</dc:date>
          </office:change-info>
          <table:previous>
            <table:change-track-table-cell/>
          </table:previous>
        </table:cell-content-change>
        <table:cell-content-change table:id="ct816">
          <table:cell-address table:column="8" table:row="93" table:table="1"/>
          <office:change-info>
            <dc:creator>frederik </dc:creator>
            <dc:date>2014-09-22T09:46:48.001614529</dc:date>
          </office:change-info>
          <table:previous>
            <table:change-track-table-cell/>
          </table:previous>
        </table:cell-content-change>
        <table:cell-content-change table:id="ct817">
          <table:cell-address table:column="8" table:row="94" table:table="1"/>
          <office:change-info>
            <dc:creator>frederik </dc:creator>
            <dc:date>2014-09-22T09:46:48.001625852</dc:date>
          </office:change-info>
          <table:previous>
            <table:change-track-table-cell/>
          </table:previous>
        </table:cell-content-change>
        <table:cell-content-change table:id="ct818">
          <table:cell-address table:column="8" table:row="95" table:table="1"/>
          <office:change-info>
            <dc:creator>frederik </dc:creator>
            <dc:date>2014-09-22T09:46:48.001637103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96" table:table="1"/>
          <office:change-info>
            <dc:creator>frederik </dc:creator>
            <dc:date>2014-09-22T09:46:48.001648521</dc:date>
          </office:change-info>
          <table:previous>
            <table:change-track-table-cell/>
          </table:previous>
        </table:cell-content-change>
        <table:cell-content-change table:id="ct820">
          <table:cell-address table:column="9" table:row="68" table:table="1"/>
          <office:change-info>
            <dc:creator>frederik </dc:creator>
            <dc:date>2014-09-22T09:46:48.001671598</dc:date>
          </office:change-info>
          <table:previous>
            <table:change-track-table-cell/>
          </table:previous>
        </table:cell-content-change>
        <table:cell-content-change table:id="ct821">
          <table:cell-address table:column="9" table:row="69" table:table="1"/>
          <office:change-info>
            <dc:creator>frederik </dc:creator>
            <dc:date>2014-09-22T09:46:48.001687388</dc:date>
          </office:change-info>
          <table:previous>
            <table:change-track-table-cell/>
          </table:previous>
        </table:cell-content-change>
        <table:cell-content-change table:id="ct822">
          <table:cell-address table:column="9" table:row="70" table:table="1"/>
          <office:change-info>
            <dc:creator>frederik </dc:creator>
            <dc:date>2014-09-22T09:46:48.001703404</dc:date>
          </office:change-info>
          <table:previous>
            <table:change-track-table-cell/>
          </table:previous>
        </table:cell-content-change>
        <table:cell-content-change table:id="ct823">
          <table:cell-address table:column="9" table:row="71" table:table="1"/>
          <office:change-info>
            <dc:creator>frederik </dc:creator>
            <dc:date>2014-09-22T09:46:48.001718962</dc:date>
          </office:change-info>
          <table:previous>
            <table:change-track-table-cell/>
          </table:previous>
        </table:cell-content-change>
        <table:cell-content-change table:id="ct824">
          <table:cell-address table:column="9" table:row="72" table:table="1"/>
          <office:change-info>
            <dc:creator>frederik </dc:creator>
            <dc:date>2014-09-22T09:46:48.001735012</dc:date>
          </office:change-info>
          <table:previous>
            <table:change-track-table-cell/>
          </table:previous>
        </table:cell-content-change>
        <table:cell-content-change table:id="ct825">
          <table:cell-address table:column="9" table:row="61" table:table="1"/>
          <office:change-info>
            <dc:creator>frederik </dc:creator>
            <dc:date>2014-09-22T09:46:48.001750467</dc:date>
          </office:change-info>
          <table:previous>
            <table:change-track-table-cell/>
          </table:previous>
        </table:cell-content-change>
        <table:cell-content-change table:id="ct826">
          <table:cell-address table:column="9" table:row="62" table:table="1"/>
          <office:change-info>
            <dc:creator>frederik </dc:creator>
            <dc:date>2014-09-22T09:46:48.001765554</dc:date>
          </office:change-info>
          <table:previous>
            <table:change-track-table-cell/>
          </table:previous>
        </table:cell-content-change>
        <table:cell-content-change table:id="ct827">
          <table:cell-address table:column="9" table:row="63" table:table="1"/>
          <office:change-info>
            <dc:creator>frederik </dc:creator>
            <dc:date>2014-09-22T09:46:48.001780655</dc:date>
          </office:change-info>
          <table:previous>
            <table:change-track-table-cell/>
          </table:previous>
        </table:cell-content-change>
        <table:cell-content-change table:id="ct828">
          <table:cell-address table:column="9" table:row="64" table:table="1"/>
          <office:change-info>
            <dc:creator>frederik </dc:creator>
            <dc:date>2014-09-22T09:46:48.001795969</dc:date>
          </office:change-info>
          <table:previous>
            <table:change-track-table-cell/>
          </table:previous>
        </table:cell-content-change>
        <table:cell-content-change table:id="ct829">
          <table:cell-address table:column="9" table:row="65" table:table="1"/>
          <office:change-info>
            <dc:creator>frederik </dc:creator>
            <dc:date>2014-09-22T09:46:48.001811251</dc:date>
          </office:change-info>
          <table:previous>
            <table:change-track-table-cell/>
          </table:previous>
        </table:cell-content-change>
        <table:cell-content-change table:id="ct830">
          <table:cell-address table:column="9" table:row="66" table:table="1"/>
          <office:change-info>
            <dc:creator>frederik </dc:creator>
            <dc:date>2014-09-22T09:46:48.001823379</dc:date>
          </office:change-info>
          <table:previous>
            <table:change-track-table-cell/>
          </table:previous>
        </table:cell-content-change>
        <table:cell-content-change table:id="ct831">
          <table:cell-address table:column="9" table:row="67" table:table="1"/>
          <office:change-info>
            <dc:creator>frederik </dc:creator>
            <dc:date>2014-09-22T09:46:48.001834873</dc:date>
          </office:change-info>
          <table:previous>
            <table:change-track-table-cell/>
          </table:previous>
        </table:cell-content-change>
        <table:cell-content-change table:id="ct832">
          <table:cell-address table:column="9" table:row="68" table:table="1"/>
          <office:change-info>
            <dc:creator>frederik </dc:creator>
            <dc:date>2014-09-22T09:46:48.001846021</dc:date>
          </office:change-info>
          <table:previous>
            <table:change-track-table-cell/>
          </table:previous>
        </table:cell-content-change>
        <table:cell-content-change table:id="ct833">
          <table:cell-address table:column="9" table:row="69" table:table="1"/>
          <office:change-info>
            <dc:creator>frederik </dc:creator>
            <dc:date>2014-09-22T09:46:48.001857663</dc:date>
          </office:change-info>
          <table:previous>
            <table:change-track-table-cell/>
          </table:previous>
        </table:cell-content-change>
        <table:cell-content-change table:id="ct834">
          <table:cell-address table:column="9" table:row="70" table:table="1"/>
          <office:change-info>
            <dc:creator>frederik </dc:creator>
            <dc:date>2014-09-22T09:46:48.001868717</dc:date>
          </office:change-info>
          <table:previous>
            <table:change-track-table-cell/>
          </table:previous>
        </table:cell-content-change>
        <table:cell-content-change table:id="ct835">
          <table:cell-address table:column="9" table:row="71" table:table="1"/>
          <office:change-info>
            <dc:creator>frederik </dc:creator>
            <dc:date>2014-09-22T09:46:48.001883729</dc:date>
          </office:change-info>
          <table:previous>
            <table:change-track-table-cell/>
          </table:previous>
        </table:cell-content-change>
        <table:cell-content-change table:id="ct836">
          <table:cell-address table:column="9" table:row="72" table:table="1"/>
          <office:change-info>
            <dc:creator>frederik </dc:creator>
            <dc:date>2014-09-22T09:46:48.001895377</dc:date>
          </office:change-info>
          <table:previous>
            <table:change-track-table-cell/>
          </table:previous>
        </table:cell-content-change>
        <table:cell-content-change table:id="ct837">
          <table:cell-address table:column="9" table:row="73" table:table="1"/>
          <office:change-info>
            <dc:creator>frederik </dc:creator>
            <dc:date>2014-09-22T09:46:48.001906533</dc:date>
          </office:change-info>
          <table:previous>
            <table:change-track-table-cell/>
          </table:previous>
        </table:cell-content-change>
        <table:cell-content-change table:id="ct838">
          <table:cell-address table:column="9" table:row="74" table:table="1"/>
          <office:change-info>
            <dc:creator>frederik </dc:creator>
            <dc:date>2014-09-22T09:46:48.001917700</dc:date>
          </office:change-info>
          <table:previous>
            <table:change-track-table-cell/>
          </table:previous>
        </table:cell-content-change>
        <table:cell-content-change table:id="ct839">
          <table:cell-address table:column="9" table:row="75" table:table="1"/>
          <office:change-info>
            <dc:creator>frederik </dc:creator>
            <dc:date>2014-09-22T09:46:48.001929296</dc:date>
          </office:change-info>
          <table:previous>
            <table:change-track-table-cell/>
          </table:previous>
        </table:cell-content-change>
        <table:cell-content-change table:id="ct840">
          <table:cell-address table:column="9" table:row="76" table:table="1"/>
          <office:change-info>
            <dc:creator>frederik </dc:creator>
            <dc:date>2014-09-22T09:46:48.001943344</dc:date>
          </office:change-info>
          <table:previous>
            <table:change-track-table-cell/>
          </table:previous>
        </table:cell-content-change>
        <table:cell-content-change table:id="ct841">
          <table:cell-address table:column="9" table:row="77" table:table="1"/>
          <office:change-info>
            <dc:creator>frederik </dc:creator>
            <dc:date>2014-09-22T09:46:48.001955732</dc:date>
          </office:change-info>
          <table:previous>
            <table:change-track-table-cell/>
          </table:previous>
        </table:cell-content-change>
        <table:cell-content-change table:id="ct842">
          <table:cell-address table:column="9" table:row="78" table:table="1"/>
          <office:change-info>
            <dc:creator>frederik </dc:creator>
            <dc:date>2014-09-22T09:46:48.001967070</dc:date>
          </office:change-info>
          <table:previous>
            <table:change-track-table-cell/>
          </table:previous>
        </table:cell-content-change>
        <table:cell-content-change table:id="ct843">
          <table:cell-address table:column="9" table:row="79" table:table="1"/>
          <office:change-info>
            <dc:creator>frederik </dc:creator>
            <dc:date>2014-09-22T09:46:48.001981221</dc:date>
          </office:change-info>
          <table:previous>
            <table:change-track-table-cell/>
          </table:previous>
        </table:cell-content-change>
        <table:cell-content-change table:id="ct844">
          <table:cell-address table:column="9" table:row="80" table:table="1"/>
          <office:change-info>
            <dc:creator>frederik </dc:creator>
            <dc:date>2014-09-22T09:46:48.001992595</dc:date>
          </office:change-info>
          <table:previous>
            <table:change-track-table-cell/>
          </table:previous>
        </table:cell-content-change>
        <table:cell-content-change table:id="ct845">
          <table:cell-address table:column="9" table:row="81" table:table="1"/>
          <office:change-info>
            <dc:creator>frederik </dc:creator>
            <dc:date>2014-09-22T09:46:48.002003804</dc:date>
          </office:change-info>
          <table:previous>
            <table:change-track-table-cell/>
          </table:previous>
        </table:cell-content-change>
        <table:cell-content-change table:id="ct846">
          <table:cell-address table:column="9" table:row="82" table:table="1"/>
          <office:change-info>
            <dc:creator>frederik </dc:creator>
            <dc:date>2014-09-22T09:46:48.002015061</dc:date>
          </office:change-info>
          <table:previous>
            <table:change-track-table-cell/>
          </table:previous>
        </table:cell-content-change>
        <table:cell-content-change table:id="ct847">
          <table:cell-address table:column="9" table:row="83" table:table="1"/>
          <office:change-info>
            <dc:creator>frederik </dc:creator>
            <dc:date>2014-09-22T09:46:48.002026177</dc:date>
          </office:change-info>
          <table:previous>
            <table:change-track-table-cell/>
          </table:previous>
        </table:cell-content-change>
        <table:cell-content-change table:id="ct848">
          <table:cell-address table:column="9" table:row="84" table:table="1"/>
          <office:change-info>
            <dc:creator>frederik </dc:creator>
            <dc:date>2014-09-22T09:46:48.002037290</dc:date>
          </office:change-info>
          <table:previous>
            <table:change-track-table-cell/>
          </table:previous>
        </table:cell-content-change>
        <table:cell-content-change table:id="ct849">
          <table:cell-address table:column="9" table:row="85" table:table="1"/>
          <office:change-info>
            <dc:creator>frederik </dc:creator>
            <dc:date>2014-09-22T09:46:48.002048488</dc:date>
          </office:change-info>
          <table:previous>
            <table:change-track-table-cell/>
          </table:previous>
        </table:cell-content-change>
        <table:cell-content-change table:id="ct850">
          <table:cell-address table:column="9" table:row="86" table:table="1"/>
          <office:change-info>
            <dc:creator>frederik </dc:creator>
            <dc:date>2014-09-22T09:46:48.002059615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87" table:table="1"/>
          <office:change-info>
            <dc:creator>frederik </dc:creator>
            <dc:date>2014-09-22T09:46:48.002070667</dc:date>
          </office:change-info>
          <table:previous>
            <table:change-track-table-cell/>
          </table:previous>
        </table:cell-content-change>
        <table:cell-content-change table:id="ct852">
          <table:cell-address table:column="9" table:row="88" table:table="1"/>
          <office:change-info>
            <dc:creator>frederik </dc:creator>
            <dc:date>2014-09-22T09:46:48.002081843</dc:date>
          </office:change-info>
          <table:previous>
            <table:change-track-table-cell/>
          </table:previous>
        </table:cell-content-change>
        <table:cell-content-change table:id="ct853">
          <table:cell-address table:column="9" table:row="89" table:table="1"/>
          <office:change-info>
            <dc:creator>frederik </dc:creator>
            <dc:date>2014-09-22T09:46:48.002093561</dc:date>
          </office:change-info>
          <table:previous>
            <table:change-track-table-cell/>
          </table:previous>
        </table:cell-content-change>
        <table:cell-content-change table:id="ct854">
          <table:cell-address table:column="9" table:row="90" table:table="1"/>
          <office:change-info>
            <dc:creator>frederik </dc:creator>
            <dc:date>2014-09-22T09:46:48.002104943</dc:date>
          </office:change-info>
          <table:previous>
            <table:change-track-table-cell/>
          </table:previous>
        </table:cell-content-change>
        <table:cell-content-change table:id="ct855">
          <table:cell-address table:column="9" table:row="91" table:table="1"/>
          <office:change-info>
            <dc:creator>frederik </dc:creator>
            <dc:date>2014-09-22T09:46:48.002116594</dc:date>
          </office:change-info>
          <table:previous>
            <table:change-track-table-cell/>
          </table:previous>
        </table:cell-content-change>
        <table:cell-content-change table:id="ct856">
          <table:cell-address table:column="9" table:row="92" table:table="1"/>
          <office:change-info>
            <dc:creator>frederik </dc:creator>
            <dc:date>2014-09-22T09:46:48.002127973</dc:date>
          </office:change-info>
          <table:previous>
            <table:change-track-table-cell/>
          </table:previous>
        </table:cell-content-change>
        <table:cell-content-change table:id="ct857">
          <table:cell-address table:column="9" table:row="93" table:table="1"/>
          <office:change-info>
            <dc:creator>frederik </dc:creator>
            <dc:date>2014-09-22T09:46:48.002139182</dc:date>
          </office:change-info>
          <table:previous>
            <table:change-track-table-cell/>
          </table:previous>
        </table:cell-content-change>
        <table:cell-content-change table:id="ct858">
          <table:cell-address table:column="9" table:row="94" table:table="1"/>
          <office:change-info>
            <dc:creator>frederik </dc:creator>
            <dc:date>2014-09-22T09:46:48.002150460</dc:date>
          </office:change-info>
          <table:previous>
            <table:change-track-table-cell/>
          </table:previous>
        </table:cell-content-change>
        <table:cell-content-change table:id="ct859">
          <table:cell-address table:column="9" table:row="95" table:table="1"/>
          <office:change-info>
            <dc:creator>frederik </dc:creator>
            <dc:date>2014-09-22T09:46:48.002161595</dc:date>
          </office:change-info>
          <table:previous>
            <table:change-track-table-cell/>
          </table:previous>
        </table:cell-content-change>
        <table:cell-content-change table:id="ct860">
          <table:cell-address table:column="9" table:row="96" table:table="1"/>
          <office:change-info>
            <dc:creator>frederik </dc:creator>
            <dc:date>2014-09-22T09:46:48.002172803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82" table:table="1"/>
          <office:change-info>
            <dc:creator>frederik </dc:creator>
            <dc:date>2014-09-22T09:47:02.114259098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100" table:table="1"/>
          <office:change-info>
            <dc:creator>frederik </dc:creator>
            <dc:date>2014-09-22T09:50:52.017569318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102" table:table="1"/>
          <office:change-info>
            <dc:creator>frederik </dc:creator>
            <dc:date>2014-09-22T09:50:52.017593584</dc:date>
          </office:change-info>
          <table:previous>
            <table:change-track-table-cell/>
          </table:previous>
        </table:cell-content-change>
        <table:cell-content-change table:id="ct864">
          <table:cell-address table:column="0" table:row="103" table:table="1"/>
          <office:change-info>
            <dc:creator>frederik </dc:creator>
            <dc:date>2014-09-22T09:50:52.017602435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104" table:table="1"/>
          <office:change-info>
            <dc:creator>frederik </dc:creator>
            <dc:date>2014-09-22T09:50:52.017608812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105" table:table="1"/>
          <office:change-info>
            <dc:creator>frederik </dc:creator>
            <dc:date>2014-09-22T09:50:52.017614771</dc:date>
          </office:change-info>
          <table:previous>
            <table:change-track-table-cell/>
          </table:previous>
        </table:cell-content-change>
        <table:cell-content-change table:id="ct867">
          <table:cell-address table:column="0" table:row="106" table:table="1"/>
          <office:change-info>
            <dc:creator>frederik </dc:creator>
            <dc:date>2014-09-22T09:50:52.017620773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107" table:table="1"/>
          <office:change-info>
            <dc:creator>frederik </dc:creator>
            <dc:date>2014-09-22T09:50:52.017626663</dc:date>
          </office:change-info>
          <table:previous>
            <table:change-track-table-cell/>
          </table:previous>
        </table:cell-content-change>
        <table:cell-content-change table:id="ct869">
          <table:cell-address table:column="0" table:row="99" table:table="1"/>
          <office:change-info>
            <dc:creator>frederik </dc:creator>
            <dc:date>2014-09-22T09:50:52.017639183</dc:date>
          </office:change-info>
          <table:previous>
            <table:change-track-table-cell/>
          </table:previous>
        </table:cell-content-change>
        <table:cell-content-change table:id="ct870">
          <table:cell-address table:column="1" table:row="102" table:table="1"/>
          <office:change-info>
            <dc:creator>frederik </dc:creator>
            <dc:date>2014-09-22T09:50:52.017645986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103" table:table="1"/>
          <office:change-info>
            <dc:creator>frederik </dc:creator>
            <dc:date>2014-09-22T09:50:52.017651337</dc:date>
          </office:change-info>
          <table:previous>
            <table:change-track-table-cell/>
          </table:previous>
        </table:cell-content-change>
        <table:cell-content-change table:id="ct872">
          <table:cell-address table:column="1" table:row="104" table:table="1"/>
          <office:change-info>
            <dc:creator>frederik </dc:creator>
            <dc:date>2014-09-22T09:50:52.017657460</dc:date>
          </office:change-info>
          <table:previous>
            <table:change-track-table-cell/>
          </table:previous>
        </table:cell-content-change>
        <table:cell-content-change table:id="ct873">
          <table:cell-address table:column="1" table:row="105" table:table="1"/>
          <office:change-info>
            <dc:creator>frederik </dc:creator>
            <dc:date>2014-09-22T09:50:52.017663227</dc:date>
          </office:change-info>
          <table:previous>
            <table:change-track-table-cell/>
          </table:previous>
        </table:cell-content-change>
        <table:cell-content-change table:id="ct874">
          <table:cell-address table:column="1" table:row="106" table:table="1"/>
          <office:change-info>
            <dc:creator>frederik </dc:creator>
            <dc:date>2014-09-22T09:50:52.017669010</dc:date>
          </office:change-info>
          <table:previous>
            <table:change-track-table-cell/>
          </table:previous>
        </table:cell-content-change>
        <table:cell-content-change table:id="ct875">
          <table:cell-address table:column="1" table:row="107" table:table="1"/>
          <office:change-info>
            <dc:creator>frederik </dc:creator>
            <dc:date>2014-09-22T09:50:52.017674801</dc:date>
          </office:change-info>
          <table:previous>
            <table:change-track-table-cell/>
          </table:previous>
        </table:cell-content-change>
        <table:cell-content-change table:id="ct876">
          <table:cell-address table:column="1" table:row="99" table:table="1"/>
          <office:change-info>
            <dc:creator>frederik </dc:creator>
            <dc:date>2014-09-22T09:50:52.017680596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102" table:table="1"/>
          <office:change-info>
            <dc:creator>frederik </dc:creator>
            <dc:date>2014-09-22T09:50:52.017686681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103" table:table="1"/>
          <office:change-info>
            <dc:creator>frederik </dc:creator>
            <dc:date>2014-09-22T09:50:52.017691736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104" table:table="1"/>
          <office:change-info>
            <dc:creator>frederik </dc:creator>
            <dc:date>2014-09-22T09:50:52.017697821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105" table:table="1"/>
          <office:change-info>
            <dc:creator>frederik </dc:creator>
            <dc:date>2014-09-22T09:50:52.017703743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106" table:table="1"/>
          <office:change-info>
            <dc:creator>frederik </dc:creator>
            <dc:date>2014-09-22T09:50:52.017709714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107" table:table="1"/>
          <office:change-info>
            <dc:creator>frederik </dc:creator>
            <dc:date>2014-09-22T09:50:52.017715491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99" table:table="1"/>
          <office:change-info>
            <dc:creator>frederik </dc:creator>
            <dc:date>2014-09-22T09:50:52.017721381</dc:date>
          </office:change-info>
          <table:previous>
            <table:change-track-table-cell/>
          </table:previous>
        </table:cell-content-change>
        <table:cell-content-change table:id="ct884">
          <table:cell-address table:column="3" table:row="102" table:table="1"/>
          <office:change-info>
            <dc:creator>frederik </dc:creator>
            <dc:date>2014-09-22T09:50:52.017727703</dc:date>
          </office:change-info>
          <table:previous>
            <table:change-track-table-cell/>
          </table:previous>
        </table:cell-content-change>
        <table:cell-content-change table:id="ct885">
          <table:cell-address table:column="3" table:row="103" table:table="1"/>
          <office:change-info>
            <dc:creator>frederik </dc:creator>
            <dc:date>2014-09-22T09:50:52.017732721</dc:date>
          </office:change-info>
          <table:previous>
            <table:change-track-table-cell/>
          </table:previous>
        </table:cell-content-change>
        <table:cell-content-change table:id="ct886">
          <table:cell-address table:column="3" table:row="104" table:table="1"/>
          <office:change-info>
            <dc:creator>frederik </dc:creator>
            <dc:date>2014-09-22T09:50:52.017738854</dc:date>
          </office:change-info>
          <table:previous>
            <table:change-track-table-cell/>
          </table:previous>
        </table:cell-content-change>
        <table:cell-content-change table:id="ct887">
          <table:cell-address table:column="3" table:row="105" table:table="1"/>
          <office:change-info>
            <dc:creator>frederik </dc:creator>
            <dc:date>2014-09-22T09:50:52.017744781</dc:date>
          </office:change-info>
          <table:previous>
            <table:change-track-table-cell/>
          </table:previous>
        </table:cell-content-change>
        <table:cell-content-change table:id="ct888">
          <table:cell-address table:column="3" table:row="106" table:table="1"/>
          <office:change-info>
            <dc:creator>frederik </dc:creator>
            <dc:date>2014-09-22T09:50:52.017750527</dc:date>
          </office:change-info>
          <table:previous>
            <table:change-track-table-cell/>
          </table:previous>
        </table:cell-content-change>
        <table:cell-content-change table:id="ct889">
          <table:cell-address table:column="3" table:row="107" table:table="1"/>
          <office:change-info>
            <dc:creator>frederik </dc:creator>
            <dc:date>2014-09-22T09:50:52.017756497</dc:date>
          </office:change-info>
          <table:previous>
            <table:change-track-table-cell/>
          </table:previous>
        </table:cell-content-change>
        <table:cell-content-change table:id="ct890">
          <table:cell-address table:column="3" table:row="99" table:table="1"/>
          <office:change-info>
            <dc:creator>frederik </dc:creator>
            <dc:date>2014-09-22T09:50:52.017762294</dc:date>
          </office:change-info>
          <table:previous>
            <table:change-track-table-cell/>
          </table:previous>
        </table:cell-content-change>
        <table:cell-content-change table:id="ct891">
          <table:cell-address table:column="4" table:row="102" table:table="1"/>
          <office:change-info>
            <dc:creator>frederik </dc:creator>
            <dc:date>2014-09-22T09:50:52.017768548</dc:date>
          </office:change-info>
          <table:previous>
            <table:change-track-table-cell/>
          </table:previous>
        </table:cell-content-change>
        <table:cell-content-change table:id="ct892">
          <table:cell-address table:column="4" table:row="103" table:table="1"/>
          <office:change-info>
            <dc:creator>frederik </dc:creator>
            <dc:date>2014-09-22T09:50:52.017773581</dc:date>
          </office:change-info>
          <table:previous>
            <table:change-track-table-cell/>
          </table:previous>
        </table:cell-content-change>
        <table:cell-content-change table:id="ct893">
          <table:cell-address table:column="4" table:row="104" table:table="1"/>
          <office:change-info>
            <dc:creator>frederik </dc:creator>
            <dc:date>2014-09-22T09:50:52.017779549</dc:date>
          </office:change-info>
          <table:previous>
            <table:change-track-table-cell/>
          </table:previous>
        </table:cell-content-change>
        <table:cell-content-change table:id="ct894">
          <table:cell-address table:column="4" table:row="105" table:table="1"/>
          <office:change-info>
            <dc:creator>frederik </dc:creator>
            <dc:date>2014-09-22T09:50:52.017785437</dc:date>
          </office:change-info>
          <table:previous>
            <table:change-track-table-cell/>
          </table:previous>
        </table:cell-content-change>
        <table:cell-content-change table:id="ct895">
          <table:cell-address table:column="4" table:row="106" table:table="1"/>
          <office:change-info>
            <dc:creator>frederik </dc:creator>
            <dc:date>2014-09-22T09:50:52.017791368</dc:date>
          </office:change-info>
          <table:previous>
            <table:change-track-table-cell/>
          </table:previous>
        </table:cell-content-change>
        <table:cell-content-change table:id="ct896">
          <table:cell-address table:column="4" table:row="107" table:table="1"/>
          <office:change-info>
            <dc:creator>frederik </dc:creator>
            <dc:date>2014-09-22T09:50:52.017797290</dc:date>
          </office:change-info>
          <table:previous>
            <table:change-track-table-cell/>
          </table:previous>
        </table:cell-content-change>
        <table:cell-content-change table:id="ct897">
          <table:cell-address table:column="4" table:row="99" table:table="1"/>
          <office:change-info>
            <dc:creator>frederik </dc:creator>
            <dc:date>2014-09-22T09:50:52.017803084</dc:date>
          </office:change-info>
          <table:previous>
            <table:change-track-table-cell/>
          </table:previous>
        </table:cell-content-change>
        <table:cell-content-change table:id="ct898">
          <table:cell-address table:column="5" table:row="107" table:table="1"/>
          <office:change-info>
            <dc:creator>frederik </dc:creator>
            <dc:date>2014-09-22T09:50:52.017812831</dc:date>
          </office:change-info>
          <table:previous>
            <table:change-track-table-cell/>
          </table:previous>
        </table:cell-content-change>
        <table:cell-content-change table:id="ct899">
          <table:cell-address table:column="6" table:row="102" table:table="1"/>
          <office:change-info>
            <dc:creator>frederik </dc:creator>
            <dc:date>2014-09-22T09:50:52.017817900</dc:date>
          </office:change-info>
          <table:previous>
            <table:change-track-table-cell/>
          </table:previous>
        </table:cell-content-change>
        <table:cell-content-change table:id="ct900">
          <table:cell-address table:column="6" table:row="103" table:table="1"/>
          <office:change-info>
            <dc:creator>frederik </dc:creator>
            <dc:date>2014-09-22T09:50:52.017843599</dc:date>
          </office:change-info>
          <table:previous>
            <table:change-track-table-cell/>
          </table:previous>
        </table:cell-content-change>
        <table:cell-content-change table:id="ct901">
          <table:cell-address table:column="6" table:row="104" table:table="1"/>
          <office:change-info>
            <dc:creator>frederik </dc:creator>
            <dc:date>2014-09-22T09:50:52.017857872</dc:date>
          </office:change-info>
          <table:previous>
            <table:change-track-table-cell/>
          </table:previous>
        </table:cell-content-change>
        <table:cell-content-change table:id="ct902">
          <table:cell-address table:column="6" table:row="105" table:table="1"/>
          <office:change-info>
            <dc:creator>frederik </dc:creator>
            <dc:date>2014-09-22T09:50:52.017868015</dc:date>
          </office:change-info>
          <table:previous>
            <table:change-track-table-cell/>
          </table:previous>
        </table:cell-content-change>
        <table:cell-content-change table:id="ct903">
          <table:cell-address table:column="6" table:row="106" table:table="1"/>
          <office:change-info>
            <dc:creator>frederik </dc:creator>
            <dc:date>2014-09-22T09:50:52.017877796</dc:date>
          </office:change-info>
          <table:previous>
            <table:change-track-table-cell/>
          </table:previous>
        </table:cell-content-change>
        <table:cell-content-change table:id="ct904">
          <table:cell-address table:column="6" table:row="107" table:table="1"/>
          <office:change-info>
            <dc:creator>frederik </dc:creator>
            <dc:date>2014-09-22T09:50:52.017887625</dc:date>
          </office:change-info>
          <table:previous>
            <table:change-track-table-cell/>
          </table:previous>
        </table:cell-content-change>
        <table:cell-content-change table:id="ct905">
          <table:cell-address table:column="6" table:row="107" table:table="1"/>
          <office:change-info>
            <dc:creator>frederik </dc:creator>
            <dc:date>2014-09-22T09:50:52.017900403</dc:date>
          </office:change-info>
          <table:previous>
            <table:change-track-table-cell/>
          </table:previous>
        </table:cell-content-change>
        <table:cell-content-change table:id="ct906">
          <table:cell-address table:column="7" table:row="102" table:table="1"/>
          <office:change-info>
            <dc:creator>frederik </dc:creator>
            <dc:date>2014-09-22T09:50:52.017907862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103" table:table="1"/>
          <office:change-info>
            <dc:creator>frederik </dc:creator>
            <dc:date>2014-09-22T09:50:52.017921293</dc:date>
          </office:change-info>
          <table:previous>
            <table:change-track-table-cell/>
          </table:previous>
        </table:cell-content-change>
        <table:cell-content-change table:id="ct908">
          <table:cell-address table:column="7" table:row="104" table:table="1"/>
          <office:change-info>
            <dc:creator>frederik </dc:creator>
            <dc:date>2014-09-22T09:50:52.017934336</dc:date>
          </office:change-info>
          <table:previous>
            <table:change-track-table-cell/>
          </table:previous>
        </table:cell-content-change>
        <table:cell-content-change table:id="ct909">
          <table:cell-address table:column="7" table:row="105" table:table="1"/>
          <office:change-info>
            <dc:creator>frederik </dc:creator>
            <dc:date>2014-09-22T09:50:52.017947728</dc:date>
          </office:change-info>
          <table:previous>
            <table:change-track-table-cell/>
          </table:previous>
        </table:cell-content-change>
        <table:cell-content-change table:id="ct910">
          <table:cell-address table:column="7" table:row="106" table:table="1"/>
          <office:change-info>
            <dc:creator>frederik </dc:creator>
            <dc:date>2014-09-22T09:50:52.017960512</dc:date>
          </office:change-info>
          <table:previous>
            <table:change-track-table-cell/>
          </table:previous>
        </table:cell-content-change>
        <table:cell-content-change table:id="ct911">
          <table:cell-address table:column="7" table:row="107" table:table="1"/>
          <office:change-info>
            <dc:creator>frederik </dc:creator>
            <dc:date>2014-09-22T09:50:52.017973239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107" table:table="1"/>
          <office:change-info>
            <dc:creator>frederik </dc:creator>
            <dc:date>2014-09-22T09:50:52.017985744</dc:date>
          </office:change-info>
          <table:previous>
            <table:change-track-table-cell/>
          </table:previous>
        </table:cell-content-change>
        <table:cell-content-change table:id="ct913">
          <table:cell-address table:column="8" table:row="102" table:table="1"/>
          <office:change-info>
            <dc:creator>frederik </dc:creator>
            <dc:date>2014-09-22T09:50:52.017993719</dc:date>
          </office:change-info>
          <table:previous>
            <table:change-track-table-cell/>
          </table:previous>
        </table:cell-content-change>
        <table:cell-content-change table:id="ct914">
          <table:cell-address table:column="8" table:row="103" table:table="1"/>
          <office:change-info>
            <dc:creator>frederik </dc:creator>
            <dc:date>2014-09-22T09:50:52.018002428</dc:date>
          </office:change-info>
          <table:previous>
            <table:change-track-table-cell/>
          </table:previous>
        </table:cell-content-change>
        <table:cell-content-change table:id="ct915">
          <table:cell-address table:column="8" table:row="104" table:table="1"/>
          <office:change-info>
            <dc:creator>frederik </dc:creator>
            <dc:date>2014-09-22T09:50:52.018013712</dc:date>
          </office:change-info>
          <table:previous>
            <table:change-track-table-cell/>
          </table:previous>
        </table:cell-content-change>
        <table:cell-content-change table:id="ct916">
          <table:cell-address table:column="8" table:row="105" table:table="1"/>
          <office:change-info>
            <dc:creator>frederik </dc:creator>
            <dc:date>2014-09-22T09:50:52.018024757</dc:date>
          </office:change-info>
          <table:previous>
            <table:change-track-table-cell/>
          </table:previous>
        </table:cell-content-change>
        <table:cell-content-change table:id="ct917">
          <table:cell-address table:column="8" table:row="106" table:table="1"/>
          <office:change-info>
            <dc:creator>frederik </dc:creator>
            <dc:date>2014-09-22T09:50:52.018035858</dc:date>
          </office:change-info>
          <table:previous>
            <table:change-track-table-cell/>
          </table:previous>
        </table:cell-content-change>
        <table:cell-content-change table:id="ct918">
          <table:cell-address table:column="8" table:row="107" table:table="1"/>
          <office:change-info>
            <dc:creator>frederik </dc:creator>
            <dc:date>2014-09-22T09:50:52.018046932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103" table:table="1"/>
          <office:change-info>
            <dc:creator>frederik </dc:creator>
            <dc:date>2014-09-22T09:51:05.419449550</dc:date>
          </office:change-info>
          <table:previous table:id="ct885">
            <table:change-track-table-cell office:value-type="float" office:value="0.23"/>
          </table:previous>
        </table:cell-content-change>
        <table:cell-content-change table:id="ct920">
          <table:cell-address table:column="1" table:row="103" table:table="1"/>
          <office:change-info>
            <dc:creator>frederik </dc:creator>
            <dc:date>2014-09-22T09:51:09.499715698</dc:date>
          </office:change-info>
          <table:previous table:id="ct871">
            <table:change-track-table-cell office:value-type="float" office:value="2.4"/>
          </table:previous>
        </table:cell-content-change>
        <table:cell-content-change table:id="ct921">
          <table:cell-address table:column="1" table:row="104" table:table="1"/>
          <office:change-info>
            <dc:creator>frederik </dc:creator>
            <dc:date>2014-09-22T09:51:09.499743999</dc:date>
          </office:change-info>
          <table:previous table:id="ct872">
            <table:change-track-table-cell office:value-type="float" office:value="7.2"/>
          </table:previous>
        </table:cell-content-change>
        <table:cell-content-change table:id="ct922">
          <table:cell-address table:column="1" table:row="105" table:table="1"/>
          <office:change-info>
            <dc:creator>frederik </dc:creator>
            <dc:date>2014-09-22T09:51:09.499756907</dc:date>
          </office:change-info>
          <table:previous table:id="ct873">
            <table:change-track-table-cell office:value-type="float" office:value="11.8"/>
          </table:previous>
        </table:cell-content-change>
        <table:cell-content-change table:id="ct923">
          <table:cell-address table:column="1" table:row="106" table:table="1"/>
          <office:change-info>
            <dc:creator>frederik </dc:creator>
            <dc:date>2014-09-22T09:51:09.499769542</dc:date>
          </office:change-info>
          <table:previous table:id="ct874">
            <table:change-track-table-cell office:value-type="float" office:value="16.6"/>
          </table:previous>
        </table:cell-content-change>
        <table:cell-content-change table:id="ct924">
          <table:cell-address table:column="1" table:row="107" table:table="1"/>
          <office:change-info>
            <dc:creator>frederik </dc:creator>
            <dc:date>2014-09-22T09:51:09.499781857</dc:date>
          </office:change-info>
          <table:previous table:id="ct875">
            <table:change-track-table-cell office:value-type="float" office:value="21.6"/>
          </table:previous>
        </table:cell-content-change>
        <table:cell-content-change table:id="ct925">
          <table:cell-address table:column="1" table:row="99" table:table="1"/>
          <office:change-info>
            <dc:creator>frederik </dc:creator>
            <dc:date>2014-09-22T09:51:09.499794492</dc:date>
          </office:change-info>
          <table:previous table:id="ct876">
            <table:change-track-table-cell office:value-type="float" office:value="26.7"/>
          </table:previous>
        </table:cell-content-change>
        <table:cell-content-change table:id="ct926">
          <table:cell-address table:column="3" table:row="104" table:table="1"/>
          <office:change-info>
            <dc:creator>frederik </dc:creator>
            <dc:date>2014-09-22T09:51:12.319134048</dc:date>
          </office:change-info>
          <table:previous table:id="ct886">
            <table:change-track-table-cell office:value-type="float" office:value="1.22"/>
          </table:previous>
        </table:cell-content-change>
        <table:cell-content-change table:id="ct927">
          <table:cell-address table:column="3" table:row="105" table:table="1"/>
          <office:change-info>
            <dc:creator>frederik </dc:creator>
            <dc:date>2014-09-22T09:51:12.319177570</dc:date>
          </office:change-info>
          <table:previous table:id="ct887">
            <table:change-track-table-cell office:value-type="float" office:value="3.32"/>
          </table:previous>
        </table:cell-content-change>
        <table:cell-content-change table:id="ct928">
          <table:cell-address table:column="3" table:row="106" table:table="1"/>
          <office:change-info>
            <dc:creator>frederik </dc:creator>
            <dc:date>2014-09-22T09:51:12.319191888</dc:date>
          </office:change-info>
          <table:previous table:id="ct888">
            <table:change-track-table-cell office:value-type="float" office:value="5.92"/>
          </table:previous>
        </table:cell-content-change>
        <table:cell-content-change table:id="ct929">
          <table:cell-address table:column="3" table:row="107" table:table="1"/>
          <office:change-info>
            <dc:creator>frederik </dc:creator>
            <dc:date>2014-09-22T09:51:12.319204701</dc:date>
          </office:change-info>
          <table:previous table:id="ct889">
            <table:change-track-table-cell office:value-type="float" office:value="7.97"/>
          </table:previous>
        </table:cell-content-change>
        <table:cell-content-change table:id="ct930">
          <table:cell-address table:column="3" table:row="99" table:table="1"/>
          <office:change-info>
            <dc:creator>frederik </dc:creator>
            <dc:date>2014-09-22T09:51:12.319217753</dc:date>
          </office:change-info>
          <table:previous table:id="ct890">
            <table:change-track-table-cell office:value-type="float" office:value="10.11"/>
          </table:previous>
        </table:cell-content-change>
        <table:cell-content-change table:id="ct931">
          <table:cell-address table:column="1" table:row="103" table:table="1"/>
          <office:change-info>
            <dc:creator>frederik </dc:creator>
            <dc:date>2014-09-22T09:51:21.087665594</dc:date>
          </office:change-info>
          <table:previous table:id="ct920">
            <table:change-track-table-cell/>
          </table:previous>
        </table:cell-content-change>
        <table:cell-content-change table:id="ct932">
          <table:cell-address table:column="3" table:row="104" table:table="1"/>
          <office:change-info>
            <dc:creator>frederik </dc:creator>
            <dc:date>2014-09-22T09:52:07.269161927</dc:date>
          </office:change-info>
          <table:previous table:id="ct926">
            <table:change-track-table-cell/>
          </table:previous>
        </table:cell-content-change>
        <table:cell-content-change table:id="ct933">
          <table:cell-address table:column="1" table:row="104" table:table="1"/>
          <office:change-info>
            <dc:creator>frederik </dc:creator>
            <dc:date>2014-09-22T09:52:21.192495053</dc:date>
          </office:change-info>
          <table:previous table:id="ct921">
            <table:change-track-table-cell/>
          </table:previous>
        </table:cell-content-change>
        <table:cell-content-change table:id="ct934">
          <table:cell-address table:column="3" table:row="105" table:table="1"/>
          <office:change-info>
            <dc:creator>frederik </dc:creator>
            <dc:date>2014-09-22T09:52:43.796015413</dc:date>
          </office:change-info>
          <table:previous table:id="ct927">
            <table:change-track-table-cell/>
          </table:previous>
        </table:cell-content-change>
        <table:cell-content-change table:id="ct935">
          <table:cell-address table:column="1" table:row="105" table:table="1"/>
          <office:change-info>
            <dc:creator>frederik </dc:creator>
            <dc:date>2014-09-22T09:52:52.766690381</dc:date>
          </office:change-info>
          <table:previous table:id="ct922">
            <table:change-track-table-cell/>
          </table:previous>
        </table:cell-content-change>
        <table:cell-content-change table:id="ct936">
          <table:cell-address table:column="0" table:row="106" table:table="1"/>
          <office:change-info>
            <dc:creator>frederik </dc:creator>
            <dc:date>2014-09-22T09:53:35.416404778</dc:date>
          </office:change-info>
          <table:previous table:id="ct867">
            <table:change-track-table-cell office:value-type="float" office:value="4"/>
          </table:previous>
        </table:cell-content-change>
        <table:cell-content-change table:id="ct937">
          <table:cell-address table:column="0" table:row="107" table:table="1"/>
          <office:change-info>
            <dc:creator>frederik </dc:creator>
            <dc:date>2014-09-22T09:53:35.416455108</dc:date>
          </office:change-info>
          <table:previous table:id="ct868">
            <table:change-track-table-cell office:value-type="float" office:value="5"/>
          </table:previous>
        </table:cell-content-change>
        <table:cell-content-change table:id="ct938">
          <table:cell-address table:column="0" table:row="99" table:table="1"/>
          <office:change-info>
            <dc:creator>frederik </dc:creator>
            <dc:date>2014-09-22T09:53:35.416469978</dc:date>
          </office:change-info>
          <table:previous table:id="ct869">
            <table:change-track-table-cell office:value-type="float" office:value="6"/>
          </table:previous>
        </table:cell-content-change>
        <table:cell-content-change table:id="ct939">
          <table:cell-address table:column="2" table:row="106" table:table="1"/>
          <office:change-info>
            <dc:creator>frederik </dc:creator>
            <dc:date>2014-09-22T09:53:35.416486363</dc:date>
          </office:change-info>
          <table:previous table:id="ct881">
            <table:change-track-table-cell office:value-type="float" office:value="0.1"/>
          </table:previous>
        </table:cell-content-change>
        <table:cell-content-change table:id="ct940">
          <table:cell-address table:column="2" table:row="107" table:table="1"/>
          <office:change-info>
            <dc:creator>frederik </dc:creator>
            <dc:date>2014-09-22T09:53:35.416499818</dc:date>
          </office:change-info>
          <table:previous table:id="ct882">
            <table:change-track-table-cell office:value-type="float" office:value="0.1"/>
          </table:previous>
        </table:cell-content-change>
        <table:cell-content-change table:id="ct941">
          <table:cell-address table:column="2" table:row="99" table:table="1"/>
          <office:change-info>
            <dc:creator>frederik </dc:creator>
            <dc:date>2014-09-22T09:53:35.416512931</dc:date>
          </office:change-info>
          <table:previous table:id="ct883">
            <table:change-track-table-cell office:value-type="float" office:value="0.1"/>
          </table:previous>
        </table:cell-content-change>
        <table:cell-content-change table:id="ct942">
          <table:cell-address table:column="4" table:row="106" table:table="1"/>
          <office:change-info>
            <dc:creator>frederik </dc:creator>
            <dc:date>2014-09-22T09:53:35.416528263</dc:date>
          </office:change-info>
          <table:previous table:id="ct895">
            <table:change-track-table-cell office:value-type="float" office:value="0.02"/>
          </table:previous>
        </table:cell-content-change>
        <table:cell-content-change table:id="ct943">
          <table:cell-address table:column="4" table:row="107" table:table="1"/>
          <office:change-info>
            <dc:creator>frederik </dc:creator>
            <dc:date>2014-09-22T09:53:35.416541235</dc:date>
          </office:change-info>
          <table:previous table:id="ct896">
            <table:change-track-table-cell office:value-type="float" office:value="0.02"/>
          </table:previous>
        </table:cell-content-change>
        <table:cell-content-change table:id="ct944">
          <table:cell-address table:column="4" table:row="99" table:table="1"/>
          <office:change-info>
            <dc:creator>frederik </dc:creator>
            <dc:date>2014-09-22T09:53:35.416553475</dc:date>
          </office:change-info>
          <table:previous table:id="ct897">
            <table:change-track-table-cell office:value-type="float" office:value="0.1"/>
          </table:previous>
        </table:cell-content-change>
        <table:cell-content-change table:id="ct945">
          <table:cell-address table:column="6" table:row="106" table:table="1"/>
          <office:change-info>
            <dc:creator>frederik </dc:creator>
            <dc:date>2014-09-22T09:53:35.416598558</dc:date>
          </office:change-info>
          <table:previous table:id="ct903">
            <table:change-track-table-cell table:cell-address="Tabelle2.G107" table:formula="of:=[.B108]-[.B107]" office:value-type="float" office:value="16.8"/>
          </table:previous>
        </table:cell-content-change>
        <table:cell-content-change table:id="ct946">
          <table:cell-address table:column="6" table:row="107" table:table="1"/>
          <office:change-info>
            <dc:creator>frederik </dc:creator>
            <dc:date>2014-09-22T09:53:35.416624146</dc:date>
          </office:change-info>
          <table:previous table:id="ct904">
            <table:change-track-table-cell table:cell-address="Tabelle2.G108" table:formula="of:=[.B109]-[.B108]" office:value-type="float" office:value="18"/>
          </table:previous>
        </table:cell-content-change>
        <table:cell-content-change table:id="ct947">
          <table:cell-address table:column="7" table:row="106" table:table="1"/>
          <office:change-info>
            <dc:creator>frederik </dc:creator>
            <dc:date>2014-09-22T09:53:35.416657127</dc:date>
          </office:change-info>
          <table:previous table:id="ct910">
            <table:change-track-table-cell table:cell-address="Tabelle2.H107" table:formula="of:=SQRT(2*[.C107]^2)" office:value-type="float" office:value="0.14142135623731"/>
          </table:previous>
        </table:cell-content-change>
        <table:cell-content-change table:id="ct948">
          <table:cell-address table:column="7" table:row="107" table:table="1"/>
          <office:change-info>
            <dc:creator>frederik </dc:creator>
            <dc:date>2014-09-22T09:53:35.416687148</dc:date>
          </office:change-info>
          <table:previous table:id="ct911">
            <table:change-track-table-cell table:cell-address="Tabelle2.H108" table:formula="of:=SQRT(2*[.C108]^2)" office:value-type="float" office:value="0.14142135623731"/>
          </table:previous>
        </table:cell-content-change>
        <table:cell-content-change table:id="ct949">
          <table:cell-address table:column="8" table:row="106" table:table="1"/>
          <office:change-info>
            <dc:creator>frederik </dc:creator>
            <dc:date>2014-09-22T09:53:35.416715115</dc:date>
          </office:change-info>
          <table:previous table:id="ct917">
            <table:change-track-table-cell table:cell-address="Tabelle2.I107" table:formula="of:=[.H107]^2" office:value-type="float" office:value="0.02"/>
          </table:previous>
        </table:cell-content-change>
        <table:cell-content-change table:id="ct950">
          <table:cell-address table:column="8" table:row="107" table:table="1"/>
          <office:change-info>
            <dc:creator>frederik </dc:creator>
            <dc:date>2014-09-22T09:53:35.416739238</dc:date>
          </office:change-info>
          <table:previous table:id="ct918">
            <table:change-track-table-cell table:cell-address="Tabelle2.I108" table:formula="of:=[.H108]^2" office:value-type="float" office:value="0.02"/>
          </table:previous>
        </table:cell-content-change>
        <table:movement table:id="ct951">
          <table:source-range-address table:start-column="5" table:start-row="109" table:start-table="1" table:end-column="7" table:end-row="109" table:end-table="1"/>
          <table:target-range-address table:start-column="5" table:start-row="108" table:start-table="1" table:end-column="7" table:end-row="108" table:end-table="1"/>
          <office:change-info>
            <dc:creator>frederik </dc:creator>
            <dc:date>2014-09-22T09:53:39.656073239</dc:date>
          </office:change-info>
          <table:dependencies>
            <table:dependency table:id="ct1150"/>
            <table:dependency table:id="ct1149"/>
            <table:dependency table:id="ct956"/>
          </table:dependencies>
        </table:movement>
        <table:cell-content-change table:id="ct952">
          <table:cell-address table:column="6" table:row="107" table:table="1"/>
          <office:change-info>
            <dc:creator>frederik </dc:creator>
            <dc:date>2014-09-22T09:53:52.459367472</dc:date>
          </office:change-info>
          <table:previous table:id="ct905">
            <table:change-track-table-cell table:cell-address="Tabelle2.G108" table:formula="of:=AVERAGE([.G104:.G108])" office:value-type="float" office:value="17.4"/>
          </table:previous>
        </table:cell-content-change>
        <table:cell-content-change table:id="ct953">
          <table:cell-address table:column="6" table:row="105" table:table="1"/>
          <office:change-info>
            <dc:creator>frederik </dc:creator>
            <dc:date>2014-09-22T09:53:57.056313824</dc:date>
          </office:change-info>
          <table:previous table:id="ct902">
            <table:change-track-table-cell table:cell-address="Tabelle2.G106" table:formula="of:=[.B107]-[.B106]" office:value-type="float" office:value="0"/>
          </table:previous>
        </table:cell-content-change>
        <table:cell-content-change table:id="ct954">
          <table:cell-address table:column="7" table:row="105" table:table="1"/>
          <office:change-info>
            <dc:creator>frederik </dc:creator>
            <dc:date>2014-09-22T09:53:57.056363466</dc:date>
          </office:change-info>
          <table:previous table:id="ct909">
            <table:change-track-table-cell table:cell-address="Tabelle2.H106" table:formula="of:=SQRT(2*[.C106]^2)" office:value-type="float" office:value="0"/>
          </table:previous>
        </table:cell-content-change>
        <table:cell-content-change table:id="ct955">
          <table:cell-address table:column="8" table:row="105" table:table="1"/>
          <office:change-info>
            <dc:creator>frederik </dc:creator>
            <dc:date>2014-09-22T09:53:57.056392871</dc:date>
          </office:change-info>
          <table:previous table:id="ct916">
            <table:change-track-table-cell table:cell-address="Tabelle2.I106" table:formula="of:=[.H106]^2" office:value-type="float" office:value="0"/>
          </table:previous>
        </table:cell-content-change>
        <table:movement table:id="ct956">
          <table:source-range-address table:start-column="5" table:start-row="108" table:start-table="1" table:end-column="7" table:end-row="108" table:end-table="1"/>
          <table:target-range-address table:start-column="5" table:start-row="107" table:start-table="1" table:end-column="7" table:end-row="107" table:end-table="1"/>
          <office:change-info>
            <dc:creator>frederik </dc:creator>
            <dc:date>2014-09-22T09:53:59.801188739</dc:date>
          </office:change-info>
          <table:dependencies>
            <table:dependency table:id="ct1150"/>
            <table:dependency table:id="ct1149"/>
          </table:dependencies>
          <table:deletions>
            <table:cell-content-deletion table:id="ct948">
              <table:change-track-table-cell/>
            </table:cell-content-deletion>
            <table:cell-content-deletion table:id="ct946">
              <table:change-track-table-cell/>
            </table:cell-content-deletion>
          </table:deletions>
        </table:movement>
        <table:cell-content-change table:id="ct957">
          <table:cell-address table:column="6" table:row="107" table:table="1"/>
          <office:change-info>
            <dc:creator>frederik </dc:creator>
            <dc:date>2014-09-22T09:54:14.541186636</dc:date>
          </office:change-info>
          <table:previous table:id="ct952">
            <table:change-track-table-cell table:cell-address="Tabelle2.G108" table:formula="of:=AVERAGE([.F104:.F108])[.G103:.G105]" office:value-type="string"/>
          </table:previous>
        </table:cell-content-change>
        <table:cell-content-change table:id="ct958">
          <table:cell-address table:column="0" table:row="100" table:table="1"/>
          <office:change-info>
            <dc:creator>frederik </dc:creator>
            <dc:date>2014-09-22T09:54:36.135765122</dc:date>
          </office:change-info>
          <table:previous>
            <table:change-track-table-cell/>
          </table:previous>
        </table:cell-content-change>
        <table:cell-content-change table:id="ct959">
          <table:cell-address table:column="0" table:row="102" table:table="1"/>
          <office:change-info>
            <dc:creator>frederik </dc:creator>
            <dc:date>2014-09-22T09:54:43.344702064</dc:date>
          </office:change-info>
          <table:previous>
            <table:change-track-table-cell/>
          </table:previous>
        </table:cell-content-change>
        <table:cell-content-change table:id="ct960">
          <table:cell-address table:column="0" table:row="103" table:table="1"/>
          <office:change-info>
            <dc:creator>frederik </dc:creator>
            <dc:date>2014-09-22T09:54:43.344746052</dc:date>
          </office:change-info>
          <table:previous>
            <table:change-track-table-cell/>
          </table:previous>
        </table:cell-content-change>
        <table:cell-content-change table:id="ct961">
          <table:cell-address table:column="0" table:row="104" table:table="1"/>
          <office:change-info>
            <dc:creator>frederik </dc:creator>
            <dc:date>2014-09-22T09:54:43.344765814</dc:date>
          </office:change-info>
          <table:previous>
            <table:change-track-table-cell/>
          </table:previous>
        </table:cell-content-change>
        <table:cell-content-change table:id="ct962">
          <table:cell-address table:column="0" table:row="105" table:table="1"/>
          <office:change-info>
            <dc:creator>frederik </dc:creator>
            <dc:date>2014-09-22T09:54:43.344783892</dc:date>
          </office:change-info>
          <table:previous>
            <table:change-track-table-cell/>
          </table:previous>
        </table:cell-content-change>
        <table:cell-content-change table:id="ct963">
          <table:cell-address table:column="1" table:row="102" table:table="1"/>
          <office:change-info>
            <dc:creator>frederik </dc:creator>
            <dc:date>2014-09-22T09:54:43.344802010</dc:date>
          </office:change-info>
          <table:previous>
            <table:change-track-table-cell/>
          </table:previous>
        </table:cell-content-change>
        <table:cell-content-change table:id="ct964">
          <table:cell-address table:column="1" table:row="103" table:table="1"/>
          <office:change-info>
            <dc:creator>frederik </dc:creator>
            <dc:date>2014-09-22T09:54:43.344818262</dc:date>
          </office:change-info>
          <table:previous>
            <table:change-track-table-cell/>
          </table:previous>
        </table:cell-content-change>
        <table:cell-content-change table:id="ct965">
          <table:cell-address table:column="1" table:row="104" table:table="1"/>
          <office:change-info>
            <dc:creator>frederik </dc:creator>
            <dc:date>2014-09-22T09:54:43.344836265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05" table:table="1"/>
          <office:change-info>
            <dc:creator>frederik </dc:creator>
            <dc:date>2014-09-22T09:54:43.344854154</dc:date>
          </office:change-info>
          <table:previous>
            <table:change-track-table-cell/>
          </table:previous>
        </table:cell-content-change>
        <table:cell-content-change table:id="ct967">
          <table:cell-address table:column="2" table:row="102" table:table="1"/>
          <office:change-info>
            <dc:creator>frederik </dc:creator>
            <dc:date>2014-09-22T09:54:43.344871829</dc:date>
          </office:change-info>
          <table:previous>
            <table:change-track-table-cell/>
          </table:previous>
        </table:cell-content-change>
        <table:cell-content-change table:id="ct968">
          <table:cell-address table:column="2" table:row="103" table:table="1"/>
          <office:change-info>
            <dc:creator>frederik </dc:creator>
            <dc:date>2014-09-22T09:54:43.344887775</dc:date>
          </office:change-info>
          <table:previous>
            <table:change-track-table-cell/>
          </table:previous>
        </table:cell-content-change>
        <table:cell-content-change table:id="ct969">
          <table:cell-address table:column="2" table:row="104" table:table="1"/>
          <office:change-info>
            <dc:creator>frederik </dc:creator>
            <dc:date>2014-09-22T09:54:43.344905808</dc:date>
          </office:change-info>
          <table:previous>
            <table:change-track-table-cell/>
          </table:previous>
        </table:cell-content-change>
        <table:cell-content-change table:id="ct970">
          <table:cell-address table:column="2" table:row="105" table:table="1"/>
          <office:change-info>
            <dc:creator>frederik </dc:creator>
            <dc:date>2014-09-22T09:54:43.344923589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2" table:table="1"/>
          <office:change-info>
            <dc:creator>frederik </dc:creator>
            <dc:date>2014-09-22T09:54:43.344941715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3" table:table="1"/>
          <office:change-info>
            <dc:creator>frederik </dc:creator>
            <dc:date>2014-09-22T09:54:43.344968686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04" table:table="1"/>
          <office:change-info>
            <dc:creator>frederik </dc:creator>
            <dc:date>2014-09-22T09:54:43.344989778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05" table:table="1"/>
          <office:change-info>
            <dc:creator>frederik </dc:creator>
            <dc:date>2014-09-22T09:54:43.345008214</dc:date>
          </office:change-info>
          <table:previous>
            <table:change-track-table-cell/>
          </table:previous>
        </table:cell-content-change>
        <table:cell-content-change table:id="ct975">
          <table:cell-address table:column="4" table:row="102" table:table="1"/>
          <office:change-info>
            <dc:creator>frederik </dc:creator>
            <dc:date>2014-09-22T09:54:43.345027207</dc:date>
          </office:change-info>
          <table:previous>
            <table:change-track-table-cell/>
          </table:previous>
        </table:cell-content-change>
        <table:cell-content-change table:id="ct976">
          <table:cell-address table:column="4" table:row="103" table:table="1"/>
          <office:change-info>
            <dc:creator>frederik </dc:creator>
            <dc:date>2014-09-22T09:54:43.345043011</dc:date>
          </office:change-info>
          <table:previous>
            <table:change-track-table-cell/>
          </table:previous>
        </table:cell-content-change>
        <table:cell-content-change table:id="ct977">
          <table:cell-address table:column="4" table:row="104" table:table="1"/>
          <office:change-info>
            <dc:creator>frederik </dc:creator>
            <dc:date>2014-09-22T09:54:43.345061309</dc:date>
          </office:change-info>
          <table:previous>
            <table:change-track-table-cell/>
          </table:previous>
        </table:cell-content-change>
        <table:cell-content-change table:id="ct978">
          <table:cell-address table:column="4" table:row="105" table:table="1"/>
          <office:change-info>
            <dc:creator>frederik </dc:creator>
            <dc:date>2014-09-22T09:54:43.345078906</dc:date>
          </office:change-info>
          <table:previous>
            <table:change-track-table-cell/>
          </table:previous>
        </table:cell-content-change>
        <table:cell-content-change table:id="ct979">
          <table:cell-address table:column="5" table:row="107" table:table="1"/>
          <office:change-info>
            <dc:creator>frederik </dc:creator>
            <dc:date>2014-09-22T09:54:43.345099952</dc:date>
          </office:change-info>
          <table:previous>
            <table:change-track-table-cell/>
          </table:previous>
        </table:cell-content-change>
        <table:cell-content-change table:id="ct980">
          <table:cell-address table:column="6" table:row="102" table:table="1"/>
          <office:change-info>
            <dc:creator>frederik </dc:creator>
            <dc:date>2014-09-22T09:54:43.345113426</dc:date>
          </office:change-info>
          <table:previous>
            <table:change-track-table-cell/>
          </table:previous>
        </table:cell-content-change>
        <table:cell-content-change table:id="ct981">
          <table:cell-address table:column="6" table:row="103" table:table="1"/>
          <office:change-info>
            <dc:creator>frederik </dc:creator>
            <dc:date>2014-09-22T09:54:43.345160049</dc:date>
          </office:change-info>
          <table:previous>
            <table:change-track-table-cell/>
          </table:previous>
        </table:cell-content-change>
        <table:cell-content-change table:id="ct982">
          <table:cell-address table:column="6" table:row="104" table:table="1"/>
          <office:change-info>
            <dc:creator>frederik </dc:creator>
            <dc:date>2014-09-22T09:54:43.345194347</dc:date>
          </office:change-info>
          <table:previous>
            <table:change-track-table-cell/>
          </table:previous>
        </table:cell-content-change>
        <table:cell-content-change table:id="ct983">
          <table:cell-address table:column="6" table:row="107" table:table="1"/>
          <office:change-info>
            <dc:creator>frederik </dc:creator>
            <dc:date>2014-09-22T09:54:43.345228458</dc:date>
          </office:change-info>
          <table:previous>
            <table:change-track-table-cell/>
          </table:previous>
        </table:cell-content-change>
        <table:cell-content-change table:id="ct984">
          <table:cell-address table:column="7" table:row="102" table:table="1"/>
          <office:change-info>
            <dc:creator>frederik </dc:creator>
            <dc:date>2014-09-22T09:54:43.345264665</dc:date>
          </office:change-info>
          <table:previous>
            <table:change-track-table-cell/>
          </table:previous>
        </table:cell-content-change>
        <table:cell-content-change table:id="ct985">
          <table:cell-address table:column="7" table:row="103" table:table="1"/>
          <office:change-info>
            <dc:creator>frederik </dc:creator>
            <dc:date>2014-09-22T09:54:43.345300885</dc:date>
          </office:change-info>
          <table:previous>
            <table:change-track-table-cell/>
          </table:previous>
        </table:cell-content-change>
        <table:cell-content-change table:id="ct986">
          <table:cell-address table:column="7" table:row="104" table:table="1"/>
          <office:change-info>
            <dc:creator>frederik </dc:creator>
            <dc:date>2014-09-22T09:54:43.345338401</dc:date>
          </office:change-info>
          <table:previous>
            <table:change-track-table-cell/>
          </table:previous>
        </table:cell-content-change>
        <table:cell-content-change table:id="ct987">
          <table:cell-address table:column="7" table:row="107" table:table="1"/>
          <office:change-info>
            <dc:creator>frederik </dc:creator>
            <dc:date>2014-09-22T09:54:43.345373739</dc:date>
          </office:change-info>
          <table:previous>
            <table:change-track-table-cell/>
          </table:previous>
        </table:cell-content-change>
        <table:cell-content-change table:id="ct988">
          <table:cell-address table:column="8" table:row="102" table:table="1"/>
          <office:change-info>
            <dc:creator>frederik </dc:creator>
            <dc:date>2014-09-22T09:54:43.345394780</dc:date>
          </office:change-info>
          <table:previous>
            <table:change-track-table-cell/>
          </table:previous>
        </table:cell-content-change>
        <table:cell-content-change table:id="ct989">
          <table:cell-address table:column="8" table:row="103" table:table="1"/>
          <office:change-info>
            <dc:creator>frederik </dc:creator>
            <dc:date>2014-09-22T09:54:43.345419889</dc:date>
          </office:change-info>
          <table:previous>
            <table:change-track-table-cell/>
          </table:previous>
        </table:cell-content-change>
        <table:cell-content-change table:id="ct990">
          <table:cell-address table:column="8" table:row="104" table:table="1"/>
          <office:change-info>
            <dc:creator>frederik </dc:creator>
            <dc:date>2014-09-22T09:54:43.345451120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03" table:table="1"/>
          <office:change-info>
            <dc:creator>frederik </dc:creator>
            <dc:date>2014-09-22T09:54:48.159987087</dc:date>
          </office:change-info>
          <table:previous table:id="ct972">
            <table:change-track-table-cell office:value-type="float" office:value="4.9"/>
          </table:previous>
        </table:cell-content-change>
        <table:cell-content-change table:id="ct992">
          <table:cell-address table:column="3" table:row="104" table:table="1"/>
          <office:change-info>
            <dc:creator>frederik </dc:creator>
            <dc:date>2014-09-22T09:54:48.160014519</dc:date>
          </office:change-info>
          <table:previous table:id="ct973">
            <table:change-track-table-cell office:value-type="float" office:value="8.4"/>
          </table:previous>
        </table:cell-content-change>
        <table:cell-content-change table:id="ct993">
          <table:cell-address table:column="3" table:row="105" table:table="1"/>
          <office:change-info>
            <dc:creator>frederik </dc:creator>
            <dc:date>2014-09-22T09:54:48.160027370</dc:date>
          </office:change-info>
          <table:previous table:id="ct974">
            <table:change-track-table-cell office:value-type="float" office:value="11.01"/>
          </table:previous>
        </table:cell-content-change>
        <table:cell-content-change table:id="ct994">
          <table:cell-address table:column="1" table:row="103" table:table="1"/>
          <office:change-info>
            <dc:creator>frederik </dc:creator>
            <dc:date>2014-09-22T09:54:50.364399341</dc:date>
          </office:change-info>
          <table:previous table:id="ct964">
            <table:change-track-table-cell office:value-type="float" office:value="15.8"/>
          </table:previous>
        </table:cell-content-change>
        <table:cell-content-change table:id="ct995">
          <table:cell-address table:column="1" table:row="104" table:table="1"/>
          <office:change-info>
            <dc:creator>frederik </dc:creator>
            <dc:date>2014-09-22T09:54:50.364428208</dc:date>
          </office:change-info>
          <table:previous table:id="ct965">
            <table:change-track-table-cell office:value-type="float" office:value="32.6"/>
          </table:previous>
        </table:cell-content-change>
        <table:cell-content-change table:id="ct996">
          <table:cell-address table:column="1" table:row="105" table:table="1"/>
          <office:change-info>
            <dc:creator>frederik </dc:creator>
            <dc:date>2014-09-22T09:54:50.364440761</dc:date>
          </office:change-info>
          <table:previous table:id="ct966">
            <table:change-track-table-cell office:value-type="float" office:value="50.6"/>
          </table:previous>
        </table:cell-content-change>
        <table:cell-content-change table:id="ct997">
          <table:cell-address table:column="1" table:row="103" table:table="1"/>
          <office:change-info>
            <dc:creator>frederik </dc:creator>
            <dc:date>2014-09-22T09:55:22.992004728</dc:date>
          </office:change-info>
          <table:previous table:id="ct994">
            <table:change-track-table-cell/>
          </table:previous>
        </table:cell-content-change>
        <table:cell-content-change table:id="ct998">
          <table:cell-address table:column="3" table:row="103" table:table="1"/>
          <office:change-info>
            <dc:creator>frederik </dc:creator>
            <dc:date>2014-09-22T09:55:30.155644286</dc:date>
          </office:change-info>
          <table:previous table:id="ct991">
            <table:change-track-table-cell/>
          </table:previous>
        </table:cell-content-change>
        <table:cell-content-change table:id="ct999">
          <table:cell-address table:column="1" table:row="104" table:table="1"/>
          <office:change-info>
            <dc:creator>frederik </dc:creator>
            <dc:date>2014-09-22T09:55:47.441297621</dc:date>
          </office:change-info>
          <table:previous table:id="ct995">
            <table:change-track-table-cell/>
          </table:previous>
        </table:cell-content-change>
        <table:cell-content-change table:id="ct1000">
          <table:cell-address table:column="3" table:row="104" table:table="1"/>
          <office:change-info>
            <dc:creator>frederik </dc:creator>
            <dc:date>2014-09-22T09:55:56.638177673</dc:date>
          </office:change-info>
          <table:previous table:id="ct992">
            <table:change-track-table-cell/>
          </table:previous>
        </table:cell-content-change>
        <table:cell-content-change table:id="ct1001">
          <table:cell-address table:column="3" table:row="105" table:table="1"/>
          <office:change-info>
            <dc:creator>frederik </dc:creator>
            <dc:date>2014-09-22T09:56:31.770991832</dc:date>
          </office:change-info>
          <table:previous table:id="ct993">
            <table:change-track-table-cell/>
          </table:previous>
        </table:cell-content-change>
        <table:cell-content-change table:id="ct1002">
          <table:cell-address table:column="1" table:row="105" table:table="1"/>
          <office:change-info>
            <dc:creator>frederik </dc:creator>
            <dc:date>2014-09-22T09:56:38.018544933</dc:date>
          </office:change-info>
          <table:previous table:id="ct996">
            <table:change-track-table-cell/>
          </table:previous>
        </table:cell-content-change>
        <table:cell-content-change table:id="ct1003">
          <table:cell-address table:column="0" table:row="83" table:table="1"/>
          <office:change-info>
            <dc:creator>frederik </dc:creator>
            <dc:date>2014-09-22T10:00:31.525685484</dc:date>
          </office:change-info>
          <table:previous>
            <table:change-track-table-cell office:value-type="float" office:value="54"/>
          </table:previous>
        </table:cell-content-change>
        <table:cell-content-change table:id="ct1004">
          <table:cell-address table:column="0" table:row="84" table:table="1"/>
          <office:change-info>
            <dc:creator>frederik </dc:creator>
            <dc:date>2014-09-22T10:00:31.525727767</dc:date>
          </office:change-info>
          <table:previous>
            <table:change-track-table-cell office:value-type="float" office:value="56"/>
          </table:previous>
        </table:cell-content-change>
        <table:cell-content-change table:id="ct1005">
          <table:cell-address table:column="0" table:row="85" table:table="1"/>
          <office:change-info>
            <dc:creator>frederik </dc:creator>
            <dc:date>2014-09-22T10:00:31.525747911</dc:date>
          </office:change-info>
          <table:previous>
            <table:change-track-table-cell office:value-type="float" office:value="58"/>
          </table:previous>
        </table:cell-content-change>
        <table:cell-content-change table:id="ct1006">
          <table:cell-address table:column="0" table:row="86" table:table="1"/>
          <office:change-info>
            <dc:creator>frederik </dc:creator>
            <dc:date>2014-09-22T10:00:31.525767012</dc:date>
          </office:change-info>
          <table:previous>
            <table:change-track-table-cell office:value-type="float" office:value="60"/>
          </table:previous>
        </table:cell-content-change>
        <table:cell-content-change table:id="ct1007">
          <table:cell-address table:column="0" table:row="87" table:table="1"/>
          <office:change-info>
            <dc:creator>frederik </dc:creator>
            <dc:date>2014-09-22T10:00:31.525785475</dc:date>
          </office:change-info>
          <table:previous>
            <table:change-track-table-cell office:value-type="float" office:value="62"/>
          </table:previous>
        </table:cell-content-change>
        <table:cell-content-change table:id="ct1008">
          <table:cell-address table:column="0" table:row="88" table:table="1"/>
          <office:change-info>
            <dc:creator>frederik </dc:creator>
            <dc:date>2014-09-22T10:00:31.525803962</dc:date>
          </office:change-info>
          <table:previous>
            <table:change-track-table-cell office:value-type="float" office:value="64"/>
          </table:previous>
        </table:cell-content-change>
        <table:cell-content-change table:id="ct1009">
          <table:cell-address table:column="0" table:row="89" table:table="1"/>
          <office:change-info>
            <dc:creator>frederik </dc:creator>
            <dc:date>2014-09-22T10:00:31.525822353</dc:date>
          </office:change-info>
          <table:previous>
            <table:change-track-table-cell office:value-type="float" office:value="66"/>
          </table:previous>
        </table:cell-content-change>
        <table:cell-content-change table:id="ct1010">
          <table:cell-address table:column="0" table:row="90" table:table="1"/>
          <office:change-info>
            <dc:creator>frederik </dc:creator>
            <dc:date>2014-09-22T10:00:31.525841024</dc:date>
          </office:change-info>
          <table:previous>
            <table:change-track-table-cell office:value-type="float" office:value="68"/>
          </table:previous>
        </table:cell-content-change>
        <table:cell-content-change table:id="ct1011">
          <table:cell-address table:column="0" table:row="91" table:table="1"/>
          <office:change-info>
            <dc:creator>frederik </dc:creator>
            <dc:date>2014-09-22T10:00:31.525859652</dc:date>
          </office:change-info>
          <table:previous>
            <table:change-track-table-cell office:value-type="float" office:value="70"/>
          </table:previous>
        </table:cell-content-change>
        <table:cell-content-change table:id="ct1012">
          <table:cell-address table:column="0" table:row="92" table:table="1"/>
          <office:change-info>
            <dc:creator>frederik </dc:creator>
            <dc:date>2014-09-22T10:00:31.525877965</dc:date>
          </office:change-info>
          <table:previous>
            <table:change-track-table-cell office:value-type="float" office:value="72"/>
          </table:previous>
        </table:cell-content-change>
        <table:cell-content-change table:id="ct1013">
          <table:cell-address table:column="0" table:row="93" table:table="1"/>
          <office:change-info>
            <dc:creator>frederik </dc:creator>
            <dc:date>2014-09-22T10:00:31.525896690</dc:date>
          </office:change-info>
          <table:previous>
            <table:change-track-table-cell office:value-type="float" office:value="74"/>
          </table:previous>
        </table:cell-content-change>
        <table:cell-content-change table:id="ct1014">
          <table:cell-address table:column="0" table:row="94" table:table="1"/>
          <office:change-info>
            <dc:creator>frederik </dc:creator>
            <dc:date>2014-09-22T10:00:31.525915310</dc:date>
          </office:change-info>
          <table:previous>
            <table:change-track-table-cell office:value-type="float" office:value="76"/>
          </table:previous>
        </table:cell-content-change>
        <table:cell-content-change table:id="ct1015">
          <table:cell-address table:column="0" table:row="95" table:table="1"/>
          <office:change-info>
            <dc:creator>frederik </dc:creator>
            <dc:date>2014-09-22T10:00:31.525934299</dc:date>
          </office:change-info>
          <table:previous>
            <table:change-track-table-cell office:value-type="float" office:value="78"/>
          </table:previous>
        </table:cell-content-change>
        <table:cell-content-change table:id="ct1016">
          <table:cell-address table:column="0" table:row="96" table:table="1"/>
          <office:change-info>
            <dc:creator>frederik </dc:creator>
            <dc:date>2014-09-22T10:00:31.525953343</dc:date>
          </office:change-info>
          <table:previous>
            <table:change-track-table-cell office:value-type="float" office:value="80"/>
          </table:previous>
        </table:cell-content-change>
        <table:cell-content-change table:id="ct1017">
          <table:cell-address table:column="1" table:row="83" table:table="1"/>
          <office:change-info>
            <dc:creator>frederik </dc:creator>
            <dc:date>2014-09-22T10:00:31.525972855</dc:date>
          </office:change-info>
          <table:previous table:id="ct656">
            <table:change-track-table-cell office:value-type="float" office:value="0.2"/>
          </table:previous>
        </table:cell-content-change>
        <table:cell-content-change table:id="ct1018">
          <table:cell-address table:column="1" table:row="84" table:table="1"/>
          <office:change-info>
            <dc:creator>frederik </dc:creator>
            <dc:date>2014-09-22T10:00:31.525991319</dc:date>
          </office:change-info>
          <table:previous table:id="ct657">
            <table:change-track-table-cell office:value-type="float" office:value="0.2"/>
          </table:previous>
        </table:cell-content-change>
        <table:cell-content-change table:id="ct1019">
          <table:cell-address table:column="1" table:row="85" table:table="1"/>
          <office:change-info>
            <dc:creator>frederik </dc:creator>
            <dc:date>2014-09-22T10:00:31.526009105</dc:date>
          </office:change-info>
          <table:previous table:id="ct658">
            <table:change-track-table-cell office:value-type="float" office:value="0.2"/>
          </table:previous>
        </table:cell-content-change>
        <table:cell-content-change table:id="ct1020">
          <table:cell-address table:column="1" table:row="86" table:table="1"/>
          <office:change-info>
            <dc:creator>frederik </dc:creator>
            <dc:date>2014-09-22T10:00:31.526027283</dc:date>
          </office:change-info>
          <table:previous table:id="ct659">
            <table:change-track-table-cell office:value-type="float" office:value="0.2"/>
          </table:previous>
        </table:cell-content-change>
        <table:cell-content-change table:id="ct1021">
          <table:cell-address table:column="1" table:row="87" table:table="1"/>
          <office:change-info>
            <dc:creator>frederik </dc:creator>
            <dc:date>2014-09-22T10:00:31.526044934</dc:date>
          </office:change-info>
          <table:previous table:id="ct660">
            <table:change-track-table-cell office:value-type="float" office:value="0.2"/>
          </table:previous>
        </table:cell-content-change>
        <table:cell-content-change table:id="ct1022">
          <table:cell-address table:column="1" table:row="88" table:table="1"/>
          <office:change-info>
            <dc:creator>frederik </dc:creator>
            <dc:date>2014-09-22T10:00:31.526062660</dc:date>
          </office:change-info>
          <table:previous table:id="ct661">
            <table:change-track-table-cell office:value-type="float" office:value="0.2"/>
          </table:previous>
        </table:cell-content-change>
        <table:cell-content-change table:id="ct1023">
          <table:cell-address table:column="1" table:row="89" table:table="1"/>
          <office:change-info>
            <dc:creator>frederik </dc:creator>
            <dc:date>2014-09-22T10:00:31.526080459</dc:date>
          </office:change-info>
          <table:previous table:id="ct662">
            <table:change-track-table-cell office:value-type="float" office:value="0.2"/>
          </table:previous>
        </table:cell-content-change>
        <table:cell-content-change table:id="ct1024">
          <table:cell-address table:column="1" table:row="90" table:table="1"/>
          <office:change-info>
            <dc:creator>frederik </dc:creator>
            <dc:date>2014-09-22T10:00:31.526098410</dc:date>
          </office:change-info>
          <table:previous table:id="ct663">
            <table:change-track-table-cell office:value-type="float" office:value="0.2"/>
          </table:previous>
        </table:cell-content-change>
        <table:cell-content-change table:id="ct1025">
          <table:cell-address table:column="1" table:row="91" table:table="1"/>
          <office:change-info>
            <dc:creator>frederik </dc:creator>
            <dc:date>2014-09-22T10:00:31.526116206</dc:date>
          </office:change-info>
          <table:previous table:id="ct664">
            <table:change-track-table-cell office:value-type="float" office:value="0.2"/>
          </table:previous>
        </table:cell-content-change>
        <table:cell-content-change table:id="ct1026">
          <table:cell-address table:column="1" table:row="92" table:table="1"/>
          <office:change-info>
            <dc:creator>frederik </dc:creator>
            <dc:date>2014-09-22T10:00:31.526133878</dc:date>
          </office:change-info>
          <table:previous table:id="ct665">
            <table:change-track-table-cell office:value-type="float" office:value="0.2"/>
          </table:previous>
        </table:cell-content-change>
        <table:cell-content-change table:id="ct1027">
          <table:cell-address table:column="1" table:row="93" table:table="1"/>
          <office:change-info>
            <dc:creator>frederik </dc:creator>
            <dc:date>2014-09-22T10:00:31.526151902</dc:date>
          </office:change-info>
          <table:previous table:id="ct666">
            <table:change-track-table-cell office:value-type="float" office:value="0.2"/>
          </table:previous>
        </table:cell-content-change>
        <table:cell-content-change table:id="ct1028">
          <table:cell-address table:column="1" table:row="94" table:table="1"/>
          <office:change-info>
            <dc:creator>frederik </dc:creator>
            <dc:date>2014-09-22T10:00:31.526169722</dc:date>
          </office:change-info>
          <table:previous table:id="ct667">
            <table:change-track-table-cell office:value-type="float" office:value="0.2"/>
          </table:previous>
        </table:cell-content-change>
        <table:cell-content-change table:id="ct1029">
          <table:cell-address table:column="1" table:row="95" table:table="1"/>
          <office:change-info>
            <dc:creator>frederik </dc:creator>
            <dc:date>2014-09-22T10:00:31.526187201</dc:date>
          </office:change-info>
          <table:previous table:id="ct668">
            <table:change-track-table-cell office:value-type="float" office:value="0.2"/>
          </table:previous>
        </table:cell-content-change>
        <table:cell-content-change table:id="ct1030">
          <table:cell-address table:column="1" table:row="96" table:table="1"/>
          <office:change-info>
            <dc:creator>frederik </dc:creator>
            <dc:date>2014-09-22T10:00:31.526204645</dc:date>
          </office:change-info>
          <table:previous table:id="ct669">
            <table:change-track-table-cell office:value-type="float" office:value="0.2"/>
          </table:previous>
        </table:cell-content-change>
        <table:cell-content-change table:id="ct1031">
          <table:cell-address table:column="3" table:row="83" table:table="1"/>
          <office:change-info>
            <dc:creator>frederik </dc:creator>
            <dc:date>2014-09-22T10:00:31.526232353</dc:date>
          </office:change-info>
          <table:previous table:id="ct609">
            <table:change-track-table-cell office:value-type="float" office:value="0.01"/>
          </table:previous>
        </table:cell-content-change>
        <table:cell-content-change table:id="ct1032">
          <table:cell-address table:column="3" table:row="84" table:table="1"/>
          <office:change-info>
            <dc:creator>frederik </dc:creator>
            <dc:date>2014-09-22T10:00:31.526251198</dc:date>
          </office:change-info>
          <table:previous table:id="ct610">
            <table:change-track-table-cell office:value-type="float" office:value="0.01"/>
          </table:previous>
        </table:cell-content-change>
        <table:cell-content-change table:id="ct1033">
          <table:cell-address table:column="3" table:row="85" table:table="1"/>
          <office:change-info>
            <dc:creator>frederik </dc:creator>
            <dc:date>2014-09-22T10:00:31.526269863</dc:date>
          </office:change-info>
          <table:previous table:id="ct611">
            <table:change-track-table-cell office:value-type="float" office:value="0.01"/>
          </table:previous>
        </table:cell-content-change>
        <table:cell-content-change table:id="ct1034">
          <table:cell-address table:column="3" table:row="86" table:table="1"/>
          <office:change-info>
            <dc:creator>frederik </dc:creator>
            <dc:date>2014-09-22T10:00:31.526288010</dc:date>
          </office:change-info>
          <table:previous table:id="ct612">
            <table:change-track-table-cell office:value-type="float" office:value="0.01"/>
          </table:previous>
        </table:cell-content-change>
        <table:cell-content-change table:id="ct1035">
          <table:cell-address table:column="3" table:row="87" table:table="1"/>
          <office:change-info>
            <dc:creator>frederik </dc:creator>
            <dc:date>2014-09-22T10:00:31.526305893</dc:date>
          </office:change-info>
          <table:previous table:id="ct613">
            <table:change-track-table-cell office:value-type="float" office:value="0.01"/>
          </table:previous>
        </table:cell-content-change>
        <table:cell-content-change table:id="ct1036">
          <table:cell-address table:column="3" table:row="88" table:table="1"/>
          <office:change-info>
            <dc:creator>frederik </dc:creator>
            <dc:date>2014-09-22T10:00:31.526323764</dc:date>
          </office:change-info>
          <table:previous table:id="ct614">
            <table:change-track-table-cell office:value-type="float" office:value="0.01"/>
          </table:previous>
        </table:cell-content-change>
        <table:cell-content-change table:id="ct1037">
          <table:cell-address table:column="3" table:row="89" table:table="1"/>
          <office:change-info>
            <dc:creator>frederik </dc:creator>
            <dc:date>2014-09-22T10:00:31.526341845</dc:date>
          </office:change-info>
          <table:previous table:id="ct615">
            <table:change-track-table-cell office:value-type="float" office:value="0.01"/>
          </table:previous>
        </table:cell-content-change>
        <table:cell-content-change table:id="ct1038">
          <table:cell-address table:column="3" table:row="90" table:table="1"/>
          <office:change-info>
            <dc:creator>frederik </dc:creator>
            <dc:date>2014-09-22T10:00:31.526359761</dc:date>
          </office:change-info>
          <table:previous table:id="ct616">
            <table:change-track-table-cell office:value-type="float" office:value="0.01"/>
          </table:previous>
        </table:cell-content-change>
        <table:cell-content-change table:id="ct1039">
          <table:cell-address table:column="3" table:row="91" table:table="1"/>
          <office:change-info>
            <dc:creator>frederik </dc:creator>
            <dc:date>2014-09-22T10:00:31.526377854</dc:date>
          </office:change-info>
          <table:previous table:id="ct617">
            <table:change-track-table-cell office:value-type="float" office:value="0.01"/>
          </table:previous>
        </table:cell-content-change>
        <table:cell-content-change table:id="ct1040">
          <table:cell-address table:column="3" table:row="92" table:table="1"/>
          <office:change-info>
            <dc:creator>frederik </dc:creator>
            <dc:date>2014-09-22T10:00:31.526395977</dc:date>
          </office:change-info>
          <table:previous table:id="ct618">
            <table:change-track-table-cell office:value-type="float" office:value="0.01"/>
          </table:previous>
        </table:cell-content-change>
        <table:cell-content-change table:id="ct1041">
          <table:cell-address table:column="3" table:row="93" table:table="1"/>
          <office:change-info>
            <dc:creator>frederik </dc:creator>
            <dc:date>2014-09-22T10:00:31.526414528</dc:date>
          </office:change-info>
          <table:previous table:id="ct619">
            <table:change-track-table-cell office:value-type="float" office:value="0.01"/>
          </table:previous>
        </table:cell-content-change>
        <table:cell-content-change table:id="ct1042">
          <table:cell-address table:column="3" table:row="94" table:table="1"/>
          <office:change-info>
            <dc:creator>frederik </dc:creator>
            <dc:date>2014-09-22T10:00:31.526432690</dc:date>
          </office:change-info>
          <table:previous table:id="ct620">
            <table:change-track-table-cell office:value-type="float" office:value="0.01"/>
          </table:previous>
        </table:cell-content-change>
        <table:cell-content-change table:id="ct1043">
          <table:cell-address table:column="3" table:row="95" table:table="1"/>
          <office:change-info>
            <dc:creator>frederik </dc:creator>
            <dc:date>2014-09-22T10:00:31.526450540</dc:date>
          </office:change-info>
          <table:previous table:id="ct621">
            <table:change-track-table-cell office:value-type="float" office:value="0.01"/>
          </table:previous>
        </table:cell-content-change>
        <table:cell-content-change table:id="ct1044">
          <table:cell-address table:column="3" table:row="96" table:table="1"/>
          <office:change-info>
            <dc:creator>frederik </dc:creator>
            <dc:date>2014-09-22T10:00:31.526469003</dc:date>
          </office:change-info>
          <table:previous table:id="ct622">
            <table:change-track-table-cell office:value-type="float" office:value="0.01"/>
          </table:previous>
        </table:cell-content-change>
        <table:cell-content-change table:id="ct1045">
          <table:cell-address table:column="6" table:row="83" table:table="1"/>
          <office:change-info>
            <dc:creator>frederik </dc:creator>
            <dc:date>2014-09-22T10:00:31.526535081</dc:date>
          </office:change-info>
          <table:previous table:id="ct724">
            <table:change-track-table-cell table:cell-address="Tabelle2.G84" table:formula="of:=[.A84]" office:value-type="float" office:value="30"/>
          </table:previous>
        </table:cell-content-change>
        <table:cell-content-change table:id="ct1046">
          <table:cell-address table:column="6" table:row="84" table:table="1"/>
          <office:change-info>
            <dc:creator>frederik </dc:creator>
            <dc:date>2014-09-22T10:00:31.526563187</dc:date>
          </office:change-info>
          <table:previous table:id="ct725">
            <table:change-track-table-cell table:cell-address="Tabelle2.G85" table:formula="of:=[.A85]" office:value-type="float" office:value="32"/>
          </table:previous>
        </table:cell-content-change>
        <table:cell-content-change table:id="ct1047">
          <table:cell-address table:column="6" table:row="85" table:table="1"/>
          <office:change-info>
            <dc:creator>frederik </dc:creator>
            <dc:date>2014-09-22T10:00:31.526588266</dc:date>
          </office:change-info>
          <table:previous table:id="ct726">
            <table:change-track-table-cell table:cell-address="Tabelle2.G86" table:formula="of:=[.A86]" office:value-type="float" office:value="34"/>
          </table:previous>
        </table:cell-content-change>
        <table:cell-content-change table:id="ct1048">
          <table:cell-address table:column="6" table:row="86" table:table="1"/>
          <office:change-info>
            <dc:creator>frederik </dc:creator>
            <dc:date>2014-09-22T10:00:31.526613000</dc:date>
          </office:change-info>
          <table:previous table:id="ct727">
            <table:change-track-table-cell table:cell-address="Tabelle2.G87" table:formula="of:=[.A87]" office:value-type="float" office:value="36"/>
          </table:previous>
        </table:cell-content-change>
        <table:cell-content-change table:id="ct1049">
          <table:cell-address table:column="6" table:row="87" table:table="1"/>
          <office:change-info>
            <dc:creator>frederik </dc:creator>
            <dc:date>2014-09-22T10:00:31.526637472</dc:date>
          </office:change-info>
          <table:previous table:id="ct728">
            <table:change-track-table-cell table:cell-address="Tabelle2.G88" table:formula="of:=[.A88]" office:value-type="float" office:value="38"/>
          </table:previous>
        </table:cell-content-change>
        <table:cell-content-change table:id="ct1050">
          <table:cell-address table:column="6" table:row="88" table:table="1"/>
          <office:change-info>
            <dc:creator>frederik </dc:creator>
            <dc:date>2014-09-22T10:00:31.526661914</dc:date>
          </office:change-info>
          <table:previous table:id="ct729">
            <table:change-track-table-cell table:cell-address="Tabelle2.G89" table:formula="of:=[.A89]" office:value-type="float" office:value="40"/>
          </table:previous>
        </table:cell-content-change>
        <table:cell-content-change table:id="ct1051">
          <table:cell-address table:column="6" table:row="89" table:table="1"/>
          <office:change-info>
            <dc:creator>frederik </dc:creator>
            <dc:date>2014-09-22T10:00:31.526686399</dc:date>
          </office:change-info>
          <table:previous table:id="ct730">
            <table:change-track-table-cell table:cell-address="Tabelle2.G90" table:formula="of:=[.A90]" office:value-type="float" office:value="42"/>
          </table:previous>
        </table:cell-content-change>
        <table:cell-content-change table:id="ct1052">
          <table:cell-address table:column="6" table:row="90" table:table="1"/>
          <office:change-info>
            <dc:creator>frederik </dc:creator>
            <dc:date>2014-09-22T10:00:31.526711232</dc:date>
          </office:change-info>
          <table:previous table:id="ct731">
            <table:change-track-table-cell table:cell-address="Tabelle2.G91" table:formula="of:=[.A91]" office:value-type="float" office:value="44"/>
          </table:previous>
        </table:cell-content-change>
        <table:cell-content-change table:id="ct1053">
          <table:cell-address table:column="6" table:row="91" table:table="1"/>
          <office:change-info>
            <dc:creator>frederik </dc:creator>
            <dc:date>2014-09-22T10:00:31.526735938</dc:date>
          </office:change-info>
          <table:previous table:id="ct732">
            <table:change-track-table-cell table:cell-address="Tabelle2.G92" table:formula="of:=[.A92]" office:value-type="float" office:value="46"/>
          </table:previous>
        </table:cell-content-change>
        <table:cell-content-change table:id="ct1054">
          <table:cell-address table:column="6" table:row="92" table:table="1"/>
          <office:change-info>
            <dc:creator>frederik </dc:creator>
            <dc:date>2014-09-22T10:00:31.526760880</dc:date>
          </office:change-info>
          <table:previous table:id="ct733">
            <table:change-track-table-cell table:cell-address="Tabelle2.G93" table:formula="of:=[.A93]" office:value-type="float" office:value="48"/>
          </table:previous>
        </table:cell-content-change>
        <table:cell-content-change table:id="ct1055">
          <table:cell-address table:column="6" table:row="93" table:table="1"/>
          <office:change-info>
            <dc:creator>frederik </dc:creator>
            <dc:date>2014-09-22T10:00:31.526785541</dc:date>
          </office:change-info>
          <table:previous table:id="ct734">
            <table:change-track-table-cell table:cell-address="Tabelle2.G94" table:formula="of:=[.A94]" office:value-type="float" office:value="50"/>
          </table:previous>
        </table:cell-content-change>
        <table:cell-content-change table:id="ct1056">
          <table:cell-address table:column="6" table:row="94" table:table="1"/>
          <office:change-info>
            <dc:creator>frederik </dc:creator>
            <dc:date>2014-09-22T10:00:31.526810645</dc:date>
          </office:change-info>
          <table:previous table:id="ct735">
            <table:change-track-table-cell table:cell-address="Tabelle2.G95" table:formula="of:=[.A95]" office:value-type="float" office:value="52"/>
          </table:previous>
        </table:cell-content-change>
        <table:cell-content-change table:id="ct1057">
          <table:cell-address table:column="6" table:row="95" table:table="1"/>
          <office:change-info>
            <dc:creator>frederik </dc:creator>
            <dc:date>2014-09-22T10:00:31.526835638</dc:date>
          </office:change-info>
          <table:previous table:id="ct736">
            <table:change-track-table-cell table:cell-address="Tabelle2.G96" table:formula="of:=[.A96]" office:value-type="float" office:value="15.8"/>
          </table:previous>
        </table:cell-content-change>
        <table:cell-content-change table:id="ct1058">
          <table:cell-address table:column="6" table:row="96" table:table="1"/>
          <office:change-info>
            <dc:creator>frederik </dc:creator>
            <dc:date>2014-09-22T10:00:31.526860393</dc:date>
          </office:change-info>
          <table:previous table:id="ct737">
            <table:change-track-table-cell table:cell-address="Tabelle2.G97" table:formula="of:=[.A97]" office:value-type="float" office:value="32.6"/>
          </table:previous>
        </table:cell-content-change>
        <table:cell-content-change table:id="ct1059">
          <table:cell-address table:column="7" table:row="83" table:table="1"/>
          <office:change-info>
            <dc:creator>frederik </dc:creator>
            <dc:date>2014-09-22T10:00:31.526885394</dc:date>
          </office:change-info>
          <table:previous table:id="ct765">
            <table:change-track-table-cell table:cell-address="Tabelle2.H84" table:formula="of:=[.C84]" office:value-type="float" office:value="6.87"/>
          </table:previous>
        </table:cell-content-change>
        <table:cell-content-change table:id="ct1060">
          <table:cell-address table:column="7" table:row="84" table:table="1"/>
          <office:change-info>
            <dc:creator>frederik </dc:creator>
            <dc:date>2014-09-22T10:00:31.526910305</dc:date>
          </office:change-info>
          <table:previous table:id="ct766">
            <table:change-track-table-cell table:cell-address="Tabelle2.H85" table:formula="of:=[.C85]" office:value-type="float" office:value="7.6"/>
          </table:previous>
        </table:cell-content-change>
        <table:cell-content-change table:id="ct1061">
          <table:cell-address table:column="7" table:row="85" table:table="1"/>
          <office:change-info>
            <dc:creator>frederik </dc:creator>
            <dc:date>2014-09-22T10:00:31.526934967</dc:date>
          </office:change-info>
          <table:previous table:id="ct767">
            <table:change-track-table-cell table:cell-address="Tabelle2.H86" table:formula="of:=[.C86]" office:value-type="float" office:value="6.66"/>
          </table:previous>
        </table:cell-content-change>
        <table:cell-content-change table:id="ct1062">
          <table:cell-address table:column="7" table:row="86" table:table="1"/>
          <office:change-info>
            <dc:creator>frederik </dc:creator>
            <dc:date>2014-09-22T10:00:31.526959963</dc:date>
          </office:change-info>
          <table:previous table:id="ct768">
            <table:change-track-table-cell table:cell-address="Tabelle2.H87" table:formula="of:=[.C87]" office:value-type="float" office:value="3.66"/>
          </table:previous>
        </table:cell-content-change>
        <table:cell-content-change table:id="ct1063">
          <table:cell-address table:column="7" table:row="87" table:table="1"/>
          <office:change-info>
            <dc:creator>frederik </dc:creator>
            <dc:date>2014-09-22T10:00:31.526985081</dc:date>
          </office:change-info>
          <table:previous table:id="ct769">
            <table:change-track-table-cell table:cell-address="Tabelle2.H88" table:formula="of:=[.C88]" office:value-type="float" office:value="1.38"/>
          </table:previous>
        </table:cell-content-change>
        <table:cell-content-change table:id="ct1064">
          <table:cell-address table:column="7" table:row="88" table:table="1"/>
          <office:change-info>
            <dc:creator>frederik </dc:creator>
            <dc:date>2014-09-22T10:00:31.527009863</dc:date>
          </office:change-info>
          <table:previous table:id="ct770">
            <table:change-track-table-cell table:cell-address="Tabelle2.H89" table:formula="of:=[.C89]" office:value-type="float" office:value="1.69"/>
          </table:previous>
        </table:cell-content-change>
        <table:cell-content-change table:id="ct1065">
          <table:cell-address table:column="7" table:row="89" table:table="1"/>
          <office:change-info>
            <dc:creator>frederik </dc:creator>
            <dc:date>2014-09-22T10:00:31.527034143</dc:date>
          </office:change-info>
          <table:previous table:id="ct771">
            <table:change-track-table-cell table:cell-address="Tabelle2.H90" table:formula="of:=[.C90]" office:value-type="float" office:value="2.9"/>
          </table:previous>
        </table:cell-content-change>
        <table:cell-content-change table:id="ct1066">
          <table:cell-address table:column="7" table:row="90" table:table="1"/>
          <office:change-info>
            <dc:creator>frederik </dc:creator>
            <dc:date>2014-09-22T10:00:31.527059169</dc:date>
          </office:change-info>
          <table:previous table:id="ct772">
            <table:change-track-table-cell table:cell-address="Tabelle2.H91" table:formula="of:=[.C91]" office:value-type="float" office:value="4.62"/>
          </table:previous>
        </table:cell-content-change>
        <table:cell-content-change table:id="ct1067">
          <table:cell-address table:column="7" table:row="91" table:table="1"/>
          <office:change-info>
            <dc:creator>frederik </dc:creator>
            <dc:date>2014-09-22T10:00:31.527083788</dc:date>
          </office:change-info>
          <table:previous table:id="ct773">
            <table:change-track-table-cell table:cell-address="Tabelle2.H92" table:formula="of:=[.C92]" office:value-type="float" office:value="6.54"/>
          </table:previous>
        </table:cell-content-change>
        <table:cell-content-change table:id="ct1068">
          <table:cell-address table:column="7" table:row="92" table:table="1"/>
          <office:change-info>
            <dc:creator>frederik </dc:creator>
            <dc:date>2014-09-22T10:00:31.527108450</dc:date>
          </office:change-info>
          <table:previous table:id="ct774">
            <table:change-track-table-cell table:cell-address="Tabelle2.H93" table:formula="of:=[.C93]" office:value-type="float" office:value="8.57"/>
          </table:previous>
        </table:cell-content-change>
        <table:cell-content-change table:id="ct1069">
          <table:cell-address table:column="7" table:row="93" table:table="1"/>
          <office:change-info>
            <dc:creator>frederik </dc:creator>
            <dc:date>2014-09-22T10:00:31.527132835</dc:date>
          </office:change-info>
          <table:previous table:id="ct775">
            <table:change-track-table-cell table:cell-address="Tabelle2.H94" table:formula="of:=[.C94]" office:value-type="float" office:value="10.28"/>
          </table:previous>
        </table:cell-content-change>
        <table:cell-content-change table:id="ct1070">
          <table:cell-address table:column="7" table:row="94" table:table="1"/>
          <office:change-info>
            <dc:creator>frederik </dc:creator>
            <dc:date>2014-09-22T10:00:31.527156904</dc:date>
          </office:change-info>
          <table:previous table:id="ct776">
            <table:change-track-table-cell table:cell-address="Tabelle2.H95" table:formula="of:=[.C95]" office:value-type="float" office:value="9.84"/>
          </table:previous>
        </table:cell-content-change>
        <table:cell-content-change table:id="ct1071">
          <table:cell-address table:column="7" table:row="95" table:table="1"/>
          <office:change-info>
            <dc:creator>frederik </dc:creator>
            <dc:date>2014-09-22T10:00:31.527181854</dc:date>
          </office:change-info>
          <table:previous table:id="ct777">
            <table:change-track-table-cell table:cell-address="Tabelle2.H96" table:formula="of:=[.C96]" office:value-type="float" office:value="4.9"/>
          </table:previous>
        </table:cell-content-change>
        <table:cell-content-change table:id="ct1072">
          <table:cell-address table:column="7" table:row="96" table:table="1"/>
          <office:change-info>
            <dc:creator>frederik </dc:creator>
            <dc:date>2014-09-22T10:00:31.527206155</dc:date>
          </office:change-info>
          <table:previous table:id="ct778">
            <table:change-track-table-cell table:cell-address="Tabelle2.H97" table:formula="of:=[.C97]" office:value-type="float" office:value="8.4"/>
          </table:previous>
        </table:cell-content-change>
        <table:cell-content-change table:id="ct1073">
          <table:cell-address table:column="8" table:row="83" table:table="1"/>
          <office:change-info>
            <dc:creator>frederik </dc:creator>
            <dc:date>2014-09-22T10:00:31.527230624</dc:date>
          </office:change-info>
          <table:previous table:id="ct806">
            <table:change-track-table-cell table:cell-address="Tabelle2.I84" table:formula="of:=[.B84]" office:value-type="float" office:value="0.2"/>
          </table:previous>
        </table:cell-content-change>
        <table:cell-content-change table:id="ct1074">
          <table:cell-address table:column="8" table:row="84" table:table="1"/>
          <office:change-info>
            <dc:creator>frederik </dc:creator>
            <dc:date>2014-09-22T10:00:31.527254919</dc:date>
          </office:change-info>
          <table:previous table:id="ct807">
            <table:change-track-table-cell table:cell-address="Tabelle2.I85" table:formula="of:=[.B85]" office:value-type="float" office:value="0.2"/>
          </table:previous>
        </table:cell-content-change>
        <table:cell-content-change table:id="ct1075">
          <table:cell-address table:column="8" table:row="85" table:table="1"/>
          <office:change-info>
            <dc:creator>frederik </dc:creator>
            <dc:date>2014-09-22T10:00:31.527279271</dc:date>
          </office:change-info>
          <table:previous table:id="ct808">
            <table:change-track-table-cell table:cell-address="Tabelle2.I86" table:formula="of:=[.B86]" office:value-type="float" office:value="0.2"/>
          </table:previous>
        </table:cell-content-change>
        <table:cell-content-change table:id="ct1076">
          <table:cell-address table:column="8" table:row="86" table:table="1"/>
          <office:change-info>
            <dc:creator>frederik </dc:creator>
            <dc:date>2014-09-22T10:00:31.527303262</dc:date>
          </office:change-info>
          <table:previous table:id="ct809">
            <table:change-track-table-cell table:cell-address="Tabelle2.I87" table:formula="of:=[.B87]" office:value-type="float" office:value="0.2"/>
          </table:previous>
        </table:cell-content-change>
        <table:cell-content-change table:id="ct1077">
          <table:cell-address table:column="8" table:row="87" table:table="1"/>
          <office:change-info>
            <dc:creator>frederik </dc:creator>
            <dc:date>2014-09-22T10:00:31.527327638</dc:date>
          </office:change-info>
          <table:previous table:id="ct810">
            <table:change-track-table-cell table:cell-address="Tabelle2.I88" table:formula="of:=[.B88]" office:value-type="float" office:value="0.2"/>
          </table:previous>
        </table:cell-content-change>
        <table:cell-content-change table:id="ct1078">
          <table:cell-address table:column="8" table:row="88" table:table="1"/>
          <office:change-info>
            <dc:creator>frederik </dc:creator>
            <dc:date>2014-09-22T10:00:31.527351671</dc:date>
          </office:change-info>
          <table:previous table:id="ct811">
            <table:change-track-table-cell table:cell-address="Tabelle2.I89" table:formula="of:=[.B89]" office:value-type="float" office:value="0.2"/>
          </table:previous>
        </table:cell-content-change>
        <table:cell-content-change table:id="ct1079">
          <table:cell-address table:column="8" table:row="89" table:table="1"/>
          <office:change-info>
            <dc:creator>frederik </dc:creator>
            <dc:date>2014-09-22T10:00:31.527375527</dc:date>
          </office:change-info>
          <table:previous table:id="ct812">
            <table:change-track-table-cell table:cell-address="Tabelle2.I90" table:formula="of:=[.B90]" office:value-type="float" office:value="0.2"/>
          </table:previous>
        </table:cell-content-change>
        <table:cell-content-change table:id="ct1080">
          <table:cell-address table:column="8" table:row="90" table:table="1"/>
          <office:change-info>
            <dc:creator>frederik </dc:creator>
            <dc:date>2014-09-22T10:00:31.527399436</dc:date>
          </office:change-info>
          <table:previous table:id="ct813">
            <table:change-track-table-cell table:cell-address="Tabelle2.I91" table:formula="of:=[.B91]" office:value-type="float" office:value="0.2"/>
          </table:previous>
        </table:cell-content-change>
        <table:cell-content-change table:id="ct1081">
          <table:cell-address table:column="8" table:row="91" table:table="1"/>
          <office:change-info>
            <dc:creator>frederik </dc:creator>
            <dc:date>2014-09-22T10:00:31.527423259</dc:date>
          </office:change-info>
          <table:previous table:id="ct814">
            <table:change-track-table-cell table:cell-address="Tabelle2.I92" table:formula="of:=[.B92]" office:value-type="float" office:value="0.2"/>
          </table:previous>
        </table:cell-content-change>
        <table:cell-content-change table:id="ct1082">
          <table:cell-address table:column="8" table:row="92" table:table="1"/>
          <office:change-info>
            <dc:creator>frederik </dc:creator>
            <dc:date>2014-09-22T10:00:31.527447346</dc:date>
          </office:change-info>
          <table:previous table:id="ct815">
            <table:change-track-table-cell table:cell-address="Tabelle2.I93" table:formula="of:=[.B93]" office:value-type="float" office:value="0.2"/>
          </table:previous>
        </table:cell-content-change>
        <table:cell-content-change table:id="ct1083">
          <table:cell-address table:column="8" table:row="93" table:table="1"/>
          <office:change-info>
            <dc:creator>frederik </dc:creator>
            <dc:date>2014-09-22T10:00:31.527471121</dc:date>
          </office:change-info>
          <table:previous table:id="ct816">
            <table:change-track-table-cell table:cell-address="Tabelle2.I94" table:formula="of:=[.B94]" office:value-type="float" office:value="0.2"/>
          </table:previous>
        </table:cell-content-change>
        <table:cell-content-change table:id="ct1084">
          <table:cell-address table:column="8" table:row="94" table:table="1"/>
          <office:change-info>
            <dc:creator>frederik </dc:creator>
            <dc:date>2014-09-22T10:00:31.527494925</dc:date>
          </office:change-info>
          <table:previous table:id="ct817">
            <table:change-track-table-cell table:cell-address="Tabelle2.I95" table:formula="of:=[.B95]" office:value-type="float" office:value="0.2"/>
          </table:previous>
        </table:cell-content-change>
        <table:cell-content-change table:id="ct1085">
          <table:cell-address table:column="8" table:row="95" table:table="1"/>
          <office:change-info>
            <dc:creator>frederik </dc:creator>
            <dc:date>2014-09-22T10:00:31.527518579</dc:date>
          </office:change-info>
          <table:previous table:id="ct818">
            <table:change-track-table-cell table:cell-address="Tabelle2.I96" table:formula="of:=[.B96]" office:value-type="float" office:value="0.1"/>
          </table:previous>
        </table:cell-content-change>
        <table:cell-content-change table:id="ct1086">
          <table:cell-address table:column="8" table:row="96" table:table="1"/>
          <office:change-info>
            <dc:creator>frederik </dc:creator>
            <dc:date>2014-09-22T10:00:31.527542465</dc:date>
          </office:change-info>
          <table:previous table:id="ct819">
            <table:change-track-table-cell table:cell-address="Tabelle2.I97" table:formula="of:=[.B97]" office:value-type="float" office:value="0.1"/>
          </table:previous>
        </table:cell-content-change>
        <table:cell-content-change table:id="ct1087">
          <table:cell-address table:column="9" table:row="83" table:table="1"/>
          <office:change-info>
            <dc:creator>frederik </dc:creator>
            <dc:date>2014-09-22T10:00:31.527566769</dc:date>
          </office:change-info>
          <table:previous table:id="ct847">
            <table:change-track-table-cell table:cell-address="Tabelle2.J84" table:formula="of:=[.D84]" office:value-type="float" office:value="0.01"/>
          </table:previous>
        </table:cell-content-change>
        <table:cell-content-change table:id="ct1088">
          <table:cell-address table:column="9" table:row="84" table:table="1"/>
          <office:change-info>
            <dc:creator>frederik </dc:creator>
            <dc:date>2014-09-22T10:00:31.527590264</dc:date>
          </office:change-info>
          <table:previous table:id="ct848">
            <table:change-track-table-cell table:cell-address="Tabelle2.J85" table:formula="of:=[.D85]" office:value-type="float" office:value="0.01"/>
          </table:previous>
        </table:cell-content-change>
        <table:cell-content-change table:id="ct1089">
          <table:cell-address table:column="9" table:row="85" table:table="1"/>
          <office:change-info>
            <dc:creator>frederik </dc:creator>
            <dc:date>2014-09-22T10:00:31.527613818</dc:date>
          </office:change-info>
          <table:previous table:id="ct849">
            <table:change-track-table-cell table:cell-address="Tabelle2.J86" table:formula="of:=[.D86]" office:value-type="float" office:value="0.01"/>
          </table:previous>
        </table:cell-content-change>
        <table:cell-content-change table:id="ct1090">
          <table:cell-address table:column="9" table:row="86" table:table="1"/>
          <office:change-info>
            <dc:creator>frederik </dc:creator>
            <dc:date>2014-09-22T10:00:31.527637376</dc:date>
          </office:change-info>
          <table:previous table:id="ct850">
            <table:change-track-table-cell table:cell-address="Tabelle2.J87" table:formula="of:=[.D87]" office:value-type="float" office:value="0.01"/>
          </table:previous>
        </table:cell-content-change>
        <table:cell-content-change table:id="ct1091">
          <table:cell-address table:column="9" table:row="87" table:table="1"/>
          <office:change-info>
            <dc:creator>frederik </dc:creator>
            <dc:date>2014-09-22T10:00:31.527660832</dc:date>
          </office:change-info>
          <table:previous table:id="ct851">
            <table:change-track-table-cell table:cell-address="Tabelle2.J88" table:formula="of:=[.D88]" office:value-type="float" office:value="0.01"/>
          </table:previous>
        </table:cell-content-change>
        <table:cell-content-change table:id="ct1092">
          <table:cell-address table:column="9" table:row="88" table:table="1"/>
          <office:change-info>
            <dc:creator>frederik </dc:creator>
            <dc:date>2014-09-22T10:00:31.527684261</dc:date>
          </office:change-info>
          <table:previous table:id="ct852">
            <table:change-track-table-cell table:cell-address="Tabelle2.J89" table:formula="of:=[.D89]" office:value-type="float" office:value="0.01"/>
          </table:previous>
        </table:cell-content-change>
        <table:cell-content-change table:id="ct1093">
          <table:cell-address table:column="9" table:row="89" table:table="1"/>
          <office:change-info>
            <dc:creator>frederik </dc:creator>
            <dc:date>2014-09-22T10:00:31.527707644</dc:date>
          </office:change-info>
          <table:previous table:id="ct853">
            <table:change-track-table-cell table:cell-address="Tabelle2.J90" table:formula="of:=[.D90]" office:value-type="float" office:value="0.01"/>
          </table:previous>
        </table:cell-content-change>
        <table:cell-content-change table:id="ct1094">
          <table:cell-address table:column="9" table:row="90" table:table="1"/>
          <office:change-info>
            <dc:creator>frederik </dc:creator>
            <dc:date>2014-09-22T10:00:31.527731617</dc:date>
          </office:change-info>
          <table:previous table:id="ct854">
            <table:change-track-table-cell table:cell-address="Tabelle2.J91" table:formula="of:=[.D91]" office:value-type="float" office:value="0.01"/>
          </table:previous>
        </table:cell-content-change>
        <table:cell-content-change table:id="ct1095">
          <table:cell-address table:column="9" table:row="91" table:table="1"/>
          <office:change-info>
            <dc:creator>frederik </dc:creator>
            <dc:date>2014-09-22T10:00:31.527755346</dc:date>
          </office:change-info>
          <table:previous table:id="ct855">
            <table:change-track-table-cell table:cell-address="Tabelle2.J92" table:formula="of:=[.D92]" office:value-type="float" office:value="0.01"/>
          </table:previous>
        </table:cell-content-change>
        <table:cell-content-change table:id="ct1096">
          <table:cell-address table:column="9" table:row="92" table:table="1"/>
          <office:change-info>
            <dc:creator>frederik </dc:creator>
            <dc:date>2014-09-22T10:00:31.527779852</dc:date>
          </office:change-info>
          <table:previous table:id="ct856">
            <table:change-track-table-cell table:cell-address="Tabelle2.J93" table:formula="of:=[.D93]" office:value-type="float" office:value="0.01"/>
          </table:previous>
        </table:cell-content-change>
        <table:cell-content-change table:id="ct1097">
          <table:cell-address table:column="9" table:row="93" table:table="1"/>
          <office:change-info>
            <dc:creator>frederik </dc:creator>
            <dc:date>2014-09-22T10:00:31.527803470</dc:date>
          </office:change-info>
          <table:previous table:id="ct857">
            <table:change-track-table-cell table:cell-address="Tabelle2.J94" table:formula="of:=[.D94]" office:value-type="float" office:value="0.01"/>
          </table:previous>
        </table:cell-content-change>
        <table:cell-content-change table:id="ct1098">
          <table:cell-address table:column="9" table:row="94" table:table="1"/>
          <office:change-info>
            <dc:creator>frederik </dc:creator>
            <dc:date>2014-09-22T10:00:31.527827049</dc:date>
          </office:change-info>
          <table:previous table:id="ct858">
            <table:change-track-table-cell table:cell-address="Tabelle2.J95" table:formula="of:=[.D95]" office:value-type="float" office:value="0.01"/>
          </table:previous>
        </table:cell-content-change>
        <table:cell-content-change table:id="ct1099">
          <table:cell-address table:column="9" table:row="95" table:table="1"/>
          <office:change-info>
            <dc:creator>frederik </dc:creator>
            <dc:date>2014-09-22T10:00:31.527851244</dc:date>
          </office:change-info>
          <table:previous table:id="ct859">
            <table:change-track-table-cell table:cell-address="Tabelle2.J96" table:formula="of:=[.D96]" office:value-type="float" office:value="0.02"/>
          </table:previous>
        </table:cell-content-change>
        <table:cell-content-change table:id="ct1100">
          <table:cell-address table:column="9" table:row="96" table:table="1"/>
          <office:change-info>
            <dc:creator>frederik </dc:creator>
            <dc:date>2014-09-22T10:00:31.527874952</dc:date>
          </office:change-info>
          <table:previous table:id="ct860">
            <table:change-track-table-cell table:cell-address="Tabelle2.J97" table:formula="of:=[.D97]" office:value-type="float" office:value="0.02"/>
          </table:previous>
        </table:cell-content-change>
        <table:cell-content-change table:id="ct1101">
          <table:cell-address table:column="0" table:row="83" table:table="1"/>
          <office:change-info>
            <dc:creator>frederik </dc:creator>
            <dc:date>2014-09-22T10:00:41.512074083</dc:date>
          </office:change-info>
          <table:previous table:id="ct1003">
            <table:change-track-table-cell/>
          </table:previous>
        </table:cell-content-change>
        <table:cell-content-change table:id="ct1102">
          <table:cell-address table:column="0" table:row="84" table:table="1"/>
          <office:change-info>
            <dc:creator>frederik </dc:creator>
            <dc:date>2014-09-22T10:00:41.512105560</dc:date>
          </office:change-info>
          <table:previous table:id="ct1004">
            <table:change-track-table-cell/>
          </table:previous>
        </table:cell-content-change>
        <table:cell-content-change table:id="ct1103">
          <table:cell-address table:column="0" table:row="85" table:table="1"/>
          <office:change-info>
            <dc:creator>frederik </dc:creator>
            <dc:date>2014-09-22T10:00:41.512120122</dc:date>
          </office:change-info>
          <table:previous table:id="ct1005">
            <table:change-track-table-cell/>
          </table:previous>
        </table:cell-content-change>
        <table:cell-content-change table:id="ct1104">
          <table:cell-address table:column="1" table:row="83" table:table="1"/>
          <office:change-info>
            <dc:creator>frederik </dc:creator>
            <dc:date>2014-09-22T10:00:41.512133879</dc:date>
          </office:change-info>
          <table:previous table:id="ct1017">
            <table:change-track-table-cell/>
          </table:previous>
        </table:cell-content-change>
        <table:cell-content-change table:id="ct1105">
          <table:cell-address table:column="1" table:row="84" table:table="1"/>
          <office:change-info>
            <dc:creator>frederik </dc:creator>
            <dc:date>2014-09-22T10:00:41.512147109</dc:date>
          </office:change-info>
          <table:previous table:id="ct1018">
            <table:change-track-table-cell/>
          </table:previous>
        </table:cell-content-change>
        <table:cell-content-change table:id="ct1106">
          <table:cell-address table:column="1" table:row="85" table:table="1"/>
          <office:change-info>
            <dc:creator>frederik </dc:creator>
            <dc:date>2014-09-22T10:00:41.512160047</dc:date>
          </office:change-info>
          <table:previous table:id="ct1019">
            <table:change-track-table-cell/>
          </table:previous>
        </table:cell-content-change>
        <table:cell-content-change table:id="ct1107">
          <table:cell-address table:column="2" table:row="83" table:table="1"/>
          <office:change-info>
            <dc:creator>frederik </dc:creator>
            <dc:date>2014-09-22T10:00:41.512173082</dc:date>
          </office:change-info>
          <table:previous>
            <table:change-track-table-cell/>
          </table:previous>
        </table:cell-content-change>
        <table:cell-content-change table:id="ct1108">
          <table:cell-address table:column="2" table:row="84" table:table="1"/>
          <office:change-info>
            <dc:creator>frederik </dc:creator>
            <dc:date>2014-09-22T10:00:41.512203322</dc:date>
          </office:change-info>
          <table:previous>
            <table:change-track-table-cell/>
          </table:previous>
        </table:cell-content-change>
        <table:cell-content-change table:id="ct1109">
          <table:cell-address table:column="2" table:row="85" table:table="1"/>
          <office:change-info>
            <dc:creator>frederik </dc:creator>
            <dc:date>2014-09-22T10:00:41.512224158</dc:date>
          </office:change-info>
          <table:previous>
            <table:change-track-table-cell/>
          </table:previous>
        </table:cell-content-change>
        <table:cell-content-change table:id="ct1110">
          <table:cell-address table:column="3" table:row="83" table:table="1"/>
          <office:change-info>
            <dc:creator>frederik </dc:creator>
            <dc:date>2014-09-22T10:00:41.512245208</dc:date>
          </office:change-info>
          <table:previous table:id="ct1031">
            <table:change-track-table-cell/>
          </table:previous>
        </table:cell-content-change>
        <table:cell-content-change table:id="ct1111">
          <table:cell-address table:column="3" table:row="84" table:table="1"/>
          <office:change-info>
            <dc:creator>frederik </dc:creator>
            <dc:date>2014-09-22T10:00:41.512257942</dc:date>
          </office:change-info>
          <table:previous table:id="ct1032">
            <table:change-track-table-cell/>
          </table:previous>
        </table:cell-content-change>
        <table:cell-content-change table:id="ct1112">
          <table:cell-address table:column="3" table:row="85" table:table="1"/>
          <office:change-info>
            <dc:creator>frederik </dc:creator>
            <dc:date>2014-09-22T10:00:41.512270092</dc:date>
          </office:change-info>
          <table:previous table:id="ct1033">
            <table:change-track-table-cell/>
          </table:previous>
        </table:cell-content-change>
        <table:cell-content-change table:id="ct1113">
          <table:cell-address table:column="0" table:row="86" table:table="1"/>
          <office:change-info>
            <dc:creator>frederik </dc:creator>
            <dc:date>2014-09-22T10:00:48.108705667</dc:date>
          </office:change-info>
          <table:previous table:id="ct1006">
            <table:change-track-table-cell/>
          </table:previous>
        </table:cell-content-change>
        <table:cell-content-change table:id="ct1114">
          <table:cell-address table:column="0" table:row="87" table:table="1"/>
          <office:change-info>
            <dc:creator>frederik </dc:creator>
            <dc:date>2014-09-22T10:00:48.108737366</dc:date>
          </office:change-info>
          <table:previous table:id="ct1007">
            <table:change-track-table-cell/>
          </table:previous>
        </table:cell-content-change>
        <table:cell-content-change table:id="ct1115">
          <table:cell-address table:column="0" table:row="88" table:table="1"/>
          <office:change-info>
            <dc:creator>frederik </dc:creator>
            <dc:date>2014-09-22T10:00:48.108752145</dc:date>
          </office:change-info>
          <table:previous table:id="ct1008">
            <table:change-track-table-cell/>
          </table:previous>
        </table:cell-content-change>
        <table:cell-content-change table:id="ct1116">
          <table:cell-address table:column="1" table:row="86" table:table="1"/>
          <office:change-info>
            <dc:creator>frederik </dc:creator>
            <dc:date>2014-09-22T10:00:48.108765751</dc:date>
          </office:change-info>
          <table:previous table:id="ct1020">
            <table:change-track-table-cell/>
          </table:previous>
        </table:cell-content-change>
        <table:cell-content-change table:id="ct1117">
          <table:cell-address table:column="1" table:row="87" table:table="1"/>
          <office:change-info>
            <dc:creator>frederik </dc:creator>
            <dc:date>2014-09-22T10:00:48.108779087</dc:date>
          </office:change-info>
          <table:previous table:id="ct1021">
            <table:change-track-table-cell/>
          </table:previous>
        </table:cell-content-change>
        <table:cell-content-change table:id="ct1118">
          <table:cell-address table:column="1" table:row="88" table:table="1"/>
          <office:change-info>
            <dc:creator>frederik </dc:creator>
            <dc:date>2014-09-22T10:00:48.108792235</dc:date>
          </office:change-info>
          <table:previous table:id="ct1022">
            <table:change-track-table-cell/>
          </table:previous>
        </table:cell-content-change>
        <table:cell-content-change table:id="ct1119">
          <table:cell-address table:column="2" table:row="86" table:table="1"/>
          <office:change-info>
            <dc:creator>frederik </dc:creator>
            <dc:date>2014-09-22T10:00:48.108806455</dc:date>
          </office:change-info>
          <table:previous>
            <table:change-track-table-cell/>
          </table:previous>
        </table:cell-content-change>
        <table:cell-content-change table:id="ct1120">
          <table:cell-address table:column="2" table:row="87" table:table="1"/>
          <office:change-info>
            <dc:creator>frederik </dc:creator>
            <dc:date>2014-09-22T10:00:48.108837703</dc:date>
          </office:change-info>
          <table:previous>
            <table:change-track-table-cell/>
          </table:previous>
        </table:cell-content-change>
        <table:cell-content-change table:id="ct1121">
          <table:cell-address table:column="2" table:row="88" table:table="1"/>
          <office:change-info>
            <dc:creator>frederik </dc:creator>
            <dc:date>2014-09-22T10:00:48.108859066</dc:date>
          </office:change-info>
          <table:previous>
            <table:change-track-table-cell/>
          </table:previous>
        </table:cell-content-change>
        <table:cell-content-change table:id="ct1122">
          <table:cell-address table:column="3" table:row="86" table:table="1"/>
          <office:change-info>
            <dc:creator>frederik </dc:creator>
            <dc:date>2014-09-22T10:00:48.108880669</dc:date>
          </office:change-info>
          <table:previous table:id="ct1034">
            <table:change-track-table-cell/>
          </table:previous>
        </table:cell-content-change>
        <table:cell-content-change table:id="ct1123">
          <table:cell-address table:column="3" table:row="87" table:table="1"/>
          <office:change-info>
            <dc:creator>frederik </dc:creator>
            <dc:date>2014-09-22T10:00:48.108893490</dc:date>
          </office:change-info>
          <table:previous table:id="ct1035">
            <table:change-track-table-cell/>
          </table:previous>
        </table:cell-content-change>
        <table:cell-content-change table:id="ct1124">
          <table:cell-address table:column="3" table:row="88" table:table="1"/>
          <office:change-info>
            <dc:creator>frederik </dc:creator>
            <dc:date>2014-09-22T10:00:48.108906966</dc:date>
          </office:change-info>
          <table:previous table:id="ct1036">
            <table:change-track-table-cell/>
          </table:previous>
        </table:cell-content-change>
        <table:cell-content-change table:id="ct1125">
          <table:cell-address table:column="6" table:row="83" table:table="1"/>
          <office:change-info>
            <dc:creator>frederik </dc:creator>
            <dc:date>2014-09-22T10:00:55.551921396</dc:date>
          </office:change-info>
          <table:previous table:id="ct1045">
            <table:change-track-table-cell/>
          </table:previous>
        </table:cell-content-change>
        <table:cell-content-change table:id="ct1126">
          <table:cell-address table:column="6" table:row="84" table:table="1"/>
          <office:change-info>
            <dc:creator>frederik </dc:creator>
            <dc:date>2014-09-22T10:00:55.551954034</dc:date>
          </office:change-info>
          <table:previous table:id="ct1046">
            <table:change-track-table-cell/>
          </table:previous>
        </table:cell-content-change>
        <table:cell-content-change table:id="ct1127">
          <table:cell-address table:column="6" table:row="85" table:table="1"/>
          <office:change-info>
            <dc:creator>frederik </dc:creator>
            <dc:date>2014-09-22T10:00:55.551963864</dc:date>
          </office:change-info>
          <table:previous table:id="ct1047">
            <table:change-track-table-cell/>
          </table:previous>
        </table:cell-content-change>
        <table:cell-content-change table:id="ct1128">
          <table:cell-address table:column="6" table:row="86" table:table="1"/>
          <office:change-info>
            <dc:creator>frederik </dc:creator>
            <dc:date>2014-09-22T10:00:55.551972826</dc:date>
          </office:change-info>
          <table:previous table:id="ct1048">
            <table:change-track-table-cell/>
          </table:previous>
        </table:cell-content-change>
        <table:cell-content-change table:id="ct1129">
          <table:cell-address table:column="6" table:row="87" table:table="1"/>
          <office:change-info>
            <dc:creator>frederik </dc:creator>
            <dc:date>2014-09-22T10:00:55.551983348</dc:date>
          </office:change-info>
          <table:previous table:id="ct1049">
            <table:change-track-table-cell/>
          </table:previous>
        </table:cell-content-change>
        <table:cell-content-change table:id="ct1130">
          <table:cell-address table:column="6" table:row="88" table:table="1"/>
          <office:change-info>
            <dc:creator>frederik </dc:creator>
            <dc:date>2014-09-22T10:00:55.551992021</dc:date>
          </office:change-info>
          <table:previous table:id="ct1050">
            <table:change-track-table-cell/>
          </table:previous>
        </table:cell-content-change>
        <table:cell-content-change table:id="ct1131">
          <table:cell-address table:column="7" table:row="83" table:table="1"/>
          <office:change-info>
            <dc:creator>frederik </dc:creator>
            <dc:date>2014-09-22T10:00:55.552009828</dc:date>
          </office:change-info>
          <table:previous table:id="ct1059">
            <table:change-track-table-cell/>
          </table:previous>
        </table:cell-content-change>
        <table:cell-content-change table:id="ct1132">
          <table:cell-address table:column="7" table:row="84" table:table="1"/>
          <office:change-info>
            <dc:creator>frederik </dc:creator>
            <dc:date>2014-09-22T10:00:55.552018337</dc:date>
          </office:change-info>
          <table:previous table:id="ct1060">
            <table:change-track-table-cell/>
          </table:previous>
        </table:cell-content-change>
        <table:cell-content-change table:id="ct1133">
          <table:cell-address table:column="7" table:row="85" table:table="1"/>
          <office:change-info>
            <dc:creator>frederik </dc:creator>
            <dc:date>2014-09-22T10:00:55.552026785</dc:date>
          </office:change-info>
          <table:previous table:id="ct1061">
            <table:change-track-table-cell/>
          </table:previous>
        </table:cell-content-change>
        <table:cell-content-change table:id="ct1134">
          <table:cell-address table:column="7" table:row="86" table:table="1"/>
          <office:change-info>
            <dc:creator>frederik </dc:creator>
            <dc:date>2014-09-22T10:00:55.552035411</dc:date>
          </office:change-info>
          <table:previous table:id="ct1062">
            <table:change-track-table-cell/>
          </table:previous>
        </table:cell-content-change>
        <table:cell-content-change table:id="ct1135">
          <table:cell-address table:column="7" table:row="87" table:table="1"/>
          <office:change-info>
            <dc:creator>frederik </dc:creator>
            <dc:date>2014-09-22T10:00:55.552043645</dc:date>
          </office:change-info>
          <table:previous table:id="ct1063">
            <table:change-track-table-cell/>
          </table:previous>
        </table:cell-content-change>
        <table:cell-content-change table:id="ct1136">
          <table:cell-address table:column="7" table:row="88" table:table="1"/>
          <office:change-info>
            <dc:creator>frederik </dc:creator>
            <dc:date>2014-09-22T10:00:55.552051780</dc:date>
          </office:change-info>
          <table:previous table:id="ct1064">
            <table:change-track-table-cell/>
          </table:previous>
        </table:cell-content-change>
        <table:cell-content-change table:id="ct1137">
          <table:cell-address table:column="8" table:row="83" table:table="1"/>
          <office:change-info>
            <dc:creator>frederik </dc:creator>
            <dc:date>2014-09-22T10:00:55.552069705</dc:date>
          </office:change-info>
          <table:previous table:id="ct1073">
            <table:change-track-table-cell/>
          </table:previous>
        </table:cell-content-change>
        <table:cell-content-change table:id="ct1138">
          <table:cell-address table:column="8" table:row="84" table:table="1"/>
          <office:change-info>
            <dc:creator>frederik </dc:creator>
            <dc:date>2014-09-22T10:00:55.552077893</dc:date>
          </office:change-info>
          <table:previous table:id="ct1074">
            <table:change-track-table-cell/>
          </table:previous>
        </table:cell-content-change>
        <table:cell-content-change table:id="ct1139">
          <table:cell-address table:column="8" table:row="85" table:table="1"/>
          <office:change-info>
            <dc:creator>frederik </dc:creator>
            <dc:date>2014-09-22T10:00:55.552086142</dc:date>
          </office:change-info>
          <table:previous table:id="ct1075">
            <table:change-track-table-cell/>
          </table:previous>
        </table:cell-content-change>
        <table:cell-content-change table:id="ct1140">
          <table:cell-address table:column="8" table:row="86" table:table="1"/>
          <office:change-info>
            <dc:creator>frederik </dc:creator>
            <dc:date>2014-09-22T10:00:55.552098341</dc:date>
          </office:change-info>
          <table:previous table:id="ct1076">
            <table:change-track-table-cell/>
          </table:previous>
        </table:cell-content-change>
        <table:cell-content-change table:id="ct1141">
          <table:cell-address table:column="8" table:row="87" table:table="1"/>
          <office:change-info>
            <dc:creator>frederik </dc:creator>
            <dc:date>2014-09-22T10:00:55.552106036</dc:date>
          </office:change-info>
          <table:previous table:id="ct1077">
            <table:change-track-table-cell/>
          </table:previous>
        </table:cell-content-change>
        <table:cell-content-change table:id="ct1142">
          <table:cell-address table:column="8" table:row="88" table:table="1"/>
          <office:change-info>
            <dc:creator>frederik </dc:creator>
            <dc:date>2014-09-22T10:00:55.552113616</dc:date>
          </office:change-info>
          <table:previous table:id="ct1078">
            <table:change-track-table-cell/>
          </table:previous>
        </table:cell-content-change>
        <table:cell-content-change table:id="ct1143">
          <table:cell-address table:column="9" table:row="83" table:table="1"/>
          <office:change-info>
            <dc:creator>frederik </dc:creator>
            <dc:date>2014-09-22T10:00:55.552129846</dc:date>
          </office:change-info>
          <table:previous table:id="ct1087">
            <table:change-track-table-cell/>
          </table:previous>
        </table:cell-content-change>
        <table:cell-content-change table:id="ct1144">
          <table:cell-address table:column="9" table:row="84" table:table="1"/>
          <office:change-info>
            <dc:creator>frederik </dc:creator>
            <dc:date>2014-09-22T10:00:55.552137188</dc:date>
          </office:change-info>
          <table:previous table:id="ct1088">
            <table:change-track-table-cell/>
          </table:previous>
        </table:cell-content-change>
        <table:cell-content-change table:id="ct1145">
          <table:cell-address table:column="9" table:row="85" table:table="1"/>
          <office:change-info>
            <dc:creator>frederik </dc:creator>
            <dc:date>2014-09-22T10:00:55.552144689</dc:date>
          </office:change-info>
          <table:previous table:id="ct1089">
            <table:change-track-table-cell/>
          </table:previous>
        </table:cell-content-change>
        <table:cell-content-change table:id="ct1146">
          <table:cell-address table:column="9" table:row="86" table:table="1"/>
          <office:change-info>
            <dc:creator>frederik </dc:creator>
            <dc:date>2014-09-22T10:00:55.552151892</dc:date>
          </office:change-info>
          <table:previous table:id="ct1090">
            <table:change-track-table-cell/>
          </table:previous>
        </table:cell-content-change>
        <table:cell-content-change table:id="ct1147">
          <table:cell-address table:column="9" table:row="87" table:table="1"/>
          <office:change-info>
            <dc:creator>frederik </dc:creator>
            <dc:date>2014-09-22T10:00:55.552159327</dc:date>
          </office:change-info>
          <table:previous table:id="ct1091">
            <table:change-track-table-cell/>
          </table:previous>
        </table:cell-content-change>
        <table:cell-content-change table:id="ct1148">
          <table:cell-address table:column="9" table:row="88" table:table="1"/>
          <office:change-info>
            <dc:creator>frederik </dc:creator>
            <dc:date>2014-09-22T10:00:55.552167016</dc:date>
          </office:change-info>
          <table:previous table:id="ct1092">
            <table:change-track-table-cell/>
          </table:previous>
        </table:cell-content-change>
        <table:movement table:id="ct1149">
          <table:source-range-address table:start-column="0" table:start-row="100" table:start-table="1" table:end-column="8" table:end-row="116" table:end-table="1"/>
          <table:target-range-address table:start-column="0" table:start-row="91" table:start-table="1" table:end-column="8" table:end-row="107" table:end-table="1"/>
          <office:change-info>
            <dc:creator>frederik </dc:creator>
            <dc:date>2014-09-22T10:01:06.601690867</dc:date>
          </office:change-info>
          <table:dependencies>
            <table:dependency table:id="ct1150"/>
          </table:dependencies>
          <table:deletions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"/>
            </table:cell-content-deletion>
            <table:cell-content-deletion table:id="ct914">
              <table:change-track-table-cell table:cell-address="Tabelle2.I104" table:formula="of:=[.H104]^2" office:value-type="float" office:value="0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2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"/>
            </table:cell-content-deletion>
            <table:cell-content-deletion table:id="ct907">
              <table:change-track-table-cell table:cell-address="Tabelle2.H104" table:formula="of:=SQRT(2*[.C104]^2)" office:value-type="float" office:value="0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0"/>
            </table:cell-content-deletion>
            <table:cell-content-deletion table:id="ct900">
              <table:change-track-table-cell table:cell-address="Tabelle2.G104" table:formula="of:=[.B105]-[.B104]" office:value-type="float" office:value="0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</table:deletions>
        </table:movement>
        <table:movement table:id="ct1150">
          <table:source-range-address table:start-column="0" table:start-row="49" table:start-table="1" table:end-column="15" table:end-row="111" table:end-table="1"/>
          <table:target-range-address table:start-column="0" table:start-row="61" table:start-table="1" table:end-column="15" table:end-row="123" table:end-table="1"/>
          <office:change-info>
            <dc:creator>frederik </dc:creator>
            <dc:date>2014-09-22T10:01:16.966090286</dc:date>
          </office:change-info>
          <table:dependencies>
            <table:dependency table:id="ct1518"/>
            <table:dependency table:id="ct1517"/>
            <table:dependency table:id="ct1496"/>
            <table:dependency table:id="ct1495"/>
            <table:dependency table:id="ct1492"/>
            <table:dependency table:id="ct1491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34"/>
            <table:dependency table:id="ct1433"/>
            <table:dependency table:id="ct1432"/>
            <table:dependency table:id="ct143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5"/>
            <table:dependency table:id="ct1389"/>
            <table:dependency table:id="ct1383"/>
            <table:dependency table:id="ct1377"/>
            <table:dependency table:id="ct1371"/>
            <table:dependency table:id="ct1312"/>
            <table:dependency table:id="ct1311"/>
            <table:dependency table:id="ct1310"/>
            <table:dependency table:id="ct1309"/>
            <table:dependency table:id="ct1290"/>
            <table:dependency table:id="ct1289"/>
            <table:dependency table:id="ct1288"/>
            <table:dependency table:id="ct1287"/>
            <table:dependency table:id="ct1268"/>
            <table:dependency table:id="ct1267"/>
            <table:dependency table:id="ct1266"/>
            <table:dependency table:id="ct1265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</table:dependencies>
          <table:deletions>
            <table:cell-content-deletion>
              <table:cell-address table:column="0" table:row="61" table:table="1"/>
              <table:change-track-table-cell office:value-type="float" office:value="10"/>
            </table:cell-content-deletion>
            <table:cell-content-deletion>
              <table:cell-address table:column="0" table:row="62" table:table="1"/>
              <table:change-track-table-cell office:value-type="float" office:value="12"/>
            </table:cell-content-deletion>
            <table:cell-content-deletion>
              <table:cell-address table:column="0" table:row="63" table:table="1"/>
              <table:change-track-table-cell office:value-type="float" office:value="14"/>
            </table:cell-content-deletion>
            <table:cell-content-deletion>
              <table:cell-address table:column="0" table:row="64" table:table="1"/>
              <table:change-track-table-cell office:value-type="float" office:value="16"/>
            </table:cell-content-deletion>
            <table:cell-content-deletion>
              <table:cell-address table:column="0" table:row="65" table:table="1"/>
              <table:change-track-table-cell office:value-type="float" office:value="18"/>
            </table:cell-content-deletion>
            <table:cell-content-deletion>
              <table:cell-address table:column="0" table:row="66" table:table="1"/>
              <table:change-track-table-cell office:value-type="float" office:value="20"/>
            </table:cell-content-deletion>
            <table:cell-content-deletion>
              <table:cell-address table:column="0" table:row="67" table:table="1"/>
              <table:change-track-table-cell office:value-type="float" office:value="22"/>
            </table:cell-content-deletion>
            <table:cell-content-deletion>
              <table:cell-address table:column="0" table:row="68" table:table="1"/>
              <table:change-track-table-cell office:value-type="float" office:value="24"/>
            </table:cell-content-deletion>
            <table:cell-content-deletion>
              <table:cell-address table:column="0" table:row="69" table:table="1"/>
              <table:change-track-table-cell office:value-type="float" office:value="26"/>
            </table:cell-content-deletion>
            <table:cell-content-deletion>
              <table:cell-address table:column="0" table:row="70" table:table="1"/>
              <table:change-track-table-cell office:value-type="float" office:value="28"/>
            </table:cell-content-deletion>
            <table:cell-content-deletion>
              <table:cell-address table:column="0" table:row="71" table:table="1"/>
              <table:change-track-table-cell office:value-type="float" office:value="30"/>
            </table:cell-content-deletion>
            <table:cell-content-deletion>
              <table:cell-address table:column="0" table:row="72" table:table="1"/>
              <table:change-track-table-cell office:value-type="float" office:value="32"/>
            </table:cell-content-deletion>
            <table:cell-content-deletion>
              <table:cell-address table:column="0" table:row="73" table:table="1"/>
              <table:change-track-table-cell office:value-type="float" office:value="34"/>
            </table:cell-content-deletion>
            <table:cell-content-deletion>
              <table:cell-address table:column="0" table:row="74" table:table="1"/>
              <table:change-track-table-cell office:value-type="float" office:value="36"/>
            </table:cell-content-deletion>
            <table:cell-content-deletion>
              <table:cell-address table:column="0" table:row="75" table:table="1"/>
              <table:change-track-table-cell office:value-type="float" office:value="38"/>
            </table:cell-content-deletion>
            <table:cell-content-deletion>
              <table:cell-address table:column="0" table:row="76" table:table="1"/>
              <table:change-track-table-cell office:value-type="float" office:value="40"/>
            </table:cell-content-deletion>
            <table:cell-content-deletion>
              <table:cell-address table:column="0" table:row="77" table:table="1"/>
              <table:change-track-table-cell office:value-type="float" office:value="42"/>
            </table:cell-content-deletion>
            <table:cell-content-deletion>
              <table:cell-address table:column="0" table:row="78" table:table="1"/>
              <table:change-track-table-cell office:value-type="float" office:value="44"/>
            </table:cell-content-deletion>
            <table:cell-content-deletion>
              <table:cell-address table:column="0" table:row="79" table:table="1"/>
              <table:change-track-table-cell office:value-type="float" office:value="46"/>
            </table:cell-content-deletion>
            <table:cell-content-deletion>
              <table:cell-address table:column="0" table:row="80" table:table="1"/>
              <table:change-track-table-cell office:value-type="float" office:value="48"/>
            </table:cell-content-deletion>
            <table:cell-content-deletion>
              <table:cell-address table:column="0" table:row="81" table:table="1"/>
              <table:change-track-table-cell office:value-type="float" office:value="50"/>
            </table:cell-content-deletion>
            <table:cell-content-deletion>
              <table:cell-address table:column="0" table:row="82" table:table="1"/>
              <table:change-track-table-cell office:value-type="float" office:value="52"/>
            </table:cell-content-deletion>
            <table:cell-content-deletion>
              <table:cell-address table:column="0" table:row="91" table:table="1"/>
              <table:change-track-table-cell office:value-type="string">
                <text:p>Messen der Maxima</text:p>
              </table:change-track-table-cell>
            </table:cell-content-deletion>
            <table:cell-content-deletion>
              <table:cell-address table:column="0" table:row="93" table:table="1"/>
              <table:change-track-table-cell office:value-type="string">
                <text:p>Ordnung</text:p>
              </table:change-track-table-cell>
            </table:cell-content-deletion>
            <table:cell-content-deletion>
              <table:cell-address table:column="0" table:row="94" table:table="1"/>
              <table:change-track-table-cell office:value-type="float" office:value="1"/>
            </table:cell-content-deletion>
            <table:cell-content-deletion>
              <table:cell-address table:column="0" table:row="95" table:table="1"/>
              <table:change-track-table-cell office:value-type="float" office:value="2"/>
            </table:cell-content-deletion>
            <table:cell-content-deletion>
              <table:cell-address table:column="0" table:row="96" table:table="1"/>
              <table:change-track-table-cell office:value-type="float" office:value="3"/>
            </table:cell-content-deletion>
            <table:cell-content-deletion>
              <table:cell-address table:column="1" table:row="93" table:table="1"/>
              <table:change-track-table-cell office:value-type="string">
                <text:p>U\_2/V</text:p>
              </table:change-track-table-cell>
            </table:cell-content-deletion>
            <table:cell-content-deletion>
              <table:cell-address table:column="1" table:row="94" table:table="1"/>
              <table:change-track-table-cell office:value-type="float" office:value="15.8"/>
            </table:cell-content-deletion>
            <table:cell-content-deletion>
              <table:cell-address table:column="1" table:row="95" table:table="1"/>
              <table:change-track-table-cell office:value-type="float" office:value="32.6"/>
            </table:cell-content-deletion>
            <table:cell-content-deletion>
              <table:cell-address table:column="1" table:row="96" table:table="1"/>
              <table:change-track-table-cell office:value-type="float" office:value="50.6"/>
            </table:cell-content-deletion>
            <table:cell-content-deletion>
              <table:cell-address table:column="2" table:row="93" table:table="1"/>
              <table:change-track-table-cell office:value-type="string">
                <text:p>Fehler/V</text:p>
              </table:change-track-table-cell>
            </table:cell-content-deletion>
            <table:cell-content-deletion>
              <table:cell-address table:column="2" table:row="94" table:table="1"/>
              <table:change-track-table-cell office:value-type="float" office:value="0.1"/>
            </table:cell-content-deletion>
            <table:cell-content-deletion>
              <table:cell-address table:column="2" table:row="95" table:table="1"/>
              <table:change-track-table-cell office:value-type="float" office:value="0.1"/>
            </table:cell-content-deletion>
            <table:cell-content-deletion>
              <table:cell-address table:column="2" table:row="96" table:table="1"/>
              <table:change-track-table-cell office:value-type="float" office:value="0.1"/>
            </table:cell-content-deletion>
            <table:cell-content-deletion>
              <table:cell-address table:column="3" table:row="93" table:table="1"/>
              <table:change-track-table-cell office:value-type="string">
                <text:p>I\_A/nA</text:p>
              </table:change-track-table-cell>
            </table:cell-content-deletion>
            <table:cell-content-deletion>
              <table:cell-address table:column="3" table:row="94" table:table="1"/>
              <table:change-track-table-cell office:value-type="float" office:value="4.9"/>
            </table:cell-content-deletion>
            <table:cell-content-deletion>
              <table:cell-address table:column="3" table:row="95" table:table="1"/>
              <table:change-track-table-cell office:value-type="float" office:value="8.4"/>
            </table:cell-content-deletion>
            <table:cell-content-deletion>
              <table:cell-address table:column="3" table:row="96" table:table="1"/>
              <table:change-track-table-cell office:value-type="float" office:value="11.01"/>
            </table:cell-content-deletion>
            <table:cell-content-deletion>
              <table:cell-address table:column="4" table:row="93" table:table="1"/>
              <table:change-track-table-cell office:value-type="string">
                <text:p>Fehler/nA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float" office:value="0.02"/>
            </table:cell-content-deletion>
            <table:cell-content-deletion>
              <table:cell-address table:column="4" table:row="95" table:table="1"/>
              <table:change-track-table-cell office:value-type="float" office:value="0.02"/>
            </table:cell-content-deletion>
            <table:cell-content-deletion>
              <table:cell-address table:column="4" table:row="96" table:table="1"/>
              <table:change-track-table-cell office:value-type="float" office:value="0.02"/>
            </table:cell-content-deletion>
            <table:cell-content-deletion>
              <table:cell-address table:column="5" table:row="98" table:table="1"/>
              <table:change-track-table-cell office:value-type="string">
                <text:p>Ergebnis in eV</text:p>
              </table:change-track-table-cell>
            </table:cell-content-deletion>
            <table:cell-content-deletion>
              <table:cell-address table:column="6" table:row="93" table:table="1"/>
              <table:change-track-table-cell office:value-type="string">
                <text:p>Differenz</text:p>
              </table:change-track-table-cell>
            </table:cell-content-deletion>
            <table:cell-content-deletion>
              <table:cell-address table:column="6" table:row="94" table:table="1"/>
              <table:change-track-table-cell table:cell-address="Tabelle2.G95" table:formula="of:=[.B96]-[.B95]" office:value-type="float" office:value="-0.1"/>
            </table:cell-content-deletion>
            <table:cell-content-deletion>
              <table:cell-address table:column="6" table:row="95" table:table="1"/>
              <table:change-track-table-cell table:cell-address="Tabelle2.G96" table:formula="of:=[.B97]-[.B96]" office:value-type="float" office:value="0"/>
            </table:cell-content-deletion>
            <table:cell-content-deletion>
              <table:cell-address table:column="6" table:row="98" table:table="1"/>
              <table:change-track-table-cell table:cell-address="Tabelle2.G99" table:formula="of:=AVERAGE([.G95:.G96])" office:value-type="float" office:value="33.9"/>
            </table:cell-content-deletion>
            <table:cell-content-deletion>
              <table:cell-address table:column="7" table:row="93" table:table="1"/>
              <table:change-track-table-cell office:value-type="string">
                <text:p>Fehler</text:p>
              </table:change-track-table-cell>
            </table:cell-content-deletion>
            <table:cell-content-deletion>
              <table:cell-address table:column="7" table:row="94" table:table="1"/>
              <table:change-track-table-cell table:cell-address="Tabelle2.H95" table:formula="of:=SQRT(2*[.C95]^2)" office:value-type="float" office:value="13.9158614537513"/>
            </table:cell-content-deletion>
            <table:cell-content-deletion>
              <table:cell-address table:column="7" table:row="95" table:table="1"/>
              <table:change-track-table-cell table:cell-address="Tabelle2.H96" table:formula="of:=SQRT(2*[.C96]^2)" office:value-type="float" office:value="6.92964645562817"/>
            </table:cell-content-deletion>
            <table:cell-content-deletion>
              <table:cell-address table:column="7" table:row="98" table:table="1"/>
              <table:change-track-table-cell table:cell-address="Tabelle2.H99" table:formula="of:=SQRT(SUM([.I95:.I99]))" office:value-type="float" office:value="0.774596669241483"/>
            </table:cell-content-deletion>
            <table:cell-content-deletion>
              <table:cell-address table:column="8" table:row="93" table:table="1"/>
              <table:change-track-table-cell office:value-type="string">
                <text:p>Fehler^2</text:p>
              </table:change-track-table-cell>
            </table:cell-content-deletion>
            <table:cell-content-deletion>
              <table:cell-address table:column="8" table:row="94" table:table="1"/>
              <table:change-track-table-cell table:cell-address="Tabelle2.I95" table:formula="of:=[.H95]^2" office:value-type="float" office:value="96.8256"/>
            </table:cell-content-deletion>
            <table:cell-content-deletion>
              <table:cell-address table:column="8" table:row="95" table:table="1"/>
              <table:change-track-table-cell table:cell-address="Tabelle2.I96" table:formula="of:=[.H96]^2" office:value-type="float" office:value="24.01"/>
            </table:cell-content-deletion>
            <table:cell-content-deletion table:id="ct1121">
              <table:change-track-table-cell office:value-type="float" office:value="7.4"/>
            </table:cell-content-deletion>
            <table:cell-content-deletion table:id="ct1120">
              <table:change-track-table-cell office:value-type="float" office:value="1.57"/>
            </table:cell-content-deletion>
            <table:cell-content-deletion table:id="ct1119">
              <table:change-track-table-cell office:value-type="float" office:value="-0.04"/>
            </table:cell-content-deletion>
            <table:cell-content-deletion table:id="ct1109">
              <table:change-track-table-cell office:value-type="float" office:value="11.01"/>
            </table:cell-content-deletion>
            <table:cell-content-deletion table:id="ct1108">
              <table:change-track-table-cell office:value-type="float" office:value="8.4"/>
            </table:cell-content-deletion>
            <table:cell-content-deletion table:id="ct1107">
              <table:change-track-table-cell office:value-type="float" office:value="4.9"/>
            </table:cell-content-deletion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1010">
              <table:change-track-table-cell/>
            </table:cell-content-deletion>
            <table:cell-content-deletion table:id="ct1009">
              <table:change-track-table-cell/>
            </table:cell-content-deletion>
            <table:cell-content-deletion table:id="ct1115">
              <table:change-track-table-cell office:value-type="float" office:value="57"/>
            </table:cell-content-deletion>
            <table:cell-content-deletion table:id="ct1114">
              <table:change-track-table-cell office:value-type="float" office:value="38.2"/>
            </table:cell-content-deletion>
            <table:cell-content-deletion table:id="ct1113">
              <table:change-track-table-cell office:value-type="float" office:value="19.7"/>
            </table:cell-content-deletion>
            <table:cell-content-deletion table:id="ct1103">
              <table:change-track-table-cell office:value-type="float" office:value="50.6"/>
            </table:cell-content-deletion>
            <table:cell-content-deletion table:id="ct1102">
              <table:change-track-table-cell office:value-type="float" office:value="32.6"/>
            </table:cell-content-deletion>
            <table:cell-content-deletion table:id="ct1101">
              <table:change-track-table-cell office:value-type="float" office:value="15.8"/>
            </table:cell-content-deletion>
            <table:cell-content-deletion table:id="ct990">
              <table:change-track-table-cell table:cell-address="Tabelle2.I105" table:formula="of:=[.H105]^2" office:value-type="float" office:value="0"/>
            </table:cell-content-deletion>
            <table:cell-content-deletion table:id="ct989">
              <table:change-track-table-cell table:cell-address="Tabelle2.I104" table:formula="of:=[.H104]^2" office:value-type="float" office:value="0"/>
            </table:cell-content-deletion>
            <table:cell-content-deletion table:id="ct988">
              <table:change-track-table-cell office:value-type="string">
                <text:p>Fehler^2</text:p>
              </table:change-track-table-cell>
            </table:cell-content-deletion>
            <table:cell-content-deletion table:id="ct987">
              <table:change-track-table-cell table:cell-address="Tabelle2.H108" table:formula="of:=SQRT(SUM([.I104:.I108]))" office:value-type="float" office:value="0.2"/>
            </table:cell-content-deletion>
            <table:cell-content-deletion table:id="ct986">
              <table:change-track-table-cell table:cell-address="Tabelle2.H105" table:formula="of:=SQRT(2*[.C105]^2)" office:value-type="float" office:value="0"/>
            </table:cell-content-deletion>
            <table:cell-content-deletion table:id="ct985">
              <table:change-track-table-cell table:cell-address="Tabelle2.H104" table:formula="of:=SQRT(2*[.C104]^2)" office:value-type="float" office:value="0"/>
            </table:cell-content-deletion>
            <table:cell-content-deletion table:id="ct984">
              <table:change-track-table-cell office:value-type="string">
                <text:p>Fehler</text:p>
              </table:change-track-table-cell>
            </table:cell-content-deletion>
            <table:cell-content-deletion table:id="ct983">
              <table:change-track-table-cell table:cell-address="Tabelle2.G108" table:formula="of:=AVERAGE([.G104:.G105])" office:value-type="float" office:value="0"/>
            </table:cell-content-deletion>
            <table:cell-content-deletion table:id="ct982">
              <table:change-track-table-cell table:cell-address="Tabelle2.G105" table:formula="of:=[.B106]-[.B105]" office:value-type="float" office:value="0"/>
            </table:cell-content-deletion>
            <table:cell-content-deletion table:id="ct981">
              <table:change-track-table-cell table:cell-address="Tabelle2.G104" table:formula="of:=[.B105]-[.B104]" office:value-type="float" office:value="0"/>
            </table:cell-content-deletion>
            <table:cell-content-deletion table:id="ct980">
              <table:change-track-table-cell office:value-type="string">
                <text:p>Differenz</text:p>
              </table:change-track-table-cell>
            </table:cell-content-deletion>
            <table:cell-content-deletion table:id="ct979">
              <table:change-track-table-cell office:value-type="string">
                <text:p>Ergebnis in eV</text:p>
              </table:change-track-table-cell>
            </table:cell-content-deletion>
            <table:cell-content-deletion table:id="ct978">
              <table:change-track-table-cell office:value-type="float" office:value="0.02"/>
            </table:cell-content-deletion>
            <table:cell-content-deletion table:id="ct977">
              <table:change-track-table-cell office:value-type="float" office:value="0.02"/>
            </table:cell-content-deletion>
            <table:cell-content-deletion table:id="ct976">
              <table:change-track-table-cell office:value-type="float" office:value="0.02"/>
            </table:cell-content-deletion>
            <table:cell-content-deletion table:id="ct975">
              <table:change-track-table-cell office:value-type="string">
                <text:p>Fehler/nA</text:p>
              </table:change-track-table-cell>
            </table:cell-content-deletion>
            <table:cell-content-deletion table:id="ct1001">
              <table:change-track-table-cell office:value-type="float" office:value="7.4"/>
            </table:cell-content-deletion>
            <table:cell-content-deletion table:id="ct1000">
              <table:change-track-table-cell office:value-type="float" office:value="1.57"/>
            </table:cell-content-deletion>
            <table:cell-content-deletion table:id="ct998">
              <table:change-track-table-cell office:value-type="float" office:value="-0.04"/>
            </table:cell-content-deletion>
            <table:cell-content-deletion table:id="ct971">
              <table:change-track-table-cell office:value-type="string">
                <text:p>I\_A/nA</text:p>
              </table:change-track-table-cell>
            </table:cell-content-deletion>
            <table:cell-content-deletion table:id="ct970">
              <table:change-track-table-cell office:value-type="float" office:value="0.1"/>
            </table:cell-content-deletion>
            <table:cell-content-deletion table:id="ct969">
              <table:change-track-table-cell office:value-type="float" office:value="0.1"/>
            </table:cell-content-deletion>
            <table:cell-content-deletion table:id="ct968">
              <table:change-track-table-cell office:value-type="float" office:value="0.1"/>
            </table:cell-content-deletion>
            <table:cell-content-deletion table:id="ct967">
              <table:change-track-table-cell office:value-type="string">
                <text:p>Fehler/V</text:p>
              </table:change-track-table-cell>
            </table:cell-content-deletion>
            <table:cell-content-deletion table:id="ct1002">
              <table:change-track-table-cell office:value-type="float" office:value="57"/>
            </table:cell-content-deletion>
            <table:cell-content-deletion table:id="ct999">
              <table:change-track-table-cell office:value-type="float" office:value="38.2"/>
            </table:cell-content-deletion>
            <table:cell-content-deletion table:id="ct997">
              <table:change-track-table-cell office:value-type="float" office:value="19.7"/>
            </table:cell-content-deletion>
            <table:cell-content-deletion table:id="ct963">
              <table:change-track-table-cell office:value-type="string">
                <text:p>U\_2/V</text:p>
              </table:change-track-table-cell>
            </table:cell-content-deletion>
            <table:cell-content-deletion table:id="ct962">
              <table:change-track-table-cell office:value-type="float" office:value="3"/>
            </table:cell-content-deletion>
            <table:cell-content-deletion table:id="ct961">
              <table:change-track-table-cell office:value-type="float" office:value="2"/>
            </table:cell-content-deletion>
            <table:cell-content-deletion table:id="ct960">
              <table:change-track-table-cell office:value-type="float" office:value="1"/>
            </table:cell-content-deletion>
            <table:cell-content-deletion table:id="ct959">
              <table:change-track-table-cell office:value-type="string">
                <text:p>Ordnung</text:p>
              </table:change-track-table-cell>
            </table:cell-content-deletion>
            <table:cell-content-deletion table:id="ct958">
              <table:change-track-table-cell office:value-type="string">
                <text:p>Messung der Minima</text:p>
              </table:change-track-table-cell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"/>
            </table:cell-content-deletion>
            <table:cell-content-deletion table:id="ct914">
              <table:change-track-table-cell table:cell-address="Tabelle2.I104" table:formula="of:=[.H104]^2" office:value-type="float" office:value="0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2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"/>
            </table:cell-content-deletion>
            <table:cell-content-deletion table:id="ct907">
              <table:change-track-table-cell table:cell-address="Tabelle2.H104" table:formula="of:=SQRT(2*[.C104]^2)" office:value-type="float" office:value="0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0"/>
            </table:cell-content-deletion>
            <table:cell-content-deletion table:id="ct900">
              <table:change-track-table-cell table:cell-address="Tabelle2.G104" table:formula="of:=[.B105]-[.B104]" office:value-type="float" office:value="0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4">
              <table:change-track-table-cell/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30">
              <table:change-track-table-cell/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1">
              <table:change-track-table-cell/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5">
              <table:change-track-table-cell/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8">
              <table:change-track-table-cell/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861">
              <table:change-track-table-cell office:value-type="float" office:value="9.84"/>
            </table:cell-content-deletion>
            <table:cell-content-deletion table:id="ct1100">
              <table:change-track-table-cell/>
            </table:cell-content-deletion>
            <table:cell-content-deletion table:id="ct1099">
              <table:change-track-table-cell/>
            </table:cell-content-deletion>
            <table:cell-content-deletion table:id="ct1098">
              <table:change-track-table-cell/>
            </table:cell-content-deletion>
            <table:cell-content-deletion table:id="ct1097">
              <table:change-track-table-cell/>
            </table:cell-content-deletion>
            <table:cell-content-deletion table:id="ct1096">
              <table:change-track-table-cell/>
            </table:cell-content-deletion>
            <table:cell-content-deletion table:id="ct1095">
              <table:change-track-table-cell/>
            </table:cell-content-deletion>
            <table:cell-content-deletion table:id="ct1094">
              <table:change-track-table-cell/>
            </table:cell-content-deletion>
            <table:cell-content-deletion table:id="ct1093">
              <table:change-track-table-cell/>
            </table:cell-content-deletion>
            <table:cell-content-deletion table:id="ct1148">
              <table:change-track-table-cell table:cell-address="Tabelle2.J89" table:formula="of:=[.D89]" office:value-type="float" office:value="0.01"/>
            </table:cell-content-deletion>
            <table:cell-content-deletion table:id="ct1147">
              <table:change-track-table-cell table:cell-address="Tabelle2.J88" table:formula="of:=[.D88]" office:value-type="float" office:value="0.01"/>
            </table:cell-content-deletion>
            <table:cell-content-deletion table:id="ct1146">
              <table:change-track-table-cell table:cell-address="Tabelle2.J87" table:formula="of:=[.D87]" office:value-type="float" office:value="0.01"/>
            </table:cell-content-deletion>
            <table:cell-content-deletion table:id="ct1145">
              <table:change-track-table-cell table:cell-address="Tabelle2.J86" table:formula="of:=[.D86]" office:value-type="float" office:value="0.01"/>
            </table:cell-content-deletion>
            <table:cell-content-deletion table:id="ct1144">
              <table:change-track-table-cell table:cell-address="Tabelle2.J85" table:formula="of:=[.D85]" office:value-type="float" office:value="0.01"/>
            </table:cell-content-deletion>
            <table:cell-content-deletion table:id="ct1143">
              <table:change-track-table-cell table:cell-address="Tabelle2.J84" table:formula="of:=[.D84]" office:value-type="float" office:value="0.01"/>
            </table:cell-content-deletion>
            <table:cell-content-deletion table:id="ct846">
              <table:change-track-table-cell table:cell-address="Tabelle2.J83" table:formula="of:=[.D83]" office:value-type="float" office:value="0.01"/>
            </table:cell-content-deletion>
            <table:cell-content-deletion table:id="ct845">
              <table:change-track-table-cell table:cell-address="Tabelle2.J82" table:formula="of:=[.D82]" office:value-type="float" office:value="0.01"/>
            </table:cell-content-deletion>
            <table:cell-content-deletion table:id="ct844">
              <table:change-track-table-cell table:cell-address="Tabelle2.J81" table:formula="of:=[.D81]" office:value-type="float" office:value="0.01"/>
            </table:cell-content-deletion>
            <table:cell-content-deletion table:id="ct843">
              <table:change-track-table-cell table:cell-address="Tabelle2.J80" table:formula="of:=[.D80]" office:value-type="float" office:value="0.01"/>
            </table:cell-content-deletion>
            <table:cell-content-deletion table:id="ct842">
              <table:change-track-table-cell table:cell-address="Tabelle2.J79" table:formula="of:=[.D79]" office:value-type="float" office:value="0.01"/>
            </table:cell-content-deletion>
            <table:cell-content-deletion table:id="ct841">
              <table:change-track-table-cell table:cell-address="Tabelle2.J78" table:formula="of:=[.D78]" office:value-type="float" office:value="0.01"/>
            </table:cell-content-deletion>
            <table:cell-content-deletion table:id="ct840">
              <table:change-track-table-cell table:cell-address="Tabelle2.J77" table:formula="of:=[.D77]" office:value-type="float" office:value="0.01"/>
            </table:cell-content-deletion>
            <table:cell-content-deletion table:id="ct839">
              <table:change-track-table-cell table:cell-address="Tabelle2.J76" table:formula="of:=[.D76]" office:value-type="float" office:value="0.01"/>
            </table:cell-content-deletion>
            <table:cell-content-deletion table:id="ct838">
              <table:change-track-table-cell table:cell-address="Tabelle2.J75" table:formula="of:=[.D75]" office:value-type="float" office:value="0.01"/>
            </table:cell-content-deletion>
            <table:cell-content-deletion table:id="ct837">
              <table:change-track-table-cell table:cell-address="Tabelle2.J74" table:formula="of:=[.D74]" office:value-type="float" office:value="0.01"/>
            </table:cell-content-deletion>
            <table:cell-content-deletion table:id="ct836">
              <table:change-track-table-cell table:cell-address="Tabelle2.J73" table:formula="of:=[.D73]" office:value-type="float" office:value="0.01"/>
            </table:cell-content-deletion>
            <table:cell-content-deletion table:id="ct835">
              <table:change-track-table-cell table:cell-address="Tabelle2.J72" table:formula="of:=[.D72]" office:value-type="float" office:value="0.01"/>
            </table:cell-content-deletion>
            <table:cell-content-deletion table:id="ct834">
              <table:change-track-table-cell table:cell-address="Tabelle2.J71" table:formula="of:=[.D71]" office:value-type="float" office:value="0.01"/>
            </table:cell-content-deletion>
            <table:cell-content-deletion table:id="ct833">
              <table:change-track-table-cell table:cell-address="Tabelle2.J70" table:formula="of:=[.D70]" office:value-type="float" office:value="0.01"/>
            </table:cell-content-deletion>
            <table:cell-content-deletion table:id="ct832">
              <table:change-track-table-cell table:cell-address="Tabelle2.J69" table:formula="of:=[.D69]" office:value-type="float" office:value="0.01"/>
            </table:cell-content-deletion>
            <table:cell-content-deletion table:id="ct831">
              <table:change-track-table-cell table:cell-address="Tabelle2.J68" table:formula="of:=[.D68]" office:value-type="string">
                <text:p>Fehler/nA</text:p>
              </table:change-track-table-cell>
            </table:cell-content-deletion>
            <table:cell-content-deletion table:id="ct830">
              <table:change-track-table-cell table:cell-address="Tabelle2.J67" table:formula="of:=[.D67]" office:value-type="float" office:value="0"/>
            </table:cell-content-deletion>
            <table:cell-content-deletion table:id="ct829">
              <table:change-track-table-cell table:cell-address="Tabelle2.J66" table:formula="of:=[.D66]" office:value-type="float" office:value="0.01"/>
            </table:cell-content-deletion>
            <table:cell-content-deletion table:id="ct828">
              <table:change-track-table-cell table:cell-address="Tabelle2.J65" table:formula="of:=[.D65]" office:value-type="string">
                <text:p>Fehler/V</text:p>
              </table:change-track-table-cell>
            </table:cell-content-deletion>
            <table:cell-content-deletion table:id="ct827">
              <table:change-track-table-cell table:cell-address="Tabelle2.J64" table:formula="of:=[.D64]" office:value-type="float" office:value="0"/>
            </table:cell-content-deletion>
            <table:cell-content-deletion table:id="ct826">
              <table:change-track-table-cell table:cell-address="Tabelle2.J63" table:formula="of:=[.D63]" office:value-type="float" office:value="0"/>
            </table:cell-content-deletion>
            <table:cell-content-deletion table:id="ct825">
              <table:change-track-table-cell table:cell-address="Tabelle2.J62" table:formula="of:=[.D62]" office:value-type="float" office:value="0"/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80">
              <table:change-track-table-cell/>
            </table:cell-content-deletion>
            <table:cell-content-deletion table:id="ct1079">
              <table:change-track-table-cell/>
            </table:cell-content-deletion>
            <table:cell-content-deletion table:id="ct1142">
              <table:change-track-table-cell table:cell-address="Tabelle2.I89" table:formula="of:=[.B89]" office:value-type="float" office:value="0.2"/>
            </table:cell-content-deletion>
            <table:cell-content-deletion table:id="ct1141">
              <table:change-track-table-cell table:cell-address="Tabelle2.I88" table:formula="of:=[.B88]" office:value-type="float" office:value="0.2"/>
            </table:cell-content-deletion>
            <table:cell-content-deletion table:id="ct1140">
              <table:change-track-table-cell table:cell-address="Tabelle2.I87" table:formula="of:=[.B87]" office:value-type="float" office:value="0.2"/>
            </table:cell-content-deletion>
            <table:cell-content-deletion table:id="ct1139">
              <table:change-track-table-cell table:cell-address="Tabelle2.I86" table:formula="of:=[.B86]" office:value-type="float" office:value="0.2"/>
            </table:cell-content-deletion>
            <table:cell-content-deletion table:id="ct1138">
              <table:change-track-table-cell table:cell-address="Tabelle2.I85" table:formula="of:=[.B85]" office:value-type="float" office:value="0.2"/>
            </table:cell-content-deletion>
            <table:cell-content-deletion table:id="ct1137">
              <table:change-track-table-cell table:cell-address="Tabelle2.I84" table:formula="of:=[.B84]" office:value-type="float" office:value="0.2"/>
            </table:cell-content-deletion>
            <table:cell-content-deletion table:id="ct805">
              <table:change-track-table-cell table:cell-address="Tabelle2.I83" table:formula="of:=[.B83]" office:value-type="float" office:value="0.2"/>
            </table:cell-content-deletion>
            <table:cell-content-deletion table:id="ct804">
              <table:change-track-table-cell table:cell-address="Tabelle2.I82" table:formula="of:=[.B82]" office:value-type="float" office:value="0.2"/>
            </table:cell-content-deletion>
            <table:cell-content-deletion table:id="ct803">
              <table:change-track-table-cell table:cell-address="Tabelle2.I81" table:formula="of:=[.B81]" office:value-type="float" office:value="0.2"/>
            </table:cell-content-deletion>
            <table:cell-content-deletion table:id="ct802">
              <table:change-track-table-cell table:cell-address="Tabelle2.I80" table:formula="of:=[.B80]" office:value-type="float" office:value="0.2"/>
            </table:cell-content-deletion>
            <table:cell-content-deletion table:id="ct801">
              <table:change-track-table-cell table:cell-address="Tabelle2.I79" table:formula="of:=[.B79]" office:value-type="float" office:value="0.2"/>
            </table:cell-content-deletion>
            <table:cell-content-deletion table:id="ct800">
              <table:change-track-table-cell table:cell-address="Tabelle2.I78" table:formula="of:=[.B78]" office:value-type="float" office:value="0.2"/>
            </table:cell-content-deletion>
            <table:cell-content-deletion table:id="ct799">
              <table:change-track-table-cell table:cell-address="Tabelle2.I77" table:formula="of:=[.B77]" office:value-type="float" office:value="0.2"/>
            </table:cell-content-deletion>
            <table:cell-content-deletion table:id="ct798">
              <table:change-track-table-cell table:cell-address="Tabelle2.I76" table:formula="of:=[.B76]" office:value-type="float" office:value="0.2"/>
            </table:cell-content-deletion>
            <table:cell-content-deletion table:id="ct797">
              <table:change-track-table-cell table:cell-address="Tabelle2.I75" table:formula="of:=[.B75]" office:value-type="float" office:value="0.2"/>
            </table:cell-content-deletion>
            <table:cell-content-deletion table:id="ct796">
              <table:change-track-table-cell table:cell-address="Tabelle2.I74" table:formula="of:=[.B74]" office:value-type="float" office:value="0.2"/>
            </table:cell-content-deletion>
            <table:cell-content-deletion table:id="ct795">
              <table:change-track-table-cell table:cell-address="Tabelle2.I73" table:formula="of:=[.B73]" office:value-type="float" office:value="0.2"/>
            </table:cell-content-deletion>
            <table:cell-content-deletion table:id="ct794">
              <table:change-track-table-cell table:cell-address="Tabelle2.I72" table:formula="of:=[.B72]" office:value-type="float" office:value="0.2"/>
            </table:cell-content-deletion>
            <table:cell-content-deletion table:id="ct793">
              <table:change-track-table-cell table:cell-address="Tabelle2.I71" table:formula="of:=[.B71]" office:value-type="float" office:value="0.2"/>
            </table:cell-content-deletion>
            <table:cell-content-deletion table:id="ct792">
              <table:change-track-table-cell table:cell-address="Tabelle2.I70" table:formula="of:=[.B70]" office:value-type="float" office:value="0.2"/>
            </table:cell-content-deletion>
            <table:cell-content-deletion table:id="ct791">
              <table:change-track-table-cell table:cell-address="Tabelle2.I69" table:formula="of:=[.B69]" office:value-type="float" office:value="0.2"/>
            </table:cell-content-deletion>
            <table:cell-content-deletion table:id="ct790">
              <table:change-track-table-cell table:cell-address="Tabelle2.I68" table:formula="of:=[.B68]" office:value-type="string">
                <text:p>Fehler/V</text:p>
              </table:change-track-table-cell>
            </table:cell-content-deletion>
            <table:cell-content-deletion table:id="ct789">
              <table:change-track-table-cell table:cell-address="Tabelle2.I67" table:formula="of:=[.B67]" office:value-type="float" office:value="0"/>
            </table:cell-content-deletion>
            <table:cell-content-deletion table:id="ct788">
              <table:change-track-table-cell table:cell-address="Tabelle2.I66" table:formula="of:=[.B66]" office:value-type="float" office:value="0.01"/>
            </table:cell-content-deletion>
            <table:cell-content-deletion table:id="ct787">
              <table:change-track-table-cell table:cell-address="Tabelle2.I65" table:formula="of:=[.B65]" office:value-type="string">
                <text:p>Fehler/V</text:p>
              </table:change-track-table-cell>
            </table:cell-content-deletion>
            <table:cell-content-deletion table:id="ct786">
              <table:change-track-table-cell table:cell-address="Tabelle2.I64" table:formula="of:=[.B64]" office:value-type="float" office:value="0"/>
            </table:cell-content-deletion>
            <table:cell-content-deletion table:id="ct785">
              <table:change-track-table-cell table:cell-address="Tabelle2.I63" table:formula="of:=[.B63]" office:value-type="float" office:value="0"/>
            </table:cell-content-deletion>
            <table:cell-content-deletion table:id="ct784">
              <table:change-track-table-cell table:cell-address="Tabelle2.I62" table:formula="of:=[.B62]" office:value-type="float" office:value="0"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66">
              <table:change-track-table-cell/>
            </table:cell-content-deletion>
            <table:cell-content-deletion table:id="ct1065">
              <table:change-track-table-cell/>
            </table:cell-content-deletion>
            <table:cell-content-deletion table:id="ct1136">
              <table:change-track-table-cell table:cell-address="Tabelle2.H89" table:formula="of:=[.C89]" office:value-type="float" office:value="1.69"/>
            </table:cell-content-deletion>
            <table:cell-content-deletion table:id="ct1135">
              <table:change-track-table-cell table:cell-address="Tabelle2.H88" table:formula="of:=[.C88]" office:value-type="float" office:value="1.38"/>
            </table:cell-content-deletion>
            <table:cell-content-deletion table:id="ct1134">
              <table:change-track-table-cell table:cell-address="Tabelle2.H87" table:formula="of:=[.C87]" office:value-type="float" office:value="3.66"/>
            </table:cell-content-deletion>
            <table:cell-content-deletion table:id="ct1133">
              <table:change-track-table-cell table:cell-address="Tabelle2.H86" table:formula="of:=[.C86]" office:value-type="float" office:value="6.66"/>
            </table:cell-content-deletion>
            <table:cell-content-deletion table:id="ct1132">
              <table:change-track-table-cell table:cell-address="Tabelle2.H85" table:formula="of:=[.C85]" office:value-type="float" office:value="7.6"/>
            </table:cell-content-deletion>
            <table:cell-content-deletion table:id="ct1131">
              <table:change-track-table-cell table:cell-address="Tabelle2.H84" table:formula="of:=[.C84]" office:value-type="float" office:value="6.87"/>
            </table:cell-content-deletion>
            <table:cell-content-deletion table:id="ct764">
              <table:change-track-table-cell table:cell-address="Tabelle2.H83" table:formula="of:=[.C83]" office:value-type="float" office:value="5.93"/>
            </table:cell-content-deletion>
            <table:cell-content-deletion table:id="ct763">
              <table:change-track-table-cell table:cell-address="Tabelle2.H82" table:formula="of:=[.C82]" office:value-type="float" office:value="4.46"/>
            </table:cell-content-deletion>
            <table:cell-content-deletion table:id="ct762">
              <table:change-track-table-cell table:cell-address="Tabelle2.H81" table:formula="of:=[.C81]" office:value-type="float" office:value="2.57"/>
            </table:cell-content-deletion>
            <table:cell-content-deletion table:id="ct761">
              <table:change-track-table-cell table:cell-address="Tabelle2.H80" table:formula="of:=[.C80]" office:value-type="float" office:value="0.78"/>
            </table:cell-content-deletion>
            <table:cell-content-deletion table:id="ct760">
              <table:change-track-table-cell table:cell-address="Tabelle2.H79" table:formula="of:=[.C79]" office:value-type="float" office:value="-0.04"/>
            </table:cell-content-deletion>
            <table:cell-content-deletion table:id="ct759">
              <table:change-track-table-cell table:cell-address="Tabelle2.H78" table:formula="of:=[.C78]" office:value-type="float" office:value="0.98"/>
            </table:cell-content-deletion>
            <table:cell-content-deletion table:id="ct758">
              <table:change-track-table-cell table:cell-address="Tabelle2.H77" table:formula="of:=[.C77]" office:value-type="float" office:value="4.44"/>
            </table:cell-content-deletion>
            <table:cell-content-deletion table:id="ct757">
              <table:change-track-table-cell table:cell-address="Tabelle2.H76" table:formula="of:=[.C76]" office:value-type="float" office:value="4.11"/>
            </table:cell-content-deletion>
            <table:cell-content-deletion table:id="ct756">
              <table:change-track-table-cell table:cell-address="Tabelle2.H75" table:formula="of:=[.C75]" office:value-type="float" office:value="3.76"/>
            </table:cell-content-deletion>
            <table:cell-content-deletion table:id="ct755">
              <table:change-track-table-cell table:cell-address="Tabelle2.H74" table:formula="of:=[.C74]" office:value-type="float" office:value="3.33"/>
            </table:cell-content-deletion>
            <table:cell-content-deletion table:id="ct754">
              <table:change-track-table-cell table:cell-address="Tabelle2.H73" table:formula="of:=[.C73]" office:value-type="float" office:value="2.63"/>
            </table:cell-content-deletion>
            <table:cell-content-deletion table:id="ct753">
              <table:change-track-table-cell table:cell-address="Tabelle2.H72" table:formula="of:=[.C72]" office:value-type="float" office:value="1.81"/>
            </table:cell-content-deletion>
            <table:cell-content-deletion table:id="ct752">
              <table:change-track-table-cell table:cell-address="Tabelle2.H71" table:formula="of:=[.C71]" office:value-type="float" office:value="0.01"/>
            </table:cell-content-deletion>
            <table:cell-content-deletion table:id="ct751">
              <table:change-track-table-cell table:cell-address="Tabelle2.H70" table:formula="of:=[.C70]" office:value-type="float" office:value="0.01"/>
            </table:cell-content-deletion>
            <table:cell-content-deletion table:id="ct750">
              <table:change-track-table-cell table:cell-address="Tabelle2.H69" table:formula="of:=[.C69]" office:value-type="float" office:value="0.01"/>
            </table:cell-content-deletion>
            <table:cell-content-deletion table:id="ct749">
              <table:change-track-table-cell table:cell-address="Tabelle2.H68" table:formula="of:=[.C68]" office:value-type="string">
                <text:p>I\_A/nA</text:p>
              </table:change-track-table-cell>
            </table:cell-content-deletion>
            <table:cell-content-deletion table:id="ct748">
              <table:change-track-table-cell table:cell-address="Tabelle2.H67" table:formula="of:=[.C67]" office:value-type="float" office:value="0"/>
            </table:cell-content-deletion>
            <table:cell-content-deletion table:id="ct747">
              <table:change-track-table-cell table:cell-address="Tabelle2.H66" table:formula="of:=[.C66]" office:value-type="float" office:value="5.78"/>
            </table:cell-content-deletion>
            <table:cell-content-deletion table:id="ct746">
              <table:change-track-table-cell table:cell-address="Tabelle2.H65" table:formula="of:=[.C65]" office:value-type="string">
                <text:p>U\_3/V</text:p>
              </table:change-track-table-cell>
            </table:cell-content-deletion>
            <table:cell-content-deletion table:id="ct745">
              <table:change-track-table-cell table:cell-address="Tabelle2.H64" table:formula="of:=[.C64]" office:value-type="float" office:value="0"/>
            </table:cell-content-deletion>
            <table:cell-content-deletion table:id="ct744">
              <table:change-track-table-cell table:cell-address="Tabelle2.H63" table:formula="of:=[.C63]" office:value-type="float" office:value="0"/>
            </table:cell-content-deletion>
            <table:cell-content-deletion table:id="ct743">
              <table:change-track-table-cell table:cell-address="Tabelle2.H62" table:formula="of:=[.C62]" office:value-type="float" office:value="0"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52">
              <table:change-track-table-cell/>
            </table:cell-content-deletion>
            <table:cell-content-deletion table:id="ct1051">
              <table:change-track-table-cell/>
            </table:cell-content-deletion>
            <table:cell-content-deletion table:id="ct1130">
              <table:change-track-table-cell table:cell-address="Tabelle2.G89" table:formula="of:=[.A89]" office:value-type="float" office:value="40"/>
            </table:cell-content-deletion>
            <table:cell-content-deletion table:id="ct1129">
              <table:change-track-table-cell table:cell-address="Tabelle2.G88" table:formula="of:=[.A88]" office:value-type="float" office:value="38"/>
            </table:cell-content-deletion>
            <table:cell-content-deletion table:id="ct1128">
              <table:change-track-table-cell table:cell-address="Tabelle2.G87" table:formula="of:=[.A87]" office:value-type="float" office:value="36"/>
            </table:cell-content-deletion>
            <table:cell-content-deletion table:id="ct1127">
              <table:change-track-table-cell table:cell-address="Tabelle2.G86" table:formula="of:=[.A86]" office:value-type="float" office:value="34"/>
            </table:cell-content-deletion>
            <table:cell-content-deletion table:id="ct1126">
              <table:change-track-table-cell table:cell-address="Tabelle2.G85" table:formula="of:=[.A85]" office:value-type="float" office:value="32"/>
            </table:cell-content-deletion>
            <table:cell-content-deletion table:id="ct1125">
              <table:change-track-table-cell table:cell-address="Tabelle2.G84" table:formula="of:=[.A84]" office:value-type="float" office:value="30"/>
            </table:cell-content-deletion>
            <table:cell-content-deletion table:id="ct723">
              <table:change-track-table-cell table:cell-address="Tabelle2.G83" table:formula="of:=[.A83]" office:value-type="float" office:value="28"/>
            </table:cell-content-deletion>
            <table:cell-content-deletion table:id="ct722">
              <table:change-track-table-cell table:cell-address="Tabelle2.G82" table:formula="of:=[.A82]" office:value-type="float" office:value="26"/>
            </table:cell-content-deletion>
            <table:cell-content-deletion table:id="ct721">
              <table:change-track-table-cell table:cell-address="Tabelle2.G81" table:formula="of:=[.A81]" office:value-type="float" office:value="24"/>
            </table:cell-content-deletion>
            <table:cell-content-deletion table:id="ct720">
              <table:change-track-table-cell table:cell-address="Tabelle2.G80" table:formula="of:=[.A80]" office:value-type="float" office:value="22"/>
            </table:cell-content-deletion>
            <table:cell-content-deletion table:id="ct719">
              <table:change-track-table-cell table:cell-address="Tabelle2.G79" table:formula="of:=[.A79]" office:value-type="float" office:value="20"/>
            </table:cell-content-deletion>
            <table:cell-content-deletion table:id="ct718">
              <table:change-track-table-cell table:cell-address="Tabelle2.G78" table:formula="of:=[.A78]" office:value-type="float" office:value="18"/>
            </table:cell-content-deletion>
            <table:cell-content-deletion table:id="ct717">
              <table:change-track-table-cell table:cell-address="Tabelle2.G77" table:formula="of:=[.A77]" office:value-type="float" office:value="16"/>
            </table:cell-content-deletion>
            <table:cell-content-deletion table:id="ct716">
              <table:change-track-table-cell table:cell-address="Tabelle2.G76" table:formula="of:=[.A76]" office:value-type="float" office:value="14"/>
            </table:cell-content-deletion>
            <table:cell-content-deletion table:id="ct715">
              <table:change-track-table-cell table:cell-address="Tabelle2.G75" table:formula="of:=[.A75]" office:value-type="float" office:value="12"/>
            </table:cell-content-deletion>
            <table:cell-content-deletion table:id="ct714">
              <table:change-track-table-cell table:cell-address="Tabelle2.G74" table:formula="of:=[.A74]" office:value-type="float" office:value="10"/>
            </table:cell-content-deletion>
            <table:cell-content-deletion table:id="ct713">
              <table:change-track-table-cell table:cell-address="Tabelle2.G73" table:formula="of:=[.A73]" office:value-type="float" office:value="8"/>
            </table:cell-content-deletion>
            <table:cell-content-deletion table:id="ct712">
              <table:change-track-table-cell table:cell-address="Tabelle2.G72" table:formula="of:=[.A72]" office:value-type="float" office:value="6"/>
            </table:cell-content-deletion>
            <table:cell-content-deletion table:id="ct711">
              <table:change-track-table-cell table:cell-address="Tabelle2.G71" table:formula="of:=[.A71]" office:value-type="float" office:value="4"/>
            </table:cell-content-deletion>
            <table:cell-content-deletion table:id="ct710">
              <table:change-track-table-cell table:cell-address="Tabelle2.G70" table:formula="of:=[.A70]" office:value-type="float" office:value="2"/>
            </table:cell-content-deletion>
            <table:cell-content-deletion table:id="ct709">
              <table:change-track-table-cell table:cell-address="Tabelle2.G69" table:formula="of:=[.A69]" office:value-type="float" office:value="0"/>
            </table:cell-content-deletion>
            <table:cell-content-deletion table:id="ct708">
              <table:change-track-table-cell table:cell-address="Tabelle2.G68" table:formula="of:=[.A68]" office:value-type="string">
                <text:p>U\_2/V</text:p>
              </table:change-track-table-cell>
            </table:cell-content-deletion>
            <table:cell-content-deletion table:id="ct707">
              <table:change-track-table-cell table:cell-address="Tabelle2.G67" table:formula="of:=[.A67]" office:value-type="float" office:value="0"/>
            </table:cell-content-deletion>
            <table:cell-content-deletion table:id="ct706">
              <table:change-track-table-cell table:cell-address="Tabelle2.G66" table:formula="of:=[.A66]" office:value-type="float" office:value="3.06"/>
            </table:cell-content-deletion>
            <table:cell-content-deletion table:id="ct705">
              <table:change-track-table-cell table:cell-address="Tabelle2.G65" table:formula="of:=[.A65]" office:value-type="string">
                <text:p>U\_1/V</text:p>
              </table:change-track-table-cell>
            </table:cell-content-deletion>
            <table:cell-content-deletion table:id="ct704">
              <table:change-track-table-cell table:cell-address="Tabelle2.G64" table:formula="of:=[.A64]" office:value-type="float" office:value="0"/>
            </table:cell-content-deletion>
            <table:cell-content-deletion table:id="ct703">
              <table:change-track-table-cell table:cell-address="Tabelle2.G63" table:formula="of:=[.A63]" office:value-type="string">
                <text:p>Neon Messung</text:p>
              </table:change-track-table-cell>
            </table:cell-content-deletion>
            <table:cell-content-deletion table:id="ct702">
              <table:change-track-table-cell table:cell-address="Tabelle2.G62" table:formula="of:=[.A62]" office:value-type="float" office:value="0"/>
            </table:cell-content-deletion>
            <table:cell-content-deletion table:id="ct688">
              <table:change-track-table-cell office:value-type="float" office:value="10.28"/>
            </table:cell-content-deletion>
            <table:cell-content-deletion table:id="ct687">
              <table:change-track-table-cell office:value-type="float" office:value="8.57"/>
            </table:cell-content-deletion>
            <table:cell-content-deletion table:id="ct686">
              <table:change-track-table-cell office:value-type="float" office:value="6.54"/>
            </table:cell-content-deletion>
            <table:cell-content-deletion table:id="ct685">
              <table:change-track-table-cell office:value-type="float" office:value="4.62"/>
            </table:cell-content-deletion>
            <table:cell-content-deletion table:id="ct684">
              <table:change-track-table-cell office:value-type="float" office:value="2.9"/>
            </table:cell-content-deletion>
            <table:cell-content-deletion table:id="ct683">
              <table:change-track-table-cell office:value-type="float" office:value="1.69"/>
            </table:cell-content-deletion>
            <table:cell-content-deletion table:id="ct682">
              <table:change-track-table-cell office:value-type="float" office:value="1.38"/>
            </table:cell-content-deletion>
            <table:cell-content-deletion table:id="ct681">
              <table:change-track-table-cell office:value-type="float" office:value="3.66"/>
            </table:cell-content-deletion>
            <table:cell-content-deletion table:id="ct680">
              <table:change-track-table-cell office:value-type="float" office:value="6.66"/>
            </table:cell-content-deletion>
            <table:cell-content-deletion table:id="ct679">
              <table:change-track-table-cell office:value-type="float" office:value="7.6"/>
            </table:cell-content-deletion>
            <table:cell-content-deletion table:id="ct678">
              <table:change-track-table-cell office:value-type="float" office:value="6.87"/>
            </table:cell-content-deletion>
            <table:cell-content-deletion table:id="ct677">
              <table:change-track-table-cell office:value-type="float" office:value="5.93"/>
            </table:cell-content-deletion>
            <table:cell-content-deletion table:id="ct676">
              <table:change-track-table-cell office:value-type="float" office:value="4.46"/>
            </table:cell-content-deletion>
            <table:cell-content-deletion table:id="ct675">
              <table:change-track-table-cell office:value-type="float" office:value="2.57"/>
            </table:cell-content-deletion>
            <table:cell-content-deletion table:id="ct674">
              <table:change-track-table-cell office:value-type="float" office:value="0.78"/>
            </table:cell-content-deletion>
            <table:cell-content-deletion table:id="ct673">
              <table:change-track-table-cell office:value-type="float" office:value="-0.04"/>
            </table:cell-content-deletion>
            <table:cell-content-deletion table:id="ct672">
              <table:change-track-table-cell office:value-type="float" office:value="0.98"/>
            </table:cell-content-deletion>
            <table:cell-content-deletion table:id="ct671">
              <table:change-track-table-cell office:value-type="float" office:value="4.44"/>
            </table:cell-content-deletion>
            <table:cell-content-deletion table:id="ct670">
              <table:change-track-table-cell office:value-type="float" office:value="4.11"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24">
              <table:change-track-table-cell/>
            </table:cell-content-deletion>
            <table:cell-content-deletion table:id="ct1023">
              <table:change-track-table-cell/>
            </table:cell-content-deletion>
            <table:cell-content-deletion table:id="ct1118">
              <table:change-track-table-cell office:value-type="float" office:value="0.1"/>
            </table:cell-content-deletion>
            <table:cell-content-deletion table:id="ct1117">
              <table:change-track-table-cell office:value-type="float" office:value="0.1"/>
            </table:cell-content-deletion>
            <table:cell-content-deletion table:id="ct1116">
              <table:change-track-table-cell office:value-type="float" office:value="0.1"/>
            </table:cell-content-deletion>
            <table:cell-content-deletion table:id="ct1106">
              <table:change-track-table-cell office:value-type="float" office:value="0.1"/>
            </table:cell-content-deletion>
            <table:cell-content-deletion table:id="ct1105">
              <table:change-track-table-cell office:value-type="float" office:value="0.1"/>
            </table:cell-content-deletion>
            <table:cell-content-deletion table:id="ct1104">
              <table:change-track-table-cell office:value-type="float" office:value="0.1"/>
            </table:cell-content-deletion>
            <table:cell-content-deletion table:id="ct655">
              <table:change-track-table-cell office:value-type="float" office:value="0.2"/>
            </table:cell-content-deletion>
            <table:cell-content-deletion table:id="ct654">
              <table:change-track-table-cell office:value-type="float" office:value="0.2"/>
            </table:cell-content-deletion>
            <table:cell-content-deletion table:id="ct653">
              <table:change-track-table-cell office:value-type="float" office:value="0.2"/>
            </table:cell-content-deletion>
            <table:cell-content-deletion table:id="ct652">
              <table:change-track-table-cell office:value-type="float" office:value="0.2"/>
            </table:cell-content-deletion>
            <table:cell-content-deletion table:id="ct651">
              <table:change-track-table-cell office:value-type="float" office:value="0.2"/>
            </table:cell-content-deletion>
            <table:cell-content-deletion table:id="ct650">
              <table:change-track-table-cell office:value-type="float" office:value="0.2"/>
            </table:cell-content-deletion>
            <table:cell-content-deletion table:id="ct649">
              <table:change-track-table-cell office:value-type="float" office:value="0.2"/>
            </table:cell-content-deletion>
            <table:cell-content-deletion table:id="ct648">
              <table:change-track-table-cell office:value-type="float" office:value="0.2"/>
            </table:cell-content-deletion>
            <table:cell-content-deletion table:id="ct647">
              <table:change-track-table-cell office:value-type="float" office:value="0.2"/>
            </table:cell-content-deletion>
            <table:cell-content-deletion table:id="ct646">
              <table:change-track-table-cell office:value-type="float" office:value="0.2"/>
            </table:cell-content-deletion>
            <table:cell-content-deletion table:id="ct645">
              <table:change-track-table-cell office:value-type="float" office:value="0.2"/>
            </table:cell-content-deletion>
            <table:cell-content-deletion table:id="ct644">
              <table:change-track-table-cell office:value-type="float" office:value="0.2"/>
            </table:cell-content-deletion>
            <table:cell-content-deletion table:id="ct643">
              <table:change-track-table-cell office:value-type="float" office:value="0.2"/>
            </table:cell-content-deletion>
            <table:cell-content-deletion table:id="ct642">
              <table:change-track-table-cell office:value-type="float" office:value="0.2"/>
            </table:cell-content-deletion>
            <table:cell-content-deletion table:id="ct641">
              <table:change-track-table-cell office:value-type="float" office:value="0.2"/>
            </table:cell-content-deletion>
            <table:cell-content-deletion table:id="ct640">
              <table:change-track-table-cell office:value-type="float" office:value="0.2"/>
            </table:cell-content-deletion>
            <table:cell-content-deletion table:id="ct639">
              <table:change-track-table-cell office:value-type="float" office:value="0.2"/>
            </table:cell-content-deletion>
            <table:cell-content-deletion table:id="ct638">
              <table:change-track-table-cell office:value-type="float" office:value="0.2"/>
            </table:cell-content-deletion>
            <table:cell-content-deletion table:id="ct637">
              <table:change-track-table-cell office:value-type="float" office:value="0.2"/>
            </table:cell-content-deletion>
            <table:cell-content-deletion table:id="ct636">
              <table:change-track-table-cell office:value-type="float" office:value="0.2"/>
            </table:cell-content-deletion>
            <table:cell-content-deletion table:id="ct635">
              <table:change-track-table-cell office:value-type="float" office:value="0.2"/>
            </table:cell-content-deletion>
            <table:cell-content-deletion table:id="ct634">
              <table:change-track-table-cell office:value-type="float" office:value="0.2"/>
            </table:cell-content-deletion>
            <table:cell-content-deletion table:id="ct628">
              <table:change-track-table-cell office:value-type="float" office:value="3.76"/>
            </table:cell-content-deletion>
            <table:cell-content-deletion table:id="ct627">
              <table:change-track-table-cell office:value-type="float" office:value="3.33"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1038">
              <table:change-track-table-cell/>
            </table:cell-content-deletion>
            <table:cell-content-deletion table:id="ct1037">
              <table:change-track-table-cell/>
            </table:cell-content-deletion>
            <table:cell-content-deletion table:id="ct1124">
              <table:change-track-table-cell office:value-type="float" office:value="0.02"/>
            </table:cell-content-deletion>
            <table:cell-content-deletion table:id="ct1123">
              <table:change-track-table-cell office:value-type="float" office:value="0.02"/>
            </table:cell-content-deletion>
            <table:cell-content-deletion table:id="ct1122">
              <table:change-track-table-cell office:value-type="float" office:value="0.02"/>
            </table:cell-content-deletion>
            <table:cell-content-deletion table:id="ct1112">
              <table:change-track-table-cell office:value-type="float" office:value="0.02"/>
            </table:cell-content-deletion>
            <table:cell-content-deletion table:id="ct1111">
              <table:change-track-table-cell office:value-type="float" office:value="0.02"/>
            </table:cell-content-deletion>
            <table:cell-content-deletion table:id="ct1110">
              <table:change-track-table-cell office:value-type="float" office:value="0.02"/>
            </table:cell-content-deletion>
            <table:cell-content-deletion table:id="ct608">
              <table:change-track-table-cell office:value-type="float" office:value="0.01"/>
            </table:cell-content-deletion>
            <table:cell-content-deletion table:id="ct607">
              <table:change-track-table-cell office:value-type="float" office:value="0.01"/>
            </table:cell-content-deletion>
            <table:cell-content-deletion table:id="ct606">
              <table:change-track-table-cell office:value-type="float" office:value="0.01"/>
            </table:cell-content-deletion>
            <table:cell-content-deletion table:id="ct605">
              <table:change-track-table-cell office:value-type="float" office:value="0.01"/>
            </table:cell-content-deletion>
            <table:cell-content-deletion table:id="ct604">
              <table:change-track-table-cell office:value-type="float" office:value="0.01"/>
            </table:cell-content-deletion>
            <table:cell-content-deletion table:id="ct603">
              <table:change-track-table-cell office:value-type="float" office:value="0.01"/>
            </table:cell-content-deletion>
            <table:cell-content-deletion table:id="ct602">
              <table:change-track-table-cell office:value-type="float" office:value="0.01"/>
            </table:cell-content-deletion>
            <table:cell-content-deletion table:id="ct601">
              <table:change-track-table-cell office:value-type="float" office:value="0.01"/>
            </table:cell-content-deletion>
            <table:cell-content-deletion table:id="ct600">
              <table:change-track-table-cell office:value-type="float" office:value="0.01"/>
            </table:cell-content-deletion>
            <table:cell-content-deletion table:id="ct599">
              <table:change-track-table-cell office:value-type="float" office:value="0.01"/>
            </table:cell-content-deletion>
            <table:cell-content-deletion table:id="ct598">
              <table:change-track-table-cell office:value-type="float" office:value="0.01"/>
            </table:cell-content-deletion>
            <table:cell-content-deletion table:id="ct597">
              <table:change-track-table-cell office:value-type="float" office:value="0.01"/>
            </table:cell-content-deletion>
            <table:cell-content-deletion table:id="ct596">
              <table:change-track-table-cell office:value-type="float" office:value="0.01"/>
            </table:cell-content-deletion>
            <table:cell-content-deletion table:id="ct595">
              <table:change-track-table-cell office:value-type="float" office:value="0.01"/>
            </table:cell-content-deletion>
            <table:cell-content-deletion table:id="ct594">
              <table:change-track-table-cell office:value-type="float" office:value="0.01"/>
            </table:cell-content-deletion>
            <table:cell-content-deletion table:id="ct593">
              <table:change-track-table-cell office:value-type="float" office:value="0.01"/>
            </table:cell-content-deletion>
            <table:cell-content-deletion table:id="ct592">
              <table:change-track-table-cell office:value-type="float" office:value="0.01"/>
            </table:cell-content-deletion>
            <table:cell-content-deletion table:id="ct591">
              <table:change-track-table-cell office:value-type="float" office:value="0.01"/>
            </table:cell-content-deletion>
            <table:cell-content-deletion table:id="ct590">
              <table:change-track-table-cell office:value-type="float" office:value="0.01"/>
            </table:cell-content-deletion>
            <table:cell-content-deletion table:id="ct589">
              <table:change-track-table-cell office:value-type="float" office:value="0.01"/>
            </table:cell-content-deletion>
            <table:cell-content-deletion table:id="ct588">
              <table:change-track-table-cell office:value-type="float" office:value="0.01"/>
            </table:cell-content-deletion>
            <table:cell-content-deletion table:id="ct587">
              <table:change-track-table-cell office:value-type="float" office:value="0.01"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</table:deletions>
        </table:movement>
        <table:movement table:id="ct1151">
          <table:source-range-address table:start-column="0" table:start-row="37" table:start-table="1" table:end-column="9" table:end-row="46" table:end-table="1"/>
          <table:target-range-address table:start-column="0" table:start-row="48" table:start-table="1" table:end-column="9" table:end-row="57" table:end-table="1"/>
          <office:change-info>
            <dc:creator>frederik </dc:creator>
            <dc:date>2014-09-22T10:01:23.760485787</dc:date>
          </office:change-info>
          <table:dependencies>
            <table:dependency table:id="ct1494"/>
            <table:dependency table:id="ct1493"/>
            <table:dependency table:id="ct1204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7"/>
            <table:dependency table:id="ct1156"/>
            <table:dependency table:id="ct1155"/>
            <table:dependency table:id="ct1154"/>
            <table:dependency table:id="ct1153"/>
          </table:dependencies>
        </table:movement>
        <table:cell-content-change table:id="ct1152">
          <table:cell-address table:column="0" table:row="36" table:table="1"/>
          <office:change-info>
            <dc:creator>frederik </dc:creator>
            <dc:date>2014-09-22T10:01:30.753351086</dc:date>
          </office:change-info>
          <table:previous>
            <table:change-track-table-cell/>
          </table:previous>
        </table:cell-content-change>
        <table:cell-content-change table:id="ct1153">
          <table:cell-address table:column="0" table:row="37" table:table="1"/>
          <office:change-info>
            <dc:creator>frederik </dc:creator>
            <dc:date>2014-09-22T10:01:30.753387503</dc:date>
          </office:change-info>
          <table:previous>
            <table:change-track-table-cell/>
          </table:previous>
        </table:cell-content-change>
        <table:cell-content-change table:id="ct1154">
          <table:cell-address table:column="0" table:row="38" table:table="1"/>
          <office:change-info>
            <dc:creator>frederik </dc:creator>
            <dc:date>2014-09-22T10:01:30.753399544</dc:date>
          </office:change-info>
          <table:previous>
            <table:change-track-table-cell/>
          </table:previous>
        </table:cell-content-change>
        <table:cell-content-change table:id="ct1155">
          <table:cell-address table:column="0" table:row="39" table:table="1"/>
          <office:change-info>
            <dc:creator>frederik </dc:creator>
            <dc:date>2014-09-22T10:01:30.753411022</dc:date>
          </office:change-info>
          <table:previous>
            <table:change-track-table-cell/>
          </table:previous>
        </table:cell-content-change>
        <table:cell-content-change table:id="ct1156">
          <table:cell-address table:column="0" table:row="40" table:table="1"/>
          <office:change-info>
            <dc:creator>frederik </dc:creator>
            <dc:date>2014-09-22T10:01:30.753422697</dc:date>
          </office:change-info>
          <table:previous>
            <table:change-track-table-cell/>
          </table:previous>
        </table:cell-content-change>
        <table:cell-content-change table:id="ct1157">
          <table:cell-address table:column="0" table:row="41" table:table="1"/>
          <office:change-info>
            <dc:creator>frederik </dc:creator>
            <dc:date>2014-09-22T10:01:30.753433927</dc:date>
          </office:change-info>
          <table:previous>
            <table:change-track-table-cell/>
          </table:previous>
        </table:cell-content-change>
        <table:cell-content-change table:id="ct1158">
          <table:cell-address table:column="1" table:row="36" table:table="1"/>
          <office:change-info>
            <dc:creator>frederik </dc:creator>
            <dc:date>2014-09-22T10:01:30.753445401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37" table:table="1"/>
          <office:change-info>
            <dc:creator>frederik </dc:creator>
            <dc:date>2014-09-22T10:01:30.753456560</dc:date>
          </office:change-info>
          <table:previous>
            <table:change-track-table-cell/>
          </table:previous>
        </table:cell-content-change>
        <table:cell-content-change table:id="ct1160">
          <table:cell-address table:column="1" table:row="38" table:table="1"/>
          <office:change-info>
            <dc:creator>frederik </dc:creator>
            <dc:date>2014-09-22T10:01:30.753467545</dc:date>
          </office:change-info>
          <table:previous>
            <table:change-track-table-cell/>
          </table:previous>
        </table:cell-content-change>
        <table:cell-content-change table:id="ct1161">
          <table:cell-address table:column="1" table:row="39" table:table="1"/>
          <office:change-info>
            <dc:creator>frederik </dc:creator>
            <dc:date>2014-09-22T10:01:30.753478756</dc:date>
          </office:change-info>
          <table:previous>
            <table:change-track-table-cell/>
          </table:previous>
        </table:cell-content-change>
        <table:cell-content-change table:id="ct1162">
          <table:cell-address table:column="1" table:row="40" table:table="1"/>
          <office:change-info>
            <dc:creator>frederik </dc:creator>
            <dc:date>2014-09-22T10:01:30.753490029</dc:date>
          </office:change-info>
          <table:previous>
            <table:change-track-table-cell/>
          </table:previous>
        </table:cell-content-change>
        <table:cell-content-change table:id="ct1163">
          <table:cell-address table:column="1" table:row="41" table:table="1"/>
          <office:change-info>
            <dc:creator>frederik </dc:creator>
            <dc:date>2014-09-22T10:01:30.753501679</dc:date>
          </office:change-info>
          <table:previous>
            <table:change-track-table-cell/>
          </table:previous>
        </table:cell-content-change>
        <table:cell-content-change table:id="ct1164">
          <table:cell-address table:column="2" table:row="36" table:table="1"/>
          <office:change-info>
            <dc:creator>frederik </dc:creator>
            <dc:date>2014-09-22T10:01:30.753514626</dc:date>
          </office:change-info>
          <table:previous>
            <table:change-track-table-cell/>
          </table:previous>
        </table:cell-content-change>
        <table:cell-content-change table:id="ct1165">
          <table:cell-address table:column="2" table:row="37" table:table="1"/>
          <office:change-info>
            <dc:creator>frederik </dc:creator>
            <dc:date>2014-09-22T10:01:30.753525950</dc:date>
          </office:change-info>
          <table:previous>
            <table:change-track-table-cell/>
          </table:previous>
        </table:cell-content-change>
        <table:cell-content-change table:id="ct1166">
          <table:cell-address table:column="2" table:row="38" table:table="1"/>
          <office:change-info>
            <dc:creator>frederik </dc:creator>
            <dc:date>2014-09-22T10:01:30.753537184</dc:date>
          </office:change-info>
          <table:previous>
            <table:change-track-table-cell/>
          </table:previous>
        </table:cell-content-change>
        <table:cell-content-change table:id="ct1167">
          <table:cell-address table:column="2" table:row="39" table:table="1"/>
          <office:change-info>
            <dc:creator>frederik </dc:creator>
            <dc:date>2014-09-22T10:01:30.753548475</dc:date>
          </office:change-info>
          <table:previous>
            <table:change-track-table-cell/>
          </table:previous>
        </table:cell-content-change>
        <table:cell-content-change table:id="ct1168">
          <table:cell-address table:column="2" table:row="40" table:table="1"/>
          <office:change-info>
            <dc:creator>frederik </dc:creator>
            <dc:date>2014-09-22T10:01:30.753559987</dc:date>
          </office:change-info>
          <table:previous>
            <table:change-track-table-cell/>
          </table:previous>
        </table:cell-content-change>
        <table:cell-content-change table:id="ct1169">
          <table:cell-address table:column="2" table:row="41" table:table="1"/>
          <office:change-info>
            <dc:creator>frederik </dc:creator>
            <dc:date>2014-09-22T10:01:30.753571362</dc:date>
          </office:change-info>
          <table:previous>
            <table:change-track-table-cell/>
          </table:previous>
        </table:cell-content-change>
        <table:cell-content-change table:id="ct1170">
          <table:cell-address table:column="3" table:row="36" table:table="1"/>
          <office:change-info>
            <dc:creator>frederik </dc:creator>
            <dc:date>2014-09-22T10:01:30.753583070</dc:date>
          </office:change-info>
          <table:previous>
            <table:change-track-table-cell/>
          </table:previous>
        </table:cell-content-change>
        <table:cell-content-change table:id="ct1171">
          <table:cell-address table:column="3" table:row="37" table:table="1"/>
          <office:change-info>
            <dc:creator>frederik </dc:creator>
            <dc:date>2014-09-22T10:01:30.753594509</dc:date>
          </office:change-info>
          <table:previous>
            <table:change-track-table-cell/>
          </table:previous>
        </table:cell-content-change>
        <table:cell-content-change table:id="ct1172">
          <table:cell-address table:column="3" table:row="38" table:table="1"/>
          <office:change-info>
            <dc:creator>frederik </dc:creator>
            <dc:date>2014-09-22T10:01:30.753605850</dc:date>
          </office:change-info>
          <table:previous>
            <table:change-track-table-cell/>
          </table:previous>
        </table:cell-content-change>
        <table:cell-content-change table:id="ct1173">
          <table:cell-address table:column="3" table:row="39" table:table="1"/>
          <office:change-info>
            <dc:creator>frederik </dc:creator>
            <dc:date>2014-09-22T10:01:30.753617444</dc:date>
          </office:change-info>
          <table:previous>
            <table:change-track-table-cell/>
          </table:previous>
        </table:cell-content-change>
        <table:cell-content-change table:id="ct1174">
          <table:cell-address table:column="3" table:row="40" table:table="1"/>
          <office:change-info>
            <dc:creator>frederik </dc:creator>
            <dc:date>2014-09-22T10:01:30.753629681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41" table:table="1"/>
          <office:change-info>
            <dc:creator>frederik </dc:creator>
            <dc:date>2014-09-22T10:01:30.753641518</dc:date>
          </office:change-info>
          <table:previous>
            <table:change-track-table-cell/>
          </table:previous>
        </table:cell-content-change>
        <table:cell-content-change table:id="ct1176">
          <table:cell-address table:column="9" table:row="36" table:table="1"/>
          <office:change-info>
            <dc:creator>frederik </dc:creator>
            <dc:date>2014-09-22T10:01:37.221702864</dc:date>
          </office:change-info>
          <table:previous>
            <table:change-track-table-cell/>
          </table:previous>
        </table:cell-content-change>
        <table:cell-content-change table:id="ct1177">
          <table:cell-address table:column="9" table:row="37" table:table="1"/>
          <office:change-info>
            <dc:creator>frederik </dc:creator>
            <dc:date>2014-09-22T10:01:37.221783398</dc:date>
          </office:change-info>
          <table:previous>
            <table:change-track-table-cell/>
          </table:previous>
        </table:cell-content-change>
        <table:cell-content-change table:id="ct1178">
          <table:cell-address table:column="9" table:row="38" table:table="1"/>
          <office:change-info>
            <dc:creator>frederik </dc:creator>
            <dc:date>2014-09-22T10:01:37.221802870</dc:date>
          </office:change-info>
          <table:previous>
            <table:change-track-table-cell/>
          </table:previous>
        </table:cell-content-change>
        <table:cell-content-change table:id="ct1179">
          <table:cell-address table:column="9" table:row="39" table:table="1"/>
          <office:change-info>
            <dc:creator>frederik </dc:creator>
            <dc:date>2014-09-22T10:01:37.221820236</dc:date>
          </office:change-info>
          <table:previous>
            <table:change-track-table-cell/>
          </table:previous>
        </table:cell-content-change>
        <table:cell-content-change table:id="ct1180">
          <table:cell-address table:column="9" table:row="40" table:table="1"/>
          <office:change-info>
            <dc:creator>frederik </dc:creator>
            <dc:date>2014-09-22T10:01:37.221837396</dc:date>
          </office:change-info>
          <table:previous>
            <table:change-track-table-cell/>
          </table:previous>
        </table:cell-content-change>
        <table:cell-content-change table:id="ct1181">
          <table:cell-address table:column="9" table:row="41" table:table="1"/>
          <office:change-info>
            <dc:creator>frederik </dc:creator>
            <dc:date>2014-09-22T10:01:37.221855379</dc:date>
          </office:change-info>
          <table:previous>
            <table:change-track-table-cell/>
          </table:previous>
        </table:cell-content-change>
        <table:cell-content-change table:id="ct1182">
          <table:cell-address table:column="9" table:row="42" table:table="1"/>
          <office:change-info>
            <dc:creator>frederik </dc:creator>
            <dc:date>2014-09-22T10:01:37.221872535</dc:date>
          </office:change-info>
          <table:previous>
            <table:change-track-table-cell/>
          </table:previous>
        </table:cell-content-change>
        <table:cell-content-change table:id="ct1183">
          <table:cell-address table:column="10" table:row="36" table:table="1"/>
          <office:change-info>
            <dc:creator>frederik </dc:creator>
            <dc:date>2014-09-22T10:01:37.221903153</dc:date>
          </office:change-info>
          <table:previous>
            <table:change-track-table-cell/>
          </table:previous>
        </table:cell-content-change>
        <table:cell-content-change table:id="ct1184">
          <table:cell-address table:column="10" table:row="37" table:table="1"/>
          <office:change-info>
            <dc:creator>frederik </dc:creator>
            <dc:date>2014-09-22T10:01:37.221920381</dc:date>
          </office:change-info>
          <table:previous>
            <table:change-track-table-cell/>
          </table:previous>
        </table:cell-content-change>
        <table:cell-content-change table:id="ct1185">
          <table:cell-address table:column="10" table:row="38" table:table="1"/>
          <office:change-info>
            <dc:creator>frederik </dc:creator>
            <dc:date>2014-09-22T10:01:37.221956044</dc:date>
          </office:change-info>
          <table:previous>
            <table:change-track-table-cell/>
          </table:previous>
        </table:cell-content-change>
        <table:cell-content-change table:id="ct1186">
          <table:cell-address table:column="10" table:row="39" table:table="1"/>
          <office:change-info>
            <dc:creator>frederik </dc:creator>
            <dc:date>2014-09-22T10:01:37.221980749</dc:date>
          </office:change-info>
          <table:previous>
            <table:change-track-table-cell/>
          </table:previous>
        </table:cell-content-change>
        <table:cell-content-change table:id="ct1187">
          <table:cell-address table:column="10" table:row="40" table:table="1"/>
          <office:change-info>
            <dc:creator>frederik </dc:creator>
            <dc:date>2014-09-22T10:01:37.222007590</dc:date>
          </office:change-info>
          <table:previous>
            <table:change-track-table-cell/>
          </table:previous>
        </table:cell-content-change>
        <table:cell-content-change table:id="ct1188">
          <table:cell-address table:column="10" table:row="41" table:table="1"/>
          <office:change-info>
            <dc:creator>frederik </dc:creator>
            <dc:date>2014-09-22T10:01:37.222038539</dc:date>
          </office:change-info>
          <table:previous>
            <table:change-track-table-cell/>
          </table:previous>
        </table:cell-content-change>
        <table:cell-content-change table:id="ct1189">
          <table:cell-address table:column="10" table:row="42" table:table="1"/>
          <office:change-info>
            <dc:creator>frederik </dc:creator>
            <dc:date>2014-09-22T10:01:37.222061945</dc:date>
          </office:change-info>
          <table:previous>
            <table:change-track-table-cell/>
          </table:previous>
        </table:cell-content-change>
        <table:cell-content-change table:id="ct1190">
          <table:cell-address table:column="11" table:row="36" table:table="1"/>
          <office:change-info>
            <dc:creator>frederik </dc:creator>
            <dc:date>2014-09-22T10:01:37.222092796</dc:date>
          </office:change-info>
          <table:previous>
            <table:change-track-table-cell/>
          </table:previous>
        </table:cell-content-change>
        <table:cell-content-change table:id="ct1191">
          <table:cell-address table:column="11" table:row="37" table:table="1"/>
          <office:change-info>
            <dc:creator>frederik </dc:creator>
            <dc:date>2014-09-22T10:01:37.222110308</dc:date>
          </office:change-info>
          <table:previous>
            <table:change-track-table-cell/>
          </table:previous>
        </table:cell-content-change>
        <table:cell-content-change table:id="ct1192">
          <table:cell-address table:column="11" table:row="38" table:table="1"/>
          <office:change-info>
            <dc:creator>frederik </dc:creator>
            <dc:date>2014-09-22T10:01:37.222127405</dc:date>
          </office:change-info>
          <table:previous>
            <table:change-track-table-cell/>
          </table:previous>
        </table:cell-content-change>
        <table:cell-content-change table:id="ct1193">
          <table:cell-address table:column="11" table:row="39" table:table="1"/>
          <office:change-info>
            <dc:creator>frederik </dc:creator>
            <dc:date>2014-09-22T10:01:37.222144669</dc:date>
          </office:change-info>
          <table:previous>
            <table:change-track-table-cell/>
          </table:previous>
        </table:cell-content-change>
        <table:cell-content-change table:id="ct1194">
          <table:cell-address table:column="11" table:row="40" table:table="1"/>
          <office:change-info>
            <dc:creator>frederik </dc:creator>
            <dc:date>2014-09-22T10:01:37.222161982</dc:date>
          </office:change-info>
          <table:previous>
            <table:change-track-table-cell/>
          </table:previous>
        </table:cell-content-change>
        <table:cell-content-change table:id="ct1195">
          <table:cell-address table:column="11" table:row="41" table:table="1"/>
          <office:change-info>
            <dc:creator>frederik </dc:creator>
            <dc:date>2014-09-22T10:01:37.222179003</dc:date>
          </office:change-info>
          <table:previous>
            <table:change-track-table-cell/>
          </table:previous>
        </table:cell-content-change>
        <table:cell-content-change table:id="ct1196">
          <table:cell-address table:column="11" table:row="42" table:table="1"/>
          <office:change-info>
            <dc:creator>frederik </dc:creator>
            <dc:date>2014-09-22T10:01:37.222196300</dc:date>
          </office:change-info>
          <table:previous>
            <table:change-track-table-cell/>
          </table:previous>
        </table:cell-content-change>
        <table:cell-content-change table:id="ct1197">
          <table:cell-address table:column="12" table:row="36" table:table="1"/>
          <office:change-info>
            <dc:creator>frederik </dc:creator>
            <dc:date>2014-09-22T10:01:37.222226590</dc:date>
          </office:change-info>
          <table:previous>
            <table:change-track-table-cell/>
          </table:previous>
        </table:cell-content-change>
        <table:cell-content-change table:id="ct1198">
          <table:cell-address table:column="12" table:row="37" table:table="1"/>
          <office:change-info>
            <dc:creator>frederik </dc:creator>
            <dc:date>2014-09-22T10:01:37.222243516</dc:date>
          </office:change-info>
          <table:previous>
            <table:change-track-table-cell/>
          </table:previous>
        </table:cell-content-change>
        <table:cell-content-change table:id="ct1199">
          <table:cell-address table:column="12" table:row="38" table:table="1"/>
          <office:change-info>
            <dc:creator>frederik </dc:creator>
            <dc:date>2014-09-22T10:01:37.222260571</dc:date>
          </office:change-info>
          <table:previous>
            <table:change-track-table-cell/>
          </table:previous>
        </table:cell-content-change>
        <table:cell-content-change table:id="ct1200">
          <table:cell-address table:column="12" table:row="39" table:table="1"/>
          <office:change-info>
            <dc:creator>frederik </dc:creator>
            <dc:date>2014-09-22T10:01:37.222277300</dc:date>
          </office:change-info>
          <table:previous>
            <table:change-track-table-cell/>
          </table:previous>
        </table:cell-content-change>
        <table:cell-content-change table:id="ct1201">
          <table:cell-address table:column="12" table:row="40" table:table="1"/>
          <office:change-info>
            <dc:creator>frederik </dc:creator>
            <dc:date>2014-09-22T10:01:37.222294174</dc:date>
          </office:change-info>
          <table:previous>
            <table:change-track-table-cell/>
          </table:previous>
        </table:cell-content-change>
        <table:cell-content-change table:id="ct1202">
          <table:cell-address table:column="12" table:row="41" table:table="1"/>
          <office:change-info>
            <dc:creator>frederik </dc:creator>
            <dc:date>2014-09-22T10:01:37.222311154</dc:date>
          </office:change-info>
          <table:previous>
            <table:change-track-table-cell/>
          </table:previous>
        </table:cell-content-change>
        <table:cell-content-change table:id="ct1203">
          <table:cell-address table:column="12" table:row="42" table:table="1"/>
          <office:change-info>
            <dc:creator>frederik </dc:creator>
            <dc:date>2014-09-22T10:01:37.222328268</dc:date>
          </office:change-info>
          <table:previous>
            <table:change-track-table-cell/>
          </table:previous>
        </table:cell-content-change>
        <table:cell-content-change table:id="ct1204">
          <table:cell-address table:column="9" table:row="42" table:table="1"/>
          <office:change-info>
            <dc:creator>frederik </dc:creator>
            <dc:date>2014-09-22T10:01:39.683153410</dc:date>
          </office:change-info>
          <table:previous table:id="ct1182">
            <table:change-track-table-cell table:cell-address="Tabelle2.J43" table:formula="of:=[.A43]" office:value-type="float" office:value="0"/>
          </table:previous>
        </table:cell-content-change>
        <table:cell-content-change table:id="ct1205">
          <table:cell-address table:column="10" table:row="42" table:table="1"/>
          <office:change-info>
            <dc:creator>frederik </dc:creator>
            <dc:date>2014-09-22T10:01:39.683191022</dc:date>
          </office:change-info>
          <table:previous table:id="ct1189">
            <table:change-track-table-cell table:cell-address="Tabelle2.K43" table:formula="of:=[.C43]" office:value-type="float" office:value="0"/>
          </table:previous>
        </table:cell-content-change>
        <table:cell-content-change table:id="ct1206">
          <table:cell-address table:column="11" table:row="42" table:table="1"/>
          <office:change-info>
            <dc:creator>frederik </dc:creator>
            <dc:date>2014-09-22T10:01:39.683212096</dc:date>
          </office:change-info>
          <table:previous table:id="ct1196">
            <table:change-track-table-cell table:cell-address="Tabelle2.L43" table:formula="of:=[.B43]" office:value-type="float" office:value="0"/>
          </table:previous>
        </table:cell-content-change>
        <table:cell-content-change table:id="ct1207">
          <table:cell-address table:column="12" table:row="42" table:table="1"/>
          <office:change-info>
            <dc:creator>frederik </dc:creator>
            <dc:date>2014-09-22T10:01:39.683232198</dc:date>
          </office:change-info>
          <table:previous table:id="ct1203">
            <table:change-track-table-cell table:cell-address="Tabelle2.M43" table:formula="of:=[.D43]" office:value-type="float" office:value="0"/>
          </table:previous>
        </table:cell-content-change>
        <table:cell-content-change table:id="ct1208">
          <table:cell-address table:column="0" table:row="6" table:table="1"/>
          <office:change-info>
            <dc:creator>frederik </dc:creator>
            <dc:date>2014-09-22T10:08:01.062046300</dc:date>
          </office:change-info>
          <table:previous table:id="ct94">
            <table:change-track-table-cell office:value-type="float" office:value="1"/>
          </table:previous>
        </table:cell-content-change>
        <table:cell-content-change table:id="ct1209">
          <table:cell-address table:column="0" table:row="7" table:table="1"/>
          <office:change-info>
            <dc:creator>frederik </dc:creator>
            <dc:date>2014-09-22T10:08:05.841124194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1210">
          <table:cell-address table:column="0" table:row="8" table:table="1"/>
          <office:change-info>
            <dc:creator>frederik </dc:creator>
            <dc:date>2014-09-22T10:08:05.841165594</dc:date>
          </office:change-info>
          <table:previous table:id="ct96">
            <table:change-track-table-cell office:value-type="float" office:value="3"/>
          </table:previous>
        </table:cell-content-change>
        <table:cell-content-change table:id="ct1211">
          <table:cell-address table:column="0" table:row="9" table:table="1"/>
          <office:change-info>
            <dc:creator>frederik </dc:creator>
            <dc:date>2014-09-22T10:08:05.841176212</dc:date>
          </office:change-info>
          <table:previous table:id="ct97">
            <table:change-track-table-cell office:value-type="float" office:value="4"/>
          </table:previous>
        </table:cell-content-change>
        <table:cell-content-change table:id="ct1212">
          <table:cell-address table:column="0" table:row="10" table:table="1"/>
          <office:change-info>
            <dc:creator>frederik </dc:creator>
            <dc:date>2014-09-22T10:08:05.841185833</dc:date>
          </office:change-info>
          <table:previous table:id="ct98">
            <table:change-track-table-cell office:value-type="float" office:value="5"/>
          </table:previous>
        </table:cell-content-change>
        <table:cell-content-change table:id="ct1213">
          <table:cell-address table:column="0" table:row="11" table:table="1"/>
          <office:change-info>
            <dc:creator>frederik </dc:creator>
            <dc:date>2014-09-22T10:08:05.841195247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214">
          <table:cell-address table:column="0" table:row="12" table:table="1"/>
          <office:change-info>
            <dc:creator>frederik </dc:creator>
            <dc:date>2014-09-22T10:08:05.841204661</dc:date>
          </office:change-info>
          <table:previous table:id="ct100">
            <table:change-track-table-cell office:value-type="float" office:value="7"/>
          </table:previous>
        </table:cell-content-change>
        <table:cell-content-change table:id="ct1215">
          <table:cell-address table:column="0" table:row="13" table:table="1"/>
          <office:change-info>
            <dc:creator>frederik </dc:creator>
            <dc:date>2014-09-22T10:08:05.841213856</dc:date>
          </office:change-info>
          <table:previous table:id="ct101">
            <table:change-track-table-cell office:value-type="float" office:value="8"/>
          </table:previous>
        </table:cell-content-change>
        <table:cell-content-change table:id="ct1216">
          <table:cell-address table:column="0" table:row="14" table:table="1"/>
          <office:change-info>
            <dc:creator>frederik </dc:creator>
            <dc:date>2014-09-22T10:08:05.841223276</dc:date>
          </office:change-info>
          <table:previous table:id="ct102">
            <table:change-track-table-cell office:value-type="float" office:value="9"/>
          </table:previous>
        </table:cell-content-change>
        <table:cell-content-change table:id="ct1217">
          <table:cell-address table:column="0" table:row="15" table:table="1"/>
          <office:change-info>
            <dc:creator>frederik </dc:creator>
            <dc:date>2014-09-22T10:08:05.841232736</dc:date>
          </office:change-info>
          <table:previous table:id="ct103">
            <table:change-track-table-cell office:value-type="float" office:value="10"/>
          </table:previous>
        </table:cell-content-change>
        <table:cell-content-change table:id="ct1218">
          <table:cell-address table:column="0" table:row="16" table:table="1"/>
          <office:change-info>
            <dc:creator>frederik </dc:creator>
            <dc:date>2014-09-22T10:08:05.841242030</dc:date>
          </office:change-info>
          <table:previous table:id="ct104">
            <table:change-track-table-cell office:value-type="float" office:value="11"/>
          </table:previous>
        </table:cell-content-change>
        <table:cell-content-change table:id="ct1219">
          <table:cell-address table:column="0" table:row="17" table:table="1"/>
          <office:change-info>
            <dc:creator>frederik </dc:creator>
            <dc:date>2014-09-22T10:08:05.841251735</dc:date>
          </office:change-info>
          <table:previous table:id="ct105">
            <table:change-track-table-cell office:value-type="float" office:value="12"/>
          </table:previous>
        </table:cell-content-change>
        <table:cell-content-change table:id="ct1220">
          <table:cell-address table:column="0" table:row="18" table:table="1"/>
          <office:change-info>
            <dc:creator>frederik </dc:creator>
            <dc:date>2014-09-22T10:08:05.841261076</dc:date>
          </office:change-info>
          <table:previous table:id="ct106">
            <table:change-track-table-cell office:value-type="float" office:value="13"/>
          </table:previous>
        </table:cell-content-change>
        <table:cell-content-change table:id="ct1221">
          <table:cell-address table:column="0" table:row="19" table:table="1"/>
          <office:change-info>
            <dc:creator>frederik </dc:creator>
            <dc:date>2014-09-22T10:08:05.841270685</dc:date>
          </office:change-info>
          <table:previous table:id="ct107">
            <table:change-track-table-cell office:value-type="float" office:value="14"/>
          </table:previous>
        </table:cell-content-change>
        <table:cell-content-change table:id="ct1222">
          <table:cell-address table:column="0" table:row="20" table:table="1"/>
          <office:change-info>
            <dc:creator>frederik </dc:creator>
            <dc:date>2014-09-22T10:08:05.841280072</dc:date>
          </office:change-info>
          <table:previous table:id="ct108">
            <table:change-track-table-cell office:value-type="float" office:value="15"/>
          </table:previous>
        </table:cell-content-change>
        <table:cell-content-change table:id="ct1223">
          <table:cell-address table:column="0" table:row="21" table:table="1"/>
          <office:change-info>
            <dc:creator>frederik </dc:creator>
            <dc:date>2014-09-22T10:08:05.841289769</dc:date>
          </office:change-info>
          <table:previous table:id="ct109">
            <table:change-track-table-cell office:value-type="float" office:value="16"/>
          </table:previous>
        </table:cell-content-change>
        <table:cell-content-change table:id="ct1224">
          <table:cell-address table:column="0" table:row="22" table:table="1"/>
          <office:change-info>
            <dc:creator>frederik </dc:creator>
            <dc:date>2014-09-22T10:08:05.841299198</dc:date>
          </office:change-info>
          <table:previous table:id="ct110">
            <table:change-track-table-cell office:value-type="float" office:value="17"/>
          </table:previous>
        </table:cell-content-change>
        <table:cell-content-change table:id="ct1225">
          <table:cell-address table:column="0" table:row="23" table:table="1"/>
          <office:change-info>
            <dc:creator>frederik </dc:creator>
            <dc:date>2014-09-22T10:08:05.841308515</dc:date>
          </office:change-info>
          <table:previous table:id="ct111">
            <table:change-track-table-cell office:value-type="float" office:value="18"/>
          </table:previous>
        </table:cell-content-change>
        <table:cell-content-change table:id="ct1226">
          <table:cell-address table:column="0" table:row="24" table:table="1"/>
          <office:change-info>
            <dc:creator>frederik </dc:creator>
            <dc:date>2014-09-22T10:08:05.841317994</dc:date>
          </office:change-info>
          <table:previous table:id="ct112">
            <table:change-track-table-cell office:value-type="float" office:value="19"/>
          </table:previous>
        </table:cell-content-change>
        <table:cell-content-change table:id="ct1227">
          <table:cell-address table:column="0" table:row="25" table:table="1"/>
          <office:change-info>
            <dc:creator>frederik </dc:creator>
            <dc:date>2014-09-22T10:08:05.841331759</dc:date>
          </office:change-info>
          <table:previous table:id="ct113">
            <table:change-track-table-cell office:value-type="float" office:value="20"/>
          </table:previous>
        </table:cell-content-change>
        <table:cell-content-change table:id="ct1228">
          <table:cell-address table:column="0" table:row="26" table:table="1"/>
          <office:change-info>
            <dc:creator>frederik </dc:creator>
            <dc:date>2014-09-22T10:08:05.841342466</dc:date>
          </office:change-info>
          <table:previous table:id="ct304">
            <table:change-track-table-cell office:value-type="float" office:value="21"/>
          </table:previous>
        </table:cell-content-change>
        <table:cell-content-change table:id="ct1229">
          <table:cell-address table:column="0" table:row="27" table:table="1"/>
          <office:change-info>
            <dc:creator>frederik </dc:creator>
            <dc:date>2014-09-22T10:08:05.841351425</dc:date>
          </office:change-info>
          <table:previous table:id="ct305">
            <table:change-track-table-cell office:value-type="float" office:value="22"/>
          </table:previous>
        </table:cell-content-change>
        <table:cell-content-change table:id="ct1230">
          <table:cell-address table:column="0" table:row="28" table:table="1"/>
          <office:change-info>
            <dc:creator>frederik </dc:creator>
            <dc:date>2014-09-22T10:08:05.841360857</dc:date>
          </office:change-info>
          <table:previous table:id="ct306">
            <table:change-track-table-cell office:value-type="float" office:value="23"/>
          </table:previous>
        </table:cell-content-change>
        <table:cell-content-change table:id="ct1231">
          <table:cell-address table:column="0" table:row="29" table:table="1"/>
          <office:change-info>
            <dc:creator>frederik </dc:creator>
            <dc:date>2014-09-22T10:08:05.841370059</dc:date>
          </office:change-info>
          <table:previous table:id="ct307">
            <table:change-track-table-cell office:value-type="float" office:value="24"/>
          </table:previous>
        </table:cell-content-change>
        <table:cell-content-change table:id="ct1232">
          <table:cell-address table:column="0" table:row="30" table:table="1"/>
          <office:change-info>
            <dc:creator>frederik </dc:creator>
            <dc:date>2014-09-22T10:08:05.841379239</dc:date>
          </office:change-info>
          <table:previous table:id="ct308">
            <table:change-track-table-cell office:value-type="float" office:value="25"/>
          </table:previous>
        </table:cell-content-change>
        <table:cell-content-change table:id="ct1233">
          <table:cell-address table:column="0" table:row="31" table:table="1"/>
          <office:change-info>
            <dc:creator>frederik </dc:creator>
            <dc:date>2014-09-22T10:08:05.841388080</dc:date>
          </office:change-info>
          <table:previous table:id="ct309">
            <table:change-track-table-cell office:value-type="float" office:value="26"/>
          </table:previous>
        </table:cell-content-change>
        <table:cell-content-change table:id="ct1234">
          <table:cell-address table:column="0" table:row="32" table:table="1"/>
          <office:change-info>
            <dc:creator>frederik </dc:creator>
            <dc:date>2014-09-22T10:08:05.841397009</dc:date>
          </office:change-info>
          <table:previous table:id="ct310">
            <table:change-track-table-cell office:value-type="float" office:value="27"/>
          </table:previous>
        </table:cell-content-change>
        <table:cell-content-change table:id="ct1235">
          <table:cell-address table:column="0" table:row="33" table:table="1"/>
          <office:change-info>
            <dc:creator>frederik </dc:creator>
            <dc:date>2014-09-22T10:08:05.841406132</dc:date>
          </office:change-info>
          <table:previous table:id="ct391">
            <table:change-track-table-cell office:value-type="float" office:value="28"/>
          </table:previous>
        </table:cell-content-change>
        <table:cell-content-change table:id="ct1236">
          <table:cell-address table:column="0" table:row="34" table:table="1"/>
          <office:change-info>
            <dc:creator>frederik </dc:creator>
            <dc:date>2014-09-22T10:08:05.841414411</dc:date>
          </office:change-info>
          <table:previous table:id="ct392">
            <table:change-track-table-cell office:value-type="float" office:value="29"/>
          </table:previous>
        </table:cell-content-change>
        <table:cell-content-change table:id="ct1237">
          <table:cell-address table:column="0" table:row="35" table:table="1"/>
          <office:change-info>
            <dc:creator>frederik </dc:creator>
            <dc:date>2014-09-22T10:08:05.841422693</dc:date>
          </office:change-info>
          <table:previous table:id="ct393">
            <table:change-track-table-cell office:value-type="float" office:value="30"/>
          </table:previous>
        </table:cell-content-change>
        <table:cell-content-change table:id="ct1238">
          <table:cell-address table:column="11" table:row="107" table:table="1"/>
          <office:change-info>
            <dc:creator>frederik </dc:creator>
            <dc:date>2014-09-22T12:33:00.308914332</dc:date>
          </office:change-info>
          <table:previous>
            <table:change-track-table-cell/>
          </table:previous>
        </table:cell-content-change>
        <table:cell-content-change table:id="ct1239">
          <table:cell-address table:column="12" table:row="107" table:table="1"/>
          <office:change-info>
            <dc:creator>frederik </dc:creator>
            <dc:date>2014-09-22T12:33:02.298427243</dc:date>
          </office:change-info>
          <table:previous>
            <table:change-track-table-cell/>
          </table:previous>
        </table:cell-content-change>
        <table:cell-content-change table:id="ct1240">
          <table:cell-address table:column="12" table:row="107" table:table="1"/>
          <office:change-info>
            <dc:creator>frederik </dc:creator>
            <dc:date>2014-09-22T12:33:10.864906657</dc:date>
          </office:change-info>
          <table:previous table:id="ct1239">
            <table:change-track-table-cell office:value-type="string">
              <text:p>*</text:p>
            </table:change-track-table-cell>
          </table:previous>
        </table:cell-content-change>
        <table:cell-content-change table:id="ct1241">
          <table:cell-address table:column="13" table:row="107" table:table="1"/>
          <office:change-info>
            <dc:creator>frederik </dc:creator>
            <dc:date>2014-09-22T12:33:13.108426772</dc:date>
          </office:change-info>
          <table:previous>
            <table:change-track-table-cell/>
          </table:previous>
        </table:cell-content-change>
        <table:cell-content-change table:id="ct1242">
          <table:cell-address table:column="14" table:row="107" table:table="1"/>
          <office:change-info>
            <dc:creator>frederik </dc:creator>
            <dc:date>2014-09-22T12:33:15.642939515</dc:date>
          </office:change-info>
          <table:previous>
            <table:change-track-table-cell/>
          </table:previous>
        </table:cell-content-change>
        <table:cell-content-change table:id="ct1243">
          <table:cell-address table:column="11" table:row="108" table:table="1"/>
          <office:change-info>
            <dc:creator>frederik </dc:creator>
            <dc:date>2014-09-22T12:33:21.176871144</dc:date>
          </office:change-info>
          <table:previous>
            <table:change-track-table-cell/>
          </table:previous>
        </table:cell-content-change>
        <table:cell-content-change table:id="ct1244">
          <table:cell-address table:column="11" table:row="109" table:table="1"/>
          <office:change-info>
            <dc:creator>frederik </dc:creator>
            <dc:date>2014-09-22T12:33:21.176922406</dc:date>
          </office:change-info>
          <table:previous>
            <table:change-track-table-cell/>
          </table:previous>
        </table:cell-content-change>
        <table:cell-content-change table:id="ct1245">
          <table:cell-address table:column="11" table:row="110" table:table="1"/>
          <office:change-info>
            <dc:creator>frederik </dc:creator>
            <dc:date>2014-09-22T12:33:21.176947254</dc:date>
          </office:change-info>
          <table:previous>
            <table:change-track-table-cell/>
          </table:previous>
        </table:cell-content-change>
        <table:cell-content-change table:id="ct1246">
          <table:cell-address table:column="11" table:row="111" table:table="1"/>
          <office:change-info>
            <dc:creator>frederik </dc:creator>
            <dc:date>2014-09-22T12:33:21.176970790</dc:date>
          </office:change-info>
          <table:previous>
            <table:change-track-table-cell/>
          </table:previous>
        </table:cell-content-change>
        <table:cell-content-change table:id="ct1247">
          <table:cell-address table:column="11" table:row="112" table:table="1"/>
          <office:change-info>
            <dc:creator>frederik </dc:creator>
            <dc:date>2014-09-22T12:33:21.177000553</dc:date>
          </office:change-info>
          <table:previous>
            <table:change-track-table-cell/>
          </table:previous>
        </table:cell-content-change>
        <table:cell-content-change table:id="ct1248">
          <table:cell-address table:column="11" table:row="113" table:table="1"/>
          <office:change-info>
            <dc:creator>frederik </dc:creator>
            <dc:date>2014-09-22T12:33:21.177027681</dc:date>
          </office:change-info>
          <table:previous>
            <table:change-track-table-cell/>
          </table:previous>
        </table:cell-content-change>
        <table:cell-content-change table:id="ct1249">
          <table:cell-address table:column="11" table:row="114" table:table="1"/>
          <office:change-info>
            <dc:creator>frederik </dc:creator>
            <dc:date>2014-09-22T12:33:21.177051810</dc:date>
          </office:change-info>
          <table:previous>
            <table:change-track-table-cell/>
          </table:previous>
        </table:cell-content-change>
        <table:cell-content-change table:id="ct1250">
          <table:cell-address table:column="11" table:row="115" table:table="1"/>
          <office:change-info>
            <dc:creator>frederik </dc:creator>
            <dc:date>2014-09-22T12:33:21.177075934</dc:date>
          </office:change-info>
          <table:previous>
            <table:change-track-table-cell/>
          </table:previous>
        </table:cell-content-change>
        <table:cell-content-change table:id="ct1251">
          <table:cell-address table:column="11" table:row="116" table:table="1"/>
          <office:change-info>
            <dc:creator>frederik </dc:creator>
            <dc:date>2014-09-22T12:33:21.177101015</dc:date>
          </office:change-info>
          <table:previous>
            <table:change-track-table-cell/>
          </table:previous>
        </table:cell-content-change>
        <table:cell-content-change table:id="ct1252">
          <table:cell-address table:column="11" table:row="111" table:table="1"/>
          <office:change-info>
            <dc:creator>frederik </dc:creator>
            <dc:date>2014-09-22T12:33:21.177117191</dc:date>
          </office:change-info>
          <table:previous>
            <table:change-track-table-cell/>
          </table:previous>
        </table:cell-content-change>
        <table:cell-content-change table:id="ct1253">
          <table:cell-address table:column="11" table:row="112" table:table="1"/>
          <office:change-info>
            <dc:creator>frederik </dc:creator>
            <dc:date>2014-09-22T12:33:21.177130112</dc:date>
          </office:change-info>
          <table:previous>
            <table:change-track-table-cell/>
          </table:previous>
        </table:cell-content-change>
        <table:cell-content-change table:id="ct1254">
          <table:cell-address table:column="11" table:row="113" table:table="1"/>
          <office:change-info>
            <dc:creator>frederik </dc:creator>
            <dc:date>2014-09-22T12:33:21.177142327</dc:date>
          </office:change-info>
          <table:previous>
            <table:change-track-table-cell/>
          </table:previous>
        </table:cell-content-change>
        <table:cell-content-change table:id="ct1255">
          <table:cell-address table:column="11" table:row="120" table:table="1"/>
          <office:change-info>
            <dc:creator>frederik </dc:creator>
            <dc:date>2014-09-22T12:33:21.177154790</dc:date>
          </office:change-info>
          <table:previous>
            <table:change-track-table-cell/>
          </table:previous>
        </table:cell-content-change>
        <table:cell-content-change table:id="ct1256">
          <table:cell-address table:column="11" table:row="121" table:table="1"/>
          <office:change-info>
            <dc:creator>frederik </dc:creator>
            <dc:date>2014-09-22T12:33:21.177170315</dc:date>
          </office:change-info>
          <table:previous>
            <table:change-track-table-cell/>
          </table:previous>
        </table:cell-content-change>
        <table:cell-content-change table:id="ct1257">
          <table:cell-address table:column="11" table:row="122" table:table="1"/>
          <office:change-info>
            <dc:creator>frederik </dc:creator>
            <dc:date>2014-09-22T12:33:21.177182046</dc:date>
          </office:change-info>
          <table:previous>
            <table:change-track-table-cell/>
          </table:previous>
        </table:cell-content-change>
        <table:cell-content-change table:id="ct1258">
          <table:cell-address table:column="11" table:row="123" table:table="1"/>
          <office:change-info>
            <dc:creator>frederik </dc:creator>
            <dc:date>2014-09-22T12:33:21.177193833</dc:date>
          </office:change-info>
          <table:previous>
            <table:change-track-table-cell/>
          </table:previous>
        </table:cell-content-change>
        <table:cell-content-change table:id="ct1259">
          <table:cell-address table:column="11" table:row="124" table:table="1"/>
          <office:change-info>
            <dc:creator>frederik </dc:creator>
            <dc:date>2014-09-22T12:33:21.177205787</dc:date>
          </office:change-info>
          <table:previous>
            <table:change-track-table-cell/>
          </table:previous>
        </table:cell-content-change>
        <table:cell-content-change table:id="ct1260">
          <table:cell-address table:column="11" table:row="125" table:table="1"/>
          <office:change-info>
            <dc:creator>frederik </dc:creator>
            <dc:date>2014-09-22T12:33:21.177217818</dc:date>
          </office:change-info>
          <table:previous>
            <table:change-track-table-cell/>
          </table:previous>
        </table:cell-content-change>
        <table:cell-content-change table:id="ct1261">
          <table:cell-address table:column="11" table:row="126" table:table="1"/>
          <office:change-info>
            <dc:creator>frederik </dc:creator>
            <dc:date>2014-09-22T12:33:21.177229243</dc:date>
          </office:change-info>
          <table:previous>
            <table:change-track-table-cell/>
          </table:previous>
        </table:cell-content-change>
        <table:cell-content-change table:id="ct1262">
          <table:cell-address table:column="11" table:row="127" table:table="1"/>
          <office:change-info>
            <dc:creator>frederik </dc:creator>
            <dc:date>2014-09-22T12:33:21.177240901</dc:date>
          </office:change-info>
          <table:previous>
            <table:change-track-table-cell/>
          </table:previous>
        </table:cell-content-change>
        <table:cell-content-change table:id="ct1263">
          <table:cell-address table:column="11" table:row="128" table:table="1"/>
          <office:change-info>
            <dc:creator>frederik </dc:creator>
            <dc:date>2014-09-22T12:33:21.1772526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11" table:row="129" table:table="1"/>
          <office:change-info>
            <dc:creator>frederik </dc:creator>
            <dc:date>2014-09-22T12:33:21.177264100</dc:date>
          </office:change-info>
          <table:previous>
            <table:change-track-table-cell/>
          </table:previous>
        </table:cell-content-change>
        <table:cell-content-change table:id="ct1265">
          <table:cell-address table:column="12" table:row="108" table:table="1"/>
          <office:change-info>
            <dc:creator>frederik </dc:creator>
            <dc:date>2014-09-22T12:33:21.177284678</dc:date>
          </office:change-info>
          <table:previous>
            <table:change-track-table-cell/>
          </table:previous>
        </table:cell-content-change>
        <table:cell-content-change table:id="ct1266">
          <table:cell-address table:column="12" table:row="109" table:table="1"/>
          <office:change-info>
            <dc:creator>frederik </dc:creator>
            <dc:date>2014-09-22T12:33:21.177305562</dc:date>
          </office:change-info>
          <table:previous>
            <table:change-track-table-cell/>
          </table:previous>
        </table:cell-content-change>
        <table:cell-content-change table:id="ct1267">
          <table:cell-address table:column="12" table:row="110" table:table="1"/>
          <office:change-info>
            <dc:creator>frederik </dc:creator>
            <dc:date>2014-09-22T12:33:21.177319632</dc:date>
          </office:change-info>
          <table:previous>
            <table:change-track-table-cell/>
          </table:previous>
        </table:cell-content-change>
        <table:cell-content-change table:id="ct1268">
          <table:cell-address table:column="12" table:row="111" table:table="1"/>
          <office:change-info>
            <dc:creator>frederik </dc:creator>
            <dc:date>2014-09-22T12:33:21.177345847</dc:date>
          </office:change-info>
          <table:previous>
            <table:change-track-table-cell/>
          </table:previous>
        </table:cell-content-change>
        <table:cell-content-change table:id="ct1269">
          <table:cell-address table:column="12" table:row="112" table:table="1"/>
          <office:change-info>
            <dc:creator>frederik </dc:creator>
            <dc:date>2014-09-22T12:33:21.177359031</dc:date>
          </office:change-info>
          <table:previous>
            <table:change-track-table-cell/>
          </table:previous>
        </table:cell-content-change>
        <table:cell-content-change table:id="ct1270">
          <table:cell-address table:column="12" table:row="113" table:table="1"/>
          <office:change-info>
            <dc:creator>frederik </dc:creator>
            <dc:date>2014-09-22T12:33:21.177370536</dc:date>
          </office:change-info>
          <table:previous>
            <table:change-track-table-cell/>
          </table:previous>
        </table:cell-content-change>
        <table:cell-content-change table:id="ct1271">
          <table:cell-address table:column="12" table:row="114" table:table="1"/>
          <office:change-info>
            <dc:creator>frederik </dc:creator>
            <dc:date>2014-09-22T12:33:21.177382152</dc:date>
          </office:change-info>
          <table:previous>
            <table:change-track-table-cell/>
          </table:previous>
        </table:cell-content-change>
        <table:cell-content-change table:id="ct1272">
          <table:cell-address table:column="12" table:row="115" table:table="1"/>
          <office:change-info>
            <dc:creator>frederik </dc:creator>
            <dc:date>2014-09-22T12:33:21.177393753</dc:date>
          </office:change-info>
          <table:previous>
            <table:change-track-table-cell/>
          </table:previous>
        </table:cell-content-change>
        <table:cell-content-change table:id="ct1273">
          <table:cell-address table:column="12" table:row="116" table:table="1"/>
          <office:change-info>
            <dc:creator>frederik </dc:creator>
            <dc:date>2014-09-22T12:33:21.1774052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12" table:row="111" table:table="1"/>
          <office:change-info>
            <dc:creator>frederik </dc:creator>
            <dc:date>2014-09-22T12:33:21.177416569</dc:date>
          </office:change-info>
          <table:previous>
            <table:change-track-table-cell/>
          </table:previous>
        </table:cell-content-change>
        <table:cell-content-change table:id="ct1275">
          <table:cell-address table:column="12" table:row="112" table:table="1"/>
          <office:change-info>
            <dc:creator>frederik </dc:creator>
            <dc:date>2014-09-22T12:33:21.177428030</dc:date>
          </office:change-info>
          <table:previous>
            <table:change-track-table-cell/>
          </table:previous>
        </table:cell-content-change>
        <table:cell-content-change table:id="ct1276">
          <table:cell-address table:column="12" table:row="113" table:table="1"/>
          <office:change-info>
            <dc:creator>frederik </dc:creator>
            <dc:date>2014-09-22T12:33:21.177439552</dc:date>
          </office:change-info>
          <table:previous>
            <table:change-track-table-cell/>
          </table:previous>
        </table:cell-content-change>
        <table:cell-content-change table:id="ct1277">
          <table:cell-address table:column="12" table:row="120" table:table="1"/>
          <office:change-info>
            <dc:creator>frederik </dc:creator>
            <dc:date>2014-09-22T12:33:21.177455769</dc:date>
          </office:change-info>
          <table:previous>
            <table:change-track-table-cell/>
          </table:previous>
        </table:cell-content-change>
        <table:cell-content-change table:id="ct1278">
          <table:cell-address table:column="12" table:row="121" table:table="1"/>
          <office:change-info>
            <dc:creator>frederik </dc:creator>
            <dc:date>2014-09-22T12:33:21.177468207</dc:date>
          </office:change-info>
          <table:previous>
            <table:change-track-table-cell/>
          </table:previous>
        </table:cell-content-change>
        <table:cell-content-change table:id="ct1279">
          <table:cell-address table:column="12" table:row="122" table:table="1"/>
          <office:change-info>
            <dc:creator>frederik </dc:creator>
            <dc:date>2014-09-22T12:33:21.177480500</dc:date>
          </office:change-info>
          <table:previous>
            <table:change-track-table-cell/>
          </table:previous>
        </table:cell-content-change>
        <table:cell-content-change table:id="ct1280">
          <table:cell-address table:column="12" table:row="123" table:table="1"/>
          <office:change-info>
            <dc:creator>frederik </dc:creator>
            <dc:date>2014-09-22T12:33:21.177492330</dc:date>
          </office:change-info>
          <table:previous>
            <table:change-track-table-cell/>
          </table:previous>
        </table:cell-content-change>
        <table:cell-content-change table:id="ct1281">
          <table:cell-address table:column="12" table:row="124" table:table="1"/>
          <office:change-info>
            <dc:creator>frederik </dc:creator>
            <dc:date>2014-09-22T12:33:21.177503961</dc:date>
          </office:change-info>
          <table:previous>
            <table:change-track-table-cell/>
          </table:previous>
        </table:cell-content-change>
        <table:cell-content-change table:id="ct1282">
          <table:cell-address table:column="12" table:row="125" table:table="1"/>
          <office:change-info>
            <dc:creator>frederik </dc:creator>
            <dc:date>2014-09-22T12:33:21.177515531</dc:date>
          </office:change-info>
          <table:previous>
            <table:change-track-table-cell/>
          </table:previous>
        </table:cell-content-change>
        <table:cell-content-change table:id="ct1283">
          <table:cell-address table:column="12" table:row="126" table:table="1"/>
          <office:change-info>
            <dc:creator>frederik </dc:creator>
            <dc:date>2014-09-22T12:33:21.177527326</dc:date>
          </office:change-info>
          <table:previous>
            <table:change-track-table-cell/>
          </table:previous>
        </table:cell-content-change>
        <table:cell-content-change table:id="ct1284">
          <table:cell-address table:column="12" table:row="127" table:table="1"/>
          <office:change-info>
            <dc:creator>frederik </dc:creator>
            <dc:date>2014-09-22T12:33:21.177544355</dc:date>
          </office:change-info>
          <table:previous>
            <table:change-track-table-cell/>
          </table:previous>
        </table:cell-content-change>
        <table:cell-content-change table:id="ct1285">
          <table:cell-address table:column="12" table:row="128" table:table="1"/>
          <office:change-info>
            <dc:creator>frederik </dc:creator>
            <dc:date>2014-09-22T12:33:21.177557493</dc:date>
          </office:change-info>
          <table:previous>
            <table:change-track-table-cell/>
          </table:previous>
        </table:cell-content-change>
        <table:cell-content-change table:id="ct1286">
          <table:cell-address table:column="12" table:row="129" table:table="1"/>
          <office:change-info>
            <dc:creator>frederik </dc:creator>
            <dc:date>2014-09-22T12:33:21.177570466</dc:date>
          </office:change-info>
          <table:previous>
            <table:change-track-table-cell/>
          </table:previous>
        </table:cell-content-change>
        <table:cell-content-change table:id="ct1287">
          <table:cell-address table:column="13" table:row="108" table:table="1"/>
          <office:change-info>
            <dc:creator>frederik </dc:creator>
            <dc:date>2014-09-22T12:33:21.177593082</dc:date>
          </office:change-info>
          <table:previous>
            <table:change-track-table-cell/>
          </table:previous>
        </table:cell-content-change>
        <table:cell-content-change table:id="ct1288">
          <table:cell-address table:column="13" table:row="109" table:table="1"/>
          <office:change-info>
            <dc:creator>frederik </dc:creator>
            <dc:date>2014-09-22T12:33:21.177606147</dc:date>
          </office:change-info>
          <table:previous>
            <table:change-track-table-cell/>
          </table:previous>
        </table:cell-content-change>
        <table:cell-content-change table:id="ct1289">
          <table:cell-address table:column="13" table:row="110" table:table="1"/>
          <office:change-info>
            <dc:creator>frederik </dc:creator>
            <dc:date>2014-09-22T12:33:21.177620109</dc:date>
          </office:change-info>
          <table:previous>
            <table:change-track-table-cell/>
          </table:previous>
        </table:cell-content-change>
        <table:cell-content-change table:id="ct1290">
          <table:cell-address table:column="13" table:row="111" table:table="1"/>
          <office:change-info>
            <dc:creator>frederik </dc:creator>
            <dc:date>2014-09-22T12:33:21.177633466</dc:date>
          </office:change-info>
          <table:previous>
            <table:change-track-table-cell/>
          </table:previous>
        </table:cell-content-change>
        <table:cell-content-change table:id="ct1291">
          <table:cell-address table:column="13" table:row="112" table:table="1"/>
          <office:change-info>
            <dc:creator>frederik </dc:creator>
            <dc:date>2014-09-22T12:33:21.177646255</dc:date>
          </office:change-info>
          <table:previous>
            <table:change-track-table-cell/>
          </table:previous>
        </table:cell-content-change>
        <table:cell-content-change table:id="ct1292">
          <table:cell-address table:column="13" table:row="113" table:table="1"/>
          <office:change-info>
            <dc:creator>frederik </dc:creator>
            <dc:date>2014-09-22T12:33:21.177659460</dc:date>
          </office:change-info>
          <table:previous>
            <table:change-track-table-cell/>
          </table:previous>
        </table:cell-content-change>
        <table:cell-content-change table:id="ct1293">
          <table:cell-address table:column="13" table:row="114" table:table="1"/>
          <office:change-info>
            <dc:creator>frederik </dc:creator>
            <dc:date>2014-09-22T12:33:21.177672776</dc:date>
          </office:change-info>
          <table:previous>
            <table:change-track-table-cell/>
          </table:previous>
        </table:cell-content-change>
        <table:cell-content-change table:id="ct1294">
          <table:cell-address table:column="13" table:row="115" table:table="1"/>
          <office:change-info>
            <dc:creator>frederik </dc:creator>
            <dc:date>2014-09-22T12:33:21.177686206</dc:date>
          </office:change-info>
          <table:previous>
            <table:change-track-table-cell/>
          </table:previous>
        </table:cell-content-change>
        <table:cell-content-change table:id="ct1295">
          <table:cell-address table:column="13" table:row="116" table:table="1"/>
          <office:change-info>
            <dc:creator>frederik </dc:creator>
            <dc:date>2014-09-22T12:33:21.177702483</dc:date>
          </office:change-info>
          <table:previous>
            <table:change-track-table-cell/>
          </table:previous>
        </table:cell-content-change>
        <table:cell-content-change table:id="ct1296">
          <table:cell-address table:column="13" table:row="111" table:table="1"/>
          <office:change-info>
            <dc:creator>frederik </dc:creator>
            <dc:date>2014-09-22T12:33:21.177716987</dc:date>
          </office:change-info>
          <table:previous>
            <table:change-track-table-cell/>
          </table:previous>
        </table:cell-content-change>
        <table:cell-content-change table:id="ct1297">
          <table:cell-address table:column="13" table:row="112" table:table="1"/>
          <office:change-info>
            <dc:creator>frederik </dc:creator>
            <dc:date>2014-09-22T12:33:21.177730005</dc:date>
          </office:change-info>
          <table:previous>
            <table:change-track-table-cell/>
          </table:previous>
        </table:cell-content-change>
        <table:cell-content-change table:id="ct1298">
          <table:cell-address table:column="13" table:row="113" table:table="1"/>
          <office:change-info>
            <dc:creator>frederik </dc:creator>
            <dc:date>2014-09-22T12:33:21.177743014</dc:date>
          </office:change-info>
          <table:previous>
            <table:change-track-table-cell/>
          </table:previous>
        </table:cell-content-change>
        <table:cell-content-change table:id="ct1299">
          <table:cell-address table:column="13" table:row="120" table:table="1"/>
          <office:change-info>
            <dc:creator>frederik </dc:creator>
            <dc:date>2014-09-22T12:33:21.177755877</dc:date>
          </office:change-info>
          <table:previous>
            <table:change-track-table-cell/>
          </table:previous>
        </table:cell-content-change>
        <table:cell-content-change table:id="ct1300">
          <table:cell-address table:column="13" table:row="121" table:table="1"/>
          <office:change-info>
            <dc:creator>frederik </dc:creator>
            <dc:date>2014-09-22T12:33:21.177768753</dc:date>
          </office:change-info>
          <table:previous>
            <table:change-track-table-cell/>
          </table:previous>
        </table:cell-content-change>
        <table:cell-content-change table:id="ct1301">
          <table:cell-address table:column="13" table:row="122" table:table="1"/>
          <office:change-info>
            <dc:creator>frederik </dc:creator>
            <dc:date>2014-09-22T12:33:21.177782413</dc:date>
          </office:change-info>
          <table:previous>
            <table:change-track-table-cell/>
          </table:previous>
        </table:cell-content-change>
        <table:cell-content-change table:id="ct1302">
          <table:cell-address table:column="13" table:row="123" table:table="1"/>
          <office:change-info>
            <dc:creator>frederik </dc:creator>
            <dc:date>2014-09-22T12:33:21.177795590</dc:date>
          </office:change-info>
          <table:previous>
            <table:change-track-table-cell/>
          </table:previous>
        </table:cell-content-change>
        <table:cell-content-change table:id="ct1303">
          <table:cell-address table:column="13" table:row="124" table:table="1"/>
          <office:change-info>
            <dc:creator>frederik </dc:creator>
            <dc:date>2014-09-22T12:33:21.177808595</dc:date>
          </office:change-info>
          <table:previous>
            <table:change-track-table-cell/>
          </table:previous>
        </table:cell-content-change>
        <table:cell-content-change table:id="ct1304">
          <table:cell-address table:column="13" table:row="125" table:table="1"/>
          <office:change-info>
            <dc:creator>frederik </dc:creator>
            <dc:date>2014-09-22T12:33:21.177821659</dc:date>
          </office:change-info>
          <table:previous>
            <table:change-track-table-cell/>
          </table:previous>
        </table:cell-content-change>
        <table:cell-content-change table:id="ct1305">
          <table:cell-address table:column="13" table:row="126" table:table="1"/>
          <office:change-info>
            <dc:creator>frederik </dc:creator>
            <dc:date>2014-09-22T12:33:21.177834809</dc:date>
          </office:change-info>
          <table:previous>
            <table:change-track-table-cell/>
          </table:previous>
        </table:cell-content-change>
        <table:cell-content-change table:id="ct1306">
          <table:cell-address table:column="13" table:row="127" table:table="1"/>
          <office:change-info>
            <dc:creator>frederik </dc:creator>
            <dc:date>2014-09-22T12:33:21.177848057</dc:date>
          </office:change-info>
          <table:previous>
            <table:change-track-table-cell/>
          </table:previous>
        </table:cell-content-change>
        <table:cell-content-change table:id="ct1307">
          <table:cell-address table:column="13" table:row="128" table:table="1"/>
          <office:change-info>
            <dc:creator>frederik </dc:creator>
            <dc:date>2014-09-22T12:33:21.177860977</dc:date>
          </office:change-info>
          <table:previous>
            <table:change-track-table-cell/>
          </table:previous>
        </table:cell-content-change>
        <table:cell-content-change table:id="ct1308">
          <table:cell-address table:column="13" table:row="129" table:table="1"/>
          <office:change-info>
            <dc:creator>frederik </dc:creator>
            <dc:date>2014-09-22T12:33:21.177873953</dc:date>
          </office:change-info>
          <table:previous>
            <table:change-track-table-cell/>
          </table:previous>
        </table:cell-content-change>
        <table:cell-content-change table:id="ct1309">
          <table:cell-address table:column="14" table:row="108" table:table="1"/>
          <office:change-info>
            <dc:creator>frederik </dc:creator>
            <dc:date>2014-09-22T12:33:21.177896135</dc:date>
          </office:change-info>
          <table:previous>
            <table:change-track-table-cell/>
          </table:previous>
        </table:cell-content-change>
        <table:cell-content-change table:id="ct1310">
          <table:cell-address table:column="14" table:row="109" table:table="1"/>
          <office:change-info>
            <dc:creator>frederik </dc:creator>
            <dc:date>2014-09-22T12:33:21.177909920</dc:date>
          </office:change-info>
          <table:previous>
            <table:change-track-table-cell/>
          </table:previous>
        </table:cell-content-change>
        <table:cell-content-change table:id="ct1311">
          <table:cell-address table:column="14" table:row="110" table:table="1"/>
          <office:change-info>
            <dc:creator>frederik </dc:creator>
            <dc:date>2014-09-22T12:33:21.177924466</dc:date>
          </office:change-info>
          <table:previous>
            <table:change-track-table-cell/>
          </table:previous>
        </table:cell-content-change>
        <table:cell-content-change table:id="ct1312">
          <table:cell-address table:column="14" table:row="111" table:table="1"/>
          <office:change-info>
            <dc:creator>frederik </dc:creator>
            <dc:date>2014-09-22T12:33:21.177938299</dc:date>
          </office:change-info>
          <table:previous>
            <table:change-track-table-cell/>
          </table:previous>
        </table:cell-content-change>
        <table:cell-content-change table:id="ct1313">
          <table:cell-address table:column="14" table:row="112" table:table="1"/>
          <office:change-info>
            <dc:creator>frederik </dc:creator>
            <dc:date>2014-09-22T12:33:21.177952117</dc:date>
          </office:change-info>
          <table:previous>
            <table:change-track-table-cell/>
          </table:previous>
        </table:cell-content-change>
        <table:cell-content-change table:id="ct1314">
          <table:cell-address table:column="14" table:row="113" table:table="1"/>
          <office:change-info>
            <dc:creator>frederik </dc:creator>
            <dc:date>2014-09-22T12:33:21.177965299</dc:date>
          </office:change-info>
          <table:previous>
            <table:change-track-table-cell/>
          </table:previous>
        </table:cell-content-change>
        <table:cell-content-change table:id="ct1315">
          <table:cell-address table:column="14" table:row="114" table:table="1"/>
          <office:change-info>
            <dc:creator>frederik </dc:creator>
            <dc:date>2014-09-22T12:33:21.177979979</dc:date>
          </office:change-info>
          <table:previous>
            <table:change-track-table-cell/>
          </table:previous>
        </table:cell-content-change>
        <table:cell-content-change table:id="ct1316">
          <table:cell-address table:column="14" table:row="115" table:table="1"/>
          <office:change-info>
            <dc:creator>frederik </dc:creator>
            <dc:date>2014-09-22T12:33:21.177993952</dc:date>
          </office:change-info>
          <table:previous>
            <table:change-track-table-cell/>
          </table:previous>
        </table:cell-content-change>
        <table:cell-content-change table:id="ct1317">
          <table:cell-address table:column="14" table:row="116" table:table="1"/>
          <office:change-info>
            <dc:creator>frederik </dc:creator>
            <dc:date>2014-09-22T12:33:21.178008002</dc:date>
          </office:change-info>
          <table:previous>
            <table:change-track-table-cell/>
          </table:previous>
        </table:cell-content-change>
        <table:cell-content-change table:id="ct1318">
          <table:cell-address table:column="14" table:row="111" table:table="1"/>
          <office:change-info>
            <dc:creator>frederik </dc:creator>
            <dc:date>2014-09-22T12:33:21.178021034</dc:date>
          </office:change-info>
          <table:previous>
            <table:change-track-table-cell/>
          </table:previous>
        </table:cell-content-change>
        <table:cell-content-change table:id="ct1319">
          <table:cell-address table:column="14" table:row="112" table:table="1"/>
          <office:change-info>
            <dc:creator>frederik </dc:creator>
            <dc:date>2014-09-22T12:33:21.178034417</dc:date>
          </office:change-info>
          <table:previous>
            <table:change-track-table-cell/>
          </table:previous>
        </table:cell-content-change>
        <table:cell-content-change table:id="ct1320">
          <table:cell-address table:column="14" table:row="113" table:table="1"/>
          <office:change-info>
            <dc:creator>frederik </dc:creator>
            <dc:date>2014-09-22T12:33:21.178047356</dc:date>
          </office:change-info>
          <table:previous>
            <table:change-track-table-cell/>
          </table:previous>
        </table:cell-content-change>
        <table:cell-content-change table:id="ct1321">
          <table:cell-address table:column="14" table:row="120" table:table="1"/>
          <office:change-info>
            <dc:creator>frederik </dc:creator>
            <dc:date>2014-09-22T12:33:21.178060519</dc:date>
          </office:change-info>
          <table:previous>
            <table:change-track-table-cell/>
          </table:previous>
        </table:cell-content-change>
        <table:cell-content-change table:id="ct1322">
          <table:cell-address table:column="14" table:row="121" table:table="1"/>
          <office:change-info>
            <dc:creator>frederik </dc:creator>
            <dc:date>2014-09-22T12:33:21.178073744</dc:date>
          </office:change-info>
          <table:previous>
            <table:change-track-table-cell/>
          </table:previous>
        </table:cell-content-change>
        <table:cell-content-change table:id="ct1323">
          <table:cell-address table:column="14" table:row="122" table:table="1"/>
          <office:change-info>
            <dc:creator>frederik </dc:creator>
            <dc:date>2014-09-22T12:33:21.178087050</dc:date>
          </office:change-info>
          <table:previous>
            <table:change-track-table-cell/>
          </table:previous>
        </table:cell-content-change>
        <table:cell-content-change table:id="ct1324">
          <table:cell-address table:column="14" table:row="123" table:table="1"/>
          <office:change-info>
            <dc:creator>frederik </dc:creator>
            <dc:date>2014-09-22T12:33:21.178107100</dc:date>
          </office:change-info>
          <table:previous>
            <table:change-track-table-cell/>
          </table:previous>
        </table:cell-content-change>
        <table:cell-content-change table:id="ct1325">
          <table:cell-address table:column="14" table:row="124" table:table="1"/>
          <office:change-info>
            <dc:creator>frederik </dc:creator>
            <dc:date>2014-09-22T12:33:21.178120765</dc:date>
          </office:change-info>
          <table:previous>
            <table:change-track-table-cell/>
          </table:previous>
        </table:cell-content-change>
        <table:cell-content-change table:id="ct1326">
          <table:cell-address table:column="14" table:row="125" table:table="1"/>
          <office:change-info>
            <dc:creator>frederik </dc:creator>
            <dc:date>2014-09-22T12:33:21.178133288</dc:date>
          </office:change-info>
          <table:previous>
            <table:change-track-table-cell/>
          </table:previous>
        </table:cell-content-change>
        <table:cell-content-change table:id="ct1327">
          <table:cell-address table:column="14" table:row="126" table:table="1"/>
          <office:change-info>
            <dc:creator>frederik </dc:creator>
            <dc:date>2014-09-22T12:33:21.178145589</dc:date>
          </office:change-info>
          <table:previous>
            <table:change-track-table-cell/>
          </table:previous>
        </table:cell-content-change>
        <table:cell-content-change table:id="ct1328">
          <table:cell-address table:column="14" table:row="127" table:table="1"/>
          <office:change-info>
            <dc:creator>frederik </dc:creator>
            <dc:date>2014-09-22T12:33:21.178157769</dc:date>
          </office:change-info>
          <table:previous>
            <table:change-track-table-cell/>
          </table:previous>
        </table:cell-content-change>
        <table:cell-content-change table:id="ct1329">
          <table:cell-address table:column="14" table:row="128" table:table="1"/>
          <office:change-info>
            <dc:creator>frederik </dc:creator>
            <dc:date>2014-09-22T12:33:21.178170055</dc:date>
          </office:change-info>
          <table:previous>
            <table:change-track-table-cell/>
          </table:previous>
        </table:cell-content-change>
        <table:cell-content-change table:id="ct1330">
          <table:cell-address table:column="14" table:row="129" table:table="1"/>
          <office:change-info>
            <dc:creator>frederik </dc:creator>
            <dc:date>2014-09-22T12:33:21.178182238</dc:date>
          </office:change-info>
          <table:previous>
            <table:change-track-table-cell/>
          </table:previous>
        </table:cell-content-change>
        <table:cell-content-change table:id="ct1331">
          <table:cell-address table:column="11" table:row="120" table:table="1"/>
          <office:change-info>
            <dc:creator>frederik </dc:creator>
            <dc:date>2014-09-22T12:33:25.072314670</dc:date>
          </office:change-info>
          <table:previous table:id="ct1255">
            <table:change-track-table-cell table:cell-address="Tabelle2.L121" table:formula="of:=[.B119]" office:value-type="float" office:value="0"/>
          </table:previous>
        </table:cell-content-change>
        <table:cell-content-change table:id="ct1332">
          <table:cell-address table:column="11" table:row="121" table:table="1"/>
          <office:change-info>
            <dc:creator>frederik </dc:creator>
            <dc:date>2014-09-22T12:33:25.072352146</dc:date>
          </office:change-info>
          <table:previous table:id="ct1256">
            <table:change-track-table-cell table:cell-address="Tabelle2.L122" table:formula="of:=[.B120]" office:value-type="float" office:value="0"/>
          </table:previous>
        </table:cell-content-change>
        <table:cell-content-change table:id="ct1333">
          <table:cell-address table:column="11" table:row="122" table:table="1"/>
          <office:change-info>
            <dc:creator>frederik </dc:creator>
            <dc:date>2014-09-22T12:33:25.072373663</dc:date>
          </office:change-info>
          <table:previous table:id="ct1257">
            <table:change-track-table-cell table:cell-address="Tabelle2.L123" table:formula="of:=[.B121]" office:value-type="float" office:value="0"/>
          </table:previous>
        </table:cell-content-change>
        <table:cell-content-change table:id="ct1334">
          <table:cell-address table:column="11" table:row="123" table:table="1"/>
          <office:change-info>
            <dc:creator>frederik </dc:creator>
            <dc:date>2014-09-22T12:33:25.072394483</dc:date>
          </office:change-info>
          <table:previous table:id="ct1258">
            <table:change-track-table-cell table:cell-address="Tabelle2.L124" table:formula="of:=[.B122]" office:value-type="float" office:value="0"/>
          </table:previous>
        </table:cell-content-change>
        <table:cell-content-change table:id="ct1335">
          <table:cell-address table:column="11" table:row="124" table:table="1"/>
          <office:change-info>
            <dc:creator>frederik </dc:creator>
            <dc:date>2014-09-22T12:33:25.072415260</dc:date>
          </office:change-info>
          <table:previous table:id="ct1259">
            <table:change-track-table-cell table:cell-address="Tabelle2.L125" table:formula="of:=[.B123]" office:value-type="float" office:value="0"/>
          </table:previous>
        </table:cell-content-change>
        <table:cell-content-change table:id="ct1336">
          <table:cell-address table:column="11" table:row="125" table:table="1"/>
          <office:change-info>
            <dc:creator>frederik </dc:creator>
            <dc:date>2014-09-22T12:33:25.072436239</dc:date>
          </office:change-info>
          <table:previous table:id="ct1260">
            <table:change-track-table-cell table:cell-address="Tabelle2.L126" table:formula="of:=[.B124]" office:value-type="float" office:value="0"/>
          </table:previous>
        </table:cell-content-change>
        <table:cell-content-change table:id="ct1337">
          <table:cell-address table:column="11" table:row="126" table:table="1"/>
          <office:change-info>
            <dc:creator>frederik </dc:creator>
            <dc:date>2014-09-22T12:33:25.072456881</dc:date>
          </office:change-info>
          <table:previous table:id="ct1261">
            <table:change-track-table-cell table:cell-address="Tabelle2.L127" table:formula="of:=[.B125]" office:value-type="float" office:value="0"/>
          </table:previous>
        </table:cell-content-change>
        <table:cell-content-change table:id="ct1338">
          <table:cell-address table:column="11" table:row="127" table:table="1"/>
          <office:change-info>
            <dc:creator>frederik </dc:creator>
            <dc:date>2014-09-22T12:33:25.072477409</dc:date>
          </office:change-info>
          <table:previous table:id="ct1262">
            <table:change-track-table-cell table:cell-address="Tabelle2.L128" table:formula="of:=[.B126]" office:value-type="float" office:value="0"/>
          </table:previous>
        </table:cell-content-change>
        <table:cell-content-change table:id="ct1339">
          <table:cell-address table:column="11" table:row="128" table:table="1"/>
          <office:change-info>
            <dc:creator>frederik </dc:creator>
            <dc:date>2014-09-22T12:33:25.072497967</dc:date>
          </office:change-info>
          <table:previous table:id="ct1263">
            <table:change-track-table-cell table:cell-address="Tabelle2.L129" table:formula="of:=[.B127]" office:value-type="float" office:value="0"/>
          </table:previous>
        </table:cell-content-change>
        <table:cell-content-change table:id="ct1340">
          <table:cell-address table:column="11" table:row="129" table:table="1"/>
          <office:change-info>
            <dc:creator>frederik </dc:creator>
            <dc:date>2014-09-22T12:33:25.072518697</dc:date>
          </office:change-info>
          <table:previous table:id="ct1264">
            <table:change-track-table-cell table:cell-address="Tabelle2.L130" table:formula="of:=[.B128]" office:value-type="float" office:value="0"/>
          </table:previous>
        </table:cell-content-change>
        <table:cell-content-change table:id="ct1341">
          <table:cell-address table:column="12" table:row="120" table:table="1"/>
          <office:change-info>
            <dc:creator>frederik </dc:creator>
            <dc:date>2014-09-22T12:33:25.072539270</dc:date>
          </office:change-info>
          <table:previous table:id="ct1277">
            <table:change-track-table-cell table:cell-address="Tabelle2.M121" table:formula="of:=[.D119]" office:value-type="float" office:value="0"/>
          </table:previous>
        </table:cell-content-change>
        <table:cell-content-change table:id="ct1342">
          <table:cell-address table:column="12" table:row="121" table:table="1"/>
          <office:change-info>
            <dc:creator>frederik </dc:creator>
            <dc:date>2014-09-22T12:33:25.072559569</dc:date>
          </office:change-info>
          <table:previous table:id="ct1278">
            <table:change-track-table-cell table:cell-address="Tabelle2.M122" table:formula="of:=[.D120]" office:value-type="float" office:value="0"/>
          </table:previous>
        </table:cell-content-change>
        <table:cell-content-change table:id="ct1343">
          <table:cell-address table:column="12" table:row="122" table:table="1"/>
          <office:change-info>
            <dc:creator>frederik </dc:creator>
            <dc:date>2014-09-22T12:33:25.072579812</dc:date>
          </office:change-info>
          <table:previous table:id="ct1279">
            <table:change-track-table-cell table:cell-address="Tabelle2.M123" table:formula="of:=[.D121]" office:value-type="float" office:value="0"/>
          </table:previous>
        </table:cell-content-change>
        <table:cell-content-change table:id="ct1344">
          <table:cell-address table:column="12" table:row="123" table:table="1"/>
          <office:change-info>
            <dc:creator>frederik </dc:creator>
            <dc:date>2014-09-22T12:33:25.072599985</dc:date>
          </office:change-info>
          <table:previous table:id="ct1280">
            <table:change-track-table-cell table:cell-address="Tabelle2.M124" table:formula="of:=[.D122]" office:value-type="float" office:value="0"/>
          </table:previous>
        </table:cell-content-change>
        <table:cell-content-change table:id="ct1345">
          <table:cell-address table:column="12" table:row="124" table:table="1"/>
          <office:change-info>
            <dc:creator>frederik </dc:creator>
            <dc:date>2014-09-22T12:33:25.072620258</dc:date>
          </office:change-info>
          <table:previous table:id="ct1281">
            <table:change-track-table-cell table:cell-address="Tabelle2.M125" table:formula="of:=[.D123]" office:value-type="float" office:value="0"/>
          </table:previous>
        </table:cell-content-change>
        <table:cell-content-change table:id="ct1346">
          <table:cell-address table:column="12" table:row="125" table:table="1"/>
          <office:change-info>
            <dc:creator>frederik </dc:creator>
            <dc:date>2014-09-22T12:33:25.072640380</dc:date>
          </office:change-info>
          <table:previous table:id="ct1282">
            <table:change-track-table-cell table:cell-address="Tabelle2.M126" table:formula="of:=[.D124]" office:value-type="float" office:value="0"/>
          </table:previous>
        </table:cell-content-change>
        <table:cell-content-change table:id="ct1347">
          <table:cell-address table:column="12" table:row="126" table:table="1"/>
          <office:change-info>
            <dc:creator>frederik </dc:creator>
            <dc:date>2014-09-22T12:33:25.072660532</dc:date>
          </office:change-info>
          <table:previous table:id="ct1283">
            <table:change-track-table-cell table:cell-address="Tabelle2.M127" table:formula="of:=[.D125]" office:value-type="float" office:value="0"/>
          </table:previous>
        </table:cell-content-change>
        <table:cell-content-change table:id="ct1348">
          <table:cell-address table:column="12" table:row="127" table:table="1"/>
          <office:change-info>
            <dc:creator>frederik </dc:creator>
            <dc:date>2014-09-22T12:33:25.072680179</dc:date>
          </office:change-info>
          <table:previous table:id="ct1284">
            <table:change-track-table-cell table:cell-address="Tabelle2.M128" table:formula="of:=[.D126]" office:value-type="float" office:value="0"/>
          </table:previous>
        </table:cell-content-change>
        <table:cell-content-change table:id="ct1349">
          <table:cell-address table:column="12" table:row="128" table:table="1"/>
          <office:change-info>
            <dc:creator>frederik </dc:creator>
            <dc:date>2014-09-22T12:33:25.072699902</dc:date>
          </office:change-info>
          <table:previous table:id="ct1285">
            <table:change-track-table-cell table:cell-address="Tabelle2.M129" table:formula="of:=[.D127]" office:value-type="float" office:value="0"/>
          </table:previous>
        </table:cell-content-change>
        <table:cell-content-change table:id="ct1350">
          <table:cell-address table:column="12" table:row="129" table:table="1"/>
          <office:change-info>
            <dc:creator>frederik </dc:creator>
            <dc:date>2014-09-22T12:33:25.072719922</dc:date>
          </office:change-info>
          <table:previous table:id="ct1286">
            <table:change-track-table-cell table:cell-address="Tabelle2.M130" table:formula="of:=[.D128]" office:value-type="float" office:value="0"/>
          </table:previous>
        </table:cell-content-change>
        <table:cell-content-change table:id="ct1351">
          <table:cell-address table:column="13" table:row="120" table:table="1"/>
          <office:change-info>
            <dc:creator>frederik </dc:creator>
            <dc:date>2014-09-22T12:33:25.072740014</dc:date>
          </office:change-info>
          <table:previous table:id="ct1299">
            <table:change-track-table-cell table:cell-address="Tabelle2.N121" table:formula="of:=[.C119]" office:value-type="float" office:value="0"/>
          </table:previous>
        </table:cell-content-change>
        <table:cell-content-change table:id="ct1352">
          <table:cell-address table:column="13" table:row="121" table:table="1"/>
          <office:change-info>
            <dc:creator>frederik </dc:creator>
            <dc:date>2014-09-22T12:33:25.072759715</dc:date>
          </office:change-info>
          <table:previous table:id="ct1300">
            <table:change-track-table-cell table:cell-address="Tabelle2.N122" table:formula="of:=[.C120]" office:value-type="float" office:value="0"/>
          </table:previous>
        </table:cell-content-change>
        <table:cell-content-change table:id="ct1353">
          <table:cell-address table:column="13" table:row="122" table:table="1"/>
          <office:change-info>
            <dc:creator>frederik </dc:creator>
            <dc:date>2014-09-22T12:33:25.072791482</dc:date>
          </office:change-info>
          <table:previous table:id="ct1301">
            <table:change-track-table-cell table:cell-address="Tabelle2.N123" table:formula="of:=[.C121]" office:value-type="float" office:value="0"/>
          </table:previous>
        </table:cell-content-change>
        <table:cell-content-change table:id="ct1354">
          <table:cell-address table:column="13" table:row="123" table:table="1"/>
          <office:change-info>
            <dc:creator>frederik </dc:creator>
            <dc:date>2014-09-22T12:33:25.072813601</dc:date>
          </office:change-info>
          <table:previous table:id="ct1302">
            <table:change-track-table-cell table:cell-address="Tabelle2.N124" table:formula="of:=[.C122]" office:value-type="float" office:value="0"/>
          </table:previous>
        </table:cell-content-change>
        <table:cell-content-change table:id="ct1355">
          <table:cell-address table:column="13" table:row="124" table:table="1"/>
          <office:change-info>
            <dc:creator>frederik </dc:creator>
            <dc:date>2014-09-22T12:33:25.072833948</dc:date>
          </office:change-info>
          <table:previous table:id="ct1303">
            <table:change-track-table-cell table:cell-address="Tabelle2.N125" table:formula="of:=[.C123]" office:value-type="float" office:value="0"/>
          </table:previous>
        </table:cell-content-change>
        <table:cell-content-change table:id="ct1356">
          <table:cell-address table:column="13" table:row="125" table:table="1"/>
          <office:change-info>
            <dc:creator>frederik </dc:creator>
            <dc:date>2014-09-22T12:33:25.072854001</dc:date>
          </office:change-info>
          <table:previous table:id="ct1304">
            <table:change-track-table-cell table:cell-address="Tabelle2.N126" table:formula="of:=[.C124]" office:value-type="float" office:value="0"/>
          </table:previous>
        </table:cell-content-change>
        <table:cell-content-change table:id="ct1357">
          <table:cell-address table:column="13" table:row="126" table:table="1"/>
          <office:change-info>
            <dc:creator>frederik </dc:creator>
            <dc:date>2014-09-22T12:33:25.072873886</dc:date>
          </office:change-info>
          <table:previous table:id="ct1305">
            <table:change-track-table-cell table:cell-address="Tabelle2.N127" table:formula="of:=[.C125]" office:value-type="float" office:value="0"/>
          </table:previous>
        </table:cell-content-change>
        <table:cell-content-change table:id="ct1358">
          <table:cell-address table:column="13" table:row="127" table:table="1"/>
          <office:change-info>
            <dc:creator>frederik </dc:creator>
            <dc:date>2014-09-22T12:33:25.072894315</dc:date>
          </office:change-info>
          <table:previous table:id="ct1306">
            <table:change-track-table-cell table:cell-address="Tabelle2.N128" table:formula="of:=[.C126]" office:value-type="float" office:value="0"/>
          </table:previous>
        </table:cell-content-change>
        <table:cell-content-change table:id="ct1359">
          <table:cell-address table:column="13" table:row="128" table:table="1"/>
          <office:change-info>
            <dc:creator>frederik </dc:creator>
            <dc:date>2014-09-22T12:33:25.072914341</dc:date>
          </office:change-info>
          <table:previous table:id="ct1307">
            <table:change-track-table-cell table:cell-address="Tabelle2.N129" table:formula="of:=[.C127]" office:value-type="float" office:value="0"/>
          </table:previous>
        </table:cell-content-change>
        <table:cell-content-change table:id="ct1360">
          <table:cell-address table:column="13" table:row="129" table:table="1"/>
          <office:change-info>
            <dc:creator>frederik </dc:creator>
            <dc:date>2014-09-22T12:33:25.072934262</dc:date>
          </office:change-info>
          <table:previous table:id="ct1308">
            <table:change-track-table-cell table:cell-address="Tabelle2.N130" table:formula="of:=[.C128]" office:value-type="float" office:value="0"/>
          </table:previous>
        </table:cell-content-change>
        <table:cell-content-change table:id="ct1361">
          <table:cell-address table:column="14" table:row="120" table:table="1"/>
          <office:change-info>
            <dc:creator>frederik </dc:creator>
            <dc:date>2014-09-22T12:33:25.072954453</dc:date>
          </office:change-info>
          <table:previous table:id="ct1321">
            <table:change-track-table-cell table:cell-address="Tabelle2.O121" table:formula="of:=[.E119]" office:value-type="float" office:value="0"/>
          </table:previous>
        </table:cell-content-change>
        <table:cell-content-change table:id="ct1362">
          <table:cell-address table:column="14" table:row="121" table:table="1"/>
          <office:change-info>
            <dc:creator>frederik </dc:creator>
            <dc:date>2014-09-22T12:33:25.072974512</dc:date>
          </office:change-info>
          <table:previous table:id="ct1322">
            <table:change-track-table-cell table:cell-address="Tabelle2.O122" table:formula="of:=[.E120]" office:value-type="float" office:value="0"/>
          </table:previous>
        </table:cell-content-change>
        <table:cell-content-change table:id="ct1363">
          <table:cell-address table:column="14" table:row="122" table:table="1"/>
          <office:change-info>
            <dc:creator>frederik </dc:creator>
            <dc:date>2014-09-22T12:33:25.072994583</dc:date>
          </office:change-info>
          <table:previous table:id="ct1323">
            <table:change-track-table-cell table:cell-address="Tabelle2.O123" table:formula="of:=[.E121]" office:value-type="float" office:value="0"/>
          </table:previous>
        </table:cell-content-change>
        <table:cell-content-change table:id="ct1364">
          <table:cell-address table:column="14" table:row="123" table:table="1"/>
          <office:change-info>
            <dc:creator>frederik </dc:creator>
            <dc:date>2014-09-22T12:33:25.073014333</dc:date>
          </office:change-info>
          <table:previous table:id="ct1324">
            <table:change-track-table-cell table:cell-address="Tabelle2.O124" table:formula="of:=[.E122]" office:value-type="float" office:value="0"/>
          </table:previous>
        </table:cell-content-change>
        <table:cell-content-change table:id="ct1365">
          <table:cell-address table:column="14" table:row="124" table:table="1"/>
          <office:change-info>
            <dc:creator>frederik </dc:creator>
            <dc:date>2014-09-22T12:33:25.073034368</dc:date>
          </office:change-info>
          <table:previous table:id="ct1325">
            <table:change-track-table-cell table:cell-address="Tabelle2.O125" table:formula="of:=[.E123]" office:value-type="float" office:value="0"/>
          </table:previous>
        </table:cell-content-change>
        <table:cell-content-change table:id="ct1366">
          <table:cell-address table:column="14" table:row="125" table:table="1"/>
          <office:change-info>
            <dc:creator>frederik </dc:creator>
            <dc:date>2014-09-22T12:33:25.073053943</dc:date>
          </office:change-info>
          <table:previous table:id="ct1326">
            <table:change-track-table-cell table:cell-address="Tabelle2.O126" table:formula="of:=[.E124]" office:value-type="float" office:value="0"/>
          </table:previous>
        </table:cell-content-change>
        <table:cell-content-change table:id="ct1367">
          <table:cell-address table:column="14" table:row="126" table:table="1"/>
          <office:change-info>
            <dc:creator>frederik </dc:creator>
            <dc:date>2014-09-22T12:33:25.073073596</dc:date>
          </office:change-info>
          <table:previous table:id="ct1327">
            <table:change-track-table-cell table:cell-address="Tabelle2.O127" table:formula="of:=[.E125]" office:value-type="float" office:value="0"/>
          </table:previous>
        </table:cell-content-change>
        <table:cell-content-change table:id="ct1368">
          <table:cell-address table:column="14" table:row="127" table:table="1"/>
          <office:change-info>
            <dc:creator>frederik </dc:creator>
            <dc:date>2014-09-22T12:33:25.073093177</dc:date>
          </office:change-info>
          <table:previous table:id="ct1328">
            <table:change-track-table-cell table:cell-address="Tabelle2.O128" table:formula="of:=[.E126]" office:value-type="float" office:value="0"/>
          </table:previous>
        </table:cell-content-change>
        <table:cell-content-change table:id="ct1369">
          <table:cell-address table:column="14" table:row="128" table:table="1"/>
          <office:change-info>
            <dc:creator>frederik </dc:creator>
            <dc:date>2014-09-22T12:33:25.073113026</dc:date>
          </office:change-info>
          <table:previous table:id="ct1329">
            <table:change-track-table-cell table:cell-address="Tabelle2.O129" table:formula="of:=[.E127]" office:value-type="float" office:value="0"/>
          </table:previous>
        </table:cell-content-change>
        <table:cell-content-change table:id="ct1370">
          <table:cell-address table:column="14" table:row="129" table:table="1"/>
          <office:change-info>
            <dc:creator>frederik </dc:creator>
            <dc:date>2014-09-22T12:33:25.073138649</dc:date>
          </office:change-info>
          <table:previous table:id="ct1330">
            <table:change-track-table-cell table:cell-address="Tabelle2.O130" table:formula="of:=[.E128]" office:value-type="float" office:value="0"/>
          </table:previous>
        </table:cell-content-change>
        <table:cell-content-change table:id="ct1371">
          <table:cell-address table:column="11" table:row="111" table:table="1"/>
          <office:change-info>
            <dc:creator>frederik </dc:creator>
            <dc:date>2014-09-22T12:33:28.786442356</dc:date>
          </office:change-info>
          <table:previous table:id="ct1246">
            <table:change-track-table-cell table:cell-address="Tabelle2.L112" table:formula="of:=[.B110]" office:value-type="float" office:value="0"/>
          </table:previous>
        </table:cell-content-change>
        <table:cell-content-change table:id="ct1372">
          <table:cell-address table:column="11" table:row="112" table:table="1"/>
          <office:change-info>
            <dc:creator>frederik </dc:creator>
            <dc:date>2014-09-22T12:33:28.786481919</dc:date>
          </office:change-info>
          <table:previous table:id="ct1247">
            <table:change-track-table-cell table:cell-address="Tabelle2.L113" table:formula="of:=[.B111]" office:value-type="float" office:value="0"/>
          </table:previous>
        </table:cell-content-change>
        <table:cell-content-change table:id="ct1373">
          <table:cell-address table:column="11" table:row="113" table:table="1"/>
          <office:change-info>
            <dc:creator>frederik </dc:creator>
            <dc:date>2014-09-22T12:33:28.786505056</dc:date>
          </office:change-info>
          <table:previous table:id="ct1248">
            <table:change-track-table-cell table:cell-address="Tabelle2.L114" table:formula="of:=[.B112]" office:value-type="float" office:value="0"/>
          </table:previous>
        </table:cell-content-change>
        <table:cell-content-change table:id="ct1374">
          <table:cell-address table:column="11" table:row="114" table:table="1"/>
          <office:change-info>
            <dc:creator>frederik </dc:creator>
            <dc:date>2014-09-22T12:33:28.786526850</dc:date>
          </office:change-info>
          <table:previous table:id="ct1249">
            <table:change-track-table-cell table:cell-address="Tabelle2.L115" table:formula="of:=[.B113]" office:value-type="float" office:value="0"/>
          </table:previous>
        </table:cell-content-change>
        <table:cell-content-change table:id="ct1375">
          <table:cell-address table:column="11" table:row="115" table:table="1"/>
          <office:change-info>
            <dc:creator>frederik </dc:creator>
            <dc:date>2014-09-22T12:33:28.786549125</dc:date>
          </office:change-info>
          <table:previous table:id="ct1250">
            <table:change-track-table-cell table:cell-address="Tabelle2.L116" table:formula="of:=[.B114]" office:value-type="float" office:value="0"/>
          </table:previous>
        </table:cell-content-change>
        <table:cell-content-change table:id="ct1376">
          <table:cell-address table:column="11" table:row="116" table:table="1"/>
          <office:change-info>
            <dc:creator>frederik </dc:creator>
            <dc:date>2014-09-22T12:33:28.786570813</dc:date>
          </office:change-info>
          <table:previous table:id="ct1251">
            <table:change-track-table-cell table:cell-address="Tabelle2.L117" table:formula="of:=[.B115]" office:value-type="string">
              <text:p>U\_2/V</text:p>
            </table:change-track-table-cell>
          </table:previous>
        </table:cell-content-change>
        <table:cell-content-change table:id="ct1377">
          <table:cell-address table:column="12" table:row="111" table:table="1"/>
          <office:change-info>
            <dc:creator>frederik </dc:creator>
            <dc:date>2014-09-22T12:33:28.786592436</dc:date>
          </office:change-info>
          <table:previous table:id="ct1268">
            <table:change-track-table-cell table:cell-address="Tabelle2.M112" table:formula="of:=[.D110]" office:value-type="float" office:value="0"/>
          </table:previous>
        </table:cell-content-change>
        <table:cell-content-change table:id="ct1378">
          <table:cell-address table:column="12" table:row="112" table:table="1"/>
          <office:change-info>
            <dc:creator>frederik </dc:creator>
            <dc:date>2014-09-22T12:33:28.786613676</dc:date>
          </office:change-info>
          <table:previous table:id="ct1269">
            <table:change-track-table-cell table:cell-address="Tabelle2.M113" table:formula="of:=[.D111]" office:value-type="float" office:value="0"/>
          </table:previous>
        </table:cell-content-change>
        <table:cell-content-change table:id="ct1379">
          <table:cell-address table:column="12" table:row="113" table:table="1"/>
          <office:change-info>
            <dc:creator>frederik </dc:creator>
            <dc:date>2014-09-22T12:33:28.786634259</dc:date>
          </office:change-info>
          <table:previous table:id="ct1270">
            <table:change-track-table-cell table:cell-address="Tabelle2.M114" table:formula="of:=[.D112]" office:value-type="float" office:value="0"/>
          </table:previous>
        </table:cell-content-change>
        <table:cell-content-change table:id="ct1380">
          <table:cell-address table:column="12" table:row="114" table:table="1"/>
          <office:change-info>
            <dc:creator>frederik </dc:creator>
            <dc:date>2014-09-22T12:33:28.786654700</dc:date>
          </office:change-info>
          <table:previous table:id="ct1271">
            <table:change-track-table-cell table:cell-address="Tabelle2.M115" table:formula="of:=[.D113]" office:value-type="float" office:value="0"/>
          </table:previous>
        </table:cell-content-change>
        <table:cell-content-change table:id="ct1381">
          <table:cell-address table:column="12" table:row="115" table:table="1"/>
          <office:change-info>
            <dc:creator>frederik </dc:creator>
            <dc:date>2014-09-22T12:33:28.786675898</dc:date>
          </office:change-info>
          <table:previous table:id="ct1272">
            <table:change-track-table-cell table:cell-address="Tabelle2.M116" table:formula="of:=[.D114]" office:value-type="float" office:value="0"/>
          </table:previous>
        </table:cell-content-change>
        <table:cell-content-change table:id="ct1382">
          <table:cell-address table:column="12" table:row="116" table:table="1"/>
          <office:change-info>
            <dc:creator>frederik </dc:creator>
            <dc:date>2014-09-22T12:33:28.786709611</dc:date>
          </office:change-info>
          <table:previous table:id="ct1273">
            <table:change-track-table-cell table:cell-address="Tabelle2.M117" table:formula="of:=[.D115]" office:value-type="string">
              <text:p>I\_A/nA</text:p>
            </table:change-track-table-cell>
          </table:previous>
        </table:cell-content-change>
        <table:cell-content-change table:id="ct1383">
          <table:cell-address table:column="13" table:row="111" table:table="1"/>
          <office:change-info>
            <dc:creator>frederik </dc:creator>
            <dc:date>2014-09-22T12:33:28.786733774</dc:date>
          </office:change-info>
          <table:previous table:id="ct1290">
            <table:change-track-table-cell table:cell-address="Tabelle2.N112" table:formula="of:=[.C110]" office:value-type="float" office:value="0"/>
          </table:previous>
        </table:cell-content-change>
        <table:cell-content-change table:id="ct1384">
          <table:cell-address table:column="13" table:row="112" table:table="1"/>
          <office:change-info>
            <dc:creator>frederik </dc:creator>
            <dc:date>2014-09-22T12:33:28.786754900</dc:date>
          </office:change-info>
          <table:previous table:id="ct1291">
            <table:change-track-table-cell table:cell-address="Tabelle2.N113" table:formula="of:=[.C111]" office:value-type="float" office:value="0"/>
          </table:previous>
        </table:cell-content-change>
        <table:cell-content-change table:id="ct1385">
          <table:cell-address table:column="13" table:row="113" table:table="1"/>
          <office:change-info>
            <dc:creator>frederik </dc:creator>
            <dc:date>2014-09-22T12:33:28.786775575</dc:date>
          </office:change-info>
          <table:previous table:id="ct1292">
            <table:change-track-table-cell table:cell-address="Tabelle2.N114" table:formula="of:=[.C112]" office:value-type="float" office:value="0"/>
          </table:previous>
        </table:cell-content-change>
        <table:cell-content-change table:id="ct1386">
          <table:cell-address table:column="13" table:row="114" table:table="1"/>
          <office:change-info>
            <dc:creator>frederik </dc:creator>
            <dc:date>2014-09-22T12:33:28.786796251</dc:date>
          </office:change-info>
          <table:previous table:id="ct1293">
            <table:change-track-table-cell table:cell-address="Tabelle2.N115" table:formula="of:=[.C113]" office:value-type="float" office:value="0"/>
          </table:previous>
        </table:cell-content-change>
        <table:cell-content-change table:id="ct1387">
          <table:cell-address table:column="13" table:row="115" table:table="1"/>
          <office:change-info>
            <dc:creator>frederik </dc:creator>
            <dc:date>2014-09-22T12:33:28.786817236</dc:date>
          </office:change-info>
          <table:previous table:id="ct1294">
            <table:change-track-table-cell table:cell-address="Tabelle2.N116" table:formula="of:=[.C114]" office:value-type="float" office:value="0"/>
          </table:previous>
        </table:cell-content-change>
        <table:cell-content-change table:id="ct1388">
          <table:cell-address table:column="13" table:row="116" table:table="1"/>
          <office:change-info>
            <dc:creator>frederik </dc:creator>
            <dc:date>2014-09-22T12:33:28.786838555</dc:date>
          </office:change-info>
          <table:previous table:id="ct1295">
            <table:change-track-table-cell table:cell-address="Tabelle2.N117" table:formula="of:=[.C115]" office:value-type="string">
              <text:p>Fehler/V</text:p>
            </table:change-track-table-cell>
          </table:previous>
        </table:cell-content-change>
        <table:cell-content-change table:id="ct1389">
          <table:cell-address table:column="14" table:row="111" table:table="1"/>
          <office:change-info>
            <dc:creator>frederik </dc:creator>
            <dc:date>2014-09-22T12:33:28.786865414</dc:date>
          </office:change-info>
          <table:previous table:id="ct1312">
            <table:change-track-table-cell table:cell-address="Tabelle2.O112" table:formula="of:=[.E110]" office:value-type="float" office:value="0"/>
          </table:previous>
        </table:cell-content-change>
        <table:cell-content-change table:id="ct1390">
          <table:cell-address table:column="14" table:row="112" table:table="1"/>
          <office:change-info>
            <dc:creator>frederik </dc:creator>
            <dc:date>2014-09-22T12:33:28.786887156</dc:date>
          </office:change-info>
          <table:previous table:id="ct1313">
            <table:change-track-table-cell table:cell-address="Tabelle2.O113" table:formula="of:=[.E111]" office:value-type="float" office:value="0"/>
          </table:previous>
        </table:cell-content-change>
        <table:cell-content-change table:id="ct1391">
          <table:cell-address table:column="14" table:row="113" table:table="1"/>
          <office:change-info>
            <dc:creator>frederik </dc:creator>
            <dc:date>2014-09-22T12:33:28.786908063</dc:date>
          </office:change-info>
          <table:previous table:id="ct1314">
            <table:change-track-table-cell table:cell-address="Tabelle2.O114" table:formula="of:=[.E112]" office:value-type="float" office:value="0"/>
          </table:previous>
        </table:cell-content-change>
        <table:cell-content-change table:id="ct1392">
          <table:cell-address table:column="14" table:row="114" table:table="1"/>
          <office:change-info>
            <dc:creator>frederik </dc:creator>
            <dc:date>2014-09-22T12:33:28.786928411</dc:date>
          </office:change-info>
          <table:previous table:id="ct1315">
            <table:change-track-table-cell table:cell-address="Tabelle2.O115" table:formula="of:=[.E113]" office:value-type="float" office:value="0"/>
          </table:previous>
        </table:cell-content-change>
        <table:cell-content-change table:id="ct1393">
          <table:cell-address table:column="14" table:row="115" table:table="1"/>
          <office:change-info>
            <dc:creator>frederik </dc:creator>
            <dc:date>2014-09-22T12:33:28.786948702</dc:date>
          </office:change-info>
          <table:previous table:id="ct1316">
            <table:change-track-table-cell table:cell-address="Tabelle2.O116" table:formula="of:=[.E114]" office:value-type="float" office:value="0"/>
          </table:previous>
        </table:cell-content-change>
        <table:cell-content-change table:id="ct1394">
          <table:cell-address table:column="14" table:row="116" table:table="1"/>
          <office:change-info>
            <dc:creator>frederik </dc:creator>
            <dc:date>2014-09-22T12:33:28.786968689</dc:date>
          </office:change-info>
          <table:previous table:id="ct1317">
            <table:change-track-table-cell table:cell-address="Tabelle2.O117" table:formula="of:=[.E115]" office:value-type="string">
              <text:p>Fehler/nA</text:p>
            </table:change-track-table-cell>
          </table:previous>
        </table:cell-content-change>
        <table:movement table:id="ct1395">
          <table:source-range-address table:start-column="11" table:start-row="117" table:start-table="1" table:end-column="14" table:end-row="119" table:end-table="1"/>
          <table:target-range-address table:start-column="11" table:start-row="111" table:start-table="1" table:end-column="14" table:end-row="113" table:end-table="1"/>
          <office:change-info>
            <dc:creator>frederik </dc:creator>
            <dc:date>2014-09-22T12:33:34.996861757</dc:date>
          </office:change-info>
          <table:deletions>
            <table:cell-content-deletion table:id="ct1391">
              <table:change-track-table-cell/>
            </table:cell-content-deletion>
            <table:cell-content-deletion table:id="ct1390">
              <table:change-track-table-cell/>
            </table:cell-content-deletion>
            <table:cell-content-deletion table:id="ct1389">
              <table:change-track-table-cell/>
            </table:cell-content-deletion>
            <table:cell-content-deletion table:id="ct1385">
              <table:change-track-table-cell/>
            </table:cell-content-deletion>
            <table:cell-content-deletion table:id="ct1384">
              <table:change-track-table-cell/>
            </table:cell-content-deletion>
            <table:cell-content-deletion table:id="ct1383">
              <table:change-track-table-cell/>
            </table:cell-content-deletion>
            <table:cell-content-deletion table:id="ct1379">
              <table:change-track-table-cell/>
            </table:cell-content-deletion>
            <table:cell-content-deletion table:id="ct1378">
              <table:change-track-table-cell/>
            </table:cell-content-deletion>
            <table:cell-content-deletion table:id="ct1377">
              <table:change-track-table-cell/>
            </table:cell-content-deletion>
            <table:cell-content-deletion table:id="ct1373">
              <table:change-track-table-cell/>
            </table:cell-content-deletion>
            <table:cell-content-deletion table:id="ct1372">
              <table:change-track-table-cell/>
            </table:cell-content-deletion>
            <table:cell-content-deletion table:id="ct1371">
              <table:change-track-table-cell/>
            </table:cell-content-deletion>
          </table:deletions>
        </table:movement>
        <table:cell-content-change table:id="ct1396">
          <table:cell-address table:column="11" table:row="48" table:table="1"/>
          <office:change-info>
            <dc:creator>frederik </dc:creator>
            <dc:date>2014-09-22T13:59:15.318642417</dc:date>
          </office:change-info>
          <table:previous>
            <table:change-track-table-cell/>
          </table:previous>
        </table:cell-content-change>
        <table:cell-content-change table:id="ct1397">
          <table:cell-address table:column="11" table:row="50" table:table="1"/>
          <office:change-info>
            <dc:creator>frederik </dc:creator>
            <dc:date>2014-09-22T14:00:09.500499926</dc:date>
          </office:change-info>
          <table:previous>
            <table:change-track-table-cell/>
          </table:previous>
        </table:cell-content-change>
        <table:cell-content-change table:id="ct1398">
          <table:cell-address table:column="12" table:row="50" table:table="1"/>
          <office:change-info>
            <dc:creator>frederik </dc:creator>
            <dc:date>2014-09-22T14:00:09.500542829</dc:date>
          </office:change-info>
          <table:previous>
            <table:change-track-table-cell/>
          </table:previous>
        </table:cell-content-change>
        <table:cell-content-change table:id="ct1399">
          <table:cell-address table:column="11" table:row="51" table:table="1"/>
          <office:change-info>
            <dc:creator>frederik </dc:creator>
            <dc:date>2014-09-22T14:00:13.653313586</dc:date>
          </office:change-info>
          <table:previous>
            <table:change-track-table-cell/>
          </table:previous>
        </table:cell-content-change>
        <table:cell-content-change table:id="ct1400">
          <table:cell-address table:column="11" table:row="52" table:table="1"/>
          <office:change-info>
            <dc:creator>frederik </dc:creator>
            <dc:date>2014-09-22T14:00:17.040591136</dc:date>
          </office:change-info>
          <table:previous>
            <table:change-track-table-cell/>
          </table:previous>
        </table:cell-content-change>
        <table:cell-content-change table:id="ct1401">
          <table:cell-address table:column="11" table:row="53" table:table="1"/>
          <office:change-info>
            <dc:creator>frederik </dc:creator>
            <dc:date>2014-09-22T14:00:20.049628116</dc:date>
          </office:change-info>
          <table:previous>
            <table:change-track-table-cell/>
          </table:previous>
        </table:cell-content-change>
        <table:cell-content-change table:id="ct1402">
          <table:cell-address table:column="11" table:row="54" table:table="1"/>
          <office:change-info>
            <dc:creator>frederik </dc:creator>
            <dc:date>2014-09-22T14:00:23.859678240</dc:date>
          </office:change-info>
          <table:previous>
            <table:change-track-table-cell/>
          </table:previous>
        </table:cell-content-change>
        <table:cell-content-change table:id="ct1403">
          <table:cell-address table:column="11" table:row="55" table:table="1"/>
          <office:change-info>
            <dc:creator>frederik </dc:creator>
            <dc:date>2014-09-22T14:00:27.837586820</dc:date>
          </office:change-info>
          <table:previous>
            <table:change-track-table-cell/>
          </table:previous>
        </table:cell-content-change>
        <table:cell-content-change table:id="ct1404">
          <table:cell-address table:column="11" table:row="56" table:table="1"/>
          <office:change-info>
            <dc:creator>frederik </dc:creator>
            <dc:date>2014-09-22T14:00:31.990768722</dc:date>
          </office:change-info>
          <table:previous>
            <table:change-track-table-cell/>
          </table:previous>
        </table:cell-content-change>
        <table:cell-content-change table:id="ct1405">
          <table:cell-address table:column="12" table:row="51" table:table="1"/>
          <office:change-info>
            <dc:creator>frederik </dc:creator>
            <dc:date>2014-09-22T14:00:38.186345077</dc:date>
          </office:change-info>
          <table:previous>
            <table:change-track-table-cell/>
          </table:previous>
        </table:cell-content-change>
        <table:cell-content-change table:id="ct1406">
          <table:cell-address table:column="12" table:row="52" table:table="1"/>
          <office:change-info>
            <dc:creator>frederik </dc:creator>
            <dc:date>2014-09-22T14:00:41.136180357</dc:date>
          </office:change-info>
          <table:previous>
            <table:change-track-table-cell/>
          </table:previous>
        </table:cell-content-change>
        <table:cell-content-change table:id="ct1407">
          <table:cell-address table:column="12" table:row="53" table:table="1"/>
          <office:change-info>
            <dc:creator>frederik </dc:creator>
            <dc:date>2014-09-22T14:00:41.136230868</dc:date>
          </office:change-info>
          <table:previous>
            <table:change-track-table-cell/>
          </table:previous>
        </table:cell-content-change>
        <table:cell-content-change table:id="ct1408">
          <table:cell-address table:column="12" table:row="54" table:table="1"/>
          <office:change-info>
            <dc:creator>frederik </dc:creator>
            <dc:date>2014-09-22T14:00:41.136254925</dc:date>
          </office:change-info>
          <table:previous>
            <table:change-track-table-cell/>
          </table:previous>
        </table:cell-content-change>
        <table:cell-content-change table:id="ct1409">
          <table:cell-address table:column="12" table:row="55" table:table="1"/>
          <office:change-info>
            <dc:creator>frederik </dc:creator>
            <dc:date>2014-09-22T14:00:41.136278498</dc:date>
          </office:change-info>
          <table:previous>
            <table:change-track-table-cell/>
          </table:previous>
        </table:cell-content-change>
        <table:cell-content-change table:id="ct1410">
          <table:cell-address table:column="12" table:row="56" table:table="1"/>
          <office:change-info>
            <dc:creator>frederik </dc:creator>
            <dc:date>2014-09-22T14:00:41.136301602</dc:date>
          </office:change-info>
          <table:previous>
            <table:change-track-table-cell/>
          </table:previous>
        </table:cell-content-change>
        <table:cell-content-change table:id="ct1411">
          <table:cell-address table:column="16" table:row="50" table:table="1"/>
          <office:change-info>
            <dc:creator>frederik </dc:creator>
            <dc:date>2014-09-22T14:01:15.834464815</dc:date>
          </office:change-info>
          <table:previous>
            <table:change-track-table-cell/>
          </table:previous>
        </table:cell-content-change>
        <table:cell-content-change table:id="ct1412">
          <table:cell-address table:column="16" table:row="51" table:table="1"/>
          <office:change-info>
            <dc:creator>frederik </dc:creator>
            <dc:date>2014-09-22T14:01:15.834546647</dc:date>
          </office:change-info>
          <table:previous>
            <table:change-track-table-cell/>
          </table:previous>
        </table:cell-content-change>
        <table:cell-content-change table:id="ct1413">
          <table:cell-address table:column="16" table:row="52" table:table="1"/>
          <office:change-info>
            <dc:creator>frederik </dc:creator>
            <dc:date>2014-09-22T14:01:15.834587101</dc:date>
          </office:change-info>
          <table:previous>
            <table:change-track-table-cell/>
          </table:previous>
        </table:cell-content-change>
        <table:cell-content-change table:id="ct1414">
          <table:cell-address table:column="16" table:row="53" table:table="1"/>
          <office:change-info>
            <dc:creator>frederik </dc:creator>
            <dc:date>2014-09-22T14:01:15.834620087</dc:date>
          </office:change-info>
          <table:previous>
            <table:change-track-table-cell/>
          </table:previous>
        </table:cell-content-change>
        <table:cell-content-change table:id="ct1415">
          <table:cell-address table:column="16" table:row="54" table:table="1"/>
          <office:change-info>
            <dc:creator>frederik </dc:creator>
            <dc:date>2014-09-22T14:01:15.834652003</dc:date>
          </office:change-info>
          <table:previous>
            <table:change-track-table-cell/>
          </table:previous>
        </table:cell-content-change>
        <table:cell-content-change table:id="ct1416">
          <table:cell-address table:column="16" table:row="55" table:table="1"/>
          <office:change-info>
            <dc:creator>frederik </dc:creator>
            <dc:date>2014-09-22T14:01:15.834683982</dc:date>
          </office:change-info>
          <table:previous>
            <table:change-track-table-cell/>
          </table:previous>
        </table:cell-content-change>
        <table:cell-content-change table:id="ct1417">
          <table:cell-address table:column="16" table:row="57" table:table="1"/>
          <office:change-info>
            <dc:creator>frederik </dc:creator>
            <dc:date>2014-09-22T14:01:15.834719321</dc:date>
          </office:change-info>
          <table:previous>
            <table:change-track-table-cell/>
          </table:previous>
        </table:cell-content-change>
        <table:cell-content-change table:id="ct1418">
          <table:cell-address table:column="17" table:row="50" table:table="1"/>
          <office:change-info>
            <dc:creator>frederik </dc:creator>
            <dc:date>2014-09-22T14:01:15.834743053</dc:date>
          </office:change-info>
          <table:previous>
            <table:change-track-table-cell/>
          </table:previous>
        </table:cell-content-change>
        <table:cell-content-change table:id="ct1419">
          <table:cell-address table:column="17" table:row="51" table:table="1"/>
          <office:change-info>
            <dc:creator>frederik </dc:creator>
            <dc:date>2014-09-22T14:01:15.834780057</dc:date>
          </office:change-info>
          <table:previous>
            <table:change-track-table-cell/>
          </table:previous>
        </table:cell-content-change>
        <table:cell-content-change table:id="ct1420">
          <table:cell-address table:column="17" table:row="52" table:table="1"/>
          <office:change-info>
            <dc:creator>frederik </dc:creator>
            <dc:date>2014-09-22T14:01:15.8348198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17" table:row="53" table:table="1"/>
          <office:change-info>
            <dc:creator>frederik </dc:creator>
            <dc:date>2014-09-22T14:01:15.834859606</dc:date>
          </office:change-info>
          <table:previous>
            <table:change-track-table-cell/>
          </table:previous>
        </table:cell-content-change>
        <table:cell-content-change table:id="ct1422">
          <table:cell-address table:column="17" table:row="54" table:table="1"/>
          <office:change-info>
            <dc:creator>frederik </dc:creator>
            <dc:date>2014-09-22T14:01:15.834898680</dc:date>
          </office:change-info>
          <table:previous>
            <table:change-track-table-cell/>
          </table:previous>
        </table:cell-content-change>
        <table:cell-content-change table:id="ct1423">
          <table:cell-address table:column="17" table:row="55" table:table="1"/>
          <office:change-info>
            <dc:creator>frederik </dc:creator>
            <dc:date>2014-09-22T14:01:15.834937916</dc:date>
          </office:change-info>
          <table:previous>
            <table:change-track-table-cell/>
          </table:previous>
        </table:cell-content-change>
        <table:cell-content-change table:id="ct1424">
          <table:cell-address table:column="17" table:row="57" table:table="1"/>
          <office:change-info>
            <dc:creator>frederik </dc:creator>
            <dc:date>2014-09-22T14:01:15.834975787</dc:date>
          </office:change-info>
          <table:previous>
            <table:change-track-table-cell/>
          </table:previous>
        </table:cell-content-change>
        <table:cell-content-change table:id="ct1425">
          <table:cell-address table:column="18" table:row="50" table:table="1"/>
          <office:change-info>
            <dc:creator>frederik </dc:creator>
            <dc:date>2014-09-22T14:01:15.835000647</dc:date>
          </office:change-info>
          <table:previous>
            <table:change-track-table-cell/>
          </table:previous>
        </table:cell-content-change>
        <table:cell-content-change table:id="ct1426">
          <table:cell-address table:column="18" table:row="51" table:table="1"/>
          <office:change-info>
            <dc:creator>frederik </dc:creator>
            <dc:date>2014-09-22T14:01:15.835029931</dc:date>
          </office:change-info>
          <table:previous>
            <table:change-track-table-cell/>
          </table:previous>
        </table:cell-content-change>
        <table:cell-content-change table:id="ct1427">
          <table:cell-address table:column="18" table:row="52" table:table="1"/>
          <office:change-info>
            <dc:creator>frederik </dc:creator>
            <dc:date>2014-09-22T14:01:15.835064785</dc:date>
          </office:change-info>
          <table:previous>
            <table:change-track-table-cell/>
          </table:previous>
        </table:cell-content-change>
        <table:cell-content-change table:id="ct1428">
          <table:cell-address table:column="18" table:row="53" table:table="1"/>
          <office:change-info>
            <dc:creator>frederik </dc:creator>
            <dc:date>2014-09-22T14:01:15.835099736</dc:date>
          </office:change-info>
          <table:previous>
            <table:change-track-table-cell/>
          </table:previous>
        </table:cell-content-change>
        <table:cell-content-change table:id="ct1429">
          <table:cell-address table:column="18" table:row="54" table:table="1"/>
          <office:change-info>
            <dc:creator>frederik </dc:creator>
            <dc:date>2014-09-22T14:01:15.835134021</dc:date>
          </office:change-info>
          <table:previous>
            <table:change-track-table-cell/>
          </table:previous>
        </table:cell-content-change>
        <table:cell-content-change table:id="ct1430">
          <table:cell-address table:column="18" table:row="55" table:table="1"/>
          <office:change-info>
            <dc:creator>frederik </dc:creator>
            <dc:date>2014-09-22T14:01:15.835167973</dc:date>
          </office:change-info>
          <table:previous>
            <table:change-track-table-cell/>
          </table:previous>
        </table:cell-content-change>
        <table:cell-content-change table:id="ct1431">
          <table:cell-address table:column="11" table:row="51" table:table="1"/>
          <office:change-info>
            <dc:creator>frederik </dc:creator>
            <dc:date>2014-09-22T14:02:08.969214905</dc:date>
          </office:change-info>
          <table:previous table:id="ct1399">
            <table:change-track-table-cell office:value-type="float" office:value="2.8"/>
          </table:previous>
        </table:cell-content-change>
        <table:cell-content-change table:id="ct1432">
          <table:cell-address table:column="11" table:row="51" table:table="1"/>
          <office:change-info>
            <dc:creator>frederik </dc:creator>
            <dc:date>2014-09-22T14:02:11.892134594</dc:date>
          </office:change-info>
          <table:previous table:id="ct1431">
            <table:change-track-table-cell office:value-type="float" office:value="2"/>
          </table:previous>
        </table:cell-content-change>
        <table:cell-content-change table:id="ct1433">
          <table:cell-address table:column="11" table:row="51" table:table="1"/>
          <office:change-info>
            <dc:creator>frederik </dc:creator>
            <dc:date>2014-09-22T14:02:19.469157918</dc:date>
          </office:change-info>
          <table:previous table:id="ct1432">
            <table:change-track-table-cell office:value-type="float" office:value="2.8"/>
          </table:previous>
        </table:cell-content-change>
        <table:cell-content-change table:id="ct1434">
          <table:cell-address table:column="11" table:row="51" table:table="1"/>
          <office:change-info>
            <dc:creator>frederik </dc:creator>
            <dc:date>2014-09-22T14:02:23.288801014</dc:date>
          </office:change-info>
          <table:previous table:id="ct1433">
            <table:change-track-table-cell office:value-type="float" office:value="2.7"/>
          </table:previous>
        </table:cell-content-change>
        <table:movement table:id="ct1435">
          <table:source-range-address table:start-column="0" table:start-row="2" table:start-table="1" table:end-column="1" table:end-row="3" table:end-table="1"/>
          <table:target-range-address table:start-column="5" table:start-row="5" table:start-table="1" table:end-column="6" table:end-row="6" table:end-table="1"/>
          <office:change-info>
            <dc:creator>frederik </dc:creator>
            <dc:date>2014-09-22T14:13:04.273380874</dc:date>
          </office:change-info>
          <table:dependencies>
            <table:dependency table:id="ct1438"/>
          </table:dependencies>
        </table:movement>
        <table:movement table:id="ct1436">
          <table:source-range-address table:start-column="2" table:start-row="2" table:start-table="1" table:end-column="3" table:end-row="3" table:end-table="1"/>
          <table:target-range-address table:start-column="5" table:start-row="7" table:start-table="1" table:end-column="6" table:end-row="8" table:end-table="1"/>
          <office:change-info>
            <dc:creator>frederik </dc:creator>
            <dc:date>2014-09-22T14:13:07.462883193</dc:date>
          </office:change-info>
          <table:dependencies>
            <table:dependency table:id="ct1438"/>
          </table:dependencies>
        </table:movement>
        <table:movement table:id="ct1437">
          <table:source-range-address table:start-column="4" table:start-row="2" table:start-table="1" table:end-column="5" table:end-row="3" table:end-table="1"/>
          <table:target-range-address table:start-column="5" table:start-row="9" table:start-table="1" table:end-column="6" table:end-row="10" table:end-table="1"/>
          <office:change-info>
            <dc:creator>frederik </dc:creator>
            <dc:date>2014-09-22T14:13:10.450167337</dc:date>
          </office:change-info>
          <table:dependencies>
            <table:dependency table:id="ct1438"/>
          </table:dependencies>
        </table:movement>
        <table:movement table:id="ct1438">
          <table:source-range-address table:start-column="5" table:start-row="5" table:start-table="1" table:end-column="6" table:end-row="10" table:end-table="1"/>
          <table:target-range-address table:start-column="5" table:start-row="1" table:start-table="1" table:end-column="6" table:end-row="6" table:end-table="1"/>
          <office:change-info>
            <dc:creator>frederik </dc:creator>
            <dc:date>2014-09-22T14:13:15.310083341</dc:date>
          </office:change-info>
          <table:dependencies>
            <table:dependency table:id="ct1519"/>
          </table:dependencies>
          <table:deletions>
            <table:cell-content-deletion table:id="ct115">
              <table:change-track-table-cell office:value-type="float" office:value="0.01"/>
            </table:cell-content-deletion>
            <table:cell-content-deletion table:id="ct114">
              <table:change-track-table-cell office:value-type="string">
                <text:p>Fehler/V</text:p>
              </table:change-track-table-cell>
            </table:cell-content-deletion>
            <table:cell-content-deletion table:id="ct92">
              <table:change-track-table-cell office:value-type="float" office:value="5.04"/>
            </table:cell-content-deletion>
            <table:cell-content-deletion table:id="ct91">
              <table:change-track-table-cell office:value-type="string">
                <text:p>U\_1/V</text:p>
              </table:change-track-table-cell>
            </table:cell-content-deletion>
          </table:deletions>
        </table:movement>
        <table:cell-content-change table:id="ct1439">
          <table:cell-address table:column="0" table:row="6" table:table="1"/>
          <office:change-info>
            <dc:creator>frederik </dc:creator>
            <dc:date>2014-09-22T14:17:12.672263100</dc:date>
          </office:change-info>
          <table:previous table:id="ct1208">
            <table:change-track-table-cell office:value-type="float" office:value="0"/>
          </table:previous>
        </table:cell-content-change>
        <table:cell-content-change table:id="ct1440">
          <table:cell-address table:column="0" table:row="7" table:table="1"/>
          <office:change-info>
            <dc:creator>frederik </dc:creator>
            <dc:date>2014-09-22T14:17:17.183018527</dc:date>
          </office:change-info>
          <table:previous table:id="ct1209">
            <table:change-track-table-cell office:value-type="float" office:value="1"/>
          </table:previous>
        </table:cell-content-change>
        <table:cell-content-change table:id="ct1441">
          <table:cell-address table:column="0" table:row="8" table:table="1"/>
          <office:change-info>
            <dc:creator>frederik </dc:creator>
            <dc:date>2014-09-22T14:17:17.183041768</dc:date>
          </office:change-info>
          <table:previous table:id="ct1210">
            <table:change-track-table-cell office:value-type="float" office:value="2"/>
          </table:previous>
        </table:cell-content-change>
        <table:cell-content-change table:id="ct1442">
          <table:cell-address table:column="0" table:row="9" table:table="1"/>
          <office:change-info>
            <dc:creator>frederik </dc:creator>
            <dc:date>2014-09-22T14:17:17.183048985</dc:date>
          </office:change-info>
          <table:previous table:id="ct1211">
            <table:change-track-table-cell office:value-type="float" office:value="3"/>
          </table:previous>
        </table:cell-content-change>
        <table:cell-content-change table:id="ct1443">
          <table:cell-address table:column="0" table:row="10" table:table="1"/>
          <office:change-info>
            <dc:creator>frederik </dc:creator>
            <dc:date>2014-09-22T14:17:17.183056041</dc:date>
          </office:change-info>
          <table:previous table:id="ct1212">
            <table:change-track-table-cell office:value-type="float" office:value="4"/>
          </table:previous>
        </table:cell-content-change>
        <table:cell-content-change table:id="ct1444">
          <table:cell-address table:column="0" table:row="11" table:table="1"/>
          <office:change-info>
            <dc:creator>frederik </dc:creator>
            <dc:date>2014-09-22T14:17:17.183063163</dc:date>
          </office:change-info>
          <table:previous table:id="ct1213">
            <table:change-track-table-cell office:value-type="float" office:value="5"/>
          </table:previous>
        </table:cell-content-change>
        <table:cell-content-change table:id="ct1445">
          <table:cell-address table:column="0" table:row="12" table:table="1"/>
          <office:change-info>
            <dc:creator>frederik </dc:creator>
            <dc:date>2014-09-22T14:17:17.183077331</dc:date>
          </office:change-info>
          <table:previous table:id="ct1214">
            <table:change-track-table-cell office:value-type="float" office:value="6"/>
          </table:previous>
        </table:cell-content-change>
        <table:cell-content-change table:id="ct1446">
          <table:cell-address table:column="0" table:row="13" table:table="1"/>
          <office:change-info>
            <dc:creator>frederik </dc:creator>
            <dc:date>2014-09-22T14:17:17.183084910</dc:date>
          </office:change-info>
          <table:previous table:id="ct1215">
            <table:change-track-table-cell office:value-type="float" office:value="7"/>
          </table:previous>
        </table:cell-content-change>
        <table:cell-content-change table:id="ct1447">
          <table:cell-address table:column="0" table:row="14" table:table="1"/>
          <office:change-info>
            <dc:creator>frederik </dc:creator>
            <dc:date>2014-09-22T14:17:17.183091674</dc:date>
          </office:change-info>
          <table:previous table:id="ct1216">
            <table:change-track-table-cell office:value-type="float" office:value="8"/>
          </table:previous>
        </table:cell-content-change>
        <table:cell-content-change table:id="ct1448">
          <table:cell-address table:column="0" table:row="15" table:table="1"/>
          <office:change-info>
            <dc:creator>frederik </dc:creator>
            <dc:date>2014-09-22T14:17:17.183098532</dc:date>
          </office:change-info>
          <table:previous table:id="ct1217">
            <table:change-track-table-cell office:value-type="float" office:value="9"/>
          </table:previous>
        </table:cell-content-change>
        <table:cell-content-change table:id="ct1449">
          <table:cell-address table:column="0" table:row="16" table:table="1"/>
          <office:change-info>
            <dc:creator>frederik </dc:creator>
            <dc:date>2014-09-22T14:17:17.183105775</dc:date>
          </office:change-info>
          <table:previous table:id="ct1218">
            <table:change-track-table-cell office:value-type="float" office:value="10"/>
          </table:previous>
        </table:cell-content-change>
        <table:cell-content-change table:id="ct1450">
          <table:cell-address table:column="0" table:row="17" table:table="1"/>
          <office:change-info>
            <dc:creator>frederik </dc:creator>
            <dc:date>2014-09-22T14:17:17.183112785</dc:date>
          </office:change-info>
          <table:previous table:id="ct1219">
            <table:change-track-table-cell office:value-type="float" office:value="11"/>
          </table:previous>
        </table:cell-content-change>
        <table:cell-content-change table:id="ct1451">
          <table:cell-address table:column="0" table:row="18" table:table="1"/>
          <office:change-info>
            <dc:creator>frederik </dc:creator>
            <dc:date>2014-09-22T14:17:17.183119959</dc:date>
          </office:change-info>
          <table:previous table:id="ct1220">
            <table:change-track-table-cell office:value-type="float" office:value="12"/>
          </table:previous>
        </table:cell-content-change>
        <table:cell-content-change table:id="ct1452">
          <table:cell-address table:column="0" table:row="19" table:table="1"/>
          <office:change-info>
            <dc:creator>frederik </dc:creator>
            <dc:date>2014-09-22T14:17:17.183126828</dc:date>
          </office:change-info>
          <table:previous table:id="ct1221">
            <table:change-track-table-cell office:value-type="float" office:value="13"/>
          </table:previous>
        </table:cell-content-change>
        <table:cell-content-change table:id="ct1453">
          <table:cell-address table:column="0" table:row="20" table:table="1"/>
          <office:change-info>
            <dc:creator>frederik </dc:creator>
            <dc:date>2014-09-22T14:17:17.183133585</dc:date>
          </office:change-info>
          <table:previous table:id="ct1222">
            <table:change-track-table-cell office:value-type="float" office:value="14"/>
          </table:previous>
        </table:cell-content-change>
        <table:cell-content-change table:id="ct1454">
          <table:cell-address table:column="0" table:row="21" table:table="1"/>
          <office:change-info>
            <dc:creator>frederik </dc:creator>
            <dc:date>2014-09-22T14:17:17.183140723</dc:date>
          </office:change-info>
          <table:previous table:id="ct1223">
            <table:change-track-table-cell office:value-type="float" office:value="15"/>
          </table:previous>
        </table:cell-content-change>
        <table:cell-content-change table:id="ct1455">
          <table:cell-address table:column="0" table:row="22" table:table="1"/>
          <office:change-info>
            <dc:creator>frederik </dc:creator>
            <dc:date>2014-09-22T14:17:17.183147854</dc:date>
          </office:change-info>
          <table:previous table:id="ct1224">
            <table:change-track-table-cell office:value-type="float" office:value="16"/>
          </table:previous>
        </table:cell-content-change>
        <table:cell-content-change table:id="ct1456">
          <table:cell-address table:column="0" table:row="23" table:table="1"/>
          <office:change-info>
            <dc:creator>frederik </dc:creator>
            <dc:date>2014-09-22T14:17:17.183154679</dc:date>
          </office:change-info>
          <table:previous table:id="ct1225">
            <table:change-track-table-cell office:value-type="float" office:value="17"/>
          </table:previous>
        </table:cell-content-change>
        <table:cell-content-change table:id="ct1457">
          <table:cell-address table:column="0" table:row="24" table:table="1"/>
          <office:change-info>
            <dc:creator>frederik </dc:creator>
            <dc:date>2014-09-22T14:17:17.183161346</dc:date>
          </office:change-info>
          <table:previous table:id="ct1226">
            <table:change-track-table-cell office:value-type="float" office:value="18"/>
          </table:previous>
        </table:cell-content-change>
        <table:cell-content-change table:id="ct1458">
          <table:cell-address table:column="0" table:row="25" table:table="1"/>
          <office:change-info>
            <dc:creator>frederik </dc:creator>
            <dc:date>2014-09-22T14:17:17.183168498</dc:date>
          </office:change-info>
          <table:previous table:id="ct1227">
            <table:change-track-table-cell office:value-type="float" office:value="19"/>
          </table:previous>
        </table:cell-content-change>
        <table:cell-content-change table:id="ct1459">
          <table:cell-address table:column="0" table:row="26" table:table="1"/>
          <office:change-info>
            <dc:creator>frederik </dc:creator>
            <dc:date>2014-09-22T14:17:17.183175221</dc:date>
          </office:change-info>
          <table:previous table:id="ct1228">
            <table:change-track-table-cell office:value-type="float" office:value="20"/>
          </table:previous>
        </table:cell-content-change>
        <table:cell-content-change table:id="ct1460">
          <table:cell-address table:column="0" table:row="27" table:table="1"/>
          <office:change-info>
            <dc:creator>frederik </dc:creator>
            <dc:date>2014-09-22T14:17:17.183181953</dc:date>
          </office:change-info>
          <table:previous table:id="ct1229">
            <table:change-track-table-cell office:value-type="float" office:value="21"/>
          </table:previous>
        </table:cell-content-change>
        <table:cell-content-change table:id="ct1461">
          <table:cell-address table:column="0" table:row="28" table:table="1"/>
          <office:change-info>
            <dc:creator>frederik </dc:creator>
            <dc:date>2014-09-22T14:17:17.183188620</dc:date>
          </office:change-info>
          <table:previous table:id="ct1230">
            <table:change-track-table-cell office:value-type="float" office:value="22"/>
          </table:previous>
        </table:cell-content-change>
        <table:cell-content-change table:id="ct1462">
          <table:cell-address table:column="0" table:row="29" table:table="1"/>
          <office:change-info>
            <dc:creator>frederik </dc:creator>
            <dc:date>2014-09-22T14:17:17.183195540</dc:date>
          </office:change-info>
          <table:previous table:id="ct1231">
            <table:change-track-table-cell office:value-type="float" office:value="23"/>
          </table:previous>
        </table:cell-content-change>
        <table:cell-content-change table:id="ct1463">
          <table:cell-address table:column="0" table:row="30" table:table="1"/>
          <office:change-info>
            <dc:creator>frederik </dc:creator>
            <dc:date>2014-09-22T14:17:17.183202227</dc:date>
          </office:change-info>
          <table:previous table:id="ct1232">
            <table:change-track-table-cell office:value-type="float" office:value="24"/>
          </table:previous>
        </table:cell-content-change>
        <table:cell-content-change table:id="ct1464">
          <table:cell-address table:column="0" table:row="31" table:table="1"/>
          <office:change-info>
            <dc:creator>frederik </dc:creator>
            <dc:date>2014-09-22T14:17:17.183208985</dc:date>
          </office:change-info>
          <table:previous table:id="ct1233">
            <table:change-track-table-cell office:value-type="float" office:value="25"/>
          </table:previous>
        </table:cell-content-change>
        <table:cell-content-change table:id="ct1465">
          <table:cell-address table:column="0" table:row="32" table:table="1"/>
          <office:change-info>
            <dc:creator>frederik </dc:creator>
            <dc:date>2014-09-22T14:17:17.183215623</dc:date>
          </office:change-info>
          <table:previous table:id="ct1234">
            <table:change-track-table-cell office:value-type="float" office:value="26"/>
          </table:previous>
        </table:cell-content-change>
        <table:cell-content-change table:id="ct1466">
          <table:cell-address table:column="0" table:row="33" table:table="1"/>
          <office:change-info>
            <dc:creator>frederik </dc:creator>
            <dc:date>2014-09-22T14:17:17.183222289</dc:date>
          </office:change-info>
          <table:previous table:id="ct1235">
            <table:change-track-table-cell office:value-type="float" office:value="27"/>
          </table:previous>
        </table:cell-content-change>
        <table:cell-content-change table:id="ct1467">
          <table:cell-address table:column="0" table:row="34" table:table="1"/>
          <office:change-info>
            <dc:creator>frederik </dc:creator>
            <dc:date>2014-09-22T14:17:17.183229059</dc:date>
          </office:change-info>
          <table:previous table:id="ct1236">
            <table:change-track-table-cell office:value-type="float" office:value="28"/>
          </table:previous>
        </table:cell-content-change>
        <table:cell-content-change table:id="ct1468">
          <table:cell-address table:column="0" table:row="35" table:table="1"/>
          <office:change-info>
            <dc:creator>frederik </dc:creator>
            <dc:date>2014-09-22T14:17:17.183235760</dc:date>
          </office:change-info>
          <table:previous table:id="ct1237">
            <table:change-track-table-cell office:value-type="float" office:value="29"/>
          </table:previous>
        </table:cell-content-change>
        <table:cell-content-change table:id="ct1469">
          <table:cell-address table:column="11" table:row="51" table:table="1"/>
          <office:change-info>
            <dc:creator>frederik </dc:creator>
            <dc:date>2014-09-22T14:30:13.976022611</dc:date>
          </office:change-info>
          <table:previous table:id="ct1434">
            <table:change-track-table-cell office:value-type="float" office:value="2.8"/>
          </table:previous>
        </table:cell-content-change>
        <table:cell-content-change table:id="ct1470">
          <table:cell-address table:column="11" table:row="52" table:table="1"/>
          <office:change-info>
            <dc:creator>frederik </dc:creator>
            <dc:date>2014-09-22T14:30:26.975602901</dc:date>
          </office:change-info>
          <table:previous table:id="ct1400">
            <table:change-track-table-cell office:value-type="float" office:value="6"/>
          </table:previous>
        </table:cell-content-change>
        <table:cell-content-change table:id="ct1471">
          <table:cell-address table:column="11" table:row="52" table:table="1"/>
          <office:change-info>
            <dc:creator>frederik </dc:creator>
            <dc:date>2014-09-22T14:30:44.885737076</dc:date>
          </office:change-info>
          <table:previous table:id="ct1470">
            <table:change-track-table-cell office:value-type="float" office:value="7.05"/>
          </table:previous>
        </table:cell-content-change>
        <table:cell-content-change table:id="ct1472">
          <table:cell-address table:column="11" table:row="53" table:table="1"/>
          <office:change-info>
            <dc:creator>frederik </dc:creator>
            <dc:date>2014-09-22T14:31:05.373719211</dc:date>
          </office:change-info>
          <table:previous table:id="ct1401">
            <table:change-track-table-cell office:value-type="float" office:value="10.9"/>
          </table:previous>
        </table:cell-content-change>
        <table:cell-content-change table:id="ct1473">
          <table:cell-address table:column="11" table:row="54" table:table="1"/>
          <office:change-info>
            <dc:creator>frederik </dc:creator>
            <dc:date>2014-09-22T14:31:12.777939028</dc:date>
          </office:change-info>
          <table:previous table:id="ct1402">
            <table:change-track-table-cell office:value-type="float" office:value="15.8"/>
          </table:previous>
        </table:cell-content-change>
        <table:cell-content-change table:id="ct1474">
          <table:cell-address table:column="11" table:row="55" table:table="1"/>
          <office:change-info>
            <dc:creator>frederik </dc:creator>
            <dc:date>2014-09-22T14:31:14.925511731</dc:date>
          </office:change-info>
          <table:previous table:id="ct1403">
            <table:change-track-table-cell office:value-type="float" office:value="20.8"/>
          </table:previous>
        </table:cell-content-change>
        <table:cell-content-change table:id="ct1475">
          <table:cell-address table:column="11" table:row="56" table:table="1"/>
          <office:change-info>
            <dc:creator>frederik </dc:creator>
            <dc:date>2014-09-22T14:31:20.194859206</dc:date>
          </office:change-info>
          <table:previous table:id="ct1404">
            <table:change-track-table-cell office:value-type="float" office:value="25.8"/>
          </table:previous>
        </table:cell-content-change>
        <table:cell-content-change table:id="ct1476">
          <table:cell-address table:column="12" table:row="51" table:table="1"/>
          <office:change-info>
            <dc:creator>frederik </dc:creator>
            <dc:date>2014-09-22T14:46:35.351498136</dc:date>
          </office:change-info>
          <table:previous table:id="ct1405">
            <table:change-track-table-cell office:value-type="float" office:value="0.2"/>
          </table:previous>
        </table:cell-content-change>
        <table:cell-content-change table:id="ct1477">
          <table:cell-address table:column="12" table:row="52" table:table="1"/>
          <office:change-info>
            <dc:creator>frederik </dc:creator>
            <dc:date>2014-09-22T14:46:39.406654958</dc:date>
          </office:change-info>
          <table:previous table:id="ct1406">
            <table:change-track-table-cell office:value-type="float" office:value="0.2"/>
          </table:previous>
        </table:cell-content-change>
        <table:cell-content-change table:id="ct1478">
          <table:cell-address table:column="12" table:row="53" table:table="1"/>
          <office:change-info>
            <dc:creator>frederik </dc:creator>
            <dc:date>2014-09-22T14:46:39.406678074</dc:date>
          </office:change-info>
          <table:previous table:id="ct1407">
            <table:change-track-table-cell office:value-type="float" office:value="0.2"/>
          </table:previous>
        </table:cell-content-change>
        <table:cell-content-change table:id="ct1479">
          <table:cell-address table:column="12" table:row="54" table:table="1"/>
          <office:change-info>
            <dc:creator>frederik </dc:creator>
            <dc:date>2014-09-22T14:46:39.406687869</dc:date>
          </office:change-info>
          <table:previous table:id="ct1408">
            <table:change-track-table-cell office:value-type="float" office:value="0.2"/>
          </table:previous>
        </table:cell-content-change>
        <table:cell-content-change table:id="ct1480">
          <table:cell-address table:column="12" table:row="55" table:table="1"/>
          <office:change-info>
            <dc:creator>frederik </dc:creator>
            <dc:date>2014-09-22T14:46:39.406696794</dc:date>
          </office:change-info>
          <table:previous table:id="ct1409">
            <table:change-track-table-cell office:value-type="float" office:value="0.2"/>
          </table:previous>
        </table:cell-content-change>
        <table:cell-content-change table:id="ct1481">
          <table:cell-address table:column="12" table:row="56" table:table="1"/>
          <office:change-info>
            <dc:creator>frederik </dc:creator>
            <dc:date>2014-09-22T14:46:39.406705600</dc:date>
          </office:change-info>
          <table:previous table:id="ct1410">
            <table:change-track-table-cell office:value-type="float" office:value="0.2"/>
          </table:previous>
        </table:cell-content-change>
        <table:cell-content-change table:id="ct1482">
          <table:cell-address table:column="12" table:row="51" table:table="1"/>
          <office:change-info>
            <dc:creator>frederik </dc:creator>
            <dc:date>2014-09-22T14:47:05.761623943</dc:date>
          </office:change-info>
          <table:previous table:id="ct1476">
            <table:change-track-table-cell office:value-type="float" office:value="0.1"/>
          </table:previous>
        </table:cell-content-change>
        <table:cell-content-change table:id="ct1483">
          <table:cell-address table:column="12" table:row="52" table:table="1"/>
          <office:change-info>
            <dc:creator>frederik </dc:creator>
            <dc:date>2014-09-22T14:47:11.065245117</dc:date>
          </office:change-info>
          <table:previous table:id="ct1477">
            <table:change-track-table-cell office:value-type="float" office:value="0.1"/>
          </table:previous>
        </table:cell-content-change>
        <table:cell-content-change table:id="ct1484">
          <table:cell-address table:column="12" table:row="53" table:table="1"/>
          <office:change-info>
            <dc:creator>frederik </dc:creator>
            <dc:date>2014-09-22T14:47:11.065270340</dc:date>
          </office:change-info>
          <table:previous table:id="ct1478">
            <table:change-track-table-cell office:value-type="float" office:value="0.1"/>
          </table:previous>
        </table:cell-content-change>
        <table:cell-content-change table:id="ct1485">
          <table:cell-address table:column="12" table:row="54" table:table="1"/>
          <office:change-info>
            <dc:creator>frederik </dc:creator>
            <dc:date>2014-09-22T14:47:11.065278445</dc:date>
          </office:change-info>
          <table:previous table:id="ct1479">
            <table:change-track-table-cell office:value-type="float" office:value="0.1"/>
          </table:previous>
        </table:cell-content-change>
        <table:cell-content-change table:id="ct1486">
          <table:cell-address table:column="12" table:row="55" table:table="1"/>
          <office:change-info>
            <dc:creator>frederik </dc:creator>
            <dc:date>2014-09-22T14:47:11.065285905</dc:date>
          </office:change-info>
          <table:previous table:id="ct1480">
            <table:change-track-table-cell office:value-type="float" office:value="0.1"/>
          </table:previous>
        </table:cell-content-change>
        <table:cell-content-change table:id="ct1487">
          <table:cell-address table:column="12" table:row="56" table:table="1"/>
          <office:change-info>
            <dc:creator>frederik </dc:creator>
            <dc:date>2014-09-22T14:47:11.065293546</dc:date>
          </office:change-info>
          <table:previous table:id="ct1481">
            <table:change-track-table-cell office:value-type="float" office:value="0.1"/>
          </table:previous>
        </table:cell-content-change>
        <table:cell-content-change table:id="ct1488">
          <table:cell-address table:column="6" table:row="50" table:table="1"/>
          <office:change-info>
            <dc:creator>frederik </dc:creator>
            <dc:date>2014-09-22T15:02:13.059297898</dc:date>
          </office:change-info>
          <table:previous table:id="ct447">
            <table:change-track-table-cell office:value-type="string">
              <text:p>Differenz</text:p>
            </table:change-track-table-cell>
          </table:previous>
        </table:cell-content-change>
        <table:cell-content-change table:id="ct1489">
          <table:cell-address table:column="7" table:row="50" table:table="1"/>
          <office:change-info>
            <dc:creator>frederik </dc:creator>
            <dc:date>2014-09-22T15:02:16.846758918</dc:date>
          </office:change-info>
          <table:previous table:id="ct478">
            <table:change-track-table-cell office:value-type="string">
              <text:p>Fehler</text:p>
            </table:change-track-table-cell>
          </table:previous>
        </table:cell-content-change>
        <table:cell-content-change table:id="ct1490">
          <table:cell-address table:column="16" table:row="57" table:table="1"/>
          <office:change-info>
            <dc:creator>frederik </dc:creator>
            <dc:date>2014-09-22T15:14:05.144943698</dc:date>
          </office:change-info>
          <table:previous table:id="ct1417">
            <table:change-track-table-cell table:cell-address="Tabelle2.Q58" table:formula="of:=AVERAGE([.Q52:.Q56])" office:value-type="float" office:value="4.62"/>
          </table:previous>
        </table:cell-content-change>
        <table:cell-content-change table:id="ct1491">
          <table:cell-address table:column="3" table:row="52" table:table="1"/>
          <office:change-info>
            <dc:creator>frederik </dc:creator>
            <dc:date>2014-09-22T15:30:59.583929729</dc:date>
          </office:change-info>
          <table:previous table:id="ct432">
            <table:change-track-table-cell office:value-type="float" office:value="1.22"/>
          </table:previous>
        </table:cell-content-change>
        <table:cell-content-change table:id="ct1492">
          <table:cell-address table:column="3" table:row="53" table:table="1"/>
          <office:change-info>
            <dc:creator>frederik </dc:creator>
            <dc:date>2014-09-22T15:31:02.195082931</dc:date>
          </office:change-info>
          <table:previous>
            <table:change-track-table-cell office:value-type="float" office:value="3.32"/>
          </table:previous>
        </table:cell-content-change>
        <table:cell-content-change table:id="ct1493">
          <table:cell-address table:column="2" table:row="37" table:table="1"/>
          <office:change-info>
            <dc:creator>frederik </dc:creator>
            <dc:date>2014-09-22T15:42:44.597994975</dc:date>
          </office:change-info>
          <table:previous table:id="ct1165">
            <table:change-track-table-cell office:value-type="float" office:value="1.22"/>
          </table:previous>
        </table:cell-content-change>
        <table:cell-content-change table:id="ct1494">
          <table:cell-address table:column="2" table:row="38" table:table="1"/>
          <office:change-info>
            <dc:creator>frederik </dc:creator>
            <dc:date>2014-09-22T15:42:48.279790719</dc:date>
          </office:change-info>
          <table:previous table:id="ct1166">
            <table:change-track-table-cell office:value-type="float" office:value="3.32"/>
          </table:previous>
        </table:cell-content-change>
        <table:cell-content-change table:id="ct1495">
          <table:cell-address table:column="5" table:row="59" table:table="1"/>
          <office:change-info>
            <dc:creator>frederik </dc:creator>
            <dc:date>2014-09-22T15:59:48.900059798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59" table:table="1"/>
          <office:change-info>
            <dc:creator>frederik </dc:creator>
            <dc:date>2014-09-22T16:00:02.285107868</dc:date>
          </office:change-info>
          <table:previous>
            <table:change-track-table-cell/>
          </table:previous>
        </table:cell-content-change>
        <table:cell-content-change table:id="ct1497">
          <table:cell-address table:column="23" table:row="49" table:table="1"/>
          <office:change-info>
            <dc:creator>frederik </dc:creator>
            <dc:date>2014-09-22T16:01:37.173238002</dc:date>
          </office:change-info>
          <table:previous>
            <table:change-track-table-cell/>
          </table:previous>
        </table:cell-content-change>
        <table:cell-content-change table:id="ct1498">
          <table:cell-address table:column="23" table:row="50" table:table="1"/>
          <office:change-info>
            <dc:creator>frederik </dc:creator>
            <dc:date>2014-09-22T16:01:40.433904454</dc:date>
          </office:change-info>
          <table:previous>
            <table:change-track-table-cell/>
          </table:previous>
        </table:cell-content-change>
        <table:cell-content-change table:id="ct1499">
          <table:cell-address table:column="23" table:row="51" table:table="1"/>
          <office:change-info>
            <dc:creator>frederik </dc:creator>
            <dc:date>2014-09-22T16:01:40.433971122</dc:date>
          </office:change-info>
          <table:previous>
            <table:change-track-table-cell/>
          </table:previous>
        </table:cell-content-change>
        <table:cell-content-change table:id="ct1500">
          <table:cell-address table:column="23" table:row="52" table:table="1"/>
          <office:change-info>
            <dc:creator>frederik </dc:creator>
            <dc:date>2014-09-22T16:01:40.433998015</dc:date>
          </office:change-info>
          <table:previous>
            <table:change-track-table-cell/>
          </table:previous>
        </table:cell-content-change>
        <table:cell-content-change table:id="ct1501">
          <table:cell-address table:column="23" table:row="53" table:table="1"/>
          <office:change-info>
            <dc:creator>frederik </dc:creator>
            <dc:date>2014-09-22T16:01:40.434023032</dc:date>
          </office:change-info>
          <table:previous>
            <table:change-track-table-cell/>
          </table:previous>
        </table:cell-content-change>
        <table:cell-content-change table:id="ct1502">
          <table:cell-address table:column="23" table:row="54" table:table="1"/>
          <office:change-info>
            <dc:creator>frederik </dc:creator>
            <dc:date>2014-09-22T16:01:40.434048286</dc:date>
          </office:change-info>
          <table:previous>
            <table:change-track-table-cell/>
          </table:previous>
        </table:cell-content-change>
        <table:cell-content-change table:id="ct1503">
          <table:cell-address table:column="23" table:row="55" table:table="1"/>
          <office:change-info>
            <dc:creator>frederik </dc:creator>
            <dc:date>2014-09-22T16:01:40.434078003</dc:date>
          </office:change-info>
          <table:previous>
            <table:change-track-table-cell/>
          </table:previous>
        </table:cell-content-change>
        <table:cell-content-change table:id="ct1504">
          <table:cell-address table:column="23" table:row="56" table:table="1"/>
          <office:change-info>
            <dc:creator>frederik </dc:creator>
            <dc:date>2014-09-22T16:01:40.434103552</dc:date>
          </office:change-info>
          <table:previous>
            <table:change-track-table-cell/>
          </table:previous>
        </table:cell-content-change>
        <table:cell-content-change table:id="ct1505">
          <table:cell-address table:column="23" table:row="57" table:table="1"/>
          <office:change-info>
            <dc:creator>frederik </dc:creator>
            <dc:date>2014-09-22T16:01:40.434128199</dc:date>
          </office:change-info>
          <table:previous>
            <table:change-track-table-cell/>
          </table:previous>
        </table:cell-content-change>
        <table:cell-content-change table:id="ct1506">
          <table:cell-address table:column="23" table:row="58" table:table="1"/>
          <office:change-info>
            <dc:creator>frederik </dc:creator>
            <dc:date>2014-09-22T16:01:40.434152469</dc:date>
          </office:change-info>
          <table:previous>
            <table:change-track-table-cell/>
          </table:previous>
        </table:cell-content-change>
        <table:cell-content-change table:id="ct1507">
          <table:cell-address table:column="23" table:row="59" table:table="1"/>
          <office:change-info>
            <dc:creator>frederik </dc:creator>
            <dc:date>2014-09-22T16:01:40.434176680</dc:date>
          </office:change-info>
          <table:previous>
            <table:change-track-table-cell/>
          </table:previous>
        </table:cell-content-change>
        <table:cell-content-change table:id="ct1508">
          <table:cell-address table:column="23" table:row="60" table:table="1"/>
          <office:change-info>
            <dc:creator>frederik </dc:creator>
            <dc:date>2014-09-22T16:01:40.434200740</dc:date>
          </office:change-info>
          <table:previous>
            <table:change-track-table-cell/>
          </table:previous>
        </table:cell-content-change>
        <table:cell-content-change table:id="ct1509">
          <table:cell-address table:column="23" table:row="61" table:table="1"/>
          <office:change-info>
            <dc:creator>frederik </dc:creator>
            <dc:date>2014-09-22T16:01:40.434224839</dc:date>
          </office:change-info>
          <table:previous>
            <table:change-track-table-cell/>
          </table:previous>
        </table:cell-content-change>
        <table:cell-content-change table:id="ct1510">
          <table:cell-address table:column="23" table:row="62" table:table="1"/>
          <office:change-info>
            <dc:creator>frederik </dc:creator>
            <dc:date>2014-09-22T16:01:40.434249107</dc:date>
          </office:change-info>
          <table:previous>
            <table:change-track-table-cell/>
          </table:previous>
        </table:cell-content-change>
        <table:cell-content-change table:id="ct1511">
          <table:cell-address table:column="23" table:row="63" table:table="1"/>
          <office:change-info>
            <dc:creator>frederik </dc:creator>
            <dc:date>2014-09-22T16:01:40.434273315</dc:date>
          </office:change-info>
          <table:previous>
            <table:change-track-table-cell/>
          </table:previous>
        </table:cell-content-change>
        <table:cell-content-change table:id="ct1512">
          <table:cell-address table:column="23" table:row="64" table:table="1"/>
          <office:change-info>
            <dc:creator>frederik </dc:creator>
            <dc:date>2014-09-22T16:01:40.434297745</dc:date>
          </office:change-info>
          <table:previous>
            <table:change-track-table-cell/>
          </table:previous>
        </table:cell-content-change>
        <table:cell-content-change table:id="ct1513">
          <table:cell-address table:column="25" table:row="49" table:table="1"/>
          <office:change-info>
            <dc:creator>frederik </dc:creator>
            <dc:date>2014-09-22T16:01:54.702039543</dc:date>
          </office:change-info>
          <table:previous>
            <table:change-track-table-cell/>
          </table:previous>
        </table:cell-content-change>
        <table:cell-content-change table:id="ct1514">
          <table:cell-address table:column="25" table:row="50" table:table="1"/>
          <office:change-info>
            <dc:creator>frederik </dc:creator>
            <dc:date>2014-09-22T16:02:04.543689433</dc:date>
          </office:change-info>
          <table:previous>
            <table:change-track-table-cell/>
          </table:previous>
        </table:cell-content-change>
        <table:cell-content-change table:id="ct1515">
          <table:cell-address table:column="25" table:row="49" table:table="1"/>
          <office:change-info>
            <dc:creator>frederik </dc:creator>
            <dc:date>2014-09-22T16:02:07.665805524</dc:date>
          </office:change-info>
          <table:previous table:id="ct1513">
            <table:change-track-table-cell table:cell-address="Tabelle2.Z50" table:formula="of:=SQRT(SUM([.X50:.X58]))" office:value-type="float" office:value="0.948683298050514"/>
          </table:previous>
        </table:cell-content-change>
        <table:cell-content-change table:id="ct1516">
          <table:cell-address table:column="25" table:row="50" table:table="1"/>
          <office:change-info>
            <dc:creator>frederik </dc:creator>
            <dc:date>2014-09-22T16:02:07.665847603</dc:date>
          </office:change-info>
          <table:previous table:id="ct1514">
            <table:change-track-table-cell table:cell-address="Tabelle2.Z51" table:formula="of:=SQRT(SUM([.X50:.X65]))" office:value-type="float" office:value="1.26491106406735"/>
          </table:previous>
        </table:cell-content-change>
        <table:cell-content-change table:id="ct1517">
          <table:cell-address table:column="7" table:row="58" table:table="1"/>
          <office:change-info>
            <dc:creator>frederik </dc:creator>
            <dc:date>2014-09-22T16:02:30.935656314</dc:date>
          </office:change-info>
          <table:previous>
            <table:change-track-table-cell/>
          </table:previous>
        </table:cell-content-change>
        <table:cell-content-change table:id="ct1518">
          <table:cell-address table:column="7" table:row="58" table:table="1"/>
          <office:change-info>
            <dc:creator>frederik </dc:creator>
            <dc:date>2014-09-22T16:02:45.785793321</dc:date>
          </office:change-info>
          <table:previous table:id="ct1517">
            <table:change-track-table-cell table:cell-address="Tabelle2.H59" table:formula="of:=STDEVP([.G52:.G56])" office:value-type="float" office:value="0.174355957741626"/>
          </table:previous>
        </table:cell-content-change>
        <table:cell-content-change table:id="ct1519">
          <table:cell-address table:column="5" table:row="9" table:table="1"/>
          <office:change-info>
            <dc:creator>frederik </dc:creator>
            <dc:date>2014-09-22T16:13:34.019559954</dc:date>
          </office:change-info>
          <table:previous>
            <table:change-track-table-cell/>
          </table:previous>
        </table:cell-content-change>
        <table:cell-content-change table:id="ct1520">
          <table:cell-address table:column="0" table:row="2" table:table="0"/>
          <office:change-info>
            <dc:creator>frederik </dc:creator>
            <dc:date>2014-09-22T16:18:43.670993518</dc:date>
          </office:change-info>
          <table:previous table:id="ct3">
            <table:change-track-table-cell office:value-type="string">
              <text:p>U\_1/V</text:p>
            </table:change-track-table-cell>
          </table:previous>
        </table:cell-content-change>
        <table:cell-content-change table:id="ct1521">
          <table:cell-address table:column="0" table:row="3" table:table="0"/>
          <office:change-info>
            <dc:creator>frederik </dc:creator>
            <dc:date>2014-09-22T16:18:43.671039728</dc:date>
          </office:change-info>
          <table:previous table:id="ct58">
            <table:change-track-table-cell office:value-type="float" office:value="5.04"/>
          </table:previous>
        </table:cell-content-change>
        <table:cell-content-change table:id="ct1522">
          <table:cell-address table:column="0" table:row="26" table:table="0"/>
          <office:change-info>
            <dc:creator>frederik </dc:creator>
            <dc:date>2014-09-22T16:18:43.671102365</dc:date>
          </office:change-info>
          <table:previous>
            <table:change-track-table-cell/>
          </table:previous>
        </table:cell-content-change>
        <table:cell-content-change table:id="ct1523">
          <table:cell-address table:column="0" table:row="27" table:table="0"/>
          <office:change-info>
            <dc:creator>frederik </dc:creator>
            <dc:date>2014-09-22T16:18:43.671112051</dc:date>
          </office:change-info>
          <table:previous>
            <table:change-track-table-cell/>
          </table:previous>
        </table:cell-content-change>
        <table:cell-content-change table:id="ct1524">
          <table:cell-address table:column="0" table:row="28" table:table="0"/>
          <office:change-info>
            <dc:creator>frederik </dc:creator>
            <dc:date>2014-09-22T16:18:43.671121442</dc:date>
          </office:change-info>
          <table:previous>
            <table:change-track-table-cell/>
          </table:previous>
        </table:cell-content-change>
        <table:cell-content-change table:id="ct1525">
          <table:cell-address table:column="0" table:row="29" table:table="0"/>
          <office:change-info>
            <dc:creator>frederik </dc:creator>
            <dc:date>2014-09-22T16:18:43.671130697</dc:date>
          </office:change-info>
          <table:previous>
            <table:change-track-table-cell/>
          </table:previous>
        </table:cell-content-change>
        <table:cell-content-change table:id="ct1526">
          <table:cell-address table:column="0" table:row="30" table:table="0"/>
          <office:change-info>
            <dc:creator>frederik </dc:creator>
            <dc:date>2014-09-22T16:18:43.671140007</dc:date>
          </office:change-info>
          <table:previous>
            <table:change-track-table-cell/>
          </table:previous>
        </table:cell-content-change>
        <table:cell-content-change table:id="ct1527">
          <table:cell-address table:column="0" table:row="31" table:table="0"/>
          <office:change-info>
            <dc:creator>frederik </dc:creator>
            <dc:date>2014-09-22T16:18:43.671149579</dc:date>
          </office:change-info>
          <table:previous>
            <table:change-track-table-cell/>
          </table:previous>
        </table:cell-content-change>
        <table:cell-content-change table:id="ct1528">
          <table:cell-address table:column="0" table:row="32" table:table="0"/>
          <office:change-info>
            <dc:creator>frederik </dc:creator>
            <dc:date>2014-09-22T16:18:43.671158879</dc:date>
          </office:change-info>
          <table:previous>
            <table:change-track-table-cell/>
          </table:previous>
        </table:cell-content-change>
        <table:cell-content-change table:id="ct1529">
          <table:cell-address table:column="0" table:row="33" table:table="0"/>
          <office:change-info>
            <dc:creator>frederik </dc:creator>
            <dc:date>2014-09-22T16:18:43.671168368</dc:date>
          </office:change-info>
          <table:previous>
            <table:change-track-table-cell/>
          </table:previous>
        </table:cell-content-change>
        <table:cell-content-change table:id="ct1530">
          <table:cell-address table:column="0" table:row="34" table:table="0"/>
          <office:change-info>
            <dc:creator>frederik </dc:creator>
            <dc:date>2014-09-22T16:18:43.671177848</dc:date>
          </office:change-info>
          <table:previous>
            <table:change-track-table-cell/>
          </table:previous>
        </table:cell-content-change>
        <table:cell-content-change table:id="ct1531">
          <table:cell-address table:column="0" table:row="35" table:table="0"/>
          <office:change-info>
            <dc:creator>frederik </dc:creator>
            <dc:date>2014-09-22T16:18:43.671187454</dc:date>
          </office:change-info>
          <table:previous>
            <table:change-track-table-cell/>
          </table:previous>
        </table:cell-content-change>
        <table:cell-content-change table:id="ct1532">
          <table:cell-address table:column="0" table:row="36" table:table="0"/>
          <office:change-info>
            <dc:creator>frederik </dc:creator>
            <dc:date>2014-09-22T16:18:43.671212833</dc:date>
          </office:change-info>
          <table:previous>
            <table:change-track-table-cell/>
          </table:previous>
        </table:cell-content-change>
        <table:cell-content-change table:id="ct1533">
          <table:cell-address table:column="0" table:row="37" table:table="0"/>
          <office:change-info>
            <dc:creator>frederik </dc:creator>
            <dc:date>2014-09-22T16:18:43.671224036</dc:date>
          </office:change-info>
          <table:previous>
            <table:change-track-table-cell/>
          </table:previous>
        </table:cell-content-change>
        <table:cell-content-change table:id="ct1534">
          <table:cell-address table:column="0" table:row="38" table:table="0"/>
          <office:change-info>
            <dc:creator>frederik </dc:creator>
            <dc:date>2014-09-22T16:18:43.671233538</dc:date>
          </office:change-info>
          <table:previous>
            <table:change-track-table-cell/>
          </table:previous>
        </table:cell-content-change>
        <table:cell-content-change table:id="ct1535">
          <table:cell-address table:column="0" table:row="39" table:table="0"/>
          <office:change-info>
            <dc:creator>frederik </dc:creator>
            <dc:date>2014-09-22T16:18:43.671243085</dc:date>
          </office:change-info>
          <table:previous>
            <table:change-track-table-cell/>
          </table:previous>
        </table:cell-content-change>
        <table:cell-content-change table:id="ct1536">
          <table:cell-address table:column="0" table:row="40" table:table="0"/>
          <office:change-info>
            <dc:creator>frederik </dc:creator>
            <dc:date>2014-09-22T16:18:43.671252247</dc:date>
          </office:change-info>
          <table:previous>
            <table:change-track-table-cell/>
          </table:previous>
        </table:cell-content-change>
        <table:cell-content-change table:id="ct1537">
          <table:cell-address table:column="0" table:row="41" table:table="0"/>
          <office:change-info>
            <dc:creator>frederik </dc:creator>
            <dc:date>2014-09-22T16:18:43.671261733</dc:date>
          </office:change-info>
          <table:previous>
            <table:change-track-table-cell/>
          </table:previous>
        </table:cell-content-change>
        <table:cell-content-change table:id="ct1538">
          <table:cell-address table:column="0" table:row="48" table:table="0"/>
          <office:change-info>
            <dc:creator>frederik </dc:creator>
            <dc:date>2014-09-22T16:18:43.671272210</dc:date>
          </office:change-info>
          <table:previous>
            <table:change-track-table-cell/>
          </table:previous>
        </table:cell-content-change>
        <table:cell-content-change table:id="ct1539">
          <table:cell-address table:column="0" table:row="50" table:table="0"/>
          <office:change-info>
            <dc:creator>frederik </dc:creator>
            <dc:date>2014-09-22T16:18:43.671280674</dc:date>
          </office:change-info>
          <table:previous>
            <table:change-track-table-cell/>
          </table:previous>
        </table:cell-content-change>
        <table:cell-content-change table:id="ct1540">
          <table:cell-address table:column="0" table:row="51" table:table="0"/>
          <office:change-info>
            <dc:creator>frederik </dc:creator>
            <dc:date>2014-09-22T16:18:43.671289875</dc:date>
          </office:change-info>
          <table:previous>
            <table:change-track-table-cell/>
          </table:previous>
        </table:cell-content-change>
        <table:cell-content-change table:id="ct1541">
          <table:cell-address table:column="0" table:row="52" table:table="0"/>
          <office:change-info>
            <dc:creator>frederik </dc:creator>
            <dc:date>2014-09-22T16:18:43.671299205</dc:date>
          </office:change-info>
          <table:previous>
            <table:change-track-table-cell/>
          </table:previous>
        </table:cell-content-change>
        <table:cell-content-change table:id="ct1542">
          <table:cell-address table:column="0" table:row="53" table:table="0"/>
          <office:change-info>
            <dc:creator>frederik </dc:creator>
            <dc:date>2014-09-22T16:18:43.671308722</dc:date>
          </office:change-info>
          <table:previous>
            <table:change-track-table-cell/>
          </table:previous>
        </table:cell-content-change>
        <table:cell-content-change table:id="ct1543">
          <table:cell-address table:column="0" table:row="54" table:table="0"/>
          <office:change-info>
            <dc:creator>frederik </dc:creator>
            <dc:date>2014-09-22T16:18:43.671317981</dc:date>
          </office:change-info>
          <table:previous>
            <table:change-track-table-cell/>
          </table:previous>
        </table:cell-content-change>
        <table:cell-content-change table:id="ct1544">
          <table:cell-address table:column="0" table:row="55" table:table="0"/>
          <office:change-info>
            <dc:creator>frederik </dc:creator>
            <dc:date>2014-09-22T16:18:43.671327466</dc:date>
          </office:change-info>
          <table:previous>
            <table:change-track-table-cell/>
          </table:previous>
        </table:cell-content-change>
        <table:cell-content-change table:id="ct1545">
          <table:cell-address table:column="0" table:row="56" table:table="0"/>
          <office:change-info>
            <dc:creator>frederik </dc:creator>
            <dc:date>2014-09-22T16:18:43.671336678</dc:date>
          </office:change-info>
          <table:previous>
            <table:change-track-table-cell/>
          </table:previous>
        </table:cell-content-change>
        <table:cell-content-change table:id="ct1546">
          <table:cell-address table:column="0" table:row="62" table:table="0"/>
          <office:change-info>
            <dc:creator>frederik </dc:creator>
            <dc:date>2014-09-22T16:18:43.671347296</dc:date>
          </office:change-info>
          <table:previous>
            <table:change-track-table-cell/>
          </table:previous>
        </table:cell-content-change>
        <table:cell-content-change table:id="ct1547">
          <table:cell-address table:column="0" table:row="64" table:table="0"/>
          <office:change-info>
            <dc:creator>frederik </dc:creator>
            <dc:date>2014-09-22T16:18:43.671355254</dc:date>
          </office:change-info>
          <table:previous>
            <table:change-track-table-cell/>
          </table:previous>
        </table:cell-content-change>
        <table:cell-content-change table:id="ct1548">
          <table:cell-address table:column="0" table:row="65" table:table="0"/>
          <office:change-info>
            <dc:creator>frederik </dc:creator>
            <dc:date>2014-09-22T16:18:43.671363862</dc:date>
          </office:change-info>
          <table:previous>
            <table:change-track-table-cell/>
          </table:previous>
        </table:cell-content-change>
        <table:cell-content-change table:id="ct1549">
          <table:cell-address table:column="0" table:row="67" table:table="0"/>
          <office:change-info>
            <dc:creator>frederik </dc:creator>
            <dc:date>2014-09-22T16:18:43.671390638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68" table:table="0"/>
          <office:change-info>
            <dc:creator>frederik </dc:creator>
            <dc:date>2014-09-22T16:18:43.671399645</dc:date>
          </office:change-info>
          <table:previous>
            <table:change-track-table-cell/>
          </table:previous>
        </table:cell-content-change>
        <table:cell-content-change table:id="ct1551">
          <table:cell-address table:column="0" table:row="69" table:table="0"/>
          <office:change-info>
            <dc:creator>frederik </dc:creator>
            <dc:date>2014-09-22T16:18:43.671408975</dc:date>
          </office:change-info>
          <table:previous>
            <table:change-track-table-cell/>
          </table:previous>
        </table:cell-content-change>
        <table:cell-content-change table:id="ct1552">
          <table:cell-address table:column="0" table:row="70" table:table="0"/>
          <office:change-info>
            <dc:creator>frederik </dc:creator>
            <dc:date>2014-09-22T16:18:43.671418455</dc:date>
          </office:change-info>
          <table:previous>
            <table:change-track-table-cell/>
          </table:previous>
        </table:cell-content-change>
        <table:cell-content-change table:id="ct1553">
          <table:cell-address table:column="0" table:row="71" table:table="0"/>
          <office:change-info>
            <dc:creator>frederik </dc:creator>
            <dc:date>2014-09-22T16:18:43.671428034</dc:date>
          </office:change-info>
          <table:previous>
            <table:change-track-table-cell/>
          </table:previous>
        </table:cell-content-change>
        <table:cell-content-change table:id="ct1554">
          <table:cell-address table:column="0" table:row="72" table:table="0"/>
          <office:change-info>
            <dc:creator>frederik </dc:creator>
            <dc:date>2014-09-22T16:18:43.671437265</dc:date>
          </office:change-info>
          <table:previous>
            <table:change-track-table-cell/>
          </table:previous>
        </table:cell-content-change>
        <table:cell-content-change table:id="ct1555">
          <table:cell-address table:column="0" table:row="73" table:table="0"/>
          <office:change-info>
            <dc:creator>frederik </dc:creator>
            <dc:date>2014-09-22T16:18:43.671446561</dc:date>
          </office:change-info>
          <table:previous>
            <table:change-track-table-cell/>
          </table:previous>
        </table:cell-content-change>
        <table:cell-content-change table:id="ct1556">
          <table:cell-address table:column="0" table:row="74" table:table="0"/>
          <office:change-info>
            <dc:creator>frederik </dc:creator>
            <dc:date>2014-09-22T16:18:43.671456009</dc:date>
          </office:change-info>
          <table:previous>
            <table:change-track-table-cell/>
          </table:previous>
        </table:cell-content-change>
        <table:cell-content-change table:id="ct1557">
          <table:cell-address table:column="0" table:row="75" table:table="0"/>
          <office:change-info>
            <dc:creator>frederik </dc:creator>
            <dc:date>2014-09-22T16:18:43.671465473</dc:date>
          </office:change-info>
          <table:previous>
            <table:change-track-table-cell/>
          </table:previous>
        </table:cell-content-change>
        <table:cell-content-change table:id="ct1558">
          <table:cell-address table:column="0" table:row="76" table:table="0"/>
          <office:change-info>
            <dc:creator>frederik </dc:creator>
            <dc:date>2014-09-22T16:18:43.671475095</dc:date>
          </office:change-info>
          <table:previous>
            <table:change-track-table-cell/>
          </table:previous>
        </table:cell-content-change>
        <table:cell-content-change table:id="ct1559">
          <table:cell-address table:column="0" table:row="77" table:table="0"/>
          <office:change-info>
            <dc:creator>frederik </dc:creator>
            <dc:date>2014-09-22T16:18:43.671484658</dc:date>
          </office:change-info>
          <table:previous>
            <table:change-track-table-cell/>
          </table:previous>
        </table:cell-content-change>
        <table:cell-content-change table:id="ct1560">
          <table:cell-address table:column="0" table:row="78" table:table="0"/>
          <office:change-info>
            <dc:creator>frederik </dc:creator>
            <dc:date>2014-09-22T16:18:43.671494025</dc:date>
          </office:change-info>
          <table:previous>
            <table:change-track-table-cell/>
          </table:previous>
        </table:cell-content-change>
        <table:cell-content-change table:id="ct1561">
          <table:cell-address table:column="0" table:row="79" table:table="0"/>
          <office:change-info>
            <dc:creator>frederik </dc:creator>
            <dc:date>2014-09-22T16:18:43.671506118</dc:date>
          </office:change-info>
          <table:previous>
            <table:change-track-table-cell/>
          </table:previous>
        </table:cell-content-change>
        <table:cell-content-change table:id="ct1562">
          <table:cell-address table:column="0" table:row="80" table:table="0"/>
          <office:change-info>
            <dc:creator>frederik </dc:creator>
            <dc:date>2014-09-22T16:18:43.671516509</dc:date>
          </office:change-info>
          <table:previous>
            <table:change-track-table-cell/>
          </table:previous>
        </table:cell-content-change>
        <table:cell-content-change table:id="ct1563">
          <table:cell-address table:column="0" table:row="81" table:table="0"/>
          <office:change-info>
            <dc:creator>frederik </dc:creator>
            <dc:date>2014-09-22T16:18:43.671526149</dc:date>
          </office:change-info>
          <table:previous>
            <table:change-track-table-cell/>
          </table:previous>
        </table:cell-content-change>
        <table:cell-content-change table:id="ct1564">
          <table:cell-address table:column="0" table:row="82" table:table="0"/>
          <office:change-info>
            <dc:creator>frederik </dc:creator>
            <dc:date>2014-09-22T16:18:43.671535683</dc:date>
          </office:change-info>
          <table:previous>
            <table:change-track-table-cell/>
          </table:previous>
        </table:cell-content-change>
        <table:cell-content-change table:id="ct1565">
          <table:cell-address table:column="0" table:row="83" table:table="0"/>
          <office:change-info>
            <dc:creator>frederik </dc:creator>
            <dc:date>2014-09-22T16:18:43.671545321</dc:date>
          </office:change-info>
          <table:previous>
            <table:change-track-table-cell/>
          </table:previous>
        </table:cell-content-change>
        <table:cell-content-change table:id="ct1566">
          <table:cell-address table:column="0" table:row="84" table:table="0"/>
          <office:change-info>
            <dc:creator>frederik </dc:creator>
            <dc:date>2014-09-22T16:18:43.671554747</dc:date>
          </office:change-info>
          <table:previous>
            <table:change-track-table-cell/>
          </table:previous>
        </table:cell-content-change>
        <table:cell-content-change table:id="ct1567">
          <table:cell-address table:column="0" table:row="85" table:table="0"/>
          <office:change-info>
            <dc:creator>frederik </dc:creator>
            <dc:date>2014-09-22T16:18:43.671564190</dc:date>
          </office:change-info>
          <table:previous>
            <table:change-track-table-cell/>
          </table:previous>
        </table:cell-content-change>
        <table:cell-content-change table:id="ct1568">
          <table:cell-address table:column="0" table:row="86" table:table="0"/>
          <office:change-info>
            <dc:creator>frederik </dc:creator>
            <dc:date>2014-09-22T16:18:43.671573618</dc:date>
          </office:change-info>
          <table:previous>
            <table:change-track-table-cell/>
          </table:previous>
        </table:cell-content-change>
        <table:cell-content-change table:id="ct1569">
          <table:cell-address table:column="0" table:row="87" table:table="0"/>
          <office:change-info>
            <dc:creator>frederik </dc:creator>
            <dc:date>2014-09-22T16:18:43.671583169</dc:date>
          </office:change-info>
          <table:previous>
            <table:change-track-table-cell/>
          </table:previous>
        </table:cell-content-change>
        <table:cell-content-change table:id="ct1570">
          <table:cell-address table:column="0" table:row="88" table:table="0"/>
          <office:change-info>
            <dc:creator>frederik </dc:creator>
            <dc:date>2014-09-22T16:18:43.671592571</dc:date>
          </office:change-info>
          <table:previous>
            <table:change-track-table-cell/>
          </table:previous>
        </table:cell-content-change>
        <table:cell-content-change table:id="ct1571">
          <table:cell-address table:column="0" table:row="89" table:table="0"/>
          <office:change-info>
            <dc:creator>frederik </dc:creator>
            <dc:date>2014-09-22T16:18:43.671601891</dc:date>
          </office:change-info>
          <table:previous>
            <table:change-track-table-cell/>
          </table:previous>
        </table:cell-content-change>
        <table:cell-content-change table:id="ct1572">
          <table:cell-address table:column="0" table:row="90" table:table="0"/>
          <office:change-info>
            <dc:creator>frederik </dc:creator>
            <dc:date>2014-09-22T16:18:43.671611374</dc:date>
          </office:change-info>
          <table:previous>
            <table:change-track-table-cell/>
          </table:previous>
        </table:cell-content-change>
        <table:cell-content-change table:id="ct1573">
          <table:cell-address table:column="0" table:row="91" table:table="0"/>
          <office:change-info>
            <dc:creator>frederik </dc:creator>
            <dc:date>2014-09-22T16:18:43.671620848</dc:date>
          </office:change-info>
          <table:previous>
            <table:change-track-table-cell/>
          </table:previous>
        </table:cell-content-change>
        <table:cell-content-change table:id="ct1574">
          <table:cell-address table:column="0" table:row="92" table:table="0"/>
          <office:change-info>
            <dc:creator>frederik </dc:creator>
            <dc:date>2014-09-22T16:18:43.671630390</dc:date>
          </office:change-info>
          <table:previous>
            <table:change-track-table-cell/>
          </table:previous>
        </table:cell-content-change>
        <table:cell-content-change table:id="ct1575">
          <table:cell-address table:column="0" table:row="93" table:table="0"/>
          <office:change-info>
            <dc:creator>frederik </dc:creator>
            <dc:date>2014-09-22T16:18:43.671639889</dc:date>
          </office:change-info>
          <table:previous>
            <table:change-track-table-cell/>
          </table:previous>
        </table:cell-content-change>
        <table:cell-content-change table:id="ct1576">
          <table:cell-address table:column="0" table:row="94" table:table="0"/>
          <office:change-info>
            <dc:creator>frederik </dc:creator>
            <dc:date>2014-09-22T16:18:43.671649293</dc:date>
          </office:change-info>
          <table:previous>
            <table:change-track-table-cell/>
          </table:previous>
        </table:cell-content-change>
        <table:cell-content-change table:id="ct1577">
          <table:cell-address table:column="0" table:row="95" table:table="0"/>
          <office:change-info>
            <dc:creator>frederik </dc:creator>
            <dc:date>2014-09-22T16:18:43.671658785</dc:date>
          </office:change-info>
          <table:previous>
            <table:change-track-table-cell/>
          </table:previous>
        </table:cell-content-change>
        <table:cell-content-change table:id="ct1578">
          <table:cell-address table:column="0" table:row="96" table:table="0"/>
          <office:change-info>
            <dc:creator>frederik </dc:creator>
            <dc:date>2014-09-22T16:18:43.671668246</dc:date>
          </office:change-info>
          <table:previous>
            <table:change-track-table-cell/>
          </table:previous>
        </table:cell-content-change>
        <table:cell-content-change table:id="ct1579">
          <table:cell-address table:column="0" table:row="97" table:table="0"/>
          <office:change-info>
            <dc:creator>frederik </dc:creator>
            <dc:date>2014-09-22T16:18:43.671677689</dc:date>
          </office:change-info>
          <table:previous>
            <table:change-track-table-cell/>
          </table:previous>
        </table:cell-content-change>
        <table:cell-content-change table:id="ct1580">
          <table:cell-address table:column="0" table:row="98" table:table="0"/>
          <office:change-info>
            <dc:creator>frederik </dc:creator>
            <dc:date>2014-09-22T16:18:43.671687245</dc:date>
          </office:change-info>
          <table:previous>
            <table:change-track-table-cell/>
          </table:previous>
        </table:cell-content-change>
        <table:cell-content-change table:id="ct1581">
          <table:cell-address table:column="0" table:row="99" table:table="0"/>
          <office:change-info>
            <dc:creator>frederik </dc:creator>
            <dc:date>2014-09-22T16:18:43.671696687</dc:date>
          </office:change-info>
          <table:previous>
            <table:change-track-table-cell/>
          </table:previous>
        </table:cell-content-change>
        <table:cell-content-change table:id="ct1582">
          <table:cell-address table:column="0" table:row="100" table:table="0"/>
          <office:change-info>
            <dc:creator>frederik </dc:creator>
            <dc:date>2014-09-22T16:18:43.671706138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103" table:table="0"/>
          <office:change-info>
            <dc:creator>frederik </dc:creator>
            <dc:date>2014-09-22T16:18:43.671715868</dc:date>
          </office:change-info>
          <table:previous>
            <table:change-track-table-cell/>
          </table:previous>
        </table:cell-content-change>
        <table:cell-content-change table:id="ct1584">
          <table:cell-address table:column="1" table:row="2" table:table="0"/>
          <office:change-info>
            <dc:creator>frederik </dc:creator>
            <dc:date>2014-09-22T16:18:43.671727096</dc:date>
          </office:change-info>
          <table:previous table:id="ct6">
            <table:change-track-table-cell office:value-type="string">
              <text:p>Fehler/V</text:p>
            </table:change-track-table-cell>
          </table:previous>
        </table:cell-content-change>
        <table:cell-content-change table:id="ct1585">
          <table:cell-address table:column="1" table:row="3" table:table="0"/>
          <office:change-info>
            <dc:creator>frederik </dc:creator>
            <dc:date>2014-09-22T16:18:43.671738248</dc:date>
          </office:change-info>
          <table:previous table:id="ct59">
            <table:change-track-table-cell office:value-type="float" office:value="0.01"/>
          </table:previous>
        </table:cell-content-change>
        <table:cell-content-change table:id="ct1586">
          <table:cell-address table:column="1" table:row="26" table:table="0"/>
          <office:change-info>
            <dc:creator>frederik </dc:creator>
            <dc:date>2014-09-22T16:18:43.671791568</dc:date>
          </office:change-info>
          <table:previous>
            <table:change-track-table-cell/>
          </table:previous>
        </table:cell-content-change>
        <table:cell-content-change table:id="ct1587">
          <table:cell-address table:column="1" table:row="27" table:table="0"/>
          <office:change-info>
            <dc:creator>frederik </dc:creator>
            <dc:date>2014-09-22T16:18:43.671801220</dc:date>
          </office:change-info>
          <table:previous>
            <table:change-track-table-cell/>
          </table:previous>
        </table:cell-content-change>
        <table:cell-content-change table:id="ct1588">
          <table:cell-address table:column="1" table:row="28" table:table="0"/>
          <office:change-info>
            <dc:creator>frederik </dc:creator>
            <dc:date>2014-09-22T16:18:43.671810478</dc:date>
          </office:change-info>
          <table:previous>
            <table:change-track-table-cell/>
          </table:previous>
        </table:cell-content-change>
        <table:cell-content-change table:id="ct1589">
          <table:cell-address table:column="1" table:row="29" table:table="0"/>
          <office:change-info>
            <dc:creator>frederik </dc:creator>
            <dc:date>2014-09-22T16:18:43.671819792</dc:date>
          </office:change-info>
          <table:previous>
            <table:change-track-table-cell/>
          </table:previous>
        </table:cell-content-change>
        <table:cell-content-change table:id="ct1590">
          <table:cell-address table:column="1" table:row="30" table:table="0"/>
          <office:change-info>
            <dc:creator>frederik </dc:creator>
            <dc:date>2014-09-22T16:18:43.671831722</dc:date>
          </office:change-info>
          <table:previous>
            <table:change-track-table-cell/>
          </table:previous>
        </table:cell-content-change>
        <table:cell-content-change table:id="ct1591">
          <table:cell-address table:column="1" table:row="31" table:table="0"/>
          <office:change-info>
            <dc:creator>frederik </dc:creator>
            <dc:date>2014-09-22T16:18:43.671841710</dc:date>
          </office:change-info>
          <table:previous>
            <table:change-track-table-cell/>
          </table:previous>
        </table:cell-content-change>
        <table:cell-content-change table:id="ct1592">
          <table:cell-address table:column="1" table:row="32" table:table="0"/>
          <office:change-info>
            <dc:creator>frederik </dc:creator>
            <dc:date>2014-09-22T16:18:43.671850997</dc:date>
          </office:change-info>
          <table:previous>
            <table:change-track-table-cell/>
          </table:previous>
        </table:cell-content-change>
        <table:cell-content-change table:id="ct1593">
          <table:cell-address table:column="1" table:row="33" table:table="0"/>
          <office:change-info>
            <dc:creator>frederik </dc:creator>
            <dc:date>2014-09-22T16:18:43.671860216</dc:date>
          </office:change-info>
          <table:previous>
            <table:change-track-table-cell/>
          </table:previous>
        </table:cell-content-change>
        <table:cell-content-change table:id="ct1594">
          <table:cell-address table:column="1" table:row="34" table:table="0"/>
          <office:change-info>
            <dc:creator>frederik </dc:creator>
            <dc:date>2014-09-22T16:18:43.671869500</dc:date>
          </office:change-info>
          <table:previous>
            <table:change-track-table-cell/>
          </table:previous>
        </table:cell-content-change>
        <table:cell-content-change table:id="ct1595">
          <table:cell-address table:column="1" table:row="35" table:table="0"/>
          <office:change-info>
            <dc:creator>frederik </dc:creator>
            <dc:date>2014-09-22T16:18:43.671878694</dc:date>
          </office:change-info>
          <table:previous>
            <table:change-track-table-cell/>
          </table:previous>
        </table:cell-content-change>
        <table:cell-content-change table:id="ct1596">
          <table:cell-address table:column="1" table:row="36" table:table="0"/>
          <office:change-info>
            <dc:creator>frederik </dc:creator>
            <dc:date>2014-09-22T16:18:43.671887860</dc:date>
          </office:change-info>
          <table:previous>
            <table:change-track-table-cell/>
          </table:previous>
        </table:cell-content-change>
        <table:cell-content-change table:id="ct1597">
          <table:cell-address table:column="1" table:row="37" table:table="0"/>
          <office:change-info>
            <dc:creator>frederik </dc:creator>
            <dc:date>2014-09-22T16:18:43.671897182</dc:date>
          </office:change-info>
          <table:previous>
            <table:change-track-table-cell/>
          </table:previous>
        </table:cell-content-change>
        <table:cell-content-change table:id="ct1598">
          <table:cell-address table:column="1" table:row="38" table:table="0"/>
          <office:change-info>
            <dc:creator>frederik </dc:creator>
            <dc:date>2014-09-22T16:18:43.671906395</dc:date>
          </office:change-info>
          <table:previous>
            <table:change-track-table-cell/>
          </table:previous>
        </table:cell-content-change>
        <table:cell-content-change table:id="ct1599">
          <table:cell-address table:column="1" table:row="39" table:table="0"/>
          <office:change-info>
            <dc:creator>frederik </dc:creator>
            <dc:date>2014-09-22T16:18:43.671915752</dc:date>
          </office:change-info>
          <table:previous>
            <table:change-track-table-cell/>
          </table:previous>
        </table:cell-content-change>
        <table:cell-content-change table:id="ct1600">
          <table:cell-address table:column="1" table:row="40" table:table="0"/>
          <office:change-info>
            <dc:creator>frederik </dc:creator>
            <dc:date>2014-09-22T16:18:43.671924957</dc:date>
          </office:change-info>
          <table:previous>
            <table:change-track-table-cell/>
          </table:previous>
        </table:cell-content-change>
        <table:cell-content-change table:id="ct1601">
          <table:cell-address table:column="1" table:row="41" table:table="0"/>
          <office:change-info>
            <dc:creator>frederik </dc:creator>
            <dc:date>2014-09-22T16:18:43.671934221</dc:date>
          </office:change-info>
          <table:previous>
            <table:change-track-table-cell/>
          </table:previous>
        </table:cell-content-change>
        <table:cell-content-change table:id="ct1602">
          <table:cell-address table:column="1" table:row="50" table:table="0"/>
          <office:change-info>
            <dc:creator>frederik </dc:creator>
            <dc:date>2014-09-22T16:18:43.671944914</dc:date>
          </office:change-info>
          <table:previous>
            <table:change-track-table-cell/>
          </table:previous>
        </table:cell-content-change>
        <table:cell-content-change table:id="ct1603">
          <table:cell-address table:column="1" table:row="51" table:table="0"/>
          <office:change-info>
            <dc:creator>frederik </dc:creator>
            <dc:date>2014-09-22T16:18:43.671953774</dc:date>
          </office:change-info>
          <table:previous>
            <table:change-track-table-cell/>
          </table:previous>
        </table:cell-content-change>
        <table:cell-content-change table:id="ct1604">
          <table:cell-address table:column="1" table:row="52" table:table="0"/>
          <office:change-info>
            <dc:creator>frederik </dc:creator>
            <dc:date>2014-09-22T16:18:43.671963177</dc:date>
          </office:change-info>
          <table:previous>
            <table:change-track-table-cell/>
          </table:previous>
        </table:cell-content-change>
        <table:cell-content-change table:id="ct1605">
          <table:cell-address table:column="1" table:row="53" table:table="0"/>
          <office:change-info>
            <dc:creator>frederik </dc:creator>
            <dc:date>2014-09-22T16:18:43.671972477</dc:date>
          </office:change-info>
          <table:previous>
            <table:change-track-table-cell/>
          </table:previous>
        </table:cell-content-change>
        <table:cell-content-change table:id="ct1606">
          <table:cell-address table:column="1" table:row="54" table:table="0"/>
          <office:change-info>
            <dc:creator>frederik </dc:creator>
            <dc:date>2014-09-22T16:18:43.671981701</dc:date>
          </office:change-info>
          <table:previous>
            <table:change-track-table-cell/>
          </table:previous>
        </table:cell-content-change>
        <table:cell-content-change table:id="ct1607">
          <table:cell-address table:column="1" table:row="55" table:table="0"/>
          <office:change-info>
            <dc:creator>frederik </dc:creator>
            <dc:date>2014-09-22T16:18:43.671991034</dc:date>
          </office:change-info>
          <table:previous>
            <table:change-track-table-cell/>
          </table:previous>
        </table:cell-content-change>
        <table:cell-content-change table:id="ct1608">
          <table:cell-address table:column="1" table:row="56" table:table="0"/>
          <office:change-info>
            <dc:creator>frederik </dc:creator>
            <dc:date>2014-09-22T16:18:43.672000281</dc:date>
          </office:change-info>
          <table:previous>
            <table:change-track-table-cell/>
          </table:previous>
        </table:cell-content-change>
        <table:cell-content-change table:id="ct1609">
          <table:cell-address table:column="1" table:row="64" table:table="0"/>
          <office:change-info>
            <dc:creator>frederik </dc:creator>
            <dc:date>2014-09-22T16:18:43.672010725</dc:date>
          </office:change-info>
          <table:previous>
            <table:change-track-table-cell/>
          </table:previous>
        </table:cell-content-change>
        <table:cell-content-change table:id="ct1610">
          <table:cell-address table:column="1" table:row="65" table:table="0"/>
          <office:change-info>
            <dc:creator>frederik </dc:creator>
            <dc:date>2014-09-22T16:18:43.672019530</dc:date>
          </office:change-info>
          <table:previous>
            <table:change-track-table-cell/>
          </table:previous>
        </table:cell-content-change>
        <table:cell-content-change table:id="ct1611">
          <table:cell-address table:column="1" table:row="67" table:table="0"/>
          <office:change-info>
            <dc:creator>frederik </dc:creator>
            <dc:date>2014-09-22T16:18:43.672029850</dc:date>
          </office:change-info>
          <table:previous>
            <table:change-track-table-cell/>
          </table:previous>
        </table:cell-content-change>
        <table:cell-content-change table:id="ct1612">
          <table:cell-address table:column="1" table:row="68" table:table="0"/>
          <office:change-info>
            <dc:creator>frederik </dc:creator>
            <dc:date>2014-09-22T16:18:43.672038810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69" table:table="0"/>
          <office:change-info>
            <dc:creator>frederik </dc:creator>
            <dc:date>2014-09-22T16:18:43.672088462</dc:date>
          </office:change-info>
          <table:previous>
            <table:change-track-table-cell/>
          </table:previous>
        </table:cell-content-change>
        <table:cell-content-change table:id="ct1614">
          <table:cell-address table:column="1" table:row="70" table:table="0"/>
          <office:change-info>
            <dc:creator>frederik </dc:creator>
            <dc:date>2014-09-22T16:18:43.672099021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71" table:table="0"/>
          <office:change-info>
            <dc:creator>frederik </dc:creator>
            <dc:date>2014-09-22T16:18:43.672113097</dc:date>
          </office:change-info>
          <table:previous>
            <table:change-track-table-cell/>
          </table:previous>
        </table:cell-content-change>
        <table:cell-content-change table:id="ct1616">
          <table:cell-address table:column="1" table:row="72" table:table="0"/>
          <office:change-info>
            <dc:creator>frederik </dc:creator>
            <dc:date>2014-09-22T16:18:43.672122841</dc:date>
          </office:change-info>
          <table:previous>
            <table:change-track-table-cell/>
          </table:previous>
        </table:cell-content-change>
        <table:cell-content-change table:id="ct1617">
          <table:cell-address table:column="1" table:row="73" table:table="0"/>
          <office:change-info>
            <dc:creator>frederik </dc:creator>
            <dc:date>2014-09-22T16:18:43.672132391</dc:date>
          </office:change-info>
          <table:previous>
            <table:change-track-table-cell/>
          </table:previous>
        </table:cell-content-change>
        <table:cell-content-change table:id="ct1618">
          <table:cell-address table:column="1" table:row="74" table:table="0"/>
          <office:change-info>
            <dc:creator>frederik </dc:creator>
            <dc:date>2014-09-22T16:18:43.672141991</dc:date>
          </office:change-info>
          <table:previous>
            <table:change-track-table-cell/>
          </table:previous>
        </table:cell-content-change>
        <table:cell-content-change table:id="ct1619">
          <table:cell-address table:column="1" table:row="75" table:table="0"/>
          <office:change-info>
            <dc:creator>frederik </dc:creator>
            <dc:date>2014-09-22T16:18:43.672154178</dc:date>
          </office:change-info>
          <table:previous>
            <table:change-track-table-cell/>
          </table:previous>
        </table:cell-content-change>
        <table:cell-content-change table:id="ct1620">
          <table:cell-address table:column="1" table:row="76" table:table="0"/>
          <office:change-info>
            <dc:creator>frederik </dc:creator>
            <dc:date>2014-09-22T16:18:43.672164553</dc:date>
          </office:change-info>
          <table:previous>
            <table:change-track-table-cell/>
          </table:previous>
        </table:cell-content-change>
        <table:cell-content-change table:id="ct1621">
          <table:cell-address table:column="1" table:row="77" table:table="0"/>
          <office:change-info>
            <dc:creator>frederik </dc:creator>
            <dc:date>2014-09-22T16:18:43.672174153</dc:date>
          </office:change-info>
          <table:previous>
            <table:change-track-table-cell/>
          </table:previous>
        </table:cell-content-change>
        <table:cell-content-change table:id="ct1622">
          <table:cell-address table:column="1" table:row="78" table:table="0"/>
          <office:change-info>
            <dc:creator>frederik </dc:creator>
            <dc:date>2014-09-22T16:18:43.672183931</dc:date>
          </office:change-info>
          <table:previous>
            <table:change-track-table-cell/>
          </table:previous>
        </table:cell-content-change>
        <table:cell-content-change table:id="ct1623">
          <table:cell-address table:column="1" table:row="79" table:table="0"/>
          <office:change-info>
            <dc:creator>frederik </dc:creator>
            <dc:date>2014-09-22T16:18:43.672193721</dc:date>
          </office:change-info>
          <table:previous>
            <table:change-track-table-cell/>
          </table:previous>
        </table:cell-content-change>
        <table:cell-content-change table:id="ct1624">
          <table:cell-address table:column="1" table:row="80" table:table="0"/>
          <office:change-info>
            <dc:creator>frederik </dc:creator>
            <dc:date>2014-09-22T16:18:43.672203361</dc:date>
          </office:change-info>
          <table:previous>
            <table:change-track-table-cell/>
          </table:previous>
        </table:cell-content-change>
        <table:cell-content-change table:id="ct1625">
          <table:cell-address table:column="1" table:row="81" table:table="0"/>
          <office:change-info>
            <dc:creator>frederik </dc:creator>
            <dc:date>2014-09-22T16:18:43.672213042</dc:date>
          </office:change-info>
          <table:previous>
            <table:change-track-table-cell/>
          </table:previous>
        </table:cell-content-change>
        <table:cell-content-change table:id="ct1626">
          <table:cell-address table:column="1" table:row="82" table:table="0"/>
          <office:change-info>
            <dc:creator>frederik </dc:creator>
            <dc:date>2014-09-22T16:18:43.672222538</dc:date>
          </office:change-info>
          <table:previous>
            <table:change-track-table-cell/>
          </table:previous>
        </table:cell-content-change>
        <table:cell-content-change table:id="ct1627">
          <table:cell-address table:column="1" table:row="83" table:table="0"/>
          <office:change-info>
            <dc:creator>frederik </dc:creator>
            <dc:date>2014-09-22T16:18:43.672232246</dc:date>
          </office:change-info>
          <table:previous>
            <table:change-track-table-cell/>
          </table:previous>
        </table:cell-content-change>
        <table:cell-content-change table:id="ct1628">
          <table:cell-address table:column="1" table:row="84" table:table="0"/>
          <office:change-info>
            <dc:creator>frederik </dc:creator>
            <dc:date>2014-09-22T16:18:43.672241872</dc:date>
          </office:change-info>
          <table:previous>
            <table:change-track-table-cell/>
          </table:previous>
        </table:cell-content-change>
        <table:cell-content-change table:id="ct1629">
          <table:cell-address table:column="1" table:row="85" table:table="0"/>
          <office:change-info>
            <dc:creator>frederik </dc:creator>
            <dc:date>2014-09-22T16:18:43.672251526</dc:date>
          </office:change-info>
          <table:previous>
            <table:change-track-table-cell/>
          </table:previous>
        </table:cell-content-change>
        <table:cell-content-change table:id="ct1630">
          <table:cell-address table:column="1" table:row="86" table:table="0"/>
          <office:change-info>
            <dc:creator>frederik </dc:creator>
            <dc:date>2014-09-22T16:18:43.672261292</dc:date>
          </office:change-info>
          <table:previous>
            <table:change-track-table-cell/>
          </table:previous>
        </table:cell-content-change>
        <table:cell-content-change table:id="ct1631">
          <table:cell-address table:column="1" table:row="87" table:table="0"/>
          <office:change-info>
            <dc:creator>frederik </dc:creator>
            <dc:date>2014-09-22T16:18:43.672270920</dc:date>
          </office:change-info>
          <table:previous>
            <table:change-track-table-cell/>
          </table:previous>
        </table:cell-content-change>
        <table:cell-content-change table:id="ct1632">
          <table:cell-address table:column="1" table:row="88" table:table="0"/>
          <office:change-info>
            <dc:creator>frederik </dc:creator>
            <dc:date>2014-09-22T16:18:43.672280468</dc:date>
          </office:change-info>
          <table:previous>
            <table:change-track-table-cell/>
          </table:previous>
        </table:cell-content-change>
        <table:cell-content-change table:id="ct1633">
          <table:cell-address table:column="1" table:row="89" table:table="0"/>
          <office:change-info>
            <dc:creator>frederik </dc:creator>
            <dc:date>2014-09-22T16:18:43.672289988</dc:date>
          </office:change-info>
          <table:previous>
            <table:change-track-table-cell/>
          </table:previous>
        </table:cell-content-change>
        <table:cell-content-change table:id="ct1634">
          <table:cell-address table:column="1" table:row="90" table:table="0"/>
          <office:change-info>
            <dc:creator>frederik </dc:creator>
            <dc:date>2014-09-22T16:18:43.672299653</dc:date>
          </office:change-info>
          <table:previous>
            <table:change-track-table-cell/>
          </table:previous>
        </table:cell-content-change>
        <table:cell-content-change table:id="ct1635">
          <table:cell-address table:column="1" table:row="91" table:table="0"/>
          <office:change-info>
            <dc:creator>frederik </dc:creator>
            <dc:date>2014-09-22T16:18:43.672309209</dc:date>
          </office:change-info>
          <table:previous>
            <table:change-track-table-cell/>
          </table:previous>
        </table:cell-content-change>
        <table:cell-content-change table:id="ct1636">
          <table:cell-address table:column="1" table:row="92" table:table="0"/>
          <office:change-info>
            <dc:creator>frederik </dc:creator>
            <dc:date>2014-09-22T16:18:43.672318944</dc:date>
          </office:change-info>
          <table:previous>
            <table:change-track-table-cell/>
          </table:previous>
        </table:cell-content-change>
        <table:cell-content-change table:id="ct1637">
          <table:cell-address table:column="1" table:row="93" table:table="0"/>
          <office:change-info>
            <dc:creator>frederik </dc:creator>
            <dc:date>2014-09-22T16:18:43.672328554</dc:date>
          </office:change-info>
          <table:previous>
            <table:change-track-table-cell/>
          </table:previous>
        </table:cell-content-change>
        <table:cell-content-change table:id="ct1638">
          <table:cell-address table:column="1" table:row="94" table:table="0"/>
          <office:change-info>
            <dc:creator>frederik </dc:creator>
            <dc:date>2014-09-22T16:18:43.672338123</dc:date>
          </office:change-info>
          <table:previous>
            <table:change-track-table-cell/>
          </table:previous>
        </table:cell-content-change>
        <table:cell-content-change table:id="ct1639">
          <table:cell-address table:column="1" table:row="95" table:table="0"/>
          <office:change-info>
            <dc:creator>frederik </dc:creator>
            <dc:date>2014-09-22T16:18:43.672347796</dc:date>
          </office:change-info>
          <table:previous>
            <table:change-track-table-cell/>
          </table:previous>
        </table:cell-content-change>
        <table:cell-content-change table:id="ct1640">
          <table:cell-address table:column="1" table:row="96" table:table="0"/>
          <office:change-info>
            <dc:creator>frederik </dc:creator>
            <dc:date>2014-09-22T16:18:43.672357473</dc:date>
          </office:change-info>
          <table:previous>
            <table:change-track-table-cell/>
          </table:previous>
        </table:cell-content-change>
        <table:cell-content-change table:id="ct1641">
          <table:cell-address table:column="1" table:row="97" table:table="0"/>
          <office:change-info>
            <dc:creator>frederik </dc:creator>
            <dc:date>2014-09-22T16:18:43.67236716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" table:row="98" table:table="0"/>
          <office:change-info>
            <dc:creator>frederik </dc:creator>
            <dc:date>2014-09-22T16:18:43.672376868</dc:date>
          </office:change-info>
          <table:previous>
            <table:change-track-table-cell/>
          </table:previous>
        </table:cell-content-change>
        <table:cell-content-change table:id="ct1643">
          <table:cell-address table:column="1" table:row="99" table:table="0"/>
          <office:change-info>
            <dc:creator>frederik </dc:creator>
            <dc:date>2014-09-22T16:18:43.672386536</dc:date>
          </office:change-info>
          <table:previous>
            <table:change-track-table-cell/>
          </table:previous>
        </table:cell-content-change>
        <table:cell-content-change table:id="ct1644">
          <table:cell-address table:column="1" table:row="100" table:table="0"/>
          <office:change-info>
            <dc:creator>frederik </dc:creator>
            <dc:date>2014-09-22T16:18:43.672396138</dc:date>
          </office:change-info>
          <table:previous>
            <table:change-track-table-cell/>
          </table:previous>
        </table:cell-content-change>
        <table:cell-content-change table:id="ct1645">
          <table:cell-address table:column="2" table:row="2" table:table="0"/>
          <office:change-info>
            <dc:creator>frederik </dc:creator>
            <dc:date>2014-09-22T16:18:43.672407230</dc:date>
          </office:change-info>
          <table:previous table:id="ct10">
            <table:change-track-table-cell office:value-type="string">
              <text:p>U\_3/V</text:p>
            </table:change-track-table-cell>
          </table:previous>
        </table:cell-content-change>
        <table:cell-content-change table:id="ct1646">
          <table:cell-address table:column="2" table:row="3" table:table="0"/>
          <office:change-info>
            <dc:creator>frederik </dc:creator>
            <dc:date>2014-09-22T16:18:43.672417831</dc:date>
          </office:change-info>
          <table:previous table:id="ct60">
            <table:change-track-table-cell office:value-type="float" office:value="2.01"/>
          </table:previous>
        </table:cell-content-change>
        <table:cell-content-change table:id="ct1647">
          <table:cell-address table:column="2" table:row="16" table:table="0"/>
          <office:change-info>
            <dc:creator>frederik </dc:creator>
            <dc:date>2014-09-22T16:18:43.672450675</dc:date>
          </office:change-info>
          <table:previous>
            <table:change-track-table-cell/>
          </table:previous>
        </table:cell-content-change>
        <table:cell-content-change table:id="ct1648">
          <table:cell-address table:column="2" table:row="17" table:table="0"/>
          <office:change-info>
            <dc:creator>frederik </dc:creator>
            <dc:date>2014-09-22T16:18:43.672463285</dc:date>
          </office:change-info>
          <table:previous>
            <table:change-track-table-cell/>
          </table:previous>
        </table:cell-content-change>
        <table:cell-content-change table:id="ct1649">
          <table:cell-address table:column="2" table:row="18" table:table="0"/>
          <office:change-info>
            <dc:creator>frederik </dc:creator>
            <dc:date>2014-09-22T16:18:43.672473897</dc:date>
          </office:change-info>
          <table:previous>
            <table:change-track-table-cell/>
          </table:previous>
        </table:cell-content-change>
        <table:cell-content-change table:id="ct1650">
          <table:cell-address table:column="2" table:row="19" table:table="0"/>
          <office:change-info>
            <dc:creator>frederik </dc:creator>
            <dc:date>2014-09-22T16:18:43.672483830</dc:date>
          </office:change-info>
          <table:previous>
            <table:change-track-table-cell/>
          </table:previous>
        </table:cell-content-change>
        <table:cell-content-change table:id="ct1651">
          <table:cell-address table:column="2" table:row="20" table:table="0"/>
          <office:change-info>
            <dc:creator>frederik </dc:creator>
            <dc:date>2014-09-22T16:18:43.672493780</dc:date>
          </office:change-info>
          <table:previous>
            <table:change-track-table-cell/>
          </table:previous>
        </table:cell-content-change>
        <table:cell-content-change table:id="ct1652">
          <table:cell-address table:column="2" table:row="21" table:table="0"/>
          <office:change-info>
            <dc:creator>frederik </dc:creator>
            <dc:date>2014-09-22T16:18:43.672503566</dc:date>
          </office:change-info>
          <table:previous>
            <table:change-track-table-cell/>
          </table:previous>
        </table:cell-content-change>
        <table:cell-content-change table:id="ct1653">
          <table:cell-address table:column="2" table:row="22" table:table="0"/>
          <office:change-info>
            <dc:creator>frederik </dc:creator>
            <dc:date>2014-09-22T16:18:43.672513214</dc:date>
          </office:change-info>
          <table:previous>
            <table:change-track-table-cell/>
          </table:previous>
        </table:cell-content-change>
        <table:cell-content-change table:id="ct1654">
          <table:cell-address table:column="2" table:row="23" table:table="0"/>
          <office:change-info>
            <dc:creator>frederik </dc:creator>
            <dc:date>2014-09-22T16:18:43.672522756</dc:date>
          </office:change-info>
          <table:previous>
            <table:change-track-table-cell/>
          </table:previous>
        </table:cell-content-change>
        <table:cell-content-change table:id="ct1655">
          <table:cell-address table:column="2" table:row="24" table:table="0"/>
          <office:change-info>
            <dc:creator>frederik </dc:creator>
            <dc:date>2014-09-22T16:18:43.672532305</dc:date>
          </office:change-info>
          <table:previous>
            <table:change-track-table-cell/>
          </table:previous>
        </table:cell-content-change>
        <table:cell-content-change table:id="ct1656">
          <table:cell-address table:column="2" table:row="25" table:table="0"/>
          <office:change-info>
            <dc:creator>frederik </dc:creator>
            <dc:date>2014-09-22T16:18:43.672542003</dc:date>
          </office:change-info>
          <table:previous>
            <table:change-track-table-cell/>
          </table:previous>
        </table:cell-content-change>
        <table:cell-content-change table:id="ct1657">
          <table:cell-address table:column="2" table:row="26" table:table="0"/>
          <office:change-info>
            <dc:creator>frederik </dc:creator>
            <dc:date>2014-09-22T16:18:43.672551772</dc:date>
          </office:change-info>
          <table:previous>
            <table:change-track-table-cell/>
          </table:previous>
        </table:cell-content-change>
        <table:cell-content-change table:id="ct1658">
          <table:cell-address table:column="2" table:row="27" table:table="0"/>
          <office:change-info>
            <dc:creator>frederik </dc:creator>
            <dc:date>2014-09-22T16:18:43.672561613</dc:date>
          </office:change-info>
          <table:previous>
            <table:change-track-table-cell/>
          </table:previous>
        </table:cell-content-change>
        <table:cell-content-change table:id="ct1659">
          <table:cell-address table:column="2" table:row="28" table:table="0"/>
          <office:change-info>
            <dc:creator>frederik </dc:creator>
            <dc:date>2014-09-22T16:18:43.672575534</dc:date>
          </office:change-info>
          <table:previous>
            <table:change-track-table-cell/>
          </table:previous>
        </table:cell-content-change>
        <table:cell-content-change table:id="ct1660">
          <table:cell-address table:column="2" table:row="29" table:table="0"/>
          <office:change-info>
            <dc:creator>frederik </dc:creator>
            <dc:date>2014-09-22T16:18:43.672585529</dc:date>
          </office:change-info>
          <table:previous>
            <table:change-track-table-cell/>
          </table:previous>
        </table:cell-content-change>
        <table:cell-content-change table:id="ct1661">
          <table:cell-address table:column="2" table:row="30" table:table="0"/>
          <office:change-info>
            <dc:creator>frederik </dc:creator>
            <dc:date>2014-09-22T16:18:43.672595248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31" table:table="0"/>
          <office:change-info>
            <dc:creator>frederik </dc:creator>
            <dc:date>2014-09-22T16:18:43.672604943</dc:date>
          </office:change-info>
          <table:previous>
            <table:change-track-table-cell/>
          </table:previous>
        </table:cell-content-change>
        <table:cell-content-change table:id="ct1663">
          <table:cell-address table:column="2" table:row="32" table:table="0"/>
          <office:change-info>
            <dc:creator>frederik </dc:creator>
            <dc:date>2014-09-22T16:18:43.672614694</dc:date>
          </office:change-info>
          <table:previous>
            <table:change-track-table-cell/>
          </table:previous>
        </table:cell-content-change>
        <table:cell-content-change table:id="ct1664">
          <table:cell-address table:column="2" table:row="33" table:table="0"/>
          <office:change-info>
            <dc:creator>frederik </dc:creator>
            <dc:date>2014-09-22T16:18:43.672624416</dc:date>
          </office:change-info>
          <table:previous>
            <table:change-track-table-cell/>
          </table:previous>
        </table:cell-content-change>
        <table:cell-content-change table:id="ct1665">
          <table:cell-address table:column="2" table:row="34" table:table="0"/>
          <office:change-info>
            <dc:creator>frederik </dc:creator>
            <dc:date>2014-09-22T16:18:43.672634167</dc:date>
          </office:change-info>
          <table:previous>
            <table:change-track-table-cell/>
          </table:previous>
        </table:cell-content-change>
        <table:cell-content-change table:id="ct1666">
          <table:cell-address table:column="2" table:row="35" table:table="0"/>
          <office:change-info>
            <dc:creator>frederik </dc:creator>
            <dc:date>2014-09-22T16:18:43.672643928</dc:date>
          </office:change-info>
          <table:previous>
            <table:change-track-table-cell/>
          </table:previous>
        </table:cell-content-change>
        <table:cell-content-change table:id="ct1667">
          <table:cell-address table:column="2" table:row="36" table:table="0"/>
          <office:change-info>
            <dc:creator>frederik </dc:creator>
            <dc:date>2014-09-22T16:18:43.672653717</dc:date>
          </office:change-info>
          <table:previous>
            <table:change-track-table-cell/>
          </table:previous>
        </table:cell-content-change>
        <table:cell-content-change table:id="ct1668">
          <table:cell-address table:column="2" table:row="37" table:table="0"/>
          <office:change-info>
            <dc:creator>frederik </dc:creator>
            <dc:date>2014-09-22T16:18:43.672663739</dc:date>
          </office:change-info>
          <table:previous>
            <table:change-track-table-cell/>
          </table:previous>
        </table:cell-content-change>
        <table:cell-content-change table:id="ct1669">
          <table:cell-address table:column="2" table:row="38" table:table="0"/>
          <office:change-info>
            <dc:creator>frederik </dc:creator>
            <dc:date>2014-09-22T16:18:43.672673660</dc:date>
          </office:change-info>
          <table:previous>
            <table:change-track-table-cell/>
          </table:previous>
        </table:cell-content-change>
        <table:cell-content-change table:id="ct1670">
          <table:cell-address table:column="2" table:row="39" table:table="0"/>
          <office:change-info>
            <dc:creator>frederik </dc:creator>
            <dc:date>2014-09-22T16:18:43.672683440</dc:date>
          </office:change-info>
          <table:previous>
            <table:change-track-table-cell/>
          </table:previous>
        </table:cell-content-change>
        <table:cell-content-change table:id="ct1671">
          <table:cell-address table:column="2" table:row="40" table:table="0"/>
          <office:change-info>
            <dc:creator>frederik </dc:creator>
            <dc:date>2014-09-22T16:18:43.672693202</dc:date>
          </office:change-info>
          <table:previous>
            <table:change-track-table-cell/>
          </table:previous>
        </table:cell-content-change>
        <table:cell-content-change table:id="ct1672">
          <table:cell-address table:column="2" table:row="41" table:table="0"/>
          <office:change-info>
            <dc:creator>frederik </dc:creator>
            <dc:date>2014-09-22T16:18:43.672703037</dc:date>
          </office:change-info>
          <table:previous>
            <table:change-track-table-cell/>
          </table:previous>
        </table:cell-content-change>
        <table:cell-content-change table:id="ct1673">
          <table:cell-address table:column="2" table:row="50" table:table="0"/>
          <office:change-info>
            <dc:creator>frederik </dc:creator>
            <dc:date>2014-09-22T16:18:43.672714188</dc:date>
          </office:change-info>
          <table:previous>
            <table:change-track-table-cell/>
          </table:previous>
        </table:cell-content-change>
        <table:cell-content-change table:id="ct1674">
          <table:cell-address table:column="2" table:row="51" table:table="0"/>
          <office:change-info>
            <dc:creator>frederik </dc:creator>
            <dc:date>2014-09-22T16:18:43.672723549</dc:date>
          </office:change-info>
          <table:previous>
            <table:change-track-table-cell/>
          </table:previous>
        </table:cell-content-change>
        <table:cell-content-change table:id="ct1675">
          <table:cell-address table:column="2" table:row="52" table:table="0"/>
          <office:change-info>
            <dc:creator>frederik </dc:creator>
            <dc:date>2014-09-22T16:18:43.672733479</dc:date>
          </office:change-info>
          <table:previous>
            <table:change-track-table-cell/>
          </table:previous>
        </table:cell-content-change>
        <table:cell-content-change table:id="ct1676">
          <table:cell-address table:column="2" table:row="53" table:table="0"/>
          <office:change-info>
            <dc:creator>frederik </dc:creator>
            <dc:date>2014-09-22T16:18:43.672743274</dc:date>
          </office:change-info>
          <table:previous>
            <table:change-track-table-cell/>
          </table:previous>
        </table:cell-content-change>
        <table:cell-content-change table:id="ct1677">
          <table:cell-address table:column="2" table:row="54" table:table="0"/>
          <office:change-info>
            <dc:creator>frederik </dc:creator>
            <dc:date>2014-09-22T16:18:43.672755442</dc:date>
          </office:change-info>
          <table:previous>
            <table:change-track-table-cell/>
          </table:previous>
        </table:cell-content-change>
        <table:cell-content-change table:id="ct1678">
          <table:cell-address table:column="2" table:row="55" table:table="0"/>
          <office:change-info>
            <dc:creator>frederik </dc:creator>
            <dc:date>2014-09-22T16:18:43.672766097</dc:date>
          </office:change-info>
          <table:previous>
            <table:change-track-table-cell/>
          </table:previous>
        </table:cell-content-change>
        <table:cell-content-change table:id="ct1679">
          <table:cell-address table:column="2" table:row="56" table:table="0"/>
          <office:change-info>
            <dc:creator>frederik </dc:creator>
            <dc:date>2014-09-22T16:18:43.672776033</dc:date>
          </office:change-info>
          <table:previous>
            <table:change-track-table-cell/>
          </table:previous>
        </table:cell-content-change>
        <table:cell-content-change table:id="ct1680">
          <table:cell-address table:column="2" table:row="64" table:table="0"/>
          <office:change-info>
            <dc:creator>frederik </dc:creator>
            <dc:date>2014-09-22T16:18:43.672787044</dc:date>
          </office:change-info>
          <table:previous>
            <table:change-track-table-cell/>
          </table:previous>
        </table:cell-content-change>
        <table:cell-content-change table:id="ct1681">
          <table:cell-address table:column="2" table:row="65" table:table="0"/>
          <office:change-info>
            <dc:creator>frederik </dc:creator>
            <dc:date>2014-09-22T16:18:43.672796246</dc:date>
          </office:change-info>
          <table:previous>
            <table:change-track-table-cell/>
          </table:previous>
        </table:cell-content-change>
        <table:cell-content-change table:id="ct1682">
          <table:cell-address table:column="2" table:row="67" table:table="0"/>
          <office:change-info>
            <dc:creator>frederik </dc:creator>
            <dc:date>2014-09-22T16:18:43.672807262</dc:date>
          </office:change-info>
          <table:previous>
            <table:change-track-table-cell/>
          </table:previous>
        </table:cell-content-change>
        <table:cell-content-change table:id="ct1683">
          <table:cell-address table:column="2" table:row="68" table:table="0"/>
          <office:change-info>
            <dc:creator>frederik </dc:creator>
            <dc:date>2014-09-22T16:18:43.672816889</dc:date>
          </office:change-info>
          <table:previous>
            <table:change-track-table-cell/>
          </table:previous>
        </table:cell-content-change>
        <table:cell-content-change table:id="ct1684">
          <table:cell-address table:column="2" table:row="69" table:table="0"/>
          <office:change-info>
            <dc:creator>frederik </dc:creator>
            <dc:date>2014-09-22T16:18:43.672826769</dc:date>
          </office:change-info>
          <table:previous>
            <table:change-track-table-cell/>
          </table:previous>
        </table:cell-content-change>
        <table:cell-content-change table:id="ct1685">
          <table:cell-address table:column="2" table:row="70" table:table="0"/>
          <office:change-info>
            <dc:creator>frederik </dc:creator>
            <dc:date>2014-09-22T16:18:43.672836578</dc:date>
          </office:change-info>
          <table:previous>
            <table:change-track-table-cell/>
          </table:previous>
        </table:cell-content-change>
        <table:cell-content-change table:id="ct1686">
          <table:cell-address table:column="2" table:row="71" table:table="0"/>
          <office:change-info>
            <dc:creator>frederik </dc:creator>
            <dc:date>2014-09-22T16:18:43.672846228</dc:date>
          </office:change-info>
          <table:previous>
            <table:change-track-table-cell/>
          </table:previous>
        </table:cell-content-change>
        <table:cell-content-change table:id="ct1687">
          <table:cell-address table:column="2" table:row="72" table:table="0"/>
          <office:change-info>
            <dc:creator>frederik </dc:creator>
            <dc:date>2014-09-22T16:18:43.672856078</dc:date>
          </office:change-info>
          <table:previous>
            <table:change-track-table-cell/>
          </table:previous>
        </table:cell-content-change>
        <table:cell-content-change table:id="ct1688">
          <table:cell-address table:column="2" table:row="73" table:table="0"/>
          <office:change-info>
            <dc:creator>frederik </dc:creator>
            <dc:date>2014-09-22T16:18:43.672865737</dc:date>
          </office:change-info>
          <table:previous>
            <table:change-track-table-cell/>
          </table:previous>
        </table:cell-content-change>
        <table:cell-content-change table:id="ct1689">
          <table:cell-address table:column="2" table:row="74" table:table="0"/>
          <office:change-info>
            <dc:creator>frederik </dc:creator>
            <dc:date>2014-09-22T16:18:43.672875409</dc:date>
          </office:change-info>
          <table:previous>
            <table:change-track-table-cell/>
          </table:previous>
        </table:cell-content-change>
        <table:cell-content-change table:id="ct1690">
          <table:cell-address table:column="2" table:row="75" table:table="0"/>
          <office:change-info>
            <dc:creator>frederik </dc:creator>
            <dc:date>2014-09-22T16:18:43.672884985</dc:date>
          </office:change-info>
          <table:previous>
            <table:change-track-table-cell/>
          </table:previous>
        </table:cell-content-change>
        <table:cell-content-change table:id="ct1691">
          <table:cell-address table:column="2" table:row="76" table:table="0"/>
          <office:change-info>
            <dc:creator>frederik </dc:creator>
            <dc:date>2014-09-22T16:18:43.672894616</dc:date>
          </office:change-info>
          <table:previous>
            <table:change-track-table-cell/>
          </table:previous>
        </table:cell-content-change>
        <table:cell-content-change table:id="ct1692">
          <table:cell-address table:column="2" table:row="77" table:table="0"/>
          <office:change-info>
            <dc:creator>frederik </dc:creator>
            <dc:date>2014-09-22T16:18:43.672904350</dc:date>
          </office:change-info>
          <table:previous>
            <table:change-track-table-cell/>
          </table:previous>
        </table:cell-content-change>
        <table:cell-content-change table:id="ct1693">
          <table:cell-address table:column="2" table:row="78" table:table="0"/>
          <office:change-info>
            <dc:creator>frederik </dc:creator>
            <dc:date>2014-09-22T16:18:43.672914567</dc:date>
          </office:change-info>
          <table:previous>
            <table:change-track-table-cell/>
          </table:previous>
        </table:cell-content-change>
        <table:cell-content-change table:id="ct1694">
          <table:cell-address table:column="2" table:row="79" table:table="0"/>
          <office:change-info>
            <dc:creator>frederik </dc:creator>
            <dc:date>2014-09-22T16:18:43.672924536</dc:date>
          </office:change-info>
          <table:previous>
            <table:change-track-table-cell/>
          </table:previous>
        </table:cell-content-change>
        <table:cell-content-change table:id="ct1695">
          <table:cell-address table:column="2" table:row="80" table:table="0"/>
          <office:change-info>
            <dc:creator>frederik </dc:creator>
            <dc:date>2014-09-22T16:18:43.672934496</dc:date>
          </office:change-info>
          <table:previous>
            <table:change-track-table-cell/>
          </table:previous>
        </table:cell-content-change>
        <table:cell-content-change table:id="ct1696">
          <table:cell-address table:column="2" table:row="81" table:table="0"/>
          <office:change-info>
            <dc:creator>frederik </dc:creator>
            <dc:date>2014-09-22T16:18:43.672944146</dc:date>
          </office:change-info>
          <table:previous>
            <table:change-track-table-cell/>
          </table:previous>
        </table:cell-content-change>
        <table:cell-content-change table:id="ct1697">
          <table:cell-address table:column="2" table:row="82" table:table="0"/>
          <office:change-info>
            <dc:creator>frederik </dc:creator>
            <dc:date>2014-09-22T16:18:43.672953749</dc:date>
          </office:change-info>
          <table:previous>
            <table:change-track-table-cell/>
          </table:previous>
        </table:cell-content-change>
        <table:cell-content-change table:id="ct1698">
          <table:cell-address table:column="2" table:row="83" table:table="0"/>
          <office:change-info>
            <dc:creator>frederik </dc:creator>
            <dc:date>2014-09-22T16:18:43.672963408</dc:date>
          </office:change-info>
          <table:previous>
            <table:change-track-table-cell/>
          </table:previous>
        </table:cell-content-change>
        <table:cell-content-change table:id="ct1699">
          <table:cell-address table:column="2" table:row="84" table:table="0"/>
          <office:change-info>
            <dc:creator>frederik </dc:creator>
            <dc:date>2014-09-22T16:18:43.672973113</dc:date>
          </office:change-info>
          <table:previous>
            <table:change-track-table-cell/>
          </table:previous>
        </table:cell-content-change>
        <table:cell-content-change table:id="ct1700">
          <table:cell-address table:column="2" table:row="85" table:table="0"/>
          <office:change-info>
            <dc:creator>frederik </dc:creator>
            <dc:date>2014-09-22T16:18:43.672982775</dc:date>
          </office:change-info>
          <table:previous>
            <table:change-track-table-cell/>
          </table:previous>
        </table:cell-content-change>
        <table:cell-content-change table:id="ct1701">
          <table:cell-address table:column="2" table:row="86" table:table="0"/>
          <office:change-info>
            <dc:creator>frederik </dc:creator>
            <dc:date>2014-09-22T16:18:43.672992559</dc:date>
          </office:change-info>
          <table:previous>
            <table:change-track-table-cell/>
          </table:previous>
        </table:cell-content-change>
        <table:cell-content-change table:id="ct1702">
          <table:cell-address table:column="2" table:row="87" table:table="0"/>
          <office:change-info>
            <dc:creator>frederik </dc:creator>
            <dc:date>2014-09-22T16:18:43.673002306</dc:date>
          </office:change-info>
          <table:previous>
            <table:change-track-table-cell/>
          </table:previous>
        </table:cell-content-change>
        <table:cell-content-change table:id="ct1703">
          <table:cell-address table:column="2" table:row="88" table:table="0"/>
          <office:change-info>
            <dc:creator>frederik </dc:creator>
            <dc:date>2014-09-22T16:18:43.673012240</dc:date>
          </office:change-info>
          <table:previous>
            <table:change-track-table-cell/>
          </table:previous>
        </table:cell-content-change>
        <table:cell-content-change table:id="ct1704">
          <table:cell-address table:column="2" table:row="89" table:table="0"/>
          <office:change-info>
            <dc:creator>frederik </dc:creator>
            <dc:date>2014-09-22T16:18:43.673022038</dc:date>
          </office:change-info>
          <table:previous>
            <table:change-track-table-cell/>
          </table:previous>
        </table:cell-content-change>
        <table:cell-content-change table:id="ct1705">
          <table:cell-address table:column="2" table:row="90" table:table="0"/>
          <office:change-info>
            <dc:creator>frederik </dc:creator>
            <dc:date>2014-09-22T16:18:43.673031801</dc:date>
          </office:change-info>
          <table:previous>
            <table:change-track-table-cell/>
          </table:previous>
        </table:cell-content-change>
        <table:cell-content-change table:id="ct1706">
          <table:cell-address table:column="2" table:row="91" table:table="0"/>
          <office:change-info>
            <dc:creator>frederik </dc:creator>
            <dc:date>2014-09-22T16:18:43.673044022</dc:date>
          </office:change-info>
          <table:previous>
            <table:change-track-table-cell/>
          </table:previous>
        </table:cell-content-change>
        <table:cell-content-change table:id="ct1707">
          <table:cell-address table:column="2" table:row="92" table:table="0"/>
          <office:change-info>
            <dc:creator>frederik </dc:creator>
            <dc:date>2014-09-22T16:18:43.673054778</dc:date>
          </office:change-info>
          <table:previous>
            <table:change-track-table-cell/>
          </table:previous>
        </table:cell-content-change>
        <table:cell-content-change table:id="ct1708">
          <table:cell-address table:column="2" table:row="93" table:table="0"/>
          <office:change-info>
            <dc:creator>frederik </dc:creator>
            <dc:date>2014-09-22T16:18:43.673064642</dc:date>
          </office:change-info>
          <table:previous>
            <table:change-track-table-cell/>
          </table:previous>
        </table:cell-content-change>
        <table:cell-content-change table:id="ct1709">
          <table:cell-address table:column="2" table:row="94" table:table="0"/>
          <office:change-info>
            <dc:creator>frederik </dc:creator>
            <dc:date>2014-09-22T16:18:43.673074438</dc:date>
          </office:change-info>
          <table:previous>
            <table:change-track-table-cell/>
          </table:previous>
        </table:cell-content-change>
        <table:cell-content-change table:id="ct1710">
          <table:cell-address table:column="2" table:row="95" table:table="0"/>
          <office:change-info>
            <dc:creator>frederik </dc:creator>
            <dc:date>2014-09-22T16:18:43.673084254</dc:date>
          </office:change-info>
          <table:previous>
            <table:change-track-table-cell/>
          </table:previous>
        </table:cell-content-change>
        <table:cell-content-change table:id="ct1711">
          <table:cell-address table:column="2" table:row="96" table:table="0"/>
          <office:change-info>
            <dc:creator>frederik </dc:creator>
            <dc:date>2014-09-22T16:18:43.673094066</dc:date>
          </office:change-info>
          <table:previous>
            <table:change-track-table-cell/>
          </table:previous>
        </table:cell-content-change>
        <table:cell-content-change table:id="ct1712">
          <table:cell-address table:column="2" table:row="97" table:table="0"/>
          <office:change-info>
            <dc:creator>frederik </dc:creator>
            <dc:date>2014-09-22T16:18:43.673103826</dc:date>
          </office:change-info>
          <table:previous>
            <table:change-track-table-cell/>
          </table:previous>
        </table:cell-content-change>
        <table:cell-content-change table:id="ct1713">
          <table:cell-address table:column="2" table:row="98" table:table="0"/>
          <office:change-info>
            <dc:creator>frederik </dc:creator>
            <dc:date>2014-09-22T16:18:43.673113722</dc:date>
          </office:change-info>
          <table:previous>
            <table:change-track-table-cell/>
          </table:previous>
        </table:cell-content-change>
        <table:cell-content-change table:id="ct1714">
          <table:cell-address table:column="2" table:row="99" table:table="0"/>
          <office:change-info>
            <dc:creator>frederik </dc:creator>
            <dc:date>2014-09-22T16:18:43.673123706</dc:date>
          </office:change-info>
          <table:previous>
            <table:change-track-table-cell/>
          </table:previous>
        </table:cell-content-change>
        <table:cell-content-change table:id="ct1715">
          <table:cell-address table:column="2" table:row="100" table:table="0"/>
          <office:change-info>
            <dc:creator>frederik </dc:creator>
            <dc:date>2014-09-22T16:18:43.673133605</dc:date>
          </office:change-info>
          <table:previous>
            <table:change-track-table-cell/>
          </table:previous>
        </table:cell-content-change>
        <table:cell-content-change table:id="ct1716">
          <table:cell-address table:column="3" table:row="2" table:table="0"/>
          <office:change-info>
            <dc:creator>frederik </dc:creator>
            <dc:date>2014-09-22T16:18:43.673144853</dc:date>
          </office:change-info>
          <table:previous table:id="ct11">
            <table:change-track-table-cell office:value-type="string">
              <text:p>Fehler/V</text:p>
            </table:change-track-table-cell>
          </table:previous>
        </table:cell-content-change>
        <table:cell-content-change table:id="ct1717">
          <table:cell-address table:column="3" table:row="3" table:table="0"/>
          <office:change-info>
            <dc:creator>frederik </dc:creator>
            <dc:date>2014-09-22T16:18:43.673155441</dc:date>
          </office:change-info>
          <table:previous table:id="ct61">
            <table:change-track-table-cell office:value-type="float" office:value="0.01"/>
          </table:previous>
        </table:cell-content-change>
        <table:cell-content-change table:id="ct1718">
          <table:cell-address table:column="3" table:row="23" table:table="0"/>
          <office:change-info>
            <dc:creator>frederik </dc:creator>
            <dc:date>2014-09-22T16:18:43.673203893</dc:date>
          </office:change-info>
          <table:previous table:id="ct81">
            <table:change-track-table-cell office:value-type="float" office:value="0.01"/>
          </table:previous>
        </table:cell-content-change>
        <table:cell-content-change table:id="ct1719">
          <table:cell-address table:column="3" table:row="26" table:table="0"/>
          <office:change-info>
            <dc:creator>frederik </dc:creator>
            <dc:date>2014-09-22T16:18:43.673218872</dc:date>
          </office:change-info>
          <table:previous>
            <table:change-track-table-cell/>
          </table:previous>
        </table:cell-content-change>
        <table:cell-content-change table:id="ct1720">
          <table:cell-address table:column="3" table:row="27" table:table="0"/>
          <office:change-info>
            <dc:creator>frederik </dc:creator>
            <dc:date>2014-09-22T16:18:43.673229101</dc:date>
          </office:change-info>
          <table:previous>
            <table:change-track-table-cell/>
          </table:previous>
        </table:cell-content-change>
        <table:cell-content-change table:id="ct1721">
          <table:cell-address table:column="3" table:row="28" table:table="0"/>
          <office:change-info>
            <dc:creator>frederik </dc:creator>
            <dc:date>2014-09-22T16:18:43.673239053</dc:date>
          </office:change-info>
          <table:previous>
            <table:change-track-table-cell/>
          </table:previous>
        </table:cell-content-change>
        <table:cell-content-change table:id="ct1722">
          <table:cell-address table:column="3" table:row="29" table:table="0"/>
          <office:change-info>
            <dc:creator>frederik </dc:creator>
            <dc:date>2014-09-22T16:18:43.673248788</dc:date>
          </office:change-info>
          <table:previous>
            <table:change-track-table-cell/>
          </table:previous>
        </table:cell-content-change>
        <table:cell-content-change table:id="ct1723">
          <table:cell-address table:column="3" table:row="30" table:table="0"/>
          <office:change-info>
            <dc:creator>frederik </dc:creator>
            <dc:date>2014-09-22T16:18:43.673258652</dc:date>
          </office:change-info>
          <table:previous>
            <table:change-track-table-cell/>
          </table:previous>
        </table:cell-content-change>
        <table:cell-content-change table:id="ct1724">
          <table:cell-address table:column="3" table:row="31" table:table="0"/>
          <office:change-info>
            <dc:creator>frederik </dc:creator>
            <dc:date>2014-09-22T16:18:43.673268450</dc:date>
          </office:change-info>
          <table:previous>
            <table:change-track-table-cell/>
          </table:previous>
        </table:cell-content-change>
        <table:cell-content-change table:id="ct1725">
          <table:cell-address table:column="3" table:row="32" table:table="0"/>
          <office:change-info>
            <dc:creator>frederik </dc:creator>
            <dc:date>2014-09-22T16:18:43.673278384</dc:date>
          </office:change-info>
          <table:previous>
            <table:change-track-table-cell/>
          </table:previous>
        </table:cell-content-change>
        <table:cell-content-change table:id="ct1726">
          <table:cell-address table:column="3" table:row="33" table:table="0"/>
          <office:change-info>
            <dc:creator>frederik </dc:creator>
            <dc:date>2014-09-22T16:18:43.673288323</dc:date>
          </office:change-info>
          <table:previous>
            <table:change-track-table-cell/>
          </table:previous>
        </table:cell-content-change>
        <table:cell-content-change table:id="ct1727">
          <table:cell-address table:column="3" table:row="34" table:table="0"/>
          <office:change-info>
            <dc:creator>frederik </dc:creator>
            <dc:date>2014-09-22T16:18:43.673298338</dc:date>
          </office:change-info>
          <table:previous>
            <table:change-track-table-cell/>
          </table:previous>
        </table:cell-content-change>
        <table:cell-content-change table:id="ct1728">
          <table:cell-address table:column="3" table:row="35" table:table="0"/>
          <office:change-info>
            <dc:creator>frederik </dc:creator>
            <dc:date>2014-09-22T16:18:43.673308306</dc:date>
          </office:change-info>
          <table:previous>
            <table:change-track-table-cell/>
          </table:previous>
        </table:cell-content-change>
        <table:cell-content-change table:id="ct1729">
          <table:cell-address table:column="3" table:row="36" table:table="0"/>
          <office:change-info>
            <dc:creator>frederik </dc:creator>
            <dc:date>2014-09-22T16:18:43.673322784</dc:date>
          </office:change-info>
          <table:previous>
            <table:change-track-table-cell/>
          </table:previous>
        </table:cell-content-change>
        <table:cell-content-change table:id="ct1730">
          <table:cell-address table:column="3" table:row="37" table:table="0"/>
          <office:change-info>
            <dc:creator>frederik </dc:creator>
            <dc:date>2014-09-22T16:18:43.673349831</dc:date>
          </office:change-info>
          <table:previous>
            <table:change-track-table-cell/>
          </table:previous>
        </table:cell-content-change>
        <table:cell-content-change table:id="ct1731">
          <table:cell-address table:column="3" table:row="38" table:table="0"/>
          <office:change-info>
            <dc:creator>frederik </dc:creator>
            <dc:date>2014-09-22T16:18:43.673362112</dc:date>
          </office:change-info>
          <table:previous>
            <table:change-track-table-cell/>
          </table:previous>
        </table:cell-content-change>
        <table:cell-content-change table:id="ct1732">
          <table:cell-address table:column="3" table:row="39" table:table="0"/>
          <office:change-info>
            <dc:creator>frederik </dc:creator>
            <dc:date>2014-09-22T16:18:43.673376433</dc:date>
          </office:change-info>
          <table:previous>
            <table:change-track-table-cell/>
          </table:previous>
        </table:cell-content-change>
        <table:cell-content-change table:id="ct1733">
          <table:cell-address table:column="3" table:row="40" table:table="0"/>
          <office:change-info>
            <dc:creator>frederik </dc:creator>
            <dc:date>2014-09-22T16:18:43.673387753</dc:date>
          </office:change-info>
          <table:previous>
            <table:change-track-table-cell/>
          </table:previous>
        </table:cell-content-change>
        <table:cell-content-change table:id="ct1734">
          <table:cell-address table:column="3" table:row="41" table:table="0"/>
          <office:change-info>
            <dc:creator>frederik </dc:creator>
            <dc:date>2014-09-22T16:18:43.673398841</dc:date>
          </office:change-info>
          <table:previous>
            <table:change-track-table-cell/>
          </table:previous>
        </table:cell-content-change>
        <table:cell-content-change table:id="ct1735">
          <table:cell-address table:column="3" table:row="50" table:table="0"/>
          <office:change-info>
            <dc:creator>frederik </dc:creator>
            <dc:date>2014-09-22T16:18:43.673413635</dc:date>
          </office:change-info>
          <table:previous>
            <table:change-track-table-cell/>
          </table:previous>
        </table:cell-content-change>
        <table:cell-content-change table:id="ct1736">
          <table:cell-address table:column="3" table:row="51" table:table="0"/>
          <office:change-info>
            <dc:creator>frederik </dc:creator>
            <dc:date>2014-09-22T16:18:43.673424594</dc:date>
          </office:change-info>
          <table:previous>
            <table:change-track-table-cell/>
          </table:previous>
        </table:cell-content-change>
        <table:cell-content-change table:id="ct1737">
          <table:cell-address table:column="3" table:row="52" table:table="0"/>
          <office:change-info>
            <dc:creator>frederik </dc:creator>
            <dc:date>2014-09-22T16:18:43.673435631</dc:date>
          </office:change-info>
          <table:previous>
            <table:change-track-table-cell/>
          </table:previous>
        </table:cell-content-change>
        <table:cell-content-change table:id="ct1738">
          <table:cell-address table:column="3" table:row="53" table:table="0"/>
          <office:change-info>
            <dc:creator>frederik </dc:creator>
            <dc:date>2014-09-22T16:18:43.673446657</dc:date>
          </office:change-info>
          <table:previous>
            <table:change-track-table-cell/>
          </table:previous>
        </table:cell-content-change>
        <table:cell-content-change table:id="ct1739">
          <table:cell-address table:column="3" table:row="54" table:table="0"/>
          <office:change-info>
            <dc:creator>frederik </dc:creator>
            <dc:date>2014-09-22T16:18:43.673457636</dc:date>
          </office:change-info>
          <table:previous>
            <table:change-track-table-cell/>
          </table:previous>
        </table:cell-content-change>
        <table:cell-content-change table:id="ct1740">
          <table:cell-address table:column="3" table:row="55" table:table="0"/>
          <office:change-info>
            <dc:creator>frederik </dc:creator>
            <dc:date>2014-09-22T16:18:43.673468412</dc:date>
          </office:change-info>
          <table:previous>
            <table:change-track-table-cell/>
          </table:previous>
        </table:cell-content-change>
        <table:cell-content-change table:id="ct1741">
          <table:cell-address table:column="3" table:row="56" table:table="0"/>
          <office:change-info>
            <dc:creator>frederik </dc:creator>
            <dc:date>2014-09-22T16:18:43.673479262</dc:date>
          </office:change-info>
          <table:previous>
            <table:change-track-table-cell/>
          </table:previous>
        </table:cell-content-change>
        <table:cell-content-change table:id="ct1742">
          <table:cell-address table:column="3" table:row="64" table:table="0"/>
          <office:change-info>
            <dc:creator>frederik </dc:creator>
            <dc:date>2014-09-22T16:18:43.673491401</dc:date>
          </office:change-info>
          <table:previous>
            <table:change-track-table-cell/>
          </table:previous>
        </table:cell-content-change>
        <table:cell-content-change table:id="ct1743">
          <table:cell-address table:column="3" table:row="65" table:table="0"/>
          <office:change-info>
            <dc:creator>frederik </dc:creator>
            <dc:date>2014-09-22T16:18:43.673505309</dc:date>
          </office:change-info>
          <table:previous>
            <table:change-track-table-cell/>
          </table:previous>
        </table:cell-content-change>
        <table:cell-content-change table:id="ct1744">
          <table:cell-address table:column="3" table:row="67" table:table="0"/>
          <office:change-info>
            <dc:creator>frederik </dc:creator>
            <dc:date>2014-09-22T16:18:43.673516932</dc:date>
          </office:change-info>
          <table:previous>
            <table:change-track-table-cell/>
          </table:previous>
        </table:cell-content-change>
        <table:cell-content-change table:id="ct1745">
          <table:cell-address table:column="3" table:row="68" table:table="0"/>
          <office:change-info>
            <dc:creator>frederik </dc:creator>
            <dc:date>2014-09-22T16:18:43.673526632</dc:date>
          </office:change-info>
          <table:previous>
            <table:change-track-table-cell/>
          </table:previous>
        </table:cell-content-change>
        <table:cell-content-change table:id="ct1746">
          <table:cell-address table:column="3" table:row="69" table:table="0"/>
          <office:change-info>
            <dc:creator>frederik </dc:creator>
            <dc:date>2014-09-22T16:18:43.6735366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3" table:row="70" table:table="0"/>
          <office:change-info>
            <dc:creator>frederik </dc:creator>
            <dc:date>2014-09-22T16:18:43.673546756</dc:date>
          </office:change-info>
          <table:previous>
            <table:change-track-table-cell/>
          </table:previous>
        </table:cell-content-change>
        <table:cell-content-change table:id="ct1748">
          <table:cell-address table:column="3" table:row="71" table:table="0"/>
          <office:change-info>
            <dc:creator>frederik </dc:creator>
            <dc:date>2014-09-22T16:18:43.673556777</dc:date>
          </office:change-info>
          <table:previous>
            <table:change-track-table-cell/>
          </table:previous>
        </table:cell-content-change>
        <table:cell-content-change table:id="ct1749">
          <table:cell-address table:column="3" table:row="72" table:table="0"/>
          <office:change-info>
            <dc:creator>frederik </dc:creator>
            <dc:date>2014-09-22T16:18:43.673566750</dc:date>
          </office:change-info>
          <table:previous>
            <table:change-track-table-cell/>
          </table:previous>
        </table:cell-content-change>
        <table:cell-content-change table:id="ct1750">
          <table:cell-address table:column="3" table:row="73" table:table="0"/>
          <office:change-info>
            <dc:creator>frederik </dc:creator>
            <dc:date>2014-09-22T16:18:43.673576770</dc:date>
          </office:change-info>
          <table:previous>
            <table:change-track-table-cell/>
          </table:previous>
        </table:cell-content-change>
        <table:cell-content-change table:id="ct1751">
          <table:cell-address table:column="3" table:row="74" table:table="0"/>
          <office:change-info>
            <dc:creator>frederik </dc:creator>
            <dc:date>2014-09-22T16:18:43.673586874</dc:date>
          </office:change-info>
          <table:previous>
            <table:change-track-table-cell/>
          </table:previous>
        </table:cell-content-change>
        <table:cell-content-change table:id="ct1752">
          <table:cell-address table:column="3" table:row="75" table:table="0"/>
          <office:change-info>
            <dc:creator>frederik </dc:creator>
            <dc:date>2014-09-22T16:18:43.673596756</dc:date>
          </office:change-info>
          <table:previous>
            <table:change-track-table-cell/>
          </table:previous>
        </table:cell-content-change>
        <table:cell-content-change table:id="ct1753">
          <table:cell-address table:column="3" table:row="76" table:table="0"/>
          <office:change-info>
            <dc:creator>frederik </dc:creator>
            <dc:date>2014-09-22T16:18:43.673606632</dc:date>
          </office:change-info>
          <table:previous>
            <table:change-track-table-cell/>
          </table:previous>
        </table:cell-content-change>
        <table:cell-content-change table:id="ct1754">
          <table:cell-address table:column="3" table:row="77" table:table="0"/>
          <office:change-info>
            <dc:creator>frederik </dc:creator>
            <dc:date>2014-09-22T16:18:43.673616581</dc:date>
          </office:change-info>
          <table:previous>
            <table:change-track-table-cell/>
          </table:previous>
        </table:cell-content-change>
        <table:cell-content-change table:id="ct1755">
          <table:cell-address table:column="3" table:row="78" table:table="0"/>
          <office:change-info>
            <dc:creator>frederik </dc:creator>
            <dc:date>2014-09-22T16:18:43.673626512</dc:date>
          </office:change-info>
          <table:previous>
            <table:change-track-table-cell/>
          </table:previous>
        </table:cell-content-change>
        <table:cell-content-change table:id="ct1756">
          <table:cell-address table:column="3" table:row="79" table:table="0"/>
          <office:change-info>
            <dc:creator>frederik </dc:creator>
            <dc:date>2014-09-22T16:18:43.673636390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80" table:table="0"/>
          <office:change-info>
            <dc:creator>frederik </dc:creator>
            <dc:date>2014-09-22T16:18:43.6736463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3" table:row="81" table:table="0"/>
          <office:change-info>
            <dc:creator>frederik </dc:creator>
            <dc:date>2014-09-22T16:18:43.673656176</dc:date>
          </office:change-info>
          <table:previous>
            <table:change-track-table-cell/>
          </table:previous>
        </table:cell-content-change>
        <table:cell-content-change table:id="ct1759">
          <table:cell-address table:column="3" table:row="82" table:table="0"/>
          <office:change-info>
            <dc:creator>frederik </dc:creator>
            <dc:date>2014-09-22T16:18:43.673666359</dc:date>
          </office:change-info>
          <table:previous>
            <table:change-track-table-cell/>
          </table:previous>
        </table:cell-content-change>
        <table:cell-content-change table:id="ct1760">
          <table:cell-address table:column="3" table:row="83" table:table="0"/>
          <office:change-info>
            <dc:creator>frederik </dc:creator>
            <dc:date>2014-09-22T16:18:43.673676338</dc:date>
          </office:change-info>
          <table:previous>
            <table:change-track-table-cell/>
          </table:previous>
        </table:cell-content-change>
        <table:cell-content-change table:id="ct1761">
          <table:cell-address table:column="3" table:row="84" table:table="0"/>
          <office:change-info>
            <dc:creator>frederik </dc:creator>
            <dc:date>2014-09-22T16:18:43.673686199</dc:date>
          </office:change-info>
          <table:previous>
            <table:change-track-table-cell/>
          </table:previous>
        </table:cell-content-change>
        <table:cell-content-change table:id="ct1762">
          <table:cell-address table:column="3" table:row="85" table:table="0"/>
          <office:change-info>
            <dc:creator>frederik </dc:creator>
            <dc:date>2014-09-22T16:18:43.673696146</dc:date>
          </office:change-info>
          <table:previous>
            <table:change-track-table-cell/>
          </table:previous>
        </table:cell-content-change>
        <table:cell-content-change table:id="ct1763">
          <table:cell-address table:column="3" table:row="86" table:table="0"/>
          <office:change-info>
            <dc:creator>frederik </dc:creator>
            <dc:date>2014-09-22T16:18:43.673706198</dc:date>
          </office:change-info>
          <table:previous>
            <table:change-track-table-cell/>
          </table:previous>
        </table:cell-content-change>
        <table:cell-content-change table:id="ct1764">
          <table:cell-address table:column="3" table:row="87" table:table="0"/>
          <office:change-info>
            <dc:creator>frederik </dc:creator>
            <dc:date>2014-09-22T16:18:43.673718957</dc:date>
          </office:change-info>
          <table:previous>
            <table:change-track-table-cell/>
          </table:previous>
        </table:cell-content-change>
        <table:cell-content-change table:id="ct1765">
          <table:cell-address table:column="3" table:row="88" table:table="0"/>
          <office:change-info>
            <dc:creator>frederik </dc:creator>
            <dc:date>2014-09-22T16:18:43.673730098</dc:date>
          </office:change-info>
          <table:previous>
            <table:change-track-table-cell/>
          </table:previous>
        </table:cell-content-change>
        <table:cell-content-change table:id="ct1766">
          <table:cell-address table:column="3" table:row="89" table:table="0"/>
          <office:change-info>
            <dc:creator>frederik </dc:creator>
            <dc:date>2014-09-22T16:18:43.673740350</dc:date>
          </office:change-info>
          <table:previous>
            <table:change-track-table-cell/>
          </table:previous>
        </table:cell-content-change>
        <table:cell-content-change table:id="ct1767">
          <table:cell-address table:column="3" table:row="90" table:table="0"/>
          <office:change-info>
            <dc:creator>frederik </dc:creator>
            <dc:date>2014-09-22T16:18:43.673750537</dc:date>
          </office:change-info>
          <table:previous>
            <table:change-track-table-cell/>
          </table:previous>
        </table:cell-content-change>
        <table:cell-content-change table:id="ct1768">
          <table:cell-address table:column="3" table:row="91" table:table="0"/>
          <office:change-info>
            <dc:creator>frederik </dc:creator>
            <dc:date>2014-09-22T16:18:43.673760594</dc:date>
          </office:change-info>
          <table:previous>
            <table:change-track-table-cell/>
          </table:previous>
        </table:cell-content-change>
        <table:cell-content-change table:id="ct1769">
          <table:cell-address table:column="3" table:row="92" table:table="0"/>
          <office:change-info>
            <dc:creator>frederik </dc:creator>
            <dc:date>2014-09-22T16:18:43.673770653</dc:date>
          </office:change-info>
          <table:previous>
            <table:change-track-table-cell/>
          </table:previous>
        </table:cell-content-change>
        <table:cell-content-change table:id="ct1770">
          <table:cell-address table:column="3" table:row="93" table:table="0"/>
          <office:change-info>
            <dc:creator>frederik </dc:creator>
            <dc:date>2014-09-22T16:18:43.673780630</dc:date>
          </office:change-info>
          <table:previous>
            <table:change-track-table-cell/>
          </table:previous>
        </table:cell-content-change>
        <table:cell-content-change table:id="ct1771">
          <table:cell-address table:column="3" table:row="94" table:table="0"/>
          <office:change-info>
            <dc:creator>frederik </dc:creator>
            <dc:date>2014-09-22T16:18:43.673790813</dc:date>
          </office:change-info>
          <table:previous>
            <table:change-track-table-cell/>
          </table:previous>
        </table:cell-content-change>
        <table:cell-content-change table:id="ct1772">
          <table:cell-address table:column="3" table:row="95" table:table="0"/>
          <office:change-info>
            <dc:creator>frederik </dc:creator>
            <dc:date>2014-09-22T16:18:43.673801035</dc:date>
          </office:change-info>
          <table:previous>
            <table:change-track-table-cell/>
          </table:previous>
        </table:cell-content-change>
        <table:cell-content-change table:id="ct1773">
          <table:cell-address table:column="3" table:row="96" table:table="0"/>
          <office:change-info>
            <dc:creator>frederik </dc:creator>
            <dc:date>2014-09-22T16:18:43.673811010</dc:date>
          </office:change-info>
          <table:previous>
            <table:change-track-table-cell/>
          </table:previous>
        </table:cell-content-change>
        <table:cell-content-change table:id="ct1774">
          <table:cell-address table:column="3" table:row="97" table:table="0"/>
          <office:change-info>
            <dc:creator>frederik </dc:creator>
            <dc:date>2014-09-22T16:18:43.673821041</dc:date>
          </office:change-info>
          <table:previous>
            <table:change-track-table-cell/>
          </table:previous>
        </table:cell-content-change>
        <table:cell-content-change table:id="ct1775">
          <table:cell-address table:column="3" table:row="98" table:table="0"/>
          <office:change-info>
            <dc:creator>frederik </dc:creator>
            <dc:date>2014-09-22T16:18:43.673831138</dc:date>
          </office:change-info>
          <table:previous>
            <table:change-track-table-cell/>
          </table:previous>
        </table:cell-content-change>
        <table:cell-content-change table:id="ct1776">
          <table:cell-address table:column="3" table:row="99" table:table="0"/>
          <office:change-info>
            <dc:creator>frederik </dc:creator>
            <dc:date>2014-09-22T16:18:43.673841102</dc:date>
          </office:change-info>
          <table:previous>
            <table:change-track-table-cell/>
          </table:previous>
        </table:cell-content-change>
        <table:cell-content-change table:id="ct1777">
          <table:cell-address table:column="3" table:row="100" table:table="0"/>
          <office:change-info>
            <dc:creator>frederik </dc:creator>
            <dc:date>2014-09-22T16:18:43.673851071</dc:date>
          </office:change-info>
          <table:previous>
            <table:change-track-table-cell/>
          </table:previous>
        </table:cell-content-change>
        <table:cell-content-change table:id="ct1778">
          <table:cell-address table:column="4" table:row="2" table:table="0"/>
          <office:change-info>
            <dc:creator>frederik </dc:creator>
            <dc:date>2014-09-22T16:18:43.673862537</dc:date>
          </office:change-info>
          <table:previous table:id="ct54">
            <table:change-track-table-cell office:value-type="string">
              <text:p>T/$^\circ$</text:p>
            </table:change-track-table-cell>
          </table:previous>
        </table:cell-content-change>
        <table:cell-content-change table:id="ct1779">
          <table:cell-address table:column="4" table:row="3" table:table="0"/>
          <office:change-info>
            <dc:creator>frederik </dc:creator>
            <dc:date>2014-09-22T16:18:43.673872918</dc:date>
          </office:change-info>
          <table:previous table:id="ct56">
            <table:change-track-table-cell office:value-type="float" office:value="175"/>
          </table:previous>
        </table:cell-content-change>
        <table:cell-content-change table:id="ct1780">
          <table:cell-address table:column="4" table:row="50" table:table="0"/>
          <office:change-info>
            <dc:creator>frederik </dc:creator>
            <dc:date>2014-09-22T16:18:43.673892998</dc:date>
          </office:change-info>
          <table:previous>
            <table:change-track-table-cell/>
          </table:previous>
        </table:cell-content-change>
        <table:cell-content-change table:id="ct1781">
          <table:cell-address table:column="4" table:row="51" table:table="0"/>
          <office:change-info>
            <dc:creator>frederik </dc:creator>
            <dc:date>2014-09-22T16:18:43.673902225</dc:date>
          </office:change-info>
          <table:previous>
            <table:change-track-table-cell/>
          </table:previous>
        </table:cell-content-change>
        <table:cell-content-change table:id="ct1782">
          <table:cell-address table:column="4" table:row="52" table:table="0"/>
          <office:change-info>
            <dc:creator>frederik </dc:creator>
            <dc:date>2014-09-22T16:18:43.673912241</dc:date>
          </office:change-info>
          <table:previous>
            <table:change-track-table-cell/>
          </table:previous>
        </table:cell-content-change>
        <table:cell-content-change table:id="ct1783">
          <table:cell-address table:column="4" table:row="53" table:table="0"/>
          <office:change-info>
            <dc:creator>frederik </dc:creator>
            <dc:date>2014-09-22T16:18:43.673922037</dc:date>
          </office:change-info>
          <table:previous>
            <table:change-track-table-cell/>
          </table:previous>
        </table:cell-content-change>
        <table:cell-content-change table:id="ct1784">
          <table:cell-address table:column="4" table:row="54" table:table="0"/>
          <office:change-info>
            <dc:creator>frederik </dc:creator>
            <dc:date>2014-09-22T16:18:43.673931752</dc:date>
          </office:change-info>
          <table:previous>
            <table:change-track-table-cell/>
          </table:previous>
        </table:cell-content-change>
        <table:cell-content-change table:id="ct1785">
          <table:cell-address table:column="4" table:row="55" table:table="0"/>
          <office:change-info>
            <dc:creator>frederik </dc:creator>
            <dc:date>2014-09-22T16:18:43.673941446</dc:date>
          </office:change-info>
          <table:previous>
            <table:change-track-table-cell/>
          </table:previous>
        </table:cell-content-change>
        <table:cell-content-change table:id="ct1786">
          <table:cell-address table:column="4" table:row="56" table:table="0"/>
          <office:change-info>
            <dc:creator>frederik </dc:creator>
            <dc:date>2014-09-22T16:18:43.673951160</dc:date>
          </office:change-info>
          <table:previous>
            <table:change-track-table-cell/>
          </table:previous>
        </table:cell-content-change>
        <table:cell-content-change table:id="ct1787">
          <table:cell-address table:column="5" table:row="1" table:table="0"/>
          <office:change-info>
            <dc:creator>frederik </dc:creator>
            <dc:date>2014-09-22T16:18:43.673971492</dc:date>
          </office:change-info>
          <table:previous>
            <table:change-track-table-cell/>
          </table:previous>
        </table:cell-content-change>
        <table:cell-content-change table:id="ct1788">
          <table:cell-address table:column="5" table:row="2" table:table="0"/>
          <office:change-info>
            <dc:creator>frederik </dc:creator>
            <dc:date>2014-09-22T16:18:43.673981318</dc:date>
          </office:change-info>
          <table:previous table:id="ct55">
            <table:change-track-table-cell office:value-type="string">
              <text:p>Fehler/$^\circ$</text:p>
            </table:change-track-table-cell>
          </table:previous>
        </table:cell-content-change>
        <table:cell-content-change table:id="ct1789">
          <table:cell-address table:column="5" table:row="3" table:table="0"/>
          <office:change-info>
            <dc:creator>frederik </dc:creator>
            <dc:date>2014-09-22T16:18:43.673991670</dc:date>
          </office:change-info>
          <table:previous table:id="ct57">
            <table:change-track-table-cell office:value-type="float" office:value="1"/>
          </table:previous>
        </table:cell-content-change>
        <table:cell-content-change table:id="ct1790">
          <table:cell-address table:column="5" table:row="4" table:table="0"/>
          <office:change-info>
            <dc:creator>frederik </dc:creator>
            <dc:date>2014-09-22T16:18:43.674001628</dc:date>
          </office:change-info>
          <table:previous>
            <table:change-track-table-cell/>
          </table:previous>
        </table:cell-content-change>
        <table:cell-content-change table:id="ct1791">
          <table:cell-address table:column="5" table:row="5" table:table="0"/>
          <office:change-info>
            <dc:creator>frederik </dc:creator>
            <dc:date>2014-09-22T16:18:43.674010869</dc:date>
          </office:change-info>
          <table:previous>
            <table:change-track-table-cell/>
          </table:previous>
        </table:cell-content-change>
        <table:cell-content-change table:id="ct1792">
          <table:cell-address table:column="5" table:row="6" table:table="0"/>
          <office:change-info>
            <dc:creator>frederik </dc:creator>
            <dc:date>2014-09-22T16:18:43.674019864</dc:date>
          </office:change-info>
          <table:previous>
            <table:change-track-table-cell/>
          </table:previous>
        </table:cell-content-change>
        <table:cell-content-change table:id="ct1793">
          <table:cell-address table:column="5" table:row="9" table:table="0"/>
          <office:change-info>
            <dc:creator>frederik </dc:creator>
            <dc:date>2014-09-22T16:18:43.674031894</dc:date>
          </office:change-info>
          <table:previous>
            <table:change-track-table-cell/>
          </table:previous>
        </table:cell-content-change>
        <table:cell-content-change table:id="ct1794">
          <table:cell-address table:column="5" table:row="57" table:table="0"/>
          <office:change-info>
            <dc:creator>frederik </dc:creator>
            <dc:date>2014-09-22T16:18:43.674051436</dc:date>
          </office:change-info>
          <table:previous>
            <table:change-track-table-cell/>
          </table:previous>
        </table:cell-content-change>
        <table:cell-content-change table:id="ct1795">
          <table:cell-address table:column="5" table:row="59" table:table="0"/>
          <office:change-info>
            <dc:creator>frederik </dc:creator>
            <dc:date>2014-09-22T16:18:43.674059747</dc:date>
          </office:change-info>
          <table:previous>
            <table:change-track-table-cell/>
          </table:previous>
        </table:cell-content-change>
        <table:cell-content-change table:id="ct1796">
          <table:cell-address table:column="6" table:row="1" table:table="0"/>
          <office:change-info>
            <dc:creator>frederik </dc:creator>
            <dc:date>2014-09-22T16:18:43.674078529</dc:date>
          </office:change-info>
          <table:previous>
            <table:change-track-table-cell/>
          </table:previous>
        </table:cell-content-change>
        <table:cell-content-change table:id="ct1797">
          <table:cell-address table:column="6" table:row="2" table:table="0"/>
          <office:change-info>
            <dc:creator>frederik </dc:creator>
            <dc:date>2014-09-22T16:18:43.674088096</dc:date>
          </office:change-info>
          <table:previous>
            <table:change-track-table-cell/>
          </table:previous>
        </table:cell-content-change>
        <table:cell-content-change table:id="ct1798">
          <table:cell-address table:column="6" table:row="3" table:table="0"/>
          <office:change-info>
            <dc:creator>frederik </dc:creator>
            <dc:date>2014-09-22T16:18:43.674097469</dc:date>
          </office:change-info>
          <table:previous>
            <table:change-track-table-cell/>
          </table:previous>
        </table:cell-content-change>
        <table:cell-content-change table:id="ct1799">
          <table:cell-address table:column="6" table:row="4" table:table="0"/>
          <office:change-info>
            <dc:creator>frederik </dc:creator>
            <dc:date>2014-09-22T16:18:43.674106437</dc:date>
          </office:change-info>
          <table:previous>
            <table:change-track-table-cell/>
          </table:previous>
        </table:cell-content-change>
        <table:cell-content-change table:id="ct1800">
          <table:cell-address table:column="6" table:row="5" table:table="0"/>
          <office:change-info>
            <dc:creator>frederik </dc:creator>
            <dc:date>2014-09-22T16:18:43.674115778</dc:date>
          </office:change-info>
          <table:previous>
            <table:change-track-table-cell/>
          </table:previous>
        </table:cell-content-change>
        <table:cell-content-change table:id="ct1801">
          <table:cell-address table:column="6" table:row="6" table:table="0"/>
          <office:change-info>
            <dc:creator>frederik </dc:creator>
            <dc:date>2014-09-22T16:18:43.674124795</dc:date>
          </office:change-info>
          <table:previous>
            <table:change-track-table-cell/>
          </table:previous>
        </table:cell-content-change>
        <table:cell-content-change table:id="ct1802">
          <table:cell-address table:column="6" table:row="50" table:table="0"/>
          <office:change-info>
            <dc:creator>frederik </dc:creator>
            <dc:date>2014-09-22T16:18:43.674143646</dc:date>
          </office:change-info>
          <table:previous>
            <table:change-track-table-cell/>
          </table:previous>
        </table:cell-content-change>
        <table:cell-content-change table:id="ct1803">
          <table:cell-address table:column="6" table:row="51" table:table="0"/>
          <office:change-info>
            <dc:creator>frederik </dc:creator>
            <dc:date>2014-09-22T16:18:43.674181294</dc:date>
          </office:change-info>
          <table:previous>
            <table:change-track-table-cell/>
          </table:previous>
        </table:cell-content-change>
        <table:cell-content-change table:id="ct1804">
          <table:cell-address table:column="6" table:row="52" table:table="0"/>
          <office:change-info>
            <dc:creator>frederik </dc:creator>
            <dc:date>2014-09-22T16:18:43.674206658</dc:date>
          </office:change-info>
          <table:previous>
            <table:change-track-table-cell/>
          </table:previous>
        </table:cell-content-change>
        <table:cell-content-change table:id="ct1805">
          <table:cell-address table:column="6" table:row="53" table:table="0"/>
          <office:change-info>
            <dc:creator>frederik </dc:creator>
            <dc:date>2014-09-22T16:18:43.674223055</dc:date>
          </office:change-info>
          <table:previous>
            <table:change-track-table-cell/>
          </table:previous>
        </table:cell-content-change>
        <table:cell-content-change table:id="ct1806">
          <table:cell-address table:column="6" table:row="54" table:table="0"/>
          <office:change-info>
            <dc:creator>frederik </dc:creator>
            <dc:date>2014-09-22T16:18:43.674238514</dc:date>
          </office:change-info>
          <table:previous>
            <table:change-track-table-cell/>
          </table:previous>
        </table:cell-content-change>
        <table:cell-content-change table:id="ct1807">
          <table:cell-address table:column="6" table:row="55" table:table="0"/>
          <office:change-info>
            <dc:creator>frederik </dc:creator>
            <dc:date>2014-09-22T16:18:43.674253764</dc:date>
          </office:change-info>
          <table:previous>
            <table:change-track-table-cell/>
          </table:previous>
        </table:cell-content-change>
        <table:cell-content-change table:id="ct1808">
          <table:cell-address table:column="6" table:row="57" table:table="0"/>
          <office:change-info>
            <dc:creator>frederik </dc:creator>
            <dc:date>2014-09-22T16:18:43.674271794</dc:date>
          </office:change-info>
          <table:previous>
            <table:change-track-table-cell/>
          </table:previous>
        </table:cell-content-change>
        <table:cell-content-change table:id="ct1809">
          <table:cell-address table:column="6" table:row="59" table:table="0"/>
          <office:change-info>
            <dc:creator>frederik </dc:creator>
            <dc:date>2014-09-22T16:18:43.674294565</dc:date>
          </office:change-info>
          <table:previous>
            <table:change-track-table-cell/>
          </table:previous>
        </table:cell-content-change>
        <table:cell-content-change table:id="ct1810">
          <table:cell-address table:column="6" table:row="67" table:table="0"/>
          <office:change-info>
            <dc:creator>frederik </dc:creator>
            <dc:date>2014-09-22T16:18:43.674314499</dc:date>
          </office:change-info>
          <table:previous>
            <table:change-track-table-cell/>
          </table:previous>
        </table:cell-content-change>
        <table:cell-content-change table:id="ct1811">
          <table:cell-address table:column="6" table:row="68" table:table="0"/>
          <office:change-info>
            <dc:creator>frederik </dc:creator>
            <dc:date>2014-09-22T16:18:43.674331367</dc:date>
          </office:change-info>
          <table:previous>
            <table:change-track-table-cell/>
          </table:previous>
        </table:cell-content-change>
        <table:cell-content-change table:id="ct1812">
          <table:cell-address table:column="6" table:row="69" table:table="0"/>
          <office:change-info>
            <dc:creator>frederik </dc:creator>
            <dc:date>2014-09-22T16:18:43.674345935</dc:date>
          </office:change-info>
          <table:previous>
            <table:change-track-table-cell/>
          </table:previous>
        </table:cell-content-change>
        <table:cell-content-change table:id="ct1813">
          <table:cell-address table:column="6" table:row="70" table:table="0"/>
          <office:change-info>
            <dc:creator>frederik </dc:creator>
            <dc:date>2014-09-22T16:18:43.674360467</dc:date>
          </office:change-info>
          <table:previous>
            <table:change-track-table-cell/>
          </table:previous>
        </table:cell-content-change>
        <table:cell-content-change table:id="ct1814">
          <table:cell-address table:column="6" table:row="71" table:table="0"/>
          <office:change-info>
            <dc:creator>frederik </dc:creator>
            <dc:date>2014-09-22T16:18:43.674374661</dc:date>
          </office:change-info>
          <table:previous>
            <table:change-track-table-cell/>
          </table:previous>
        </table:cell-content-change>
        <table:cell-content-change table:id="ct1815">
          <table:cell-address table:column="6" table:row="72" table:table="0"/>
          <office:change-info>
            <dc:creator>frederik </dc:creator>
            <dc:date>2014-09-22T16:18:43.674389277</dc:date>
          </office:change-info>
          <table:previous>
            <table:change-track-table-cell/>
          </table:previous>
        </table:cell-content-change>
        <table:cell-content-change table:id="ct1816">
          <table:cell-address table:column="6" table:row="73" table:table="0"/>
          <office:change-info>
            <dc:creator>frederik </dc:creator>
            <dc:date>2014-09-22T16:18:43.674403500</dc:date>
          </office:change-info>
          <table:previous>
            <table:change-track-table-cell/>
          </table:previous>
        </table:cell-content-change>
        <table:cell-content-change table:id="ct1817">
          <table:cell-address table:column="6" table:row="74" table:table="0"/>
          <office:change-info>
            <dc:creator>frederik </dc:creator>
            <dc:date>2014-09-22T16:18:43.674417710</dc:date>
          </office:change-info>
          <table:previous>
            <table:change-track-table-cell/>
          </table:previous>
        </table:cell-content-change>
        <table:cell-content-change table:id="ct1818">
          <table:cell-address table:column="6" table:row="75" table:table="0"/>
          <office:change-info>
            <dc:creator>frederik </dc:creator>
            <dc:date>2014-09-22T16:18:43.674431812</dc:date>
          </office:change-info>
          <table:previous>
            <table:change-track-table-cell/>
          </table:previous>
        </table:cell-content-change>
        <table:cell-content-change table:id="ct1819">
          <table:cell-address table:column="6" table:row="76" table:table="0"/>
          <office:change-info>
            <dc:creator>frederik </dc:creator>
            <dc:date>2014-09-22T16:18:43.674446433</dc:date>
          </office:change-info>
          <table:previous>
            <table:change-track-table-cell/>
          </table:previous>
        </table:cell-content-change>
        <table:cell-content-change table:id="ct1820">
          <table:cell-address table:column="6" table:row="77" table:table="0"/>
          <office:change-info>
            <dc:creator>frederik </dc:creator>
            <dc:date>2014-09-22T16:18:43.674460946</dc:date>
          </office:change-info>
          <table:previous>
            <table:change-track-table-cell/>
          </table:previous>
        </table:cell-content-change>
        <table:cell-content-change table:id="ct1821">
          <table:cell-address table:column="6" table:row="78" table:table="0"/>
          <office:change-info>
            <dc:creator>frederik </dc:creator>
            <dc:date>2014-09-22T16:18:43.674475514</dc:date>
          </office:change-info>
          <table:previous>
            <table:change-track-table-cell/>
          </table:previous>
        </table:cell-content-change>
        <table:cell-content-change table:id="ct1822">
          <table:cell-address table:column="6" table:row="79" table:table="0"/>
          <office:change-info>
            <dc:creator>frederik </dc:creator>
            <dc:date>2014-09-22T16:18:43.674493063</dc:date>
          </office:change-info>
          <table:previous>
            <table:change-track-table-cell/>
          </table:previous>
        </table:cell-content-change>
        <table:cell-content-change table:id="ct1823">
          <table:cell-address table:column="6" table:row="80" table:table="0"/>
          <office:change-info>
            <dc:creator>frederik </dc:creator>
            <dc:date>2014-09-22T16:18:43.674509644</dc:date>
          </office:change-info>
          <table:previous>
            <table:change-track-table-cell/>
          </table:previous>
        </table:cell-content-change>
        <table:cell-content-change table:id="ct1824">
          <table:cell-address table:column="6" table:row="81" table:table="0"/>
          <office:change-info>
            <dc:creator>frederik </dc:creator>
            <dc:date>2014-09-22T16:18:43.674524307</dc:date>
          </office:change-info>
          <table:previous>
            <table:change-track-table-cell/>
          </table:previous>
        </table:cell-content-change>
        <table:cell-content-change table:id="ct1825">
          <table:cell-address table:column="6" table:row="82" table:table="0"/>
          <office:change-info>
            <dc:creator>frederik </dc:creator>
            <dc:date>2014-09-22T16:18:43.674541688</dc:date>
          </office:change-info>
          <table:previous>
            <table:change-track-table-cell/>
          </table:previous>
        </table:cell-content-change>
        <table:cell-content-change table:id="ct1826">
          <table:cell-address table:column="6" table:row="83" table:table="0"/>
          <office:change-info>
            <dc:creator>frederik </dc:creator>
            <dc:date>2014-09-22T16:18:43.674557828</dc:date>
          </office:change-info>
          <table:previous>
            <table:change-track-table-cell/>
          </table:previous>
        </table:cell-content-change>
        <table:cell-content-change table:id="ct1827">
          <table:cell-address table:column="6" table:row="84" table:table="0"/>
          <office:change-info>
            <dc:creator>frederik </dc:creator>
            <dc:date>2014-09-22T16:18:43.674572591</dc:date>
          </office:change-info>
          <table:previous>
            <table:change-track-table-cell/>
          </table:previous>
        </table:cell-content-change>
        <table:cell-content-change table:id="ct1828">
          <table:cell-address table:column="6" table:row="85" table:table="0"/>
          <office:change-info>
            <dc:creator>frederik </dc:creator>
            <dc:date>2014-09-22T16:18:43.674587108</dc:date>
          </office:change-info>
          <table:previous>
            <table:change-track-table-cell/>
          </table:previous>
        </table:cell-content-change>
        <table:cell-content-change table:id="ct1829">
          <table:cell-address table:column="6" table:row="86" table:table="0"/>
          <office:change-info>
            <dc:creator>frederik </dc:creator>
            <dc:date>2014-09-22T16:18:43.674601995</dc:date>
          </office:change-info>
          <table:previous>
            <table:change-track-table-cell/>
          </table:previous>
        </table:cell-content-change>
        <table:cell-content-change table:id="ct1830">
          <table:cell-address table:column="6" table:row="87" table:table="0"/>
          <office:change-info>
            <dc:creator>frederik </dc:creator>
            <dc:date>2014-09-22T16:18:43.674616392</dc:date>
          </office:change-info>
          <table:previous>
            <table:change-track-table-cell/>
          </table:previous>
        </table:cell-content-change>
        <table:cell-content-change table:id="ct1831">
          <table:cell-address table:column="6" table:row="88" table:table="0"/>
          <office:change-info>
            <dc:creator>frederik </dc:creator>
            <dc:date>2014-09-22T16:18:43.674630801</dc:date>
          </office:change-info>
          <table:previous>
            <table:change-track-table-cell/>
          </table:previous>
        </table:cell-content-change>
        <table:cell-content-change table:id="ct1832">
          <table:cell-address table:column="6" table:row="89" table:table="0"/>
          <office:change-info>
            <dc:creator>frederik </dc:creator>
            <dc:date>2014-09-22T16:18:43.674645251</dc:date>
          </office:change-info>
          <table:previous>
            <table:change-track-table-cell/>
          </table:previous>
        </table:cell-content-change>
        <table:cell-content-change table:id="ct1833">
          <table:cell-address table:column="6" table:row="90" table:table="0"/>
          <office:change-info>
            <dc:creator>frederik </dc:creator>
            <dc:date>2014-09-22T16:18:43.674659930</dc:date>
          </office:change-info>
          <table:previous>
            <table:change-track-table-cell/>
          </table:previous>
        </table:cell-content-change>
        <table:cell-content-change table:id="ct1834">
          <table:cell-address table:column="6" table:row="91" table:table="0"/>
          <office:change-info>
            <dc:creator>frederik </dc:creator>
            <dc:date>2014-09-22T16:18:43.674674706</dc:date>
          </office:change-info>
          <table:previous>
            <table:change-track-table-cell/>
          </table:previous>
        </table:cell-content-change>
        <table:cell-content-change table:id="ct1835">
          <table:cell-address table:column="6" table:row="92" table:table="0"/>
          <office:change-info>
            <dc:creator>frederik </dc:creator>
            <dc:date>2014-09-22T16:18:43.674689302</dc:date>
          </office:change-info>
          <table:previous>
            <table:change-track-table-cell/>
          </table:previous>
        </table:cell-content-change>
        <table:cell-content-change table:id="ct1836">
          <table:cell-address table:column="6" table:row="93" table:table="0"/>
          <office:change-info>
            <dc:creator>frederik </dc:creator>
            <dc:date>2014-09-22T16:18:43.674703899</dc:date>
          </office:change-info>
          <table:previous>
            <table:change-track-table-cell/>
          </table:previous>
        </table:cell-content-change>
        <table:cell-content-change table:id="ct1837">
          <table:cell-address table:column="6" table:row="94" table:table="0"/>
          <office:change-info>
            <dc:creator>frederik </dc:creator>
            <dc:date>2014-09-22T16:18:43.674718955</dc:date>
          </office:change-info>
          <table:previous>
            <table:change-track-table-cell/>
          </table:previous>
        </table:cell-content-change>
        <table:cell-content-change table:id="ct1838">
          <table:cell-address table:column="6" table:row="95" table:table="0"/>
          <office:change-info>
            <dc:creator>frederik </dc:creator>
            <dc:date>2014-09-22T16:18:43.674733353</dc:date>
          </office:change-info>
          <table:previous>
            <table:change-track-table-cell/>
          </table:previous>
        </table:cell-content-change>
        <table:cell-content-change table:id="ct1839">
          <table:cell-address table:column="6" table:row="96" table:table="0"/>
          <office:change-info>
            <dc:creator>frederik </dc:creator>
            <dc:date>2014-09-22T16:18:43.674748035</dc:date>
          </office:change-info>
          <table:previous>
            <table:change-track-table-cell/>
          </table:previous>
        </table:cell-content-change>
        <table:cell-content-change table:id="ct1840">
          <table:cell-address table:column="6" table:row="97" table:table="0"/>
          <office:change-info>
            <dc:creator>frederik </dc:creator>
            <dc:date>2014-09-22T16:18:43.674762584</dc:date>
          </office:change-info>
          <table:previous>
            <table:change-track-table-cell/>
          </table:previous>
        </table:cell-content-change>
        <table:cell-content-change table:id="ct1841">
          <table:cell-address table:column="6" table:row="98" table:table="0"/>
          <office:change-info>
            <dc:creator>frederik </dc:creator>
            <dc:date>2014-09-22T16:18:43.674777480</dc:date>
          </office:change-info>
          <table:previous>
            <table:change-track-table-cell/>
          </table:previous>
        </table:cell-content-change>
        <table:cell-content-change table:id="ct1842">
          <table:cell-address table:column="6" table:row="99" table:table="0"/>
          <office:change-info>
            <dc:creator>frederik </dc:creator>
            <dc:date>2014-09-22T16:18:43.674792343</dc:date>
          </office:change-info>
          <table:previous>
            <table:change-track-table-cell/>
          </table:previous>
        </table:cell-content-change>
        <table:cell-content-change table:id="ct1843">
          <table:cell-address table:column="6" table:row="100" table:table="0"/>
          <office:change-info>
            <dc:creator>frederik </dc:creator>
            <dc:date>2014-09-22T16:18:43.674806862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50" table:table="0"/>
          <office:change-info>
            <dc:creator>frederik </dc:creator>
            <dc:date>2014-09-22T16:18:43.674830176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51" table:table="0"/>
          <office:change-info>
            <dc:creator>frederik </dc:creator>
            <dc:date>2014-09-22T16:18:43.674849670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52" table:table="0"/>
          <office:change-info>
            <dc:creator>frederik </dc:creator>
            <dc:date>2014-09-22T16:18:43.674873846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53" table:table="0"/>
          <office:change-info>
            <dc:creator>frederik </dc:creator>
            <dc:date>2014-09-22T16:18:43.674894034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54" table:table="0"/>
          <office:change-info>
            <dc:creator>frederik </dc:creator>
            <dc:date>2014-09-22T16:18:43.674913723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55" table:table="0"/>
          <office:change-info>
            <dc:creator>frederik </dc:creator>
            <dc:date>2014-09-22T16:18:43.674932652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57" table:table="0"/>
          <office:change-info>
            <dc:creator>frederik </dc:creator>
            <dc:date>2014-09-22T16:18:43.674951774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67" table:table="0"/>
          <office:change-info>
            <dc:creator>frederik </dc:creator>
            <dc:date>2014-09-22T16:18:43.674973867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68" table:table="0"/>
          <office:change-info>
            <dc:creator>frederik </dc:creator>
            <dc:date>2014-09-22T16:18:43.674992416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69" table:table="0"/>
          <office:change-info>
            <dc:creator>frederik </dc:creator>
            <dc:date>2014-09-22T16:18:43.675008213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70" table:table="0"/>
          <office:change-info>
            <dc:creator>frederik </dc:creator>
            <dc:date>2014-09-22T16:18:43.675023008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71" table:table="0"/>
          <office:change-info>
            <dc:creator>frederik </dc:creator>
            <dc:date>2014-09-22T16:18:43.675037940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72" table:table="0"/>
          <office:change-info>
            <dc:creator>frederik </dc:creator>
            <dc:date>2014-09-22T16:18:43.675052612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73" table:table="0"/>
          <office:change-info>
            <dc:creator>frederik </dc:creator>
            <dc:date>2014-09-22T16:18:43.67506727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74" table:table="0"/>
          <office:change-info>
            <dc:creator>frederik </dc:creator>
            <dc:date>2014-09-22T16:18:43.675081918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75" table:table="0"/>
          <office:change-info>
            <dc:creator>frederik </dc:creator>
            <dc:date>2014-09-22T16:18:43.675096634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76" table:table="0"/>
          <office:change-info>
            <dc:creator>frederik </dc:creator>
            <dc:date>2014-09-22T16:18:43.67511154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77" table:table="0"/>
          <office:change-info>
            <dc:creator>frederik </dc:creator>
            <dc:date>2014-09-22T16:18:43.67512633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78" table:table="0"/>
          <office:change-info>
            <dc:creator>frederik </dc:creator>
            <dc:date>2014-09-22T16:18:43.675141058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79" table:table="0"/>
          <office:change-info>
            <dc:creator>frederik </dc:creator>
            <dc:date>2014-09-22T16:18:43.675156007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80" table:table="0"/>
          <office:change-info>
            <dc:creator>frederik </dc:creator>
            <dc:date>2014-09-22T16:18:43.67517063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81" table:table="0"/>
          <office:change-info>
            <dc:creator>frederik </dc:creator>
            <dc:date>2014-09-22T16:18:43.675189234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82" table:table="0"/>
          <office:change-info>
            <dc:creator>frederik </dc:creator>
            <dc:date>2014-09-22T16:18:43.675204448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83" table:table="0"/>
          <office:change-info>
            <dc:creator>frederik </dc:creator>
            <dc:date>2014-09-22T16:18:43.675219787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84" table:table="0"/>
          <office:change-info>
            <dc:creator>frederik </dc:creator>
            <dc:date>2014-09-22T16:18:43.675235060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85" table:table="0"/>
          <office:change-info>
            <dc:creator>frederik </dc:creator>
            <dc:date>2014-09-22T16:18:43.675249688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86" table:table="0"/>
          <office:change-info>
            <dc:creator>frederik </dc:creator>
            <dc:date>2014-09-22T16:18:43.67526443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87" table:table="0"/>
          <office:change-info>
            <dc:creator>frederik </dc:creator>
            <dc:date>2014-09-22T16:18:43.675279391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88" table:table="0"/>
          <office:change-info>
            <dc:creator>frederik </dc:creator>
            <dc:date>2014-09-22T16:18:43.675294121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89" table:table="0"/>
          <office:change-info>
            <dc:creator>frederik </dc:creator>
            <dc:date>2014-09-22T16:18:43.675308857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90" table:table="0"/>
          <office:change-info>
            <dc:creator>frederik </dc:creator>
            <dc:date>2014-09-22T16:18:43.675323689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91" table:table="0"/>
          <office:change-info>
            <dc:creator>frederik </dc:creator>
            <dc:date>2014-09-22T16:18:43.675338604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92" table:table="0"/>
          <office:change-info>
            <dc:creator>frederik </dc:creator>
            <dc:date>2014-09-22T16:18:43.675353684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93" table:table="0"/>
          <office:change-info>
            <dc:creator>frederik </dc:creator>
            <dc:date>2014-09-22T16:18:43.67536865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94" table:table="0"/>
          <office:change-info>
            <dc:creator>frederik </dc:creator>
            <dc:date>2014-09-22T16:18:43.67538365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95" table:table="0"/>
          <office:change-info>
            <dc:creator>frederik </dc:creator>
            <dc:date>2014-09-22T16:18:43.675398672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96" table:table="0"/>
          <office:change-info>
            <dc:creator>frederik </dc:creator>
            <dc:date>2014-09-22T16:18:43.675416590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97" table:table="0"/>
          <office:change-info>
            <dc:creator>frederik </dc:creator>
            <dc:date>2014-09-22T16:18:43.675433451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98" table:table="0"/>
          <office:change-info>
            <dc:creator>frederik </dc:creator>
            <dc:date>2014-09-22T16:18:43.675448822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99" table:table="0"/>
          <office:change-info>
            <dc:creator>frederik </dc:creator>
            <dc:date>2014-09-22T16:18:43.675464076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00" table:table="0"/>
          <office:change-info>
            <dc:creator>frederik </dc:creator>
            <dc:date>2014-09-22T16:18:43.675479159</dc:date>
          </office:change-info>
          <table:previous>
            <table:change-track-table-cell/>
          </table:previous>
        </table:cell-content-change>
        <table:cell-content-change table:id="ct1885">
          <table:cell-address table:column="8" table:row="50" table:table="0"/>
          <office:change-info>
            <dc:creator>frederik </dc:creator>
            <dc:date>2014-09-22T16:18:43.675506489</dc:date>
          </office:change-info>
          <table:previous>
            <table:change-track-table-cell/>
          </table:previous>
        </table:cell-content-change>
        <table:cell-content-change table:id="ct1886">
          <table:cell-address table:column="8" table:row="51" table:table="0"/>
          <office:change-info>
            <dc:creator>frederik </dc:creator>
            <dc:date>2014-09-22T16:18:43.675524787</dc:date>
          </office:change-info>
          <table:previous>
            <table:change-track-table-cell/>
          </table:previous>
        </table:cell-content-change>
        <table:cell-content-change table:id="ct1887">
          <table:cell-address table:column="8" table:row="52" table:table="0"/>
          <office:change-info>
            <dc:creator>frederik </dc:creator>
            <dc:date>2014-09-22T16:18:43.675542743</dc:date>
          </office:change-info>
          <table:previous>
            <table:change-track-table-cell/>
          </table:previous>
        </table:cell-content-change>
        <table:cell-content-change table:id="ct1888">
          <table:cell-address table:column="8" table:row="53" table:table="0"/>
          <office:change-info>
            <dc:creator>frederik </dc:creator>
            <dc:date>2014-09-22T16:18:43.675560157</dc:date>
          </office:change-info>
          <table:previous>
            <table:change-track-table-cell/>
          </table:previous>
        </table:cell-content-change>
        <table:cell-content-change table:id="ct1889">
          <table:cell-address table:column="8" table:row="54" table:table="0"/>
          <office:change-info>
            <dc:creator>frederik </dc:creator>
            <dc:date>2014-09-22T16:18:43.675577539</dc:date>
          </office:change-info>
          <table:previous>
            <table:change-track-table-cell/>
          </table:previous>
        </table:cell-content-change>
        <table:cell-content-change table:id="ct1890">
          <table:cell-address table:column="8" table:row="55" table:table="0"/>
          <office:change-info>
            <dc:creator>frederik </dc:creator>
            <dc:date>2014-09-22T16:18:43.675594382</dc:date>
          </office:change-info>
          <table:previous>
            <table:change-track-table-cell/>
          </table:previous>
        </table:cell-content-change>
        <table:cell-content-change table:id="ct1891">
          <table:cell-address table:column="8" table:row="67" table:table="0"/>
          <office:change-info>
            <dc:creator>frederik </dc:creator>
            <dc:date>2014-09-22T16:18:43.675613237</dc:date>
          </office:change-info>
          <table:previous>
            <table:change-track-table-cell/>
          </table:previous>
        </table:cell-content-change>
        <table:cell-content-change table:id="ct1892">
          <table:cell-address table:column="8" table:row="68" table:table="0"/>
          <office:change-info>
            <dc:creator>frederik </dc:creator>
            <dc:date>2014-09-22T16:18:43.675630136</dc:date>
          </office:change-info>
          <table:previous>
            <table:change-track-table-cell/>
          </table:previous>
        </table:cell-content-change>
        <table:cell-content-change table:id="ct1893">
          <table:cell-address table:column="8" table:row="69" table:table="0"/>
          <office:change-info>
            <dc:creator>frederik </dc:creator>
            <dc:date>2014-09-22T16:18:43.675645860</dc:date>
          </office:change-info>
          <table:previous>
            <table:change-track-table-cell/>
          </table:previous>
        </table:cell-content-change>
        <table:cell-content-change table:id="ct1894">
          <table:cell-address table:column="8" table:row="70" table:table="0"/>
          <office:change-info>
            <dc:creator>frederik </dc:creator>
            <dc:date>2014-09-22T16:18:43.675661033</dc:date>
          </office:change-info>
          <table:previous>
            <table:change-track-table-cell/>
          </table:previous>
        </table:cell-content-change>
        <table:cell-content-change table:id="ct1895">
          <table:cell-address table:column="8" table:row="71" table:table="0"/>
          <office:change-info>
            <dc:creator>frederik </dc:creator>
            <dc:date>2014-09-22T16:18:43.675676022</dc:date>
          </office:change-info>
          <table:previous>
            <table:change-track-table-cell/>
          </table:previous>
        </table:cell-content-change>
        <table:cell-content-change table:id="ct1896">
          <table:cell-address table:column="8" table:row="72" table:table="0"/>
          <office:change-info>
            <dc:creator>frederik </dc:creator>
            <dc:date>2014-09-22T16:18:43.675691187</dc:date>
          </office:change-info>
          <table:previous>
            <table:change-track-table-cell/>
          </table:previous>
        </table:cell-content-change>
        <table:cell-content-change table:id="ct1897">
          <table:cell-address table:column="8" table:row="73" table:table="0"/>
          <office:change-info>
            <dc:creator>frederik </dc:creator>
            <dc:date>2014-09-22T16:18:43.675705929</dc:date>
          </office:change-info>
          <table:previous>
            <table:change-track-table-cell/>
          </table:previous>
        </table:cell-content-change>
        <table:cell-content-change table:id="ct1898">
          <table:cell-address table:column="8" table:row="74" table:table="0"/>
          <office:change-info>
            <dc:creator>frederik </dc:creator>
            <dc:date>2014-09-22T16:18:43.675720866</dc:date>
          </office:change-info>
          <table:previous>
            <table:change-track-table-cell/>
          </table:previous>
        </table:cell-content-change>
        <table:cell-content-change table:id="ct1899">
          <table:cell-address table:column="8" table:row="75" table:table="0"/>
          <office:change-info>
            <dc:creator>frederik </dc:creator>
            <dc:date>2014-09-22T16:18:43.675735924</dc:date>
          </office:change-info>
          <table:previous>
            <table:change-track-table-cell/>
          </table:previous>
        </table:cell-content-change>
        <table:cell-content-change table:id="ct1900">
          <table:cell-address table:column="8" table:row="76" table:table="0"/>
          <office:change-info>
            <dc:creator>frederik </dc:creator>
            <dc:date>2014-09-22T16:18:43.675751014</dc:date>
          </office:change-info>
          <table:previous>
            <table:change-track-table-cell/>
          </table:previous>
        </table:cell-content-change>
        <table:cell-content-change table:id="ct1901">
          <table:cell-address table:column="8" table:row="77" table:table="0"/>
          <office:change-info>
            <dc:creator>frederik </dc:creator>
            <dc:date>2014-09-22T16:18:43.675766467</dc:date>
          </office:change-info>
          <table:previous>
            <table:change-track-table-cell/>
          </table:previous>
        </table:cell-content-change>
        <table:cell-content-change table:id="ct1902">
          <table:cell-address table:column="8" table:row="78" table:table="0"/>
          <office:change-info>
            <dc:creator>frederik </dc:creator>
            <dc:date>2014-09-22T16:18:43.675781379</dc:date>
          </office:change-info>
          <table:previous>
            <table:change-track-table-cell/>
          </table:previous>
        </table:cell-content-change>
        <table:cell-content-change table:id="ct1903">
          <table:cell-address table:column="8" table:row="79" table:table="0"/>
          <office:change-info>
            <dc:creator>frederik </dc:creator>
            <dc:date>2014-09-22T16:18:43.675796689</dc:date>
          </office:change-info>
          <table:previous>
            <table:change-track-table-cell/>
          </table:previous>
        </table:cell-content-change>
        <table:cell-content-change table:id="ct1904">
          <table:cell-address table:column="8" table:row="80" table:table="0"/>
          <office:change-info>
            <dc:creator>frederik </dc:creator>
            <dc:date>2014-09-22T16:18:43.675811836</dc:date>
          </office:change-info>
          <table:previous>
            <table:change-track-table-cell/>
          </table:previous>
        </table:cell-content-change>
        <table:cell-content-change table:id="ct1905">
          <table:cell-address table:column="8" table:row="81" table:table="0"/>
          <office:change-info>
            <dc:creator>frederik </dc:creator>
            <dc:date>2014-09-22T16:18:43.675827067</dc:date>
          </office:change-info>
          <table:previous>
            <table:change-track-table-cell/>
          </table:previous>
        </table:cell-content-change>
        <table:cell-content-change table:id="ct1906">
          <table:cell-address table:column="8" table:row="82" table:table="0"/>
          <office:change-info>
            <dc:creator>frederik </dc:creator>
            <dc:date>2014-09-22T16:18:43.675842161</dc:date>
          </office:change-info>
          <table:previous>
            <table:change-track-table-cell/>
          </table:previous>
        </table:cell-content-change>
        <table:cell-content-change table:id="ct1907">
          <table:cell-address table:column="8" table:row="83" table:table="0"/>
          <office:change-info>
            <dc:creator>frederik </dc:creator>
            <dc:date>2014-09-22T16:18:43.675866884</dc:date>
          </office:change-info>
          <table:previous>
            <table:change-track-table-cell/>
          </table:previous>
        </table:cell-content-change>
        <table:cell-content-change table:id="ct1908">
          <table:cell-address table:column="8" table:row="84" table:table="0"/>
          <office:change-info>
            <dc:creator>frederik </dc:creator>
            <dc:date>2014-09-22T16:18:43.675884252</dc:date>
          </office:change-info>
          <table:previous>
            <table:change-track-table-cell/>
          </table:previous>
        </table:cell-content-change>
        <table:cell-content-change table:id="ct1909">
          <table:cell-address table:column="8" table:row="85" table:table="0"/>
          <office:change-info>
            <dc:creator>frederik </dc:creator>
            <dc:date>2014-09-22T16:18:43.675906868</dc:date>
          </office:change-info>
          <table:previous>
            <table:change-track-table-cell/>
          </table:previous>
        </table:cell-content-change>
        <table:cell-content-change table:id="ct1910">
          <table:cell-address table:column="8" table:row="86" table:table="0"/>
          <office:change-info>
            <dc:creator>frederik </dc:creator>
            <dc:date>2014-09-22T16:18:43.675924440</dc:date>
          </office:change-info>
          <table:previous>
            <table:change-track-table-cell/>
          </table:previous>
        </table:cell-content-change>
        <table:cell-content-change table:id="ct1911">
          <table:cell-address table:column="8" table:row="87" table:table="0"/>
          <office:change-info>
            <dc:creator>frederik </dc:creator>
            <dc:date>2014-09-22T16:18:43.675940305</dc:date>
          </office:change-info>
          <table:previous>
            <table:change-track-table-cell/>
          </table:previous>
        </table:cell-content-change>
        <table:cell-content-change table:id="ct1912">
          <table:cell-address table:column="8" table:row="88" table:table="0"/>
          <office:change-info>
            <dc:creator>frederik </dc:creator>
            <dc:date>2014-09-22T16:18:43.675957445</dc:date>
          </office:change-info>
          <table:previous>
            <table:change-track-table-cell/>
          </table:previous>
        </table:cell-content-change>
        <table:cell-content-change table:id="ct1913">
          <table:cell-address table:column="8" table:row="89" table:table="0"/>
          <office:change-info>
            <dc:creator>frederik </dc:creator>
            <dc:date>2014-09-22T16:18:43.675984643</dc:date>
          </office:change-info>
          <table:previous>
            <table:change-track-table-cell/>
          </table:previous>
        </table:cell-content-change>
        <table:cell-content-change table:id="ct1914">
          <table:cell-address table:column="8" table:row="90" table:table="0"/>
          <office:change-info>
            <dc:creator>frederik </dc:creator>
            <dc:date>2014-09-22T16:18:43.676012425</dc:date>
          </office:change-info>
          <table:previous>
            <table:change-track-table-cell/>
          </table:previous>
        </table:cell-content-change>
        <table:cell-content-change table:id="ct1915">
          <table:cell-address table:column="8" table:row="91" table:table="0"/>
          <office:change-info>
            <dc:creator>frederik </dc:creator>
            <dc:date>2014-09-22T16:18:43.676043573</dc:date>
          </office:change-info>
          <table:previous>
            <table:change-track-table-cell/>
          </table:previous>
        </table:cell-content-change>
        <table:cell-content-change table:id="ct1916">
          <table:cell-address table:column="8" table:row="92" table:table="0"/>
          <office:change-info>
            <dc:creator>frederik </dc:creator>
            <dc:date>2014-09-22T16:18:43.676062639</dc:date>
          </office:change-info>
          <table:previous>
            <table:change-track-table-cell/>
          </table:previous>
        </table:cell-content-change>
        <table:cell-content-change table:id="ct1917">
          <table:cell-address table:column="8" table:row="93" table:table="0"/>
          <office:change-info>
            <dc:creator>frederik </dc:creator>
            <dc:date>2014-09-22T16:18:43.676080265</dc:date>
          </office:change-info>
          <table:previous>
            <table:change-track-table-cell/>
          </table:previous>
        </table:cell-content-change>
        <table:cell-content-change table:id="ct1918">
          <table:cell-address table:column="8" table:row="94" table:table="0"/>
          <office:change-info>
            <dc:creator>frederik </dc:creator>
            <dc:date>2014-09-22T16:18:43.676097392</dc:date>
          </office:change-info>
          <table:previous>
            <table:change-track-table-cell/>
          </table:previous>
        </table:cell-content-change>
        <table:cell-content-change table:id="ct1919">
          <table:cell-address table:column="8" table:row="95" table:table="0"/>
          <office:change-info>
            <dc:creator>frederik </dc:creator>
            <dc:date>2014-09-22T16:18:43.676114275</dc:date>
          </office:change-info>
          <table:previous>
            <table:change-track-table-cell/>
          </table:previous>
        </table:cell-content-change>
        <table:cell-content-change table:id="ct1920">
          <table:cell-address table:column="8" table:row="96" table:table="0"/>
          <office:change-info>
            <dc:creator>frederik </dc:creator>
            <dc:date>2014-09-22T16:18:43.676131346</dc:date>
          </office:change-info>
          <table:previous>
            <table:change-track-table-cell/>
          </table:previous>
        </table:cell-content-change>
        <table:cell-content-change table:id="ct1921">
          <table:cell-address table:column="8" table:row="97" table:table="0"/>
          <office:change-info>
            <dc:creator>frederik </dc:creator>
            <dc:date>2014-09-22T16:18:43.676148005</dc:date>
          </office:change-info>
          <table:previous>
            <table:change-track-table-cell/>
          </table:previous>
        </table:cell-content-change>
        <table:cell-content-change table:id="ct1922">
          <table:cell-address table:column="8" table:row="98" table:table="0"/>
          <office:change-info>
            <dc:creator>frederik </dc:creator>
            <dc:date>2014-09-22T16:18:43.676164856</dc:date>
          </office:change-info>
          <table:previous>
            <table:change-track-table-cell/>
          </table:previous>
        </table:cell-content-change>
        <table:cell-content-change table:id="ct1923">
          <table:cell-address table:column="8" table:row="99" table:table="0"/>
          <office:change-info>
            <dc:creator>frederik </dc:creator>
            <dc:date>2014-09-22T16:18:43.676181552</dc:date>
          </office:change-info>
          <table:previous>
            <table:change-track-table-cell/>
          </table:previous>
        </table:cell-content-change>
        <table:cell-content-change table:id="ct1924">
          <table:cell-address table:column="8" table:row="100" table:table="0"/>
          <office:change-info>
            <dc:creator>frederik </dc:creator>
            <dc:date>2014-09-22T16:18:43.676198175</dc:date>
          </office:change-info>
          <table:previous>
            <table:change-track-table-cell/>
          </table:previous>
        </table:cell-content-change>
        <table:cell-content-change table:id="ct1925">
          <table:cell-address table:column="9" table:row="5" table:table="0"/>
          <office:change-info>
            <dc:creator>frederik </dc:creator>
            <dc:date>2014-09-22T16:18:43.676218225</dc:date>
          </office:change-info>
          <table:previous>
            <table:change-track-table-cell/>
          </table:previous>
        </table:cell-content-change>
        <table:cell-content-change table:id="ct1926">
          <table:cell-address table:column="9" table:row="6" table:table="0"/>
          <office:change-info>
            <dc:creator>frederik </dc:creator>
            <dc:date>2014-09-22T16:18:43.676236433</dc:date>
          </office:change-info>
          <table:previous>
            <table:change-track-table-cell/>
          </table:previous>
        </table:cell-content-change>
        <table:cell-content-change table:id="ct1927">
          <table:cell-address table:column="9" table:row="7" table:table="0"/>
          <office:change-info>
            <dc:creator>frederik </dc:creator>
            <dc:date>2014-09-22T16:18:43.676260370</dc:date>
          </office:change-info>
          <table:previous>
            <table:change-track-table-cell/>
          </table:previous>
        </table:cell-content-change>
        <table:cell-content-change table:id="ct1928">
          <table:cell-address table:column="9" table:row="8" table:table="0"/>
          <office:change-info>
            <dc:creator>frederik </dc:creator>
            <dc:date>2014-09-22T16:18:43.676276659</dc:date>
          </office:change-info>
          <table:previous>
            <table:change-track-table-cell/>
          </table:previous>
        </table:cell-content-change>
        <table:cell-content-change table:id="ct1929">
          <table:cell-address table:column="9" table:row="9" table:table="0"/>
          <office:change-info>
            <dc:creator>frederik </dc:creator>
            <dc:date>2014-09-22T16:18:43.676292673</dc:date>
          </office:change-info>
          <table:previous>
            <table:change-track-table-cell/>
          </table:previous>
        </table:cell-content-change>
        <table:cell-content-change table:id="ct1930">
          <table:cell-address table:column="9" table:row="10" table:table="0"/>
          <office:change-info>
            <dc:creator>frederik </dc:creator>
            <dc:date>2014-09-22T16:18:43.676308683</dc:date>
          </office:change-info>
          <table:previous>
            <table:change-track-table-cell/>
          </table:previous>
        </table:cell-content-change>
        <table:cell-content-change table:id="ct1931">
          <table:cell-address table:column="9" table:row="11" table:table="0"/>
          <office:change-info>
            <dc:creator>frederik </dc:creator>
            <dc:date>2014-09-22T16:18:43.676327653</dc:date>
          </office:change-info>
          <table:previous>
            <table:change-track-table-cell/>
          </table:previous>
        </table:cell-content-change>
        <table:cell-content-change table:id="ct1932">
          <table:cell-address table:column="9" table:row="12" table:table="0"/>
          <office:change-info>
            <dc:creator>frederik </dc:creator>
            <dc:date>2014-09-22T16:18:43.676342696</dc:date>
          </office:change-info>
          <table:previous>
            <table:change-track-table-cell/>
          </table:previous>
        </table:cell-content-change>
        <table:cell-content-change table:id="ct1933">
          <table:cell-address table:column="9" table:row="13" table:table="0"/>
          <office:change-info>
            <dc:creator>frederik </dc:creator>
            <dc:date>2014-09-22T16:18:43.676357369</dc:date>
          </office:change-info>
          <table:previous>
            <table:change-track-table-cell/>
          </table:previous>
        </table:cell-content-change>
        <table:cell-content-change table:id="ct1934">
          <table:cell-address table:column="9" table:row="14" table:table="0"/>
          <office:change-info>
            <dc:creator>frederik </dc:creator>
            <dc:date>2014-09-22T16:18:43.676372132</dc:date>
          </office:change-info>
          <table:previous>
            <table:change-track-table-cell/>
          </table:previous>
        </table:cell-content-change>
        <table:cell-content-change table:id="ct1935">
          <table:cell-address table:column="9" table:row="15" table:table="0"/>
          <office:change-info>
            <dc:creator>frederik </dc:creator>
            <dc:date>2014-09-22T16:18:43.676386680</dc:date>
          </office:change-info>
          <table:previous>
            <table:change-track-table-cell/>
          </table:previous>
        </table:cell-content-change>
        <table:cell-content-change table:id="ct1936">
          <table:cell-address table:column="9" table:row="16" table:table="0"/>
          <office:change-info>
            <dc:creator>frederik </dc:creator>
            <dc:date>2014-09-22T16:18:43.676401285</dc:date>
          </office:change-info>
          <table:previous>
            <table:change-track-table-cell/>
          </table:previous>
        </table:cell-content-change>
        <table:cell-content-change table:id="ct1937">
          <table:cell-address table:column="9" table:row="17" table:table="0"/>
          <office:change-info>
            <dc:creator>frederik </dc:creator>
            <dc:date>2014-09-22T16:18:43.676415885</dc:date>
          </office:change-info>
          <table:previous>
            <table:change-track-table-cell/>
          </table:previous>
        </table:cell-content-change>
        <table:cell-content-change table:id="ct1938">
          <table:cell-address table:column="9" table:row="18" table:table="0"/>
          <office:change-info>
            <dc:creator>frederik </dc:creator>
            <dc:date>2014-09-22T16:18:43.676432981</dc:date>
          </office:change-info>
          <table:previous>
            <table:change-track-table-cell/>
          </table:previous>
        </table:cell-content-change>
        <table:cell-content-change table:id="ct1939">
          <table:cell-address table:column="9" table:row="19" table:table="0"/>
          <office:change-info>
            <dc:creator>frederik </dc:creator>
            <dc:date>2014-09-22T16:18:43.676449537</dc:date>
          </office:change-info>
          <table:previous>
            <table:change-track-table-cell/>
          </table:previous>
        </table:cell-content-change>
        <table:cell-content-change table:id="ct1940">
          <table:cell-address table:column="9" table:row="20" table:table="0"/>
          <office:change-info>
            <dc:creator>frederik </dc:creator>
            <dc:date>2014-09-22T16:18:43.676464601</dc:date>
          </office:change-info>
          <table:previous>
            <table:change-track-table-cell/>
          </table:previous>
        </table:cell-content-change>
        <table:cell-content-change table:id="ct1941">
          <table:cell-address table:column="9" table:row="21" table:table="0"/>
          <office:change-info>
            <dc:creator>frederik </dc:creator>
            <dc:date>2014-09-22T16:18:43.676479509</dc:date>
          </office:change-info>
          <table:previous>
            <table:change-track-table-cell/>
          </table:previous>
        </table:cell-content-change>
        <table:cell-content-change table:id="ct1942">
          <table:cell-address table:column="9" table:row="22" table:table="0"/>
          <office:change-info>
            <dc:creator>frederik </dc:creator>
            <dc:date>2014-09-22T16:18:43.676494430</dc:date>
          </office:change-info>
          <table:previous>
            <table:change-track-table-cell/>
          </table:previous>
        </table:cell-content-change>
        <table:cell-content-change table:id="ct1943">
          <table:cell-address table:column="9" table:row="23" table:table="0"/>
          <office:change-info>
            <dc:creator>frederik </dc:creator>
            <dc:date>2014-09-22T16:18:43.676509434</dc:date>
          </office:change-info>
          <table:previous>
            <table:change-track-table-cell/>
          </table:previous>
        </table:cell-content-change>
        <table:cell-content-change table:id="ct1944">
          <table:cell-address table:column="9" table:row="24" table:table="0"/>
          <office:change-info>
            <dc:creator>frederik </dc:creator>
            <dc:date>2014-09-22T16:18:43.676524612</dc:date>
          </office:change-info>
          <table:previous>
            <table:change-track-table-cell/>
          </table:previous>
        </table:cell-content-change>
        <table:cell-content-change table:id="ct1945">
          <table:cell-address table:column="9" table:row="25" table:table="0"/>
          <office:change-info>
            <dc:creator>frederik </dc:creator>
            <dc:date>2014-09-22T16:18:43.676539413</dc:date>
          </office:change-info>
          <table:previous>
            <table:change-track-table-cell/>
          </table:previous>
        </table:cell-content-change>
        <table:cell-content-change table:id="ct1946">
          <table:cell-address table:column="9" table:row="26" table:table="0"/>
          <office:change-info>
            <dc:creator>frederik </dc:creator>
            <dc:date>2014-09-22T16:18:43.676554218</dc:date>
          </office:change-info>
          <table:previous>
            <table:change-track-table-cell/>
          </table:previous>
        </table:cell-content-change>
        <table:cell-content-change table:id="ct1947">
          <table:cell-address table:column="9" table:row="27" table:table="0"/>
          <office:change-info>
            <dc:creator>frederik </dc:creator>
            <dc:date>2014-09-22T16:18:43.676571660</dc:date>
          </office:change-info>
          <table:previous>
            <table:change-track-table-cell/>
          </table:previous>
        </table:cell-content-change>
        <table:cell-content-change table:id="ct1948">
          <table:cell-address table:column="9" table:row="28" table:table="0"/>
          <office:change-info>
            <dc:creator>frederik </dc:creator>
            <dc:date>2014-09-22T16:18:43.676588227</dc:date>
          </office:change-info>
          <table:previous>
            <table:change-track-table-cell/>
          </table:previous>
        </table:cell-content-change>
        <table:cell-content-change table:id="ct1949">
          <table:cell-address table:column="9" table:row="29" table:table="0"/>
          <office:change-info>
            <dc:creator>frederik </dc:creator>
            <dc:date>2014-09-22T16:18:43.676603558</dc:date>
          </office:change-info>
          <table:previous>
            <table:change-track-table-cell/>
          </table:previous>
        </table:cell-content-change>
        <table:cell-content-change table:id="ct1950">
          <table:cell-address table:column="9" table:row="30" table:table="0"/>
          <office:change-info>
            <dc:creator>frederik </dc:creator>
            <dc:date>2014-09-22T16:18:43.676618830</dc:date>
          </office:change-info>
          <table:previous>
            <table:change-track-table-cell/>
          </table:previous>
        </table:cell-content-change>
        <table:cell-content-change table:id="ct1951">
          <table:cell-address table:column="9" table:row="31" table:table="0"/>
          <office:change-info>
            <dc:creator>frederik </dc:creator>
            <dc:date>2014-09-22T16:18:43.676633655</dc:date>
          </office:change-info>
          <table:previous>
            <table:change-track-table-cell/>
          </table:previous>
        </table:cell-content-change>
        <table:cell-content-change table:id="ct1952">
          <table:cell-address table:column="9" table:row="32" table:table="0"/>
          <office:change-info>
            <dc:creator>frederik </dc:creator>
            <dc:date>2014-09-22T16:18:43.676648452</dc:date>
          </office:change-info>
          <table:previous>
            <table:change-track-table-cell/>
          </table:previous>
        </table:cell-content-change>
        <table:cell-content-change table:id="ct1953">
          <table:cell-address table:column="9" table:row="33" table:table="0"/>
          <office:change-info>
            <dc:creator>frederik </dc:creator>
            <dc:date>2014-09-22T16:18:43.676663342</dc:date>
          </office:change-info>
          <table:previous>
            <table:change-track-table-cell/>
          </table:previous>
        </table:cell-content-change>
        <table:cell-content-change table:id="ct1954">
          <table:cell-address table:column="9" table:row="34" table:table="0"/>
          <office:change-info>
            <dc:creator>frederik </dc:creator>
            <dc:date>2014-09-22T16:18:43.676678133</dc:date>
          </office:change-info>
          <table:previous>
            <table:change-track-table-cell/>
          </table:previous>
        </table:cell-content-change>
        <table:cell-content-change table:id="ct1955">
          <table:cell-address table:column="9" table:row="35" table:table="0"/>
          <office:change-info>
            <dc:creator>frederik </dc:creator>
            <dc:date>2014-09-22T16:18:43.676693095</dc:date>
          </office:change-info>
          <table:previous>
            <table:change-track-table-cell/>
          </table:previous>
        </table:cell-content-change>
        <table:cell-content-change table:id="ct1956">
          <table:cell-address table:column="9" table:row="36" table:table="0"/>
          <office:change-info>
            <dc:creator>frederik </dc:creator>
            <dc:date>2014-09-22T16:18:43.676708240</dc:date>
          </office:change-info>
          <table:previous>
            <table:change-track-table-cell/>
          </table:previous>
        </table:cell-content-change>
        <table:cell-content-change table:id="ct1957">
          <table:cell-address table:column="9" table:row="37" table:table="0"/>
          <office:change-info>
            <dc:creator>frederik </dc:creator>
            <dc:date>2014-09-22T16:18:43.676723150</dc:date>
          </office:change-info>
          <table:previous>
            <table:change-track-table-cell/>
          </table:previous>
        </table:cell-content-change>
        <table:cell-content-change table:id="ct1958">
          <table:cell-address table:column="9" table:row="38" table:table="0"/>
          <office:change-info>
            <dc:creator>frederik </dc:creator>
            <dc:date>2014-09-22T16:18:43.676738221</dc:date>
          </office:change-info>
          <table:previous>
            <table:change-track-table-cell/>
          </table:previous>
        </table:cell-content-change>
        <table:cell-content-change table:id="ct1959">
          <table:cell-address table:column="9" table:row="39" table:table="0"/>
          <office:change-info>
            <dc:creator>frederik </dc:creator>
            <dc:date>2014-09-22T16:18:43.676753283</dc:date>
          </office:change-info>
          <table:previous>
            <table:change-track-table-cell/>
          </table:previous>
        </table:cell-content-change>
        <table:cell-content-change table:id="ct1960">
          <table:cell-address table:column="9" table:row="40" table:table="0"/>
          <office:change-info>
            <dc:creator>frederik </dc:creator>
            <dc:date>2014-09-22T16:18:43.676768450</dc:date>
          </office:change-info>
          <table:previous>
            <table:change-track-table-cell/>
          </table:previous>
        </table:cell-content-change>
        <table:cell-content-change table:id="ct1961">
          <table:cell-address table:column="9" table:row="41" table:table="0"/>
          <office:change-info>
            <dc:creator>frederik </dc:creator>
            <dc:date>2014-09-22T16:18:43.676783503</dc:date>
          </office:change-info>
          <table:previous>
            <table:change-track-table-cell/>
          </table:previous>
        </table:cell-content-change>
        <table:cell-content-change table:id="ct1962">
          <table:cell-address table:column="9" table:row="67" table:table="0"/>
          <office:change-info>
            <dc:creator>frederik </dc:creator>
            <dc:date>2014-09-22T16:18:43.676804495</dc:date>
          </office:change-info>
          <table:previous>
            <table:change-track-table-cell/>
          </table:previous>
        </table:cell-content-change>
        <table:cell-content-change table:id="ct1963">
          <table:cell-address table:column="9" table:row="68" table:table="0"/>
          <office:change-info>
            <dc:creator>frederik </dc:creator>
            <dc:date>2014-09-22T16:18:43.676821847</dc:date>
          </office:change-info>
          <table:previous>
            <table:change-track-table-cell/>
          </table:previous>
        </table:cell-content-change>
        <table:cell-content-change table:id="ct1964">
          <table:cell-address table:column="9" table:row="69" table:table="0"/>
          <office:change-info>
            <dc:creator>frederik </dc:creator>
            <dc:date>2014-09-22T16:18:43.676837998</dc:date>
          </office:change-info>
          <table:previous>
            <table:change-track-table-cell/>
          </table:previous>
        </table:cell-content-change>
        <table:cell-content-change table:id="ct1965">
          <table:cell-address table:column="9" table:row="70" table:table="0"/>
          <office:change-info>
            <dc:creator>frederik </dc:creator>
            <dc:date>2014-09-22T16:18:43.676853863</dc:date>
          </office:change-info>
          <table:previous>
            <table:change-track-table-cell/>
          </table:previous>
        </table:cell-content-change>
        <table:cell-content-change table:id="ct1966">
          <table:cell-address table:column="9" table:row="71" table:table="0"/>
          <office:change-info>
            <dc:creator>frederik </dc:creator>
            <dc:date>2014-09-22T16:18:43.676869538</dc:date>
          </office:change-info>
          <table:previous>
            <table:change-track-table-cell/>
          </table:previous>
        </table:cell-content-change>
        <table:cell-content-change table:id="ct1967">
          <table:cell-address table:column="9" table:row="72" table:table="0"/>
          <office:change-info>
            <dc:creator>frederik </dc:creator>
            <dc:date>2014-09-22T16:18:43.676892219</dc:date>
          </office:change-info>
          <table:previous>
            <table:change-track-table-cell/>
          </table:previous>
        </table:cell-content-change>
        <table:cell-content-change table:id="ct1968">
          <table:cell-address table:column="9" table:row="73" table:table="0"/>
          <office:change-info>
            <dc:creator>frederik </dc:creator>
            <dc:date>2014-09-22T16:18:43.676912721</dc:date>
          </office:change-info>
          <table:previous>
            <table:change-track-table-cell/>
          </table:previous>
        </table:cell-content-change>
        <table:cell-content-change table:id="ct1969">
          <table:cell-address table:column="9" table:row="74" table:table="0"/>
          <office:change-info>
            <dc:creator>frederik </dc:creator>
            <dc:date>2014-09-22T16:18:43.676929229</dc:date>
          </office:change-info>
          <table:previous>
            <table:change-track-table-cell/>
          </table:previous>
        </table:cell-content-change>
        <table:cell-content-change table:id="ct1970">
          <table:cell-address table:column="9" table:row="75" table:table="0"/>
          <office:change-info>
            <dc:creator>frederik </dc:creator>
            <dc:date>2014-09-22T16:18:43.676945407</dc:date>
          </office:change-info>
          <table:previous>
            <table:change-track-table-cell/>
          </table:previous>
        </table:cell-content-change>
        <table:cell-content-change table:id="ct1971">
          <table:cell-address table:column="9" table:row="76" table:table="0"/>
          <office:change-info>
            <dc:creator>frederik </dc:creator>
            <dc:date>2014-09-22T16:18:43.676961389</dc:date>
          </office:change-info>
          <table:previous>
            <table:change-track-table-cell/>
          </table:previous>
        </table:cell-content-change>
        <table:cell-content-change table:id="ct1972">
          <table:cell-address table:column="9" table:row="77" table:table="0"/>
          <office:change-info>
            <dc:creator>frederik </dc:creator>
            <dc:date>2014-09-22T16:18:43.676977487</dc:date>
          </office:change-info>
          <table:previous>
            <table:change-track-table-cell/>
          </table:previous>
        </table:cell-content-change>
        <table:cell-content-change table:id="ct1973">
          <table:cell-address table:column="9" table:row="78" table:table="0"/>
          <office:change-info>
            <dc:creator>frederik </dc:creator>
            <dc:date>2014-09-22T16:18:43.676993692</dc:date>
          </office:change-info>
          <table:previous>
            <table:change-track-table-cell/>
          </table:previous>
        </table:cell-content-change>
        <table:cell-content-change table:id="ct1974">
          <table:cell-address table:column="9" table:row="79" table:table="0"/>
          <office:change-info>
            <dc:creator>frederik </dc:creator>
            <dc:date>2014-09-22T16:18:43.677009409</dc:date>
          </office:change-info>
          <table:previous>
            <table:change-track-table-cell/>
          </table:previous>
        </table:cell-content-change>
        <table:cell-content-change table:id="ct1975">
          <table:cell-address table:column="9" table:row="80" table:table="0"/>
          <office:change-info>
            <dc:creator>frederik </dc:creator>
            <dc:date>2014-09-22T16:18:43.677025147</dc:date>
          </office:change-info>
          <table:previous>
            <table:change-track-table-cell/>
          </table:previous>
        </table:cell-content-change>
        <table:cell-content-change table:id="ct1976">
          <table:cell-address table:column="9" table:row="81" table:table="0"/>
          <office:change-info>
            <dc:creator>frederik </dc:creator>
            <dc:date>2014-09-22T16:18:43.677040661</dc:date>
          </office:change-info>
          <table:previous>
            <table:change-track-table-cell/>
          </table:previous>
        </table:cell-content-change>
        <table:cell-content-change table:id="ct1977">
          <table:cell-address table:column="9" table:row="82" table:table="0"/>
          <office:change-info>
            <dc:creator>frederik </dc:creator>
            <dc:date>2014-09-22T16:18:43.677056459</dc:date>
          </office:change-info>
          <table:previous>
            <table:change-track-table-cell/>
          </table:previous>
        </table:cell-content-change>
        <table:cell-content-change table:id="ct1978">
          <table:cell-address table:column="9" table:row="83" table:table="0"/>
          <office:change-info>
            <dc:creator>frederik </dc:creator>
            <dc:date>2014-09-22T16:18:43.677072080</dc:date>
          </office:change-info>
          <table:previous>
            <table:change-track-table-cell/>
          </table:previous>
        </table:cell-content-change>
        <table:cell-content-change table:id="ct1979">
          <table:cell-address table:column="9" table:row="84" table:table="0"/>
          <office:change-info>
            <dc:creator>frederik </dc:creator>
            <dc:date>2014-09-22T16:18:43.677087858</dc:date>
          </office:change-info>
          <table:previous>
            <table:change-track-table-cell/>
          </table:previous>
        </table:cell-content-change>
        <table:cell-content-change table:id="ct1980">
          <table:cell-address table:column="9" table:row="85" table:table="0"/>
          <office:change-info>
            <dc:creator>frederik </dc:creator>
            <dc:date>2014-09-22T16:18:43.677103620</dc:date>
          </office:change-info>
          <table:previous>
            <table:change-track-table-cell/>
          </table:previous>
        </table:cell-content-change>
        <table:cell-content-change table:id="ct1981">
          <table:cell-address table:column="9" table:row="86" table:table="0"/>
          <office:change-info>
            <dc:creator>frederik </dc:creator>
            <dc:date>2014-09-22T16:18:43.677119403</dc:date>
          </office:change-info>
          <table:previous>
            <table:change-track-table-cell/>
          </table:previous>
        </table:cell-content-change>
        <table:cell-content-change table:id="ct1982">
          <table:cell-address table:column="9" table:row="87" table:table="0"/>
          <office:change-info>
            <dc:creator>frederik </dc:creator>
            <dc:date>2014-09-22T16:18:43.677135532</dc:date>
          </office:change-info>
          <table:previous>
            <table:change-track-table-cell/>
          </table:previous>
        </table:cell-content-change>
        <table:cell-content-change table:id="ct1983">
          <table:cell-address table:column="9" table:row="88" table:table="0"/>
          <office:change-info>
            <dc:creator>frederik </dc:creator>
            <dc:date>2014-09-22T16:18:43.677151373</dc:date>
          </office:change-info>
          <table:previous>
            <table:change-track-table-cell/>
          </table:previous>
        </table:cell-content-change>
        <table:cell-content-change table:id="ct1984">
          <table:cell-address table:column="9" table:row="89" table:table="0"/>
          <office:change-info>
            <dc:creator>frederik </dc:creator>
            <dc:date>2014-09-22T16:18:43.677167233</dc:date>
          </office:change-info>
          <table:previous>
            <table:change-track-table-cell/>
          </table:previous>
        </table:cell-content-change>
        <table:cell-content-change table:id="ct1985">
          <table:cell-address table:column="9" table:row="90" table:table="0"/>
          <office:change-info>
            <dc:creator>frederik </dc:creator>
            <dc:date>2014-09-22T16:18:43.677183174</dc:date>
          </office:change-info>
          <table:previous>
            <table:change-track-table-cell/>
          </table:previous>
        </table:cell-content-change>
        <table:cell-content-change table:id="ct1986">
          <table:cell-address table:column="9" table:row="91" table:table="0"/>
          <office:change-info>
            <dc:creator>frederik </dc:creator>
            <dc:date>2014-09-22T16:18:43.677199199</dc:date>
          </office:change-info>
          <table:previous>
            <table:change-track-table-cell/>
          </table:previous>
        </table:cell-content-change>
        <table:cell-content-change table:id="ct1987">
          <table:cell-address table:column="9" table:row="92" table:table="0"/>
          <office:change-info>
            <dc:creator>frederik </dc:creator>
            <dc:date>2014-09-22T16:18:43.677215062</dc:date>
          </office:change-info>
          <table:previous>
            <table:change-track-table-cell/>
          </table:previous>
        </table:cell-content-change>
        <table:cell-content-change table:id="ct1988">
          <table:cell-address table:column="9" table:row="93" table:table="0"/>
          <office:change-info>
            <dc:creator>frederik </dc:creator>
            <dc:date>2014-09-22T16:18:43.677233429</dc:date>
          </office:change-info>
          <table:previous>
            <table:change-track-table-cell/>
          </table:previous>
        </table:cell-content-change>
        <table:cell-content-change table:id="ct1989">
          <table:cell-address table:column="9" table:row="94" table:table="0"/>
          <office:change-info>
            <dc:creator>frederik </dc:creator>
            <dc:date>2014-09-22T16:18:43.677250904</dc:date>
          </office:change-info>
          <table:previous>
            <table:change-track-table-cell/>
          </table:previous>
        </table:cell-content-change>
        <table:cell-content-change table:id="ct1990">
          <table:cell-address table:column="9" table:row="95" table:table="0"/>
          <office:change-info>
            <dc:creator>frederik </dc:creator>
            <dc:date>2014-09-22T16:18:43.677267274</dc:date>
          </office:change-info>
          <table:previous>
            <table:change-track-table-cell/>
          </table:previous>
        </table:cell-content-change>
        <table:cell-content-change table:id="ct1991">
          <table:cell-address table:column="9" table:row="96" table:table="0"/>
          <office:change-info>
            <dc:creator>frederik </dc:creator>
            <dc:date>2014-09-22T16:18:43.677283280</dc:date>
          </office:change-info>
          <table:previous>
            <table:change-track-table-cell/>
          </table:previous>
        </table:cell-content-change>
        <table:cell-content-change table:id="ct1992">
          <table:cell-address table:column="9" table:row="97" table:table="0"/>
          <office:change-info>
            <dc:creator>frederik </dc:creator>
            <dc:date>2014-09-22T16:18:43.677299194</dc:date>
          </office:change-info>
          <table:previous>
            <table:change-track-table-cell/>
          </table:previous>
        </table:cell-content-change>
        <table:cell-content-change table:id="ct1993">
          <table:cell-address table:column="9" table:row="98" table:table="0"/>
          <office:change-info>
            <dc:creator>frederik </dc:creator>
            <dc:date>2014-09-22T16:18:43.677315102</dc:date>
          </office:change-info>
          <table:previous>
            <table:change-track-table-cell/>
          </table:previous>
        </table:cell-content-change>
        <table:cell-content-change table:id="ct1994">
          <table:cell-address table:column="9" table:row="99" table:table="0"/>
          <office:change-info>
            <dc:creator>frederik </dc:creator>
            <dc:date>2014-09-22T16:18:43.677354062</dc:date>
          </office:change-info>
          <table:previous>
            <table:change-track-table-cell/>
          </table:previous>
        </table:cell-content-change>
        <table:cell-content-change table:id="ct1995">
          <table:cell-address table:column="9" table:row="100" table:table="0"/>
          <office:change-info>
            <dc:creator>frederik </dc:creator>
            <dc:date>2014-09-22T16:18:43.677374525</dc:date>
          </office:change-info>
          <table:previous>
            <table:change-track-table-cell/>
          </table:previous>
        </table:cell-content-change>
        <table:cell-content-change table:id="ct1996">
          <table:cell-address table:column="10" table:row="5" table:table="0"/>
          <office:change-info>
            <dc:creator>frederik </dc:creator>
            <dc:date>2014-09-22T16:18:43.677397825</dc:date>
          </office:change-info>
          <table:previous>
            <table:change-track-table-cell/>
          </table:previous>
        </table:cell-content-change>
        <table:cell-content-change table:id="ct1997">
          <table:cell-address table:column="10" table:row="6" table:table="0"/>
          <office:change-info>
            <dc:creator>frederik </dc:creator>
            <dc:date>2014-09-22T16:18:43.677416443</dc:date>
          </office:change-info>
          <table:previous>
            <table:change-track-table-cell/>
          </table:previous>
        </table:cell-content-change>
        <table:cell-content-change table:id="ct1998">
          <table:cell-address table:column="10" table:row="7" table:table="0"/>
          <office:change-info>
            <dc:creator>frederik </dc:creator>
            <dc:date>2014-09-22T16:18:43.677431996</dc:date>
          </office:change-info>
          <table:previous>
            <table:change-track-table-cell/>
          </table:previous>
        </table:cell-content-change>
        <table:cell-content-change table:id="ct1999">
          <table:cell-address table:column="10" table:row="8" table:table="0"/>
          <office:change-info>
            <dc:creator>frederik </dc:creator>
            <dc:date>2014-09-22T16:18:43.6774472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10" table:row="9" table:table="0"/>
          <office:change-info>
            <dc:creator>frederik </dc:creator>
            <dc:date>2014-09-22T16:18:43.677462522</dc:date>
          </office:change-info>
          <table:previous>
            <table:change-track-table-cell/>
          </table:previous>
        </table:cell-content-change>
        <table:cell-content-change table:id="ct2001">
          <table:cell-address table:column="10" table:row="10" table:table="0"/>
          <office:change-info>
            <dc:creator>frederik </dc:creator>
            <dc:date>2014-09-22T16:18:43.677477720</dc:date>
          </office:change-info>
          <table:previous>
            <table:change-track-table-cell/>
          </table:previous>
        </table:cell-content-change>
        <table:cell-content-change table:id="ct2002">
          <table:cell-address table:column="10" table:row="11" table:table="0"/>
          <office:change-info>
            <dc:creator>frederik </dc:creator>
            <dc:date>2014-09-22T16:18:43.677492932</dc:date>
          </office:change-info>
          <table:previous>
            <table:change-track-table-cell/>
          </table:previous>
        </table:cell-content-change>
        <table:cell-content-change table:id="ct2003">
          <table:cell-address table:column="10" table:row="12" table:table="0"/>
          <office:change-info>
            <dc:creator>frederik </dc:creator>
            <dc:date>2014-09-22T16:18:43.677508092</dc:date>
          </office:change-info>
          <table:previous>
            <table:change-track-table-cell/>
          </table:previous>
        </table:cell-content-change>
        <table:cell-content-change table:id="ct2004">
          <table:cell-address table:column="10" table:row="13" table:table="0"/>
          <office:change-info>
            <dc:creator>frederik </dc:creator>
            <dc:date>2014-09-22T16:18:43.677523231</dc:date>
          </office:change-info>
          <table:previous>
            <table:change-track-table-cell/>
          </table:previous>
        </table:cell-content-change>
        <table:cell-content-change table:id="ct2005">
          <table:cell-address table:column="10" table:row="14" table:table="0"/>
          <office:change-info>
            <dc:creator>frederik </dc:creator>
            <dc:date>2014-09-22T16:18:43.677538397</dc:date>
          </office:change-info>
          <table:previous>
            <table:change-track-table-cell/>
          </table:previous>
        </table:cell-content-change>
        <table:cell-content-change table:id="ct2006">
          <table:cell-address table:column="10" table:row="15" table:table="0"/>
          <office:change-info>
            <dc:creator>frederik </dc:creator>
            <dc:date>2014-09-22T16:18:43.677553659</dc:date>
          </office:change-info>
          <table:previous>
            <table:change-track-table-cell/>
          </table:previous>
        </table:cell-content-change>
        <table:cell-content-change table:id="ct2007">
          <table:cell-address table:column="10" table:row="16" table:table="0"/>
          <office:change-info>
            <dc:creator>frederik </dc:creator>
            <dc:date>2014-09-22T16:18:43.677568811</dc:date>
          </office:change-info>
          <table:previous>
            <table:change-track-table-cell/>
          </table:previous>
        </table:cell-content-change>
        <table:cell-content-change table:id="ct2008">
          <table:cell-address table:column="10" table:row="17" table:table="0"/>
          <office:change-info>
            <dc:creator>frederik </dc:creator>
            <dc:date>2014-09-22T16:18:43.677583862</dc:date>
          </office:change-info>
          <table:previous>
            <table:change-track-table-cell/>
          </table:previous>
        </table:cell-content-change>
        <table:cell-content-change table:id="ct2009">
          <table:cell-address table:column="10" table:row="18" table:table="0"/>
          <office:change-info>
            <dc:creator>frederik </dc:creator>
            <dc:date>2014-09-22T16:18:43.677602736</dc:date>
          </office:change-info>
          <table:previous>
            <table:change-track-table-cell/>
          </table:previous>
        </table:cell-content-change>
        <table:cell-content-change table:id="ct2010">
          <table:cell-address table:column="10" table:row="19" table:table="0"/>
          <office:change-info>
            <dc:creator>frederik </dc:creator>
            <dc:date>2014-09-22T16:18:43.677618332</dc:date>
          </office:change-info>
          <table:previous>
            <table:change-track-table-cell/>
          </table:previous>
        </table:cell-content-change>
        <table:cell-content-change table:id="ct2011">
          <table:cell-address table:column="10" table:row="20" table:table="0"/>
          <office:change-info>
            <dc:creator>frederik </dc:creator>
            <dc:date>2014-09-22T16:18:43.677633775</dc:date>
          </office:change-info>
          <table:previous>
            <table:change-track-table-cell/>
          </table:previous>
        </table:cell-content-change>
        <table:cell-content-change table:id="ct2012">
          <table:cell-address table:column="10" table:row="21" table:table="0"/>
          <office:change-info>
            <dc:creator>frederik </dc:creator>
            <dc:date>2014-09-22T16:18:43.677648999</dc:date>
          </office:change-info>
          <table:previous>
            <table:change-track-table-cell/>
          </table:previous>
        </table:cell-content-change>
        <table:cell-content-change table:id="ct2013">
          <table:cell-address table:column="10" table:row="22" table:table="0"/>
          <office:change-info>
            <dc:creator>frederik </dc:creator>
            <dc:date>2014-09-22T16:18:43.677699199</dc:date>
          </office:change-info>
          <table:previous>
            <table:change-track-table-cell/>
          </table:previous>
        </table:cell-content-change>
        <table:cell-content-change table:id="ct2014">
          <table:cell-address table:column="10" table:row="23" table:table="0"/>
          <office:change-info>
            <dc:creator>frederik </dc:creator>
            <dc:date>2014-09-22T16:18:43.677732925</dc:date>
          </office:change-info>
          <table:previous>
            <table:change-track-table-cell/>
          </table:previous>
        </table:cell-content-change>
        <table:cell-content-change table:id="ct2015">
          <table:cell-address table:column="10" table:row="24" table:table="0"/>
          <office:change-info>
            <dc:creator>frederik </dc:creator>
            <dc:date>2014-09-22T16:18:43.677752913</dc:date>
          </office:change-info>
          <table:previous>
            <table:change-track-table-cell/>
          </table:previous>
        </table:cell-content-change>
        <table:cell-content-change table:id="ct2016">
          <table:cell-address table:column="10" table:row="25" table:table="0"/>
          <office:change-info>
            <dc:creator>frederik </dc:creator>
            <dc:date>2014-09-22T16:18:43.677770328</dc:date>
          </office:change-info>
          <table:previous>
            <table:change-track-table-cell/>
          </table:previous>
        </table:cell-content-change>
        <table:cell-content-change table:id="ct2017">
          <table:cell-address table:column="10" table:row="26" table:table="0"/>
          <office:change-info>
            <dc:creator>frederik </dc:creator>
            <dc:date>2014-09-22T16:18:43.677786996</dc:date>
          </office:change-info>
          <table:previous>
            <table:change-track-table-cell/>
          </table:previous>
        </table:cell-content-change>
        <table:cell-content-change table:id="ct2018">
          <table:cell-address table:column="10" table:row="27" table:table="0"/>
          <office:change-info>
            <dc:creator>frederik </dc:creator>
            <dc:date>2014-09-22T16:18:43.677803844</dc:date>
          </office:change-info>
          <table:previous>
            <table:change-track-table-cell/>
          </table:previous>
        </table:cell-content-change>
        <table:cell-content-change table:id="ct2019">
          <table:cell-address table:column="10" table:row="28" table:table="0"/>
          <office:change-info>
            <dc:creator>frederik </dc:creator>
            <dc:date>2014-09-22T16:18:43.677820568</dc:date>
          </office:change-info>
          <table:previous>
            <table:change-track-table-cell/>
          </table:previous>
        </table:cell-content-change>
        <table:cell-content-change table:id="ct2020">
          <table:cell-address table:column="10" table:row="29" table:table="0"/>
          <office:change-info>
            <dc:creator>frederik </dc:creator>
            <dc:date>2014-09-22T16:18:43.677837201</dc:date>
          </office:change-info>
          <table:previous>
            <table:change-track-table-cell/>
          </table:previous>
        </table:cell-content-change>
        <table:cell-content-change table:id="ct2021">
          <table:cell-address table:column="10" table:row="30" table:table="0"/>
          <office:change-info>
            <dc:creator>frederik </dc:creator>
            <dc:date>2014-09-22T16:18:43.677853838</dc:date>
          </office:change-info>
          <table:previous>
            <table:change-track-table-cell/>
          </table:previous>
        </table:cell-content-change>
        <table:cell-content-change table:id="ct2022">
          <table:cell-address table:column="10" table:row="31" table:table="0"/>
          <office:change-info>
            <dc:creator>frederik </dc:creator>
            <dc:date>2014-09-22T16:18:43.677873399</dc:date>
          </office:change-info>
          <table:previous>
            <table:change-track-table-cell/>
          </table:previous>
        </table:cell-content-change>
        <table:cell-content-change table:id="ct2023">
          <table:cell-address table:column="10" table:row="32" table:table="0"/>
          <office:change-info>
            <dc:creator>frederik </dc:creator>
            <dc:date>2014-09-22T16:18:43.677889082</dc:date>
          </office:change-info>
          <table:previous>
            <table:change-track-table-cell/>
          </table:previous>
        </table:cell-content-change>
        <table:cell-content-change table:id="ct2024">
          <table:cell-address table:column="10" table:row="33" table:table="0"/>
          <office:change-info>
            <dc:creator>frederik </dc:creator>
            <dc:date>2014-09-22T16:18:43.677904613</dc:date>
          </office:change-info>
          <table:previous>
            <table:change-track-table-cell/>
          </table:previous>
        </table:cell-content-change>
        <table:cell-content-change table:id="ct2025">
          <table:cell-address table:column="10" table:row="34" table:table="0"/>
          <office:change-info>
            <dc:creator>frederik </dc:creator>
            <dc:date>2014-09-22T16:18:43.677923208</dc:date>
          </office:change-info>
          <table:previous>
            <table:change-track-table-cell/>
          </table:previous>
        </table:cell-content-change>
        <table:cell-content-change table:id="ct2026">
          <table:cell-address table:column="10" table:row="35" table:table="0"/>
          <office:change-info>
            <dc:creator>frederik </dc:creator>
            <dc:date>2014-09-22T16:18:43.677940357</dc:date>
          </office:change-info>
          <table:previous>
            <table:change-track-table-cell/>
          </table:previous>
        </table:cell-content-change>
        <table:cell-content-change table:id="ct2027">
          <table:cell-address table:column="10" table:row="36" table:table="0"/>
          <office:change-info>
            <dc:creator>frederik </dc:creator>
            <dc:date>2014-09-22T16:18:43.677956235</dc:date>
          </office:change-info>
          <table:previous>
            <table:change-track-table-cell/>
          </table:previous>
        </table:cell-content-change>
        <table:cell-content-change table:id="ct2028">
          <table:cell-address table:column="10" table:row="37" table:table="0"/>
          <office:change-info>
            <dc:creator>frederik </dc:creator>
            <dc:date>2014-09-22T16:18:43.677971962</dc:date>
          </office:change-info>
          <table:previous>
            <table:change-track-table-cell/>
          </table:previous>
        </table:cell-content-change>
        <table:cell-content-change table:id="ct2029">
          <table:cell-address table:column="10" table:row="38" table:table="0"/>
          <office:change-info>
            <dc:creator>frederik </dc:creator>
            <dc:date>2014-09-22T16:18:43.677991515</dc:date>
          </office:change-info>
          <table:previous>
            <table:change-track-table-cell/>
          </table:previous>
        </table:cell-content-change>
        <table:cell-content-change table:id="ct2030">
          <table:cell-address table:column="10" table:row="39" table:table="0"/>
          <office:change-info>
            <dc:creator>frederik </dc:creator>
            <dc:date>2014-09-22T16:18:43.678007417</dc:date>
          </office:change-info>
          <table:previous>
            <table:change-track-table-cell/>
          </table:previous>
        </table:cell-content-change>
        <table:cell-content-change table:id="ct2031">
          <table:cell-address table:column="10" table:row="40" table:table="0"/>
          <office:change-info>
            <dc:creator>frederik </dc:creator>
            <dc:date>2014-09-22T16:18:43.678023130</dc:date>
          </office:change-info>
          <table:previous>
            <table:change-track-table-cell/>
          </table:previous>
        </table:cell-content-change>
        <table:cell-content-change table:id="ct2032">
          <table:cell-address table:column="10" table:row="41" table:table="0"/>
          <office:change-info>
            <dc:creator>frederik </dc:creator>
            <dc:date>2014-09-22T16:18:43.678038548</dc:date>
          </office:change-info>
          <table:previous>
            <table:change-track-table-cell/>
          </table:previous>
        </table:cell-content-change>
        <table:cell-content-change table:id="ct2033">
          <table:cell-address table:column="11" table:row="5" table:table="0"/>
          <office:change-info>
            <dc:creator>frederik </dc:creator>
            <dc:date>2014-09-22T16:18:43.678069148</dc:date>
          </office:change-info>
          <table:previous>
            <table:change-track-table-cell/>
          </table:previous>
        </table:cell-content-change>
        <table:cell-content-change table:id="ct2034">
          <table:cell-address table:column="11" table:row="6" table:table="0"/>
          <office:change-info>
            <dc:creator>frederik </dc:creator>
            <dc:date>2014-09-22T16:18:43.678085020</dc:date>
          </office:change-info>
          <table:previous>
            <table:change-track-table-cell/>
          </table:previous>
        </table:cell-content-change>
        <table:cell-content-change table:id="ct2035">
          <table:cell-address table:column="11" table:row="7" table:table="0"/>
          <office:change-info>
            <dc:creator>frederik </dc:creator>
            <dc:date>2014-09-22T16:18:43.678100551</dc:date>
          </office:change-info>
          <table:previous>
            <table:change-track-table-cell/>
          </table:previous>
        </table:cell-content-change>
        <table:cell-content-change table:id="ct2036">
          <table:cell-address table:column="11" table:row="8" table:table="0"/>
          <office:change-info>
            <dc:creator>frederik </dc:creator>
            <dc:date>2014-09-22T16:18:43.678116253</dc:date>
          </office:change-info>
          <table:previous>
            <table:change-track-table-cell/>
          </table:previous>
        </table:cell-content-change>
        <table:cell-content-change table:id="ct2037">
          <table:cell-address table:column="11" table:row="9" table:table="0"/>
          <office:change-info>
            <dc:creator>frederik </dc:creator>
            <dc:date>2014-09-22T16:18:43.678131618</dc:date>
          </office:change-info>
          <table:previous>
            <table:change-track-table-cell/>
          </table:previous>
        </table:cell-content-change>
        <table:cell-content-change table:id="ct2038">
          <table:cell-address table:column="11" table:row="10" table:table="0"/>
          <office:change-info>
            <dc:creator>frederik </dc:creator>
            <dc:date>2014-09-22T16:18:43.678147328</dc:date>
          </office:change-info>
          <table:previous>
            <table:change-track-table-cell/>
          </table:previous>
        </table:cell-content-change>
        <table:cell-content-change table:id="ct2039">
          <table:cell-address table:column="11" table:row="11" table:table="0"/>
          <office:change-info>
            <dc:creator>frederik </dc:creator>
            <dc:date>2014-09-22T16:18:43.678162858</dc:date>
          </office:change-info>
          <table:previous>
            <table:change-track-table-cell/>
          </table:previous>
        </table:cell-content-change>
        <table:cell-content-change table:id="ct2040">
          <table:cell-address table:column="11" table:row="12" table:table="0"/>
          <office:change-info>
            <dc:creator>frederik </dc:creator>
            <dc:date>2014-09-22T16:18:43.678178546</dc:date>
          </office:change-info>
          <table:previous>
            <table:change-track-table-cell/>
          </table:previous>
        </table:cell-content-change>
        <table:cell-content-change table:id="ct2041">
          <table:cell-address table:column="11" table:row="13" table:table="0"/>
          <office:change-info>
            <dc:creator>frederik </dc:creator>
            <dc:date>2014-09-22T16:18:43.678194062</dc:date>
          </office:change-info>
          <table:previous>
            <table:change-track-table-cell/>
          </table:previous>
        </table:cell-content-change>
        <table:cell-content-change table:id="ct2042">
          <table:cell-address table:column="11" table:row="14" table:table="0"/>
          <office:change-info>
            <dc:creator>frederik </dc:creator>
            <dc:date>2014-09-22T16:18:43.678209647</dc:date>
          </office:change-info>
          <table:previous>
            <table:change-track-table-cell/>
          </table:previous>
        </table:cell-content-change>
        <table:cell-content-change table:id="ct2043">
          <table:cell-address table:column="11" table:row="15" table:table="0"/>
          <office:change-info>
            <dc:creator>frederik </dc:creator>
            <dc:date>2014-09-22T16:18:43.678225141</dc:date>
          </office:change-info>
          <table:previous>
            <table:change-track-table-cell/>
          </table:previous>
        </table:cell-content-change>
        <table:cell-content-change table:id="ct2044">
          <table:cell-address table:column="11" table:row="16" table:table="0"/>
          <office:change-info>
            <dc:creator>frederik </dc:creator>
            <dc:date>2014-09-22T16:18:43.678240826</dc:date>
          </office:change-info>
          <table:previous>
            <table:change-track-table-cell/>
          </table:previous>
        </table:cell-content-change>
        <table:cell-content-change table:id="ct2045">
          <table:cell-address table:column="11" table:row="17" table:table="0"/>
          <office:change-info>
            <dc:creator>frederik </dc:creator>
            <dc:date>2014-09-22T16:18:43.678256398</dc:date>
          </office:change-info>
          <table:previous>
            <table:change-track-table-cell/>
          </table:previous>
        </table:cell-content-change>
        <table:cell-content-change table:id="ct2046">
          <table:cell-address table:column="11" table:row="18" table:table="0"/>
          <office:change-info>
            <dc:creator>frederik </dc:creator>
            <dc:date>2014-09-22T16:18:43.678272190</dc:date>
          </office:change-info>
          <table:previous>
            <table:change-track-table-cell/>
          </table:previous>
        </table:cell-content-change>
        <table:cell-content-change table:id="ct2047">
          <table:cell-address table:column="11" table:row="19" table:table="0"/>
          <office:change-info>
            <dc:creator>frederik </dc:creator>
            <dc:date>2014-09-22T16:18:43.678287862</dc:date>
          </office:change-info>
          <table:previous>
            <table:change-track-table-cell/>
          </table:previous>
        </table:cell-content-change>
        <table:cell-content-change table:id="ct2048">
          <table:cell-address table:column="11" table:row="20" table:table="0"/>
          <office:change-info>
            <dc:creator>frederik </dc:creator>
            <dc:date>2014-09-22T16:18:43.678303661</dc:date>
          </office:change-info>
          <table:previous>
            <table:change-track-table-cell/>
          </table:previous>
        </table:cell-content-change>
        <table:cell-content-change table:id="ct2049">
          <table:cell-address table:column="11" table:row="21" table:table="0"/>
          <office:change-info>
            <dc:creator>frederik </dc:creator>
            <dc:date>2014-09-22T16:18:43.678319471</dc:date>
          </office:change-info>
          <table:previous>
            <table:change-track-table-cell/>
          </table:previous>
        </table:cell-content-change>
        <table:cell-content-change table:id="ct2050">
          <table:cell-address table:column="11" table:row="22" table:table="0"/>
          <office:change-info>
            <dc:creator>frederik </dc:creator>
            <dc:date>2014-09-22T16:18:43.678339857</dc:date>
          </office:change-info>
          <table:previous>
            <table:change-track-table-cell/>
          </table:previous>
        </table:cell-content-change>
        <table:cell-content-change table:id="ct2051">
          <table:cell-address table:column="11" table:row="23" table:table="0"/>
          <office:change-info>
            <dc:creator>frederik </dc:creator>
            <dc:date>2014-09-22T16:18:43.678355936</dc:date>
          </office:change-info>
          <table:previous>
            <table:change-track-table-cell/>
          </table:previous>
        </table:cell-content-change>
        <table:cell-content-change table:id="ct2052">
          <table:cell-address table:column="11" table:row="24" table:table="0"/>
          <office:change-info>
            <dc:creator>frederik </dc:creator>
            <dc:date>2014-09-22T16:18:43.6783718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11" table:row="25" table:table="0"/>
          <office:change-info>
            <dc:creator>frederik </dc:creator>
            <dc:date>2014-09-22T16:18:43.678387805</dc:date>
          </office:change-info>
          <table:previous>
            <table:change-track-table-cell/>
          </table:previous>
        </table:cell-content-change>
        <table:cell-content-change table:id="ct2054">
          <table:cell-address table:column="11" table:row="26" table:table="0"/>
          <office:change-info>
            <dc:creator>frederik </dc:creator>
            <dc:date>2014-09-22T16:18:43.678406361</dc:date>
          </office:change-info>
          <table:previous>
            <table:change-track-table-cell/>
          </table:previous>
        </table:cell-content-change>
        <table:cell-content-change table:id="ct2055">
          <table:cell-address table:column="11" table:row="27" table:table="0"/>
          <office:change-info>
            <dc:creator>frederik </dc:creator>
            <dc:date>2014-09-22T16:18:43.678423742</dc:date>
          </office:change-info>
          <table:previous>
            <table:change-track-table-cell/>
          </table:previous>
        </table:cell-content-change>
        <table:cell-content-change table:id="ct2056">
          <table:cell-address table:column="11" table:row="28" table:table="0"/>
          <office:change-info>
            <dc:creator>frederik </dc:creator>
            <dc:date>2014-09-22T16:18:43.678439856</dc:date>
          </office:change-info>
          <table:previous>
            <table:change-track-table-cell/>
          </table:previous>
        </table:cell-content-change>
        <table:cell-content-change table:id="ct2057">
          <table:cell-address table:column="11" table:row="29" table:table="0"/>
          <office:change-info>
            <dc:creator>frederik </dc:creator>
            <dc:date>2014-09-22T16:18:43.678455704</dc:date>
          </office:change-info>
          <table:previous>
            <table:change-track-table-cell/>
          </table:previous>
        </table:cell-content-change>
        <table:cell-content-change table:id="ct2058">
          <table:cell-address table:column="11" table:row="30" table:table="0"/>
          <office:change-info>
            <dc:creator>frederik </dc:creator>
            <dc:date>2014-09-22T16:18:43.678471594</dc:date>
          </office:change-info>
          <table:previous>
            <table:change-track-table-cell/>
          </table:previous>
        </table:cell-content-change>
        <table:cell-content-change table:id="ct2059">
          <table:cell-address table:column="11" table:row="31" table:table="0"/>
          <office:change-info>
            <dc:creator>frederik </dc:creator>
            <dc:date>2014-09-22T16:18:43.678487273</dc:date>
          </office:change-info>
          <table:previous>
            <table:change-track-table-cell/>
          </table:previous>
        </table:cell-content-change>
        <table:cell-content-change table:id="ct2060">
          <table:cell-address table:column="11" table:row="32" table:table="0"/>
          <office:change-info>
            <dc:creator>frederik </dc:creator>
            <dc:date>2014-09-22T16:18:43.678503004</dc:date>
          </office:change-info>
          <table:previous>
            <table:change-track-table-cell/>
          </table:previous>
        </table:cell-content-change>
        <table:cell-content-change table:id="ct2061">
          <table:cell-address table:column="11" table:row="33" table:table="0"/>
          <office:change-info>
            <dc:creator>frederik </dc:creator>
            <dc:date>2014-09-22T16:18:43.678518802</dc:date>
          </office:change-info>
          <table:previous>
            <table:change-track-table-cell/>
          </table:previous>
        </table:cell-content-change>
        <table:cell-content-change table:id="ct2062">
          <table:cell-address table:column="11" table:row="34" table:table="0"/>
          <office:change-info>
            <dc:creator>frederik </dc:creator>
            <dc:date>2014-09-22T16:18:43.678534970</dc:date>
          </office:change-info>
          <table:previous>
            <table:change-track-table-cell/>
          </table:previous>
        </table:cell-content-change>
        <table:cell-content-change table:id="ct2063">
          <table:cell-address table:column="11" table:row="35" table:table="0"/>
          <office:change-info>
            <dc:creator>frederik </dc:creator>
            <dc:date>2014-09-22T16:18:43.678550861</dc:date>
          </office:change-info>
          <table:previous>
            <table:change-track-table-cell/>
          </table:previous>
        </table:cell-content-change>
        <table:cell-content-change table:id="ct2064">
          <table:cell-address table:column="11" table:row="36" table:table="0"/>
          <office:change-info>
            <dc:creator>frederik </dc:creator>
            <dc:date>2014-09-22T16:18:43.678566903</dc:date>
          </office:change-info>
          <table:previous>
            <table:change-track-table-cell/>
          </table:previous>
        </table:cell-content-change>
        <table:cell-content-change table:id="ct2065">
          <table:cell-address table:column="11" table:row="37" table:table="0"/>
          <office:change-info>
            <dc:creator>frederik </dc:creator>
            <dc:date>2014-09-22T16:18:43.678582970</dc:date>
          </office:change-info>
          <table:previous>
            <table:change-track-table-cell/>
          </table:previous>
        </table:cell-content-change>
        <table:cell-content-change table:id="ct2066">
          <table:cell-address table:column="11" table:row="38" table:table="0"/>
          <office:change-info>
            <dc:creator>frederik </dc:creator>
            <dc:date>2014-09-22T16:18:43.678599067</dc:date>
          </office:change-info>
          <table:previous>
            <table:change-track-table-cell/>
          </table:previous>
        </table:cell-content-change>
        <table:cell-content-change table:id="ct2067">
          <table:cell-address table:column="11" table:row="39" table:table="0"/>
          <office:change-info>
            <dc:creator>frederik </dc:creator>
            <dc:date>2014-09-22T16:18:43.678614953</dc:date>
          </office:change-info>
          <table:previous>
            <table:change-track-table-cell/>
          </table:previous>
        </table:cell-content-change>
        <table:cell-content-change table:id="ct2068">
          <table:cell-address table:column="11" table:row="40" table:table="0"/>
          <office:change-info>
            <dc:creator>frederik </dc:creator>
            <dc:date>2014-09-22T16:18:43.678630891</dc:date>
          </office:change-info>
          <table:previous>
            <table:change-track-table-cell/>
          </table:previous>
        </table:cell-content-change>
        <table:cell-content-change table:id="ct2069">
          <table:cell-address table:column="11" table:row="41" table:table="0"/>
          <office:change-info>
            <dc:creator>frederik </dc:creator>
            <dc:date>2014-09-22T16:18:43.678646774</dc:date>
          </office:change-info>
          <table:previous>
            <table:change-track-table-cell/>
          </table:previous>
        </table:cell-content-change>
        <table:cell-content-change table:id="ct2070">
          <table:cell-address table:column="11" table:row="48" table:table="0"/>
          <office:change-info>
            <dc:creator>frederik </dc:creator>
            <dc:date>2014-09-22T16:18:43.678663879</dc:date>
          </office:change-info>
          <table:previous>
            <table:change-track-table-cell/>
          </table:previous>
        </table:cell-content-change>
        <table:cell-content-change table:id="ct2071">
          <table:cell-address table:column="11" table:row="50" table:table="0"/>
          <office:change-info>
            <dc:creator>frederik </dc:creator>
            <dc:date>2014-09-22T16:18:43.678674091</dc:date>
          </office:change-info>
          <table:previous>
            <table:change-track-table-cell/>
          </table:previous>
        </table:cell-content-change>
        <table:cell-content-change table:id="ct2072">
          <table:cell-address table:column="11" table:row="51" table:table="0"/>
          <office:change-info>
            <dc:creator>frederik </dc:creator>
            <dc:date>2014-09-22T16:18:43.678687426</dc:date>
          </office:change-info>
          <table:previous>
            <table:change-track-table-cell/>
          </table:previous>
        </table:cell-content-change>
        <table:cell-content-change table:id="ct2073">
          <table:cell-address table:column="11" table:row="52" table:table="0"/>
          <office:change-info>
            <dc:creator>frederik </dc:creator>
            <dc:date>2014-09-22T16:18:43.678699827</dc:date>
          </office:change-info>
          <table:previous>
            <table:change-track-table-cell/>
          </table:previous>
        </table:cell-content-change>
        <table:cell-content-change table:id="ct2074">
          <table:cell-address table:column="11" table:row="53" table:table="0"/>
          <office:change-info>
            <dc:creator>frederik </dc:creator>
            <dc:date>2014-09-22T16:18:43.678711351</dc:date>
          </office:change-info>
          <table:previous>
            <table:change-track-table-cell/>
          </table:previous>
        </table:cell-content-change>
        <table:cell-content-change table:id="ct2075">
          <table:cell-address table:column="11" table:row="54" table:table="0"/>
          <office:change-info>
            <dc:creator>frederik </dc:creator>
            <dc:date>2014-09-22T16:18:43.678722560</dc:date>
          </office:change-info>
          <table:previous>
            <table:change-track-table-cell/>
          </table:previous>
        </table:cell-content-change>
        <table:cell-content-change table:id="ct2076">
          <table:cell-address table:column="11" table:row="55" table:table="0"/>
          <office:change-info>
            <dc:creator>frederik </dc:creator>
            <dc:date>2014-09-22T16:18:43.678733587</dc:date>
          </office:change-info>
          <table:previous>
            <table:change-track-table-cell/>
          </table:previous>
        </table:cell-content-change>
        <table:cell-content-change table:id="ct2077">
          <table:cell-address table:column="11" table:row="56" table:table="0"/>
          <office:change-info>
            <dc:creator>frederik </dc:creator>
            <dc:date>2014-09-22T16:18:43.678744502</dc:date>
          </office:change-info>
          <table:previous>
            <table:change-track-table-cell/>
          </table:previous>
        </table:cell-content-change>
        <table:cell-content-change table:id="ct2078">
          <table:cell-address table:column="12" table:row="5" table:table="0"/>
          <office:change-info>
            <dc:creator>frederik </dc:creator>
            <dc:date>2014-09-22T16:18:43.678773262</dc:date>
          </office:change-info>
          <table:previous>
            <table:change-track-table-cell/>
          </table:previous>
        </table:cell-content-change>
        <table:cell-content-change table:id="ct2079">
          <table:cell-address table:column="12" table:row="6" table:table="0"/>
          <office:change-info>
            <dc:creator>frederik </dc:creator>
            <dc:date>2014-09-22T16:18:43.678827924</dc:date>
          </office:change-info>
          <table:previous>
            <table:change-track-table-cell/>
          </table:previous>
        </table:cell-content-change>
        <table:cell-content-change table:id="ct2080">
          <table:cell-address table:column="12" table:row="7" table:table="0"/>
          <office:change-info>
            <dc:creator>frederik </dc:creator>
            <dc:date>2014-09-22T16:18:43.678849308</dc:date>
          </office:change-info>
          <table:previous>
            <table:change-track-table-cell/>
          </table:previous>
        </table:cell-content-change>
        <table:cell-content-change table:id="ct2081">
          <table:cell-address table:column="12" table:row="8" table:table="0"/>
          <office:change-info>
            <dc:creator>frederik </dc:creator>
            <dc:date>2014-09-22T16:18:43.678865921</dc:date>
          </office:change-info>
          <table:previous>
            <table:change-track-table-cell/>
          </table:previous>
        </table:cell-content-change>
        <table:cell-content-change table:id="ct2082">
          <table:cell-address table:column="12" table:row="9" table:table="0"/>
          <office:change-info>
            <dc:creator>frederik </dc:creator>
            <dc:date>2014-09-22T16:18:43.678882193</dc:date>
          </office:change-info>
          <table:previous>
            <table:change-track-table-cell/>
          </table:previous>
        </table:cell-content-change>
        <table:cell-content-change table:id="ct2083">
          <table:cell-address table:column="12" table:row="10" table:table="0"/>
          <office:change-info>
            <dc:creator>frederik </dc:creator>
            <dc:date>2014-09-22T16:18:43.678901542</dc:date>
          </office:change-info>
          <table:previous>
            <table:change-track-table-cell/>
          </table:previous>
        </table:cell-content-change>
        <table:cell-content-change table:id="ct2084">
          <table:cell-address table:column="12" table:row="11" table:table="0"/>
          <office:change-info>
            <dc:creator>frederik </dc:creator>
            <dc:date>2014-09-22T16:18:43.678919473</dc:date>
          </office:change-info>
          <table:previous>
            <table:change-track-table-cell/>
          </table:previous>
        </table:cell-content-change>
        <table:cell-content-change table:id="ct2085">
          <table:cell-address table:column="12" table:row="12" table:table="0"/>
          <office:change-info>
            <dc:creator>frederik </dc:creator>
            <dc:date>2014-09-22T16:18:43.678935857</dc:date>
          </office:change-info>
          <table:previous>
            <table:change-track-table-cell/>
          </table:previous>
        </table:cell-content-change>
        <table:cell-content-change table:id="ct2086">
          <table:cell-address table:column="12" table:row="13" table:table="0"/>
          <office:change-info>
            <dc:creator>frederik </dc:creator>
            <dc:date>2014-09-22T16:18:43.678951720</dc:date>
          </office:change-info>
          <table:previous>
            <table:change-track-table-cell/>
          </table:previous>
        </table:cell-content-change>
        <table:cell-content-change table:id="ct2087">
          <table:cell-address table:column="12" table:row="14" table:table="0"/>
          <office:change-info>
            <dc:creator>frederik </dc:creator>
            <dc:date>2014-09-22T16:18:43.678967893</dc:date>
          </office:change-info>
          <table:previous>
            <table:change-track-table-cell/>
          </table:previous>
        </table:cell-content-change>
        <table:cell-content-change table:id="ct2088">
          <table:cell-address table:column="12" table:row="15" table:table="0"/>
          <office:change-info>
            <dc:creator>frederik </dc:creator>
            <dc:date>2014-09-22T16:18:43.678983967</dc:date>
          </office:change-info>
          <table:previous>
            <table:change-track-table-cell/>
          </table:previous>
        </table:cell-content-change>
        <table:cell-content-change table:id="ct2089">
          <table:cell-address table:column="12" table:row="16" table:table="0"/>
          <office:change-info>
            <dc:creator>frederik </dc:creator>
            <dc:date>2014-09-22T16:18:43.679000211</dc:date>
          </office:change-info>
          <table:previous>
            <table:change-track-table-cell/>
          </table:previous>
        </table:cell-content-change>
        <table:cell-content-change table:id="ct2090">
          <table:cell-address table:column="12" table:row="17" table:table="0"/>
          <office:change-info>
            <dc:creator>frederik </dc:creator>
            <dc:date>2014-09-22T16:18:43.679016015</dc:date>
          </office:change-info>
          <table:previous>
            <table:change-track-table-cell/>
          </table:previous>
        </table:cell-content-change>
        <table:cell-content-change table:id="ct2091">
          <table:cell-address table:column="12" table:row="18" table:table="0"/>
          <office:change-info>
            <dc:creator>frederik </dc:creator>
            <dc:date>2014-09-22T16:18:43.679032316</dc:date>
          </office:change-info>
          <table:previous>
            <table:change-track-table-cell/>
          </table:previous>
        </table:cell-content-change>
        <table:cell-content-change table:id="ct2092">
          <table:cell-address table:column="12" table:row="19" table:table="0"/>
          <office:change-info>
            <dc:creator>frederik </dc:creator>
            <dc:date>2014-09-22T16:18:43.679048175</dc:date>
          </office:change-info>
          <table:previous>
            <table:change-track-table-cell/>
          </table:previous>
        </table:cell-content-change>
        <table:cell-content-change table:id="ct2093">
          <table:cell-address table:column="12" table:row="20" table:table="0"/>
          <office:change-info>
            <dc:creator>frederik </dc:creator>
            <dc:date>2014-09-22T16:18:43.679064316</dc:date>
          </office:change-info>
          <table:previous>
            <table:change-track-table-cell/>
          </table:previous>
        </table:cell-content-change>
        <table:cell-content-change table:id="ct2094">
          <table:cell-address table:column="12" table:row="21" table:table="0"/>
          <office:change-info>
            <dc:creator>frederik </dc:creator>
            <dc:date>2014-09-22T16:18:43.679080154</dc:date>
          </office:change-info>
          <table:previous>
            <table:change-track-table-cell/>
          </table:previous>
        </table:cell-content-change>
        <table:cell-content-change table:id="ct2095">
          <table:cell-address table:column="12" table:row="22" table:table="0"/>
          <office:change-info>
            <dc:creator>frederik </dc:creator>
            <dc:date>2014-09-22T16:18:43.679096239</dc:date>
          </office:change-info>
          <table:previous>
            <table:change-track-table-cell/>
          </table:previous>
        </table:cell-content-change>
        <table:cell-content-change table:id="ct2096">
          <table:cell-address table:column="12" table:row="23" table:table="0"/>
          <office:change-info>
            <dc:creator>frederik </dc:creator>
            <dc:date>2014-09-22T16:18:43.679112540</dc:date>
          </office:change-info>
          <table:previous>
            <table:change-track-table-cell/>
          </table:previous>
        </table:cell-content-change>
        <table:cell-content-change table:id="ct2097">
          <table:cell-address table:column="12" table:row="24" table:table="0"/>
          <office:change-info>
            <dc:creator>frederik </dc:creator>
            <dc:date>2014-09-22T16:18:43.679132107</dc:date>
          </office:change-info>
          <table:previous>
            <table:change-track-table-cell/>
          </table:previous>
        </table:cell-content-change>
        <table:cell-content-change table:id="ct2098">
          <table:cell-address table:column="12" table:row="25" table:table="0"/>
          <office:change-info>
            <dc:creator>frederik </dc:creator>
            <dc:date>2014-09-22T16:18:43.679148472</dc:date>
          </office:change-info>
          <table:previous>
            <table:change-track-table-cell/>
          </table:previous>
        </table:cell-content-change>
        <table:cell-content-change table:id="ct2099">
          <table:cell-address table:column="12" table:row="26" table:table="0"/>
          <office:change-info>
            <dc:creator>frederik </dc:creator>
            <dc:date>2014-09-22T16:18:43.679164739</dc:date>
          </office:change-info>
          <table:previous>
            <table:change-track-table-cell/>
          </table:previous>
        </table:cell-content-change>
        <table:cell-content-change table:id="ct2100">
          <table:cell-address table:column="12" table:row="27" table:table="0"/>
          <office:change-info>
            <dc:creator>frederik </dc:creator>
            <dc:date>2014-09-22T16:18:43.679180945</dc:date>
          </office:change-info>
          <table:previous>
            <table:change-track-table-cell/>
          </table:previous>
        </table:cell-content-change>
        <table:cell-content-change table:id="ct2101">
          <table:cell-address table:column="12" table:row="28" table:table="0"/>
          <office:change-info>
            <dc:creator>frederik </dc:creator>
            <dc:date>2014-09-22T16:18:43.679196910</dc:date>
          </office:change-info>
          <table:previous>
            <table:change-track-table-cell/>
          </table:previous>
        </table:cell-content-change>
        <table:cell-content-change table:id="ct2102">
          <table:cell-address table:column="12" table:row="29" table:table="0"/>
          <office:change-info>
            <dc:creator>frederik </dc:creator>
            <dc:date>2014-09-22T16:18:43.679212955</dc:date>
          </office:change-info>
          <table:previous>
            <table:change-track-table-cell/>
          </table:previous>
        </table:cell-content-change>
        <table:cell-content-change table:id="ct2103">
          <table:cell-address table:column="12" table:row="30" table:table="0"/>
          <office:change-info>
            <dc:creator>frederik </dc:creator>
            <dc:date>2014-09-22T16:18:43.679229037</dc:date>
          </office:change-info>
          <table:previous>
            <table:change-track-table-cell/>
          </table:previous>
        </table:cell-content-change>
        <table:cell-content-change table:id="ct2104">
          <table:cell-address table:column="12" table:row="31" table:table="0"/>
          <office:change-info>
            <dc:creator>frederik </dc:creator>
            <dc:date>2014-09-22T16:18:43.679249276</dc:date>
          </office:change-info>
          <table:previous>
            <table:change-track-table-cell/>
          </table:previous>
        </table:cell-content-change>
        <table:cell-content-change table:id="ct2105">
          <table:cell-address table:column="12" table:row="32" table:table="0"/>
          <office:change-info>
            <dc:creator>frederik </dc:creator>
            <dc:date>2014-09-22T16:18:43.679265945</dc:date>
          </office:change-info>
          <table:previous>
            <table:change-track-table-cell/>
          </table:previous>
        </table:cell-content-change>
        <table:cell-content-change table:id="ct2106">
          <table:cell-address table:column="12" table:row="33" table:table="0"/>
          <office:change-info>
            <dc:creator>frederik </dc:creator>
            <dc:date>2014-09-22T16:18:43.679282332</dc:date>
          </office:change-info>
          <table:previous>
            <table:change-track-table-cell/>
          </table:previous>
        </table:cell-content-change>
        <table:cell-content-change table:id="ct2107">
          <table:cell-address table:column="12" table:row="34" table:table="0"/>
          <office:change-info>
            <dc:creator>frederik </dc:creator>
            <dc:date>2014-09-22T16:18:43.679298859</dc:date>
          </office:change-info>
          <table:previous>
            <table:change-track-table-cell/>
          </table:previous>
        </table:cell-content-change>
        <table:cell-content-change table:id="ct2108">
          <table:cell-address table:column="12" table:row="35" table:table="0"/>
          <office:change-info>
            <dc:creator>frederik </dc:creator>
            <dc:date>2014-09-22T16:18:43.679315208</dc:date>
          </office:change-info>
          <table:previous>
            <table:change-track-table-cell/>
          </table:previous>
        </table:cell-content-change>
        <table:cell-content-change table:id="ct2109">
          <table:cell-address table:column="12" table:row="36" table:table="0"/>
          <office:change-info>
            <dc:creator>frederik </dc:creator>
            <dc:date>2014-09-22T16:18:43.679331339</dc:date>
          </office:change-info>
          <table:previous>
            <table:change-track-table-cell/>
          </table:previous>
        </table:cell-content-change>
        <table:cell-content-change table:id="ct2110">
          <table:cell-address table:column="12" table:row="37" table:table="0"/>
          <office:change-info>
            <dc:creator>frederik </dc:creator>
            <dc:date>2014-09-22T16:18:43.679347481</dc:date>
          </office:change-info>
          <table:previous>
            <table:change-track-table-cell/>
          </table:previous>
        </table:cell-content-change>
        <table:cell-content-change table:id="ct2111">
          <table:cell-address table:column="12" table:row="38" table:table="0"/>
          <office:change-info>
            <dc:creator>frederik </dc:creator>
            <dc:date>2014-09-22T16:18:43.679363848</dc:date>
          </office:change-info>
          <table:previous>
            <table:change-track-table-cell/>
          </table:previous>
        </table:cell-content-change>
        <table:cell-content-change table:id="ct2112">
          <table:cell-address table:column="12" table:row="39" table:table="0"/>
          <office:change-info>
            <dc:creator>frederik </dc:creator>
            <dc:date>2014-09-22T16:18:43.679383089</dc:date>
          </office:change-info>
          <table:previous>
            <table:change-track-table-cell/>
          </table:previous>
        </table:cell-content-change>
        <table:cell-content-change table:id="ct2113">
          <table:cell-address table:column="12" table:row="40" table:table="0"/>
          <office:change-info>
            <dc:creator>frederik </dc:creator>
            <dc:date>2014-09-22T16:18:43.679401157</dc:date>
          </office:change-info>
          <table:previous>
            <table:change-track-table-cell/>
          </table:previous>
        </table:cell-content-change>
        <table:cell-content-change table:id="ct2114">
          <table:cell-address table:column="12" table:row="41" table:table="0"/>
          <office:change-info>
            <dc:creator>frederik </dc:creator>
            <dc:date>2014-09-22T16:18:43.6794176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12" table:row="50" table:table="0"/>
          <office:change-info>
            <dc:creator>frederik </dc:creator>
            <dc:date>2014-09-22T16:18:43.679432451</dc:date>
          </office:change-info>
          <table:previous>
            <table:change-track-table-cell/>
          </table:previous>
        </table:cell-content-change>
        <table:cell-content-change table:id="ct2116">
          <table:cell-address table:column="12" table:row="51" table:table="0"/>
          <office:change-info>
            <dc:creator>frederik </dc:creator>
            <dc:date>2014-09-22T16:18:43.679445523</dc:date>
          </office:change-info>
          <table:previous>
            <table:change-track-table-cell/>
          </table:previous>
        </table:cell-content-change>
        <table:cell-content-change table:id="ct2117">
          <table:cell-address table:column="12" table:row="52" table:table="0"/>
          <office:change-info>
            <dc:creator>frederik </dc:creator>
            <dc:date>2014-09-22T16:18:43.679457870</dc:date>
          </office:change-info>
          <table:previous>
            <table:change-track-table-cell/>
          </table:previous>
        </table:cell-content-change>
        <table:cell-content-change table:id="ct2118">
          <table:cell-address table:column="12" table:row="53" table:table="0"/>
          <office:change-info>
            <dc:creator>frederik </dc:creator>
            <dc:date>2014-09-22T16:18:43.679469568</dc:date>
          </office:change-info>
          <table:previous>
            <table:change-track-table-cell/>
          </table:previous>
        </table:cell-content-change>
        <table:cell-content-change table:id="ct2119">
          <table:cell-address table:column="12" table:row="54" table:table="0"/>
          <office:change-info>
            <dc:creator>frederik </dc:creator>
            <dc:date>2014-09-22T16:18:43.679480991</dc:date>
          </office:change-info>
          <table:previous>
            <table:change-track-table-cell/>
          </table:previous>
        </table:cell-content-change>
        <table:cell-content-change table:id="ct2120">
          <table:cell-address table:column="12" table:row="55" table:table="0"/>
          <office:change-info>
            <dc:creator>frederik </dc:creator>
            <dc:date>2014-09-22T16:18:43.679492270</dc:date>
          </office:change-info>
          <table:previous>
            <table:change-track-table-cell/>
          </table:previous>
        </table:cell-content-change>
        <table:cell-content-change table:id="ct2121">
          <table:cell-address table:column="12" table:row="56" table:table="0"/>
          <office:change-info>
            <dc:creator>frederik </dc:creator>
            <dc:date>2014-09-22T16:18:43.679503694</dc:date>
          </office:change-info>
          <table:previous>
            <table:change-track-table-cell/>
          </table:previous>
        </table:cell-content-change>
        <table:cell-content-change table:id="ct2122">
          <table:cell-address table:column="16" table:row="50" table:table="0"/>
          <office:change-info>
            <dc:creator>frederik </dc:creator>
            <dc:date>2014-09-22T16:18:43.679603455</dc:date>
          </office:change-info>
          <table:previous>
            <table:change-track-table-cell/>
          </table:previous>
        </table:cell-content-change>
        <table:cell-content-change table:id="ct2123">
          <table:cell-address table:column="16" table:row="51" table:table="0"/>
          <office:change-info>
            <dc:creator>frederik </dc:creator>
            <dc:date>2014-09-22T16:18:43.679628403</dc:date>
          </office:change-info>
          <table:previous>
            <table:change-track-table-cell/>
          </table:previous>
        </table:cell-content-change>
        <table:cell-content-change table:id="ct2124">
          <table:cell-address table:column="16" table:row="52" table:table="0"/>
          <office:change-info>
            <dc:creator>frederik </dc:creator>
            <dc:date>2014-09-22T16:18:43.679647991</dc:date>
          </office:change-info>
          <table:previous>
            <table:change-track-table-cell/>
          </table:previous>
        </table:cell-content-change>
        <table:cell-content-change table:id="ct2125">
          <table:cell-address table:column="16" table:row="53" table:table="0"/>
          <office:change-info>
            <dc:creator>frederik </dc:creator>
            <dc:date>2014-09-22T16:18:43.679670201</dc:date>
          </office:change-info>
          <table:previous>
            <table:change-track-table-cell/>
          </table:previous>
        </table:cell-content-change>
        <table:cell-content-change table:id="ct2126">
          <table:cell-address table:column="16" table:row="54" table:table="0"/>
          <office:change-info>
            <dc:creator>frederik </dc:creator>
            <dc:date>2014-09-22T16:18:43.679688080</dc:date>
          </office:change-info>
          <table:previous>
            <table:change-track-table-cell/>
          </table:previous>
        </table:cell-content-change>
        <table:cell-content-change table:id="ct2127">
          <table:cell-address table:column="16" table:row="55" table:table="0"/>
          <office:change-info>
            <dc:creator>frederik </dc:creator>
            <dc:date>2014-09-22T16:18:43.679705569</dc:date>
          </office:change-info>
          <table:previous>
            <table:change-track-table-cell/>
          </table:previous>
        </table:cell-content-change>
        <table:cell-content-change table:id="ct2128">
          <table:cell-address table:column="16" table:row="57" table:table="0"/>
          <office:change-info>
            <dc:creator>frederik </dc:creator>
            <dc:date>2014-09-22T16:18:43.679723923</dc:date>
          </office:change-info>
          <table:previous>
            <table:change-track-table-cell/>
          </table:previous>
        </table:cell-content-change>
        <table:cell-content-change table:id="ct2129">
          <table:cell-address table:column="17" table:row="50" table:table="0"/>
          <office:change-info>
            <dc:creator>frederik </dc:creator>
            <dc:date>2014-09-22T16:18:43.679758914</dc:date>
          </office:change-info>
          <table:previous>
            <table:change-track-table-cell/>
          </table:previous>
        </table:cell-content-change>
        <table:cell-content-change table:id="ct2130">
          <table:cell-address table:column="17" table:row="51" table:table="0"/>
          <office:change-info>
            <dc:creator>frederik </dc:creator>
            <dc:date>2014-09-22T16:18:43.679777500</dc:date>
          </office:change-info>
          <table:previous>
            <table:change-track-table-cell/>
          </table:previous>
        </table:cell-content-change>
        <table:cell-content-change table:id="ct2131">
          <table:cell-address table:column="17" table:row="52" table:table="0"/>
          <office:change-info>
            <dc:creator>frederik </dc:creator>
            <dc:date>2014-09-22T16:18:43.679798762</dc:date>
          </office:change-info>
          <table:previous>
            <table:change-track-table-cell/>
          </table:previous>
        </table:cell-content-change>
        <table:cell-content-change table:id="ct2132">
          <table:cell-address table:column="17" table:row="53" table:table="0"/>
          <office:change-info>
            <dc:creator>frederik </dc:creator>
            <dc:date>2014-09-22T16:18:43.679820287</dc:date>
          </office:change-info>
          <table:previous>
            <table:change-track-table-cell/>
          </table:previous>
        </table:cell-content-change>
        <table:cell-content-change table:id="ct2133">
          <table:cell-address table:column="17" table:row="54" table:table="0"/>
          <office:change-info>
            <dc:creator>frederik </dc:creator>
            <dc:date>2014-09-22T16:18:43.679845843</dc:date>
          </office:change-info>
          <table:previous>
            <table:change-track-table-cell/>
          </table:previous>
        </table:cell-content-change>
        <table:cell-content-change table:id="ct2134">
          <table:cell-address table:column="17" table:row="55" table:table="0"/>
          <office:change-info>
            <dc:creator>frederik </dc:creator>
            <dc:date>2014-09-22T16:18:43.679869197</dc:date>
          </office:change-info>
          <table:previous>
            <table:change-track-table-cell/>
          </table:previous>
        </table:cell-content-change>
        <table:cell-content-change table:id="ct2135">
          <table:cell-address table:column="17" table:row="57" table:table="0"/>
          <office:change-info>
            <dc:creator>frederik </dc:creator>
            <dc:date>2014-09-22T16:18:43.679891392</dc:date>
          </office:change-info>
          <table:previous>
            <table:change-track-table-cell/>
          </table:previous>
        </table:cell-content-change>
        <table:cell-content-change table:id="ct2136">
          <table:cell-address table:column="2" table:row="37" table:table="0"/>
          <office:change-info>
            <dc:creator>frederik </dc:creator>
            <dc:date>2014-09-22T16:18:56.233300476</dc:date>
          </office:change-info>
          <table:previous table:id="ct1668">
            <table:change-track-table-cell office:value-type="float" office:value="2.22"/>
          </table:previous>
        </table:cell-content-change>
        <table:cell-content-change table:id="ct2137">
          <table:cell-address table:column="2" table:row="38" table:table="0"/>
          <office:change-info>
            <dc:creator>frederik </dc:creator>
            <dc:date>2014-09-22T16:18:58.873053882</dc:date>
          </office:change-info>
          <table:previous table:id="ct1669">
            <table:change-track-table-cell office:value-type="float" office:value="4.32"/>
          </table:previous>
        </table:cell-content-change>
        <table:cell-content-change table:id="ct2138">
          <table:cell-address table:column="3" table:row="52" table:table="0"/>
          <office:change-info>
            <dc:creator>frederik </dc:creator>
            <dc:date>2014-09-22T16:19:07.669656488</dc:date>
          </office:change-info>
          <table:previous table:id="ct1737">
            <table:change-track-table-cell office:value-type="float" office:value="2.22"/>
          </table:previous>
        </table:cell-content-change>
        <table:cell-content-change table:id="ct2139">
          <table:cell-address table:column="3" table:row="53" table:table="0"/>
          <office:change-info>
            <dc:creator>frederik </dc:creator>
            <dc:date>2014-09-22T16:19:12.156423419</dc:date>
          </office:change-info>
          <table:previous table:id="ct1738">
            <table:change-track-table-cell office:value-type="float" office:value="4.32"/>
          </table:previous>
        </table:cell-content-change>
        <table:cell-content-change table:id="ct2140">
          <table:cell-address table:column="6" table:row="122" table:table="1"/>
          <office:change-info>
            <dc:creator>frederik </dc:creator>
            <dc:date>2014-09-22T16:24:32.431681499</dc:date>
          </office:change-info>
          <table:previous>
            <table:change-track-table-cell/>
          </table:previous>
        </table:cell-content-change>
      </table:tracked-changes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uecksilbermessung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.04" calcext:value-type="float">
            <text:p>5,04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.01" calcext:value-type="float">
            <text:p>2,01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T/$^\circ$</text:p>
          </table:table-cell>
          <table:table-cell office:value-type="string" calcext:value-type="string">
            <text:p>Fehler/$^\circ$</text:p>
          </table:table-cell>
          <table:table-cell table:number-columns-repeated="2"/>
          <table:table-cell table:formula="of:=[.A6]" office:value-type="string" office:string-value="U\_2/V" calcext:value-type="string">
            <text:p>U\_2/V</text:p>
          </table:table-cell>
          <table:table-cell table:formula="of:=[.C6]" office:value-type="string" office:string-value="I\_A/nA" calcext:value-type="string">
            <text:p>I\_A/nA</text:p>
          </table:table-cell>
          <table:table-cell table:formula="of:=[.B6]" office:value-type="string" office:string-value="Fehler/V" calcext:value-type="string">
            <text:p>Fehler/V</text:p>
          </table:table-cell>
          <table:table-cell table:formula="of:=[.D6]" office:value-type="string" office:string-value="Fehler/nA" calcext:value-type="string">
            <text:p>Fehler/nA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7]" office:value-type="float" office:value="1" calcext:value-type="float">
            <text:p>1</text:p>
          </table:table-cell>
          <table:table-cell table:formula="of:=[.C7]" office:value-type="float" office:value="-0.04" calcext:value-type="float">
            <text:p>-0,04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8]" office:value-type="float" office:value="2" calcext:value-type="float">
            <text:p>2</text:p>
          </table:table-cell>
          <table:table-cell table:formula="of:=[.C8]" office:value-type="float" office:value="0.02" calcext:value-type="float">
            <text:p>0,02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9]" office:value-type="float" office:value="3" calcext:value-type="float">
            <text:p>3</text:p>
          </table:table-cell>
          <table:table-cell table:formula="of:=[.C9]" office:value-type="float" office:value="0.28" calcext:value-type="float">
            <text:p>0,28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estimme </text:p>
          </table:table-cell>
          <table:table-cell table:number-columns-repeated="3"/>
          <table:table-cell table:formula="of:=[.A10]" office:value-type="float" office:value="4" calcext:value-type="float">
            <text:p>4</text:p>
          </table:table-cell>
          <table:table-cell table:formula="of:=[.C10]" office:value-type="float" office:value="0.38" calcext:value-type="float">
            <text:p>0,38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1]" office:value-type="float" office:value="5" calcext:value-type="float">
            <text:p>5</text:p>
          </table:table-cell>
          <table:table-cell table:formula="of:=[.C11]" office:value-type="float" office:value="0.3" calcext:value-type="float">
            <text:p>0,3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0.86" calcext:value-type="float">
            <text:p>0,8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2]" office:value-type="float" office:value="6" calcext:value-type="float">
            <text:p>6</text:p>
          </table:table-cell>
          <table:table-cell table:formula="of:=[.C12]" office:value-type="float" office:value="0.86" calcext:value-type="float">
            <text:p>0,86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3]" office:value-type="float" office:value="7" calcext:value-type="float">
            <text:p>7</text:p>
          </table:table-cell>
          <table:table-cell table:formula="of:=[.C13]" office:value-type="float" office:value="1.95" calcext:value-type="float">
            <text:p>1,95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.12" calcext:value-type="float">
            <text:p>1,1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4]" office:value-type="float" office:value="8" calcext:value-type="float">
            <text:p>8</text:p>
          </table:table-cell>
          <table:table-cell table:formula="of:=[.C14]" office:value-type="float" office:value="1.12" calcext:value-type="float">
            <text:p>1,12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5]" office:value-type="float" office:value="9" calcext:value-type="float">
            <text:p>9</text:p>
          </table:table-cell>
          <table:table-cell table:formula="of:=[.C15]" office:value-type="float" office:value="0.62" calcext:value-type="float">
            <text:p>0,62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6]" office:value-type="float" office:value="10" calcext:value-type="float">
            <text:p>10</text:p>
          </table:table-cell>
          <table:table-cell table:formula="of:=[.C16]" office:value-type="float" office:value="0.98" calcext:value-type="float">
            <text:p>0,98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7]" office:value-type="float" office:value="11" calcext:value-type="float">
            <text:p>11</text:p>
          </table:table-cell>
          <table:table-cell table:formula="of:=[.C17]" office:value-type="float" office:value="2.59" calcext:value-type="float">
            <text:p>2,59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8]" office:value-type="float" office:value="12" calcext:value-type="float">
            <text:p>12</text:p>
          </table:table-cell>
          <table:table-cell table:formula="of:=[.C18]" office:value-type="float" office:value="4" calcext:value-type="float">
            <text:p>4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.84" calcext:value-type="float">
            <text:p>1,8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9]" office:value-type="float" office:value="13" calcext:value-type="float">
            <text:p>13</text:p>
          </table:table-cell>
          <table:table-cell table:formula="of:=[.C19]" office:value-type="float" office:value="1.84" calcext:value-type="float">
            <text:p>1,84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0.91" calcext:value-type="float">
            <text:p>0,91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0]" office:value-type="float" office:value="14" calcext:value-type="float">
            <text:p>14</text:p>
          </table:table-cell>
          <table:table-cell table:formula="of:=[.C20]" office:value-type="float" office:value="0.91" calcext:value-type="float">
            <text:p>0,91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1]" office:value-type="float" office:value="15" calcext:value-type="float">
            <text:p>15</text:p>
          </table:table-cell>
          <table:table-cell table:formula="of:=[.C21]" office:value-type="float" office:value="1.7" calcext:value-type="float">
            <text:p>1,7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2]" office:value-type="float" office:value="16" calcext:value-type="float">
            <text:p>16</text:p>
          </table:table-cell>
          <table:table-cell table:formula="of:=[.C22]" office:value-type="float" office:value="4.25" calcext:value-type="float">
            <text:p>4,25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5.72" calcext:value-type="float">
            <text:p>5,7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3]" office:value-type="float" office:value="17" calcext:value-type="float">
            <text:p>17</text:p>
          </table:table-cell>
          <table:table-cell table:formula="of:=[.C23]" office:value-type="float" office:value="5.72" calcext:value-type="float">
            <text:p>5,72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formula="of:=[.A24]" office:value-type="float" office:value="18" calcext:value-type="float">
            <text:p>18</text:p>
          </table:table-cell>
          <table:table-cell table:formula="of:=[.C24]" office:value-type="float" office:value="2.59" calcext:value-type="float">
            <text:p>2,59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1.37" calcext:value-type="float">
            <text:p>1,3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5]" office:value-type="float" office:value="19" calcext:value-type="float">
            <text:p>19</text:p>
          </table:table-cell>
          <table:table-cell table:formula="of:=[.C25]" office:value-type="float" office:value="1.37" calcext:value-type="float">
            <text:p>1,37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.49" calcext:value-type="float">
            <text:p>2,4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6]" office:value-type="float" office:value="20" calcext:value-type="float">
            <text:p>20</text:p>
          </table:table-cell>
          <table:table-cell table:formula="of:=[.C26]" office:value-type="float" office:value="2.49" calcext:value-type="float">
            <text:p>2,49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5.83" calcext:value-type="float">
            <text:p>5,8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7]" office:value-type="float" office:value="21" calcext:value-type="float">
            <text:p>21</text:p>
          </table:table-cell>
          <table:table-cell table:formula="of:=[.C27]" office:value-type="float" office:value="5.83" calcext:value-type="float">
            <text:p>5,83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8]" office:value-type="float" office:value="22" calcext:value-type="float">
            <text:p>22</text:p>
          </table:table-cell>
          <table:table-cell table:formula="of:=[.C28]" office:value-type="float" office:value="7.3" calcext:value-type="float">
            <text:p>7,3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3.52" calcext:value-type="float">
            <text:p>3,52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9]" office:value-type="float" office:value="23" calcext:value-type="float">
            <text:p>23</text:p>
          </table:table-cell>
          <table:table-cell table:formula="of:=[.C29]" office:value-type="float" office:value="3.52" calcext:value-type="float">
            <text:p>3,52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0]" office:value-type="float" office:value="24" calcext:value-type="float">
            <text:p>24</text:p>
          </table:table-cell>
          <table:table-cell table:formula="of:=[.C30]" office:value-type="float" office:value="1.95" calcext:value-type="float">
            <text:p>1,95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.41" calcext:value-type="float">
            <text:p>3,41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1]" office:value-type="float" office:value="25" calcext:value-type="float">
            <text:p>25</text:p>
          </table:table-cell>
          <table:table-cell table:formula="of:=[.C31]" office:value-type="float" office:value="3.41" calcext:value-type="float">
            <text:p>3,41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7.53" calcext:value-type="float">
            <text:p>7,5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2]" office:value-type="float" office:value="26" calcext:value-type="float">
            <text:p>26</text:p>
          </table:table-cell>
          <table:table-cell table:formula="of:=[.C32]" office:value-type="float" office:value="7.53" calcext:value-type="float">
            <text:p>7,53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9.1" calcext:value-type="float">
            <text:p>9,1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table:formula="of:=[.A33]" office:value-type="float" office:value="27" calcext:value-type="float">
            <text:p>27</text:p>
          </table:table-cell>
          <table:table-cell table:formula="of:=[.C33]" office:value-type="float" office:value="9.1" calcext:value-type="float">
            <text:p>9,1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2" calcext:value-type="float">
            <text:p>0,2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5.27" calcext:value-type="float">
            <text:p>5,2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4]" office:value-type="float" office:value="28" calcext:value-type="float">
            <text:p>28</text:p>
          </table:table-cell>
          <table:table-cell table:formula="of:=[.C34]" office:value-type="float" office:value="5.27" calcext:value-type="float">
            <text:p>5,27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3.03" calcext:value-type="float">
            <text:p>3,03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5]" office:value-type="float" office:value="29" calcext:value-type="float">
            <text:p>29</text:p>
          </table:table-cell>
          <table:table-cell table:formula="of:=[.C35]" office:value-type="float" office:value="3.03" calcext:value-type="float">
            <text:p>3,03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6]" office:value-type="float" office:value="30" calcext:value-type="float">
            <text:p>30</text:p>
          </table:table-cell>
          <table:table-cell table:formula="of:=[.C36]" office:value-type="float" office:value="4.7" calcext:value-type="float">
            <text:p>4,7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7]" office:value-type="float" office:value="2.4" calcext:value-type="float">
            <text:p>2,4</text:p>
          </table:table-cell>
          <table:table-cell table:formula="of:=[.C37]" office:value-type="float" office:value="0.23" calcext:value-type="float">
            <text:p>0,23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1.22" calcext:value-type="float">
            <text:p>1,2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8]" office:value-type="float" office:value="7.2" calcext:value-type="float">
            <text:p>7,2</text:p>
          </table:table-cell>
          <table:table-cell table:formula="of:=[.C38]" office:value-type="float" office:value="1.22" calcext:value-type="float">
            <text:p>1,22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9]" office:value-type="float" office:value="11.8" calcext:value-type="float">
            <text:p>11,8</text:p>
          </table:table-cell>
          <table:table-cell table:formula="of:=[.C39]" office:value-type="float" office:value="3.32" calcext:value-type="float">
            <text:p>3,32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0]" office:value-type="float" office:value="16.6" calcext:value-type="float">
            <text:p>16,6</text:p>
          </table:table-cell>
          <table:table-cell table:formula="of:=[.C40]" office:value-type="float" office:value="5.92" calcext:value-type="float">
            <text:p>5,92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1]" office:value-type="float" office:value="21.6" calcext:value-type="float">
            <text:p>21,6</text:p>
          </table:table-cell>
          <table:table-cell table:formula="of:=[.C41]" office:value-type="float" office:value="7.97" calcext:value-type="float">
            <text:p>7,97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42]" office:value-type="float" office:value="26.7" calcext:value-type="float">
            <text:p>26,7</text:p>
          </table:table-cell>
          <table:table-cell table:formula="of:=[.C42]" office:value-type="float" office:value="10.11" calcext:value-type="float">
            <text:p>10,11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0"/>
          <table:table-cell office:value-type="string" calcext:value-type="string">
            <text:p>Maxima der Graphi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Fehler^2</text:p>
          </table:table-cell>
          <table:table-cell table:number-columns-repeated="2"/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table:number-columns-repeated="3"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3]-[.B52]" office:value-type="float" office:value="4.8" calcext:value-type="float">
            <text:p>4,8</text:p>
          </table:table-cell>
          <table:table-cell table:formula="of:=SQRT(2*[.C52]^2)" office:value-type="float" office:value="0.14142135623731" calcext:value-type="float">
            <text:p>0,1414213562</text:p>
          </table:table-cell>
          <table:table-cell table:formula="of:=[.H52]^2" office:value-type="float" office:value="0.02" calcext:value-type="float">
            <text:p>0,02</text:p>
          </table:table-cell>
          <table:table-cell table:number-columns-repeated="2"/>
          <table:table-cell office:value-type="float" office:value="3.7" calcext:value-type="float">
            <text:p>3,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3]-[.L52]" office:value-type="float" office:value="3.3" calcext:value-type="float">
            <text:p>3,3</text:p>
          </table:table-cell>
          <table:table-cell table:formula="of:=SQRT(2*[.M52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1.22" calcext:value-type="float">
            <text:p>1,2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4]-[.B53]" office:value-type="float" office:value="4.6" calcext:value-type="float">
            <text:p>4,6</text:p>
          </table:table-cell>
          <table:table-cell table:formula="of:=SQRT(2*[.C53]^2)" office:value-type="float" office:value="0.14142135623731" calcext:value-type="float">
            <text:p>0,1414213562</text:p>
          </table:table-cell>
          <table:table-cell table:formula="of:=[.H53]^2" office:value-type="float" office:value="0.02" calcext:value-type="float">
            <text:p>0,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4]-[.L53]" office:value-type="float" office:value="4.9" calcext:value-type="float">
            <text:p>4,9</text:p>
          </table:table-cell>
          <table:table-cell table:formula="of:=SQRT(2*[.M53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5]-[.B54]" office:value-type="float" office:value="4.8" calcext:value-type="float">
            <text:p>4,8</text:p>
          </table:table-cell>
          <table:table-cell table:formula="of:=SQRT(2*[.C54]^2)" office:value-type="float" office:value="0.14142135623731" calcext:value-type="float">
            <text:p>0,1414213562</text:p>
          </table:table-cell>
          <table:table-cell table:formula="of:=[.H54]^2" office:value-type="float" office:value="0.02" calcext:value-type="float">
            <text:p>0,02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5]-[.L54]" office:value-type="float" office:value="4.9" calcext:value-type="float">
            <text:p>4,9</text:p>
          </table:table-cell>
          <table:table-cell table:formula="of:=SQRT(2*[.M54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6]-[.B55]" office:value-type="float" office:value="5" calcext:value-type="float">
            <text:p>5</text:p>
          </table:table-cell>
          <table:table-cell table:formula="of:=SQRT(2*[.C55]^2)" office:value-type="float" office:value="0.14142135623731" calcext:value-type="float">
            <text:p>0,1414213562</text:p>
          </table:table-cell>
          <table:table-cell table:formula="of:=[.H55]^2" office:value-type="float" office:value="0.02" calcext:value-type="float">
            <text:p>0,02</text:p>
          </table:table-cell>
          <table:table-cell table:number-columns-repeated="2"/>
          <table:table-cell office:value-type="float" office:value="16.8" calcext:value-type="float">
            <text:p>16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6]-[.L55]" office:value-type="float" office:value="5" calcext:value-type="float">
            <text:p>5</text:p>
          </table:table-cell>
          <table:table-cell table:formula="of:=SQRT(2*[.M55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7]-[.B56]" office:value-type="float" office:value="5.1" calcext:value-type="float">
            <text:p>5,1</text:p>
          </table:table-cell>
          <table:table-cell table:formula="of:=SQRT(2*[.C56]^2)" office:value-type="float" office:value="0.14142135623731" calcext:value-type="float">
            <text:p>0,1414213562</text:p>
          </table:table-cell>
          <table:table-cell table:formula="of:=[.H56]^2" office:value-type="float" office:value="0.02" calcext:value-type="float">
            <text:p>0,02</text:p>
          </table:table-cell>
          <table:table-cell table:number-columns-repeated="2"/>
          <table:table-cell office:value-type="float" office:value="21.8" calcext:value-type="float">
            <text:p>21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7]-[.L56]" office:value-type="float" office:value="5" calcext:value-type="float">
            <text:p>5</text:p>
          </table:table-cell>
          <table:table-cell table:formula="of:=SQRT(2*[.M56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office:value-type="float" office:value="26.8" calcext:value-type="float">
            <text:p>26,8</text:p>
          </table:table-cell>
          <table:table-cell office:value-type="float" office:value="0.2" calcext:value-type="float">
            <text:p>0,2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52:.G56])" office:value-type="float" office:value="4.86" calcext:value-type="float">
            <text:p>4,86</text:p>
          </table:table-cell>
          <table:table-cell table:style-name="ce2" table:formula="of:=SQRT(SUM([.I52:.I56]))" office:value-type="float" office:value="0.316227766016838" calcext:value-type="float">
            <text:p>0,316227766</text:p>
          </table:table-cell>
          <table:table-cell table:number-columns-repeated="8"/>
          <table:table-cell table:style-name="ce2" table:formula="of:=AVERAGE([.Q53:.Q56])" office:value-type="float" office:value="4.95" calcext:value-type="float">
            <text:p>4,95</text:p>
          </table:table-cell>
          <table:table-cell table:style-name="ce2" table:formula="of:=SQRT(SUM([.S52:.S56]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bweichung vom Literaturwert</text:p>
          </table:table-cell>
          <table:table-cell table:formula="of:=100-(100/4.9)*[.G58]" office:value-type="float" office:value="0.816326530612244" calcext:value-type="float">
            <text:p>0,81632653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eon Messung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5.78" calcext:value-type="float">
            <text:p>5,78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 table:number-columns-repeated="2"/>
          <table:table-cell table:formula="of:=[.A68]" office:value-type="string" office:string-value="U\_2/V" calcext:value-type="string">
            <text:p>U\_2/V</text:p>
          </table:table-cell>
          <table:table-cell table:formula="of:=[.C68]" office:value-type="string" office:string-value="I\_A/nA" calcext:value-type="string">
            <text:p>I\_A/nA</text:p>
          </table:table-cell>
          <table:table-cell table:formula="of:=[.B68]" office:value-type="string" office:string-value="Fehler/V" calcext:value-type="string">
            <text:p>Fehler/V</text:p>
          </table:table-cell>
          <table:table-cell table:formula="of:=[.D68]" office:value-type="string" office:string-value="Fehler/nA" calcext:value-type="string">
            <text:p>Fehler/nA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69]" office:value-type="float" office:value="0" calcext:value-type="float">
            <text:p>0</text:p>
          </table:table-cell>
          <table:table-cell table:formula="of:=[.C69]" office:value-type="float" office:value="0.01" calcext:value-type="float">
            <text:p>0,01</text:p>
          </table:table-cell>
          <table:table-cell table:formula="of:=[.B69]" office:value-type="float" office:value="0.2" calcext:value-type="float">
            <text:p>0,2</text:p>
          </table:table-cell>
          <table:table-cell table:formula="of:=[.D69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0]" office:value-type="float" office:value="2" calcext:value-type="float">
            <text:p>2</text:p>
          </table:table-cell>
          <table:table-cell table:formula="of:=[.C70]" office:value-type="float" office:value="0.01" calcext:value-type="float">
            <text:p>0,01</text:p>
          </table:table-cell>
          <table:table-cell table:formula="of:=[.B70]" office:value-type="float" office:value="0.2" calcext:value-type="float">
            <text:p>0,2</text:p>
          </table:table-cell>
          <table:table-cell table:formula="of:=[.D70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1]" office:value-type="float" office:value="4" calcext:value-type="float">
            <text:p>4</text:p>
          </table:table-cell>
          <table:table-cell table:formula="of:=[.C71]" office:value-type="float" office:value="0.01" calcext:value-type="float">
            <text:p>0,01</text:p>
          </table:table-cell>
          <table:table-cell table:formula="of:=[.B71]" office:value-type="float" office:value="0.2" calcext:value-type="float">
            <text:p>0,2</text:p>
          </table:table-cell>
          <table:table-cell table:formula="of:=[.D71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.81" calcext:value-type="float">
            <text:p>1,8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2]" office:value-type="float" office:value="6" calcext:value-type="float">
            <text:p>6</text:p>
          </table:table-cell>
          <table:table-cell table:formula="of:=[.C72]" office:value-type="float" office:value="1.81" calcext:value-type="float">
            <text:p>1,81</text:p>
          </table:table-cell>
          <table:table-cell table:formula="of:=[.B72]" office:value-type="float" office:value="0.2" calcext:value-type="float">
            <text:p>0,2</text:p>
          </table:table-cell>
          <table:table-cell table:formula="of:=[.D72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2.63" calcext:value-type="float">
            <text:p>2,6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3]" office:value-type="float" office:value="8" calcext:value-type="float">
            <text:p>8</text:p>
          </table:table-cell>
          <table:table-cell table:formula="of:=[.C73]" office:value-type="float" office:value="2.63" calcext:value-type="float">
            <text:p>2,63</text:p>
          </table:table-cell>
          <table:table-cell table:formula="of:=[.B73]" office:value-type="float" office:value="0.2" calcext:value-type="float">
            <text:p>0,2</text:p>
          </table:table-cell>
          <table:table-cell table:formula="of:=[.D73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.33" calcext:value-type="float">
            <text:p>3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4]" office:value-type="float" office:value="10" calcext:value-type="float">
            <text:p>10</text:p>
          </table:table-cell>
          <table:table-cell table:formula="of:=[.C74]" office:value-type="float" office:value="3.33" calcext:value-type="float">
            <text:p>3,33</text:p>
          </table:table-cell>
          <table:table-cell table:formula="of:=[.B74]" office:value-type="float" office:value="0.2" calcext:value-type="float">
            <text:p>0,2</text:p>
          </table:table-cell>
          <table:table-cell table:formula="of:=[.D74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.76" calcext:value-type="float">
            <text:p>3,7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5]" office:value-type="float" office:value="12" calcext:value-type="float">
            <text:p>12</text:p>
          </table:table-cell>
          <table:table-cell table:formula="of:=[.C75]" office:value-type="float" office:value="3.76" calcext:value-type="float">
            <text:p>3,76</text:p>
          </table:table-cell>
          <table:table-cell table:formula="of:=[.B75]" office:value-type="float" office:value="0.2" calcext:value-type="float">
            <text:p>0,2</text:p>
          </table:table-cell>
          <table:table-cell table:formula="of:=[.D75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4.11" calcext:value-type="float">
            <text:p>4,1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6]" office:value-type="float" office:value="14" calcext:value-type="float">
            <text:p>14</text:p>
          </table:table-cell>
          <table:table-cell table:formula="of:=[.C76]" office:value-type="float" office:value="4.11" calcext:value-type="float">
            <text:p>4,11</text:p>
          </table:table-cell>
          <table:table-cell table:formula="of:=[.B76]" office:value-type="float" office:value="0.2" calcext:value-type="float">
            <text:p>0,2</text:p>
          </table:table-cell>
          <table:table-cell table:formula="of:=[.D76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4.44" calcext:value-type="float">
            <text:p>4,4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7]" office:value-type="float" office:value="16" calcext:value-type="float">
            <text:p>16</text:p>
          </table:table-cell>
          <table:table-cell table:formula="of:=[.C77]" office:value-type="float" office:value="4.44" calcext:value-type="float">
            <text:p>4,44</text:p>
          </table:table-cell>
          <table:table-cell table:formula="of:=[.B77]" office:value-type="float" office:value="0.2" calcext:value-type="float">
            <text:p>0,2</text:p>
          </table:table-cell>
          <table:table-cell table:formula="of:=[.D77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8]" office:value-type="float" office:value="18" calcext:value-type="float">
            <text:p>18</text:p>
          </table:table-cell>
          <table:table-cell table:formula="of:=[.C78]" office:value-type="float" office:value="0.98" calcext:value-type="float">
            <text:p>0,98</text:p>
          </table:table-cell>
          <table:table-cell table:formula="of:=[.B78]" office:value-type="float" office:value="0.2" calcext:value-type="float">
            <text:p>0,2</text:p>
          </table:table-cell>
          <table:table-cell table:formula="of:=[.D78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9]" office:value-type="float" office:value="20" calcext:value-type="float">
            <text:p>20</text:p>
          </table:table-cell>
          <table:table-cell table:formula="of:=[.C79]" office:value-type="float" office:value="-0.04" calcext:value-type="float">
            <text:p>-0,04</text:p>
          </table:table-cell>
          <table:table-cell table:formula="of:=[.B79]" office:value-type="float" office:value="0.2" calcext:value-type="float">
            <text:p>0,2</text:p>
          </table:table-cell>
          <table:table-cell table:formula="of:=[.D79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0]" office:value-type="float" office:value="22" calcext:value-type="float">
            <text:p>22</text:p>
          </table:table-cell>
          <table:table-cell table:formula="of:=[.C80]" office:value-type="float" office:value="0.78" calcext:value-type="float">
            <text:p>0,78</text:p>
          </table:table-cell>
          <table:table-cell table:formula="of:=[.B80]" office:value-type="float" office:value="0.2" calcext:value-type="float">
            <text:p>0,2</text:p>
          </table:table-cell>
          <table:table-cell table:formula="of:=[.D80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2.57" calcext:value-type="float">
            <text:p>2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1]" office:value-type="float" office:value="24" calcext:value-type="float">
            <text:p>24</text:p>
          </table:table-cell>
          <table:table-cell table:formula="of:=[.C81]" office:value-type="float" office:value="2.57" calcext:value-type="float">
            <text:p>2,57</text:p>
          </table:table-cell>
          <table:table-cell table:formula="of:=[.B81]" office:value-type="float" office:value="0.2" calcext:value-type="float">
            <text:p>0,2</text:p>
          </table:table-cell>
          <table:table-cell table:formula="of:=[.D81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4.46" calcext:value-type="float">
            <text:p>4,4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2]" office:value-type="float" office:value="26" calcext:value-type="float">
            <text:p>26</text:p>
          </table:table-cell>
          <table:table-cell table:formula="of:=[.C82]" office:value-type="float" office:value="4.46" calcext:value-type="float">
            <text:p>4,46</text:p>
          </table:table-cell>
          <table:table-cell table:formula="of:=[.B82]" office:value-type="float" office:value="0.2" calcext:value-type="float">
            <text:p>0,2</text:p>
          </table:table-cell>
          <table:table-cell table:formula="of:=[.D82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3]" office:value-type="float" office:value="28" calcext:value-type="float">
            <text:p>28</text:p>
          </table:table-cell>
          <table:table-cell table:formula="of:=[.C83]" office:value-type="float" office:value="5.93" calcext:value-type="float">
            <text:p>5,93</text:p>
          </table:table-cell>
          <table:table-cell table:formula="of:=[.B83]" office:value-type="float" office:value="0.2" calcext:value-type="float">
            <text:p>0,2</text:p>
          </table:table-cell>
          <table:table-cell table:formula="of:=[.D83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6.87" calcext:value-type="float">
            <text:p>6,8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4]" office:value-type="float" office:value="30" calcext:value-type="float">
            <text:p>30</text:p>
          </table:table-cell>
          <table:table-cell table:formula="of:=[.C84]" office:value-type="float" office:value="6.87" calcext:value-type="float">
            <text:p>6,87</text:p>
          </table:table-cell>
          <table:table-cell table:formula="of:=[.B84]" office:value-type="float" office:value="0.2" calcext:value-type="float">
            <text:p>0,2</text:p>
          </table:table-cell>
          <table:table-cell table:formula="of:=[.D84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7.6" calcext:value-type="float">
            <text:p>7,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5]" office:value-type="float" office:value="32" calcext:value-type="float">
            <text:p>32</text:p>
          </table:table-cell>
          <table:table-cell table:formula="of:=[.C85]" office:value-type="float" office:value="7.6" calcext:value-type="float">
            <text:p>7,6</text:p>
          </table:table-cell>
          <table:table-cell table:formula="of:=[.B85]" office:value-type="float" office:value="0.2" calcext:value-type="float">
            <text:p>0,2</text:p>
          </table:table-cell>
          <table:table-cell table:formula="of:=[.D85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6.66" calcext:value-type="float">
            <text:p>6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6]" office:value-type="float" office:value="34" calcext:value-type="float">
            <text:p>34</text:p>
          </table:table-cell>
          <table:table-cell table:formula="of:=[.C86]" office:value-type="float" office:value="6.66" calcext:value-type="float">
            <text:p>6,66</text:p>
          </table:table-cell>
          <table:table-cell table:formula="of:=[.B86]" office:value-type="float" office:value="0.2" calcext:value-type="float">
            <text:p>0,2</text:p>
          </table:table-cell>
          <table:table-cell table:formula="of:=[.D86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.66" calcext:value-type="float">
            <text:p>3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7]" office:value-type="float" office:value="36" calcext:value-type="float">
            <text:p>36</text:p>
          </table:table-cell>
          <table:table-cell table:formula="of:=[.C87]" office:value-type="float" office:value="3.66" calcext:value-type="float">
            <text:p>3,66</text:p>
          </table:table-cell>
          <table:table-cell table:formula="of:=[.B87]" office:value-type="float" office:value="0.2" calcext:value-type="float">
            <text:p>0,2</text:p>
          </table:table-cell>
          <table:table-cell table:formula="of:=[.D87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1.38" calcext:value-type="float">
            <text:p>1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8]" office:value-type="float" office:value="38" calcext:value-type="float">
            <text:p>38</text:p>
          </table:table-cell>
          <table:table-cell table:formula="of:=[.C88]" office:value-type="float" office:value="1.38" calcext:value-type="float">
            <text:p>1,38</text:p>
          </table:table-cell>
          <table:table-cell table:formula="of:=[.B88]" office:value-type="float" office:value="0.2" calcext:value-type="float">
            <text:p>0,2</text:p>
          </table:table-cell>
          <table:table-cell table:formula="of:=[.D88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9]" office:value-type="float" office:value="40" calcext:value-type="float">
            <text:p>40</text:p>
          </table:table-cell>
          <table:table-cell table:formula="of:=[.C89]" office:value-type="float" office:value="1.69" calcext:value-type="float">
            <text:p>1,69</text:p>
          </table:table-cell>
          <table:table-cell table:formula="of:=[.B89]" office:value-type="float" office:value="0.2" calcext:value-type="float">
            <text:p>0,2</text:p>
          </table:table-cell>
          <table:table-cell table:formula="of:=[.D89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2.9" calcext:value-type="float">
            <text:p>2,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0]" office:value-type="float" office:value="42" calcext:value-type="float">
            <text:p>42</text:p>
          </table:table-cell>
          <table:table-cell table:formula="of:=[.C90]" office:value-type="float" office:value="2.9" calcext:value-type="float">
            <text:p>2,9</text:p>
          </table:table-cell>
          <table:table-cell table:formula="of:=[.B90]" office:value-type="float" office:value="0.2" calcext:value-type="float">
            <text:p>0,2</text:p>
          </table:table-cell>
          <table:table-cell table:formula="of:=[.D90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4.62" calcext:value-type="float">
            <text:p>4,6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1]" office:value-type="float" office:value="44" calcext:value-type="float">
            <text:p>44</text:p>
          </table:table-cell>
          <table:table-cell table:formula="of:=[.C91]" office:value-type="float" office:value="4.62" calcext:value-type="float">
            <text:p>4,62</text:p>
          </table:table-cell>
          <table:table-cell table:formula="of:=[.B91]" office:value-type="float" office:value="0.2" calcext:value-type="float">
            <text:p>0,2</text:p>
          </table:table-cell>
          <table:table-cell table:formula="of:=[.D91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6.54" calcext:value-type="float">
            <text:p>6,5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2]" office:value-type="float" office:value="46" calcext:value-type="float">
            <text:p>46</text:p>
          </table:table-cell>
          <table:table-cell table:formula="of:=[.C92]" office:value-type="float" office:value="6.54" calcext:value-type="float">
            <text:p>6,54</text:p>
          </table:table-cell>
          <table:table-cell table:formula="of:=[.B92]" office:value-type="float" office:value="0.2" calcext:value-type="float">
            <text:p>0,2</text:p>
          </table:table-cell>
          <table:table-cell table:formula="of:=[.D92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8.57" calcext:value-type="float">
            <text:p>8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3]" office:value-type="float" office:value="48" calcext:value-type="float">
            <text:p>48</text:p>
          </table:table-cell>
          <table:table-cell table:formula="of:=[.C93]" office:value-type="float" office:value="8.57" calcext:value-type="float">
            <text:p>8,57</text:p>
          </table:table-cell>
          <table:table-cell table:formula="of:=[.B93]" office:value-type="float" office:value="0.2" calcext:value-type="float">
            <text:p>0,2</text:p>
          </table:table-cell>
          <table:table-cell table:formula="of:=[.D93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10.28" calcext:value-type="float">
            <text:p>10,2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4]" office:value-type="float" office:value="50" calcext:value-type="float">
            <text:p>50</text:p>
          </table:table-cell>
          <table:table-cell table:formula="of:=[.C94]" office:value-type="float" office:value="10.28" calcext:value-type="float">
            <text:p>10,28</text:p>
          </table:table-cell>
          <table:table-cell table:formula="of:=[.B94]" office:value-type="float" office:value="0.2" calcext:value-type="float">
            <text:p>0,2</text:p>
          </table:table-cell>
          <table:table-cell table:formula="of:=[.D94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9.84" calcext:value-type="float">
            <text:p>9,8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5]" office:value-type="float" office:value="52" calcext:value-type="float">
            <text:p>52</text:p>
          </table:table-cell>
          <table:table-cell table:formula="of:=[.C95]" office:value-type="float" office:value="9.84" calcext:value-type="float">
            <text:p>9,84</text:p>
          </table:table-cell>
          <table:table-cell table:formula="of:=[.B95]" office:value-type="float" office:value="0.2" calcext:value-type="float">
            <text:p>0,2</text:p>
          </table:table-cell>
          <table:table-cell table:formula="of:=[.D95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6]" office:value-type="float" office:value="15.8" calcext:value-type="float">
            <text:p>15,8</text:p>
          </table:table-cell>
          <table:table-cell table:formula="of:=[.C96]" office:value-type="float" office:value="4.9" calcext:value-type="float">
            <text:p>4,9</text:p>
          </table:table-cell>
          <table:table-cell table:formula="of:=[.B96]" office:value-type="float" office:value="0.1" calcext:value-type="float">
            <text:p>0,1</text:p>
          </table:table-cell>
          <table:table-cell table:formula="of:=[.D96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7]" office:value-type="float" office:value="32.6" calcext:value-type="float">
            <text:p>32,6</text:p>
          </table:table-cell>
          <table:table-cell table:formula="of:=[.C97]" office:value-type="float" office:value="8.4" calcext:value-type="float">
            <text:p>8,4</text:p>
          </table:table-cell>
          <table:table-cell table:formula="of:=[.B97]" office:value-type="float" office:value="0.1" calcext:value-type="float">
            <text:p>0,1</text:p>
          </table:table-cell>
          <table:table-cell table:formula="of:=[.D97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8]" office:value-type="float" office:value="50.6" calcext:value-type="float">
            <text:p>50,6</text:p>
          </table:table-cell>
          <table:table-cell table:formula="of:=[.C98]" office:value-type="float" office:value="11.01" calcext:value-type="float">
            <text:p>11,01</text:p>
          </table:table-cell>
          <table:table-cell table:formula="of:=[.B98]" office:value-type="float" office:value="0.1" calcext:value-type="float">
            <text:p>0,1</text:p>
          </table:table-cell>
          <table:table-cell table:formula="of:=[.D98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9]" office:value-type="float" office:value="19.7" calcext:value-type="float">
            <text:p>19,7</text:p>
          </table:table-cell>
          <table:table-cell table:formula="of:=[.C99]" office:value-type="float" office:value="-0.04" calcext:value-type="float">
            <text:p>-0,04</text:p>
          </table:table-cell>
          <table:table-cell table:formula="of:=[.B99]" office:value-type="float" office:value="0.1" calcext:value-type="float">
            <text:p>0,1</text:p>
          </table:table-cell>
          <table:table-cell table:formula="of:=[.D99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0]" office:value-type="float" office:value="38.2" calcext:value-type="float">
            <text:p>38,2</text:p>
          </table:table-cell>
          <table:table-cell table:formula="of:=[.C100]" office:value-type="float" office:value="1.57" calcext:value-type="float">
            <text:p>1,57</text:p>
          </table:table-cell>
          <table:table-cell table:formula="of:=[.B100]" office:value-type="float" office:value="0.1" calcext:value-type="float">
            <text:p>0,1</text:p>
          </table:table-cell>
          <table:table-cell table:formula="of:=[.D100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1]" office:value-type="float" office:value="57" calcext:value-type="float">
            <text:p>57</text:p>
          </table:table-cell>
          <table:table-cell table:formula="of:=[.C101]" office:value-type="float" office:value="7.4" calcext:value-type="float">
            <text:p>7,4</text:p>
          </table:table-cell>
          <table:table-cell table:formula="of:=[.B101]" office:value-type="float" office:value="0.1" calcext:value-type="float">
            <text:p>0,1</text:p>
          </table:table-cell>
          <table:table-cell table:formula="of:=[.D101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023"/>
        </table:table-row>
      </table:table>
      <table:table table:name="Tabelle2" table:style-name="ta1">
        <table:table-column table:style-name="co2" table:number-columns-repeated="24" table:default-cell-style-name="Default"/>
        <table:table-row table:style-name="ro1">
          <table:table-cell table:style-name="ce1" office:value-type="string" calcext:value-type="string">
            <text:p>Quecksilbermessung</text:p>
          </table:table-cell>
          <table:table-cell table:style-name="ce1" table:number-columns-repeated="15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float" office:value="5.04" calcext:value-type="float">
            <text:p>5,04</text:p>
          </table:table-cell>
          <table:table-cell office:value-type="float" office:value="0.01" calcext:value-type="float">
            <text:p>0,01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float" office:value="2.01" calcext:value-type="float">
            <text:p>2,01</text:p>
          </table:table-cell>
          <table:table-cell office:value-type="float" office:value="0.01" calcext:value-type="float">
            <text:p>0,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T/$^\circ$</text:p>
          </table:table-cell>
          <table:table-cell office:value-type="string" calcext:value-type="string">
            <text:p>Fehler/$^\circ$</text:p>
          </table:table-cell>
          <table:table-cell table:number-columns-repeated="2"/>
          <table:table-cell table:formula="of:=[.A6]" office:value-type="string" office:string-value="U\_2/V" calcext:value-type="string">
            <text:p>U\_2/V</text:p>
          </table:table-cell>
          <table:table-cell table:formula="of:=[.C6]" office:value-type="string" office:string-value="I\_A/nA" calcext:value-type="string">
            <text:p>I\_A/nA</text:p>
          </table:table-cell>
          <table:table-cell table:formula="of:=[.B6]" office:value-type="string" office:string-value="Fehler/V" calcext:value-type="string">
            <text:p>Fehler/V</text:p>
          </table:table-cell>
          <table:table-cell table:formula="of:=[.D6]" office:value-type="string" office:string-value="Fehler/nA" calcext:value-type="string">
            <text:p>Fehler/nA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7]" office:value-type="float" office:value="1" calcext:value-type="float">
            <text:p>1</text:p>
          </table:table-cell>
          <table:table-cell table:formula="of:=[.C7]" office:value-type="float" office:value="-0.04" calcext:value-type="float">
            <text:p>-0,04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8]" office:value-type="float" office:value="2" calcext:value-type="float">
            <text:p>2</text:p>
          </table:table-cell>
          <table:table-cell table:formula="of:=[.C8]" office:value-type="float" office:value="0.02" calcext:value-type="float">
            <text:p>0,02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9]" office:value-type="float" office:value="3" calcext:value-type="float">
            <text:p>3</text:p>
          </table:table-cell>
          <table:table-cell table:formula="of:=[.C9]" office:value-type="float" office:value="0.28" calcext:value-type="float">
            <text:p>0,28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estimme </text:p>
          </table:table-cell>
          <table:table-cell table:number-columns-repeated="3"/>
          <table:table-cell table:formula="of:=[.A10]" office:value-type="float" office:value="4" calcext:value-type="float">
            <text:p>4</text:p>
          </table:table-cell>
          <table:table-cell table:formula="of:=[.C10]" office:value-type="float" office:value="0.38" calcext:value-type="float">
            <text:p>0,38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1]" office:value-type="float" office:value="5" calcext:value-type="float">
            <text:p>5</text:p>
          </table:table-cell>
          <table:table-cell table:formula="of:=[.C11]" office:value-type="float" office:value="0.3" calcext:value-type="float">
            <text:p>0,3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0.86" calcext:value-type="float">
            <text:p>0,8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2]" office:value-type="float" office:value="6" calcext:value-type="float">
            <text:p>6</text:p>
          </table:table-cell>
          <table:table-cell table:formula="of:=[.C12]" office:value-type="float" office:value="0.86" calcext:value-type="float">
            <text:p>0,86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3]" office:value-type="float" office:value="7" calcext:value-type="float">
            <text:p>7</text:p>
          </table:table-cell>
          <table:table-cell table:formula="of:=[.C13]" office:value-type="float" office:value="1.95" calcext:value-type="float">
            <text:p>1,95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.12" calcext:value-type="float">
            <text:p>1,1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4]" office:value-type="float" office:value="8" calcext:value-type="float">
            <text:p>8</text:p>
          </table:table-cell>
          <table:table-cell table:formula="of:=[.C14]" office:value-type="float" office:value="1.12" calcext:value-type="float">
            <text:p>1,12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5]" office:value-type="float" office:value="9" calcext:value-type="float">
            <text:p>9</text:p>
          </table:table-cell>
          <table:table-cell table:formula="of:=[.C15]" office:value-type="float" office:value="0.62" calcext:value-type="float">
            <text:p>0,62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6]" office:value-type="float" office:value="10" calcext:value-type="float">
            <text:p>10</text:p>
          </table:table-cell>
          <table:table-cell table:formula="of:=[.C16]" office:value-type="float" office:value="0.98" calcext:value-type="float">
            <text:p>0,98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7]" office:value-type="float" office:value="11" calcext:value-type="float">
            <text:p>11</text:p>
          </table:table-cell>
          <table:table-cell table:formula="of:=[.C17]" office:value-type="float" office:value="2.59" calcext:value-type="float">
            <text:p>2,59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8]" office:value-type="float" office:value="12" calcext:value-type="float">
            <text:p>12</text:p>
          </table:table-cell>
          <table:table-cell table:formula="of:=[.C18]" office:value-type="float" office:value="4" calcext:value-type="float">
            <text:p>4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.84" calcext:value-type="float">
            <text:p>1,8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9]" office:value-type="float" office:value="13" calcext:value-type="float">
            <text:p>13</text:p>
          </table:table-cell>
          <table:table-cell table:formula="of:=[.C19]" office:value-type="float" office:value="1.84" calcext:value-type="float">
            <text:p>1,84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0.91" calcext:value-type="float">
            <text:p>0,91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0]" office:value-type="float" office:value="14" calcext:value-type="float">
            <text:p>14</text:p>
          </table:table-cell>
          <table:table-cell table:formula="of:=[.C20]" office:value-type="float" office:value="0.91" calcext:value-type="float">
            <text:p>0,91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1]" office:value-type="float" office:value="15" calcext:value-type="float">
            <text:p>15</text:p>
          </table:table-cell>
          <table:table-cell table:formula="of:=[.C21]" office:value-type="float" office:value="1.7" calcext:value-type="float">
            <text:p>1,7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2]" office:value-type="float" office:value="16" calcext:value-type="float">
            <text:p>16</text:p>
          </table:table-cell>
          <table:table-cell table:formula="of:=[.C22]" office:value-type="float" office:value="4.25" calcext:value-type="float">
            <text:p>4,25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5.72" calcext:value-type="float">
            <text:p>5,7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3]" office:value-type="float" office:value="17" calcext:value-type="float">
            <text:p>17</text:p>
          </table:table-cell>
          <table:table-cell table:formula="of:=[.C23]" office:value-type="float" office:value="5.72" calcext:value-type="float">
            <text:p>5,72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formula="of:=[.A24]" office:value-type="float" office:value="18" calcext:value-type="float">
            <text:p>18</text:p>
          </table:table-cell>
          <table:table-cell table:formula="of:=[.C24]" office:value-type="float" office:value="2.59" calcext:value-type="float">
            <text:p>2,59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1.37" calcext:value-type="float">
            <text:p>1,3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5]" office:value-type="float" office:value="19" calcext:value-type="float">
            <text:p>19</text:p>
          </table:table-cell>
          <table:table-cell table:formula="of:=[.C25]" office:value-type="float" office:value="1.37" calcext:value-type="float">
            <text:p>1,37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.49" calcext:value-type="float">
            <text:p>2,4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6]" office:value-type="float" office:value="20" calcext:value-type="float">
            <text:p>20</text:p>
          </table:table-cell>
          <table:table-cell table:formula="of:=[.C26]" office:value-type="float" office:value="2.49" calcext:value-type="float">
            <text:p>2,49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5.83" calcext:value-type="float">
            <text:p>5,8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7]" office:value-type="float" office:value="21" calcext:value-type="float">
            <text:p>21</text:p>
          </table:table-cell>
          <table:table-cell table:formula="of:=[.C27]" office:value-type="float" office:value="5.83" calcext:value-type="float">
            <text:p>5,83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8]" office:value-type="float" office:value="22" calcext:value-type="float">
            <text:p>22</text:p>
          </table:table-cell>
          <table:table-cell table:formula="of:=[.C28]" office:value-type="float" office:value="7.3" calcext:value-type="float">
            <text:p>7,3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3.52" calcext:value-type="float">
            <text:p>3,52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9]" office:value-type="float" office:value="23" calcext:value-type="float">
            <text:p>23</text:p>
          </table:table-cell>
          <table:table-cell table:formula="of:=[.C29]" office:value-type="float" office:value="3.52" calcext:value-type="float">
            <text:p>3,52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0]" office:value-type="float" office:value="24" calcext:value-type="float">
            <text:p>24</text:p>
          </table:table-cell>
          <table:table-cell table:formula="of:=[.C30]" office:value-type="float" office:value="1.95" calcext:value-type="float">
            <text:p>1,95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.41" calcext:value-type="float">
            <text:p>3,41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1]" office:value-type="float" office:value="25" calcext:value-type="float">
            <text:p>25</text:p>
          </table:table-cell>
          <table:table-cell table:formula="of:=[.C31]" office:value-type="float" office:value="3.41" calcext:value-type="float">
            <text:p>3,41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7.53" calcext:value-type="float">
            <text:p>7,5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2]" office:value-type="float" office:value="26" calcext:value-type="float">
            <text:p>26</text:p>
          </table:table-cell>
          <table:table-cell table:formula="of:=[.C32]" office:value-type="float" office:value="7.53" calcext:value-type="float">
            <text:p>7,53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9.1" calcext:value-type="float">
            <text:p>9,1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table:formula="of:=[.A33]" office:value-type="float" office:value="27" calcext:value-type="float">
            <text:p>27</text:p>
          </table:table-cell>
          <table:table-cell table:formula="of:=[.C33]" office:value-type="float" office:value="9.1" calcext:value-type="float">
            <text:p>9,1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2" calcext:value-type="float">
            <text:p>0,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5.27" calcext:value-type="float">
            <text:p>5,2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4]" office:value-type="float" office:value="28" calcext:value-type="float">
            <text:p>28</text:p>
          </table:table-cell>
          <table:table-cell table:formula="of:=[.C34]" office:value-type="float" office:value="5.27" calcext:value-type="float">
            <text:p>5,27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3.03" calcext:value-type="float">
            <text:p>3,03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5]" office:value-type="float" office:value="29" calcext:value-type="float">
            <text:p>29</text:p>
          </table:table-cell>
          <table:table-cell table:formula="of:=[.C35]" office:value-type="float" office:value="3.03" calcext:value-type="float">
            <text:p>3,03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6]" office:value-type="float" office:value="30" calcext:value-type="float">
            <text:p>30</text:p>
          </table:table-cell>
          <table:table-cell table:formula="of:=[.C36]" office:value-type="float" office:value="4.7" calcext:value-type="float">
            <text:p>4,7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7]" office:value-type="float" office:value="2.4" calcext:value-type="float">
            <text:p>2,4</text:p>
          </table:table-cell>
          <table:table-cell table:formula="of:=[.C37]" office:value-type="float" office:value="0.23" calcext:value-type="float">
            <text:p>0,23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2.22" calcext:value-type="float">
            <text:p>2,2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8]" office:value-type="float" office:value="7.2" calcext:value-type="float">
            <text:p>7,2</text:p>
          </table:table-cell>
          <table:table-cell table:formula="of:=[.C38]" office:value-type="float" office:value="2.22" calcext:value-type="float">
            <text:p>2,22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4.32" calcext:value-type="float">
            <text:p>4,3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9]" office:value-type="float" office:value="11.8" calcext:value-type="float">
            <text:p>11,8</text:p>
          </table:table-cell>
          <table:table-cell table:formula="of:=[.C39]" office:value-type="float" office:value="4.32" calcext:value-type="float">
            <text:p>4,32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0]" office:value-type="float" office:value="16.6" calcext:value-type="float">
            <text:p>16,6</text:p>
          </table:table-cell>
          <table:table-cell table:formula="of:=[.C40]" office:value-type="float" office:value="5.92" calcext:value-type="float">
            <text:p>5,92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1]" office:value-type="float" office:value="21.6" calcext:value-type="float">
            <text:p>21,6</text:p>
          </table:table-cell>
          <table:table-cell table:formula="of:=[.C41]" office:value-type="float" office:value="7.97" calcext:value-type="float">
            <text:p>7,97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42]" office:value-type="float" office:value="26.7" calcext:value-type="float">
            <text:p>26,7</text:p>
          </table:table-cell>
          <table:table-cell table:formula="of:=[.C42]" office:value-type="float" office:value="10.11" calcext:value-type="float">
            <text:p>10,11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1" calcext:value-type="float">
            <text:p>0,1</text:p>
          </table:table-cell>
          <table:table-cell table:number-columns-repeated="1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0"/>
          <table:table-cell office:value-type="string" calcext:value-type="string">
            <text:p>Maxima der Graphik</text:p>
          </table:table-cell>
          <table:table-cell table:number-columns-repeated="12"/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Fehler^2</text:p>
          </table:table-cell>
          <table:table-cell table:number-columns-repeated="2"/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table:number-columns-repeated="3"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3]-[.B52]" office:value-type="float" office:value="4.8" calcext:value-type="float">
            <text:p>4,8</text:p>
          </table:table-cell>
          <table:table-cell table:formula="of:=SQRT(2*[.C52]^2)" office:value-type="float" office:value="0.14142135623731" calcext:value-type="float">
            <text:p>0,1414213562</text:p>
          </table:table-cell>
          <table:table-cell table:formula="of:=[.H52]^2" office:value-type="float" office:value="0.02" calcext:value-type="float">
            <text:p>0,02</text:p>
          </table:table-cell>
          <table:table-cell table:number-columns-repeated="2"/>
          <table:table-cell office:value-type="float" office:value="3.7" calcext:value-type="float">
            <text:p>3,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3]-[.L52]" office:value-type="float" office:value="3.3" calcext:value-type="float">
            <text:p>3,3</text:p>
          </table:table-cell>
          <table:table-cell table:formula="of:=SQRT(2*[.M52]^2)" office:value-type="float" office:value="0.282842712474619" calcext:value-type="float">
            <text:p>0,2828427125</text:p>
          </table:table-cell>
          <table:table-cell table:formula="of:=[.R52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2.22" calcext:value-type="float">
            <text:p>2,2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4]-[.B53]" office:value-type="float" office:value="4.6" calcext:value-type="float">
            <text:p>4,6</text:p>
          </table:table-cell>
          <table:table-cell table:formula="of:=SQRT(2*[.C53]^2)" office:value-type="float" office:value="0.14142135623731" calcext:value-type="float">
            <text:p>0,1414213562</text:p>
          </table:table-cell>
          <table:table-cell table:formula="of:=[.H53]^2" office:value-type="float" office:value="0.02" calcext:value-type="float">
            <text:p>0,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4]-[.L53]" office:value-type="float" office:value="4.9" calcext:value-type="float">
            <text:p>4,9</text:p>
          </table:table-cell>
          <table:table-cell table:formula="of:=SQRT(2*[.M53]^2)" office:value-type="float" office:value="0.282842712474619" calcext:value-type="float">
            <text:p>0,2828427125</text:p>
          </table:table-cell>
          <table:table-cell table:formula="of:=[.R53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4.32" calcext:value-type="float">
            <text:p>4,3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5]-[.B54]" office:value-type="float" office:value="4.8" calcext:value-type="float">
            <text:p>4,8</text:p>
          </table:table-cell>
          <table:table-cell table:formula="of:=SQRT(2*[.C54]^2)" office:value-type="float" office:value="0.14142135623731" calcext:value-type="float">
            <text:p>0,1414213562</text:p>
          </table:table-cell>
          <table:table-cell table:formula="of:=[.H54]^2" office:value-type="float" office:value="0.02" calcext:value-type="float">
            <text:p>0,02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5]-[.L54]" office:value-type="float" office:value="4.9" calcext:value-type="float">
            <text:p>4,9</text:p>
          </table:table-cell>
          <table:table-cell table:formula="of:=SQRT(2*[.M54]^2)" office:value-type="float" office:value="0.282842712474619" calcext:value-type="float">
            <text:p>0,2828427125</text:p>
          </table:table-cell>
          <table:table-cell table:formula="of:=[.R54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6]-[.B55]" office:value-type="float" office:value="5" calcext:value-type="float">
            <text:p>5</text:p>
          </table:table-cell>
          <table:table-cell table:formula="of:=SQRT(2*[.C55]^2)" office:value-type="float" office:value="0.14142135623731" calcext:value-type="float">
            <text:p>0,1414213562</text:p>
          </table:table-cell>
          <table:table-cell table:formula="of:=[.H55]^2" office:value-type="float" office:value="0.02" calcext:value-type="float">
            <text:p>0,02</text:p>
          </table:table-cell>
          <table:table-cell table:number-columns-repeated="2"/>
          <table:table-cell office:value-type="float" office:value="16.8" calcext:value-type="float">
            <text:p>16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6]-[.L55]" office:value-type="float" office:value="5" calcext:value-type="float">
            <text:p>5</text:p>
          </table:table-cell>
          <table:table-cell table:formula="of:=SQRT(2*[.M55]^2)" office:value-type="float" office:value="0.282842712474619" calcext:value-type="float">
            <text:p>0,2828427125</text:p>
          </table:table-cell>
          <table:table-cell table:formula="of:=[.R55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7]-[.B56]" office:value-type="float" office:value="5.1" calcext:value-type="float">
            <text:p>5,1</text:p>
          </table:table-cell>
          <table:table-cell table:formula="of:=SQRT(2*[.C56]^2)" office:value-type="float" office:value="0.14142135623731" calcext:value-type="float">
            <text:p>0,1414213562</text:p>
          </table:table-cell>
          <table:table-cell table:formula="of:=[.H56]^2" office:value-type="float" office:value="0.02" calcext:value-type="float">
            <text:p>0,02</text:p>
          </table:table-cell>
          <table:table-cell table:number-columns-repeated="2"/>
          <table:table-cell office:value-type="float" office:value="21.8" calcext:value-type="float">
            <text:p>21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7]-[.L56]" office:value-type="float" office:value="5" calcext:value-type="float">
            <text:p>5</text:p>
          </table:table-cell>
          <table:table-cell table:formula="of:=SQRT(2*[.M56]^2)" office:value-type="float" office:value="0.282842712474619" calcext:value-type="float">
            <text:p>0,2828427125</text:p>
          </table:table-cell>
          <table:table-cell table:formula="of:=[.R56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office:value-type="float" office:value="26.8" calcext:value-type="float">
            <text:p>26,8</text:p>
          </table:table-cell>
          <table:table-cell office:value-type="float" office:value="0.2" calcext:value-type="float">
            <text:p>0,2</text:p>
          </table:table-cell>
          <table:table-cell table:number-columns-repeated="10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52:.G56])" office:value-type="float" office:value="4.86" calcext:value-type="float">
            <text:p>4,86</text:p>
          </table:table-cell>
          <table:table-cell table:style-name="ce2" table:formula="of:=SQRT(SUM([.I52:.I56]))" office:value-type="float" office:value="0.316227766016838" calcext:value-type="float">
            <text:p>0,316227766</text:p>
          </table:table-cell>
          <table:table-cell table:number-columns-repeated="8"/>
          <table:table-cell table:style-name="ce2" table:formula="of:=AVERAGE([.Q53:.Q56])" office:value-type="float" office:value="4.95" calcext:value-type="float">
            <text:p>4,95</text:p>
          </table:table-cell>
          <table:table-cell table:style-name="ce2" table:formula="of:=SQRT(SUM([.S52:.S56]))" office:value-type="float" office:value="0.632455532033676" calcext:value-type="float">
            <text:p>0,632455532</text:p>
          </table:table-cell>
          <table:table-cell table:number-columns-repeated="5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weichung vom Literaturwert</text:p>
          </table:table-cell>
          <table:table-cell table:formula="of:=100-(100/4.9)*[.G58]" office:value-type="float" office:value="0.816326530612244" calcext:value-type="float">
            <text:p>0,8163265306</text:p>
          </table:table-cell>
          <table:table-cell table:number-columns-repeated="16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table:style-name="ce1" office:value-type="string" calcext:value-type="string">
            <text:p>Neon Messung</text:p>
          </table:table-cell>
          <table:table-cell table:style-name="ce1" table:number-columns-repeated="15"/>
          <table:table-cell table:number-columns-repeated="7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9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5.78" calcext:value-type="float">
            <text:p>5,78</text:p>
          </table:table-cell>
          <table:table-cell office:value-type="float" office:value="0.01" calcext:value-type="float">
            <text:p>0,01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 table:number-columns-repeated="2"/>
          <table:table-cell table:formula="of:=[.A68]" office:value-type="string" office:string-value="U\_2/V" calcext:value-type="string">
            <text:p>U\_2/V</text:p>
          </table:table-cell>
          <table:table-cell table:formula="of:=[.C68]" office:value-type="string" office:string-value="I\_A/nA" calcext:value-type="string">
            <text:p>I\_A/nA</text:p>
          </table:table-cell>
          <table:table-cell table:formula="of:=[.B68]" office:value-type="string" office:string-value="Fehler/V" calcext:value-type="string">
            <text:p>Fehler/V</text:p>
          </table:table-cell>
          <table:table-cell table:formula="of:=[.D68]" office:value-type="string" office:string-value="Fehler/nA" calcext:value-type="string">
            <text:p>Fehler/nA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69]" office:value-type="float" office:value="0" calcext:value-type="float">
            <text:p>0</text:p>
          </table:table-cell>
          <table:table-cell table:formula="of:=[.C69]" office:value-type="float" office:value="0.01" calcext:value-type="float">
            <text:p>0,01</text:p>
          </table:table-cell>
          <table:table-cell table:formula="of:=[.B69]" office:value-type="float" office:value="0.2" calcext:value-type="float">
            <text:p>0,2</text:p>
          </table:table-cell>
          <table:table-cell table:formula="of:=[.D69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0]" office:value-type="float" office:value="2" calcext:value-type="float">
            <text:p>2</text:p>
          </table:table-cell>
          <table:table-cell table:formula="of:=[.C70]" office:value-type="float" office:value="0.01" calcext:value-type="float">
            <text:p>0,01</text:p>
          </table:table-cell>
          <table:table-cell table:formula="of:=[.B70]" office:value-type="float" office:value="0.2" calcext:value-type="float">
            <text:p>0,2</text:p>
          </table:table-cell>
          <table:table-cell table:formula="of:=[.D70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1]" office:value-type="float" office:value="4" calcext:value-type="float">
            <text:p>4</text:p>
          </table:table-cell>
          <table:table-cell table:formula="of:=[.C71]" office:value-type="float" office:value="0.01" calcext:value-type="float">
            <text:p>0,01</text:p>
          </table:table-cell>
          <table:table-cell table:formula="of:=[.B71]" office:value-type="float" office:value="0.2" calcext:value-type="float">
            <text:p>0,2</text:p>
          </table:table-cell>
          <table:table-cell table:formula="of:=[.D71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.81" calcext:value-type="float">
            <text:p>1,8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2]" office:value-type="float" office:value="6" calcext:value-type="float">
            <text:p>6</text:p>
          </table:table-cell>
          <table:table-cell table:formula="of:=[.C72]" office:value-type="float" office:value="1.81" calcext:value-type="float">
            <text:p>1,81</text:p>
          </table:table-cell>
          <table:table-cell table:formula="of:=[.B72]" office:value-type="float" office:value="0.2" calcext:value-type="float">
            <text:p>0,2</text:p>
          </table:table-cell>
          <table:table-cell table:formula="of:=[.D72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2.63" calcext:value-type="float">
            <text:p>2,6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3]" office:value-type="float" office:value="8" calcext:value-type="float">
            <text:p>8</text:p>
          </table:table-cell>
          <table:table-cell table:formula="of:=[.C73]" office:value-type="float" office:value="2.63" calcext:value-type="float">
            <text:p>2,63</text:p>
          </table:table-cell>
          <table:table-cell table:formula="of:=[.B73]" office:value-type="float" office:value="0.2" calcext:value-type="float">
            <text:p>0,2</text:p>
          </table:table-cell>
          <table:table-cell table:formula="of:=[.D73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.33" calcext:value-type="float">
            <text:p>3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4]" office:value-type="float" office:value="10" calcext:value-type="float">
            <text:p>10</text:p>
          </table:table-cell>
          <table:table-cell table:formula="of:=[.C74]" office:value-type="float" office:value="3.33" calcext:value-type="float">
            <text:p>3,33</text:p>
          </table:table-cell>
          <table:table-cell table:formula="of:=[.B74]" office:value-type="float" office:value="0.2" calcext:value-type="float">
            <text:p>0,2</text:p>
          </table:table-cell>
          <table:table-cell table:formula="of:=[.D74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.76" calcext:value-type="float">
            <text:p>3,7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5]" office:value-type="float" office:value="12" calcext:value-type="float">
            <text:p>12</text:p>
          </table:table-cell>
          <table:table-cell table:formula="of:=[.C75]" office:value-type="float" office:value="3.76" calcext:value-type="float">
            <text:p>3,76</text:p>
          </table:table-cell>
          <table:table-cell table:formula="of:=[.B75]" office:value-type="float" office:value="0.2" calcext:value-type="float">
            <text:p>0,2</text:p>
          </table:table-cell>
          <table:table-cell table:formula="of:=[.D75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4.11" calcext:value-type="float">
            <text:p>4,1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6]" office:value-type="float" office:value="14" calcext:value-type="float">
            <text:p>14</text:p>
          </table:table-cell>
          <table:table-cell table:formula="of:=[.C76]" office:value-type="float" office:value="4.11" calcext:value-type="float">
            <text:p>4,11</text:p>
          </table:table-cell>
          <table:table-cell table:formula="of:=[.B76]" office:value-type="float" office:value="0.2" calcext:value-type="float">
            <text:p>0,2</text:p>
          </table:table-cell>
          <table:table-cell table:formula="of:=[.D76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4.44" calcext:value-type="float">
            <text:p>4,4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7]" office:value-type="float" office:value="16" calcext:value-type="float">
            <text:p>16</text:p>
          </table:table-cell>
          <table:table-cell table:formula="of:=[.C77]" office:value-type="float" office:value="4.44" calcext:value-type="float">
            <text:p>4,44</text:p>
          </table:table-cell>
          <table:table-cell table:formula="of:=[.B77]" office:value-type="float" office:value="0.2" calcext:value-type="float">
            <text:p>0,2</text:p>
          </table:table-cell>
          <table:table-cell table:formula="of:=[.D77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8]" office:value-type="float" office:value="18" calcext:value-type="float">
            <text:p>18</text:p>
          </table:table-cell>
          <table:table-cell table:formula="of:=[.C78]" office:value-type="float" office:value="0.98" calcext:value-type="float">
            <text:p>0,98</text:p>
          </table:table-cell>
          <table:table-cell table:formula="of:=[.B78]" office:value-type="float" office:value="0.2" calcext:value-type="float">
            <text:p>0,2</text:p>
          </table:table-cell>
          <table:table-cell table:formula="of:=[.D78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9]" office:value-type="float" office:value="20" calcext:value-type="float">
            <text:p>20</text:p>
          </table:table-cell>
          <table:table-cell table:formula="of:=[.C79]" office:value-type="float" office:value="-0.04" calcext:value-type="float">
            <text:p>-0,04</text:p>
          </table:table-cell>
          <table:table-cell table:formula="of:=[.B79]" office:value-type="float" office:value="0.2" calcext:value-type="float">
            <text:p>0,2</text:p>
          </table:table-cell>
          <table:table-cell table:formula="of:=[.D79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0]" office:value-type="float" office:value="22" calcext:value-type="float">
            <text:p>22</text:p>
          </table:table-cell>
          <table:table-cell table:formula="of:=[.C80]" office:value-type="float" office:value="0.78" calcext:value-type="float">
            <text:p>0,78</text:p>
          </table:table-cell>
          <table:table-cell table:formula="of:=[.B80]" office:value-type="float" office:value="0.2" calcext:value-type="float">
            <text:p>0,2</text:p>
          </table:table-cell>
          <table:table-cell table:formula="of:=[.D80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2.57" calcext:value-type="float">
            <text:p>2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1]" office:value-type="float" office:value="24" calcext:value-type="float">
            <text:p>24</text:p>
          </table:table-cell>
          <table:table-cell table:formula="of:=[.C81]" office:value-type="float" office:value="2.57" calcext:value-type="float">
            <text:p>2,57</text:p>
          </table:table-cell>
          <table:table-cell table:formula="of:=[.B81]" office:value-type="float" office:value="0.2" calcext:value-type="float">
            <text:p>0,2</text:p>
          </table:table-cell>
          <table:table-cell table:formula="of:=[.D81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4.46" calcext:value-type="float">
            <text:p>4,4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2]" office:value-type="float" office:value="26" calcext:value-type="float">
            <text:p>26</text:p>
          </table:table-cell>
          <table:table-cell table:formula="of:=[.C82]" office:value-type="float" office:value="4.46" calcext:value-type="float">
            <text:p>4,46</text:p>
          </table:table-cell>
          <table:table-cell table:formula="of:=[.B82]" office:value-type="float" office:value="0.2" calcext:value-type="float">
            <text:p>0,2</text:p>
          </table:table-cell>
          <table:table-cell table:formula="of:=[.D82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3]" office:value-type="float" office:value="28" calcext:value-type="float">
            <text:p>28</text:p>
          </table:table-cell>
          <table:table-cell table:formula="of:=[.C83]" office:value-type="float" office:value="5.93" calcext:value-type="float">
            <text:p>5,93</text:p>
          </table:table-cell>
          <table:table-cell table:formula="of:=[.B83]" office:value-type="float" office:value="0.2" calcext:value-type="float">
            <text:p>0,2</text:p>
          </table:table-cell>
          <table:table-cell table:formula="of:=[.D83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6.87" calcext:value-type="float">
            <text:p>6,8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4]" office:value-type="float" office:value="30" calcext:value-type="float">
            <text:p>30</text:p>
          </table:table-cell>
          <table:table-cell table:formula="of:=[.C84]" office:value-type="float" office:value="6.87" calcext:value-type="float">
            <text:p>6,87</text:p>
          </table:table-cell>
          <table:table-cell table:formula="of:=[.B84]" office:value-type="float" office:value="0.2" calcext:value-type="float">
            <text:p>0,2</text:p>
          </table:table-cell>
          <table:table-cell table:formula="of:=[.D84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7.6" calcext:value-type="float">
            <text:p>7,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5]" office:value-type="float" office:value="32" calcext:value-type="float">
            <text:p>32</text:p>
          </table:table-cell>
          <table:table-cell table:formula="of:=[.C85]" office:value-type="float" office:value="7.6" calcext:value-type="float">
            <text:p>7,6</text:p>
          </table:table-cell>
          <table:table-cell table:formula="of:=[.B85]" office:value-type="float" office:value="0.2" calcext:value-type="float">
            <text:p>0,2</text:p>
          </table:table-cell>
          <table:table-cell table:formula="of:=[.D85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6.66" calcext:value-type="float">
            <text:p>6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6]" office:value-type="float" office:value="34" calcext:value-type="float">
            <text:p>34</text:p>
          </table:table-cell>
          <table:table-cell table:formula="of:=[.C86]" office:value-type="float" office:value="6.66" calcext:value-type="float">
            <text:p>6,66</text:p>
          </table:table-cell>
          <table:table-cell table:formula="of:=[.B86]" office:value-type="float" office:value="0.2" calcext:value-type="float">
            <text:p>0,2</text:p>
          </table:table-cell>
          <table:table-cell table:formula="of:=[.D86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.66" calcext:value-type="float">
            <text:p>3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7]" office:value-type="float" office:value="36" calcext:value-type="float">
            <text:p>36</text:p>
          </table:table-cell>
          <table:table-cell table:formula="of:=[.C87]" office:value-type="float" office:value="3.66" calcext:value-type="float">
            <text:p>3,66</text:p>
          </table:table-cell>
          <table:table-cell table:formula="of:=[.B87]" office:value-type="float" office:value="0.2" calcext:value-type="float">
            <text:p>0,2</text:p>
          </table:table-cell>
          <table:table-cell table:formula="of:=[.D87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1.38" calcext:value-type="float">
            <text:p>1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8]" office:value-type="float" office:value="38" calcext:value-type="float">
            <text:p>38</text:p>
          </table:table-cell>
          <table:table-cell table:formula="of:=[.C88]" office:value-type="float" office:value="1.38" calcext:value-type="float">
            <text:p>1,38</text:p>
          </table:table-cell>
          <table:table-cell table:formula="of:=[.B88]" office:value-type="float" office:value="0.2" calcext:value-type="float">
            <text:p>0,2</text:p>
          </table:table-cell>
          <table:table-cell table:formula="of:=[.D88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9]" office:value-type="float" office:value="40" calcext:value-type="float">
            <text:p>40</text:p>
          </table:table-cell>
          <table:table-cell table:formula="of:=[.C89]" office:value-type="float" office:value="1.69" calcext:value-type="float">
            <text:p>1,69</text:p>
          </table:table-cell>
          <table:table-cell table:formula="of:=[.B89]" office:value-type="float" office:value="0.2" calcext:value-type="float">
            <text:p>0,2</text:p>
          </table:table-cell>
          <table:table-cell table:formula="of:=[.D89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2.9" calcext:value-type="float">
            <text:p>2,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0]" office:value-type="float" office:value="42" calcext:value-type="float">
            <text:p>42</text:p>
          </table:table-cell>
          <table:table-cell table:formula="of:=[.C90]" office:value-type="float" office:value="2.9" calcext:value-type="float">
            <text:p>2,9</text:p>
          </table:table-cell>
          <table:table-cell table:formula="of:=[.B90]" office:value-type="float" office:value="0.2" calcext:value-type="float">
            <text:p>0,2</text:p>
          </table:table-cell>
          <table:table-cell table:formula="of:=[.D90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4.62" calcext:value-type="float">
            <text:p>4,6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1]" office:value-type="float" office:value="44" calcext:value-type="float">
            <text:p>44</text:p>
          </table:table-cell>
          <table:table-cell table:formula="of:=[.C91]" office:value-type="float" office:value="4.62" calcext:value-type="float">
            <text:p>4,62</text:p>
          </table:table-cell>
          <table:table-cell table:formula="of:=[.B91]" office:value-type="float" office:value="0.2" calcext:value-type="float">
            <text:p>0,2</text:p>
          </table:table-cell>
          <table:table-cell table:formula="of:=[.D91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6.54" calcext:value-type="float">
            <text:p>6,5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2]" office:value-type="float" office:value="46" calcext:value-type="float">
            <text:p>46</text:p>
          </table:table-cell>
          <table:table-cell table:formula="of:=[.C92]" office:value-type="float" office:value="6.54" calcext:value-type="float">
            <text:p>6,54</text:p>
          </table:table-cell>
          <table:table-cell table:formula="of:=[.B92]" office:value-type="float" office:value="0.2" calcext:value-type="float">
            <text:p>0,2</text:p>
          </table:table-cell>
          <table:table-cell table:formula="of:=[.D92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8.57" calcext:value-type="float">
            <text:p>8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3]" office:value-type="float" office:value="48" calcext:value-type="float">
            <text:p>48</text:p>
          </table:table-cell>
          <table:table-cell table:formula="of:=[.C93]" office:value-type="float" office:value="8.57" calcext:value-type="float">
            <text:p>8,57</text:p>
          </table:table-cell>
          <table:table-cell table:formula="of:=[.B93]" office:value-type="float" office:value="0.2" calcext:value-type="float">
            <text:p>0,2</text:p>
          </table:table-cell>
          <table:table-cell table:formula="of:=[.D93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10.28" calcext:value-type="float">
            <text:p>10,2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4]" office:value-type="float" office:value="50" calcext:value-type="float">
            <text:p>50</text:p>
          </table:table-cell>
          <table:table-cell table:formula="of:=[.C94]" office:value-type="float" office:value="10.28" calcext:value-type="float">
            <text:p>10,28</text:p>
          </table:table-cell>
          <table:table-cell table:formula="of:=[.B94]" office:value-type="float" office:value="0.2" calcext:value-type="float">
            <text:p>0,2</text:p>
          </table:table-cell>
          <table:table-cell table:formula="of:=[.D94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9.84" calcext:value-type="float">
            <text:p>9,8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5]" office:value-type="float" office:value="52" calcext:value-type="float">
            <text:p>52</text:p>
          </table:table-cell>
          <table:table-cell table:formula="of:=[.C95]" office:value-type="float" office:value="9.84" calcext:value-type="float">
            <text:p>9,84</text:p>
          </table:table-cell>
          <table:table-cell table:formula="of:=[.B95]" office:value-type="float" office:value="0.2" calcext:value-type="float">
            <text:p>0,2</text:p>
          </table:table-cell>
          <table:table-cell table:formula="of:=[.D95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6]" office:value-type="float" office:value="15.8" calcext:value-type="float">
            <text:p>15,8</text:p>
          </table:table-cell>
          <table:table-cell table:formula="of:=[.C96]" office:value-type="float" office:value="4.9" calcext:value-type="float">
            <text:p>4,9</text:p>
          </table:table-cell>
          <table:table-cell table:formula="of:=[.B96]" office:value-type="float" office:value="0.1" calcext:value-type="float">
            <text:p>0,1</text:p>
          </table:table-cell>
          <table:table-cell table:formula="of:=[.D96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7]" office:value-type="float" office:value="32.6" calcext:value-type="float">
            <text:p>32,6</text:p>
          </table:table-cell>
          <table:table-cell table:formula="of:=[.C97]" office:value-type="float" office:value="8.4" calcext:value-type="float">
            <text:p>8,4</text:p>
          </table:table-cell>
          <table:table-cell table:formula="of:=[.B97]" office:value-type="float" office:value="0.1" calcext:value-type="float">
            <text:p>0,1</text:p>
          </table:table-cell>
          <table:table-cell table:formula="of:=[.D97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8]" office:value-type="float" office:value="50.6" calcext:value-type="float">
            <text:p>50,6</text:p>
          </table:table-cell>
          <table:table-cell table:formula="of:=[.C98]" office:value-type="float" office:value="11.01" calcext:value-type="float">
            <text:p>11,01</text:p>
          </table:table-cell>
          <table:table-cell table:formula="of:=[.B98]" office:value-type="float" office:value="0.1" calcext:value-type="float">
            <text:p>0,1</text:p>
          </table:table-cell>
          <table:table-cell table:formula="of:=[.D98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9]" office:value-type="float" office:value="19.7" calcext:value-type="float">
            <text:p>19,7</text:p>
          </table:table-cell>
          <table:table-cell table:formula="of:=[.C99]" office:value-type="float" office:value="-0.04" calcext:value-type="float">
            <text:p>-0,04</text:p>
          </table:table-cell>
          <table:table-cell table:formula="of:=[.B99]" office:value-type="float" office:value="0.1" calcext:value-type="float">
            <text:p>0,1</text:p>
          </table:table-cell>
          <table:table-cell table:formula="of:=[.D99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0]" office:value-type="float" office:value="38.2" calcext:value-type="float">
            <text:p>38,2</text:p>
          </table:table-cell>
          <table:table-cell table:formula="of:=[.C100]" office:value-type="float" office:value="1.57" calcext:value-type="float">
            <text:p>1,57</text:p>
          </table:table-cell>
          <table:table-cell table:formula="of:=[.B100]" office:value-type="float" office:value="0.1" calcext:value-type="float">
            <text:p>0,1</text:p>
          </table:table-cell>
          <table:table-cell table:formula="of:=[.D100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1]" office:value-type="float" office:value="57" calcext:value-type="float">
            <text:p>57</text:p>
          </table:table-cell>
          <table:table-cell table:formula="of:=[.C101]" office:value-type="float" office:value="7.4" calcext:value-type="float">
            <text:p>7,4</text:p>
          </table:table-cell>
          <table:table-cell table:formula="of:=[.B101]" office:value-type="float" office:value="0.1" calcext:value-type="float">
            <text:p>0,1</text:p>
          </table:table-cell>
          <table:table-cell table:formula="of:=[.D101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8]-[.B107]" office:value-type="float" office:value="16.8" calcext:value-type="float">
            <text:p>16,8</text:p>
          </table:table-cell>
          <table:table-cell table:formula="of:=SQRT(2*[.C107]^2)" office:value-type="float" office:value="0.14142135623731" calcext:value-type="float">
            <text:p>0,1414213562</text:p>
          </table:table-cell>
          <table:table-cell table:formula="of:=[.H107]^2"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9]-[.B108]" office:value-type="float" office:value="18" calcext:value-type="float">
            <text:p>18</text:p>
          </table:table-cell>
          <table:table-cell table:formula="of:=SQRT(2*[.C108]^2)" office:value-type="float" office:value="0.14142135623731" calcext:value-type="float">
            <text:p>0,1414213562</text:p>
          </table:table-cell>
          <table:table-cell table:formula="of:=[.H108]^2" office:value-type="float" office:value="0.02" calcext:value-type="float">
            <text:p>0,02</text:p>
          </table:table-cell>
          <table:table-cell table:number-columns-repeated="2"/>
          <table:table-cell table:formula="of:=[.B106]" office:value-type="string" office:string-value="U\_2/V" calcext:value-type="string">
            <text:p>U\_2/V</text:p>
          </table:table-cell>
          <table:table-cell table:formula="of:=[.D106]" office:value-type="string" office:string-value="I\_A/nA" calcext:value-type="string">
            <text:p>I\_A/nA</text:p>
          </table:table-cell>
          <table:table-cell table:formula="of:=[.C106]" office:value-type="string" office:string-value="Fehler/V" calcext:value-type="string">
            <text:p>Fehler/V</text:p>
          </table:table-cell>
          <table:table-cell table:formula="of:=[.E106]" office:value-type="string" office:string-value="Fehler/nA" calcext:value-type="string">
            <text:p>Fehler/nA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6"/>
          <table:table-cell table:formula="of:=[.B107]" office:value-type="float" office:value="15.8" calcext:value-type="float">
            <text:p>15,8</text:p>
          </table:table-cell>
          <table:table-cell table:formula="of:=[.D107]" office:value-type="float" office:value="4.9" calcext:value-type="float">
            <text:p>4,9</text:p>
          </table:table-cell>
          <table:table-cell table:formula="of:=[.C107]" office:value-type="float" office:value="0.1" calcext:value-type="float">
            <text:p>0,1</text:p>
          </table:table-cell>
          <table:table-cell table:formula="of:=[.E107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08]" office:value-type="float" office:value="32.6" calcext:value-type="float">
            <text:p>32,6</text:p>
          </table:table-cell>
          <table:table-cell table:formula="of:=[.D108]" office:value-type="float" office:value="8.4" calcext:value-type="float">
            <text:p>8,4</text:p>
          </table:table-cell>
          <table:table-cell table:formula="of:=[.C108]" office:value-type="float" office:value="0.1" calcext:value-type="float">
            <text:p>0,1</text:p>
          </table:table-cell>
          <table:table-cell table:formula="of:=[.E108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107:.G108])" office:value-type="float" office:value="17.4" calcext:value-type="float">
            <text:p>17,4</text:p>
          </table:table-cell>
          <table:table-cell table:style-name="ce2" table:formula="of:=SQRT(SUM([.I107:.I111]))" office:value-type="float" office:value="0.2" calcext:value-type="float">
            <text:p>0,2</text:p>
          </table:table-cell>
          <table:table-cell table:number-columns-repeated="3"/>
          <table:table-cell table:formula="of:=[.B109]" office:value-type="float" office:value="50.6" calcext:value-type="float">
            <text:p>50,6</text:p>
          </table:table-cell>
          <table:table-cell table:formula="of:=[.D109]" office:value-type="float" office:value="11.01" calcext:value-type="float">
            <text:p>11,01</text:p>
          </table:table-cell>
          <table:table-cell table:formula="of:=[.C109]" office:value-type="float" office:value="0.1" calcext:value-type="float">
            <text:p>0,1</text:p>
          </table:table-cell>
          <table:table-cell table:formula="of:=[.E109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16]" office:value-type="float" office:value="19.7" calcext:value-type="float">
            <text:p>19,7</text:p>
          </table:table-cell>
          <table:table-cell table:formula="of:=[.D116]" office:value-type="float" office:value="-0.04" calcext:value-type="float">
            <text:p>-0,04</text:p>
          </table:table-cell>
          <table:table-cell table:formula="of:=[.C116]" office:value-type="float" office:value="0.1" calcext:value-type="float">
            <text:p>0,1</text:p>
          </table:table-cell>
          <table:table-cell table:formula="of:=[.E116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ssung der Minima</text:p>
          </table:table-cell>
          <table:table-cell table:number-columns-repeated="10"/>
          <table:table-cell table:formula="of:=[.B117]" office:value-type="float" office:value="38.2" calcext:value-type="float">
            <text:p>38,2</text:p>
          </table:table-cell>
          <table:table-cell table:formula="of:=[.D117]" office:value-type="float" office:value="1.57" calcext:value-type="float">
            <text:p>1,57</text:p>
          </table:table-cell>
          <table:table-cell table:formula="of:=[.C117]" office:value-type="float" office:value="0.1" calcext:value-type="float">
            <text:p>0,1</text:p>
          </table:table-cell>
          <table:table-cell table:formula="of:=[.E117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18]" office:value-type="float" office:value="57" calcext:value-type="float">
            <text:p>57</text:p>
          </table:table-cell>
          <table:table-cell table:formula="of:=[.D118]" office:value-type="float" office:value="7.4" calcext:value-type="float">
            <text:p>7,4</text:p>
          </table:table-cell>
          <table:table-cell table:formula="of:=[.C118]" office:value-type="float" office:value="0.1" calcext:value-type="float">
            <text:p>0,1</text:p>
          </table:table-cell>
          <table:table-cell table:formula="of:=[.E118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7]-[.B116]" office:value-type="float" office:value="18.5" calcext:value-type="float">
            <text:p>18,5</text:p>
          </table:table-cell>
          <table:table-cell table:formula="of:=SQRT(2*[.C116]^2)" office:value-type="float" office:value="0.14142135623731" calcext:value-type="float">
            <text:p>0,1414213562</text:p>
          </table:table-cell>
          <table:table-cell table:formula="of:=[.H116]^2"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8]-[.B117]" office:value-type="float" office:value="18.8" calcext:value-type="float">
            <text:p>18,8</text:p>
          </table:table-cell>
          <table:table-cell table:formula="of:=SQRT(2*[.C117]^2)" office:value-type="float" office:value="0.14142135623731" calcext:value-type="float">
            <text:p>0,1414213562</text:p>
          </table:table-cell>
          <table:table-cell table:formula="of:=[.H117]^2"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116:.G117])" office:value-type="float" office:value="18.65" calcext:value-type="float">
            <text:p>18,65</text:p>
          </table:table-cell>
          <table:table-cell table:style-name="ce2" table:formula="of:=SQRT(SUM([.I116:.I120]))" office:value-type="float" office:value="0.2" calcext:value-type="float">
            <text:p>0,2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formula="of:=([.G111]+[.G120])/2" office:value-type="float" office:value="18.025" calcext:value-type="float">
            <text:p>18,0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.00.0000</text:date>, <text:time style:data-style-name="N2" text:time-value="18:17:22.0090002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8:27:30.618064030</dc:date>
    <dc:creator>frederik </dc:creator>
    <meta:generator>LibreOffice/4.2.6.3$Linux_x86 LibreOffice_project/420m0$Build-3</meta:generator>
    <meta:editing-duration>PT1H3M10S</meta:editing-duration>
    <meta:editing-cycles>6</meta:editing-cycles>
    <meta:document-statistic meta:table-count="2" meta:cell-count="1476" meta:object-count="0"/>
  </office:meta>
</office:document-meta>
</file>